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88.86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" table:style-name="ta1">
        <table:shapes>
          <draw:frame draw:z-index="0" draw:style-name="gr1" draw:text-style-name="P1" svg:width="159.99mm" svg:height="89.99mm" svg:x="217.96mm" svg:y="20.2mm">
            <loext:p draw:notify-on-update-of-ranges="log.B22:log.B22 log.B23:log.B1046 log.C22:log.C22 log.C23:log.C10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5.38mm" svg:y="203.21mm">
            <loext:p draw:notify-on-update-of-ranges="log.B2076:log.B2076 log.B2077:log.B3100 log.C2076:log.C2076 log.C2077:log.C3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218.18mm" svg:y="115.26mm">
            <loext:p draw:notify-on-update-of-ranges="log.B1049:log.B1049 log.B1050:log.B2073 log.C1049:log.C1049 log.C1050:log.C207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382.41mm" svg:y="117.41mm">
            <loext:p draw:notify-on-update-of-ranges="log.D1049:log.D1049 log.D1050:log.D20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vsim work.testbench -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tart time: 23:59:39 on Nov 01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Loading sv_std.st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est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2F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itReverseCou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bitWidthDet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maxBit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bitWidth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fftAddressGener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utterfly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widdleFactorRom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utterfly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Shif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amPipeline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adix2Butter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eadBus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writeBus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w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dp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input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107" calcext:value-type="float">
            <text:p>13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34" calcext:value-type="float">
            <text:p>16034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719" calcext:value-type="float">
            <text:p>18719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065" calcext:value-type="float">
            <text:p>21065</text:p>
          </table:table-cell>
          <table:table-cell office:value-type="float" office:value="-188" calcext:value-type="float">
            <text:p>-1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985" calcext:value-type="float">
            <text:p>22985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03" calcext:value-type="float">
            <text:p>24403</text:p>
          </table:table-cell>
          <table:table-cell office:value-type="float" office:value="-313" calcext:value-type="float">
            <text:p>-3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57" calcext:value-type="float">
            <text:p>25257</text:p>
          </table:table-cell>
          <table:table-cell office:value-type="float" office:value="-375" calcext:value-type="float">
            <text:p>-3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501" calcext:value-type="float">
            <text:p>25501</text:p>
          </table:table-cell>
          <table:table-cell office:value-type="float" office:value="-438" calcext:value-type="float">
            <text:p>-4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07" calcext:value-type="float">
            <text:p>25107</text:p>
          </table:table-cell>
          <table:table-cell office:value-type="float" office:value="-500" calcext:value-type="float">
            <text:p>-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66" calcext:value-type="float">
            <text:p>24066</text:p>
          </table:table-cell>
          <table:table-cell office:value-type="float" office:value="-563" calcext:value-type="float">
            <text:p>-5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390" calcext:value-type="float">
            <text:p>22390</text:p>
          </table:table-cell>
          <table:table-cell office:value-type="float" office:value="-625" calcext:value-type="float">
            <text:p>-6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108" calcext:value-type="float">
            <text:p>20108</text:p>
          </table:table-cell>
          <table:table-cell office:value-type="float" office:value="-688" calcext:value-type="float">
            <text:p>-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71" calcext:value-type="float">
            <text:p>17271</text:p>
          </table:table-cell>
          <table:table-cell office:value-type="float" office:value="-750" calcext:value-type="float">
            <text:p>-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44" calcext:value-type="float">
            <text:p>13944</text:p>
          </table:table-cell>
          <table:table-cell office:value-type="float" office:value="-813" calcext:value-type="float">
            <text:p>-8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10" calcext:value-type="float">
            <text:p>10210</text:p>
          </table:table-cell>
          <table:table-cell office:value-type="float" office:value="-875" calcext:value-type="float">
            <text:p>-8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64" calcext:value-type="float">
            <text:p>6164</text:p>
          </table:table-cell>
          <table:table-cell office:value-type="float" office:value="-937" calcext:value-type="float">
            <text:p>-9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11" calcext:value-type="float">
            <text:p>1911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5" calcext:value-type="float">
            <text:p>-2435</text:p>
          </table:table-cell>
          <table:table-cell office:value-type="float" office:value="-1062" calcext:value-type="float">
            <text:p>-1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760" calcext:value-type="float">
            <text:p>-6760</text:p>
          </table:table-cell>
          <table:table-cell office:value-type="float" office:value="-1125" calcext:value-type="float">
            <text:p>-11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47" calcext:value-type="float">
            <text:p>-10947</text:p>
          </table:table-cell>
          <table:table-cell office:value-type="float" office:value="-1187" calcext:value-type="float">
            <text:p>-11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84" calcext:value-type="float">
            <text:p>-14884</text:p>
          </table:table-cell>
          <table:table-cell office:value-type="float" office:value="-1250" calcext:value-type="float">
            <text:p>-1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66" calcext:value-type="float">
            <text:p>-18466</text:p>
          </table:table-cell>
          <table:table-cell office:value-type="float" office:value="-1312" calcext:value-type="float">
            <text:p>-1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99" calcext:value-type="float">
            <text:p>-21599</text:p>
          </table:table-cell>
          <table:table-cell office:value-type="float" office:value="-1375" calcext:value-type="float">
            <text:p>-13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01" calcext:value-type="float">
            <text:p>-24201</text:p>
          </table:table-cell>
          <table:table-cell office:value-type="float" office:value="-1437" calcext:value-type="float">
            <text:p>-14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07" calcext:value-type="float">
            <text:p>-26207</text:p>
          </table:table-cell>
          <table:table-cell office:value-type="float" office:value="-1500" calcext:value-type="float">
            <text:p>-1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68" calcext:value-type="float">
            <text:p>-27568</text:p>
          </table:table-cell>
          <table:table-cell office:value-type="float" office:value="-1562" calcext:value-type="float">
            <text:p>-1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257" calcext:value-type="float">
            <text:p>-28257</text:p>
          </table:table-cell>
          <table:table-cell office:value-type="float" office:value="-1625" calcext:value-type="float">
            <text:p>-16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264" calcext:value-type="float">
            <text:p>-28264</text:p>
          </table:table-cell>
          <table:table-cell office:value-type="float" office:value="-1687" calcext:value-type="float">
            <text:p>-16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600" calcext:value-type="float">
            <text:p>-27600</text:p>
          </table:table-cell>
          <table:table-cell office:value-type="float" office:value="-1749" calcext:value-type="float">
            <text:p>-17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97" calcext:value-type="float">
            <text:p>-26297</text:p>
          </table:table-cell>
          <table:table-cell office:value-type="float" office:value="-1812" calcext:value-type="float">
            <text:p>-18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04" calcext:value-type="float">
            <text:p>-24404</text:p>
          </table:table-cell>
          <table:table-cell office:value-type="float" office:value="-1874" calcext:value-type="float">
            <text:p>-18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987" calcext:value-type="float">
            <text:p>-21987</text:p>
          </table:table-cell>
          <table:table-cell office:value-type="float" office:value="-1937" calcext:value-type="float">
            <text:p>-19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26" calcext:value-type="float">
            <text:p>-19126</text:p>
          </table:table-cell>
          <table:table-cell office:value-type="float" office:value="-1999" calcext:value-type="float">
            <text:p>-199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13" calcext:value-type="float">
            <text:p>-15913</text:p>
          </table:table-cell>
          <table:table-cell office:value-type="float" office:value="-2062" calcext:value-type="float">
            <text:p>-2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450" calcext:value-type="float">
            <text:p>-12450</text:p>
          </table:table-cell>
          <table:table-cell office:value-type="float" office:value="-2124" calcext:value-type="float">
            <text:p>-21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842" calcext:value-type="float">
            <text:p>-8842</text:p>
          </table:table-cell>
          <table:table-cell office:value-type="float" office:value="-2187" calcext:value-type="float">
            <text:p>-21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97" calcext:value-type="float">
            <text:p>-5197</text:p>
          </table:table-cell>
          <table:table-cell office:value-type="float" office:value="-2249" calcext:value-type="float">
            <text:p>-22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3" calcext:value-type="float">
            <text:p>-1623</text:p>
          </table:table-cell>
          <table:table-cell office:value-type="float" office:value="-2312" calcext:value-type="float">
            <text:p>-2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80" calcext:value-type="float">
            <text:p>1780</text:p>
          </table:table-cell>
          <table:table-cell office:value-type="float" office:value="-2374" calcext:value-type="float">
            <text:p>-23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19" calcext:value-type="float">
            <text:p>4919</text:p>
          </table:table-cell>
          <table:table-cell office:value-type="float" office:value="-2437" calcext:value-type="float">
            <text:p>-24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10" calcext:value-type="float">
            <text:p>7710</text:p>
          </table:table-cell>
          <table:table-cell office:value-type="float" office:value="-2499" calcext:value-type="float">
            <text:p>-249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87" calcext:value-type="float">
            <text:p>10087</text:p>
          </table:table-cell>
          <table:table-cell office:value-type="float" office:value="-2562" calcext:value-type="float">
            <text:p>-2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996" calcext:value-type="float">
            <text:p>11996</text:p>
          </table:table-cell>
          <table:table-cell office:value-type="float" office:value="-2624" calcext:value-type="float">
            <text:p>-26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402" calcext:value-type="float">
            <text:p>13402</text:p>
          </table:table-cell>
          <table:table-cell office:value-type="float" office:value="-2686" calcext:value-type="float">
            <text:p>-26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88" calcext:value-type="float">
            <text:p>14288</text:p>
          </table:table-cell>
          <table:table-cell office:value-type="float" office:value="-2749" calcext:value-type="float">
            <text:p>-27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654" calcext:value-type="float">
            <text:p>14654</text:p>
          </table:table-cell>
          <table:table-cell office:value-type="float" office:value="-2811" calcext:value-type="float">
            <text:p>-28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19" calcext:value-type="float">
            <text:p>14519</text:p>
          </table:table-cell>
          <table:table-cell office:value-type="float" office:value="-2874" calcext:value-type="float">
            <text:p>-28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20" calcext:value-type="float">
            <text:p>13920</text:p>
          </table:table-cell>
          <table:table-cell office:value-type="float" office:value="-2936" calcext:value-type="float">
            <text:p>-29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907" calcext:value-type="float">
            <text:p>12907</text:p>
          </table:table-cell>
          <table:table-cell office:value-type="float" office:value="-2999" calcext:value-type="float">
            <text:p>-299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45" calcext:value-type="float">
            <text:p>11545</text:p>
          </table:table-cell>
          <table:table-cell office:value-type="float" office:value="-3061" calcext:value-type="float">
            <text:p>-30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09" calcext:value-type="float">
            <text:p>9909</text:p>
          </table:table-cell>
          <table:table-cell office:value-type="float" office:value="-3124" calcext:value-type="float">
            <text:p>-31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084" calcext:value-type="float">
            <text:p>8084</text:p>
          </table:table-cell>
          <table:table-cell office:value-type="float" office:value="-3186" calcext:value-type="float">
            <text:p>-31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57" calcext:value-type="float">
            <text:p>6157</text:p>
          </table:table-cell>
          <table:table-cell office:value-type="float" office:value="-3249" calcext:value-type="float">
            <text:p>-32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18" calcext:value-type="float">
            <text:p>4218</text:p>
          </table:table-cell>
          <table:table-cell office:value-type="float" office:value="-3311" calcext:value-type="float">
            <text:p>-33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5" calcext:value-type="float">
            <text:p>2355</text:p>
          </table:table-cell>
          <table:table-cell office:value-type="float" office:value="-3374" calcext:value-type="float">
            <text:p>-33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2" calcext:value-type="float">
            <text:p>652</text:p>
          </table:table-cell>
          <table:table-cell office:value-type="float" office:value="-3436" calcext:value-type="float">
            <text:p>-34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7" calcext:value-type="float">
            <text:p>-817</text:p>
          </table:table-cell>
          <table:table-cell office:value-type="float" office:value="-3498" calcext:value-type="float">
            <text:p>-34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6" calcext:value-type="float">
            <text:p>-1986</text:p>
          </table:table-cell>
          <table:table-cell office:value-type="float" office:value="-3561" calcext:value-type="float">
            <text:p>-35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05" calcext:value-type="float">
            <text:p>-2805</text:p>
          </table:table-cell>
          <table:table-cell office:value-type="float" office:value="-3623" calcext:value-type="float">
            <text:p>-36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37" calcext:value-type="float">
            <text:p>-3237</text:p>
          </table:table-cell>
          <table:table-cell office:value-type="float" office:value="-3686" calcext:value-type="float">
            <text:p>-36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2" calcext:value-type="float">
            <text:p>-3262</text:p>
          </table:table-cell>
          <table:table-cell office:value-type="float" office:value="-3748" calcext:value-type="float">
            <text:p>-37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76" calcext:value-type="float">
            <text:p>-2876</text:p>
          </table:table-cell>
          <table:table-cell office:value-type="float" office:value="-3811" calcext:value-type="float">
            <text:p>-38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93" calcext:value-type="float">
            <text:p>-2093</text:p>
          </table:table-cell>
          <table:table-cell office:value-type="float" office:value="-3873" calcext:value-type="float">
            <text:p>-38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5" calcext:value-type="float">
            <text:p>-945</text:p>
          </table:table-cell>
          <table:table-cell office:value-type="float" office:value="-3936" calcext:value-type="float">
            <text:p>-39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4" calcext:value-type="float">
            <text:p>524</text:p>
          </table:table-cell>
          <table:table-cell office:value-type="float" office:value="-3998" calcext:value-type="float">
            <text:p>-3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2" calcext:value-type="float">
            <text:p>2252</text:p>
          </table:table-cell>
          <table:table-cell office:value-type="float" office:value="-4061" calcext:value-type="float">
            <text:p>-40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168" calcext:value-type="float">
            <text:p>4168</text:p>
          </table:table-cell>
          <table:table-cell office:value-type="float" office:value="-4123" calcext:value-type="float">
            <text:p>-41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91" calcext:value-type="float">
            <text:p>6191</text:p>
          </table:table-cell>
          <table:table-cell office:value-type="float" office:value="-4186" calcext:value-type="float">
            <text:p>-41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34" calcext:value-type="float">
            <text:p>8234</text:p>
          </table:table-cell>
          <table:table-cell office:value-type="float" office:value="-4248" calcext:value-type="float">
            <text:p>-42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05" calcext:value-type="float">
            <text:p>10205</text:p>
          </table:table-cell>
          <table:table-cell office:value-type="float" office:value="-4311" calcext:value-type="float">
            <text:p>-43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15" calcext:value-type="float">
            <text:p>12015</text:p>
          </table:table-cell>
          <table:table-cell office:value-type="float" office:value="-4373" calcext:value-type="float">
            <text:p>-43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576" calcext:value-type="float">
            <text:p>13576</text:p>
          </table:table-cell>
          <table:table-cell office:value-type="float" office:value="-4435" calcext:value-type="float">
            <text:p>-44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09" calcext:value-type="float">
            <text:p>14809</text:p>
          </table:table-cell>
          <table:table-cell office:value-type="float" office:value="-4498" calcext:value-type="float">
            <text:p>-44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643" calcext:value-type="float">
            <text:p>15643</text:p>
          </table:table-cell>
          <table:table-cell office:value-type="float" office:value="-4560" calcext:value-type="float">
            <text:p>-45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19" calcext:value-type="float">
            <text:p>16019</text:p>
          </table:table-cell>
          <table:table-cell office:value-type="float" office:value="-4623" calcext:value-type="float">
            <text:p>-46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894" calcext:value-type="float">
            <text:p>15894</text:p>
          </table:table-cell>
          <table:table-cell office:value-type="float" office:value="-4685" calcext:value-type="float">
            <text:p>-46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242" calcext:value-type="float">
            <text:p>15242</text:p>
          </table:table-cell>
          <table:table-cell office:value-type="float" office:value="-4748" calcext:value-type="float">
            <text:p>-47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52" calcext:value-type="float">
            <text:p>14052</text:p>
          </table:table-cell>
          <table:table-cell office:value-type="float" office:value="-4810" calcext:value-type="float">
            <text:p>-48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335" calcext:value-type="float">
            <text:p>12335</text:p>
          </table:table-cell>
          <table:table-cell office:value-type="float" office:value="-4873" calcext:value-type="float">
            <text:p>-48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17" calcext:value-type="float">
            <text:p>10117</text:p>
          </table:table-cell>
          <table:table-cell office:value-type="float" office:value="-4935" calcext:value-type="float">
            <text:p>-49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444" calcext:value-type="float">
            <text:p>7444</text:p>
          </table:table-cell>
          <table:table-cell office:value-type="float" office:value="-4998" calcext:value-type="float">
            <text:p>-4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77" calcext:value-type="float">
            <text:p>4377</text:p>
          </table:table-cell>
          <table:table-cell office:value-type="float" office:value="-5060" calcext:value-type="float">
            <text:p>-50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5" calcext:value-type="float">
            <text:p>995</text:p>
          </table:table-cell>
          <table:table-cell office:value-type="float" office:value="-5123" calcext:value-type="float">
            <text:p>-51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5" calcext:value-type="float">
            <text:p>-2615</text:p>
          </table:table-cell>
          <table:table-cell office:value-type="float" office:value="-5185" calcext:value-type="float">
            <text:p>-51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53" calcext:value-type="float">
            <text:p>-6353</text:p>
          </table:table-cell>
          <table:table-cell office:value-type="float" office:value="-5247" calcext:value-type="float">
            <text:p>-52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12" calcext:value-type="float">
            <text:p>-10112</text:p>
          </table:table-cell>
          <table:table-cell office:value-type="float" office:value="-5310" calcext:value-type="float">
            <text:p>-53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785" calcext:value-type="float">
            <text:p>-13785</text:p>
          </table:table-cell>
          <table:table-cell office:value-type="float" office:value="-5372" calcext:value-type="float">
            <text:p>-5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62" calcext:value-type="float">
            <text:p>-17262</text:p>
          </table:table-cell>
          <table:table-cell office:value-type="float" office:value="-5435" calcext:value-type="float">
            <text:p>-54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38" calcext:value-type="float">
            <text:p>-20438</text:p>
          </table:table-cell>
          <table:table-cell office:value-type="float" office:value="-5497" calcext:value-type="float">
            <text:p>-54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215" calcext:value-type="float">
            <text:p>-23215</text:p>
          </table:table-cell>
          <table:table-cell office:value-type="float" office:value="-5560" calcext:value-type="float">
            <text:p>-55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505" calcext:value-type="float">
            <text:p>-25505</text:p>
          </table:table-cell>
          <table:table-cell office:value-type="float" office:value="-5622" calcext:value-type="float">
            <text:p>-5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33" calcext:value-type="float">
            <text:p>-27233</text:p>
          </table:table-cell>
          <table:table-cell office:value-type="float" office:value="-5685" calcext:value-type="float">
            <text:p>-56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41" calcext:value-type="float">
            <text:p>-28341</text:p>
          </table:table-cell>
          <table:table-cell office:value-type="float" office:value="-5747" calcext:value-type="float">
            <text:p>-57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787" calcext:value-type="float">
            <text:p>-28787</text:p>
          </table:table-cell>
          <table:table-cell office:value-type="float" office:value="-5810" calcext:value-type="float">
            <text:p>-58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550" calcext:value-type="float">
            <text:p>-28550</text:p>
          </table:table-cell>
          <table:table-cell office:value-type="float" office:value="-5872" calcext:value-type="float">
            <text:p>-5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626" calcext:value-type="float">
            <text:p>-27626</text:p>
          </table:table-cell>
          <table:table-cell office:value-type="float" office:value="-5935" calcext:value-type="float">
            <text:p>-59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36" calcext:value-type="float">
            <text:p>-26036</text:p>
          </table:table-cell>
          <table:table-cell office:value-type="float" office:value="-5997" calcext:value-type="float">
            <text:p>-59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815" calcext:value-type="float">
            <text:p>-23815</text:p>
          </table:table-cell>
          <table:table-cell office:value-type="float" office:value="-6060" calcext:value-type="float">
            <text:p>-60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020" calcext:value-type="float">
            <text:p>-21020</text:p>
          </table:table-cell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25" calcext:value-type="float">
            <text:p>-17725</text:p>
          </table:table-cell>
          <table:table-cell office:value-type="float" office:value="-6184" calcext:value-type="float">
            <text:p>-61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8" calcext:value-type="float">
            <text:p>-14018</text:p>
          </table:table-cell>
          <table:table-cell office:value-type="float" office:value="-6247" calcext:value-type="float">
            <text:p>-62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97" calcext:value-type="float">
            <text:p>-9997</text:p>
          </table:table-cell>
          <table:table-cell office:value-type="float" office:value="-6309" calcext:value-type="float">
            <text:p>-63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73" calcext:value-type="float">
            <text:p>-5773</text:p>
          </table:table-cell>
          <table:table-cell office:value-type="float" office:value="-6372" calcext:value-type="float">
            <text:p>-6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7" calcext:value-type="float">
            <text:p>-1457</text:p>
          </table:table-cell>
          <table:table-cell office:value-type="float" office:value="-6434" calcext:value-type="float">
            <text:p>-64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2" calcext:value-type="float">
            <text:p>2832</text:p>
          </table:table-cell>
          <table:table-cell office:value-type="float" office:value="-6497" calcext:value-type="float">
            <text:p>-64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82" calcext:value-type="float">
            <text:p>6982</text:p>
          </table:table-cell>
          <table:table-cell office:value-type="float" office:value="-6559" calcext:value-type="float">
            <text:p>-65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3" calcext:value-type="float">
            <text:p>10883</text:p>
          </table:table-cell>
          <table:table-cell office:value-type="float" office:value="-6622" calcext:value-type="float">
            <text:p>-6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435" calcext:value-type="float">
            <text:p>14435</text:p>
          </table:table-cell>
          <table:table-cell office:value-type="float" office:value="-6684" calcext:value-type="float">
            <text:p>-66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548" calcext:value-type="float">
            <text:p>17548</text:p>
          </table:table-cell>
          <table:table-cell office:value-type="float" office:value="-6747" calcext:value-type="float">
            <text:p>-67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149" calcext:value-type="float">
            <text:p>20149</text:p>
          </table:table-cell>
          <table:table-cell office:value-type="float" office:value="-6809" calcext:value-type="float">
            <text:p>-68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79" calcext:value-type="float">
            <text:p>22179</text:p>
          </table:table-cell>
          <table:table-cell office:value-type="float" office:value="-6872" calcext:value-type="float">
            <text:p>-6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97" calcext:value-type="float">
            <text:p>23597</text:p>
          </table:table-cell>
          <table:table-cell office:value-type="float" office:value="-6934" calcext:value-type="float">
            <text:p>-6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84" calcext:value-type="float">
            <text:p>24384</text:p>
          </table:table-cell>
          <table:table-cell office:value-type="float" office:value="-6996" calcext:value-type="float">
            <text:p>-6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37" calcext:value-type="float">
            <text:p>24537</text:p>
          </table:table-cell>
          <table:table-cell office:value-type="float" office:value="-7059" calcext:value-type="float">
            <text:p>-70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75" calcext:value-type="float">
            <text:p>24075</text:p>
          </table:table-cell>
          <table:table-cell office:value-type="float" office:value="-7121" calcext:value-type="float">
            <text:p>-71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34" calcext:value-type="float">
            <text:p>23034</text:p>
          </table:table-cell>
          <table:table-cell office:value-type="float" office:value="-7184" calcext:value-type="float">
            <text:p>-71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467" calcext:value-type="float">
            <text:p>21467</text:p>
          </table:table-cell>
          <table:table-cell office:value-type="float" office:value="-7246" calcext:value-type="float">
            <text:p>-7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43" calcext:value-type="float">
            <text:p>19443</text:p>
          </table:table-cell>
          <table:table-cell office:value-type="float" office:value="-7309" calcext:value-type="float">
            <text:p>-73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044" calcext:value-type="float">
            <text:p>17044</text:p>
          </table:table-cell>
          <table:table-cell office:value-type="float" office:value="-7371" calcext:value-type="float">
            <text:p>-73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58" calcext:value-type="float">
            <text:p>14358</text:p>
          </table:table-cell>
          <table:table-cell office:value-type="float" office:value="-7434" calcext:value-type="float">
            <text:p>-74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85" calcext:value-type="float">
            <text:p>11485</text:p>
          </table:table-cell>
          <table:table-cell office:value-type="float" office:value="-7496" calcext:value-type="float">
            <text:p>-74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523" calcext:value-type="float">
            <text:p>8523</text:p>
          </table:table-cell>
          <table:table-cell office:value-type="float" office:value="-7559" calcext:value-type="float">
            <text:p>-75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74" calcext:value-type="float">
            <text:p>5574</text:p>
          </table:table-cell>
          <table:table-cell office:value-type="float" office:value="-7621" calcext:value-type="float">
            <text:p>-76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2" calcext:value-type="float">
            <text:p>2732</text:p>
          </table:table-cell>
          <table:table-cell office:value-type="float" office:value="-7684" calcext:value-type="float">
            <text:p>-76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9" calcext:value-type="float">
            <text:p>89</text:p>
          </table:table-cell>
          <table:table-cell office:value-type="float" office:value="-7746" calcext:value-type="float">
            <text:p>-7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8" calcext:value-type="float">
            <text:p>-2278</text:p>
          </table:table-cell>
          <table:table-cell office:value-type="float" office:value="-7808" calcext:value-type="float">
            <text:p>-78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00" calcext:value-type="float">
            <text:p>-4300</text:p>
          </table:table-cell>
          <table:table-cell office:value-type="float" office:value="-7871" calcext:value-type="float">
            <text:p>-78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25" calcext:value-type="float">
            <text:p>-5925</text:p>
          </table:table-cell>
          <table:table-cell office:value-type="float" office:value="-7933" calcext:value-type="float">
            <text:p>-79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16" calcext:value-type="float">
            <text:p>-7116</text:p>
          </table:table-cell>
          <table:table-cell office:value-type="float" office:value="8388" calcext:value-type="float">
            <text:p>83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55" calcext:value-type="float">
            <text:p>-7855</text:p>
          </table:table-cell>
          <table:table-cell office:value-type="float" office:value="8326" calcext:value-type="float">
            <text:p>8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39" calcext:value-type="float">
            <text:p>-8139</text:p>
          </table:table-cell>
          <table:table-cell office:value-type="float" office:value="8263" calcext:value-type="float">
            <text:p>82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84" calcext:value-type="float">
            <text:p>-7984</text:p>
          </table:table-cell>
          <table:table-cell office:value-type="float" office:value="8201" calcext:value-type="float">
            <text:p>82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423" calcext:value-type="float">
            <text:p>-7423</text:p>
          </table:table-cell>
          <table:table-cell office:value-type="float" office:value="8138" calcext:value-type="float">
            <text:p>81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03" calcext:value-type="float">
            <text:p>-6503</text:p>
          </table:table-cell>
          <table:table-cell office:value-type="float" office:value="8076" calcext:value-type="float">
            <text:p>80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85" calcext:value-type="float">
            <text:p>-5285</text:p>
          </table:table-cell>
          <table:table-cell office:value-type="float" office:value="8013" calcext:value-type="float">
            <text:p>80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40" calcext:value-type="float">
            <text:p>-3840</text:p>
          </table:table-cell>
          <table:table-cell office:value-type="float" office:value="7951" calcext:value-type="float">
            <text:p>79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0" calcext:value-type="float">
            <text:p>-2250</text:p>
          </table:table-cell>
          <table:table-cell office:value-type="float" office:value="7888" calcext:value-type="float">
            <text:p>78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8" calcext:value-type="float">
            <text:p>-598</text:p>
          </table:table-cell>
          <table:table-cell office:value-type="float" office:value="7826" calcext:value-type="float">
            <text:p>7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9" calcext:value-type="float">
            <text:p>1029</text:p>
          </table:table-cell>
          <table:table-cell office:value-type="float" office:value="7763" calcext:value-type="float">
            <text:p>77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44" calcext:value-type="float">
            <text:p>2544</text:p>
          </table:table-cell>
          <table:table-cell office:value-type="float" office:value="7701" calcext:value-type="float">
            <text:p>77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66" calcext:value-type="float">
            <text:p>3866</text:p>
          </table:table-cell>
          <table:table-cell office:value-type="float" office:value="7639" calcext:value-type="float">
            <text:p>7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23" calcext:value-type="float">
            <text:p>4923</text:p>
          </table:table-cell>
          <table:table-cell office:value-type="float" office:value="7576" calcext:value-type="float">
            <text:p>7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51" calcext:value-type="float">
            <text:p>5651</text:p>
          </table:table-cell>
          <table:table-cell office:value-type="float" office:value="7514" calcext:value-type="float">
            <text:p>7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01" calcext:value-type="float">
            <text:p>6001</text:p>
          </table:table-cell>
          <table:table-cell office:value-type="float" office:value="7451" calcext:value-type="float">
            <text:p>74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37" calcext:value-type="float">
            <text:p>5937</text:p>
          </table:table-cell>
          <table:table-cell office:value-type="float" office:value="7389" calcext:value-type="float">
            <text:p>7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440" calcext:value-type="float">
            <text:p>5440</text:p>
          </table:table-cell>
          <table:table-cell office:value-type="float" office:value="7326" calcext:value-type="float">
            <text:p>7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08" calcext:value-type="float">
            <text:p>4508</text:p>
          </table:table-cell>
          <table:table-cell office:value-type="float" office:value="7264" calcext:value-type="float">
            <text:p>7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57" calcext:value-type="float">
            <text:p>3157</text:p>
          </table:table-cell>
          <table:table-cell office:value-type="float" office:value="7201" calcext:value-type="float">
            <text:p>72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0" calcext:value-type="float">
            <text:p>1420</text:p>
          </table:table-cell>
          <table:table-cell office:value-type="float" office:value="7139" calcext:value-type="float">
            <text:p>71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4" calcext:value-type="float">
            <text:p>-654</text:p>
          </table:table-cell>
          <table:table-cell office:value-type="float" office:value="7076" calcext:value-type="float">
            <text:p>70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03" calcext:value-type="float">
            <text:p>-3003</text:p>
          </table:table-cell>
          <table:table-cell office:value-type="float" office:value="7014" calcext:value-type="float">
            <text:p>7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50" calcext:value-type="float">
            <text:p>-5550</text:p>
          </table:table-cell>
          <table:table-cell office:value-type="float" office:value="6951" calcext:value-type="float">
            <text:p>69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210" calcext:value-type="float">
            <text:p>-8210</text:p>
          </table:table-cell>
          <table:table-cell office:value-type="float" office:value="6889" calcext:value-type="float">
            <text:p>68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89" calcext:value-type="float">
            <text:p>-10889</text:p>
          </table:table-cell>
          <table:table-cell office:value-type="float" office:value="6827" calcext:value-type="float">
            <text:p>68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92" calcext:value-type="float">
            <text:p>-13492</text:p>
          </table:table-cell>
          <table:table-cell office:value-type="float" office:value="6764" calcext:value-type="float">
            <text:p>6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20" calcext:value-type="float">
            <text:p>-15920</text:p>
          </table:table-cell>
          <table:table-cell office:value-type="float" office:value="6702" calcext:value-type="float">
            <text:p>6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079" calcext:value-type="float">
            <text:p>-18079</text:p>
          </table:table-cell>
          <table:table-cell office:value-type="float" office:value="6639" calcext:value-type="float">
            <text:p>6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82" calcext:value-type="float">
            <text:p>-19882</text:p>
          </table:table-cell>
          <table:table-cell office:value-type="float" office:value="6577" calcext:value-type="float">
            <text:p>65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248" calcext:value-type="float">
            <text:p>-21248</text:p>
          </table:table-cell>
          <table:table-cell office:value-type="float" office:value="6514" calcext:value-type="float">
            <text:p>6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11" calcext:value-type="float">
            <text:p>-22111</text:p>
          </table:table-cell>
          <table:table-cell office:value-type="float" office:value="6452" calcext:value-type="float">
            <text:p>6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419" calcext:value-type="float">
            <text:p>-22419</text:p>
          </table:table-cell>
          <table:table-cell office:value-type="float" office:value="6389" calcext:value-type="float">
            <text:p>6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37" calcext:value-type="float">
            <text:p>-22137</text:p>
          </table:table-cell>
          <table:table-cell office:value-type="float" office:value="6327" calcext:value-type="float">
            <text:p>63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246" calcext:value-type="float">
            <text:p>-21246</text:p>
          </table:table-cell>
          <table:table-cell office:value-type="float" office:value="6264" calcext:value-type="float">
            <text:p>6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750" calcext:value-type="float">
            <text:p>-19750</text:p>
          </table:table-cell>
          <table:table-cell office:value-type="float" office:value="6202" calcext:value-type="float">
            <text:p>6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68" calcext:value-type="float">
            <text:p>-17668</text:p>
          </table:table-cell>
          <table:table-cell office:value-type="float" office:value="6139" calcext:value-type="float">
            <text:p>61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40" calcext:value-type="float">
            <text:p>-15040</text:p>
          </table:table-cell>
          <table:table-cell office:value-type="float" office:value="6077" calcext:value-type="float">
            <text:p>60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24" calcext:value-type="float">
            <text:p>-11924</text:p>
          </table:table-cell>
          <table:table-cell office:value-type="float" office:value="6014" calcext:value-type="float">
            <text:p>6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95" calcext:value-type="float">
            <text:p>-8395</text:p>
          </table:table-cell>
          <table:table-cell office:value-type="float" office:value="5952" calcext:value-type="float">
            <text:p>59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39" calcext:value-type="float">
            <text:p>-4539</text:p>
          </table:table-cell>
          <table:table-cell office:value-type="float" office:value="5890" calcext:value-type="float">
            <text:p>5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7" calcext:value-type="float">
            <text:p>-457</text:p>
          </table:table-cell>
          <table:table-cell office:value-type="float" office:value="5827" calcext:value-type="float">
            <text:p>58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43" calcext:value-type="float">
            <text:p>3743</text:p>
          </table:table-cell>
          <table:table-cell office:value-type="float" office:value="5765" calcext:value-type="float">
            <text:p>57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48" calcext:value-type="float">
            <text:p>7948</text:p>
          </table:table-cell>
          <table:table-cell office:value-type="float" office:value="5702" calcext:value-type="float">
            <text:p>5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44" calcext:value-type="float">
            <text:p>12044</text:p>
          </table:table-cell>
          <table:table-cell office:value-type="float" office:value="5640" calcext:value-type="float">
            <text:p>56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18" calcext:value-type="float">
            <text:p>15918</text:p>
          </table:table-cell>
          <table:table-cell office:value-type="float" office:value="5577" calcext:value-type="float">
            <text:p>55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63" calcext:value-type="float">
            <text:p>19463</text:p>
          </table:table-cell>
          <table:table-cell office:value-type="float" office:value="5515" calcext:value-type="float">
            <text:p>55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79" calcext:value-type="float">
            <text:p>22579</text:p>
          </table:table-cell>
          <table:table-cell office:value-type="float" office:value="5452" calcext:value-type="float">
            <text:p>5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82" calcext:value-type="float">
            <text:p>25182</text:p>
          </table:table-cell>
          <table:table-cell office:value-type="float" office:value="5390" calcext:value-type="float">
            <text:p>5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198" calcext:value-type="float">
            <text:p>27198</text:p>
          </table:table-cell>
          <table:table-cell office:value-type="float" office:value="5327" calcext:value-type="float">
            <text:p>53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74" calcext:value-type="float">
            <text:p>28574</text:p>
          </table:table-cell>
          <table:table-cell office:value-type="float" office:value="5265" calcext:value-type="float">
            <text:p>52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73" calcext:value-type="float">
            <text:p>29273</text:p>
          </table:table-cell>
          <table:table-cell office:value-type="float" office:value="5202" calcext:value-type="float">
            <text:p>5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78" calcext:value-type="float">
            <text:p>29278</text:p>
          </table:table-cell>
          <table:table-cell office:value-type="float" office:value="5140" calcext:value-type="float">
            <text:p>51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93" calcext:value-type="float">
            <text:p>28593</text:p>
          </table:table-cell>
          <table:table-cell office:value-type="float" office:value="5078" calcext:value-type="float">
            <text:p>5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3" calcext:value-type="float">
            <text:p>27243</text:p>
          </table:table-cell>
          <table:table-cell office:value-type="float" office:value="5015" calcext:value-type="float">
            <text:p>50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70" calcext:value-type="float">
            <text:p>25270</text:p>
          </table:table-cell>
          <table:table-cell office:value-type="float" office:value="4953" calcext:value-type="float">
            <text:p>49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34" calcext:value-type="float">
            <text:p>22734</text:p>
          </table:table-cell>
          <table:table-cell office:value-type="float" office:value="4890" calcext:value-type="float">
            <text:p>4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714" calcext:value-type="float">
            <text:p>19714</text:p>
          </table:table-cell>
          <table:table-cell office:value-type="float" office:value="4828" calcext:value-type="float">
            <text:p>48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98" calcext:value-type="float">
            <text:p>16298</text:p>
          </table:table-cell>
          <table:table-cell office:value-type="float" office:value="4765" calcext:value-type="float">
            <text:p>47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87" calcext:value-type="float">
            <text:p>12587</text:p>
          </table:table-cell>
          <table:table-cell office:value-type="float" office:value="4703" calcext:value-type="float">
            <text:p>47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88" calcext:value-type="float">
            <text:p>8688</text:p>
          </table:table-cell>
          <table:table-cell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714" calcext:value-type="float">
            <text:p>4714</text:p>
          </table:table-cell>
          <table:table-cell office:value-type="float" office:value="4578" calcext:value-type="float">
            <text:p>45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5" calcext:value-type="float">
            <text:p>775</text:p>
          </table:table-cell>
          <table:table-cell office:value-type="float" office:value="4515" calcext:value-type="float">
            <text:p>45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0" calcext:value-type="float">
            <text:p>-3020</text:p>
          </table:table-cell>
          <table:table-cell office:value-type="float" office:value="4453" calcext:value-type="float">
            <text:p>44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70" calcext:value-type="float">
            <text:p>-6570</text:p>
          </table:table-cell>
          <table:table-cell office:value-type="float" office:value="4390" calcext:value-type="float">
            <text:p>4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83" calcext:value-type="float">
            <text:p>-9783</text:p>
          </table:table-cell>
          <table:table-cell office:value-type="float" office:value="4328" calcext:value-type="float">
            <text:p>43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80" calcext:value-type="float">
            <text:p>-12580</text:p>
          </table:table-cell>
          <table:table-cell office:value-type="float" office:value="4265" calcext:value-type="float">
            <text:p>42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97" calcext:value-type="float">
            <text:p>-14897</text:p>
          </table:table-cell>
          <table:table-cell office:value-type="float" office:value="4203" calcext:value-type="float">
            <text:p>42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686" calcext:value-type="float">
            <text:p>-16686</text:p>
          </table:table-cell>
          <table:table-cell office:value-type="float" office:value="4141" calcext:value-type="float">
            <text:p>41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20" calcext:value-type="float">
            <text:p>-17920</text:p>
          </table:table-cell>
          <table:table-cell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86" calcext:value-type="float">
            <text:p>-18586</text:p>
          </table:table-cell>
          <table:table-cell office:value-type="float" office:value="4016" calcext:value-type="float">
            <text:p>40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694" calcext:value-type="float">
            <text:p>-18694</text:p>
          </table:table-cell>
          <table:table-cell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70" calcext:value-type="float">
            <text:p>-18270</text:p>
          </table:table-cell>
          <table:table-cell office:value-type="float" office:value="-9216" calcext:value-type="float">
            <text:p>-9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356" calcext:value-type="float">
            <text:p>-17356</text:p>
          </table:table-cell>
          <table:table-cell office:value-type="float" office:value="-9279" calcext:value-type="float">
            <text:p>-92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13" calcext:value-type="float">
            <text:p>-16013</text:p>
          </table:table-cell>
          <table:table-cell office:value-type="float" office:value="-9341" calcext:value-type="float">
            <text:p>-93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10" calcext:value-type="float">
            <text:p>-14310</text:p>
          </table:table-cell>
          <table:table-cell office:value-type="float" office:value="-9404" calcext:value-type="float">
            <text:p>-94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329" calcext:value-type="float">
            <text:p>-12329</text:p>
          </table:table-cell>
          <table:table-cell office:value-type="float" office:value="-9466" calcext:value-type="float">
            <text:p>-94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60" calcext:value-type="float">
            <text:p>-10160</text:p>
          </table:table-cell>
          <table:table-cell office:value-type="float" office:value="-9529" calcext:value-type="float">
            <text:p>-95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94" calcext:value-type="float">
            <text:p>-7894</text:p>
          </table:table-cell>
          <table:table-cell office:value-type="float" office:value="-9591" calcext:value-type="float">
            <text:p>-95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24" calcext:value-type="float">
            <text:p>-5624</text:p>
          </table:table-cell>
          <table:table-cell office:value-type="float" office:value="-9654" calcext:value-type="float">
            <text:p>-96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41" calcext:value-type="float">
            <text:p>-3441</text:p>
          </table:table-cell>
          <table:table-cell office:value-type="float" office:value="-9716" calcext:value-type="float">
            <text:p>-9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29" calcext:value-type="float">
            <text:p>-1429</text:p>
          </table:table-cell>
          <table:table-cell office:value-type="float" office:value="-9779" calcext:value-type="float">
            <text:p>-97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6" calcext:value-type="float">
            <text:p>336</text:p>
          </table:table-cell>
          <table:table-cell office:value-type="float" office:value="-9841" calcext:value-type="float">
            <text:p>-98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0" calcext:value-type="float">
            <text:p>1790</text:p>
          </table:table-cell>
          <table:table-cell office:value-type="float" office:value="-9904" calcext:value-type="float">
            <text:p>-9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4" calcext:value-type="float">
            <text:p>2884</text:p>
          </table:table-cell>
          <table:table-cell office:value-type="float" office:value="-9966" calcext:value-type="float">
            <text:p>-99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2" calcext:value-type="float">
            <text:p>3582</text:p>
          </table:table-cell>
          <table:table-cell office:value-type="float" office:value="-10029" calcext:value-type="float">
            <text:p>-100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66" calcext:value-type="float">
            <text:p>3866</text:p>
          </table:table-cell>
          <table:table-cell office:value-type="float" office:value="-10091" calcext:value-type="float">
            <text:p>-100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36" calcext:value-type="float">
            <text:p>3736</text:p>
          </table:table-cell>
          <table:table-cell office:value-type="float" office:value="-10153" calcext:value-type="float">
            <text:p>-101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06" calcext:value-type="float">
            <text:p>3206</text:p>
          </table:table-cell>
          <table:table-cell office:value-type="float" office:value="-10216" calcext:value-type="float">
            <text:p>-10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1" calcext:value-type="float">
            <text:p>2311</text:p>
          </table:table-cell>
          <table:table-cell office:value-type="float" office:value="-10278" calcext:value-type="float">
            <text:p>-102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8" calcext:value-type="float">
            <text:p>1098</text:p>
          </table:table-cell>
          <table:table-cell office:value-type="float" office:value="-10341" calcext:value-type="float">
            <text:p>-103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3" calcext:value-type="float">
            <text:p>-373</text:p>
          </table:table-cell>
          <table:table-cell office:value-type="float" office:value="-10403" calcext:value-type="float">
            <text:p>-104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28" calcext:value-type="float">
            <text:p>-2028</text:p>
          </table:table-cell>
          <table:table-cell office:value-type="float" office:value="-10466" calcext:value-type="float">
            <text:p>-104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88" calcext:value-type="float">
            <text:p>-3788</text:p>
          </table:table-cell>
          <table:table-cell office:value-type="float" office:value="-10528" calcext:value-type="float">
            <text:p>-10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67" calcext:value-type="float">
            <text:p>-5567</text:p>
          </table:table-cell>
          <table:table-cell office:value-type="float" office:value="-10591" calcext:value-type="float">
            <text:p>-105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76" calcext:value-type="float">
            <text:p>-7276</text:p>
          </table:table-cell>
          <table:table-cell office:value-type="float" office:value="-10653" calcext:value-type="float">
            <text:p>-106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827" calcext:value-type="float">
            <text:p>-8827</text:p>
          </table:table-cell>
          <table:table-cell office:value-type="float" office:value="-10716" calcext:value-type="float">
            <text:p>-10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40" calcext:value-type="float">
            <text:p>-10140</text:p>
          </table:table-cell>
          <table:table-cell office:value-type="float" office:value="-10778" calcext:value-type="float">
            <text:p>-107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137" calcext:value-type="float">
            <text:p>-11137</text:p>
          </table:table-cell>
          <table:table-cell office:value-type="float" office:value="-10841" calcext:value-type="float">
            <text:p>-108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54" calcext:value-type="float">
            <text:p>-11754</text:p>
          </table:table-cell>
          <table:table-cell office:value-type="float" office:value="-10903" calcext:value-type="float">
            <text:p>-109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40" calcext:value-type="float">
            <text:p>-11940</text:p>
          </table:table-cell>
          <table:table-cell office:value-type="float" office:value="-10965" calcext:value-type="float">
            <text:p>-109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656" calcext:value-type="float">
            <text:p>-11656</text:p>
          </table:table-cell>
          <table:table-cell office:value-type="float" office:value="-11028" calcext:value-type="float">
            <text:p>-110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82" calcext:value-type="float">
            <text:p>-10882</text:p>
          </table:table-cell>
          <table:table-cell office:value-type="float" office:value="-11090" calcext:value-type="float">
            <text:p>-11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615" calcext:value-type="float">
            <text:p>-9615</text:p>
          </table:table-cell>
          <table:table-cell office:value-type="float" office:value="-11153" calcext:value-type="float">
            <text:p>-111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71" calcext:value-type="float">
            <text:p>-7871</text:p>
          </table:table-cell>
          <table:table-cell office:value-type="float" office:value="-11215" calcext:value-type="float">
            <text:p>-112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82" calcext:value-type="float">
            <text:p>-5682</text:p>
          </table:table-cell>
          <table:table-cell office:value-type="float" office:value="-11278" calcext:value-type="float">
            <text:p>-112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98" calcext:value-type="float">
            <text:p>-3098</text:p>
          </table:table-cell>
          <table:table-cell office:value-type="float" office:value="-11340" calcext:value-type="float">
            <text:p>-11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" calcext:value-type="float">
            <text:p>-184</text:p>
          </table:table-cell>
          <table:table-cell office:value-type="float" office:value="-11403" calcext:value-type="float">
            <text:p>-114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81" calcext:value-type="float">
            <text:p>2981</text:p>
          </table:table-cell>
          <table:table-cell office:value-type="float" office:value="-11465" calcext:value-type="float">
            <text:p>-114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06" calcext:value-type="float">
            <text:p>6306</text:p>
          </table:table-cell>
          <table:table-cell office:value-type="float" office:value="-11528" calcext:value-type="float">
            <text:p>-11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94" calcext:value-type="float">
            <text:p>9694</text:p>
          </table:table-cell>
          <table:table-cell office:value-type="float" office:value="-11590" calcext:value-type="float">
            <text:p>-11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040" calcext:value-type="float">
            <text:p>13040</text:p>
          </table:table-cell>
          <table:table-cell office:value-type="float" office:value="-11653" calcext:value-type="float">
            <text:p>-116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40" calcext:value-type="float">
            <text:p>16240</text:p>
          </table:table-cell>
          <table:table-cell office:value-type="float" office:value="-11715" calcext:value-type="float">
            <text:p>-117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190" calcext:value-type="float">
            <text:p>19190</text:p>
          </table:table-cell>
          <table:table-cell office:value-type="float" office:value="-11778" calcext:value-type="float">
            <text:p>-117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792" calcext:value-type="float">
            <text:p>21792</text:p>
          </table:table-cell>
          <table:table-cell office:value-type="float" office:value="-11840" calcext:value-type="float">
            <text:p>-11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957" calcext:value-type="float">
            <text:p>23957</text:p>
          </table:table-cell>
          <table:table-cell office:value-type="float" office:value="-11902" calcext:value-type="float">
            <text:p>-119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5" calcext:value-type="float">
            <text:p>25605</text:p>
          </table:table-cell>
          <table:table-cell office:value-type="float" office:value="-11965" calcext:value-type="float">
            <text:p>-119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73" calcext:value-type="float">
            <text:p>26673</text:p>
          </table:table-cell>
          <table:table-cell office:value-type="float" office:value="-12027" calcext:value-type="float">
            <text:p>-120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114" calcext:value-type="float">
            <text:p>27114</text:p>
          </table:table-cell>
          <table:table-cell office:value-type="float" office:value="-12090" calcext:value-type="float">
            <text:p>-12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899" calcext:value-type="float">
            <text:p>26899</text:p>
          </table:table-cell>
          <table:table-cell office:value-type="float" office:value="-12152" calcext:value-type="float">
            <text:p>-121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16" calcext:value-type="float">
            <text:p>26016</text:p>
          </table:table-cell>
          <table:table-cell office:value-type="float" office:value="-12215" calcext:value-type="float">
            <text:p>-122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78" calcext:value-type="float">
            <text:p>24478</text:p>
          </table:table-cell>
          <table:table-cell office:value-type="float" office:value="-12277" calcext:value-type="float">
            <text:p>-122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312" calcext:value-type="float">
            <text:p>22312</text:p>
          </table:table-cell>
          <table:table-cell office:value-type="float" office:value="-12340" calcext:value-type="float">
            <text:p>-12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69" calcext:value-type="float">
            <text:p>19569</text:p>
          </table:table-cell>
          <table:table-cell office:value-type="float" office:value="-12402" calcext:value-type="float">
            <text:p>-124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14" calcext:value-type="float">
            <text:p>16314</text:p>
          </table:table-cell>
          <table:table-cell office:value-type="float" office:value="-12465" calcext:value-type="float">
            <text:p>-124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29" calcext:value-type="float">
            <text:p>12629</text:p>
          </table:table-cell>
          <table:table-cell office:value-type="float" office:value="-12527" calcext:value-type="float">
            <text:p>-125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11" calcext:value-type="float">
            <text:p>8611</text:p>
          </table:table-cell>
          <table:table-cell office:value-type="float" office:value="-12590" calcext:value-type="float">
            <text:p>-12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63" calcext:value-type="float">
            <text:p>4363</text:p>
          </table:table-cell>
          <table:table-cell office:value-type="float" office:value="-12652" calcext:value-type="float">
            <text:p>-126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64" calcext:value-type="float">
            <text:p>-4364</text:p>
          </table:table-cell>
          <table:table-cell office:value-type="float" office:value="3607" calcext:value-type="float">
            <text:p>36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612" calcext:value-type="float">
            <text:p>-8612</text:p>
          </table:table-cell>
          <table:table-cell office:value-type="float" office:value="3545" calcext:value-type="float">
            <text:p>35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30" calcext:value-type="float">
            <text:p>-12630</text:p>
          </table:table-cell>
          <table:table-cell office:value-type="float" office:value="3482" calcext:value-type="float">
            <text:p>3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315" calcext:value-type="float">
            <text:p>-16315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70" calcext:value-type="float">
            <text:p>-19570</text:p>
          </table:table-cell>
          <table:table-cell office:value-type="float" office:value="3357" calcext:value-type="float">
            <text:p>33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313" calcext:value-type="float">
            <text:p>-22313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79" calcext:value-type="float">
            <text:p>-24479</text:p>
          </table:table-cell>
          <table:table-cell office:value-type="float" office:value="3232" calcext:value-type="float">
            <text:p>32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17" calcext:value-type="float">
            <text:p>-26017</text:p>
          </table:table-cell>
          <table:table-cell office:value-type="float" office:value="3170" calcext:value-type="float">
            <text:p>3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900" calcext:value-type="float">
            <text:p>-26900</text:p>
          </table:table-cell>
          <table:table-cell office:value-type="float" office:value="3107" calcext:value-type="float">
            <text:p>31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15" calcext:value-type="float">
            <text:p>-27115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74" calcext:value-type="float">
            <text:p>-26674</text:p>
          </table:table-cell>
          <table:table-cell office:value-type="float" office:value="2982" calcext:value-type="float">
            <text:p>29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6" calcext:value-type="float">
            <text:p>-25606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958" calcext:value-type="float">
            <text:p>-23958</text:p>
          </table:table-cell>
          <table:table-cell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93" calcext:value-type="float">
            <text:p>-21793</text:p>
          </table:table-cell>
          <table:table-cell office:value-type="float" office:value="2795" calcext:value-type="float">
            <text:p>27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91" calcext:value-type="float">
            <text:p>-19191</text:p>
          </table:table-cell>
          <table:table-cell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41" calcext:value-type="float">
            <text:p>-16241</text:p>
          </table:table-cell>
          <table:table-cell office:value-type="float" office:value="2670" calcext:value-type="float">
            <text:p>2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041" calcext:value-type="float">
            <text:p>-13041</text:p>
          </table:table-cell>
          <table:table-cell office:value-type="float" office:value="2608" calcext:value-type="float">
            <text:p>26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695" calcext:value-type="float">
            <text:p>-9695</text:p>
          </table:table-cell>
          <table:table-cell office:value-type="float" office:value="2545" calcext:value-type="float">
            <text:p>25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07" calcext:value-type="float">
            <text:p>-6307</text:p>
          </table:table-cell>
          <table:table-cell office:value-type="float" office:value="2483" calcext:value-type="float">
            <text:p>24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82" calcext:value-type="float">
            <text:p>-2982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3" calcext:value-type="float">
            <text:p>183</text:p>
          </table:table-cell>
          <table:table-cell office:value-type="float" office:value="2358" calcext:value-type="float">
            <text:p>23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97" calcext:value-type="float">
            <text:p>3097</text:p>
          </table:table-cell>
          <table:table-cell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81" calcext:value-type="float">
            <text:p>5681</text:p>
          </table:table-cell>
          <table:table-cell office:value-type="float" office:value="2233" calcext:value-type="float">
            <text:p>22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70" calcext:value-type="float">
            <text:p>7870</text:p>
          </table:table-cell>
          <table:table-cell office:value-type="float" office:value="2170" calcext:value-type="float">
            <text:p>2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14" calcext:value-type="float">
            <text:p>9614</text:p>
          </table:table-cell>
          <table:table-cell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1" calcext:value-type="float">
            <text:p>10881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55" calcext:value-type="float">
            <text:p>11655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939" calcext:value-type="float">
            <text:p>11939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753" calcext:value-type="float">
            <text:p>11753</text:p>
          </table:table-cell>
          <table:table-cell office:value-type="float" office:value="1858" calcext:value-type="float">
            <text:p>18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136" calcext:value-type="float">
            <text:p>11136</text:p>
          </table:table-cell>
          <table:table-cell office:value-type="float" office:value="1796" calcext:value-type="float">
            <text:p>1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39" calcext:value-type="float">
            <text:p>10139</text:p>
          </table:table-cell>
          <table:table-cell office:value-type="float" office:value="1733" calcext:value-type="float">
            <text:p>17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826" calcext:value-type="float">
            <text:p>8826</text:p>
          </table:table-cell>
          <table:table-cell office:value-type="float" office:value="1671" calcext:value-type="float">
            <text:p>16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275" calcext:value-type="float">
            <text:p>7275</text:p>
          </table:table-cell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66" calcext:value-type="float">
            <text:p>5566</text:p>
          </table:table-cell>
          <table:table-cell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7" calcext:value-type="float">
            <text:p>3787</text:p>
          </table:table-cell>
          <table:table-cell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27" calcext:value-type="float">
            <text:p>2027</text:p>
          </table:table-cell>
          <table:table-cell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2" calcext:value-type="float">
            <text:p>372</text:p>
          </table:table-cell>
          <table:table-cell office:value-type="float" office:value="1358" calcext:value-type="float">
            <text:p>13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9" calcext:value-type="float">
            <text:p>-1099</text:p>
          </table:table-cell>
          <table:table-cell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2" calcext:value-type="float">
            <text:p>-2312</text:p>
          </table:table-cell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07" calcext:value-type="float">
            <text:p>-3207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37" calcext:value-type="float">
            <text:p>-3737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67" calcext:value-type="float">
            <text:p>-3867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3" calcext:value-type="float">
            <text:p>-3583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5" calcext:value-type="float">
            <text:p>-2885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1" calcext:value-type="float">
            <text:p>-179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7" calcext:value-type="float">
            <text:p>-337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8" calcext:value-type="float">
            <text:p>1428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40" calcext:value-type="float">
            <text:p>3440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23" calcext:value-type="float">
            <text:p>5623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93" calcext:value-type="float">
            <text:p>7893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59" calcext:value-type="float">
            <text:p>10159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328" calcext:value-type="float">
            <text:p>12328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09" calcext:value-type="float">
            <text:p>14309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12" calcext:value-type="float">
            <text:p>16012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55" calcext:value-type="float">
            <text:p>17355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69" calcext:value-type="float">
            <text:p>18269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693" calcext:value-type="float">
            <text:p>18693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85" calcext:value-type="float">
            <text:p>1858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19" calcext:value-type="float">
            <text:p>17919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685" calcext:value-type="float">
            <text:p>16685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96" calcext:value-type="float">
            <text:p>14896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79" calcext:value-type="float">
            <text:p>12579</text:p>
          </table:table-cell>
          <table:table-cell office:value-type="float" office:value="-203" calcext:value-type="float">
            <text:p>-2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82" calcext:value-type="float">
            <text:p>9782</text:p>
          </table:table-cell>
          <table:table-cell office:value-type="float" office:value="-266" calcext:value-type="float">
            <text:p>-2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69" calcext:value-type="float">
            <text:p>6569</text:p>
          </table:table-cell>
          <table:table-cell office:value-type="float" office:value="-328" calcext:value-type="float">
            <text:p>-3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19" calcext:value-type="float">
            <text:p>3019</text:p>
          </table:table-cell>
          <table:table-cell office:value-type="float" office:value="-391" calcext:value-type="float">
            <text:p>-3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6" calcext:value-type="float">
            <text:p>-776</text:p>
          </table:table-cell>
          <table:table-cell office:value-type="float" office:value="-453" calcext:value-type="float">
            <text:p>-4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15" calcext:value-type="float">
            <text:p>-4715</text:p>
          </table:table-cell>
          <table:table-cell office:value-type="float" office:value="-516" calcext:value-type="float">
            <text:p>-5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689" calcext:value-type="float">
            <text:p>-8689</text:p>
          </table:table-cell>
          <table:table-cell office:value-type="float" office:value="-578" calcext:value-type="float">
            <text:p>-5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88" calcext:value-type="float">
            <text:p>-12588</text:p>
          </table:table-cell>
          <table:table-cell office:value-type="float" office:value="-640" calcext:value-type="float">
            <text:p>-6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99" calcext:value-type="float">
            <text:p>-16299</text:p>
          </table:table-cell>
          <table:table-cell office:value-type="float" office:value="-703" calcext:value-type="float">
            <text:p>-7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715" calcext:value-type="float">
            <text:p>-19715</text:p>
          </table:table-cell>
          <table:table-cell office:value-type="float" office:value="-765" calcext:value-type="float">
            <text:p>-7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35" calcext:value-type="float">
            <text:p>-22735</text:p>
          </table:table-cell>
          <table:table-cell office:value-type="float" office:value="-828" calcext:value-type="float">
            <text:p>-8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71" calcext:value-type="float">
            <text:p>-25271</text:p>
          </table:table-cell>
          <table:table-cell office:value-type="float" office:value="-890" calcext:value-type="float">
            <text:p>-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4" calcext:value-type="float">
            <text:p>-27244</text:p>
          </table:table-cell>
          <table:table-cell office:value-type="float" office:value="-953" calcext:value-type="float">
            <text:p>-9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594" calcext:value-type="float">
            <text:p>-28594</text:p>
          </table:table-cell>
          <table:table-cell office:value-type="float" office:value="-1015" calcext:value-type="float">
            <text:p>-10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79" calcext:value-type="float">
            <text:p>-29279</text:p>
          </table:table-cell>
          <table:table-cell office:value-type="float" office:value="-1078" calcext:value-type="float">
            <text:p>-1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74" calcext:value-type="float">
            <text:p>-29274</text:p>
          </table:table-cell>
          <table:table-cell office:value-type="float" office:value="-1140" calcext:value-type="float">
            <text:p>-11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575" calcext:value-type="float">
            <text:p>-28575</text:p>
          </table:table-cell>
          <table:table-cell office:value-type="float" office:value="-1203" calcext:value-type="float">
            <text:p>-12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99" calcext:value-type="float">
            <text:p>-27199</text:p>
          </table:table-cell>
          <table:table-cell office:value-type="float" office:value="-1265" calcext:value-type="float">
            <text:p>-12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183" calcext:value-type="float">
            <text:p>-25183</text:p>
          </table:table-cell>
          <table:table-cell office:value-type="float" office:value="-1328" calcext:value-type="float">
            <text:p>-13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80" calcext:value-type="float">
            <text:p>-22580</text:p>
          </table:table-cell>
          <table:table-cell office:value-type="float" office:value="-1390" calcext:value-type="float">
            <text:p>-1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64" calcext:value-type="float">
            <text:p>-19464</text:p>
          </table:table-cell>
          <table:table-cell office:value-type="float" office:value="-1453" calcext:value-type="float">
            <text:p>-14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19" calcext:value-type="float">
            <text:p>-15919</text:p>
          </table:table-cell>
          <table:table-cell office:value-type="float" office:value="-1515" calcext:value-type="float">
            <text:p>-15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45" calcext:value-type="float">
            <text:p>-12045</text:p>
          </table:table-cell>
          <table:table-cell office:value-type="float" office:value="-1577" calcext:value-type="float">
            <text:p>-15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49" calcext:value-type="float">
            <text:p>-7949</text:p>
          </table:table-cell>
          <table:table-cell office:value-type="float" office:value="-1640" calcext:value-type="float">
            <text:p>-16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44" calcext:value-type="float">
            <text:p>-3744</text:p>
          </table:table-cell>
          <table:table-cell office:value-type="float" office:value="-1702" calcext:value-type="float">
            <text:p>-1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6" calcext:value-type="float">
            <text:p>456</text:p>
          </table:table-cell>
          <table:table-cell office:value-type="float" office:value="-1765" calcext:value-type="float">
            <text:p>-17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38" calcext:value-type="float">
            <text:p>4538</text:p>
          </table:table-cell>
          <table:table-cell office:value-type="float" office:value="-1827" calcext:value-type="float">
            <text:p>-18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394" calcext:value-type="float">
            <text:p>8394</text:p>
          </table:table-cell>
          <table:table-cell office:value-type="float" office:value="-1890" calcext:value-type="float">
            <text:p>-1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923" calcext:value-type="float">
            <text:p>11923</text:p>
          </table:table-cell>
          <table:table-cell office:value-type="float" office:value="-1952" calcext:value-type="float">
            <text:p>-19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39" calcext:value-type="float">
            <text:p>15039</text:p>
          </table:table-cell>
          <table:table-cell office:value-type="float" office:value="-2015" calcext:value-type="float">
            <text:p>-20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67" calcext:value-type="float">
            <text:p>17667</text:p>
          </table:table-cell>
          <table:table-cell office:value-type="float" office:value="-2077" calcext:value-type="float">
            <text:p>-20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749" calcext:value-type="float">
            <text:p>19749</text:p>
          </table:table-cell>
          <table:table-cell office:value-type="float" office:value="-2140" calcext:value-type="float">
            <text:p>-21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245" calcext:value-type="float">
            <text:p>21245</text:p>
          </table:table-cell>
          <table:table-cell office:value-type="float" office:value="-2202" calcext:value-type="float">
            <text:p>-2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36" calcext:value-type="float">
            <text:p>22136</text:p>
          </table:table-cell>
          <table:table-cell office:value-type="float" office:value="-2265" calcext:value-type="float">
            <text:p>-22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18" calcext:value-type="float">
            <text:p>22418</text:p>
          </table:table-cell>
          <table:table-cell office:value-type="float" office:value="-2327" calcext:value-type="float">
            <text:p>-23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10" calcext:value-type="float">
            <text:p>22110</text:p>
          </table:table-cell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247" calcext:value-type="float">
            <text:p>21247</text:p>
          </table:table-cell>
          <table:table-cell office:value-type="float" office:value="-2452" calcext:value-type="float">
            <text:p>-2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81" calcext:value-type="float">
            <text:p>19881</text:p>
          </table:table-cell>
          <table:table-cell office:value-type="float" office:value="-2514" calcext:value-type="float">
            <text:p>-2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078" calcext:value-type="float">
            <text:p>18078</text:p>
          </table:table-cell>
          <table:table-cell office:value-type="float" office:value="-2577" calcext:value-type="float">
            <text:p>-25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19" calcext:value-type="float">
            <text:p>15919</text:p>
          </table:table-cell>
          <table:table-cell office:value-type="float" office:value="-2639" calcext:value-type="float">
            <text:p>-2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491" calcext:value-type="float">
            <text:p>13491</text:p>
          </table:table-cell>
          <table:table-cell office:value-type="float" office:value="-2702" calcext:value-type="float">
            <text:p>-2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8" calcext:value-type="float">
            <text:p>10888</text:p>
          </table:table-cell>
          <table:table-cell office:value-type="float" office:value="-2764" calcext:value-type="float">
            <text:p>-2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09" calcext:value-type="float">
            <text:p>8209</text:p>
          </table:table-cell>
          <table:table-cell office:value-type="float" office:value="-2827" calcext:value-type="float">
            <text:p>-28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49" calcext:value-type="float">
            <text:p>5549</text:p>
          </table:table-cell>
          <table:table-cell office:value-type="float" office:value="-2889" calcext:value-type="float">
            <text:p>-28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02" calcext:value-type="float">
            <text:p>3002</text:p>
          </table:table-cell>
          <table:table-cell office:value-type="float" office:value="-2952" calcext:value-type="float">
            <text:p>-29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3" calcext:value-type="float">
            <text:p>653</text:p>
          </table:table-cell>
          <table:table-cell office:value-type="float" office:value="-3014" calcext:value-type="float">
            <text:p>-3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21" calcext:value-type="float">
            <text:p>-1421</text:p>
          </table:table-cell>
          <table:table-cell office:value-type="float" office:value="-3077" calcext:value-type="float">
            <text:p>-30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58" calcext:value-type="float">
            <text:p>-3158</text:p>
          </table:table-cell>
          <table:table-cell office:value-type="float" office:value="-3139" calcext:value-type="float">
            <text:p>-31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09" calcext:value-type="float">
            <text:p>-4509</text:p>
          </table:table-cell>
          <table:table-cell office:value-type="float" office:value="-3202" calcext:value-type="float">
            <text:p>-3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441" calcext:value-type="float">
            <text:p>-5441</text:p>
          </table:table-cell>
          <table:table-cell office:value-type="float" office:value="-3264" calcext:value-type="float">
            <text:p>-3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38" calcext:value-type="float">
            <text:p>-5938</text:p>
          </table:table-cell>
          <table:table-cell office:value-type="float" office:value="-3326" calcext:value-type="float">
            <text:p>-3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02" calcext:value-type="float">
            <text:p>-6002</text:p>
          </table:table-cell>
          <table:table-cell office:value-type="float" office:value="-3389" calcext:value-type="float">
            <text:p>-3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52" calcext:value-type="float">
            <text:p>-5652</text:p>
          </table:table-cell>
          <table:table-cell office:value-type="float" office:value="-3451" calcext:value-type="float">
            <text:p>-34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24" calcext:value-type="float">
            <text:p>-4924</text:p>
          </table:table-cell>
          <table:table-cell office:value-type="float" office:value="-3514" calcext:value-type="float">
            <text:p>-3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67" calcext:value-type="float">
            <text:p>-3867</text:p>
          </table:table-cell>
          <table:table-cell office:value-type="float" office:value="-3576" calcext:value-type="float">
            <text:p>-3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45" calcext:value-type="float">
            <text:p>-2545</text:p>
          </table:table-cell>
          <table:table-cell office:value-type="float" office:value="-3639" calcext:value-type="float">
            <text:p>-3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30" calcext:value-type="float">
            <text:p>-1030</text:p>
          </table:table-cell>
          <table:table-cell office:value-type="float" office:value="-3701" calcext:value-type="float">
            <text:p>-37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7" calcext:value-type="float">
            <text:p>597</text:p>
          </table:table-cell>
          <table:table-cell office:value-type="float" office:value="-3764" calcext:value-type="float">
            <text:p>-3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9" calcext:value-type="float">
            <text:p>2249</text:p>
          </table:table-cell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39" calcext:value-type="float">
            <text:p>3839</text:p>
          </table:table-cell>
          <table:table-cell office:value-type="float" office:value="-3889" calcext:value-type="float">
            <text:p>-38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84" calcext:value-type="float">
            <text:p>5284</text:p>
          </table:table-cell>
          <table:table-cell office:value-type="float" office:value="-3951" calcext:value-type="float">
            <text:p>-39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02" calcext:value-type="float">
            <text:p>6502</text:p>
          </table:table-cell>
          <table:table-cell office:value-type="float" office:value="-4014" calcext:value-type="float">
            <text:p>-4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422" calcext:value-type="float">
            <text:p>7422</text:p>
          </table:table-cell>
          <table:table-cell office:value-type="float" office:value="-4076" calcext:value-type="float">
            <text:p>-40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83" calcext:value-type="float">
            <text:p>7983</text:p>
          </table:table-cell>
          <table:table-cell office:value-type="float" office:value="-4138" calcext:value-type="float">
            <text:p>-41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38" calcext:value-type="float">
            <text:p>8138</text:p>
          </table:table-cell>
          <table:table-cell office:value-type="float" office:value="-4201" calcext:value-type="float">
            <text:p>-42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54" calcext:value-type="float">
            <text:p>7854</text:p>
          </table:table-cell>
          <table:table-cell office:value-type="float" office:value="-4263" calcext:value-type="float">
            <text:p>-42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15" calcext:value-type="float">
            <text:p>7115</text:p>
          </table:table-cell>
          <table:table-cell office:value-type="float" office:value="12058" calcext:value-type="float">
            <text:p>120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24" calcext:value-type="float">
            <text:p>5924</text:p>
          </table:table-cell>
          <table:table-cell office:value-type="float" office:value="11996" calcext:value-type="float">
            <text:p>11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99" calcext:value-type="float">
            <text:p>4299</text:p>
          </table:table-cell>
          <table:table-cell office:value-type="float" office:value="11933" calcext:value-type="float">
            <text:p>119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7" calcext:value-type="float">
            <text:p>2277</text:p>
          </table:table-cell>
          <table:table-cell office:value-type="float" office:value="11871" calcext:value-type="float">
            <text:p>118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0" calcext:value-type="float">
            <text:p>-90</text:p>
          </table:table-cell>
          <table:table-cell office:value-type="float" office:value="11808" calcext:value-type="float">
            <text:p>118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3" calcext:value-type="float">
            <text:p>-2733</text:p>
          </table:table-cell>
          <table:table-cell office:value-type="float" office:value="11746" calcext:value-type="float">
            <text:p>11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75" calcext:value-type="float">
            <text:p>-5575</text:p>
          </table:table-cell>
          <table:table-cell office:value-type="float" office:value="11683" calcext:value-type="float">
            <text:p>116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524" calcext:value-type="float">
            <text:p>-8524</text:p>
          </table:table-cell>
          <table:table-cell office:value-type="float" office:value="11621" calcext:value-type="float">
            <text:p>116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86" calcext:value-type="float">
            <text:p>-11486</text:p>
          </table:table-cell>
          <table:table-cell office:value-type="float" office:value="11558" calcext:value-type="float">
            <text:p>115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59" calcext:value-type="float">
            <text:p>-14359</text:p>
          </table:table-cell>
          <table:table-cell office:value-type="float" office:value="11496" calcext:value-type="float">
            <text:p>114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045" calcext:value-type="float">
            <text:p>-17045</text:p>
          </table:table-cell>
          <table:table-cell office:value-type="float" office:value="11433" calcext:value-type="float">
            <text:p>114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44" calcext:value-type="float">
            <text:p>-19444</text:p>
          </table:table-cell>
          <table:table-cell office:value-type="float" office:value="11371" calcext:value-type="float">
            <text:p>113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468" calcext:value-type="float">
            <text:p>-21468</text:p>
          </table:table-cell>
          <table:table-cell office:value-type="float" office:value="11309" calcext:value-type="float">
            <text:p>113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035" calcext:value-type="float">
            <text:p>-23035</text:p>
          </table:table-cell>
          <table:table-cell office:value-type="float" office:value="11246" calcext:value-type="float">
            <text:p>11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76" calcext:value-type="float">
            <text:p>-24076</text:p>
          </table:table-cell>
          <table:table-cell office:value-type="float" office:value="11184" calcext:value-type="float">
            <text:p>111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38" calcext:value-type="float">
            <text:p>-24538</text:p>
          </table:table-cell>
          <table:table-cell office:value-type="float" office:value="11121" calcext:value-type="float">
            <text:p>111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85" calcext:value-type="float">
            <text:p>-24385</text:p>
          </table:table-cell>
          <table:table-cell office:value-type="float" office:value="-2048" calcext:value-type="float">
            <text:p>-20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98" calcext:value-type="float">
            <text:p>-23598</text:p>
          </table:table-cell>
          <table:table-cell office:value-type="float" office:value="-2111" calcext:value-type="float">
            <text:p>-21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80" calcext:value-type="float">
            <text:p>-22180</text:p>
          </table:table-cell>
          <table:table-cell office:value-type="float" office:value="-2173" calcext:value-type="float">
            <text:p>-21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150" calcext:value-type="float">
            <text:p>-20150</text:p>
          </table:table-cell>
          <table:table-cell office:value-type="float" office:value="-2236" calcext:value-type="float">
            <text:p>-22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549" calcext:value-type="float">
            <text:p>-17549</text:p>
          </table:table-cell>
          <table:table-cell office:value-type="float" office:value="-2298" calcext:value-type="float">
            <text:p>-22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436" calcext:value-type="float">
            <text:p>-14436</text:p>
          </table:table-cell>
          <table:table-cell office:value-type="float" office:value="-2361" calcext:value-type="float">
            <text:p>-23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84" calcext:value-type="float">
            <text:p>-10884</text:p>
          </table:table-cell>
          <table:table-cell office:value-type="float" office:value="-2423" calcext:value-type="float">
            <text:p>-24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83" calcext:value-type="float">
            <text:p>-6983</text:p>
          </table:table-cell>
          <table:table-cell office:value-type="float" office:value="-2486" calcext:value-type="float">
            <text:p>-24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3" calcext:value-type="float">
            <text:p>-2833</text:p>
          </table:table-cell>
          <table:table-cell office:value-type="float" office:value="-2548" calcext:value-type="float">
            <text:p>-25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6" calcext:value-type="float">
            <text:p>1456</text:p>
          </table:table-cell>
          <table:table-cell office:value-type="float" office:value="-2611" calcext:value-type="float">
            <text:p>-261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72" calcext:value-type="float">
            <text:p>5772</text:p>
          </table:table-cell>
          <table:table-cell office:value-type="float" office:value="-2673" calcext:value-type="float">
            <text:p>-26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96" calcext:value-type="float">
            <text:p>9996</text:p>
          </table:table-cell>
          <table:table-cell office:value-type="float" office:value="-2736" calcext:value-type="float">
            <text:p>-27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7" calcext:value-type="float">
            <text:p>14017</text:p>
          </table:table-cell>
          <table:table-cell office:value-type="float" office:value="-2798" calcext:value-type="float">
            <text:p>-2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24" calcext:value-type="float">
            <text:p>17724</text:p>
          </table:table-cell>
          <table:table-cell office:value-type="float" office:value="-2861" calcext:value-type="float">
            <text:p>-28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019" calcext:value-type="float">
            <text:p>21019</text:p>
          </table:table-cell>
          <table:table-cell office:value-type="float" office:value="-2923" calcext:value-type="float">
            <text:p>-29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814" calcext:value-type="float">
            <text:p>23814</text:p>
          </table:table-cell>
          <table:table-cell office:value-type="float" office:value="-2985" calcext:value-type="float">
            <text:p>-29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35" calcext:value-type="float">
            <text:p>26035</text:p>
          </table:table-cell>
          <table:table-cell office:value-type="float" office:value="-3048" calcext:value-type="float">
            <text:p>-30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625" calcext:value-type="float">
            <text:p>27625</text:p>
          </table:table-cell>
          <table:table-cell office:value-type="float" office:value="-3110" calcext:value-type="float">
            <text:p>-31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49" calcext:value-type="float">
            <text:p>28549</text:p>
          </table:table-cell>
          <table:table-cell office:value-type="float" office:value="-3173" calcext:value-type="float">
            <text:p>-31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786" calcext:value-type="float">
            <text:p>28786</text:p>
          </table:table-cell>
          <table:table-cell office:value-type="float" office:value="-3235" calcext:value-type="float">
            <text:p>-32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40" calcext:value-type="float">
            <text:p>28340</text:p>
          </table:table-cell>
          <table:table-cell office:value-type="float" office:value="-3298" calcext:value-type="float">
            <text:p>-32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32" calcext:value-type="float">
            <text:p>27232</text:p>
          </table:table-cell>
          <table:table-cell office:value-type="float" office:value="-3360" calcext:value-type="float">
            <text:p>-33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504" calcext:value-type="float">
            <text:p>25504</text:p>
          </table:table-cell>
          <table:table-cell office:value-type="float" office:value="-3423" calcext:value-type="float">
            <text:p>-34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214" calcext:value-type="float">
            <text:p>23214</text:p>
          </table:table-cell>
          <table:table-cell office:value-type="float" office:value="-3485" calcext:value-type="float">
            <text:p>-34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37" calcext:value-type="float">
            <text:p>20437</text:p>
          </table:table-cell>
          <table:table-cell office:value-type="float" office:value="-3548" calcext:value-type="float">
            <text:p>-35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61" calcext:value-type="float">
            <text:p>17261</text:p>
          </table:table-cell>
          <table:table-cell office:value-type="float" office:value="-3610" calcext:value-type="float">
            <text:p>-3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784" calcext:value-type="float">
            <text:p>13784</text:p>
          </table:table-cell>
          <table:table-cell office:value-type="float" office:value="-3673" calcext:value-type="float">
            <text:p>-36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11" calcext:value-type="float">
            <text:p>10111</text:p>
          </table:table-cell>
          <table:table-cell office:value-type="float" office:value="-3735" calcext:value-type="float">
            <text:p>-37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52" calcext:value-type="float">
            <text:p>6352</text:p>
          </table:table-cell>
          <table:table-cell office:value-type="float" office:value="-3797" calcext:value-type="float">
            <text:p>-37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4" calcext:value-type="float">
            <text:p>2614</text:p>
          </table:table-cell>
          <table:table-cell office:value-type="float" office:value="-3860" calcext:value-type="float">
            <text:p>-38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6" calcext:value-type="float">
            <text:p>-996</text:p>
          </table:table-cell>
          <table:table-cell office:value-type="float" office:value="-3922" calcext:value-type="float">
            <text:p>-39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78" calcext:value-type="float">
            <text:p>-4378</text:p>
          </table:table-cell>
          <table:table-cell office:value-type="float" office:value="-3985" calcext:value-type="float">
            <text:p>-39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445" calcext:value-type="float">
            <text:p>-7445</text:p>
          </table:table-cell>
          <table:table-cell office:value-type="float" office:value="-4047" calcext:value-type="float">
            <text:p>-40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18" calcext:value-type="float">
            <text:p>-10118</text:p>
          </table:table-cell>
          <table:table-cell office:value-type="float" office:value="-4110" calcext:value-type="float">
            <text:p>-41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336" calcext:value-type="float">
            <text:p>-12336</text:p>
          </table:table-cell>
          <table:table-cell office:value-type="float" office:value="-4172" calcext:value-type="float">
            <text:p>-41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53" calcext:value-type="float">
            <text:p>-14053</text:p>
          </table:table-cell>
          <table:table-cell office:value-type="float" office:value="-4235" calcext:value-type="float">
            <text:p>-42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243" calcext:value-type="float">
            <text:p>-15243</text:p>
          </table:table-cell>
          <table:table-cell office:value-type="float" office:value="-4297" calcext:value-type="float">
            <text:p>-42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895" calcext:value-type="float">
            <text:p>-15895</text:p>
          </table:table-cell>
          <table:table-cell office:value-type="float" office:value="-4360" calcext:value-type="float">
            <text:p>-43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20" calcext:value-type="float">
            <text:p>-16020</text:p>
          </table:table-cell>
          <table:table-cell office:value-type="float" office:value="-4422" calcext:value-type="float">
            <text:p>-44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644" calcext:value-type="float">
            <text:p>-15644</text:p>
          </table:table-cell>
          <table:table-cell office:value-type="float" office:value="-4485" calcext:value-type="float">
            <text:p>-44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10" calcext:value-type="float">
            <text:p>-14810</text:p>
          </table:table-cell>
          <table:table-cell office:value-type="float" office:value="-4547" calcext:value-type="float">
            <text:p>-45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577" calcext:value-type="float">
            <text:p>-13577</text:p>
          </table:table-cell>
          <table:table-cell office:value-type="float" office:value="-4610" calcext:value-type="float">
            <text:p>-4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16" calcext:value-type="float">
            <text:p>-12016</text:p>
          </table:table-cell>
          <table:table-cell office:value-type="float" office:value="-4672" calcext:value-type="float">
            <text:p>-46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06" calcext:value-type="float">
            <text:p>-10206</text:p>
          </table:table-cell>
          <table:table-cell office:value-type="float" office:value="-4734" calcext:value-type="float">
            <text:p>-4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235" calcext:value-type="float">
            <text:p>-8235</text:p>
          </table:table-cell>
          <table:table-cell office:value-type="float" office:value="-4797" calcext:value-type="float">
            <text:p>-47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92" calcext:value-type="float">
            <text:p>-6192</text:p>
          </table:table-cell>
          <table:table-cell office:value-type="float" office:value="-4859" calcext:value-type="float">
            <text:p>-48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69" calcext:value-type="float">
            <text:p>-4169</text:p>
          </table:table-cell>
          <table:table-cell office:value-type="float" office:value="-4922" calcext:value-type="float">
            <text:p>-49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3" calcext:value-type="float">
            <text:p>-2253</text:p>
          </table:table-cell>
          <table:table-cell office:value-type="float" office:value="-4984" calcext:value-type="float">
            <text:p>-49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5" calcext:value-type="float">
            <text:p>-525</text:p>
          </table:table-cell>
          <table:table-cell office:value-type="float" office:value="-5047" calcext:value-type="float">
            <text:p>-50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4" calcext:value-type="float">
            <text:p>944</text:p>
          </table:table-cell>
          <table:table-cell office:value-type="float" office:value="-5109" calcext:value-type="float">
            <text:p>-51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92" calcext:value-type="float">
            <text:p>2092</text:p>
          </table:table-cell>
          <table:table-cell office:value-type="float" office:value="-5172" calcext:value-type="float">
            <text:p>-51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75" calcext:value-type="float">
            <text:p>2875</text:p>
          </table:table-cell>
          <table:table-cell office:value-type="float" office:value="-5234" calcext:value-type="float">
            <text:p>-52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" calcext:value-type="float">
            <text:p>3261</text:p>
          </table:table-cell>
          <table:table-cell office:value-type="float" office:value="-5297" calcext:value-type="float">
            <text:p>-52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36" calcext:value-type="float">
            <text:p>3236</text:p>
          </table:table-cell>
          <table:table-cell office:value-type="float" office:value="-5359" calcext:value-type="float">
            <text:p>-53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04" calcext:value-type="float">
            <text:p>2804</text:p>
          </table:table-cell>
          <table:table-cell office:value-type="float" office:value="-5422" calcext:value-type="float">
            <text:p>-54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5" calcext:value-type="float">
            <text:p>1985</text:p>
          </table:table-cell>
          <table:table-cell office:value-type="float" office:value="-5484" calcext:value-type="float">
            <text:p>-54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6" calcext:value-type="float">
            <text:p>816</text:p>
          </table:table-cell>
          <table:table-cell office:value-type="float" office:value="-5546" calcext:value-type="float">
            <text:p>-5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3" calcext:value-type="float">
            <text:p>-653</text:p>
          </table:table-cell>
          <table:table-cell office:value-type="float" office:value="-5609" calcext:value-type="float">
            <text:p>-56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6" calcext:value-type="float">
            <text:p>-2356</text:p>
          </table:table-cell>
          <table:table-cell office:value-type="float" office:value="-5671" calcext:value-type="float">
            <text:p>-56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19" calcext:value-type="float">
            <text:p>-4219</text:p>
          </table:table-cell>
          <table:table-cell office:value-type="float" office:value="-5734" calcext:value-type="float">
            <text:p>-5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58" calcext:value-type="float">
            <text:p>-6158</text:p>
          </table:table-cell>
          <table:table-cell office:value-type="float" office:value="-5796" calcext:value-type="float">
            <text:p>-5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085" calcext:value-type="float">
            <text:p>-8085</text:p>
          </table:table-cell>
          <table:table-cell office:value-type="float" office:value="-5859" calcext:value-type="float">
            <text:p>-58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10" calcext:value-type="float">
            <text:p>-9910</text:p>
          </table:table-cell>
          <table:table-cell office:value-type="float" office:value="-5921" calcext:value-type="float">
            <text:p>-59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46" calcext:value-type="float">
            <text:p>-11546</text:p>
          </table:table-cell>
          <table:table-cell office:value-type="float" office:value="-5984" calcext:value-type="float">
            <text:p>-59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908" calcext:value-type="float">
            <text:p>-12908</text:p>
          </table:table-cell>
          <table:table-cell office:value-type="float" office:value="-6046" calcext:value-type="float">
            <text:p>-6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921" calcext:value-type="float">
            <text:p>-13921</text:p>
          </table:table-cell>
          <table:table-cell office:value-type="float" office:value="-6109" calcext:value-type="float">
            <text:p>-61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20" calcext:value-type="float">
            <text:p>-14520</text:p>
          </table:table-cell>
          <table:table-cell office:value-type="float" office:value="-6171" calcext:value-type="float">
            <text:p>-61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655" calcext:value-type="float">
            <text:p>-14655</text:p>
          </table:table-cell>
          <table:table-cell office:value-type="float" office:value="-6234" calcext:value-type="float">
            <text:p>-62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289" calcext:value-type="float">
            <text:p>-14289</text:p>
          </table:table-cell>
          <table:table-cell office:value-type="float" office:value="-6296" calcext:value-type="float">
            <text:p>-62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03" calcext:value-type="float">
            <text:p>-13403</text:p>
          </table:table-cell>
          <table:table-cell office:value-type="float" office:value="-6359" calcext:value-type="float">
            <text:p>-63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97" calcext:value-type="float">
            <text:p>-11997</text:p>
          </table:table-cell>
          <table:table-cell office:value-type="float" office:value="-6421" calcext:value-type="float">
            <text:p>-64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88" calcext:value-type="float">
            <text:p>-10088</text:p>
          </table:table-cell>
          <table:table-cell office:value-type="float" office:value="-6483" calcext:value-type="float">
            <text:p>-64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11" calcext:value-type="float">
            <text:p>-7711</text:p>
          </table:table-cell>
          <table:table-cell office:value-type="float" office:value="-6546" calcext:value-type="float">
            <text:p>-6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20" calcext:value-type="float">
            <text:p>-4920</text:p>
          </table:table-cell>
          <table:table-cell office:value-type="float" office:value="-6608" calcext:value-type="float">
            <text:p>-66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81" calcext:value-type="float">
            <text:p>-1781</text:p>
          </table:table-cell>
          <table:table-cell office:value-type="float" office:value="-6671" calcext:value-type="float">
            <text:p>-66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2" calcext:value-type="float">
            <text:p>1622</text:p>
          </table:table-cell>
          <table:table-cell office:value-type="float" office:value="-6733" calcext:value-type="float">
            <text:p>-67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96" calcext:value-type="float">
            <text:p>5196</text:p>
          </table:table-cell>
          <table:table-cell office:value-type="float" office:value="-6796" calcext:value-type="float">
            <text:p>-6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841" calcext:value-type="float">
            <text:p>8841</text:p>
          </table:table-cell>
          <table:table-cell office:value-type="float" office:value="-6858" calcext:value-type="float">
            <text:p>-68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449" calcext:value-type="float">
            <text:p>12449</text:p>
          </table:table-cell>
          <table:table-cell office:value-type="float" office:value="-6921" calcext:value-type="float">
            <text:p>-69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12" calcext:value-type="float">
            <text:p>15912</text:p>
          </table:table-cell>
          <table:table-cell office:value-type="float" office:value="-6983" calcext:value-type="float">
            <text:p>-69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125" calcext:value-type="float">
            <text:p>19125</text:p>
          </table:table-cell>
          <table:table-cell office:value-type="float" office:value="-7046" calcext:value-type="float">
            <text:p>-7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986" calcext:value-type="float">
            <text:p>21986</text:p>
          </table:table-cell>
          <table:table-cell office:value-type="float" office:value="-7108" calcext:value-type="float">
            <text:p>-7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03" calcext:value-type="float">
            <text:p>24403</text:p>
          </table:table-cell>
          <table:table-cell office:value-type="float" office:value="-7171" calcext:value-type="float">
            <text:p>-71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96" calcext:value-type="float">
            <text:p>26296</text:p>
          </table:table-cell>
          <table:table-cell office:value-type="float" office:value="-7233" calcext:value-type="float">
            <text:p>-72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99" calcext:value-type="float">
            <text:p>27599</text:p>
          </table:table-cell>
          <table:table-cell office:value-type="float" office:value="-7295" calcext:value-type="float">
            <text:p>-72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263" calcext:value-type="float">
            <text:p>28263</text:p>
          </table:table-cell>
          <table:table-cell office:value-type="float" office:value="-7358" calcext:value-type="float">
            <text:p>-73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256" calcext:value-type="float">
            <text:p>28256</text:p>
          </table:table-cell>
          <table:table-cell office:value-type="float" office:value="-7420" calcext:value-type="float">
            <text:p>-7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67" calcext:value-type="float">
            <text:p>27567</text:p>
          </table:table-cell>
          <table:table-cell office:value-type="float" office:value="-7483" calcext:value-type="float">
            <text:p>-74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06" calcext:value-type="float">
            <text:p>26206</text:p>
          </table:table-cell>
          <table:table-cell office:value-type="float" office:value="-7545" calcext:value-type="float">
            <text:p>-75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00" calcext:value-type="float">
            <text:p>24200</text:p>
          </table:table-cell>
          <table:table-cell office:value-type="float" office:value="-7608" calcext:value-type="float">
            <text:p>-76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598" calcext:value-type="float">
            <text:p>21598</text:p>
          </table:table-cell>
          <table:table-cell office:value-type="float" office:value="-7670" calcext:value-type="float">
            <text:p>-7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465" calcext:value-type="float">
            <text:p>18465</text:p>
          </table:table-cell>
          <table:table-cell office:value-type="float" office:value="-7733" calcext:value-type="float">
            <text:p>-77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83" calcext:value-type="float">
            <text:p>14883</text:p>
          </table:table-cell>
          <table:table-cell office:value-type="float" office:value="-7795" calcext:value-type="float">
            <text:p>-77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46" calcext:value-type="float">
            <text:p>10946</text:p>
          </table:table-cell>
          <table:table-cell office:value-type="float" office:value="-7858" calcext:value-type="float">
            <text:p>-78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759" calcext:value-type="float">
            <text:p>6759</text:p>
          </table:table-cell>
          <table:table-cell office:value-type="float" office:value="-7920" calcext:value-type="float">
            <text:p>-79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4" calcext:value-type="float">
            <text:p>2434</text:p>
          </table:table-cell>
          <table:table-cell office:value-type="float" office:value="-7983" calcext:value-type="float">
            <text:p>-79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2" calcext:value-type="float">
            <text:p>-1912</text:p>
          </table:table-cell>
          <table:table-cell office:value-type="float" office:value="-8045" calcext:value-type="float">
            <text:p>-80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65" calcext:value-type="float">
            <text:p>-6165</text:p>
          </table:table-cell>
          <table:table-cell office:value-type="float" office:value="-8108" calcext:value-type="float">
            <text:p>-8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11" calcext:value-type="float">
            <text:p>-10211</text:p>
          </table:table-cell>
          <table:table-cell office:value-type="float" office:value="-8170" calcext:value-type="float">
            <text:p>-8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945" calcext:value-type="float">
            <text:p>-13945</text:p>
          </table:table-cell>
          <table:table-cell office:value-type="float" office:value="-8232" calcext:value-type="float">
            <text:p>-82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72" calcext:value-type="float">
            <text:p>-17272</text:p>
          </table:table-cell>
          <table:table-cell office:value-type="float" office:value="-8295" calcext:value-type="float">
            <text:p>-82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109" calcext:value-type="float">
            <text:p>-20109</text:p>
          </table:table-cell>
          <table:table-cell office:value-type="float" office:value="-8357" calcext:value-type="float">
            <text:p>-83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391" calcext:value-type="float">
            <text:p>-22391</text:p>
          </table:table-cell>
          <table:table-cell office:value-type="float" office:value="-8420" calcext:value-type="float">
            <text:p>-8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7" calcext:value-type="float">
            <text:p>-24067</text:p>
          </table:table-cell>
          <table:table-cell office:value-type="float" office:value="-8482" calcext:value-type="float">
            <text:p>-8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108" calcext:value-type="float">
            <text:p>-25108</text:p>
          </table:table-cell>
          <table:table-cell office:value-type="float" office:value="-8545" calcext:value-type="float">
            <text:p>-85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502" calcext:value-type="float">
            <text:p>-25502</text:p>
          </table:table-cell>
          <table:table-cell office:value-type="float" office:value="-8607" calcext:value-type="float">
            <text:p>-86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58" calcext:value-type="float">
            <text:p>-25258</text:p>
          </table:table-cell>
          <table:table-cell office:value-type="float" office:value="-8670" calcext:value-type="float">
            <text:p>-8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04" calcext:value-type="float">
            <text:p>-24404</text:p>
          </table:table-cell>
          <table:table-cell office:value-type="float" office:value="-8732" calcext:value-type="float">
            <text:p>-87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986" calcext:value-type="float">
            <text:p>-22986</text:p>
          </table:table-cell>
          <table:table-cell office:value-type="float" office:value="-8795" calcext:value-type="float">
            <text:p>-87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066" calcext:value-type="float">
            <text:p>-21066</text:p>
          </table:table-cell>
          <table:table-cell office:value-type="float" office:value="-8857" calcext:value-type="float">
            <text:p>-88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720" calcext:value-type="float">
            <text:p>-18720</text:p>
          </table:table-cell>
          <table:table-cell office:value-type="float" office:value="-8920" calcext:value-type="float">
            <text:p>-89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35" calcext:value-type="float">
            <text:p>-16035</text:p>
          </table:table-cell>
          <table:table-cell office:value-type="float" office:value="-8982" calcext:value-type="float">
            <text:p>-89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108" calcext:value-type="float">
            <text:p>-13108</text:p>
          </table:table-cell>
          <table:table-cell office:value-type="float" office:value="7340" calcext:value-type="float">
            <text:p>7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38" calcext:value-type="float">
            <text:p>-10038</text:p>
          </table:table-cell>
          <table:table-cell office:value-type="float" office:value="7277" calcext:value-type="float">
            <text:p>72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27" calcext:value-type="float">
            <text:p>-6927</text:p>
          </table:table-cell>
          <table:table-cell office:value-type="float" office:value="7215" calcext:value-type="float">
            <text:p>72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76" calcext:value-type="float">
            <text:p>-3876</text:p>
          </table:table-cell>
          <table:table-cell office:value-type="float" office:value="7152" calcext:value-type="float">
            <text:p>71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0" calcext:value-type="float">
            <text:p>-980</text:p>
          </table:table-cell>
          <table:table-cell office:value-type="float" office:value="7090" calcext:value-type="float">
            <text:p>7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74" calcext:value-type="float">
            <text:p>1674</text:p>
          </table:table-cell>
          <table:table-cell office:value-type="float" office:value="7027" calcext:value-type="float">
            <text:p>70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11" calcext:value-type="float">
            <text:p>4011</text:p>
          </table:table-cell>
          <table:table-cell office:value-type="float" office:value="6965" calcext:value-type="float">
            <text:p>69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70" calcext:value-type="float">
            <text:p>5970</text:p>
          </table:table-cell>
          <table:table-cell office:value-type="float" office:value="6902" calcext:value-type="float">
            <text:p>69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02" calcext:value-type="float">
            <text:p>7502</text:p>
          </table:table-cell>
          <table:table-cell office:value-type="float" office:value="6840" calcext:value-type="float">
            <text:p>6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580" calcext:value-type="float">
            <text:p>8580</text:p>
          </table:table-cell>
          <table:table-cell office:value-type="float" office:value="6777" calcext:value-type="float">
            <text:p>67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190" calcext:value-type="float">
            <text:p>9190</text:p>
          </table:table-cell>
          <table:table-cell office:value-type="float" office:value="6715" calcext:value-type="float">
            <text:p>67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338" calcext:value-type="float">
            <text:p>9338</text:p>
          </table:table-cell>
          <table:table-cell office:value-type="float" office:value="6652" calcext:value-type="float">
            <text:p>66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48" calcext:value-type="float">
            <text:p>9048</text:p>
          </table:table-cell>
          <table:table-cell office:value-type="float" office:value="6590" calcext:value-type="float">
            <text:p>6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357" calcext:value-type="float">
            <text:p>8357</text:p>
          </table:table-cell>
          <table:table-cell office:value-type="float" office:value="6528" calcext:value-type="float">
            <text:p>6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320" calcext:value-type="float">
            <text:p>7320</text:p>
          </table:table-cell>
          <table:table-cell office:value-type="float" office:value="6465" calcext:value-type="float">
            <text:p>64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03" calcext:value-type="float">
            <text:p>6003</text:p>
          </table:table-cell>
          <table:table-cell office:value-type="float" office:value="6403" calcext:value-type="float">
            <text:p>64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81" calcext:value-type="float">
            <text:p>4481</text:p>
          </table:table-cell>
          <table:table-cell office:value-type="float" office:value="6340" calcext:value-type="float">
            <text:p>6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6" calcext:value-type="float">
            <text:p>2836</text:p>
          </table:table-cell>
          <table:table-cell office:value-type="float" office:value="6278" calcext:value-type="float">
            <text:p>62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7" calcext:value-type="float">
            <text:p>1157</text:p>
          </table:table-cell>
          <table:table-cell office:value-type="float" office:value="6215" calcext:value-type="float">
            <text:p>62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1" calcext:value-type="float">
            <text:p>-471</text:p>
          </table:table-cell>
          <table:table-cell office:value-type="float" office:value="6153" calcext:value-type="float">
            <text:p>61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3" calcext:value-type="float">
            <text:p>-1963</text:p>
          </table:table-cell>
          <table:table-cell office:value-type="float" office:value="6090" calcext:value-type="float">
            <text:p>6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" calcext:value-type="float">
            <text:p>-3241</text:p>
          </table:table-cell>
          <table:table-cell office:value-type="float" office:value="6028" calcext:value-type="float">
            <text:p>60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34" calcext:value-type="float">
            <text:p>-4234</text:p>
          </table:table-cell>
          <table:table-cell office:value-type="float" office:value="5965" calcext:value-type="float">
            <text:p>59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86" calcext:value-type="float">
            <text:p>-4886</text:p>
          </table:table-cell>
          <table:table-cell office:value-type="float" office:value="5903" calcext:value-type="float">
            <text:p>59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51" calcext:value-type="float">
            <text:p>-5151</text:p>
          </table:table-cell>
          <table:table-cell office:value-type="float" office:value="5840" calcext:value-type="float">
            <text:p>5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01" calcext:value-type="float">
            <text:p>-5001</text:p>
          </table:table-cell>
          <table:table-cell office:value-type="float" office:value="5778" calcext:value-type="float">
            <text:p>57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23" calcext:value-type="float">
            <text:p>-4423</text:p>
          </table:table-cell>
          <table:table-cell office:value-type="float" office:value="5715" calcext:value-type="float">
            <text:p>57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23" calcext:value-type="float">
            <text:p>-3423</text:p>
          </table:table-cell>
          <table:table-cell office:value-type="float" office:value="5653" calcext:value-type="float">
            <text:p>56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23" calcext:value-type="float">
            <text:p>-2023</text:p>
          </table:table-cell>
          <table:table-cell office:value-type="float" office:value="5591" calcext:value-type="float">
            <text:p>55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" calcext:value-type="float">
            <text:p>-261</text:p>
          </table:table-cell>
          <table:table-cell office:value-type="float" office:value="5528" calcext:value-type="float">
            <text:p>5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08" calcext:value-type="float">
            <text:p>1808</text:p>
          </table:table-cell>
          <table:table-cell office:value-type="float" office:value="5466" calcext:value-type="float">
            <text:p>54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117" calcext:value-type="float">
            <text:p>4117</text:p>
          </table:table-cell>
          <table:table-cell office:value-type="float" office:value="5403" calcext:value-type="float">
            <text:p>54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85" calcext:value-type="float">
            <text:p>6585</text:p>
          </table:table-cell>
          <table:table-cell office:value-type="float" office:value="5341" calcext:value-type="float">
            <text:p>53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125" calcext:value-type="float">
            <text:p>9125</text:p>
          </table:table-cell>
          <table:table-cell office:value-type="float" office:value="5278" calcext:value-type="float">
            <text:p>52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44" calcext:value-type="float">
            <text:p>11644</text:p>
          </table:table-cell>
          <table:table-cell office:value-type="float" office:value="5216" calcext:value-type="float">
            <text:p>5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46" calcext:value-type="float">
            <text:p>14046</text:p>
          </table:table-cell>
          <table:table-cell office:value-type="float" office:value="5153" calcext:value-type="float">
            <text:p>515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35" calcext:value-type="float">
            <text:p>16235</text:p>
          </table:table-cell>
          <table:table-cell office:value-type="float" office:value="5091" calcext:value-type="float">
            <text:p>50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122" calcext:value-type="float">
            <text:p>18122</text:p>
          </table:table-cell>
          <table:table-cell office:value-type="float" office:value="5028" calcext:value-type="float">
            <text:p>50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22" calcext:value-type="float">
            <text:p>19622</text:p>
          </table:table-cell>
          <table:table-cell office:value-type="float" office:value="4966" calcext:value-type="float">
            <text:p>49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63" calcext:value-type="float">
            <text:p>20663</text:p>
          </table:table-cell>
          <table:table-cell office:value-type="float" office:value="4903" calcext:value-type="float">
            <text:p>490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187" calcext:value-type="float">
            <text:p>21187</text:p>
          </table:table-cell>
          <table:table-cell office:value-type="float" office:value="4841" calcext:value-type="float">
            <text:p>48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150" calcext:value-type="float">
            <text:p>21150</text:p>
          </table:table-cell>
          <table:table-cell office:value-type="float" office:value="4779" calcext:value-type="float">
            <text:p>47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524" calcext:value-type="float">
            <text:p>20524</text:p>
          </table:table-cell>
          <table:table-cell office:value-type="float" office:value="4716" calcext:value-type="float">
            <text:p>4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303" calcext:value-type="float">
            <text:p>19303</text:p>
          </table:table-cell>
          <table:table-cell office:value-type="float" office:value="4654" calcext:value-type="float">
            <text:p>46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97" calcext:value-type="float">
            <text:p>17497</text:p>
          </table:table-cell>
          <table:table-cell office:value-type="float" office:value="4591" calcext:value-type="float">
            <text:p>45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137" calcext:value-type="float">
            <text:p>15137</text:p>
          </table:table-cell>
          <table:table-cell office:value-type="float" office:value="4529" calcext:value-type="float">
            <text:p>45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70" calcext:value-type="float">
            <text:p>12270</text:p>
          </table:table-cell>
          <table:table-cell office:value-type="float" office:value="4466" calcext:value-type="float">
            <text:p>44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964" calcext:value-type="float">
            <text:p>8964</text:p>
          </table:table-cell>
          <table:table-cell office:value-type="float" office:value="4404" calcext:value-type="float">
            <text:p>44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97" calcext:value-type="float">
            <text:p>5297</text:p>
          </table:table-cell>
          <table:table-cell office:value-type="float" office:value="4341" calcext:value-type="float">
            <text:p>43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65" calcext:value-type="float">
            <text:p>1365</text:p>
          </table:table-cell>
          <table:table-cell office:value-type="float" office:value="4279" calcext:value-type="float">
            <text:p>42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1" calcext:value-type="float">
            <text:p>-2731</text:p>
          </table:table-cell>
          <table:table-cell office:value-type="float" office:value="4216" calcext:value-type="float">
            <text:p>4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879" calcext:value-type="float">
            <text:p>-6879</text:p>
          </table:table-cell>
          <table:table-cell office:value-type="float" office:value="4154" calcext:value-type="float">
            <text:p>41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66" calcext:value-type="float">
            <text:p>-10966</text:p>
          </table:table-cell>
          <table:table-cell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79" calcext:value-type="float">
            <text:p>-14879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07" calcext:value-type="float">
            <text:p>-1850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50" calcext:value-type="float">
            <text:p>-21750</text:p>
          </table:table-cell>
          <table:table-cell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14" calcext:value-type="float">
            <text:p>-24514</text:p>
          </table:table-cell>
          <table:table-cell office:value-type="float" office:value="3842" calcext:value-type="float">
            <text:p>38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722" calcext:value-type="float">
            <text:p>-26722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10" calcext:value-type="float">
            <text:p>-28310</text:p>
          </table:table-cell>
          <table:table-cell office:value-type="float" office:value="3717" calcext:value-type="float">
            <text:p>37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34" calcext:value-type="float">
            <text:p>-29234</text:p>
          </table:table-cell>
          <table:table-cell office:value-type="float" office:value="3654" calcext:value-type="float">
            <text:p>36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468" calcext:value-type="float">
            <text:p>-29468</text:p>
          </table:table-cell>
          <table:table-cell office:value-type="float" office:value="3592" calcext:value-type="float">
            <text:p>35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007" calcext:value-type="float">
            <text:p>-29007</text:p>
          </table:table-cell>
          <table:table-cell office:value-type="float" office:value="3529" calcext:value-type="float">
            <text:p>35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865" calcext:value-type="float">
            <text:p>-27865</text:p>
          </table:table-cell>
          <table:table-cell office:value-type="float" office:value="3467" calcext:value-type="float">
            <text:p>34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76" calcext:value-type="float">
            <text:p>-26076</text:p>
          </table:table-cell>
          <table:table-cell office:value-type="float" office:value="3404" calcext:value-type="float">
            <text:p>34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695" calcext:value-type="float">
            <text:p>-23695</text:p>
          </table:table-cell>
          <table:table-cell office:value-type="float" office:value="3342" calcext:value-type="float">
            <text:p>33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91" calcext:value-type="float">
            <text:p>-20791</text:p>
          </table:table-cell>
          <table:table-cell office:value-type="float" office:value="3279" calcext:value-type="float">
            <text:p>32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48" calcext:value-type="float">
            <text:p>-17448</text:p>
          </table:table-cell>
          <table:table-cell office:value-type="float" office:value="3217" calcext:value-type="float">
            <text:p>32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763" calcext:value-type="float">
            <text:p>-13763</text:p>
          </table:table-cell>
          <table:table-cell office:value-type="float" office:value="3154" calcext:value-type="float">
            <text:p>31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42" calcext:value-type="float">
            <text:p>-9842</text:p>
          </table:table-cell>
          <table:table-cell office:value-type="float" office:value="3092" calcext:value-type="float">
            <text:p>30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96" calcext:value-type="float">
            <text:p>-5796</text:p>
          </table:table-cell>
          <table:table-cell office:value-type="float" office:value="3030" calcext:value-type="float">
            <text:p>30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37" calcext:value-type="float">
            <text:p>-1737</text:p>
          </table:table-cell>
          <table:table-cell office:value-type="float" office:value="2967" calcext:value-type="float">
            <text:p>29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23" calcext:value-type="float">
            <text:p>2223</text:p>
          </table:table-cell>
          <table:table-cell office:value-type="float" office:value="2905" calcext:value-type="float">
            <text:p>29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78" calcext:value-type="float">
            <text:p>5978</text:p>
          </table:table-cell>
          <table:table-cell office:value-type="float" office:value="2842" calcext:value-type="float">
            <text:p>28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29" calcext:value-type="float">
            <text:p>9429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491" calcext:value-type="float">
            <text:p>12491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90" calcext:value-type="float">
            <text:p>15090</text:p>
          </table:table-cell>
          <table:table-cell office:value-type="float" office:value="2655" calcext:value-type="float">
            <text:p>26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170" calcext:value-type="float">
            <text:p>17170</text:p>
          </table:table-cell>
          <table:table-cell office:value-type="float" office:value="2592" calcext:value-type="float">
            <text:p>25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692" calcext:value-type="float">
            <text:p>18692</text:p>
          </table:table-cell>
          <table:table-cell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36" calcext:value-type="float">
            <text:p>19636</text:p>
          </table:table-cell>
          <table:table-cell office:value-type="float" office:value="2467" calcext:value-type="float">
            <text:p>24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000" calcext:value-type="float">
            <text:p>20000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01" calcext:value-type="float">
            <text:p>19801</text:p>
          </table:table-cell>
          <table:table-cell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075" calcext:value-type="float">
            <text:p>19075</text:p>
          </table:table-cell>
          <table:table-cell office:value-type="float" office:value="2280" calcext:value-type="float">
            <text:p>22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872" calcext:value-type="float">
            <text:p>17872</text:p>
          </table:table-cell>
          <table:table-cell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59" calcext:value-type="float">
            <text:p>16259</text:p>
          </table:table-cell>
          <table:table-cell office:value-type="float" office:value="2155" calcext:value-type="float">
            <text:p>21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14" calcext:value-type="float">
            <text:p>14314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121" calcext:value-type="float">
            <text:p>12121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73" calcext:value-type="float">
            <text:p>9773</text:p>
          </table:table-cell>
          <table:table-cell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365" calcext:value-type="float">
            <text:p>7365</text:p>
          </table:table-cell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91" calcext:value-type="float">
            <text:p>4991</text:p>
          </table:table-cell>
          <table:table-cell office:value-type="float" office:value="-11264" calcext:value-type="float">
            <text:p>-11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9" calcext:value-type="float">
            <text:p>2739</text:p>
          </table:table-cell>
          <table:table-cell office:value-type="float" office:value="-11327" calcext:value-type="float">
            <text:p>-113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2" calcext:value-type="float">
            <text:p>692</text:p>
          </table:table-cell>
          <table:table-cell office:value-type="float" office:value="-11389" calcext:value-type="float">
            <text:p>-11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8" calcext:value-type="float">
            <text:p>-1078</text:p>
          </table:table-cell>
          <table:table-cell office:value-type="float" office:value="-11452" calcext:value-type="float">
            <text:p>-11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13" calcext:value-type="float">
            <text:p>-2513</text:p>
          </table:table-cell>
          <table:table-cell office:value-type="float" office:value="-11514" calcext:value-type="float">
            <text:p>-11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66" calcext:value-type="float">
            <text:p>-3566</text:p>
          </table:table-cell>
          <table:table-cell office:value-type="float" office:value="-11577" calcext:value-type="float">
            <text:p>-115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09" calcext:value-type="float">
            <text:p>-4209</text:p>
          </table:table-cell>
          <table:table-cell office:value-type="float" office:value="-11639" calcext:value-type="float">
            <text:p>-11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32" calcext:value-type="float">
            <text:p>-4432</text:p>
          </table:table-cell>
          <table:table-cell office:value-type="float" office:value="-11702" calcext:value-type="float">
            <text:p>-11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39" calcext:value-type="float">
            <text:p>-4239</text:p>
          </table:table-cell>
          <table:table-cell office:value-type="float" office:value="-11764" calcext:value-type="float">
            <text:p>-11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53" calcext:value-type="float">
            <text:p>-3653</text:p>
          </table:table-cell>
          <table:table-cell office:value-type="float" office:value="-11827" calcext:value-type="float">
            <text:p>-118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3" calcext:value-type="float">
            <text:p>-2713</text:p>
          </table:table-cell>
          <table:table-cell office:value-type="float" office:value="-11889" calcext:value-type="float">
            <text:p>-118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71" calcext:value-type="float">
            <text:p>-1471</text:p>
          </table:table-cell>
          <table:table-cell office:value-type="float" office:value="-11952" calcext:value-type="float">
            <text:p>-119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" calcext:value-type="float">
            <text:p>7</text:p>
          </table:table-cell>
          <table:table-cell office:value-type="float" office:value="-12014" calcext:value-type="float">
            <text:p>-12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45" calcext:value-type="float">
            <text:p>1645</text:p>
          </table:table-cell>
          <table:table-cell office:value-type="float" office:value="-12077" calcext:value-type="float">
            <text:p>-120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61" calcext:value-type="float">
            <text:p>3361</text:p>
          </table:table-cell>
          <table:table-cell office:value-type="float" office:value="-12139" calcext:value-type="float">
            <text:p>-121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68" calcext:value-type="float">
            <text:p>5068</text:p>
          </table:table-cell>
          <table:table-cell office:value-type="float" office:value="-12201" calcext:value-type="float">
            <text:p>-122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79" calcext:value-type="float">
            <text:p>6679</text:p>
          </table:table-cell>
          <table:table-cell office:value-type="float" office:value="-12264" calcext:value-type="float">
            <text:p>-12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08" calcext:value-type="float">
            <text:p>8108</text:p>
          </table:table-cell>
          <table:table-cell office:value-type="float" office:value="-12326" calcext:value-type="float">
            <text:p>-12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76" calcext:value-type="float">
            <text:p>9276</text:p>
          </table:table-cell>
          <table:table-cell office:value-type="float" office:value="-12389" calcext:value-type="float">
            <text:p>-123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12" calcext:value-type="float">
            <text:p>10112</text:p>
          </table:table-cell>
          <table:table-cell office:value-type="float" office:value="-12451" calcext:value-type="float">
            <text:p>-124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557" calcext:value-type="float">
            <text:p>10557</text:p>
          </table:table-cell>
          <table:table-cell office:value-type="float" office:value="-12514" calcext:value-type="float">
            <text:p>-12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565" calcext:value-type="float">
            <text:p>10565</text:p>
          </table:table-cell>
          <table:table-cell office:value-type="float" office:value="-12576" calcext:value-type="float">
            <text:p>-12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06" calcext:value-type="float">
            <text:p>10106</text:p>
          </table:table-cell>
          <table:table-cell office:value-type="float" office:value="-12639" calcext:value-type="float">
            <text:p>-126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167" calcext:value-type="float">
            <text:p>9167</text:p>
          </table:table-cell>
          <table:table-cell office:value-type="float" office:value="-12701" calcext:value-type="float">
            <text:p>-127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54" calcext:value-type="float">
            <text:p>7754</text:p>
          </table:table-cell>
          <table:table-cell office:value-type="float" office:value="-12764" calcext:value-type="float">
            <text:p>-12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887" calcext:value-type="float">
            <text:p>5887</text:p>
          </table:table-cell>
          <table:table-cell office:value-type="float" office:value="-12826" calcext:value-type="float">
            <text:p>-12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08" calcext:value-type="float">
            <text:p>3608</text:p>
          </table:table-cell>
          <table:table-cell office:value-type="float" office:value="-12889" calcext:value-type="float">
            <text:p>-128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3" calcext:value-type="float">
            <text:p>973</text:p>
          </table:table-cell>
          <table:table-cell office:value-type="float" office:value="-12951" calcext:value-type="float">
            <text:p>-129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8" calcext:value-type="float">
            <text:p>-1948</text:p>
          </table:table-cell>
          <table:table-cell office:value-type="float" office:value="-13013" calcext:value-type="float">
            <text:p>-130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72" calcext:value-type="float">
            <text:p>-5072</text:p>
          </table:table-cell>
          <table:table-cell office:value-type="float" office:value="-13076" calcext:value-type="float">
            <text:p>-130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05" calcext:value-type="float">
            <text:p>-8305</text:p>
          </table:table-cell>
          <table:table-cell office:value-type="float" office:value="-13138" calcext:value-type="float">
            <text:p>-131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48" calcext:value-type="float">
            <text:p>-11548</text:p>
          </table:table-cell>
          <table:table-cell office:value-type="float" office:value="-13201" calcext:value-type="float">
            <text:p>-132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698" calcext:value-type="float">
            <text:p>-14698</text:p>
          </table:table-cell>
          <table:table-cell office:value-type="float" office:value="-13263" calcext:value-type="float">
            <text:p>-132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51" calcext:value-type="float">
            <text:p>-17651</text:p>
          </table:table-cell>
          <table:table-cell office:value-type="float" office:value="-13326" calcext:value-type="float">
            <text:p>-13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308" calcext:value-type="float">
            <text:p>-20308</text:p>
          </table:table-cell>
          <table:table-cell office:value-type="float" office:value="-13388" calcext:value-type="float">
            <text:p>-133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75" calcext:value-type="float">
            <text:p>-22575</text:p>
          </table:table-cell>
          <table:table-cell office:value-type="float" office:value="-13451" calcext:value-type="float">
            <text:p>-134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69" calcext:value-type="float">
            <text:p>-24369</text:p>
          </table:table-cell>
          <table:table-cell office:value-type="float" office:value="-13513" calcext:value-type="float">
            <text:p>-135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20" calcext:value-type="float">
            <text:p>-25620</text:p>
          </table:table-cell>
          <table:table-cell office:value-type="float" office:value="-13576" calcext:value-type="float">
            <text:p>-13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73" calcext:value-type="float">
            <text:p>-26273</text:p>
          </table:table-cell>
          <table:table-cell office:value-type="float" office:value="-13638" calcext:value-type="float">
            <text:p>-136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91" calcext:value-type="float">
            <text:p>-26291</text:p>
          </table:table-cell>
          <table:table-cell office:value-type="float" office:value="-13701" calcext:value-type="float">
            <text:p>-137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53" calcext:value-type="float">
            <text:p>-25653</text:p>
          </table:table-cell>
          <table:table-cell office:value-type="float" office:value="2621" calcext:value-type="float">
            <text:p>26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60" calcext:value-type="float">
            <text:p>-24360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434" calcext:value-type="float">
            <text:p>-22434</text:p>
          </table:table-cell>
          <table:table-cell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914" calcext:value-type="float">
            <text:p>-19914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57" calcext:value-type="float">
            <text:p>-16857</text:p>
          </table:table-cell>
          <table:table-cell office:value-type="float" office:value="2371" calcext:value-type="float">
            <text:p>23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39" calcext:value-type="float">
            <text:p>-13339</text:p>
          </table:table-cell>
          <table:table-cell office:value-type="float" office:value="2309" calcext:value-type="float">
            <text:p>23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49" calcext:value-type="float">
            <text:p>-9449</text:p>
          </table:table-cell>
          <table:table-cell office:value-type="float" office:value="2246" calcext:value-type="float">
            <text:p>2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87" calcext:value-type="float">
            <text:p>-5287</text:p>
          </table:table-cell>
          <table:table-cell office:value-type="float" office:value="2184" calcext:value-type="float">
            <text:p>21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63" calcext:value-type="float">
            <text:p>-963</text:p>
          </table:table-cell>
          <table:table-cell office:value-type="float" office:value="2121" calcext:value-type="float">
            <text:p>21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08" calcext:value-type="float">
            <text:p>3408</text:p>
          </table:table-cell>
          <table:table-cell office:value-type="float" office:value="2059" calcext:value-type="float">
            <text:p>20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10" calcext:value-type="float">
            <text:p>7710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28" calcext:value-type="float">
            <text:p>11828</text:p>
          </table:table-cell>
          <table:table-cell office:value-type="float" office:value="1934" calcext:value-type="float">
            <text:p>1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653" calcext:value-type="float">
            <text:p>15653</text:p>
          </table:table-cell>
          <table:table-cell office:value-type="float" office:value="1871" calcext:value-type="float">
            <text:p>18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083" calcext:value-type="float">
            <text:p>19083</text:p>
          </table:table-cell>
          <table:table-cell office:value-type="float" office:value="1809" calcext:value-type="float">
            <text:p>18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32" calcext:value-type="float">
            <text:p>22032</text:p>
          </table:table-cell>
          <table:table-cell office:value-type="float" office:value="1746" calcext:value-type="float">
            <text:p>1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23" calcext:value-type="float">
            <text:p>24423</text:p>
          </table:table-cell>
          <table:table-cell office:value-type="float" office:value="1684" calcext:value-type="float">
            <text:p>16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01" calcext:value-type="float">
            <text:p>26201</text:p>
          </table:table-cell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25" calcext:value-type="float">
            <text:p>27325</text:p>
          </table:table-cell>
          <table:table-cell office:value-type="float" office:value="1559" calcext:value-type="float">
            <text:p>15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777" calcext:value-type="float">
            <text:p>27777</text:p>
          </table:table-cell>
          <table:table-cell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57" calcext:value-type="float">
            <text:p>27557</text:p>
          </table:table-cell>
          <table:table-cell office:value-type="float" office:value="1434" calcext:value-type="float">
            <text:p>14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85" calcext:value-type="float">
            <text:p>26685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01" calcext:value-type="float">
            <text:p>25201</text:p>
          </table:table-cell>
          <table:table-cell office:value-type="float" office:value="1309" calcext:value-type="float">
            <text:p>13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62" calcext:value-type="float">
            <text:p>23162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40" calcext:value-type="float">
            <text:p>20640</text:p>
          </table:table-cell>
          <table:table-cell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21" calcext:value-type="float">
            <text:p>17721</text:p>
          </table:table-cell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00" calcext:value-type="float">
            <text:p>14500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80" calcext:value-type="float">
            <text:p>11080</text:p>
          </table:table-cell>
          <table:table-cell office:value-type="float" office:value="997" calcext:value-type="float">
            <text:p>9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67" calcext:value-type="float">
            <text:p>7567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68" calcext:value-type="float">
            <text:p>4068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85" calcext:value-type="float">
            <text:p>685</text:p>
          </table:table-cell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85" calcext:value-type="float">
            <text:p>-2485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357" calcext:value-type="float">
            <text:p>-5357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55" calcext:value-type="float">
            <text:p>-7855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22" calcext:value-type="float">
            <text:p>-9922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13" calcext:value-type="float">
            <text:p>-11513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03" calcext:value-type="float">
            <text:p>-12603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186" calcext:value-type="float">
            <text:p>-1318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272" calcext:value-type="float">
            <text:p>-13272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89" calcext:value-type="float">
            <text:p>-12889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82" calcext:value-type="float">
            <text:p>-12082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09" calcext:value-type="float">
            <text:p>-10909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40" calcext:value-type="float">
            <text:p>-944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55" calcext:value-type="float">
            <text:p>-7755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40" calcext:value-type="float">
            <text:p>-5940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83" calcext:value-type="float">
            <text:p>-4083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4" calcext:value-type="float">
            <text:p>-2274</text:p>
          </table:table-cell>
          <table:table-cell office:value-type="float" office:value="-190" calcext:value-type="float">
            <text:p>-1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6" calcext:value-type="float">
            <text:p>-596</text:p>
          </table:table-cell>
          <table:table-cell office:value-type="float" office:value="-252" calcext:value-type="float">
            <text:p>-2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3" calcext:value-type="float">
            <text:p>873</text:p>
          </table:table-cell>
          <table:table-cell office:value-type="float" office:value="-315" calcext:value-type="float">
            <text:p>-3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3" calcext:value-type="float">
            <text:p>2063</text:p>
          </table:table-cell>
          <table:table-cell office:value-type="float" office:value="-377" calcext:value-type="float">
            <text:p>-3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18" calcext:value-type="float">
            <text:p>2918</text:p>
          </table:table-cell>
          <table:table-cell office:value-type="float" office:value="-440" calcext:value-type="float">
            <text:p>-4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97" calcext:value-type="float">
            <text:p>3397</text:p>
          </table:table-cell>
          <table:table-cell office:value-type="float" office:value="-502" calcext:value-type="float">
            <text:p>-5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72" calcext:value-type="float">
            <text:p>3472</text:p>
          </table:table-cell>
          <table:table-cell office:value-type="float" office:value="-565" calcext:value-type="float">
            <text:p>-56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4" calcext:value-type="float">
            <text:p>3134</text:p>
          </table:table-cell>
          <table:table-cell office:value-type="float" office:value="-627" calcext:value-type="float">
            <text:p>-6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91" calcext:value-type="float">
            <text:p>2391</text:p>
          </table:table-cell>
          <table:table-cell office:value-type="float" office:value="-690" calcext:value-type="float">
            <text:p>-6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7" calcext:value-type="float">
            <text:p>1267</text:p>
          </table:table-cell>
          <table:table-cell office:value-type="float" office:value="-752" calcext:value-type="float">
            <text:p>-7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" calcext:value-type="float">
            <text:p>-198</text:p>
          </table:table-cell>
          <table:table-cell office:value-type="float" office:value="-815" calcext:value-type="float">
            <text:p>-81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8" calcext:value-type="float">
            <text:p>-1948</text:p>
          </table:table-cell>
          <table:table-cell office:value-type="float" office:value="-877" calcext:value-type="float">
            <text:p>-8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915" calcext:value-type="float">
            <text:p>-3915</text:p>
          </table:table-cell>
          <table:table-cell office:value-type="float" office:value="-940" calcext:value-type="float">
            <text:p>-9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20" calcext:value-type="float">
            <text:p>-6020</text:p>
          </table:table-cell>
          <table:table-cell office:value-type="float" office:value="-1002" calcext:value-type="float">
            <text:p>-10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78" calcext:value-type="float">
            <text:p>-8178</text:p>
          </table:table-cell>
          <table:table-cell office:value-type="float" office:value="-1064" calcext:value-type="float">
            <text:p>-10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97" calcext:value-type="float">
            <text:p>-10297</text:p>
          </table:table-cell>
          <table:table-cell office:value-type="float" office:value="-1127" calcext:value-type="float">
            <text:p>-11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86" calcext:value-type="float">
            <text:p>-12286</text:p>
          </table:table-cell>
          <table:table-cell office:value-type="float" office:value="-1189" calcext:value-type="float">
            <text:p>-11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55" calcext:value-type="float">
            <text:p>-14055</text:p>
          </table:table-cell>
          <table:table-cell office:value-type="float" office:value="-1252" calcext:value-type="float">
            <text:p>-12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519" calcext:value-type="float">
            <text:p>-15519</text:p>
          </table:table-cell>
          <table:table-cell office:value-type="float" office:value="-1314" calcext:value-type="float">
            <text:p>-13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602" calcext:value-type="float">
            <text:p>-16602</text:p>
          </table:table-cell>
          <table:table-cell office:value-type="float" office:value="-1377" calcext:value-type="float">
            <text:p>-137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38" calcext:value-type="float">
            <text:p>-17238</text:p>
          </table:table-cell>
          <table:table-cell office:value-type="float" office:value="-1439" calcext:value-type="float">
            <text:p>-14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378" calcext:value-type="float">
            <text:p>-17378</text:p>
          </table:table-cell>
          <table:table-cell office:value-type="float" office:value="-1502" calcext:value-type="float">
            <text:p>-15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986" calcext:value-type="float">
            <text:p>-16986</text:p>
          </table:table-cell>
          <table:table-cell office:value-type="float" office:value="-1564" calcext:value-type="float">
            <text:p>-15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43" calcext:value-type="float">
            <text:p>-16043</text:p>
          </table:table-cell>
          <table:table-cell office:value-type="float" office:value="-1627" calcext:value-type="float">
            <text:p>-162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51" calcext:value-type="float">
            <text:p>-14551</text:p>
          </table:table-cell>
          <table:table-cell office:value-type="float" office:value="-1689" calcext:value-type="float">
            <text:p>-16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29" calcext:value-type="float">
            <text:p>-12529</text:p>
          </table:table-cell>
          <table:table-cell office:value-type="float" office:value="-1752" calcext:value-type="float">
            <text:p>-17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14" calcext:value-type="float">
            <text:p>-10014</text:p>
          </table:table-cell>
          <table:table-cell office:value-type="float" office:value="-1814" calcext:value-type="float">
            <text:p>-18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61" calcext:value-type="float">
            <text:p>-7061</text:p>
          </table:table-cell>
          <table:table-cell office:value-type="float" office:value="-1876" calcext:value-type="float">
            <text:p>-18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42" calcext:value-type="float">
            <text:p>-3742</text:p>
          </table:table-cell>
          <table:table-cell office:value-type="float" office:value="-1939" calcext:value-type="float">
            <text:p>-19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" calcext:value-type="float">
            <text:p>-140</text:p>
          </table:table-cell>
          <table:table-cell office:value-type="float" office:value="-2001" calcext:value-type="float">
            <text:p>-20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49" calcext:value-type="float">
            <text:p>3649</text:p>
          </table:table-cell>
          <table:table-cell office:value-type="float" office:value="-2064" calcext:value-type="float">
            <text:p>-20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20" calcext:value-type="float">
            <text:p>7520</text:p>
          </table:table-cell>
          <table:table-cell office:value-type="float" office:value="-2126" calcext:value-type="float">
            <text:p>-21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365" calcext:value-type="float">
            <text:p>11365</text:p>
          </table:table-cell>
          <table:table-cell office:value-type="float" office:value="-2189" calcext:value-type="float">
            <text:p>-218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72" calcext:value-type="float">
            <text:p>15072</text:p>
          </table:table-cell>
          <table:table-cell office:value-type="float" office:value="-2251" calcext:value-type="float">
            <text:p>-22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33" calcext:value-type="float">
            <text:p>18533</text:p>
          </table:table-cell>
          <table:table-cell office:value-type="float" office:value="-2314" calcext:value-type="float">
            <text:p>-23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645" calcext:value-type="float">
            <text:p>21645</text:p>
          </table:table-cell>
          <table:table-cell office:value-type="float" office:value="-2376" calcext:value-type="float">
            <text:p>-23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12" calcext:value-type="float">
            <text:p>24312</text:p>
          </table:table-cell>
          <table:table-cell office:value-type="float" office:value="-2439" calcext:value-type="float">
            <text:p>-243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454" calcext:value-type="float">
            <text:p>26454</text:p>
          </table:table-cell>
          <table:table-cell office:value-type="float" office:value="-2501" calcext:value-type="float">
            <text:p>-25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000" calcext:value-type="float">
            <text:p>28000</text:p>
          </table:table-cell>
          <table:table-cell office:value-type="float" office:value="-2564" calcext:value-type="float">
            <text:p>-25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901" calcext:value-type="float">
            <text:p>28901</text:p>
          </table:table-cell>
          <table:table-cell office:value-type="float" office:value="-2626" calcext:value-type="float">
            <text:p>-26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124" calcext:value-type="float">
            <text:p>29124</text:p>
          </table:table-cell>
          <table:table-cell office:value-type="float" office:value="-2688" calcext:value-type="float">
            <text:p>-2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655" calcext:value-type="float">
            <text:p>28655</text:p>
          </table:table-cell>
          <table:table-cell office:value-type="float" office:value="-2751" calcext:value-type="float">
            <text:p>-27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01" calcext:value-type="float">
            <text:p>27501</text:p>
          </table:table-cell>
          <table:table-cell office:value-type="float" office:value="-2813" calcext:value-type="float">
            <text:p>-28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91" calcext:value-type="float">
            <text:p>25691</text:p>
          </table:table-cell>
          <table:table-cell office:value-type="float" office:value="-2876" calcext:value-type="float">
            <text:p>-28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271" calcext:value-type="float">
            <text:p>23271</text:p>
          </table:table-cell>
          <table:table-cell office:value-type="float" office:value="-2938" calcext:value-type="float">
            <text:p>-29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304" calcext:value-type="float">
            <text:p>20304</text:p>
          </table:table-cell>
          <table:table-cell office:value-type="float" office:value="-3001" calcext:value-type="float">
            <text:p>-30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71" calcext:value-type="float">
            <text:p>16871</text:p>
          </table:table-cell>
          <table:table-cell office:value-type="float" office:value="-3063" calcext:value-type="float">
            <text:p>-30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066" calcext:value-type="float">
            <text:p>13066</text:p>
          </table:table-cell>
          <table:table-cell office:value-type="float" office:value="-3126" calcext:value-type="float">
            <text:p>-31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993" calcext:value-type="float">
            <text:p>8993</text:p>
          </table:table-cell>
          <table:table-cell office:value-type="float" office:value="-3188" calcext:value-type="float">
            <text:p>-31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762" calcext:value-type="float">
            <text:p>4762</text:p>
          </table:table-cell>
          <table:table-cell office:value-type="float" office:value="-3251" calcext:value-type="float">
            <text:p>-325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8" calcext:value-type="float">
            <text:p>488</text:p>
          </table:table-cell>
          <table:table-cell office:value-type="float" office:value="-3313" calcext:value-type="float">
            <text:p>-33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13" calcext:value-type="float">
            <text:p>-3713</text:p>
          </table:table-cell>
          <table:table-cell office:value-type="float" office:value="-3376" calcext:value-type="float">
            <text:p>-33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30" calcext:value-type="float">
            <text:p>-7730</text:p>
          </table:table-cell>
          <table:table-cell office:value-type="float" office:value="-3438" calcext:value-type="float">
            <text:p>-34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59" calcext:value-type="float">
            <text:p>-11459</text:p>
          </table:table-cell>
          <table:table-cell office:value-type="float" office:value="-3501" calcext:value-type="float">
            <text:p>-350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04" calcext:value-type="float">
            <text:p>-14804</text:p>
          </table:table-cell>
          <table:table-cell office:value-type="float" office:value="-3563" calcext:value-type="float">
            <text:p>-35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83" calcext:value-type="float">
            <text:p>-17683</text:p>
          </table:table-cell>
          <table:table-cell office:value-type="float" office:value="-3625" calcext:value-type="float">
            <text:p>-36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031" calcext:value-type="float">
            <text:p>-20031</text:p>
          </table:table-cell>
          <table:table-cell office:value-type="float" office:value="-3688" calcext:value-type="float">
            <text:p>-3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98" calcext:value-type="float">
            <text:p>-21798</text:p>
          </table:table-cell>
          <table:table-cell office:value-type="float" office:value="-3750" calcext:value-type="float">
            <text:p>-3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954" calcext:value-type="float">
            <text:p>-22954</text:p>
          </table:table-cell>
          <table:table-cell office:value-type="float" office:value="-3813" calcext:value-type="float">
            <text:p>-38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487" calcext:value-type="float">
            <text:p>-23487</text:p>
          </table:table-cell>
          <table:table-cell office:value-type="float" office:value="-3875" calcext:value-type="float">
            <text:p>-38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405" calcext:value-type="float">
            <text:p>-23405</text:p>
          </table:table-cell>
          <table:table-cell office:value-type="float" office:value="-3938" calcext:value-type="float">
            <text:p>-39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36" calcext:value-type="float">
            <text:p>-22736</text:p>
          </table:table-cell>
          <table:table-cell office:value-type="float" office:value="-4000" calcext:value-type="float">
            <text:p>-4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23" calcext:value-type="float">
            <text:p>-21523</text:p>
          </table:table-cell>
          <table:table-cell office:value-type="float" office:value="-4063" calcext:value-type="float">
            <text:p>-406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28" calcext:value-type="float">
            <text:p>-19828</text:p>
          </table:table-cell>
          <table:table-cell office:value-type="float" office:value="-4125" calcext:value-type="float">
            <text:p>-41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24" calcext:value-type="float">
            <text:p>-17724</text:p>
          </table:table-cell>
          <table:table-cell office:value-type="float" office:value="-4188" calcext:value-type="float">
            <text:p>-41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297" calcext:value-type="float">
            <text:p>-15297</text:p>
          </table:table-cell>
          <table:table-cell office:value-type="float" office:value="-4250" calcext:value-type="float">
            <text:p>-4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39" calcext:value-type="float">
            <text:p>-12639</text:p>
          </table:table-cell>
          <table:table-cell office:value-type="float" office:value="-4313" calcext:value-type="float">
            <text:p>-431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48" calcext:value-type="float">
            <text:p>-9848</text:p>
          </table:table-cell>
          <table:table-cell office:value-type="float" office:value="-4375" calcext:value-type="float">
            <text:p>-43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24" calcext:value-type="float">
            <text:p>-7024</text:p>
          </table:table-cell>
          <table:table-cell office:value-type="float" office:value="-4437" calcext:value-type="float">
            <text:p>-44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62" calcext:value-type="float">
            <text:p>-4262</text:p>
          </table:table-cell>
          <table:table-cell office:value-type="float" office:value="-4500" calcext:value-type="float">
            <text:p>-4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56" calcext:value-type="float">
            <text:p>-1656</text:p>
          </table:table-cell>
          <table:table-cell office:value-type="float" office:value="-4562" calcext:value-type="float">
            <text:p>-4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4" calcext:value-type="float">
            <text:p>714</text:p>
          </table:table-cell>
          <table:table-cell office:value-type="float" office:value="-4625" calcext:value-type="float">
            <text:p>-46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73" calcext:value-type="float">
            <text:p>2773</text:p>
          </table:table-cell>
          <table:table-cell office:value-type="float" office:value="-4687" calcext:value-type="float">
            <text:p>-46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66" calcext:value-type="float">
            <text:p>4466</text:p>
          </table:table-cell>
          <table:table-cell office:value-type="float" office:value="-4750" calcext:value-type="float">
            <text:p>-4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48" calcext:value-type="float">
            <text:p>5748</text:p>
          </table:table-cell>
          <table:table-cell office:value-type="float" office:value="-4812" calcext:value-type="float">
            <text:p>-48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93" calcext:value-type="float">
            <text:p>6593</text:p>
          </table:table-cell>
          <table:table-cell office:value-type="float" office:value="-4875" calcext:value-type="float">
            <text:p>-48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93" calcext:value-type="float">
            <text:p>6993</text:p>
          </table:table-cell>
          <table:table-cell office:value-type="float" office:value="-4937" calcext:value-type="float">
            <text:p>-49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56" calcext:value-type="float">
            <text:p>6956</text:p>
          </table:table-cell>
          <table:table-cell office:value-type="float" office:value="-5000" calcext:value-type="float">
            <text:p>-5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08" calcext:value-type="float">
            <text:p>6508</text:p>
          </table:table-cell>
          <table:table-cell office:value-type="float" office:value="-5062" calcext:value-type="float">
            <text:p>-5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91" calcext:value-type="float">
            <text:p>5691</text:p>
          </table:table-cell>
          <table:table-cell office:value-type="float" office:value="-5125" calcext:value-type="float">
            <text:p>-51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59" calcext:value-type="float">
            <text:p>4559</text:p>
          </table:table-cell>
          <table:table-cell office:value-type="float" office:value="-5187" calcext:value-type="float">
            <text:p>-51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81" calcext:value-type="float">
            <text:p>3181</text:p>
          </table:table-cell>
          <table:table-cell office:value-type="float" office:value="-5250" calcext:value-type="float">
            <text:p>-5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4" calcext:value-type="float">
            <text:p>1634</text:p>
          </table:table-cell>
          <table:table-cell office:value-type="float" office:value="-5312" calcext:value-type="float">
            <text:p>-5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11010" calcext:value-type="float">
            <text:p>110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35" calcext:value-type="float">
            <text:p>-1635</text:p>
          </table:table-cell>
          <table:table-cell office:value-type="float" office:value="10947" calcext:value-type="float">
            <text:p>109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82" calcext:value-type="float">
            <text:p>-3182</text:p>
          </table:table-cell>
          <table:table-cell office:value-type="float" office:value="10885" calcext:value-type="float">
            <text:p>108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60" calcext:value-type="float">
            <text:p>-4560</text:p>
          </table:table-cell>
          <table:table-cell office:value-type="float" office:value="10822" calcext:value-type="float">
            <text:p>108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92" calcext:value-type="float">
            <text:p>-5692</text:p>
          </table:table-cell>
          <table:table-cell office:value-type="float" office:value="10760" calcext:value-type="float">
            <text:p>107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09" calcext:value-type="float">
            <text:p>-6509</text:p>
          </table:table-cell>
          <table:table-cell office:value-type="float" office:value="10697" calcext:value-type="float">
            <text:p>1069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57" calcext:value-type="float">
            <text:p>-6957</text:p>
          </table:table-cell>
          <table:table-cell office:value-type="float" office:value="10635" calcext:value-type="float">
            <text:p>106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94" calcext:value-type="float">
            <text:p>-6994</text:p>
          </table:table-cell>
          <table:table-cell office:value-type="float" office:value="10572" calcext:value-type="float">
            <text:p>105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94" calcext:value-type="float">
            <text:p>-6594</text:p>
          </table:table-cell>
          <table:table-cell office:value-type="float" office:value="10510" calcext:value-type="float">
            <text:p>105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49" calcext:value-type="float">
            <text:p>-5749</text:p>
          </table:table-cell>
          <table:table-cell office:value-type="float" office:value="10447" calcext:value-type="float">
            <text:p>1044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67" calcext:value-type="float">
            <text:p>-4467</text:p>
          </table:table-cell>
          <table:table-cell office:value-type="float" office:value="10385" calcext:value-type="float">
            <text:p>103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74" calcext:value-type="float">
            <text:p>-2774</text:p>
          </table:table-cell>
          <table:table-cell office:value-type="float" office:value="10322" calcext:value-type="float">
            <text:p>103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5" calcext:value-type="float">
            <text:p>-715</text:p>
          </table:table-cell>
          <table:table-cell office:value-type="float" office:value="10260" calcext:value-type="float">
            <text:p>102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55" calcext:value-type="float">
            <text:p>1655</text:p>
          </table:table-cell>
          <table:table-cell office:value-type="float" office:value="10198" calcext:value-type="float">
            <text:p>101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61" calcext:value-type="float">
            <text:p>4261</text:p>
          </table:table-cell>
          <table:table-cell office:value-type="float" office:value="10135" calcext:value-type="float">
            <text:p>101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023" calcext:value-type="float">
            <text:p>7023</text:p>
          </table:table-cell>
          <table:table-cell office:value-type="float" office:value="10073" calcext:value-type="float">
            <text:p>100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847" calcext:value-type="float">
            <text:p>9847</text:p>
          </table:table-cell>
          <table:table-cell office:value-type="float" office:value="10010" calcext:value-type="float">
            <text:p>100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38" calcext:value-type="float">
            <text:p>12638</text:p>
          </table:table-cell>
          <table:table-cell office:value-type="float" office:value="9948" calcext:value-type="float">
            <text:p>99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296" calcext:value-type="float">
            <text:p>15296</text:p>
          </table:table-cell>
          <table:table-cell office:value-type="float" office:value="9885" calcext:value-type="float">
            <text:p>98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23" calcext:value-type="float">
            <text:p>17723</text:p>
          </table:table-cell>
          <table:table-cell office:value-type="float" office:value="9823" calcext:value-type="float">
            <text:p>98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27" calcext:value-type="float">
            <text:p>19827</text:p>
          </table:table-cell>
          <table:table-cell office:value-type="float" office:value="9760" calcext:value-type="float">
            <text:p>97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522" calcext:value-type="float">
            <text:p>21522</text:p>
          </table:table-cell>
          <table:table-cell office:value-type="float" office:value="9698" calcext:value-type="float">
            <text:p>96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35" calcext:value-type="float">
            <text:p>22735</text:p>
          </table:table-cell>
          <table:table-cell office:value-type="float" office:value="9635" calcext:value-type="float">
            <text:p>963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404" calcext:value-type="float">
            <text:p>23404</text:p>
          </table:table-cell>
          <table:table-cell office:value-type="float" office:value="9573" calcext:value-type="float">
            <text:p>95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486" calcext:value-type="float">
            <text:p>23486</text:p>
          </table:table-cell>
          <table:table-cell office:value-type="float" office:value="9510" calcext:value-type="float">
            <text:p>95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953" calcext:value-type="float">
            <text:p>22953</text:p>
          </table:table-cell>
          <table:table-cell office:value-type="float" office:value="9448" calcext:value-type="float">
            <text:p>94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797" calcext:value-type="float">
            <text:p>21797</text:p>
          </table:table-cell>
          <table:table-cell office:value-type="float" office:value="9385" calcext:value-type="float">
            <text:p>938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030" calcext:value-type="float">
            <text:p>20030</text:p>
          </table:table-cell>
          <table:table-cell office:value-type="float" office:value="9323" calcext:value-type="float">
            <text:p>932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82" calcext:value-type="float">
            <text:p>17682</text:p>
          </table:table-cell>
          <table:table-cell office:value-type="float" office:value="9261" calcext:value-type="float">
            <text:p>926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03" calcext:value-type="float">
            <text:p>14803</text:p>
          </table:table-cell>
          <table:table-cell office:value-type="float" office:value="9198" calcext:value-type="float">
            <text:p>91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58" calcext:value-type="float">
            <text:p>11458</text:p>
          </table:table-cell>
          <table:table-cell office:value-type="float" office:value="9136" calcext:value-type="float">
            <text:p>91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29" calcext:value-type="float">
            <text:p>7729</text:p>
          </table:table-cell>
          <table:table-cell office:value-type="float" office:value="9073" calcext:value-type="float">
            <text:p>907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12" calcext:value-type="float">
            <text:p>3712</text:p>
          </table:table-cell>
          <table:table-cell office:value-type="float" office:value="-4096" calcext:value-type="float">
            <text:p>-40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9" calcext:value-type="float">
            <text:p>-489</text:p>
          </table:table-cell>
          <table:table-cell office:value-type="float" office:value="-4159" calcext:value-type="float">
            <text:p>-41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63" calcext:value-type="float">
            <text:p>-4763</text:p>
          </table:table-cell>
          <table:table-cell office:value-type="float" office:value="-4221" calcext:value-type="float">
            <text:p>-42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994" calcext:value-type="float">
            <text:p>-8994</text:p>
          </table:table-cell>
          <table:table-cell office:value-type="float" office:value="-4284" calcext:value-type="float">
            <text:p>-42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067" calcext:value-type="float">
            <text:p>-13067</text:p>
          </table:table-cell>
          <table:table-cell office:value-type="float" office:value="-4346" calcext:value-type="float">
            <text:p>-43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72" calcext:value-type="float">
            <text:p>-16872</text:p>
          </table:table-cell>
          <table:table-cell office:value-type="float" office:value="-4409" calcext:value-type="float">
            <text:p>-44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305" calcext:value-type="float">
            <text:p>-20305</text:p>
          </table:table-cell>
          <table:table-cell office:value-type="float" office:value="-4471" calcext:value-type="float">
            <text:p>-44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272" calcext:value-type="float">
            <text:p>-23272</text:p>
          </table:table-cell>
          <table:table-cell office:value-type="float" office:value="-4534" calcext:value-type="float">
            <text:p>-45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92" calcext:value-type="float">
            <text:p>-25692</text:p>
          </table:table-cell>
          <table:table-cell office:value-type="float" office:value="-4596" calcext:value-type="float">
            <text:p>-45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02" calcext:value-type="float">
            <text:p>-27502</text:p>
          </table:table-cell>
          <table:table-cell office:value-type="float" office:value="-4659" calcext:value-type="float">
            <text:p>-465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56" calcext:value-type="float">
            <text:p>-28656</text:p>
          </table:table-cell>
          <table:table-cell office:value-type="float" office:value="-4721" calcext:value-type="float">
            <text:p>-47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25" calcext:value-type="float">
            <text:p>-29125</text:p>
          </table:table-cell>
          <table:table-cell office:value-type="float" office:value="-4784" calcext:value-type="float">
            <text:p>-47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902" calcext:value-type="float">
            <text:p>-28902</text:p>
          </table:table-cell>
          <table:table-cell office:value-type="float" office:value="-4846" calcext:value-type="float">
            <text:p>-48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001" calcext:value-type="float">
            <text:p>-28001</text:p>
          </table:table-cell>
          <table:table-cell office:value-type="float" office:value="-4909" calcext:value-type="float">
            <text:p>-490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455" calcext:value-type="float">
            <text:p>-26455</text:p>
          </table:table-cell>
          <table:table-cell office:value-type="float" office:value="-4971" calcext:value-type="float">
            <text:p>-49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13" calcext:value-type="float">
            <text:p>-24313</text:p>
          </table:table-cell>
          <table:table-cell office:value-type="float" office:value="-5033" calcext:value-type="float">
            <text:p>-50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646" calcext:value-type="float">
            <text:p>-21646</text:p>
          </table:table-cell>
          <table:table-cell office:value-type="float" office:value="-5096" calcext:value-type="float">
            <text:p>-50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34" calcext:value-type="float">
            <text:p>-18534</text:p>
          </table:table-cell>
          <table:table-cell office:value-type="float" office:value="-5158" calcext:value-type="float">
            <text:p>-5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73" calcext:value-type="float">
            <text:p>-15073</text:p>
          </table:table-cell>
          <table:table-cell office:value-type="float" office:value="-5221" calcext:value-type="float">
            <text:p>-52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366" calcext:value-type="float">
            <text:p>-11366</text:p>
          </table:table-cell>
          <table:table-cell office:value-type="float" office:value="-5283" calcext:value-type="float">
            <text:p>-52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21" calcext:value-type="float">
            <text:p>-7521</text:p>
          </table:table-cell>
          <table:table-cell office:value-type="float" office:value="-5346" calcext:value-type="float">
            <text:p>-53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50" calcext:value-type="float">
            <text:p>-3650</text:p>
          </table:table-cell>
          <table:table-cell office:value-type="float" office:value="-5408" calcext:value-type="float">
            <text:p>-5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" calcext:value-type="float">
            <text:p>139</text:p>
          </table:table-cell>
          <table:table-cell office:value-type="float" office:value="-5471" calcext:value-type="float">
            <text:p>-547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41" calcext:value-type="float">
            <text:p>3741</text:p>
          </table:table-cell>
          <table:table-cell office:value-type="float" office:value="-5533" calcext:value-type="float">
            <text:p>-55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060" calcext:value-type="float">
            <text:p>7060</text:p>
          </table:table-cell>
          <table:table-cell office:value-type="float" office:value="-5596" calcext:value-type="float">
            <text:p>-55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13" calcext:value-type="float">
            <text:p>10013</text:p>
          </table:table-cell>
          <table:table-cell office:value-type="float" office:value="-5658" calcext:value-type="float">
            <text:p>-56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28" calcext:value-type="float">
            <text:p>12528</text:p>
          </table:table-cell>
          <table:table-cell office:value-type="float" office:value="-5721" calcext:value-type="float">
            <text:p>-572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50" calcext:value-type="float">
            <text:p>14550</text:p>
          </table:table-cell>
          <table:table-cell office:value-type="float" office:value="-5783" calcext:value-type="float">
            <text:p>-57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42" calcext:value-type="float">
            <text:p>16042</text:p>
          </table:table-cell>
          <table:table-cell office:value-type="float" office:value="-5845" calcext:value-type="float">
            <text:p>-58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985" calcext:value-type="float">
            <text:p>16985</text:p>
          </table:table-cell>
          <table:table-cell office:value-type="float" office:value="-5908" calcext:value-type="float">
            <text:p>-59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77" calcext:value-type="float">
            <text:p>17377</text:p>
          </table:table-cell>
          <table:table-cell office:value-type="float" office:value="-5970" calcext:value-type="float">
            <text:p>-5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37" calcext:value-type="float">
            <text:p>17237</text:p>
          </table:table-cell>
          <table:table-cell office:value-type="float" office:value="-6033" calcext:value-type="float">
            <text:p>-60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601" calcext:value-type="float">
            <text:p>16601</text:p>
          </table:table-cell>
          <table:table-cell office:value-type="float" office:value="-6095" calcext:value-type="float">
            <text:p>-60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518" calcext:value-type="float">
            <text:p>15518</text:p>
          </table:table-cell>
          <table:table-cell office:value-type="float" office:value="-6158" calcext:value-type="float">
            <text:p>-6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54" calcext:value-type="float">
            <text:p>14054</text:p>
          </table:table-cell>
          <table:table-cell office:value-type="float" office:value="-6220" calcext:value-type="float">
            <text:p>-62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85" calcext:value-type="float">
            <text:p>12285</text:p>
          </table:table-cell>
          <table:table-cell office:value-type="float" office:value="-6283" calcext:value-type="float">
            <text:p>-628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96" calcext:value-type="float">
            <text:p>10296</text:p>
          </table:table-cell>
          <table:table-cell office:value-type="float" office:value="-6345" calcext:value-type="float">
            <text:p>-63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77" calcext:value-type="float">
            <text:p>8177</text:p>
          </table:table-cell>
          <table:table-cell office:value-type="float" office:value="-6408" calcext:value-type="float">
            <text:p>-6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19" calcext:value-type="float">
            <text:p>6019</text:p>
          </table:table-cell>
          <table:table-cell office:value-type="float" office:value="-6470" calcext:value-type="float">
            <text:p>-64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914" calcext:value-type="float">
            <text:p>3914</text:p>
          </table:table-cell>
          <table:table-cell office:value-type="float" office:value="-6533" calcext:value-type="float">
            <text:p>-653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7" calcext:value-type="float">
            <text:p>1947</text:p>
          </table:table-cell>
          <table:table-cell office:value-type="float" office:value="-6595" calcext:value-type="float">
            <text:p>-65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7" calcext:value-type="float">
            <text:p>197</text:p>
          </table:table-cell>
          <table:table-cell office:value-type="float" office:value="-6658" calcext:value-type="float">
            <text:p>-66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8" calcext:value-type="float">
            <text:p>-1268</text:p>
          </table:table-cell>
          <table:table-cell office:value-type="float" office:value="-6720" calcext:value-type="float">
            <text:p>-67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92" calcext:value-type="float">
            <text:p>-2392</text:p>
          </table:table-cell>
          <table:table-cell office:value-type="float" office:value="-6782" calcext:value-type="float">
            <text:p>-67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" calcext:value-type="float">
            <text:p>-3135</text:p>
          </table:table-cell>
          <table:table-cell office:value-type="float" office:value="-6845" calcext:value-type="float">
            <text:p>-68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73" calcext:value-type="float">
            <text:p>-3473</text:p>
          </table:table-cell>
          <table:table-cell office:value-type="float" office:value="-6907" calcext:value-type="float">
            <text:p>-69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98" calcext:value-type="float">
            <text:p>-3398</text:p>
          </table:table-cell>
          <table:table-cell office:value-type="float" office:value="-6970" calcext:value-type="float">
            <text:p>-6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9" calcext:value-type="float">
            <text:p>-2919</text:p>
          </table:table-cell>
          <table:table-cell office:value-type="float" office:value="-7032" calcext:value-type="float">
            <text:p>-70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4" calcext:value-type="float">
            <text:p>-2064</text:p>
          </table:table-cell>
          <table:table-cell office:value-type="float" office:value="-7095" calcext:value-type="float">
            <text:p>-709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4" calcext:value-type="float">
            <text:p>-874</text:p>
          </table:table-cell>
          <table:table-cell office:value-type="float" office:value="-7157" calcext:value-type="float">
            <text:p>-71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5" calcext:value-type="float">
            <text:p>595</text:p>
          </table:table-cell>
          <table:table-cell office:value-type="float" office:value="-7220" calcext:value-type="float">
            <text:p>-72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3" calcext:value-type="float">
            <text:p>2273</text:p>
          </table:table-cell>
          <table:table-cell office:value-type="float" office:value="-7282" calcext:value-type="float">
            <text:p>-72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82" calcext:value-type="float">
            <text:p>4082</text:p>
          </table:table-cell>
          <table:table-cell office:value-type="float" office:value="-7345" calcext:value-type="float">
            <text:p>-73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39" calcext:value-type="float">
            <text:p>5939</text:p>
          </table:table-cell>
          <table:table-cell office:value-type="float" office:value="-7407" calcext:value-type="float">
            <text:p>-74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54" calcext:value-type="float">
            <text:p>7754</text:p>
          </table:table-cell>
          <table:table-cell office:value-type="float" office:value="-7470" calcext:value-type="float">
            <text:p>-74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39" calcext:value-type="float">
            <text:p>9439</text:p>
          </table:table-cell>
          <table:table-cell office:value-type="float" office:value="-7532" calcext:value-type="float">
            <text:p>-75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08" calcext:value-type="float">
            <text:p>10908</text:p>
          </table:table-cell>
          <table:table-cell office:value-type="float" office:value="-7594" calcext:value-type="float">
            <text:p>-75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81" calcext:value-type="float">
            <text:p>12081</text:p>
          </table:table-cell>
          <table:table-cell office:value-type="float" office:value="-7657" calcext:value-type="float">
            <text:p>-76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88" calcext:value-type="float">
            <text:p>12888</text:p>
          </table:table-cell>
          <table:table-cell office:value-type="float" office:value="-7719" calcext:value-type="float">
            <text:p>-77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271" calcext:value-type="float">
            <text:p>13271</text:p>
          </table:table-cell>
          <table:table-cell office:value-type="float" office:value="-7782" calcext:value-type="float">
            <text:p>-77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185" calcext:value-type="float">
            <text:p>13185</text:p>
          </table:table-cell>
          <table:table-cell office:value-type="float" office:value="-7844" calcext:value-type="float">
            <text:p>-7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02" calcext:value-type="float">
            <text:p>12602</text:p>
          </table:table-cell>
          <table:table-cell office:value-type="float" office:value="-7907" calcext:value-type="float">
            <text:p>-79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12" calcext:value-type="float">
            <text:p>11512</text:p>
          </table:table-cell>
          <table:table-cell office:value-type="float" office:value="-7969" calcext:value-type="float">
            <text:p>-79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21" calcext:value-type="float">
            <text:p>9921</text:p>
          </table:table-cell>
          <table:table-cell office:value-type="float" office:value="-8032" calcext:value-type="float">
            <text:p>-80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54" calcext:value-type="float">
            <text:p>7854</text:p>
          </table:table-cell>
          <table:table-cell office:value-type="float" office:value="-8094" calcext:value-type="float">
            <text:p>-80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356" calcext:value-type="float">
            <text:p>5356</text:p>
          </table:table-cell>
          <table:table-cell office:value-type="float" office:value="-8157" calcext:value-type="float">
            <text:p>-81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84" calcext:value-type="float">
            <text:p>2484</text:p>
          </table:table-cell>
          <table:table-cell office:value-type="float" office:value="-8219" calcext:value-type="float">
            <text:p>-82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86" calcext:value-type="float">
            <text:p>-686</text:p>
          </table:table-cell>
          <table:table-cell office:value-type="float" office:value="-8282" calcext:value-type="float">
            <text:p>-82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69" calcext:value-type="float">
            <text:p>-4069</text:p>
          </table:table-cell>
          <table:table-cell office:value-type="float" office:value="-8344" calcext:value-type="float">
            <text:p>-83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68" calcext:value-type="float">
            <text:p>-7568</text:p>
          </table:table-cell>
          <table:table-cell office:value-type="float" office:value="-8407" calcext:value-type="float">
            <text:p>-84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81" calcext:value-type="float">
            <text:p>-11081</text:p>
          </table:table-cell>
          <table:table-cell office:value-type="float" office:value="-8469" calcext:value-type="float">
            <text:p>-84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01" calcext:value-type="float">
            <text:p>-14501</text:p>
          </table:table-cell>
          <table:table-cell office:value-type="float" office:value="-8531" calcext:value-type="float">
            <text:p>-85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22" calcext:value-type="float">
            <text:p>-17722</text:p>
          </table:table-cell>
          <table:table-cell office:value-type="float" office:value="-8594" calcext:value-type="float">
            <text:p>-85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41" calcext:value-type="float">
            <text:p>-20641</text:p>
          </table:table-cell>
          <table:table-cell office:value-type="float" office:value="-8656" calcext:value-type="float">
            <text:p>-86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63" calcext:value-type="float">
            <text:p>-23163</text:p>
          </table:table-cell>
          <table:table-cell office:value-type="float" office:value="-8719" calcext:value-type="float">
            <text:p>-87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02" calcext:value-type="float">
            <text:p>-25202</text:p>
          </table:table-cell>
          <table:table-cell office:value-type="float" office:value="-8781" calcext:value-type="float">
            <text:p>-87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86" calcext:value-type="float">
            <text:p>-26686</text:p>
          </table:table-cell>
          <table:table-cell office:value-type="float" office:value="-8844" calcext:value-type="float">
            <text:p>-8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58" calcext:value-type="float">
            <text:p>-27558</text:p>
          </table:table-cell>
          <table:table-cell office:value-type="float" office:value="-8906" calcext:value-type="float">
            <text:p>-89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778" calcext:value-type="float">
            <text:p>-27778</text:p>
          </table:table-cell>
          <table:table-cell office:value-type="float" office:value="-8969" calcext:value-type="float">
            <text:p>-89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26" calcext:value-type="float">
            <text:p>-27326</text:p>
          </table:table-cell>
          <table:table-cell office:value-type="float" office:value="-9031" calcext:value-type="float">
            <text:p>-90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02" calcext:value-type="float">
            <text:p>-26202</text:p>
          </table:table-cell>
          <table:table-cell office:value-type="float" office:value="-9094" calcext:value-type="float">
            <text:p>-90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24" calcext:value-type="float">
            <text:p>-24424</text:p>
          </table:table-cell>
          <table:table-cell office:value-type="float" office:value="-9156" calcext:value-type="float">
            <text:p>-91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33" calcext:value-type="float">
            <text:p>-22033</text:p>
          </table:table-cell>
          <table:table-cell office:value-type="float" office:value="-9219" calcext:value-type="float">
            <text:p>-92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84" calcext:value-type="float">
            <text:p>-19084</text:p>
          </table:table-cell>
          <table:table-cell office:value-type="float" office:value="-9281" calcext:value-type="float">
            <text:p>-92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654" calcext:value-type="float">
            <text:p>-15654</text:p>
          </table:table-cell>
          <table:table-cell office:value-type="float" office:value="-9343" calcext:value-type="float">
            <text:p>-93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829" calcext:value-type="float">
            <text:p>-11829</text:p>
          </table:table-cell>
          <table:table-cell office:value-type="float" office:value="-9406" calcext:value-type="float">
            <text:p>-94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11" calcext:value-type="float">
            <text:p>-7711</text:p>
          </table:table-cell>
          <table:table-cell office:value-type="float" office:value="-9468" calcext:value-type="float">
            <text:p>-94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09" calcext:value-type="float">
            <text:p>-3409</text:p>
          </table:table-cell>
          <table:table-cell office:value-type="float" office:value="-9531" calcext:value-type="float">
            <text:p>-95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2" calcext:value-type="float">
            <text:p>962</text:p>
          </table:table-cell>
          <table:table-cell office:value-type="float" office:value="-9593" calcext:value-type="float">
            <text:p>-959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86" calcext:value-type="float">
            <text:p>5286</text:p>
          </table:table-cell>
          <table:table-cell office:value-type="float" office:value="-9656" calcext:value-type="float">
            <text:p>-96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48" calcext:value-type="float">
            <text:p>9448</text:p>
          </table:table-cell>
          <table:table-cell office:value-type="float" office:value="-9718" calcext:value-type="float">
            <text:p>-97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38" calcext:value-type="float">
            <text:p>13338</text:p>
          </table:table-cell>
          <table:table-cell office:value-type="float" office:value="-9781" calcext:value-type="float">
            <text:p>-97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56" calcext:value-type="float">
            <text:p>16856</text:p>
          </table:table-cell>
          <table:table-cell office:value-type="float" office:value="-9843" calcext:value-type="float">
            <text:p>-98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913" calcext:value-type="float">
            <text:p>19913</text:p>
          </table:table-cell>
          <table:table-cell office:value-type="float" office:value="-9906" calcext:value-type="float">
            <text:p>-99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33" calcext:value-type="float">
            <text:p>22433</text:p>
          </table:table-cell>
          <table:table-cell office:value-type="float" office:value="-9968" calcext:value-type="float">
            <text:p>-9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59" calcext:value-type="float">
            <text:p>24359</text:p>
          </table:table-cell>
          <table:table-cell office:value-type="float" office:value="-10031" calcext:value-type="float">
            <text:p>-100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52" calcext:value-type="float">
            <text:p>25652</text:p>
          </table:table-cell>
          <table:table-cell office:value-type="float" office:value="6291" calcext:value-type="float">
            <text:p>62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90" calcext:value-type="float">
            <text:p>26290</text:p>
          </table:table-cell>
          <table:table-cell office:value-type="float" office:value="6228" calcext:value-type="float">
            <text:p>62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72" calcext:value-type="float">
            <text:p>26272</text:p>
          </table:table-cell>
          <table:table-cell office:value-type="float" office:value="6166" calcext:value-type="float">
            <text:p>61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19" calcext:value-type="float">
            <text:p>25619</text:p>
          </table:table-cell>
          <table:table-cell office:value-type="float" office:value="6104" calcext:value-type="float">
            <text:p>61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68" calcext:value-type="float">
            <text:p>24368</text:p>
          </table:table-cell>
          <table:table-cell office:value-type="float" office:value="6041" calcext:value-type="float">
            <text:p>60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74" calcext:value-type="float">
            <text:p>22574</text:p>
          </table:table-cell>
          <table:table-cell office:value-type="float" office:value="5979" calcext:value-type="float">
            <text:p>59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307" calcext:value-type="float">
            <text:p>20307</text:p>
          </table:table-cell>
          <table:table-cell office:value-type="float" office:value="5916" calcext:value-type="float">
            <text:p>59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50" calcext:value-type="float">
            <text:p>17650</text:p>
          </table:table-cell>
          <table:table-cell office:value-type="float" office:value="5854" calcext:value-type="float">
            <text:p>58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697" calcext:value-type="float">
            <text:p>14697</text:p>
          </table:table-cell>
          <table:table-cell office:value-type="float" office:value="5791" calcext:value-type="float">
            <text:p>579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47" calcext:value-type="float">
            <text:p>11547</text:p>
          </table:table-cell>
          <table:table-cell office:value-type="float" office:value="5729" calcext:value-type="float">
            <text:p>57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304" calcext:value-type="float">
            <text:p>8304</text:p>
          </table:table-cell>
          <table:table-cell office:value-type="float" office:value="5666" calcext:value-type="float">
            <text:p>5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71" calcext:value-type="float">
            <text:p>5071</text:p>
          </table:table-cell>
          <table:table-cell office:value-type="float" office:value="5604" calcext:value-type="float">
            <text:p>56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7" calcext:value-type="float">
            <text:p>1947</text:p>
          </table:table-cell>
          <table:table-cell office:value-type="float" office:value="5541" calcext:value-type="float">
            <text:p>554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4" calcext:value-type="float">
            <text:p>-974</text:p>
          </table:table-cell>
          <table:table-cell office:value-type="float" office:value="5479" calcext:value-type="float">
            <text:p>54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09" calcext:value-type="float">
            <text:p>-3609</text:p>
          </table:table-cell>
          <table:table-cell office:value-type="float" office:value="5416" calcext:value-type="float">
            <text:p>54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888" calcext:value-type="float">
            <text:p>-5888</text:p>
          </table:table-cell>
          <table:table-cell office:value-type="float" office:value="5354" calcext:value-type="float">
            <text:p>53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55" calcext:value-type="float">
            <text:p>-7755</text:p>
          </table:table-cell>
          <table:table-cell office:value-type="float" office:value="5292" calcext:value-type="float">
            <text:p>52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68" calcext:value-type="float">
            <text:p>-9168</text:p>
          </table:table-cell>
          <table:table-cell office:value-type="float" office:value="5229" calcext:value-type="float">
            <text:p>52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07" calcext:value-type="float">
            <text:p>-10107</text:p>
          </table:table-cell>
          <table:table-cell office:value-type="float" office:value="5167" calcext:value-type="float">
            <text:p>51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566" calcext:value-type="float">
            <text:p>-10566</text:p>
          </table:table-cell>
          <table:table-cell office:value-type="float" office:value="5104" calcext:value-type="float">
            <text:p>51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558" calcext:value-type="float">
            <text:p>-10558</text:p>
          </table:table-cell>
          <table:table-cell office:value-type="float" office:value="5042" calcext:value-type="float">
            <text:p>50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13" calcext:value-type="float">
            <text:p>-10113</text:p>
          </table:table-cell>
          <table:table-cell office:value-type="float" office:value="4979" calcext:value-type="float">
            <text:p>497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77" calcext:value-type="float">
            <text:p>-9277</text:p>
          </table:table-cell>
          <table:table-cell office:value-type="float" office:value="4917" calcext:value-type="float">
            <text:p>49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09" calcext:value-type="float">
            <text:p>-8109</text:p>
          </table:table-cell>
          <table:table-cell office:value-type="float" office:value="4854" calcext:value-type="float">
            <text:p>48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80" calcext:value-type="float">
            <text:p>-6680</text:p>
          </table:table-cell>
          <table:table-cell office:value-type="float" office:value="4792" calcext:value-type="float">
            <text:p>47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69" calcext:value-type="float">
            <text:p>-5069</text:p>
          </table:table-cell>
          <table:table-cell office:value-type="float" office:value="4729" calcext:value-type="float">
            <text:p>472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62" calcext:value-type="float">
            <text:p>-3362</text:p>
          </table:table-cell>
          <table:table-cell office:value-type="float" office:value="4667" calcext:value-type="float">
            <text:p>46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46" calcext:value-type="float">
            <text:p>-1646</text:p>
          </table:table-cell>
          <table:table-cell office:value-type="float" office:value="4604" calcext:value-type="float">
            <text:p>46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" calcext:value-type="float">
            <text:p>-8</text:p>
          </table:table-cell>
          <table:table-cell office:value-type="float" office:value="4542" calcext:value-type="float">
            <text:p>45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70" calcext:value-type="float">
            <text:p>1470</text:p>
          </table:table-cell>
          <table:table-cell office:value-type="float" office:value="4480" calcext:value-type="float">
            <text:p>44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12" calcext:value-type="float">
            <text:p>2712</text:p>
          </table:table-cell>
          <table:table-cell office:value-type="float" office:value="4417" calcext:value-type="float">
            <text:p>44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52" calcext:value-type="float">
            <text:p>3652</text:p>
          </table:table-cell>
          <table:table-cell office:value-type="float" office:value="4355" calcext:value-type="float">
            <text:p>43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38" calcext:value-type="float">
            <text:p>4238</text:p>
          </table:table-cell>
          <table:table-cell office:value-type="float" office:value="4292" calcext:value-type="float">
            <text:p>42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31" calcext:value-type="float">
            <text:p>4431</text:p>
          </table:table-cell>
          <table:table-cell office:value-type="float" office:value="4230" calcext:value-type="float">
            <text:p>42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08" calcext:value-type="float">
            <text:p>4208</text:p>
          </table:table-cell>
          <table:table-cell office:value-type="float" office:value="4167" calcext:value-type="float">
            <text:p>41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65" calcext:value-type="float">
            <text:p>3565</text:p>
          </table:table-cell>
          <table:table-cell office:value-type="float" office:value="4105" calcext:value-type="float">
            <text:p>41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2" calcext:value-type="float">
            <text:p>2512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77" calcext:value-type="float">
            <text:p>1077</text:p>
          </table:table-cell>
          <table:table-cell office:value-type="float" office:value="3980" calcext:value-type="float">
            <text:p>39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3" calcext:value-type="float">
            <text:p>-693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40" calcext:value-type="float">
            <text:p>-2740</text:p>
          </table:table-cell>
          <table:table-cell office:value-type="float" office:value="3855" calcext:value-type="float">
            <text:p>38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92" calcext:value-type="float">
            <text:p>-4992</text:p>
          </table:table-cell>
          <table:table-cell office:value-type="float" office:value="3792" calcext:value-type="float">
            <text:p>37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366" calcext:value-type="float">
            <text:p>-7366</text:p>
          </table:table-cell>
          <table:table-cell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74" calcext:value-type="float">
            <text:p>-9774</text:p>
          </table:table-cell>
          <table:table-cell office:value-type="float" office:value="3667" calcext:value-type="float">
            <text:p>366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122" calcext:value-type="float">
            <text:p>-12122</text:p>
          </table:table-cell>
          <table:table-cell office:value-type="float" office:value="3605" calcext:value-type="float">
            <text:p>36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15" calcext:value-type="float">
            <text:p>-14315</text:p>
          </table:table-cell>
          <table:table-cell office:value-type="float" office:value="3543" calcext:value-type="float">
            <text:p>35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60" calcext:value-type="float">
            <text:p>-16260</text:p>
          </table:table-cell>
          <table:table-cell office:value-type="float" office:value="3480" calcext:value-type="float">
            <text:p>34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873" calcext:value-type="float">
            <text:p>-17873</text:p>
          </table:table-cell>
          <table:table-cell office:value-type="float" office:value="3418" calcext:value-type="float">
            <text:p>34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76" calcext:value-type="float">
            <text:p>-19076</text:p>
          </table:table-cell>
          <table:table-cell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02" calcext:value-type="float">
            <text:p>-19802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001" calcext:value-type="float">
            <text:p>-20001</text:p>
          </table:table-cell>
          <table:table-cell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37" calcext:value-type="float">
            <text:p>-19637</text:p>
          </table:table-cell>
          <table:table-cell office:value-type="float" office:value="3168" calcext:value-type="float">
            <text:p>31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693" calcext:value-type="float">
            <text:p>-18693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171" calcext:value-type="float">
            <text:p>-17171</text:p>
          </table:table-cell>
          <table:table-cell office:value-type="float" office:value="3043" calcext:value-type="float">
            <text:p>30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91" calcext:value-type="float">
            <text:p>-15091</text:p>
          </table:table-cell>
          <table:table-cell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492" calcext:value-type="float">
            <text:p>-12492</text:p>
          </table:table-cell>
          <table:table-cell office:value-type="float" office:value="2918" calcext:value-type="float">
            <text:p>29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30" calcext:value-type="float">
            <text:p>-9430</text:p>
          </table:table-cell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79" calcext:value-type="float">
            <text:p>-5979</text:p>
          </table:table-cell>
          <table:table-cell office:value-type="float" office:value="2793" calcext:value-type="float">
            <text:p>279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24" calcext:value-type="float">
            <text:p>-2224</text:p>
          </table:table-cell>
          <table:table-cell office:value-type="float" office:value="2731" calcext:value-type="float">
            <text:p>27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6" calcext:value-type="float">
            <text:p>1736</text:p>
          </table:table-cell>
          <table:table-cell office:value-type="float" office:value="2668" calcext:value-type="float">
            <text:p>26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95" calcext:value-type="float">
            <text:p>5795</text:p>
          </table:table-cell>
          <table:table-cell office:value-type="float" office:value="2606" calcext:value-type="float">
            <text:p>26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841" calcext:value-type="float">
            <text:p>9841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762" calcext:value-type="float">
            <text:p>13762</text:p>
          </table:table-cell>
          <table:table-cell office:value-type="float" office:value="2481" calcext:value-type="float">
            <text:p>24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47" calcext:value-type="float">
            <text:p>17447</text:p>
          </table:table-cell>
          <table:table-cell office:value-type="float" office:value="2418" calcext:value-type="float">
            <text:p>24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90" calcext:value-type="float">
            <text:p>20790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694" calcext:value-type="float">
            <text:p>23694</text:p>
          </table:table-cell>
          <table:table-cell office:value-type="float" office:value="2293" calcext:value-type="float">
            <text:p>229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75" calcext:value-type="float">
            <text:p>26075</text:p>
          </table:table-cell>
          <table:table-cell office:value-type="float" office:value="2231" calcext:value-type="float">
            <text:p>22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864" calcext:value-type="float">
            <text:p>27864</text:p>
          </table:table-cell>
          <table:table-cell office:value-type="float" office:value="2168" calcext:value-type="float">
            <text:p>21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006" calcext:value-type="float">
            <text:p>29006</text:p>
          </table:table-cell>
          <table:table-cell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467" calcext:value-type="float">
            <text:p>29467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33" calcext:value-type="float">
            <text:p>29233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09" calcext:value-type="float">
            <text:p>28309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721" calcext:value-type="float">
            <text:p>26721</text:p>
          </table:table-cell>
          <table:table-cell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13" calcext:value-type="float">
            <text:p>24513</text:p>
          </table:table-cell>
          <table:table-cell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749" calcext:value-type="float">
            <text:p>21749</text:p>
          </table:table-cell>
          <table:table-cell office:value-type="float" office:value="1731" calcext:value-type="float">
            <text:p>17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06" calcext:value-type="float">
            <text:p>18506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78" calcext:value-type="float">
            <text:p>14878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65" calcext:value-type="float">
            <text:p>10965</text:p>
          </table:table-cell>
          <table:table-cell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878" calcext:value-type="float">
            <text:p>6878</text:p>
          </table:table-cell>
          <table:table-cell office:value-type="float" office:value="1481" calcext:value-type="float">
            <text:p>148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0" calcext:value-type="float">
            <text:p>2730</text:p>
          </table:table-cell>
          <table:table-cell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66" calcext:value-type="float">
            <text:p>-1366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98" calcext:value-type="float">
            <text:p>-5298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965" calcext:value-type="float">
            <text:p>-8965</text:p>
          </table:table-cell>
          <table:table-cell office:value-type="float" office:value="1231" calcext:value-type="float">
            <text:p>1231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71" calcext:value-type="float">
            <text:p>-12271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138" calcext:value-type="float">
            <text:p>-15138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98" calcext:value-type="float">
            <text:p>-17498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304" calcext:value-type="float">
            <text:p>-19304</text:p>
          </table:table-cell>
          <table:table-cell office:value-type="float" office:value="982" calcext:value-type="float">
            <text:p>9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525" calcext:value-type="float">
            <text:p>-20525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151" calcext:value-type="float">
            <text:p>-21151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188" calcext:value-type="float">
            <text:p>-21188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64" calcext:value-type="float">
            <text:p>-20664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23" calcext:value-type="float">
            <text:p>-19623</text:p>
          </table:table-cell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123" calcext:value-type="float">
            <text:p>-1812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36" calcext:value-type="float">
            <text:p>-16236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47" calcext:value-type="float">
            <text:p>-14047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645" calcext:value-type="float">
            <text:p>-11645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26" calcext:value-type="float">
            <text:p>-9126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86" calcext:value-type="float">
            <text:p>-6586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18" calcext:value-type="float">
            <text:p>-4118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09" calcext:value-type="float">
            <text:p>-180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" calcext:value-type="float">
            <text:p>26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22" calcext:value-type="float">
            <text:p>202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22" calcext:value-type="float">
            <text:p>3422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22" calcext:value-type="float">
            <text:p>4422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00" calcext:value-type="float">
            <text:p>5000</text:p>
          </table:table-cell>
          <table:table-cell office:value-type="float" office:value="-143" calcext:value-type="float">
            <text:p>-143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50" calcext:value-type="float">
            <text:p>5150</text:p>
          </table:table-cell>
          <table:table-cell office:value-type="float" office:value="-13312" calcext:value-type="float">
            <text:p>-13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85" calcext:value-type="float">
            <text:p>4885</text:p>
          </table:table-cell>
          <table:table-cell office:value-type="float" office:value="-13375" calcext:value-type="float">
            <text:p>-133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33" calcext:value-type="float">
            <text:p>4233</text:p>
          </table:table-cell>
          <table:table-cell office:value-type="float" office:value="-13437" calcext:value-type="float">
            <text:p>-134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0" calcext:value-type="float">
            <text:p>3240</text:p>
          </table:table-cell>
          <table:table-cell office:value-type="float" office:value="-13500" calcext:value-type="float">
            <text:p>-13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2" calcext:value-type="float">
            <text:p>1962</text:p>
          </table:table-cell>
          <table:table-cell office:value-type="float" office:value="-13562" calcext:value-type="float">
            <text:p>-13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70" calcext:value-type="float">
            <text:p>470</text:p>
          </table:table-cell>
          <table:table-cell office:value-type="float" office:value="-13625" calcext:value-type="float">
            <text:p>-136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8" calcext:value-type="float">
            <text:p>-1158</text:p>
          </table:table-cell>
          <table:table-cell office:value-type="float" office:value="-13687" calcext:value-type="float">
            <text:p>-136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7" calcext:value-type="float">
            <text:p>-2837</text:p>
          </table:table-cell>
          <table:table-cell office:value-type="float" office:value="-13750" calcext:value-type="float">
            <text:p>-13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82" calcext:value-type="float">
            <text:p>-4482</text:p>
          </table:table-cell>
          <table:table-cell office:value-type="float" office:value="-13812" calcext:value-type="float">
            <text:p>-138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04" calcext:value-type="float">
            <text:p>-6004</text:p>
          </table:table-cell>
          <table:table-cell office:value-type="float" office:value="-13875" calcext:value-type="float">
            <text:p>-1387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321" calcext:value-type="float">
            <text:p>-7321</text:p>
          </table:table-cell>
          <table:table-cell office:value-type="float" office:value="-13937" calcext:value-type="float">
            <text:p>-139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58" calcext:value-type="float">
            <text:p>-8358</text:p>
          </table:table-cell>
          <table:table-cell office:value-type="float" office:value="-14000" calcext:value-type="float">
            <text:p>-14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049" calcext:value-type="float">
            <text:p>-9049</text:p>
          </table:table-cell>
          <table:table-cell office:value-type="float" office:value="-14062" calcext:value-type="float">
            <text:p>-14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339" calcext:value-type="float">
            <text:p>-9339</text:p>
          </table:table-cell>
          <table:table-cell office:value-type="float" office:value="-14125" calcext:value-type="float">
            <text:p>-14125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91" calcext:value-type="float">
            <text:p>-9191</text:p>
          </table:table-cell>
          <table:table-cell office:value-type="float" office:value="-14187" calcext:value-type="float">
            <text:p>-141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581" calcext:value-type="float">
            <text:p>-8581</text:p>
          </table:table-cell>
          <table:table-cell office:value-type="float" office:value="-14249" calcext:value-type="float">
            <text:p>-142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03" calcext:value-type="float">
            <text:p>-7503</text:p>
          </table:table-cell>
          <table:table-cell office:value-type="float" office:value="-14312" calcext:value-type="float">
            <text:p>-14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71" calcext:value-type="float">
            <text:p>-5971</text:p>
          </table:table-cell>
          <table:table-cell office:value-type="float" office:value="-14374" calcext:value-type="float">
            <text:p>-143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12" calcext:value-type="float">
            <text:p>-4012</text:p>
          </table:table-cell>
          <table:table-cell office:value-type="float" office:value="-14437" calcext:value-type="float">
            <text:p>-1443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75" calcext:value-type="float">
            <text:p>-1675</text:p>
          </table:table-cell>
          <table:table-cell office:value-type="float" office:value="-14499" calcext:value-type="float">
            <text:p>-1449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9" calcext:value-type="float">
            <text:p>979</text:p>
          </table:table-cell>
          <table:table-cell office:value-type="float" office:value="-14562" calcext:value-type="float">
            <text:p>-14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75" calcext:value-type="float">
            <text:p>3875</text:p>
          </table:table-cell>
          <table:table-cell office:value-type="float" office:value="-14624" calcext:value-type="float">
            <text:p>-146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26" calcext:value-type="float">
            <text:p>6926</text:p>
          </table:table-cell>
          <table:table-cell office:value-type="float" office:value="-14687" calcext:value-type="float">
            <text:p>-14687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37" calcext:value-type="float">
            <text:p>10037</text:p>
          </table:table-cell>
          <table:table-cell office:value-type="float" office:value="-14749" calcext:value-type="float">
            <text:p>-14749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FFT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 office:value-type="string" calcext:value-type="string">
            <text:p><text:s/>ampl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1785856" calcext:value-type="float">
            <text:p>-1785856</text:p>
          </table:table-cell>
          <table:table-cell office:value-type="float" office:value="1785856.293578" calcext:value-type="float">
            <text:p>1785856.2935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52" calcext:value-type="float">
            <text:p>-23552</text:p>
          </table:table-cell>
          <table:table-cell office:value-type="float" office:value="-141312" calcext:value-type="float">
            <text:p>-141312</text:p>
          </table:table-cell>
          <table:table-cell office:value-type="float" office:value="143261.223114" calcext:value-type="float">
            <text:p>143261.2231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664" calcext:value-type="float">
            <text:p>-49664</text:p>
          </table:table-cell>
          <table:table-cell office:value-type="float" office:value="-147968" calcext:value-type="float">
            <text:p>-147968</text:p>
          </table:table-cell>
          <table:table-cell office:value-type="float" office:value="156080.241927" calcext:value-type="float">
            <text:p>156080.2419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3184" calcext:value-type="float">
            <text:p>-93184</text:p>
          </table:table-cell>
          <table:table-cell office:value-type="float" office:value="-163328" calcext:value-type="float">
            <text:p>-163328</text:p>
          </table:table-cell>
          <table:table-cell office:value-type="float" office:value="188040.669644" calcext:value-type="float">
            <text:p>188040.6696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144" calcext:value-type="float">
            <text:p>-198144</text:p>
          </table:table-cell>
          <table:table-cell office:value-type="float" office:value="-206336" calcext:value-type="float">
            <text:p>-206336</text:p>
          </table:table-cell>
          <table:table-cell office:value-type="float" office:value="286069.204271" calcext:value-type="float">
            <text:p>286069.2042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27680" calcext:value-type="float">
            <text:p>-1927680</text:p>
          </table:table-cell>
          <table:table-cell office:value-type="float" office:value="-924160" calcext:value-type="float">
            <text:p>-924160</text:p>
          </table:table-cell>
          <table:table-cell office:value-type="float" office:value="2137760.952024" calcext:value-type="float">
            <text:p>2137760.952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392" calcext:value-type="float">
            <text:p>251392</text:p>
          </table:table-cell>
          <table:table-cell office:value-type="float" office:value="-25088" calcext:value-type="float">
            <text:p>-25088</text:p>
          </table:table-cell>
          <table:table-cell office:value-type="float" office:value="252640.743761" calcext:value-type="float">
            <text:p>252640.7437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768" calcext:value-type="float">
            <text:p>96768</text:p>
          </table:table-cell>
          <table:table-cell office:value-type="float" office:value="-96256" calcext:value-type="float">
            <text:p>-96256</text:p>
          </table:table-cell>
          <table:table-cell office:value-type="float" office:value="136489.059488" calcext:value-type="float">
            <text:p>136489.0594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97728" calcext:value-type="float">
            <text:p>2697728</text:p>
          </table:table-cell>
          <table:table-cell office:value-type="float" office:value="-74240" calcext:value-type="float">
            <text:p>-74240</text:p>
          </table:table-cell>
          <table:table-cell office:value-type="float" office:value="2698749.328779" calcext:value-type="float">
            <text:p>2698749.3287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4272" calcext:value-type="float">
            <text:p>-54272</text:p>
          </table:table-cell>
          <table:table-cell office:value-type="float" office:value="-211968" calcext:value-type="float">
            <text:p>-211968</text:p>
          </table:table-cell>
          <table:table-cell office:value-type="float" office:value="218805.582671" calcext:value-type="float">
            <text:p>218805.5826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23104" calcext:value-type="float">
            <text:p>-623104</text:p>
          </table:table-cell>
          <table:table-cell office:value-type="float" office:value="-776192" calcext:value-type="float">
            <text:p>-776192</text:p>
          </table:table-cell>
          <table:table-cell office:value-type="float" office:value="995355.522253" calcext:value-type="float">
            <text:p>995355.52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752" calcext:value-type="float">
            <text:p>266752</text:p>
          </table:table-cell>
          <table:table-cell office:value-type="float" office:value="113664" calcext:value-type="float">
            <text:p>113664</text:p>
          </table:table-cell>
          <table:table-cell office:value-type="float" office:value="289958.849494" calcext:value-type="float">
            <text:p>289958.8494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2096" calcext:value-type="float">
            <text:p>132096</text:p>
          </table:table-cell>
          <table:table-cell office:value-type="float" office:value="-26624" calcext:value-type="float">
            <text:p>-26624</text:p>
          </table:table-cell>
          <table:table-cell office:value-type="float" office:value="134752.330562" calcext:value-type="float">
            <text:p>134752.3305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944" calcext:value-type="float">
            <text:p>82944</text:p>
          </table:table-cell>
          <table:table-cell office:value-type="float" office:value="-88576" calcext:value-type="float">
            <text:p>-88576</text:p>
          </table:table-cell>
          <table:table-cell office:value-type="float" office:value="121348.320598" calcext:value-type="float">
            <text:p>121348.3205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9424" calcext:value-type="float">
            <text:p>39424</text:p>
          </table:table-cell>
          <table:table-cell office:value-type="float" office:value="-168448" calcext:value-type="float">
            <text:p>-168448</text:p>
          </table:table-cell>
          <table:table-cell office:value-type="float" office:value="172999.943584" calcext:value-type="float">
            <text:p>172999.9435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0" calcext:value-type="float">
            <text:p>-133120</text:p>
          </table:table-cell>
          <table:table-cell office:value-type="float" office:value="-570880" calcext:value-type="float">
            <text:p>-570880</text:p>
          </table:table-cell>
          <table:table-cell office:value-type="float" office:value="586195.282137" calcext:value-type="float">
            <text:p>586195.2821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3952" calcext:value-type="float">
            <text:p>1533952</text:p>
          </table:table-cell>
          <table:table-cell office:value-type="float" office:value="303104" calcext:value-type="float">
            <text:p>303104</text:p>
          </table:table-cell>
          <table:table-cell office:value-type="float" office:value="1563611.452094" calcext:value-type="float">
            <text:p>1563611.4520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830080" calcext:value-type="float">
            <text:p>6830080</text:p>
          </table:table-cell>
          <table:table-cell office:value-type="float" office:value="40448" calcext:value-type="float">
            <text:p>40448</text:p>
          </table:table-cell>
          <table:table-cell office:value-type="float" office:value="6830199.766266" calcext:value-type="float">
            <text:p>6830199.7662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0" calcext:value-type="float">
            <text:p>97280</text:p>
          </table:table-cell>
          <table:table-cell office:value-type="float" office:value="-28672" calcext:value-type="float">
            <text:p>-28672</text:p>
          </table:table-cell>
          <table:table-cell office:value-type="float" office:value="101417.365298" calcext:value-type="float">
            <text:p>101417.3652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016" calcext:value-type="float">
            <text:p>86016</text:p>
          </table:table-cell>
          <table:table-cell office:value-type="float" office:value="-99840" calcext:value-type="float">
            <text:p>-99840</text:p>
          </table:table-cell>
          <table:table-cell office:value-type="float" office:value="131783.071204" calcext:value-type="float">
            <text:p>131783.0712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872" calcext:value-type="float">
            <text:p>79872</text:p>
          </table:table-cell>
          <table:table-cell office:value-type="float" office:value="-355840" calcext:value-type="float">
            <text:p>-355840</text:p>
          </table:table-cell>
          <table:table-cell office:value-type="float" office:value="364693.901764" calcext:value-type="float">
            <text:p>364693.9017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288" calcext:value-type="float">
            <text:p>76288</text:p>
          </table:table-cell>
          <table:table-cell office:value-type="float" office:value="310272" calcext:value-type="float">
            <text:p>310272</text:p>
          </table:table-cell>
          <table:table-cell office:value-type="float" office:value="319513.024661" calcext:value-type="float">
            <text:p>319513.0246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264" calcext:value-type="float">
            <text:p>75264</text:p>
          </table:table-cell>
          <table:table-cell office:value-type="float" office:value="81408" calcext:value-type="float">
            <text:p>81408</text:p>
          </table:table-cell>
          <table:table-cell office:value-type="float" office:value="110868.986466" calcext:value-type="float">
            <text:p>110868.9864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336" calcext:value-type="float">
            <text:p>78336</text:p>
          </table:table-cell>
          <table:table-cell office:value-type="float" office:value="18944" calcext:value-type="float">
            <text:p>18944</text:p>
          </table:table-cell>
          <table:table-cell office:value-type="float" office:value="80594.069459" calcext:value-type="float">
            <text:p>80594.06945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6896" calcext:value-type="float">
            <text:p>976896</text:p>
          </table:table-cell>
          <table:table-cell office:value-type="float" office:value="31232" calcext:value-type="float">
            <text:p>31232</text:p>
          </table:table-cell>
          <table:table-cell office:value-type="float" office:value="977395.126159" calcext:value-type="float">
            <text:p>977395.12615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264" calcext:value-type="float">
            <text:p>139264</text:p>
          </table:table-cell>
          <table:table-cell office:value-type="float" office:value="-174080" calcext:value-type="float">
            <text:p>-174080</text:p>
          </table:table-cell>
          <table:table-cell office:value-type="float" office:value="222931.17345" calcext:value-type="float">
            <text:p>222931.173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7072" calcext:value-type="float">
            <text:p>-67072</text:p>
          </table:table-cell>
          <table:table-cell office:value-type="float" office:value="312320" calcext:value-type="float">
            <text:p>312320</text:p>
          </table:table-cell>
          <table:table-cell office:value-type="float" office:value="319440.817029" calcext:value-type="float">
            <text:p>319440.8170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88064" calcext:value-type="float">
            <text:p>88064</text:p>
          </table:table-cell>
          <table:table-cell office:value-type="float" office:value="91028.070923" calcext:value-type="float">
            <text:p>91028.0709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008" calcext:value-type="float">
            <text:p>43008</text:p>
          </table:table-cell>
          <table:table-cell office:value-type="float" office:value="40960" calcext:value-type="float">
            <text:p>40960</text:p>
          </table:table-cell>
          <table:table-cell office:value-type="float" office:value="59392" calcext:value-type="float">
            <text:p>593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0" calcext:value-type="float">
            <text:p>61440</text:p>
          </table:table-cell>
          <table:table-cell office:value-type="float" office:value="8192" calcext:value-type="float">
            <text:p>8192</text:p>
          </table:table-cell>
          <table:table-cell office:value-type="float" office:value="61983.727413" calcext:value-type="float">
            <text:p>61983.7274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176" calcext:value-type="float">
            <text:p>114176</text:p>
          </table:table-cell>
          <table:table-cell office:value-type="float" office:value="-8441856" calcext:value-type="float">
            <text:p>-8441856</text:p>
          </table:table-cell>
          <table:table-cell office:value-type="float" office:value="8442628.079201" calcext:value-type="float">
            <text:p>8442628.0792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464" calcext:value-type="float">
            <text:p>-190464</text:p>
          </table:table-cell>
          <table:table-cell office:value-type="float" office:value="244736" calcext:value-type="float">
            <text:p>244736</text:p>
          </table:table-cell>
          <table:table-cell office:value-type="float" office:value="310116.502289" calcext:value-type="float">
            <text:p>310116.5022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0240" calcext:value-type="float">
            <text:p>65024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3318.872628" calcext:value-type="float">
            <text:p>663318.8726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37888" calcext:value-type="float">
            <text:p>37888</text:p>
          </table:table-cell>
          <table:table-cell office:value-type="float" office:value="39116.934031" calcext:value-type="float">
            <text:p>39116.9340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22016" calcext:value-type="float">
            <text:p>22016</text:p>
          </table:table-cell>
          <table:table-cell office:value-type="float" office:value="34154.660004" calcext:value-type="float">
            <text:p>34154.6600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8368" calcext:value-type="float">
            <text:p>58368</text:p>
          </table:table-cell>
          <table:table-cell office:value-type="float" office:value="2560" calcext:value-type="float">
            <text:p>2560</text:p>
          </table:table-cell>
          <table:table-cell office:value-type="float" office:value="58424.113378" calcext:value-type="float">
            <text:p>58424.1133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632" calcext:value-type="float">
            <text:p>-261632</text:p>
          </table:table-cell>
          <table:table-cell office:value-type="float" office:value="130560" calcext:value-type="float">
            <text:p>130560</text:p>
          </table:table-cell>
          <table:table-cell office:value-type="float" office:value="292399.071517" calcext:value-type="float">
            <text:p>292399.0715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12" calcext:value-type="float">
            <text:p>-26112</text:p>
          </table:table-cell>
          <table:table-cell office:value-type="float" office:value="29184" calcext:value-type="float">
            <text:p>29184</text:p>
          </table:table-cell>
          <table:table-cell office:value-type="float" office:value="39160.469864" calcext:value-type="float">
            <text:p>39160.4698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18432" calcext:value-type="float">
            <text:p>18432</text:p>
          </table:table-cell>
          <table:table-cell office:value-type="float" office:value="19968" calcext:value-type="float">
            <text:p>199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12288" calcext:value-type="float">
            <text:p>12288</text:p>
          </table:table-cell>
          <table:table-cell office:value-type="float" office:value="12298.662041" calcext:value-type="float">
            <text:p>12298.6620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40672" calcext:value-type="float">
            <text:p>540672</text:p>
          </table:table-cell>
          <table:table-cell office:value-type="float" office:value="73728" calcext:value-type="float">
            <text:p>73728</text:p>
          </table:table-cell>
          <table:table-cell office:value-type="float" office:value="545675.754975" calcext:value-type="float">
            <text:p>545675.7549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7264" calcext:value-type="float">
            <text:p>-267264</text:p>
          </table:table-cell>
          <table:table-cell office:value-type="float" office:value="4608" calcext:value-type="float">
            <text:p>4608</text:p>
          </table:table-cell>
          <table:table-cell office:value-type="float" office:value="267303.721186" calcext:value-type="float">
            <text:p>267303.7211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1024" calcext:value-type="float">
            <text:p>1024</text:p>
          </table:table-cell>
          <table:table-cell office:value-type="float" office:value="10291.072636" calcext:value-type="float">
            <text:p>10291.0726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-2560" calcext:value-type="float">
            <text:p>-2560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-6144" calcext:value-type="float">
            <text:p>-6144</text:p>
          </table:table-cell>
          <table:table-cell office:value-type="float" office:value="9440.813524" calcext:value-type="float">
            <text:p>9440.8135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824" calcext:value-type="float">
            <text:p>-13824</text:p>
          </table:table-cell>
          <table:table-cell office:value-type="float" office:value="-12288" calcext:value-type="float">
            <text:p>-12288</text:p>
          </table:table-cell>
          <table:table-cell office:value-type="float" office:value="18495.889273" calcext:value-type="float">
            <text:p>18495.8892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552" calcext:value-type="float">
            <text:p>-215552</text:p>
          </table:table-cell>
          <table:table-cell office:value-type="float" office:value="-98304" calcext:value-type="float">
            <text:p>-98304</text:p>
          </table:table-cell>
          <table:table-cell office:value-type="float" office:value="236909.985269" calcext:value-type="float">
            <text:p>236909.9852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0" calcext:value-type="float">
            <text:p>20480</text:p>
          </table:table-cell>
          <table:table-cell office:value-type="float" office:value="-4096" calcext:value-type="float">
            <text:p>-4096</text:p>
          </table:table-cell>
          <table:table-cell office:value-type="float" office:value="20885.583928" calcext:value-type="float">
            <text:p>20885.5839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0560" calcext:value-type="float">
            <text:p>450560</text:p>
          </table:table-cell>
          <table:table-cell office:value-type="float" office:value="53248" calcext:value-type="float">
            <text:p>53248</text:p>
          </table:table-cell>
          <table:table-cell office:value-type="float" office:value="453695.562138" calcext:value-type="float">
            <text:p>453695.5621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19968" calcext:value-type="float">
            <text:p>-19968</text:p>
          </table:table-cell>
          <table:table-cell office:value-type="float" office:value="20026.989789" calcext:value-type="float">
            <text:p>20026.9897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-33280" calcext:value-type="float">
            <text:p>-33280</text:p>
          </table:table-cell>
          <table:table-cell office:value-type="float" office:value="34819.764502" calcext:value-type="float">
            <text:p>34819.7645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9536" calcext:value-type="float">
            <text:p>-129536</text:p>
          </table:table-cell>
          <table:table-cell office:value-type="float" office:value="-155136" calcext:value-type="float">
            <text:p>-155136</text:p>
          </table:table-cell>
          <table:table-cell office:value-type="float" office:value="202105.798512" calcext:value-type="float">
            <text:p>202105.798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592" calcext:value-type="float">
            <text:p>46592</text:p>
          </table:table-cell>
          <table:table-cell office:value-type="float" office:value="17920" calcext:value-type="float">
            <text:p>17920</text:p>
          </table:table-cell>
          <table:table-cell office:value-type="float" office:value="49919.343585" calcext:value-type="float">
            <text:p>49919.3435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0" calcext:value-type="float">
            <text:p>25600</text:p>
          </table:table-cell>
          <table:table-cell office:value-type="float" office:value="-6656" calcext:value-type="float">
            <text:p>-6656</text:p>
          </table:table-cell>
          <table:table-cell office:value-type="float" office:value="26451.131091" calcext:value-type="float">
            <text:p>26451.1310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96" calcext:value-type="float">
            <text:p>16896</text:p>
          </table:table-cell>
          <table:table-cell office:value-type="float" office:value="-20480" calcext:value-type="float">
            <text:p>-20480</text:p>
          </table:table-cell>
          <table:table-cell office:value-type="float" office:value="26550.051149" calcext:value-type="float">
            <text:p>26550.0511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-41472" calcext:value-type="float">
            <text:p>-41472</text:p>
          </table:table-cell>
          <table:table-cell office:value-type="float" office:value="42273.344415" calcext:value-type="float">
            <text:p>42273.3444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6896" calcext:value-type="float">
            <text:p>336896</text:p>
          </table:table-cell>
          <table:table-cell office:value-type="float" office:value="-95232" calcext:value-type="float">
            <text:p>-95232</text:p>
          </table:table-cell>
          <table:table-cell office:value-type="float" office:value="350097.198846" calcext:value-type="float">
            <text:p>350097.1988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688" calcext:value-type="float">
            <text:p>50688</text:p>
          </table:table-cell>
          <table:table-cell office:value-type="float" office:value="57856" calcext:value-type="float">
            <text:p>57856</text:p>
          </table:table-cell>
          <table:table-cell office:value-type="float" office:value="76919.373892" calcext:value-type="float">
            <text:p>76919.3738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8" calcext:value-type="float">
            <text:p>32768</text:p>
          </table:table-cell>
          <table:table-cell office:value-type="float" office:value="9728" calcext:value-type="float">
            <text:p>9728</text:p>
          </table:table-cell>
          <table:table-cell office:value-type="float" office:value="34181.512664" calcext:value-type="float">
            <text:p>34181.5126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60" calcext:value-type="float">
            <text:p>28160</text:p>
          </table:table-cell>
          <table:table-cell office:value-type="float" office:value="-9728" calcext:value-type="float">
            <text:p>-9728</text:p>
          </table:table-cell>
          <table:table-cell office:value-type="float" office:value="29792.945205" calcext:value-type="float">
            <text:p>29792.9452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0" calcext:value-type="float">
            <text:p>25600</text:p>
          </table:table-cell>
          <table:table-cell office:value-type="float" office:value="-32768" calcext:value-type="float">
            <text:p>-32768</text:p>
          </table:table-cell>
          <table:table-cell office:value-type="float" office:value="41582.470153" calcext:value-type="float">
            <text:p>41582.4701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0" calcext:value-type="float">
            <text:p>25600</text:p>
          </table:table-cell>
          <table:table-cell office:value-type="float" office:value="-126464" calcext:value-type="float">
            <text:p>-126464</text:p>
          </table:table-cell>
          <table:table-cell office:value-type="float" office:value="129029.079265" calcext:value-type="float">
            <text:p>129029.0792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088" calcext:value-type="float">
            <text:p>25088</text:p>
          </table:table-cell>
          <table:table-cell office:value-type="float" office:value="96256" calcext:value-type="float">
            <text:p>96256</text:p>
          </table:table-cell>
          <table:table-cell office:value-type="float" office:value="99471.73106" calcext:value-type="float">
            <text:p>99471.731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26624" calcext:value-type="float">
            <text:p>26624</text:p>
          </table:table-cell>
          <table:table-cell office:value-type="float" office:value="37291.740641" calcext:value-type="float">
            <text:p>37291.7406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7888" calcext:value-type="float">
            <text:p>357888</text:p>
          </table:table-cell>
          <table:table-cell office:value-type="float" office:value="71168" calcext:value-type="float">
            <text:p>71168</text:p>
          </table:table-cell>
          <table:table-cell office:value-type="float" office:value="364895.471016" calcext:value-type="float">
            <text:p>364895.4710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792" calcext:value-type="float">
            <text:p>33792</text:p>
          </table:table-cell>
          <table:table-cell office:value-type="float" office:value="-14336" calcext:value-type="float">
            <text:p>-14336</text:p>
          </table:table-cell>
          <table:table-cell office:value-type="float" office:value="36707.222178" calcext:value-type="float">
            <text:p>36707.2221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832" calcext:value-type="float">
            <text:p>56832</text:p>
          </table:table-cell>
          <table:table-cell office:value-type="float" office:value="-74240" calcext:value-type="float">
            <text:p>-74240</text:p>
          </table:table-cell>
          <table:table-cell office:value-type="float" office:value="93495.742277" calcext:value-type="float">
            <text:p>93495.7422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28" calcext:value-type="float">
            <text:p>-22528</text:p>
          </table:table-cell>
          <table:table-cell office:value-type="float" office:value="115200" calcext:value-type="float">
            <text:p>115200</text:p>
          </table:table-cell>
          <table:table-cell office:value-type="float" office:value="117382.071817" calcext:value-type="float">
            <text:p>117382.0718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35328" calcext:value-type="float">
            <text:p>35328</text:p>
          </table:table-cell>
          <table:table-cell office:value-type="float" office:value="36782.131314" calcext:value-type="float">
            <text:p>36782.1313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944" calcext:value-type="float">
            <text:p>18944</text:p>
          </table:table-cell>
          <table:table-cell office:value-type="float" office:value="16896" calcext:value-type="float">
            <text:p>16896</text:p>
          </table:table-cell>
          <table:table-cell office:value-type="float" office:value="25384.049165" calcext:value-type="float">
            <text:p>25384.0491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60" calcext:value-type="float">
            <text:p>28160</text:p>
          </table:table-cell>
          <table:table-cell office:value-type="float" office:value="2560" calcext:value-type="float">
            <text:p>2560</text:p>
          </table:table-cell>
          <table:table-cell office:value-type="float" office:value="28276.124204" calcext:value-type="float">
            <text:p>28276.1242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296" calcext:value-type="float">
            <text:p>55296</text:p>
          </table:table-cell>
          <table:table-cell office:value-type="float" office:value="-27648" calcext:value-type="float">
            <text:p>-27648</text:p>
          </table:table-cell>
          <table:table-cell office:value-type="float" office:value="61822.807442" calcext:value-type="float">
            <text:p>61822.8074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4528" calcext:value-type="float">
            <text:p>214528</text:p>
          </table:table-cell>
          <table:table-cell office:value-type="float" office:value="168448" calcext:value-type="float">
            <text:p>168448</text:p>
          </table:table-cell>
          <table:table-cell office:value-type="float" office:value="272758.119014" calcext:value-type="float">
            <text:p>272758.1190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31232" calcext:value-type="float">
            <text:p>31232</text:p>
          </table:table-cell>
          <table:table-cell office:value-type="float" office:value="31830.591575" calcext:value-type="float">
            <text:p>31830.5915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18432" calcext:value-type="float">
            <text:p>18432</text:p>
          </table:table-cell>
          <table:table-cell office:value-type="float" office:value="19273.24695" calcext:value-type="float">
            <text:p>19273.246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11264" calcext:value-type="float">
            <text:p>11264</text:p>
          </table:table-cell>
          <table:table-cell office:value-type="float" office:value="18637.081317" calcext:value-type="float">
            <text:p>18637.0813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304" calcext:value-type="float">
            <text:p>34304</text:p>
          </table:table-cell>
          <table:table-cell office:value-type="float" office:value="512" calcext:value-type="float">
            <text:p>512</text:p>
          </table:table-cell>
          <table:table-cell office:value-type="float" office:value="34307.820683" calcext:value-type="float">
            <text:p>34307.8206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296" calcext:value-type="float">
            <text:p>-119296</text:p>
          </table:table-cell>
          <table:table-cell office:value-type="float" office:value="61952" calcext:value-type="float">
            <text:p>61952</text:p>
          </table:table-cell>
          <table:table-cell office:value-type="float" office:value="134423.159909" calcext:value-type="float">
            <text:p>134423.1599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48" calcext:value-type="float">
            <text:p>-14848</text:p>
          </table:table-cell>
          <table:table-cell office:value-type="float" office:value="16896" calcext:value-type="float">
            <text:p>16896</text:p>
          </table:table-cell>
          <table:table-cell office:value-type="float" office:value="22493.06382" calcext:value-type="float">
            <text:p>22493.063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11776" calcext:value-type="float">
            <text:p>11776</text:p>
          </table:table-cell>
          <table:table-cell office:value-type="float" office:value="12309.314847" calcext:value-type="float">
            <text:p>12309.3148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680" calcext:value-type="float">
            <text:p>263680</text:p>
          </table:table-cell>
          <table:table-cell office:value-type="float" office:value="74240" calcext:value-type="float">
            <text:p>74240</text:p>
          </table:table-cell>
          <table:table-cell office:value-type="float" office:value="273931.962356" calcext:value-type="float">
            <text:p>273931.9623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6144" calcext:value-type="float">
            <text:p>6144</text:p>
          </table:table-cell>
          <table:table-cell office:value-type="float" office:value="11941.789481" calcext:value-type="float">
            <text:p>11941.7894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144" calcext:value-type="float">
            <text:p>-134144</text:p>
          </table:table-cell>
          <table:table-cell office:value-type="float" office:value="4608" calcext:value-type="float">
            <text:p>4608</text:p>
          </table:table-cell>
          <table:table-cell office:value-type="float" office:value="134223.121704" calcext:value-type="float">
            <text:p>134223.121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28" calcext:value-type="float">
            <text:p>-9728</text:p>
          </table:table-cell>
          <table:table-cell office:value-type="float" office:value="3072" calcext:value-type="float">
            <text:p>3072</text:p>
          </table:table-cell>
          <table:table-cell office:value-type="float" office:value="10201.527729" calcext:value-type="float">
            <text:p>10201.5277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1536" calcext:value-type="float">
            <text:p>1536</text:p>
          </table:table-cell>
          <table:table-cell office:value-type="float" office:value="4857.258486" calcext:value-type="float">
            <text:p>4857.258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512" calcext:value-type="float">
            <text:p>-512</text:p>
          </table:table-cell>
          <table:table-cell office:value-type="float" office:value="3114.374416" calcext:value-type="float">
            <text:p>3114.374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-2560" calcext:value-type="float">
            <text:p>-2560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6736" calcext:value-type="float">
            <text:p>-116736</text:p>
          </table:table-cell>
          <table:table-cell office:value-type="float" office:value="-51200" calcext:value-type="float">
            <text:p>-51200</text:p>
          </table:table-cell>
          <table:table-cell office:value-type="float" office:value="127470.52089" calcext:value-type="float">
            <text:p>127470.520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176" calcext:value-type="float">
            <text:p>242176</text:p>
          </table:table-cell>
          <table:table-cell office:value-type="float" office:value="63488" calcext:value-type="float">
            <text:p>63488</text:p>
          </table:table-cell>
          <table:table-cell office:value-type="float" office:value="250359.623582" calcext:value-type="float">
            <text:p>250359.6235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5120" calcext:value-type="float">
            <text:p>-5120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8704" calcext:value-type="float">
            <text:p>-8704</text:p>
          </table:table-cell>
          <table:table-cell office:value-type="float" office:value="8719.045819" calcext:value-type="float">
            <text:p>8719.0458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15360" calcext:value-type="float">
            <text:p>-15360</text:p>
          </table:table-cell>
          <table:table-cell office:value-type="float" office:value="16359.982396" calcext:value-type="float">
            <text:p>16359.9823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288" calcext:value-type="float">
            <text:p>-76288</text:p>
          </table:table-cell>
          <table:table-cell office:value-type="float" office:value="-87552" calcext:value-type="float">
            <text:p>-87552</text:p>
          </table:table-cell>
          <table:table-cell office:value-type="float" office:value="116125.844014" calcext:value-type="float">
            <text:p>116125.8440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0" calcext:value-type="float">
            <text:p>20480</text:p>
          </table:table-cell>
          <table:table-cell office:value-type="float" office:value="7168" calcext:value-type="float">
            <text:p>7168</text:p>
          </table:table-cell>
          <table:table-cell office:value-type="float" office:value="21698.170983" calcext:value-type="float">
            <text:p>21698.1709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776" calcext:value-type="float">
            <text:p>11776</text:p>
          </table:table-cell>
          <table:table-cell office:value-type="float" office:value="-4096" calcext:value-type="float">
            <text:p>-4096</text:p>
          </table:table-cell>
          <table:table-cell office:value-type="float" office:value="12468.014758" calcext:value-type="float">
            <text:p>12468.01475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-11264" calcext:value-type="float">
            <text:p>-11264</text:p>
          </table:table-cell>
          <table:table-cell office:value-type="float" office:value="13927.905801" calcext:value-type="float">
            <text:p>13927.9058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9648" calcext:value-type="float">
            <text:p>219648</text:p>
          </table:table-cell>
          <table:table-cell office:value-type="float" office:value="42496" calcext:value-type="float">
            <text:p>42496</text:p>
          </table:table-cell>
          <table:table-cell office:value-type="float" office:value="223721.152152" calcext:value-type="float">
            <text:p>223721.1521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-97280" calcext:value-type="float">
            <text:p>-97280</text:p>
          </table:table-cell>
          <table:table-cell office:value-type="float" office:value="100857.502329" calcext:value-type="float">
            <text:p>100857.5023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28672" calcext:value-type="float">
            <text:p>28672</text:p>
          </table:table-cell>
          <table:table-cell office:value-type="float" office:value="38780.409075" calcext:value-type="float">
            <text:p>38780.4090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08" calcext:value-type="float">
            <text:p>17408</text:p>
          </table:table-cell>
          <table:table-cell office:value-type="float" office:value="4096" calcext:value-type="float">
            <text:p>4096</text:p>
          </table:table-cell>
          <table:table-cell office:value-type="float" office:value="17883.391177" calcext:value-type="float">
            <text:p>17883.3911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0" calcext:value-type="float">
            <text:p>15360</text:p>
          </table:table-cell>
          <table:table-cell office:value-type="float" office:value="-6656" calcext:value-type="float">
            <text:p>-6656</text:p>
          </table:table-cell>
          <table:table-cell office:value-type="float" office:value="16740.12951" calcext:value-type="float">
            <text:p>16740.129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-19968" calcext:value-type="float">
            <text:p>-19968</text:p>
          </table:table-cell>
          <table:table-cell office:value-type="float" office:value="24883.410699" calcext:value-type="float">
            <text:p>24883.4106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-81920" calcext:value-type="float">
            <text:p>-81920</text:p>
          </table:table-cell>
          <table:table-cell office:value-type="float" office:value="83254.726617" calcext:value-type="float">
            <text:p>83254.7266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52224" calcext:value-type="float">
            <text:p>52224</text:p>
          </table:table-cell>
          <table:table-cell office:value-type="float" office:value="54293.731498" calcext:value-type="float">
            <text:p>54293.7314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4016" calcext:value-type="float">
            <text:p>214016</text:p>
          </table:table-cell>
          <table:table-cell office:value-type="float" office:value="80384" calcext:value-type="float">
            <text:p>80384</text:p>
          </table:table-cell>
          <table:table-cell office:value-type="float" office:value="228614.163411" calcext:value-type="float">
            <text:p>228614.1634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08" calcext:value-type="float">
            <text:p>17408</text:p>
          </table:table-cell>
          <table:table-cell office:value-type="float" office:value="2560" calcext:value-type="float">
            <text:p>2560</text:p>
          </table:table-cell>
          <table:table-cell office:value-type="float" office:value="17595.228444" calcext:value-type="float">
            <text:p>17595.2284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992" calcext:value-type="float">
            <text:p>20992</text:p>
          </table:table-cell>
          <table:table-cell office:value-type="float" office:value="-10240" calcext:value-type="float">
            <text:p>-10240</text:p>
          </table:table-cell>
          <table:table-cell office:value-type="float" office:value="23356.405203" calcext:value-type="float">
            <text:p>23356.4052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376" calcext:value-type="float">
            <text:p>37376</text:p>
          </table:table-cell>
          <table:table-cell office:value-type="float" office:value="-51712" calcext:value-type="float">
            <text:p>-51712</text:p>
          </table:table-cell>
          <table:table-cell office:value-type="float" office:value="63805.143366" calcext:value-type="float">
            <text:p>63805.143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88" calcext:value-type="float">
            <text:p>-12288</text:p>
          </table:table-cell>
          <table:table-cell office:value-type="float" office:value="67584" calcext:value-type="float">
            <text:p>67584</text:p>
          </table:table-cell>
          <table:table-cell office:value-type="float" office:value="68692.008269" calcext:value-type="float">
            <text:p>68692.0082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22016" calcext:value-type="float">
            <text:p>22016</text:p>
          </table:table-cell>
          <table:table-cell office:value-type="float" office:value="23153.498224" calcext:value-type="float">
            <text:p>23153.4982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00" calcext:value-type="float">
            <text:p>12800</text:p>
          </table:table-cell>
          <table:table-cell office:value-type="float" office:value="10240" calcext:value-type="float">
            <text:p>10240</text:p>
          </table:table-cell>
          <table:table-cell office:value-type="float" office:value="16391.998048" calcext:value-type="float">
            <text:p>16391.9980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944" calcext:value-type="float">
            <text:p>18944</text:p>
          </table:table-cell>
          <table:table-cell office:value-type="float" office:value="1024" calcext:value-type="float">
            <text:p>1024</text:p>
          </table:table-cell>
          <table:table-cell office:value-type="float" office:value="18971.655489" calcext:value-type="float">
            <text:p>18971.6554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2720" calcext:value-type="float">
            <text:p>222720</text:p>
          </table:table-cell>
          <table:table-cell office:value-type="float" office:value="44032" calcext:value-type="float">
            <text:p>44032</text:p>
          </table:table-cell>
          <table:table-cell office:value-type="float" office:value="227030.868879" calcext:value-type="float">
            <text:p>227030.8688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592" calcext:value-type="float">
            <text:p>-46592</text:p>
          </table:table-cell>
          <table:table-cell office:value-type="float" office:value="64000" calcext:value-type="float">
            <text:p>64000</text:p>
          </table:table-cell>
          <table:table-cell office:value-type="float" office:value="79163.214083" calcext:value-type="float">
            <text:p>79163.2140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20992" calcext:value-type="float">
            <text:p>20992</text:p>
          </table:table-cell>
          <table:table-cell office:value-type="float" office:value="21387.87694" calcext:value-type="float">
            <text:p>21387.876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12800" calcext:value-type="float">
            <text:p>12800</text:p>
          </table:table-cell>
          <table:table-cell office:value-type="float" office:value="13604.178182" calcext:value-type="float">
            <text:p>13604.1781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7680" calcext:value-type="float">
            <text:p>7680</text:p>
          </table:table-cell>
          <table:table-cell office:value-type="float" office:value="13633.051603" calcext:value-type="float">
            <text:p>13633.0516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648" calcext:value-type="float">
            <text:p>27648</text:p>
          </table:table-cell>
          <table:table-cell office:value-type="float" office:value="-512" calcext:value-type="float">
            <text:p>-512</text:p>
          </table:table-cell>
          <table:table-cell office:value-type="float" office:value="27652.740334" calcext:value-type="float">
            <text:p>27652.7403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776" calcext:value-type="float">
            <text:p>-75776</text:p>
          </table:table-cell>
          <table:table-cell office:value-type="float" office:value="40960" calcext:value-type="float">
            <text:p>40960</text:p>
          </table:table-cell>
          <table:table-cell office:value-type="float" office:value="86137.8185" calcext:value-type="float">
            <text:p>86137.81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52" calcext:value-type="float">
            <text:p>-10752</text:p>
          </table:table-cell>
          <table:table-cell office:value-type="float" office:value="13312" calcext:value-type="float">
            <text:p>13312</text:p>
          </table:table-cell>
          <table:table-cell office:value-type="float" office:value="17111.833566" calcext:value-type="float">
            <text:p>17111.8335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7424" calcext:value-type="float">
            <text:p>167424</text:p>
          </table:table-cell>
          <table:table-cell office:value-type="float" office:value="74752" calcext:value-type="float">
            <text:p>74752</text:p>
          </table:table-cell>
          <table:table-cell office:value-type="float" office:value="183353.912639" calcext:value-type="float">
            <text:p>183353.9126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7168" calcext:value-type="float">
            <text:p>7168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752" calcext:value-type="float">
            <text:p>10752</text:p>
          </table:table-cell>
          <table:table-cell office:value-type="float" office:value="5632" calcext:value-type="float">
            <text:p>5632</text:p>
          </table:table-cell>
          <table:table-cell office:value-type="float" office:value="12137.748061" calcext:value-type="float">
            <text:p>12137.7480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9088" calcext:value-type="float">
            <text:p>-89088</text:p>
          </table:table-cell>
          <table:table-cell office:value-type="float" office:value="4608" calcext:value-type="float">
            <text:p>4608</text:p>
          </table:table-cell>
          <table:table-cell office:value-type="float" office:value="89207.092812" calcext:value-type="float">
            <text:p>89207.0928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16" calcext:value-type="float">
            <text:p>-9216</text:p>
          </table:table-cell>
          <table:table-cell office:value-type="float" office:value="3584" calcext:value-type="float">
            <text:p>3584</text:p>
          </table:table-cell>
          <table:table-cell office:value-type="float" office:value="9888.362453" calcext:value-type="float">
            <text:p>9888.3624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2560" calcext:value-type="float">
            <text:p>2560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1536" calcext:value-type="float">
            <text:p>1536</text:p>
          </table:table-cell>
          <table:table-cell office:value-type="float" office:value="2985.44737" calcext:value-type="float">
            <text:p>2985.447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512" calcext:value-type="float">
            <text:p>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312" calcext:value-type="float">
            <text:p>77312</text:p>
          </table:table-cell>
          <table:table-cell office:value-type="float" office:value="31744" calcext:value-type="float">
            <text:p>31744</text:p>
          </table:table-cell>
          <table:table-cell office:value-type="float" office:value="83575.276727" calcext:value-type="float">
            <text:p>83575.2767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536" calcext:value-type="float">
            <text:p>-153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0" calcext:value-type="float">
            <text:p>-256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4608" calcext:value-type="float">
            <text:p>-4608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-8704" calcext:value-type="float">
            <text:p>-870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296" calcext:value-type="float">
            <text:p>-55296</text:p>
          </table:table-cell>
          <table:table-cell office:value-type="float" office:value="-61440" calcext:value-type="float">
            <text:p>-61440</text:p>
          </table:table-cell>
          <table:table-cell office:value-type="float" office:value="82659.066145" calcext:value-type="float">
            <text:p>82659.0661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752" calcext:value-type="float">
            <text:p>10752</text:p>
          </table:table-cell>
          <table:table-cell office:value-type="float" office:value="3072" calcext:value-type="float">
            <text:p>3072</text:p>
          </table:table-cell>
          <table:table-cell office:value-type="float" office:value="11182.24879" calcext:value-type="float">
            <text:p>11182.248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-3072" calcext:value-type="float">
            <text:p>-3072</text:p>
          </table:table-cell>
          <table:table-cell office:value-type="float" office:value="6869.200827" calcext:value-type="float">
            <text:p>6869.2008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2064" calcext:value-type="float">
            <text:p>152064</text:p>
          </table:table-cell>
          <table:table-cell office:value-type="float" office:value="58368" calcext:value-type="float">
            <text:p>58368</text:p>
          </table:table-cell>
          <table:table-cell office:value-type="float" office:value="162881.194495" calcext:value-type="float">
            <text:p>162881.1944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14848" calcext:value-type="float">
            <text:p>-14848</text:p>
          </table:table-cell>
          <table:table-cell office:value-type="float" office:value="14988.575916" calcext:value-type="float">
            <text:p>14988.5759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04" calcext:value-type="float">
            <text:p>-21504</text:p>
          </table:table-cell>
          <table:table-cell office:value-type="float" office:value="-71168" calcext:value-type="float">
            <text:p>-71168</text:p>
          </table:table-cell>
          <table:table-cell office:value-type="float" office:value="74345.855567" calcext:value-type="float">
            <text:p>74345.8555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23170.475006" calcext:value-type="float">
            <text:p>23170.4750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2048" calcext:value-type="float">
            <text:p>2048</text:p>
          </table:table-cell>
          <table:table-cell office:value-type="float" office:value="11448.668045" calcext:value-type="float">
            <text:p>11448.6680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-5120" calcext:value-type="float">
            <text:p>-5120</text:p>
          </table:table-cell>
          <table:table-cell office:value-type="float" office:value="11448.668045" calcext:value-type="float">
            <text:p>11448.6680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-14336" calcext:value-type="float">
            <text:p>-14336</text:p>
          </table:table-cell>
          <table:table-cell office:value-type="float" office:value="17617.562147" calcext:value-type="float">
            <text:p>17617.5621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-62976" calcext:value-type="float">
            <text:p>-62976</text:p>
          </table:table-cell>
          <table:table-cell office:value-type="float" office:value="63803.089079" calcext:value-type="float">
            <text:p>63803.0890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992" calcext:value-type="float">
            <text:p>148992</text:p>
          </table:table-cell>
          <table:table-cell office:value-type="float" office:value="99840" calcext:value-type="float">
            <text:p>99840</text:p>
          </table:table-cell>
          <table:table-cell office:value-type="float" office:value="179350.610994" calcext:value-type="float">
            <text:p>179350.6109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9728" calcext:value-type="float">
            <text:p>9728</text:p>
          </table:table-cell>
          <table:table-cell office:value-type="float" office:value="14883.268458" calcext:value-type="float">
            <text:p>14883.26845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88" calcext:value-type="float">
            <text:p>12288</text:p>
          </table:table-cell>
          <table:table-cell office:value-type="float" office:value="1024" calcext:value-type="float">
            <text:p>1024</text:p>
          </table:table-cell>
          <table:table-cell office:value-type="float" office:value="12330.592849" calcext:value-type="float">
            <text:p>12330.5928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872" calcext:value-type="float">
            <text:p>15872</text:p>
          </table:table-cell>
          <table:table-cell office:value-type="float" office:value="-7680" calcext:value-type="float">
            <text:p>-7680</text:p>
          </table:table-cell>
          <table:table-cell office:value-type="float" office:value="17632.435566" calcext:value-type="float">
            <text:p>17632.4355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184" calcext:value-type="float">
            <text:p>29184</text:p>
          </table:table-cell>
          <table:table-cell office:value-type="float" office:value="-41984" calcext:value-type="float">
            <text:p>-41984</text:p>
          </table:table-cell>
          <table:table-cell office:value-type="float" office:value="51130.833281" calcext:value-type="float">
            <text:p>51130.8332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46080" calcext:value-type="float">
            <text:p>46080</text:p>
          </table:table-cell>
          <table:table-cell office:value-type="float" office:value="46715.616233" calcext:value-type="float">
            <text:p>46715.6162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15872" calcext:value-type="float">
            <text:p>15872</text:p>
          </table:table-cell>
          <table:table-cell office:value-type="float" office:value="16841.609424" calcext:value-type="float">
            <text:p>16841.609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7168" calcext:value-type="float">
            <text:p>7168</text:p>
          </table:table-cell>
          <table:table-cell office:value-type="float" office:value="12083.633891" calcext:value-type="float">
            <text:p>12083.6338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408" calcext:value-type="float">
            <text:p>145408</text:p>
          </table:table-cell>
          <table:table-cell office:value-type="float" office:value="65536" calcext:value-type="float">
            <text:p>65536</text:p>
          </table:table-cell>
          <table:table-cell office:value-type="float" office:value="159494.369054" calcext:value-type="float">
            <text:p>159494.3690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8" calcext:value-type="float">
            <text:p>32768</text:p>
          </table:table-cell>
          <table:table-cell office:value-type="float" office:value="-18432" calcext:value-type="float">
            <text:p>-18432</text:p>
          </table:table-cell>
          <table:table-cell office:value-type="float" office:value="37596.282369" calcext:value-type="float">
            <text:p>37596.2823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44" calcext:value-type="float">
            <text:p>-31744</text:p>
          </table:table-cell>
          <table:table-cell office:value-type="float" office:value="46080" calcext:value-type="float">
            <text:p>46080</text:p>
          </table:table-cell>
          <table:table-cell office:value-type="float" office:value="55955.767674" calcext:value-type="float">
            <text:p>55955.7676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16384" calcext:value-type="float">
            <text:p>16384</text:p>
          </table:table-cell>
          <table:table-cell office:value-type="float" office:value="16582.793974" calcext:value-type="float">
            <text:p>16582.7939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10240" calcext:value-type="float">
            <text:p>10240</text:p>
          </table:table-cell>
          <table:table-cell office:value-type="float" office:value="11028.817525" calcext:value-type="float">
            <text:p>11028.8175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6144" calcext:value-type="float">
            <text:p>6144</text:p>
          </table:table-cell>
          <table:table-cell office:value-type="float" office:value="11505.768988" calcext:value-type="float">
            <text:p>11505.7689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76" calcext:value-type="float">
            <text:p>24576</text:p>
          </table:table-cell>
          <table:table-cell office:value-type="float" office:value="-1024" calcext:value-type="float">
            <text:p>-1024</text:p>
          </table:table-cell>
          <table:table-cell office:value-type="float" office:value="24597.324082" calcext:value-type="float">
            <text:p>24597.3240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4784" calcext:value-type="float">
            <text:p>-54784</text:p>
          </table:table-cell>
          <table:table-cell office:value-type="float" office:value="30720" calcext:value-type="float">
            <text:p>30720</text:p>
          </table:table-cell>
          <table:table-cell office:value-type="float" office:value="62809.275239" calcext:value-type="float">
            <text:p>62809.2752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176" calcext:value-type="float">
            <text:p>114176</text:p>
          </table:table-cell>
          <table:table-cell office:value-type="float" office:value="76800" calcext:value-type="float">
            <text:p>76800</text:p>
          </table:table-cell>
          <table:table-cell office:value-type="float" office:value="137602.321841" calcext:value-type="float">
            <text:p>137602.321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8192" calcext:value-type="float">
            <text:p>8192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6656" calcext:value-type="float">
            <text:p>665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5632" calcext:value-type="float">
            <text:p>5632</text:p>
          </table:table-cell>
          <table:table-cell office:value-type="float" office:value="12593.534849" calcext:value-type="float">
            <text:p>12593.5348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0" calcext:value-type="float">
            <text:p>-66560</text:p>
          </table:table-cell>
          <table:table-cell office:value-type="float" office:value="4608" calcext:value-type="float">
            <text:p>4608</text:p>
          </table:table-cell>
          <table:table-cell office:value-type="float" office:value="66719.317023" calcext:value-type="float">
            <text:p>66719.3170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3584" calcext:value-type="float">
            <text:p>358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3584" calcext:value-type="float">
            <text:p>3584</text:p>
          </table:table-cell>
          <table:table-cell office:value-type="float" office:value="5442.634656" calcext:value-type="float">
            <text:p>5442.634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2560" calcext:value-type="float">
            <text:p>2560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736" calcext:value-type="float">
            <text:p>116736</text:p>
          </table:table-cell>
          <table:table-cell office:value-type="float" office:value="68096" calcext:value-type="float">
            <text:p>68096</text:p>
          </table:table-cell>
          <table:table-cell office:value-type="float" office:value="135145.695129" calcext:value-type="float">
            <text:p>135145.6951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2976" calcext:value-type="float">
            <text:p>-62976</text:p>
          </table:table-cell>
          <table:table-cell office:value-type="float" office:value="-25088" calcext:value-type="float">
            <text:p>-25088</text:p>
          </table:table-cell>
          <table:table-cell office:value-type="float" office:value="67789.264047" calcext:value-type="float">
            <text:p>67789.2640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1024" calcext:value-type="float">
            <text:p>-1024</text:p>
          </table:table-cell>
          <table:table-cell office:value-type="float" office:value="3238.172324" calcext:value-type="float">
            <text:p>3238.1723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1024" calcext:value-type="float">
            <text:p>-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2048" calcext:value-type="float">
            <text:p>-204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4608" calcext:value-type="float">
            <text:p>-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544" calcext:value-type="float">
            <text:p>-44544</text:p>
          </table:table-cell>
          <table:table-cell office:value-type="float" office:value="-48128" calcext:value-type="float">
            <text:p>-48128</text:p>
          </table:table-cell>
          <table:table-cell office:value-type="float" office:value="65577.98655" calcext:value-type="float">
            <text:p>65577.986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1024" calcext:value-type="float">
            <text:p>1024</text:p>
          </table:table-cell>
          <table:table-cell office:value-type="float" office:value="5221.395982" calcext:value-type="float">
            <text:p>5221.3959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0" calcext:value-type="float">
            <text:p>112640</text:p>
          </table:table-cell>
          <table:table-cell office:value-type="float" office:value="62976" calcext:value-type="float">
            <text:p>62976</text:p>
          </table:table-cell>
          <table:table-cell office:value-type="float" office:value="129049.394326" calcext:value-type="float">
            <text:p>129049.3943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5120" calcext:value-type="float">
            <text:p>-5120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10240" calcext:value-type="float">
            <text:p>-10240</text:p>
          </table:table-cell>
          <table:table-cell office:value-type="float" office:value="10291.072636" calcext:value-type="float">
            <text:p>10291.0726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32" calcext:value-type="float">
            <text:p>-18432</text:p>
          </table:table-cell>
          <table:table-cell office:value-type="float" office:value="-57856" calcext:value-type="float">
            <text:p>-57856</text:p>
          </table:table-cell>
          <table:table-cell office:value-type="float" office:value="60721.127789" calcext:value-type="float">
            <text:p>60721.1277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752" calcext:value-type="float">
            <text:p>10752</text:p>
          </table:table-cell>
          <table:table-cell office:value-type="float" office:value="10240" calcext:value-type="float">
            <text:p>10240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1024" calcext:value-type="float">
            <text:p>1024</text:p>
          </table:table-cell>
          <table:table-cell office:value-type="float" office:value="7747.965927" calcext:value-type="float">
            <text:p>7747.9659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-4096" calcext:value-type="float">
            <text:p>-4096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-11264" calcext:value-type="float">
            <text:p>-11264</text:p>
          </table:table-cell>
          <table:table-cell office:value-type="float" office:value="13083.578715" calcext:value-type="float">
            <text:p>13083.5787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592" calcext:value-type="float">
            <text:p>110592</text:p>
          </table:table-cell>
          <table:table-cell office:value-type="float" office:value="13312" calcext:value-type="float">
            <text:p>13312</text:p>
          </table:table-cell>
          <table:table-cell office:value-type="float" office:value="111390.303923" calcext:value-type="float">
            <text:p>111390.3039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23552" calcext:value-type="float">
            <text:p>23552</text:p>
          </table:table-cell>
          <table:table-cell office:value-type="float" office:value="24772.547386" calcext:value-type="float">
            <text:p>24772.5473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4" calcext:value-type="float">
            <text:p>8704</text:p>
          </table:table-cell>
          <table:table-cell office:value-type="float" office:value="7168" calcext:value-type="float">
            <text:p>7168</text:p>
          </table:table-cell>
          <table:table-cell office:value-type="float" office:value="11275.630359" calcext:value-type="float">
            <text:p>11275.63035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512" calcext:value-type="float">
            <text:p>512</text:p>
          </table:table-cell>
          <table:table-cell office:value-type="float" office:value="9741.464366" calcext:value-type="float">
            <text:p>9741.464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88" calcext:value-type="float">
            <text:p>12288</text:p>
          </table:table-cell>
          <table:table-cell office:value-type="float" office:value="-6656" calcext:value-type="float">
            <text:p>-6656</text:p>
          </table:table-cell>
          <table:table-cell office:value-type="float" office:value="13974.880321" calcext:value-type="float">
            <text:p>13974.8803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64" calcext:value-type="float">
            <text:p>24064</text:p>
          </table:table-cell>
          <table:table-cell office:value-type="float" office:value="-36352" calcext:value-type="float">
            <text:p>-36352</text:p>
          </table:table-cell>
          <table:table-cell office:value-type="float" office:value="43595.229097" calcext:value-type="float">
            <text:p>43595.2290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33792" calcext:value-type="float">
            <text:p>33792</text:p>
          </table:table-cell>
          <table:table-cell office:value-type="float" office:value="34104.734686" calcext:value-type="float">
            <text:p>34104.7346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11776" calcext:value-type="float">
            <text:p>11776</text:p>
          </table:table-cell>
          <table:table-cell office:value-type="float" office:value="12645.467172" calcext:value-type="float">
            <text:p>12645.4671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6496" calcext:value-type="float">
            <text:p>106496</text:p>
          </table:table-cell>
          <table:table-cell office:value-type="float" office:value="71168" calcext:value-type="float">
            <text:p>71168</text:p>
          </table:table-cell>
          <table:table-cell office:value-type="float" office:value="128087.010427" calcext:value-type="float">
            <text:p>128087.0104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672" calcext:value-type="float">
            <text:p>28672</text:p>
          </table:table-cell>
          <table:table-cell office:value-type="float" office:value="-16896" calcext:value-type="float">
            <text:p>-16896</text:p>
          </table:table-cell>
          <table:table-cell office:value-type="float" office:value="33280" calcext:value-type="float">
            <text:p>3328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4" calcext:value-type="float">
            <text:p>-24064</text:p>
          </table:table-cell>
          <table:table-cell office:value-type="float" office:value="35328" calcext:value-type="float">
            <text:p>35328</text:p>
          </table:table-cell>
          <table:table-cell office:value-type="float" office:value="42745.10124" calcext:value-type="float">
            <text:p>42745.101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13824" calcext:value-type="float">
            <text:p>13824</text:p>
          </table:table-cell>
          <table:table-cell office:value-type="float" office:value="13974.880321" calcext:value-type="float">
            <text:p>13974.8803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8704" calcext:value-type="float">
            <text:p>870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16" calcext:value-type="float">
            <text:p>9216</text:p>
          </table:table-cell>
          <table:table-cell office:value-type="float" office:value="4608" calcext:value-type="float">
            <text:p>4608</text:p>
          </table:table-cell>
          <table:table-cell office:value-type="float" office:value="10303.80124" calcext:value-type="float">
            <text:p>10303.801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-1536" calcext:value-type="float">
            <text:p>-1536</text:p>
          </table:table-cell>
          <table:table-cell office:value-type="float" office:value="23091.143237" calcext:value-type="float">
            <text:p>23091.1432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176" calcext:value-type="float">
            <text:p>50176</text:p>
          </table:table-cell>
          <table:table-cell office:value-type="float" office:value="90624" calcext:value-type="float">
            <text:p>90624</text:p>
          </table:table-cell>
          <table:table-cell office:value-type="float" office:value="103587.35614" calcext:value-type="float">
            <text:p>103587.356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10240" calcext:value-type="float">
            <text:p>10240</text:p>
          </table:table-cell>
          <table:table-cell office:value-type="float" office:value="12499.512951" calcext:value-type="float">
            <text:p>12499.5129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7168" calcext:value-type="float">
            <text:p>7168</text:p>
          </table:table-cell>
          <table:table-cell office:value-type="float" office:value="7240.773439" calcext:value-type="float">
            <text:p>7240.7734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6144" calcext:value-type="float">
            <text:p>6144</text:p>
          </table:table-cell>
          <table:table-cell office:value-type="float" office:value="6869.200827" calcext:value-type="float">
            <text:p>6869.2008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88" calcext:value-type="float">
            <text:p>12288</text:p>
          </table:table-cell>
          <table:table-cell office:value-type="float" office:value="5120" calcext:value-type="float">
            <text:p>5120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3760" calcext:value-type="float">
            <text:p>-53760</text:p>
          </table:table-cell>
          <table:table-cell office:value-type="float" office:value="4608" calcext:value-type="float">
            <text:p>4608</text:p>
          </table:table-cell>
          <table:table-cell office:value-type="float" office:value="53957.124312" calcext:value-type="float">
            <text:p>53957.124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4096" calcext:value-type="float">
            <text:p>4096</text:p>
          </table:table-cell>
          <table:table-cell office:value-type="float" office:value="9158.934436" calcext:value-type="float">
            <text:p>9158.9344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3584" calcext:value-type="float">
            <text:p>3584</text:p>
          </table:table-cell>
          <table:table-cell office:value-type="float" office:value="5068.541408" calcext:value-type="float">
            <text:p>5068.5414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552" calcext:value-type="float">
            <text:p>87552</text:p>
          </table:table-cell>
          <table:table-cell office:value-type="float" office:value="69120" calcext:value-type="float">
            <text:p>69120</text:p>
          </table:table-cell>
          <table:table-cell office:value-type="float" office:value="111547.869115" calcext:value-type="float">
            <text:p>111547.8691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4096" calcext:value-type="float">
            <text:p>4096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224" calcext:value-type="float">
            <text:p>-52224</text:p>
          </table:table-cell>
          <table:table-cell office:value-type="float" office:value="-19456" calcext:value-type="float">
            <text:p>-19456</text:p>
          </table:table-cell>
          <table:table-cell office:value-type="float" office:value="55730.44152" calcext:value-type="float">
            <text:p>55730.441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512" calcext:value-type="float">
            <text:p>-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2048" calcext:value-type="float">
            <text:p>-204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400" calcext:value-type="float">
            <text:p>-38400</text:p>
          </table:table-cell>
          <table:table-cell office:value-type="float" office:value="-39424" calcext:value-type="float">
            <text:p>-39424</text:p>
          </table:table-cell>
          <table:table-cell office:value-type="float" office:value="55034.6416" calcext:value-type="float">
            <text:p>55034.6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016" calcext:value-type="float">
            <text:p>860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8137.502986" calcext:value-type="float">
            <text:p>108137.5029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1536" calcext:value-type="float">
            <text:p>-1536</text:p>
          </table:table-cell>
          <table:table-cell office:value-type="float" office:value="2172.232032" calcext:value-type="float">
            <text:p>2172.2320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3584" calcext:value-type="float">
            <text:p>-3584</text:p>
          </table:table-cell>
          <table:table-cell office:value-type="float" office:value="3727.416263" calcext:value-type="float">
            <text:p>3727.416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7168" calcext:value-type="float">
            <text:p>-7168</text:p>
          </table:table-cell>
          <table:table-cell office:value-type="float" office:value="7186.26245" calcext:value-type="float">
            <text:p>7186.262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96" calcext:value-type="float">
            <text:p>-16896</text:p>
          </table:table-cell>
          <table:table-cell office:value-type="float" office:value="-49152" calcext:value-type="float">
            <text:p>-49152</text:p>
          </table:table-cell>
          <table:table-cell office:value-type="float" office:value="51974.935498" calcext:value-type="float">
            <text:p>51974.9354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6144" calcext:value-type="float">
            <text:p>6144</text:p>
          </table:table-cell>
          <table:table-cell office:value-type="float" office:value="9440.813524" calcext:value-type="float">
            <text:p>9440.8135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512" calcext:value-type="float">
            <text:p>512</text:p>
          </table:table-cell>
          <table:table-cell office:value-type="float" office:value="5145.536318" calcext:value-type="float">
            <text:p>5145.5363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-3072" calcext:value-type="float">
            <text:p>-3072</text:p>
          </table:table-cell>
          <table:table-cell office:value-type="float" office:value="5970.89474" calcext:value-type="float">
            <text:p>5970.894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4992" calcext:value-type="float">
            <text:p>84992</text:p>
          </table:table-cell>
          <table:table-cell office:value-type="float" office:value="56832" calcext:value-type="float">
            <text:p>56832</text:p>
          </table:table-cell>
          <table:table-cell office:value-type="float" office:value="102242.438782" calcext:value-type="float">
            <text:p>102242.4387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-46080" calcext:value-type="float">
            <text:p>-46080</text:p>
          </table:table-cell>
          <table:table-cell office:value-type="float" office:value="46363.571907" calcext:value-type="float">
            <text:p>46363.5719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16896" calcext:value-type="float">
            <text:p>16896</text:p>
          </table:table-cell>
          <table:table-cell office:value-type="float" office:value="17978.419063" calcext:value-type="float">
            <text:p>17978.4190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4608" calcext:value-type="float">
            <text:p>4608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-6144" calcext:value-type="float">
            <text:p>-6144</text:p>
          </table:table-cell>
          <table:table-cell office:value-type="float" office:value="11505.768988" calcext:value-type="float">
            <text:p>11505.7689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992" calcext:value-type="float">
            <text:p>20992</text:p>
          </table:table-cell>
          <table:table-cell office:value-type="float" office:value="-33280" calcext:value-type="float">
            <text:p>-33280</text:p>
          </table:table-cell>
          <table:table-cell office:value-type="float" office:value="39347.458164" calcext:value-type="float">
            <text:p>39347.4581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26112" calcext:value-type="float">
            <text:p>26112</text:p>
          </table:table-cell>
          <table:table-cell office:value-type="float" office:value="26292.084893" calcext:value-type="float">
            <text:p>26292.0848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872" calcext:value-type="float">
            <text:p>79872</text:p>
          </table:table-cell>
          <table:table-cell office:value-type="float" office:value="75264" calcext:value-type="float">
            <text:p>75264</text:p>
          </table:table-cell>
          <table:table-cell office:value-type="float" office:value="109746.098245" calcext:value-type="float">
            <text:p>109746.0982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4608" calcext:value-type="float">
            <text:p>4608</text:p>
          </table:table-cell>
          <table:table-cell office:value-type="float" office:value="8521.378292" calcext:value-type="float">
            <text:p>8521.3782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-512" calcext:value-type="float">
            <text:p>-512</text:p>
          </table:table-cell>
          <table:table-cell office:value-type="float" office:value="11275.630359" calcext:value-type="float">
            <text:p>11275.63035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24" calcext:value-type="float">
            <text:p>26624</text:p>
          </table:table-cell>
          <table:table-cell office:value-type="float" office:value="-16384" calcext:value-type="float">
            <text:p>-16384</text:p>
          </table:table-cell>
          <table:table-cell office:value-type="float" office:value="31261.363246" calcext:value-type="float">
            <text:p>31261.3632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32" calcext:value-type="float">
            <text:p>-18432</text:p>
          </table:table-cell>
          <table:table-cell office:value-type="float" office:value="28160" calcext:value-type="float">
            <text:p>28160</text:p>
          </table:table-cell>
          <table:table-cell office:value-type="float" office:value="33655.968624" calcext:value-type="float">
            <text:p>33655.9686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11264" calcext:value-type="float">
            <text:p>11264</text:p>
          </table:table-cell>
          <table:table-cell office:value-type="float" office:value="11310.449682" calcext:value-type="float">
            <text:p>11310.4496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7168" calcext:value-type="float">
            <text:p>7168</text:p>
          </table:table-cell>
          <table:table-cell office:value-type="float" office:value="8014.067631" calcext:value-type="float">
            <text:p>8014.0676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9158.934436" calcext:value-type="float">
            <text:p>9158.9344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720" calcext:value-type="float">
            <text:p>94720</text:p>
          </table:table-cell>
          <table:table-cell office:value-type="float" office:value="63488" calcext:value-type="float">
            <text:p>63488</text:p>
          </table:table-cell>
          <table:table-cell office:value-type="float" office:value="114028.963619" calcext:value-type="float">
            <text:p>114028.9636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304" calcext:value-type="float">
            <text:p>-34304</text:p>
          </table:table-cell>
          <table:table-cell office:value-type="float" office:value="20992" calcext:value-type="float">
            <text:p>20992</text:p>
          </table:table-cell>
          <table:table-cell office:value-type="float" office:value="40217.265944" calcext:value-type="float">
            <text:p>40217.2659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9216" calcext:value-type="float">
            <text:p>9216</text:p>
          </table:table-cell>
          <table:table-cell office:value-type="float" office:value="11076.253518" calcext:value-type="float">
            <text:p>11076.2535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656" calcext:value-type="float">
            <text:p>6656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6144" calcext:value-type="float">
            <text:p>6144</text:p>
          </table:table-cell>
          <table:table-cell office:value-type="float" office:value="7112.931323" calcext:value-type="float">
            <text:p>7112.9313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12" calcext:value-type="float">
            <text:p>13312</text:p>
          </table:table-cell>
          <table:table-cell office:value-type="float" office:value="5120" calcext:value-type="float">
            <text:p>5120</text:p>
          </table:table-cell>
          <table:table-cell office:value-type="float" office:value="14262.669596" calcext:value-type="float">
            <text:p>14262.6695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544" calcext:value-type="float">
            <text:p>-44544</text:p>
          </table:table-cell>
          <table:table-cell office:value-type="float" office:value="4608" calcext:value-type="float">
            <text:p>4608</text:p>
          </table:table-cell>
          <table:table-cell office:value-type="float" office:value="44781.710552" calcext:value-type="float">
            <text:p>44781.7105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4096" calcext:value-type="float">
            <text:p>4096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536" calcext:value-type="float">
            <text:p>65536</text:p>
          </table:table-cell>
          <table:table-cell office:value-type="float" office:value="69632" calcext:value-type="float">
            <text:p>69632</text:p>
          </table:table-cell>
          <table:table-cell office:value-type="float" office:value="95622.082805" calcext:value-type="float">
            <text:p>95622.0828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08" calcext:value-type="float">
            <text:p>46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5120" calcext:value-type="float">
            <text:p>5120</text:p>
          </table:table-cell>
          <table:table-cell office:value-type="float" office:value="6249.756475" calcext:value-type="float">
            <text:p>6249.7564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544" calcext:value-type="float">
            <text:p>-44544</text:p>
          </table:table-cell>
          <table:table-cell office:value-type="float" office:value="-15872" calcext:value-type="float">
            <text:p>-15872</text:p>
          </table:table-cell>
          <table:table-cell office:value-type="float" office:value="47287.295545" calcext:value-type="float">
            <text:p>47287.2955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-512" calcext:value-type="float">
            <text:p>-512</text:p>
          </table:table-cell>
          <table:table-cell office:value-type="float" office:value="5145.536318" calcext:value-type="float">
            <text:p>5145.5363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512" calcext:value-type="float">
            <text:p>512</text:p>
          </table:table-cell>
          <table:table-cell office:value-type="float" office:value="3114.374416" calcext:value-type="float">
            <text:p>3114.374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512" calcext:value-type="float">
            <text:p>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31744" calcext:value-type="float">
            <text:p>31744</text:p>
          </table:table-cell>
          <table:table-cell office:value-type="float" office:value="44892.795324" calcext:value-type="float">
            <text:p>44892.7953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12" calcext:value-type="float">
            <text:p>-51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0" calcext:value-type="float">
            <text:p>-256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120" calcext:value-type="float">
            <text:p>-512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-43008" calcext:value-type="float">
            <text:p>-43008</text:p>
          </table:table-cell>
          <table:table-cell office:value-type="float" office:value="45668.563192" calcext:value-type="float">
            <text:p>45668.5631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4096" calcext:value-type="float">
            <text:p>4096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048" calcext:value-type="float">
            <text:p>66048</text:p>
          </table:table-cell>
          <table:table-cell office:value-type="float" office:value="62976" calcext:value-type="float">
            <text:p>62976</text:p>
          </table:table-cell>
          <table:table-cell office:value-type="float" office:value="91259.601577" calcext:value-type="float">
            <text:p>91259.6015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7168" calcext:value-type="float">
            <text:p>-7168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41984" calcext:value-type="float">
            <text:p>-41984</text:p>
          </table:table-cell>
          <table:table-cell office:value-type="float" office:value="42183.331684" calcext:value-type="float">
            <text:p>42183.3316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12288" calcext:value-type="float">
            <text:p>12288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3584" calcext:value-type="float">
            <text:p>3584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-512" calcext:value-type="float">
            <text:p>-512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-5120" calcext:value-type="float">
            <text:p>-5120</text:p>
          </table:table-cell>
          <table:table-cell office:value-type="float" office:value="9660.396679" calcext:value-type="float">
            <text:p>9660.396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944" calcext:value-type="float">
            <text:p>18944</text:p>
          </table:table-cell>
          <table:table-cell office:value-type="float" office:value="-30720" calcext:value-type="float">
            <text:p>-30720</text:p>
          </table:table-cell>
          <table:table-cell office:value-type="float" office:value="36091.460707" calcext:value-type="float">
            <text:p>36091.4607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344" calcext:value-type="float">
            <text:p>57344</text:p>
          </table:table-cell>
          <table:table-cell office:value-type="float" office:value="86016" calcext:value-type="float">
            <text:p>86016</text:p>
          </table:table-cell>
          <table:table-cell office:value-type="float" office:value="103378.36617" calcext:value-type="float">
            <text:p>103378.366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7680" calcext:value-type="float">
            <text:p>7680</text:p>
          </table:table-cell>
          <table:table-cell office:value-type="float" office:value="8475.108023" calcext:value-type="float">
            <text:p>8475.1080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3584" calcext:value-type="float">
            <text:p>3584</text:p>
          </table:table-cell>
          <table:table-cell office:value-type="float" office:value="7559.589407" calcext:value-type="float">
            <text:p>7559.5894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91.072636" calcext:value-type="float">
            <text:p>10291.0726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088" calcext:value-type="float">
            <text:p>25088</text:p>
          </table:table-cell>
          <table:table-cell office:value-type="float" office:value="-16384" calcext:value-type="float">
            <text:p>-16384</text:p>
          </table:table-cell>
          <table:table-cell office:value-type="float" office:value="29964.031771" calcext:value-type="float">
            <text:p>29964.0317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23552" calcext:value-type="float">
            <text:p>23552</text:p>
          </table:table-cell>
          <table:table-cell office:value-type="float" office:value="27572.043813" calcext:value-type="float">
            <text:p>27572.0438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9728" calcext:value-type="float">
            <text:p>9728</text:p>
          </table:table-cell>
          <table:table-cell office:value-type="float" office:value="9741.464366" calcext:value-type="float">
            <text:p>9741.464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6656" calcext:value-type="float">
            <text:p>6656</text:p>
          </table:table-cell>
          <table:table-cell office:value-type="float" office:value="7559.589407" calcext:value-type="float">
            <text:p>7559.5894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024" calcext:value-type="float">
            <text:p>65024</text:p>
          </table:table-cell>
          <table:table-cell office:value-type="float" office:value="69120" calcext:value-type="float">
            <text:p>69120</text:p>
          </table:table-cell>
          <table:table-cell office:value-type="float" office:value="94898.340217" calcext:value-type="float">
            <text:p>94898.3402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16" calcext:value-type="float">
            <text:p>22016</text:p>
          </table:table-cell>
          <table:table-cell office:value-type="float" office:value="-2560" calcext:value-type="float">
            <text:p>-2560</text:p>
          </table:table-cell>
          <table:table-cell office:value-type="float" office:value="22164.337482" calcext:value-type="float">
            <text:p>22164.3374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60" calcext:value-type="float">
            <text:p>-28160</text:p>
          </table:table-cell>
          <table:table-cell office:value-type="float" office:value="17920" calcext:value-type="float">
            <text:p>17920</text:p>
          </table:table-cell>
          <table:table-cell office:value-type="float" office:value="33378.316315" calcext:value-type="float">
            <text:p>33378.3163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8704" calcext:value-type="float">
            <text:p>8704</text:p>
          </table:table-cell>
          <table:table-cell office:value-type="float" office:value="10098.218457" calcext:value-type="float">
            <text:p>10098.2184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5632" calcext:value-type="float">
            <text:p>5632</text:p>
          </table:table-cell>
          <table:table-cell office:value-type="float" office:value="6963.9529" calcext:value-type="float">
            <text:p>6963.95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5120" calcext:value-type="float">
            <text:p>5120</text:p>
          </table:table-cell>
          <table:table-cell office:value-type="float" office:value="14741.68837" calcext:value-type="float">
            <text:p>14741.688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888" calcext:value-type="float">
            <text:p>-37888</text:p>
          </table:table-cell>
          <table:table-cell office:value-type="float" office:value="4608" calcext:value-type="float">
            <text:p>4608</text:p>
          </table:table-cell>
          <table:table-cell office:value-type="float" office:value="38167.187583" calcext:value-type="float">
            <text:p>38167.1875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592" calcext:value-type="float">
            <text:p>46592</text:p>
          </table:table-cell>
          <table:table-cell office:value-type="float" office:value="70144" calcext:value-type="float">
            <text:p>70144</text:p>
          </table:table-cell>
          <table:table-cell office:value-type="float" office:value="84208.047121" calcext:value-type="float">
            <text:p>84208.0471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4096" calcext:value-type="float">
            <text:p>4096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4608" calcext:value-type="float">
            <text:p>4608</text:p>
          </table:table-cell>
          <table:table-cell office:value-type="float" office:value="4636.357191" calcext:value-type="float">
            <text:p>4636.3571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6144" calcext:value-type="float">
            <text:p>6144</text:p>
          </table:table-cell>
          <table:table-cell office:value-type="float" office:value="7997.695668" calcext:value-type="float">
            <text:p>7997.6956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9424" calcext:value-type="float">
            <text:p>-39424</text:p>
          </table:table-cell>
          <table:table-cell office:value-type="float" office:value="-13312" calcext:value-type="float">
            <text:p>-13312</text:p>
          </table:table-cell>
          <table:table-cell office:value-type="float" office:value="41610.82936" calcext:value-type="float">
            <text:p>41610.829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512" calcext:value-type="float">
            <text:p>512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1024" calcext:value-type="float">
            <text:p>1024</text:p>
          </table:table-cell>
          <table:table-cell office:value-type="float" office:value="3238.172324" calcext:value-type="float">
            <text:p>3238.1723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1024" calcext:value-type="float">
            <text:p>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0" calcext:value-type="float">
            <text:p>51200</text:p>
          </table:table-cell>
          <table:table-cell office:value-type="float" office:value="67584" calcext:value-type="float">
            <text:p>67584</text:p>
          </table:table-cell>
          <table:table-cell office:value-type="float" office:value="84788.189366" calcext:value-type="float">
            <text:p>84788.189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0" calcext:value-type="float">
            <text:p>-30720</text:p>
          </table:table-cell>
          <table:table-cell office:value-type="float" office:value="-29696" calcext:value-type="float">
            <text:p>-29696</text:p>
          </table:table-cell>
          <table:table-cell office:value-type="float" office:value="42726.6991" calcext:value-type="float">
            <text:p>42726.69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1024" calcext:value-type="float">
            <text:p>-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536" calcext:value-type="float">
            <text:p>-1536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3072" calcext:value-type="float">
            <text:p>-3072</text:p>
          </table:table-cell>
          <table:table-cell office:value-type="float" office:value="3114.374416" calcext:value-type="float">
            <text:p>3114.374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48" calcext:value-type="float">
            <text:p>-14848</text:p>
          </table:table-cell>
          <table:table-cell office:value-type="float" office:value="-38912" calcext:value-type="float">
            <text:p>-38912</text:p>
          </table:table-cell>
          <table:table-cell office:value-type="float" office:value="41648.611598" calcext:value-type="float">
            <text:p>41648.6115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3692.084506" calcext:value-type="float">
            <text:p>3692.0845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0" calcext:value-type="float">
            <text:p>51200</text:p>
          </table:table-cell>
          <table:table-cell office:value-type="float" office:value="65024" calcext:value-type="float">
            <text:p>65024</text:p>
          </table:table-cell>
          <table:table-cell office:value-type="float" office:value="82762.072086" calcext:value-type="float">
            <text:p>82762.0720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2560" calcext:value-type="float">
            <text:p>-2560</text:p>
          </table:table-cell>
          <table:table-cell office:value-type="float" office:value="3620.38672" calcext:value-type="float">
            <text:p>3620.386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-5632" calcext:value-type="float">
            <text:p>-5632</text:p>
          </table:table-cell>
          <table:table-cell office:value-type="float" office:value="6415.341612" calcext:value-type="float">
            <text:p>6415.3416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-38912" calcext:value-type="float">
            <text:p>-38912</text:p>
          </table:table-cell>
          <table:table-cell office:value-type="float" office:value="39033.074796" calcext:value-type="float">
            <text:p>39033.0747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8704" calcext:value-type="float">
            <text:p>870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2560" calcext:value-type="float">
            <text:p>2560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-512" calcext:value-type="float">
            <text:p>-51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-4608" calcext:value-type="float">
            <text:p>-4608</text:p>
          </table:table-cell>
          <table:table-cell office:value-type="float" office:value="8521.378292" calcext:value-type="float">
            <text:p>8521.3782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488" calcext:value-type="float">
            <text:p>63488</text:p>
          </table:table-cell>
          <table:table-cell office:value-type="float" office:value="35840" calcext:value-type="float">
            <text:p>35840</text:p>
          </table:table-cell>
          <table:table-cell office:value-type="float" office:value="72905.635886" calcext:value-type="float">
            <text:p>72905.6358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6415.968811" calcext:value-type="float">
            <text:p>16415.9688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6656" calcext:value-type="float">
            <text:p>665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2560" calcext:value-type="float">
            <text:p>2560</text:p>
          </table:table-cell>
          <table:table-cell office:value-type="float" office:value="6186.519538" calcext:value-type="float">
            <text:p>6186.5195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4" calcext:value-type="float">
            <text:p>8704</text:p>
          </table:table-cell>
          <table:table-cell office:value-type="float" office:value="-1024" calcext:value-type="float">
            <text:p>-1024</text:p>
          </table:table-cell>
          <table:table-cell office:value-type="float" office:value="8764.028298" calcext:value-type="float">
            <text:p>8764.0282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64" calcext:value-type="float">
            <text:p>24064</text:p>
          </table:table-cell>
          <table:table-cell office:value-type="float" office:value="-15872" calcext:value-type="float">
            <text:p>-15872</text:p>
          </table:table-cell>
          <table:table-cell office:value-type="float" office:value="28827.009557" calcext:value-type="float">
            <text:p>28827.0095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76" calcext:value-type="float">
            <text:p>-11776</text:p>
          </table:table-cell>
          <table:table-cell office:value-type="float" office:value="19456" calcext:value-type="float">
            <text:p>19456</text:p>
          </table:table-cell>
          <table:table-cell office:value-type="float" office:value="22742.25389" calcext:value-type="float">
            <text:p>22742.253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8704" calcext:value-type="float">
            <text:p>8704</text:p>
          </table:table-cell>
          <table:table-cell office:value-type="float" office:value="8719.045819" calcext:value-type="float">
            <text:p>8719.0458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7104" calcext:value-type="float">
            <text:p>47104</text:p>
          </table:table-cell>
          <table:table-cell office:value-type="float" office:value="71168" calcext:value-type="float">
            <text:p>71168</text:p>
          </table:table-cell>
          <table:table-cell office:value-type="float" office:value="85344.425946" calcext:value-type="float">
            <text:p>85344.4259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3072" calcext:value-type="float">
            <text:p>3072</text:p>
          </table:table-cell>
          <table:table-cell office:value-type="float" office:value="8271.613144" calcext:value-type="float">
            <text:p>8271.6131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16" calcext:value-type="float">
            <text:p>22016</text:p>
          </table:table-cell>
          <table:table-cell office:value-type="float" office:value="-2560" calcext:value-type="float">
            <text:p>-2560</text:p>
          </table:table-cell>
          <table:table-cell office:value-type="float" office:value="22164.337482" calcext:value-type="float">
            <text:p>22164.3374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4" calcext:value-type="float">
            <text:p>-24064</text:p>
          </table:table-cell>
          <table:table-cell office:value-type="float" office:value="15872" calcext:value-type="float">
            <text:p>15872</text:p>
          </table:table-cell>
          <table:table-cell office:value-type="float" office:value="28827.009557" calcext:value-type="float">
            <text:p>28827.0095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8192" calcext:value-type="float">
            <text:p>8192</text:p>
          </table:table-cell>
          <table:table-cell office:value-type="float" office:value="9399.070592" calcext:value-type="float">
            <text:p>9399.0705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5632" calcext:value-type="float">
            <text:p>5632</text:p>
          </table:table-cell>
          <table:table-cell office:value-type="float" office:value="7276.887247" calcext:value-type="float">
            <text:p>7276.887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5120" calcext:value-type="float">
            <text:p>5120</text:p>
          </table:table-cell>
          <table:table-cell office:value-type="float" office:value="15705.97033" calcext:value-type="float">
            <text:p>15705.970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70144" calcext:value-type="float">
            <text:p>70144</text:p>
          </table:table-cell>
          <table:table-cell office:value-type="float" office:value="70620.744828" calcext:value-type="float">
            <text:p>70620.7448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4608" calcext:value-type="float">
            <text:p>4608</text:p>
          </table:table-cell>
          <table:table-cell office:value-type="float" office:value="8521.378292" calcext:value-type="float">
            <text:p>8521.3782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4608" calcext:value-type="float">
            <text:p>4608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5120" calcext:value-type="float">
            <text:p>5120</text:p>
          </table:table-cell>
          <table:table-cell office:value-type="float" office:value="5145.536318" calcext:value-type="float">
            <text:p>5145.5363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6656" calcext:value-type="float">
            <text:p>6656</text:p>
          </table:table-cell>
          <table:table-cell office:value-type="float" office:value="9058.204679" calcext:value-type="float">
            <text:p>9058.204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328" calcext:value-type="float">
            <text:p>-35328</text:p>
          </table:table-cell>
          <table:table-cell office:value-type="float" office:value="-11264" calcext:value-type="float">
            <text:p>-11264</text:p>
          </table:table-cell>
          <table:table-cell office:value-type="float" office:value="37080.254584" calcext:value-type="float">
            <text:p>37080.2545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512" calcext:value-type="float">
            <text:p>512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1536" calcext:value-type="float">
            <text:p>1536</text:p>
          </table:table-cell>
          <table:table-cell office:value-type="float" office:value="3434.600413" calcext:value-type="float">
            <text:p>3434.6004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88" calcext:value-type="float">
            <text:p>37888</text:p>
          </table:table-cell>
          <table:table-cell office:value-type="float" office:value="67584" calcext:value-type="float">
            <text:p>67584</text:p>
          </table:table-cell>
          <table:table-cell office:value-type="float" office:value="77479.659266" calcext:value-type="float">
            <text:p>77479.6592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3072" calcext:value-type="float">
            <text:p>3072</text:p>
          </table:table-cell>
          <table:table-cell office:value-type="float" office:value="3114.374416" calcext:value-type="float">
            <text:p>3114.374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72" calcext:value-type="float">
            <text:p>-28672</text:p>
          </table:table-cell>
          <table:table-cell office:value-type="float" office:value="-26112" calcext:value-type="float">
            <text:p>-26112</text:p>
          </table:table-cell>
          <table:table-cell office:value-type="float" office:value="38780.409075" calcext:value-type="float">
            <text:p>38780.4090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1536" calcext:value-type="float">
            <text:p>-1536</text:p>
          </table:table-cell>
          <table:table-cell office:value-type="float" office:value="2985.44737" calcext:value-type="float">
            <text:p>2985.447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512" calcext:value-type="float">
            <text:p>-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512" calcext:value-type="float">
            <text:p>-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536" calcext:value-type="float">
            <text:p>-1536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-36352" calcext:value-type="float">
            <text:p>-36352</text:p>
          </table:table-cell>
          <table:table-cell office:value-type="float" office:value="39076.704058" calcext:value-type="float">
            <text:p>39076.70405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400" calcext:value-type="float">
            <text:p>38400</text:p>
          </table:table-cell>
          <table:table-cell office:value-type="float" office:value="66048" calcext:value-type="float">
            <text:p>66048</text:p>
          </table:table-cell>
          <table:table-cell office:value-type="float" office:value="76399.596229" calcext:value-type="float">
            <text:p>76399.5962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1024" calcext:value-type="float">
            <text:p>-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2048" calcext:value-type="float">
            <text:p>-204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4608" calcext:value-type="float">
            <text:p>-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36864" calcext:value-type="float">
            <text:p>-36864</text:p>
          </table:table-cell>
          <table:table-cell office:value-type="float" office:value="36920.845061" calcext:value-type="float">
            <text:p>36920.8450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6144" calcext:value-type="float">
            <text:p>6144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3692.084506" calcext:value-type="float">
            <text:p>3692.0845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-512" calcext:value-type="float">
            <text:p>-512</text:p>
          </table:table-cell>
          <table:table-cell office:value-type="float" office:value="4636.357191" calcext:value-type="float">
            <text:p>4636.3571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0" calcext:value-type="float">
            <text:p>40960</text:p>
          </table:table-cell>
          <table:table-cell office:value-type="float" office:value="60928" calcext:value-type="float">
            <text:p>60928</text:p>
          </table:table-cell>
          <table:table-cell office:value-type="float" office:value="73416.229704" calcext:value-type="float">
            <text:p>73416.229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84" calcext:value-type="float">
            <text:p>16384</text:p>
          </table:table-cell>
          <table:table-cell office:value-type="float" office:value="-29184" calcext:value-type="float">
            <text:p>-29184</text:p>
          </table:table-cell>
          <table:table-cell office:value-type="float" office:value="33468.512247" calcext:value-type="float">
            <text:p>33468.512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12800" calcext:value-type="float">
            <text:p>12800</text:p>
          </table:table-cell>
          <table:table-cell office:value-type="float" office:value="12810.235907" calcext:value-type="float">
            <text:p>12810.2359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5632" calcext:value-type="float">
            <text:p>5632</text:p>
          </table:table-cell>
          <table:table-cell office:value-type="float" office:value="6415.341612" calcext:value-type="float">
            <text:p>6415.3416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2048" calcext:value-type="float">
            <text:p>2048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-1536" calcext:value-type="float">
            <text:p>-1536</text:p>
          </table:table-cell>
          <table:table-cell office:value-type="float" office:value="8334.756145" calcext:value-type="float">
            <text:p>8334.7561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-16384" calcext:value-type="float">
            <text:p>-16384</text:p>
          </table:table-cell>
          <table:table-cell office:value-type="float" office:value="28271.488394" calcext:value-type="float">
            <text:p>28271.4883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28" calcext:value-type="float">
            <text:p>-9728</text:p>
          </table:table-cell>
          <table:table-cell office:value-type="float" office:value="16896" calcext:value-type="float">
            <text:p>16896</text:p>
          </table:table-cell>
          <table:table-cell office:value-type="float" office:value="19496.379151" calcext:value-type="float">
            <text:p>19496.3791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8" calcext:value-type="float">
            <text:p>32768</text:p>
          </table:table-cell>
          <table:table-cell office:value-type="float" office:value="73216" calcext:value-type="float">
            <text:p>73216</text:p>
          </table:table-cell>
          <table:table-cell office:value-type="float" office:value="80214.24113" calcext:value-type="float">
            <text:p>80214.241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5120" calcext:value-type="float">
            <text:p>5120</text:p>
          </table:table-cell>
          <table:table-cell office:value-type="float" office:value="6249.756475" calcext:value-type="float">
            <text:p>6249.7564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3072" calcext:value-type="float">
            <text:p>3072</text:p>
          </table:table-cell>
          <table:table-cell office:value-type="float" office:value="8271.613144" calcext:value-type="float">
            <text:p>8271.6131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28" calcext:value-type="float">
            <text:p>22528</text:p>
          </table:table-cell>
          <table:table-cell office:value-type="float" office:value="-3584" calcext:value-type="float">
            <text:p>-3584</text:p>
          </table:table-cell>
          <table:table-cell office:value-type="float" office:value="22811.309476" calcext:value-type="float">
            <text:p>22811.3094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0" calcext:value-type="float">
            <text:p>-20480</text:p>
          </table:table-cell>
          <table:table-cell office:value-type="float" office:value="13824" calcext:value-type="float">
            <text:p>13824</text:p>
          </table:table-cell>
          <table:table-cell office:value-type="float" office:value="24708.973593" calcext:value-type="float">
            <text:p>24708.9735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7168" calcext:value-type="float">
            <text:p>7168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6144" calcext:value-type="float">
            <text:p>6144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5632" calcext:value-type="float">
            <text:p>5632</text:p>
          </table:table-cell>
          <table:table-cell office:value-type="float" office:value="7276.887247" calcext:value-type="float">
            <text:p>7276.887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592" calcext:value-type="float">
            <text:p>46592</text:p>
          </table:table-cell>
          <table:table-cell office:value-type="float" office:value="70656" calcext:value-type="float">
            <text:p>70656</text:p>
          </table:table-cell>
          <table:table-cell office:value-type="float" office:value="84635.009305" calcext:value-type="float">
            <text:p>84635.0093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96" calcext:value-type="float">
            <text:p>-29696</text:p>
          </table:table-cell>
          <table:table-cell office:value-type="float" office:value="4608" calcext:value-type="float">
            <text:p>4608</text:p>
          </table:table-cell>
          <table:table-cell office:value-type="float" office:value="30051.39065" calcext:value-type="float">
            <text:p>30051.390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4608" calcext:value-type="float">
            <text:p>4608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4608" calcext:value-type="float">
            <text:p>4608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120" calcext:value-type="float">
            <text:p>5120</text:p>
          </table:table-cell>
          <table:table-cell office:value-type="float" office:value="5221.395982" calcext:value-type="float">
            <text:p>5221.3959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7680" calcext:value-type="float">
            <text:p>7680</text:p>
          </table:table-cell>
          <table:table-cell office:value-type="float" office:value="10505.361679" calcext:value-type="float">
            <text:p>10505.361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256" calcext:value-type="float">
            <text:p>-32256</text:p>
          </table:table-cell>
          <table:table-cell office:value-type="float" office:value="-9216" calcext:value-type="float">
            <text:p>-9216</text:p>
          </table:table-cell>
          <table:table-cell office:value-type="float" office:value="33546.74637" calcext:value-type="float">
            <text:p>33546.746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1024" calcext:value-type="float">
            <text:p>1024</text:p>
          </table:table-cell>
          <table:table-cell office:value-type="float" office:value="6734.308576" calcext:value-type="float">
            <text:p>6734.3085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0" calcext:value-type="float">
            <text:p>25600</text:p>
          </table:table-cell>
          <table:table-cell office:value-type="float" office:value="67584" calcext:value-type="float">
            <text:p>67584</text:p>
          </table:table-cell>
          <table:table-cell office:value-type="float" office:value="72270.028753" calcext:value-type="float">
            <text:p>72270.0287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3072" calcext:value-type="float">
            <text:p>3072</text:p>
          </table:table-cell>
          <table:table-cell office:value-type="float" office:value="3434.600413" calcext:value-type="float">
            <text:p>3434.6004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5120" calcext:value-type="float">
            <text:p>5120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-24064" calcext:value-type="float">
            <text:p>-24064</text:p>
          </table:table-cell>
          <table:table-cell office:value-type="float" office:value="35887.511365" calcext:value-type="float">
            <text:p>35887.5113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-1536" calcext:value-type="float">
            <text:p>-1536</text:p>
          </table:table-cell>
          <table:table-cell office:value-type="float" office:value="4374.529918" calcext:value-type="float">
            <text:p>4374.5299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512" calcext:value-type="float">
            <text:p>-512</text:p>
          </table:table-cell>
          <table:table-cell office:value-type="float" office:value="2111.03008" calcext:value-type="float">
            <text:p>2111.030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12" calcext:value-type="float">
            <text:p>13312</text:p>
          </table:table-cell>
          <table:table-cell office:value-type="float" office:value="31744" calcext:value-type="float">
            <text:p>31744</text:p>
          </table:table-cell>
          <table:table-cell office:value-type="float" office:value="34422.243971" calcext:value-type="float">
            <text:p>34422.2439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1536" calcext:value-type="float">
            <text:p>-1536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3584" calcext:value-type="float">
            <text:p>-3584</text:p>
          </table:table-cell>
          <table:table-cell office:value-type="float" office:value="3727.416263" calcext:value-type="float">
            <text:p>3727.416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35328" calcext:value-type="float">
            <text:p>-35328</text:p>
          </table:table-cell>
          <table:table-cell office:value-type="float" office:value="35361.375539" calcext:value-type="float">
            <text:p>35361.3755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579.467218" calcext:value-type="float">
            <text:p>4579.4672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1024" calcext:value-type="float">
            <text:p>1024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672" calcext:value-type="float">
            <text:p>28672</text:p>
          </table:table-cell>
          <table:table-cell office:value-type="float" office:value="65024" calcext:value-type="float">
            <text:p>65024</text:p>
          </table:table-cell>
          <table:table-cell office:value-type="float" office:value="71064.788468" calcext:value-type="float">
            <text:p>71064.7884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-4096" calcext:value-type="float">
            <text:p>-4096</text:p>
          </table:table-cell>
          <table:table-cell office:value-type="float" office:value="6556.799219" calcext:value-type="float">
            <text:p>6556.7992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0" calcext:value-type="float">
            <text:p>15360</text:p>
          </table:table-cell>
          <table:table-cell office:value-type="float" office:value="-28672" calcext:value-type="float">
            <text:p>-28672</text:p>
          </table:table-cell>
          <table:table-cell office:value-type="float" office:value="32527.114597" calcext:value-type="float">
            <text:p>32527.1145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10240" calcext:value-type="float">
            <text:p>10240</text:p>
          </table:table-cell>
          <table:table-cell office:value-type="float" office:value="10252.79201" calcext:value-type="float">
            <text:p>10252.792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4096" calcext:value-type="float">
            <text:p>4096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1536" calcext:value-type="float">
            <text:p>1536</text:p>
          </table:table-cell>
          <table:table-cell office:value-type="float" office:value="4857.258486" calcext:value-type="float">
            <text:p>4857.258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-1536" calcext:value-type="float">
            <text:p>-1536</text:p>
          </table:table-cell>
          <table:table-cell office:value-type="float" office:value="7832.093973" calcext:value-type="float">
            <text:p>7832.0939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-16896" calcext:value-type="float">
            <text:p>-16896</text:p>
          </table:table-cell>
          <table:table-cell office:value-type="float" office:value="28571.251565" calcext:value-type="float">
            <text:p>28571.2515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0" calcext:value-type="float">
            <text:p>15360</text:p>
          </table:table-cell>
          <table:table-cell office:value-type="float" office:value="79872" calcext:value-type="float">
            <text:p>79872</text:p>
          </table:table-cell>
          <table:table-cell office:value-type="float" office:value="81335.5149" calcext:value-type="float">
            <text:p>81335.51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4608" calcext:value-type="float">
            <text:p>4608</text:p>
          </table:table-cell>
          <table:table-cell office:value-type="float" office:value="5837.698177" calcext:value-type="float">
            <text:p>5837.6981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2560" calcext:value-type="float">
            <text:p>2560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-4096" calcext:value-type="float">
            <text:p>-4096</text:p>
          </table:table-cell>
          <table:table-cell office:value-type="float" office:value="23401.256718" calcext:value-type="float">
            <text:p>23401.2567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20" calcext:value-type="float">
            <text:p>-17920</text:p>
          </table:table-cell>
          <table:table-cell office:value-type="float" office:value="12800" calcext:value-type="float">
            <text:p>12800</text:p>
          </table:table-cell>
          <table:table-cell office:value-type="float" office:value="22021.952684" calcext:value-type="float">
            <text:p>22021.9526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7168" calcext:value-type="float">
            <text:p>7168</text:p>
          </table:table-cell>
          <table:table-cell office:value-type="float" office:value="8014.067631" calcext:value-type="float">
            <text:p>8014.0676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5632" calcext:value-type="float">
            <text:p>563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24" calcext:value-type="float">
            <text:p>26624</text:p>
          </table:table-cell>
          <table:table-cell office:value-type="float" office:value="70656" calcext:value-type="float">
            <text:p>70656</text:p>
          </table:table-cell>
          <table:table-cell office:value-type="float" office:value="75505.679998" calcext:value-type="float">
            <text:p>75505.6799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96" calcext:value-type="float">
            <text:p>16896</text:p>
          </table:table-cell>
          <table:table-cell office:value-type="float" office:value="5120" calcext:value-type="float">
            <text:p>5120</text:p>
          </table:table-cell>
          <table:table-cell office:value-type="float" office:value="17654.722201" calcext:value-type="float">
            <text:p>17654.7222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4608" calcext:value-type="float">
            <text:p>4608</text:p>
          </table:table-cell>
          <table:table-cell office:value-type="float" office:value="27019.826794" calcext:value-type="float">
            <text:p>27019.8267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4608" calcext:value-type="float">
            <text:p>4608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5120" calcext:value-type="float">
            <text:p>5120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632" calcext:value-type="float">
            <text:p>5632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4" calcext:value-type="float">
            <text:p>8704</text:p>
          </table:table-cell>
          <table:table-cell office:value-type="float" office:value="8192" calcext:value-type="float">
            <text:p>8192</text:p>
          </table:table-cell>
          <table:table-cell office:value-type="float" office:value="11952.760351" calcext:value-type="float">
            <text:p>11952.7603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96" calcext:value-type="float">
            <text:p>-29696</text:p>
          </table:table-cell>
          <table:table-cell office:value-type="float" office:value="-8192" calcext:value-type="float">
            <text:p>-8192</text:p>
          </table:table-cell>
          <table:table-cell office:value-type="float" office:value="30805.215143" calcext:value-type="float">
            <text:p>30805.2151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00" calcext:value-type="float">
            <text:p>12800</text:p>
          </table:table-cell>
          <table:table-cell office:value-type="float" office:value="66560" calcext:value-type="float">
            <text:p>66560</text:p>
          </table:table-cell>
          <table:table-cell office:value-type="float" office:value="67779.59575" calcext:value-type="float">
            <text:p>67779.595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2048" calcext:value-type="float">
            <text:p>2048</text:p>
          </table:table-cell>
          <table:table-cell office:value-type="float" office:value="4127.875967" calcext:value-type="float">
            <text:p>4127.8759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3584" calcext:value-type="float">
            <text:p>3584</text:p>
          </table:table-cell>
          <table:table-cell office:value-type="float" office:value="3899.27583" calcext:value-type="float">
            <text:p>3899.275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6656" calcext:value-type="float">
            <text:p>6656</text:p>
          </table:table-cell>
          <table:table-cell office:value-type="float" office:value="6830.932001" calcext:value-type="float">
            <text:p>6830.9320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0" calcext:value-type="float">
            <text:p>-25600</text:p>
          </table:table-cell>
          <table:table-cell office:value-type="float" office:value="-22016" calcext:value-type="float">
            <text:p>-22016</text:p>
          </table:table-cell>
          <table:table-cell office:value-type="float" office:value="33764.837568" calcext:value-type="float">
            <text:p>33764.8375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-1536" calcext:value-type="float">
            <text:p>-1536</text:p>
          </table:table-cell>
          <table:table-cell office:value-type="float" office:value="4857.258486" calcext:value-type="float">
            <text:p>4857.258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512" calcext:value-type="float">
            <text:p>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08" calcext:value-type="float">
            <text:p>17408</text:p>
          </table:table-cell>
          <table:table-cell office:value-type="float" office:value="67072" calcext:value-type="float">
            <text:p>67072</text:p>
          </table:table-cell>
          <table:table-cell office:value-type="float" office:value="69294.239645" calcext:value-type="float">
            <text:p>69294.2396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-32256" calcext:value-type="float">
            <text:p>-32256</text:p>
          </table:table-cell>
          <table:table-cell office:value-type="float" office:value="35298.306362" calcext:value-type="float">
            <text:p>35298.3063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1536" calcext:value-type="float">
            <text:p>-1536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2560" calcext:value-type="float">
            <text:p>-2560</text:p>
          </table:table-cell>
          <table:table-cell office:value-type="float" office:value="2610.697991" calcext:value-type="float">
            <text:p>2610.6979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34304" calcext:value-type="float">
            <text:p>-34304</text:p>
          </table:table-cell>
          <table:table-cell office:value-type="float" office:value="34307.820683" calcext:value-type="float">
            <text:p>34307.8206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2560" calcext:value-type="float">
            <text:p>2560</text:p>
          </table:table-cell>
          <table:table-cell office:value-type="float" office:value="2985.44737" calcext:value-type="float">
            <text:p>2985.447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432" calcext:value-type="float">
            <text:p>18432</text:p>
          </table:table-cell>
          <table:table-cell office:value-type="float" office:value="66048" calcext:value-type="float">
            <text:p>66048</text:p>
          </table:table-cell>
          <table:table-cell office:value-type="float" office:value="68571.691885" calcext:value-type="float">
            <text:p>68571.6918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1024" calcext:value-type="float">
            <text:p>-1024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3584" calcext:value-type="float">
            <text:p>-3584</text:p>
          </table:table-cell>
          <table:table-cell office:value-type="float" office:value="5442.634656" calcext:value-type="float">
            <text:p>5442.634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36" calcext:value-type="float">
            <text:p>14336</text:p>
          </table:table-cell>
          <table:table-cell office:value-type="float" office:value="-28672" calcext:value-type="float">
            <text:p>-28672</text:p>
          </table:table-cell>
          <table:table-cell office:value-type="float" office:value="32056.270525" calcext:value-type="float">
            <text:p>32056.2705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3584" calcext:value-type="float">
            <text:p>3584</text:p>
          </table:table-cell>
          <table:table-cell office:value-type="float" office:value="4404.390537" calcext:value-type="float">
            <text:p>4404.390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4222.060161" calcext:value-type="float">
            <text:p>4222.0601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-1536" calcext:value-type="float">
            <text:p>-1536</text:p>
          </table:table-cell>
          <table:table-cell office:value-type="float" office:value="6830.932001" calcext:value-type="float">
            <text:p>6830.9320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88" calcext:value-type="float">
            <text:p>37888</text:p>
          </table:table-cell>
          <table:table-cell office:value-type="float" office:value="47616" calcext:value-type="float">
            <text:p>47616</text:p>
          </table:table-cell>
          <table:table-cell office:value-type="float" office:value="60850.505339" calcext:value-type="float">
            <text:p>60850.5053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12288" calcext:value-type="float">
            <text:p>12288</text:p>
          </table:table-cell>
          <table:table-cell office:value-type="float" office:value="13738.401654" calcext:value-type="float">
            <text:p>13738.4016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6144" calcext:value-type="float">
            <text:p>6144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7454.832527" calcext:value-type="float">
            <text:p>7454.8325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52" calcext:value-type="float">
            <text:p>23552</text:p>
          </table:table-cell>
          <table:table-cell office:value-type="float" office:value="-5120" calcext:value-type="float">
            <text:p>-5120</text:p>
          </table:table-cell>
          <table:table-cell office:value-type="float" office:value="24102.097502" calcext:value-type="float">
            <text:p>24102.0975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11776" calcext:value-type="float">
            <text:p>11776</text:p>
          </table:table-cell>
          <table:table-cell office:value-type="float" office:value="19354.683568" calcext:value-type="float">
            <text:p>19354.6835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6656" calcext:value-type="float">
            <text:p>6656</text:p>
          </table:table-cell>
          <table:table-cell office:value-type="float" office:value="7559.589407" calcext:value-type="float">
            <text:p>7559.5894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71168" calcext:value-type="float">
            <text:p>71168</text:p>
          </table:table-cell>
          <table:table-cell office:value-type="float" office:value="72498.187564" calcext:value-type="float">
            <text:p>72498.1875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5120" calcext:value-type="float">
            <text:p>5120</text:p>
          </table:table-cell>
          <table:table-cell office:value-type="float" office:value="6888.255512" calcext:value-type="float">
            <text:p>6888.255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432" calcext:value-type="float">
            <text:p>18432</text:p>
          </table:table-cell>
          <table:table-cell office:value-type="float" office:value="5120" calcext:value-type="float">
            <text:p>5120</text:p>
          </table:table-cell>
          <table:table-cell office:value-type="float" office:value="19129.898693" calcext:value-type="float">
            <text:p>19129.8986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4" calcext:value-type="float">
            <text:p>-24064</text:p>
          </table:table-cell>
          <table:table-cell office:value-type="float" office:value="5120" calcext:value-type="float">
            <text:p>5120</text:p>
          </table:table-cell>
          <table:table-cell office:value-type="float" office:value="24602.652215" calcext:value-type="float">
            <text:p>24602.6522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5120" calcext:value-type="float">
            <text:p>5120</text:p>
          </table:table-cell>
          <table:table-cell office:value-type="float" office:value="8397.424367" calcext:value-type="float">
            <text:p>8397.4243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5120" calcext:value-type="float">
            <text:p>5120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632" calcext:value-type="float">
            <text:p>5632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8704" calcext:value-type="float">
            <text:p>8704</text:p>
          </table:table-cell>
          <table:table-cell office:value-type="float" office:value="13053.489955" calcext:value-type="float">
            <text:p>13053.4899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96" calcext:value-type="float">
            <text:p>-16896</text:p>
          </table:table-cell>
          <table:table-cell office:value-type="float" office:value="58368" calcext:value-type="float">
            <text:p>58368</text:p>
          </table:table-cell>
          <table:table-cell office:value-type="float" office:value="60764.284247" calcext:value-type="float">
            <text:p>60764.284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1024" calcext:value-type="float">
            <text:p>1024</text:p>
          </table:table-cell>
          <table:table-cell office:value-type="float" office:value="7747.965927" calcext:value-type="float">
            <text:p>7747.9659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2560" calcext:value-type="float">
            <text:p>2560</text:p>
          </table:table-cell>
          <table:table-cell office:value-type="float" office:value="4404.390537" calcext:value-type="float">
            <text:p>4404.390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4096" calcext:value-type="float">
            <text:p>4096</text:p>
          </table:table-cell>
          <table:table-cell office:value-type="float" office:value="4374.529918" calcext:value-type="float">
            <text:p>4374.5299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7680" calcext:value-type="float">
            <text:p>7680</text:p>
          </table:table-cell>
          <table:table-cell office:value-type="float" office:value="8271.613144" calcext:value-type="float">
            <text:p>8271.6131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76" calcext:value-type="float">
            <text:p>-24576</text:p>
          </table:table-cell>
          <table:table-cell office:value-type="float" office:value="-20480" calcext:value-type="float">
            <text:p>-20480</text:p>
          </table:table-cell>
          <table:table-cell office:value-type="float" office:value="31990.782673" calcext:value-type="float">
            <text:p>31990.7826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2048" calcext:value-type="float">
            <text:p>-2048</text:p>
          </table:table-cell>
          <table:table-cell office:value-type="float" office:value="5992.806354" calcext:value-type="float">
            <text:p>5992.8063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67072" calcext:value-type="float">
            <text:p>67072</text:p>
          </table:table-cell>
          <table:table-cell office:value-type="float" office:value="67510.262805" calcext:value-type="float">
            <text:p>67510.2628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2560" calcext:value-type="float">
            <text:p>2560</text:p>
          </table:table-cell>
          <table:table-cell office:value-type="float" office:value="2610.697991" calcext:value-type="float">
            <text:p>2610.6979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-30720" calcext:value-type="float">
            <text:p>-30720</text:p>
          </table:table-cell>
          <table:table-cell office:value-type="float" office:value="33900.432092" calcext:value-type="float">
            <text:p>33900.4320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2048" calcext:value-type="float">
            <text:p>-2048</text:p>
          </table:table-cell>
          <table:table-cell office:value-type="float" office:value="2896.309376" calcext:value-type="float">
            <text:p>2896.309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536" calcext:value-type="float">
            <text:p>-153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3792" calcext:value-type="float">
            <text:p>-33792</text:p>
          </table:table-cell>
          <table:table-cell office:value-type="float" office:value="33792" calcext:value-type="float">
            <text:p>337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4" calcext:value-type="float">
            <text:p>8704</text:p>
          </table:table-cell>
          <table:table-cell office:value-type="float" office:value="66560" calcext:value-type="float">
            <text:p>66560</text:p>
          </table:table-cell>
          <table:table-cell office:value-type="float" office:value="67126.695256" calcext:value-type="float">
            <text:p>67126.6952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1024" calcext:value-type="float">
            <text:p>-1024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-3072" calcext:value-type="float">
            <text:p>-3072</text:p>
          </table:table-cell>
          <table:table-cell office:value-type="float" office:value="4344.464064" calcext:value-type="float">
            <text:p>4344.464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-29184" calcext:value-type="float">
            <text:p>-29184</text:p>
          </table:table-cell>
          <table:table-cell office:value-type="float" office:value="32292.55072" calcext:value-type="float">
            <text:p>32292.550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3692.084506" calcext:value-type="float">
            <text:p>3692.0845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1024" calcext:value-type="float">
            <text:p>1024</text:p>
          </table:table-cell>
          <table:table-cell office:value-type="float" office:value="3727.416263" calcext:value-type="float">
            <text:p>3727.416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00" calcext:value-type="float">
            <text:p>128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267.449774" calcext:value-type="float">
            <text:p>65267.4497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-17920" calcext:value-type="float">
            <text:p>-17920</text:p>
          </table:table-cell>
          <table:table-cell office:value-type="float" office:value="29188.490883" calcext:value-type="float">
            <text:p>29188.4908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10752" calcext:value-type="float">
            <text:p>10752</text:p>
          </table:table-cell>
          <table:table-cell office:value-type="float" office:value="11908.81623" calcext:value-type="float">
            <text:p>11908.816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5632" calcext:value-type="float">
            <text:p>563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3584" calcext:value-type="float">
            <text:p>3584</text:p>
          </table:table-cell>
          <table:table-cell office:value-type="float" office:value="5068.541408" calcext:value-type="float">
            <text:p>5068.5414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1536" calcext:value-type="float">
            <text:p>153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76" calcext:value-type="float">
            <text:p>24576</text:p>
          </table:table-cell>
          <table:table-cell office:value-type="float" office:value="-5632" calcext:value-type="float">
            <text:p>-5632</text:p>
          </table:table-cell>
          <table:table-cell office:value-type="float" office:value="25213.075973" calcext:value-type="float">
            <text:p>25213.0759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10240" calcext:value-type="float">
            <text:p>10240</text:p>
          </table:table-cell>
          <table:table-cell office:value-type="float" office:value="16794.848734" calcext:value-type="float">
            <text:p>16794.8487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71680" calcext:value-type="float">
            <text:p>71680</text:p>
          </table:table-cell>
          <table:table-cell office:value-type="float" office:value="71709.251174" calcext:value-type="float">
            <text:p>71709.2511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632" calcext:value-type="float">
            <text:p>5632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7240.773439" calcext:value-type="float">
            <text:p>7240.7734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968" calcext:value-type="float">
            <text:p>19968</text:p>
          </table:table-cell>
          <table:table-cell office:value-type="float" office:value="4608" calcext:value-type="float">
            <text:p>4608</text:p>
          </table:table-cell>
          <table:table-cell office:value-type="float" office:value="20492.796002" calcext:value-type="float">
            <text:p>20492.7960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16" calcext:value-type="float">
            <text:p>-22016</text:p>
          </table:table-cell>
          <table:table-cell office:value-type="float" office:value="4608" calcext:value-type="float">
            <text:p>4608</text:p>
          </table:table-cell>
          <table:table-cell office:value-type="float" office:value="22493.06382" calcext:value-type="float">
            <text:p>22493.063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5120" calcext:value-type="float">
            <text:p>5120</text:p>
          </table:table-cell>
          <table:table-cell office:value-type="float" office:value="7997.695668" calcext:value-type="float">
            <text:p>7997.6956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5120" calcext:value-type="float">
            <text:p>5120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6476.344648" calcext:value-type="float">
            <text:p>6476.3446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75264" calcext:value-type="float">
            <text:p>75264</text:p>
          </table:table-cell>
          <table:table-cell office:value-type="float" office:value="76714.619207" calcext:value-type="float">
            <text:p>76714.6192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-6144" calcext:value-type="float">
            <text:p>-6144</text:p>
          </table:table-cell>
          <table:table-cell office:value-type="float" office:value="27323.728003" calcext:value-type="float">
            <text:p>27323.7280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1536" calcext:value-type="float">
            <text:p>153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3072" calcext:value-type="float">
            <text:p>3072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4608" calcext:value-type="float">
            <text:p>4608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8704" calcext:value-type="float">
            <text:p>870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4" calcext:value-type="float">
            <text:p>-24064</text:p>
          </table:table-cell>
          <table:table-cell office:value-type="float" office:value="-19456" calcext:value-type="float">
            <text:p>-19456</text:p>
          </table:table-cell>
          <table:table-cell office:value-type="float" office:value="30945.307108" calcext:value-type="float">
            <text:p>30945.3071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-2048" calcext:value-type="float">
            <text:p>-2048</text:p>
          </table:table-cell>
          <table:table-cell office:value-type="float" office:value="6476.344648" calcext:value-type="float">
            <text:p>6476.3446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66048" calcext:value-type="float">
            <text:p>66048</text:p>
          </table:table-cell>
          <table:table-cell office:value-type="float" office:value="66079.744309" calcext:value-type="float">
            <text:p>66079.7443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2048" calcext:value-type="float">
            <text:p>2048</text:p>
          </table:table-cell>
          <table:table-cell office:value-type="float" office:value="3278.39961" calcext:value-type="float">
            <text:p>3278.399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4608" calcext:value-type="float">
            <text:p>4608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-29696" calcext:value-type="float">
            <text:p>-29696</text:p>
          </table:table-cell>
          <table:table-cell office:value-type="float" office:value="32975.344001" calcext:value-type="float">
            <text:p>32975.3440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2560" calcext:value-type="float">
            <text:p>-2560</text:p>
          </table:table-cell>
          <table:table-cell office:value-type="float" office:value="3998.847834" calcext:value-type="float">
            <text:p>3998.847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1024" calcext:value-type="float">
            <text:p>-1024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512" calcext:value-type="float">
            <text:p>-512</text:p>
          </table:table-cell>
          <table:table-cell office:value-type="float" office:value="724.077344" calcext:value-type="float">
            <text:p>724.0773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744" calcext:value-type="float">
            <text:p>317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512" calcext:value-type="float">
            <text:p>-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1024" calcext:value-type="float">
            <text:p>-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2560" calcext:value-type="float">
            <text:p>-2560</text:p>
          </table:table-cell>
          <table:table-cell office:value-type="float" office:value="3620.38672" calcext:value-type="float">
            <text:p>3620.386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36" calcext:value-type="float">
            <text:p>14336</text:p>
          </table:table-cell>
          <table:table-cell office:value-type="float" office:value="-29696" calcext:value-type="float">
            <text:p>-29696</text:p>
          </table:table-cell>
          <table:table-cell office:value-type="float" office:value="32975.344001" calcext:value-type="float">
            <text:p>32975.3440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08" calcext:value-type="float">
            <text:p>46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2896.309376" calcext:value-type="float">
            <text:p>2896.309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66048" calcext:value-type="float">
            <text:p>66048</text:p>
          </table:table-cell>
          <table:table-cell office:value-type="float" office:value="66065.858051" calcext:value-type="float">
            <text:p>66065.8580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-1536" calcext:value-type="float">
            <text:p>-1536</text:p>
          </table:table-cell>
          <table:table-cell office:value-type="float" office:value="6333.090241" calcext:value-type="float">
            <text:p>6333.0902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52" calcext:value-type="float">
            <text:p>23552</text:p>
          </table:table-cell>
          <table:table-cell office:value-type="float" office:value="-19456" calcext:value-type="float">
            <text:p>-19456</text:p>
          </table:table-cell>
          <table:table-cell office:value-type="float" office:value="30548.856607" calcext:value-type="float">
            <text:p>30548.8566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8704" calcext:value-type="float">
            <text:p>8704</text:p>
          </table:table-cell>
          <table:table-cell office:value-type="float" office:value="9619.606645" calcext:value-type="float">
            <text:p>9619.6066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4608" calcext:value-type="float">
            <text:p>4608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4344.464064" calcext:value-type="float">
            <text:p>4344.464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1536" calcext:value-type="float">
            <text:p>153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-6144" calcext:value-type="float">
            <text:p>-6144</text:p>
          </table:table-cell>
          <table:table-cell office:value-type="float" office:value="26825.086766" calcext:value-type="float">
            <text:p>26825.0867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75264" calcext:value-type="float">
            <text:p>75264</text:p>
          </table:table-cell>
          <table:table-cell office:value-type="float" office:value="76815.358464" calcext:value-type="float">
            <text:p>76815.3584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6144" calcext:value-type="float">
            <text:p>6144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5120" calcext:value-type="float">
            <text:p>5120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4608" calcext:value-type="float">
            <text:p>4608</text:p>
          </table:table-cell>
          <table:table-cell office:value-type="float" office:value="7276.887247" calcext:value-type="float">
            <text:p>7276.887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504" calcext:value-type="float">
            <text:p>21504</text:p>
          </table:table-cell>
          <table:table-cell office:value-type="float" office:value="4608" calcext:value-type="float">
            <text:p>4608</text:p>
          </table:table-cell>
          <table:table-cell office:value-type="float" office:value="21992.173153" calcext:value-type="float">
            <text:p>21992.1731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968" calcext:value-type="float">
            <text:p>-19968</text:p>
          </table:table-cell>
          <table:table-cell office:value-type="float" office:value="4608" calcext:value-type="float">
            <text:p>4608</text:p>
          </table:table-cell>
          <table:table-cell office:value-type="float" office:value="20492.796002" calcext:value-type="float">
            <text:p>20492.7960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5120" calcext:value-type="float">
            <text:p>5120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5632" calcext:value-type="float">
            <text:p>5632</text:p>
          </table:table-cell>
          <table:table-cell office:value-type="float" office:value="5837.698177" calcext:value-type="float">
            <text:p>5837.6981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71680" calcext:value-type="float">
            <text:p>71680</text:p>
          </table:table-cell>
          <table:table-cell office:value-type="float" office:value="71725.699718" calcext:value-type="float">
            <text:p>71725.6997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12" calcext:value-type="float">
            <text:p>13312</text:p>
          </table:table-cell>
          <table:table-cell office:value-type="float" office:value="10752" calcext:value-type="float">
            <text:p>10752</text:p>
          </table:table-cell>
          <table:table-cell office:value-type="float" office:value="17111.833566" calcext:value-type="float">
            <text:p>17111.8335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088" calcext:value-type="float">
            <text:p>-25088</text:p>
          </table:table-cell>
          <table:table-cell office:value-type="float" office:value="-5632" calcext:value-type="float">
            <text:p>-5632</text:p>
          </table:table-cell>
          <table:table-cell office:value-type="float" office:value="25712.393276" calcext:value-type="float">
            <text:p>25712.3932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1536" calcext:value-type="float">
            <text:p>1536</text:p>
          </table:table-cell>
          <table:table-cell office:value-type="float" office:value="7832.093973" calcext:value-type="float">
            <text:p>7832.0939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3584" calcext:value-type="float">
            <text:p>3584</text:p>
          </table:table-cell>
          <table:table-cell office:value-type="float" office:value="5068.541408" calcext:value-type="float">
            <text:p>5068.5414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5120" calcext:value-type="float">
            <text:p>5120</text:p>
          </table:table-cell>
          <table:table-cell office:value-type="float" office:value="5221.395982" calcext:value-type="float">
            <text:p>5221.3959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10752" calcext:value-type="float">
            <text:p>10752</text:p>
          </table:table-cell>
          <table:table-cell office:value-type="float" office:value="11697.827491" calcext:value-type="float">
            <text:p>11697.8274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52" calcext:value-type="float">
            <text:p>-23552</text:p>
          </table:table-cell>
          <table:table-cell office:value-type="float" office:value="-18432" calcext:value-type="float">
            <text:p>-18432</text:p>
          </table:table-cell>
          <table:table-cell office:value-type="float" office:value="29907.111663" calcext:value-type="float">
            <text:p>29907.1116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64000" calcext:value-type="float">
            <text:p>64000</text:p>
          </table:table-cell>
          <table:table-cell office:value-type="float" office:value="65369.78923" calcext:value-type="float">
            <text:p>65369.789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1024" calcext:value-type="float">
            <text:p>1024</text:p>
          </table:table-cell>
          <table:table-cell office:value-type="float" office:value="4222.060161" calcext:value-type="float">
            <text:p>4222.0601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2560" calcext:value-type="float">
            <text:p>2560</text:p>
          </table:table-cell>
          <table:table-cell office:value-type="float" office:value="3620.38672" calcext:value-type="float">
            <text:p>3620.386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144" calcext:value-type="float">
            <text:p>6144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-28672" calcext:value-type="float">
            <text:p>-28672</text:p>
          </table:table-cell>
          <table:table-cell office:value-type="float" office:value="32056.270525" calcext:value-type="float">
            <text:p>32056.2705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3072" calcext:value-type="float">
            <text:p>-3072</text:p>
          </table:table-cell>
          <table:table-cell office:value-type="float" office:value="4344.464064" calcext:value-type="float">
            <text:p>4344.464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1024" calcext:value-type="float">
            <text:p>-1024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16" calcext:value-type="float">
            <text:p>-9216</text:p>
          </table:table-cell>
          <table:table-cell office:value-type="float" office:value="66560" calcext:value-type="float">
            <text:p>66560</text:p>
          </table:table-cell>
          <table:table-cell office:value-type="float" office:value="67195.001719" calcext:value-type="float">
            <text:p>67195.0017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33792" calcext:value-type="float">
            <text:p>-33792</text:p>
          </table:table-cell>
          <table:table-cell office:value-type="float" office:value="33807.511591" calcext:value-type="float">
            <text:p>33807.5115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2048" calcext:value-type="float">
            <text:p>-204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-30720" calcext:value-type="float">
            <text:p>-30720</text:p>
          </table:table-cell>
          <table:table-cell office:value-type="float" office:value="33687.109938" calcext:value-type="float">
            <text:p>33687.1099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2560" calcext:value-type="float">
            <text:p>2560</text:p>
          </table:table-cell>
          <table:table-cell office:value-type="float" office:value="2610.697991" calcext:value-type="float">
            <text:p>2610.6979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66560" calcext:value-type="float">
            <text:p>66560</text:p>
          </table:table-cell>
          <table:table-cell office:value-type="float" office:value="67062.228296" calcext:value-type="float">
            <text:p>67062.2282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-1536" calcext:value-type="float">
            <text:p>-1536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64" calcext:value-type="float">
            <text:p>24064</text:p>
          </table:table-cell>
          <table:table-cell office:value-type="float" office:value="-20480" calcext:value-type="float">
            <text:p>-20480</text:p>
          </table:table-cell>
          <table:table-cell office:value-type="float" office:value="31599.153406" calcext:value-type="float">
            <text:p>31599.1534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7168" calcext:value-type="float">
            <text:p>7168</text:p>
          </table:table-cell>
          <table:table-cell office:value-type="float" office:value="7798.55166" calcext:value-type="float">
            <text:p>7798.551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4222.060161" calcext:value-type="float">
            <text:p>4222.0601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4344.464064" calcext:value-type="float">
            <text:p>4344.464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1536" calcext:value-type="float">
            <text:p>153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84" calcext:value-type="float">
            <text:p>16384</text:p>
          </table:table-cell>
          <table:table-cell office:value-type="float" office:value="58368" calcext:value-type="float">
            <text:p>58368</text:p>
          </table:table-cell>
          <table:table-cell office:value-type="float" office:value="60623.913434" calcext:value-type="float">
            <text:p>60623.9134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9216" calcext:value-type="float">
            <text:p>9216</text:p>
          </table:table-cell>
          <table:table-cell office:value-type="float" office:value="13776.511024" calcext:value-type="float">
            <text:p>13776.51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6144" calcext:value-type="float">
            <text:p>6144</text:p>
          </table:table-cell>
          <table:table-cell office:value-type="float" office:value="6476.344648" calcext:value-type="float">
            <text:p>6476.3446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5120" calcext:value-type="float">
            <text:p>5120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5120" calcext:value-type="float">
            <text:p>5120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64" calcext:value-type="float">
            <text:p>24064</text:p>
          </table:table-cell>
          <table:table-cell office:value-type="float" office:value="4608" calcext:value-type="float">
            <text:p>4608</text:p>
          </table:table-cell>
          <table:table-cell office:value-type="float" office:value="24501.219561" calcext:value-type="float">
            <text:p>24501.2195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944" calcext:value-type="float">
            <text:p>-18944</text:p>
          </table:table-cell>
          <table:table-cell office:value-type="float" office:value="5120" calcext:value-type="float">
            <text:p>5120</text:p>
          </table:table-cell>
          <table:table-cell office:value-type="float" office:value="19623.698326" calcext:value-type="float">
            <text:p>19623.6983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5120" calcext:value-type="float">
            <text:p>5120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71168" calcext:value-type="float">
            <text:p>71168</text:p>
          </table:table-cell>
          <table:table-cell office:value-type="float" office:value="72597.555882" calcext:value-type="float">
            <text:p>72597.5558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7168" calcext:value-type="float">
            <text:p>7168</text:p>
          </table:table-cell>
          <table:table-cell office:value-type="float" office:value="7611.427199" calcext:value-type="float">
            <text:p>7611.4271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0" calcext:value-type="float">
            <text:p>15360</text:p>
          </table:table-cell>
          <table:table-cell office:value-type="float" office:value="11776" calcext:value-type="float">
            <text:p>11776</text:p>
          </table:table-cell>
          <table:table-cell office:value-type="float" office:value="19354.683568" calcext:value-type="float">
            <text:p>19354.6835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76" calcext:value-type="float">
            <text:p>-24576</text:p>
          </table:table-cell>
          <table:table-cell office:value-type="float" office:value="-4608" calcext:value-type="float">
            <text:p>-4608</text:p>
          </table:table-cell>
          <table:table-cell office:value-type="float" office:value="25004.268436" calcext:value-type="float">
            <text:p>25004.2684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2048" calcext:value-type="float">
            <text:p>2048</text:p>
          </table:table-cell>
          <table:table-cell office:value-type="float" office:value="7948.377444" calcext:value-type="float">
            <text:p>7948.3774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4096" calcext:value-type="float">
            <text:p>4096</text:p>
          </table:table-cell>
          <table:table-cell office:value-type="float" office:value="5442.634656" calcext:value-type="float">
            <text:p>5442.634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144" calcext:value-type="float">
            <text:p>6144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float" office:value="13738.401654" calcext:value-type="float">
            <text:p>13738.4016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400" calcext:value-type="float">
            <text:p>-38400</text:p>
          </table:table-cell>
          <table:table-cell office:value-type="float" office:value="48128" calcext:value-type="float">
            <text:p>48128</text:p>
          </table:table-cell>
          <table:table-cell office:value-type="float" office:value="61569.99581" calcext:value-type="float">
            <text:p>61569.995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-1536" calcext:value-type="float">
            <text:p>-153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1536" calcext:value-type="float">
            <text:p>1536</text:p>
          </table:table-cell>
          <table:table-cell office:value-type="float" office:value="4857.258486" calcext:value-type="float">
            <text:p>4857.258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3584" calcext:value-type="float">
            <text:p>3584</text:p>
          </table:table-cell>
          <table:table-cell office:value-type="float" office:value="4404.390537" calcext:value-type="float">
            <text:p>4404.390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8192" calcext:value-type="float">
            <text:p>8192</text:p>
          </table:table-cell>
          <table:table-cell office:value-type="float" office:value="8207.984405" calcext:value-type="float">
            <text:p>8207.9844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48" calcext:value-type="float">
            <text:p>-14848</text:p>
          </table:table-cell>
          <table:table-cell office:value-type="float" office:value="-28672" calcext:value-type="float">
            <text:p>-28672</text:p>
          </table:table-cell>
          <table:table-cell office:value-type="float" office:value="32288.491572" calcext:value-type="float">
            <text:p>32288.4915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-3584" calcext:value-type="float">
            <text:p>-3584</text:p>
          </table:table-cell>
          <table:table-cell office:value-type="float" office:value="5837.698177" calcext:value-type="float">
            <text:p>5837.6981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512" calcext:value-type="float">
            <text:p>-512</text:p>
          </table:table-cell>
          <table:table-cell office:value-type="float" office:value="3114.374416" calcext:value-type="float">
            <text:p>3114.3744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944" calcext:value-type="float">
            <text:p>-18944</text:p>
          </table:table-cell>
          <table:table-cell office:value-type="float" office:value="66048" calcext:value-type="float">
            <text:p>66048</text:p>
          </table:table-cell>
          <table:table-cell office:value-type="float" office:value="68711.086733" calcext:value-type="float">
            <text:p>68711.0867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2048" calcext:value-type="float">
            <text:p>2048</text:p>
          </table:table-cell>
          <table:table-cell office:value-type="float" office:value="2896.309376" calcext:value-type="float">
            <text:p>2896.309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34304" calcext:value-type="float">
            <text:p>-34304</text:p>
          </table:table-cell>
          <table:table-cell office:value-type="float" office:value="34338.370841" calcext:value-type="float">
            <text:p>34338.370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2560" calcext:value-type="float">
            <text:p>-2560</text:p>
          </table:table-cell>
          <table:table-cell office:value-type="float" office:value="2985.44737" calcext:value-type="float">
            <text:p>2985.447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-31744" calcext:value-type="float">
            <text:p>-31744</text:p>
          </table:table-cell>
          <table:table-cell office:value-type="float" office:value="34623.467648" calcext:value-type="float">
            <text:p>34623.4676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20" calcext:value-type="float">
            <text:p>-17920</text:p>
          </table:table-cell>
          <table:table-cell office:value-type="float" office:value="67072" calcext:value-type="float">
            <text:p>67072</text:p>
          </table:table-cell>
          <table:table-cell office:value-type="float" office:value="69424.632401" calcext:value-type="float">
            <text:p>69424.6324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1536" calcext:value-type="float">
            <text:p>-1536</text:p>
          </table:table-cell>
          <table:table-cell office:value-type="float" office:value="4374.529918" calcext:value-type="float">
            <text:p>4374.5299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088" calcext:value-type="float">
            <text:p>25088</text:p>
          </table:table-cell>
          <table:table-cell office:value-type="float" office:value="-22016" calcext:value-type="float">
            <text:p>-22016</text:p>
          </table:table-cell>
          <table:table-cell office:value-type="float" office:value="33378.316315" calcext:value-type="float">
            <text:p>33378.3163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6144" calcext:value-type="float">
            <text:p>6144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3727.416263" calcext:value-type="float">
            <text:p>3727.416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3692.084506" calcext:value-type="float">
            <text:p>3692.0845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66560" calcext:value-type="float">
            <text:p>66560</text:p>
          </table:table-cell>
          <table:table-cell office:value-type="float" office:value="67878.147765" calcext:value-type="float">
            <text:p>67878.1477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96" calcext:value-type="float">
            <text:p>29696</text:p>
          </table:table-cell>
          <table:table-cell office:value-type="float" office:value="-8192" calcext:value-type="float">
            <text:p>-8192</text:p>
          </table:table-cell>
          <table:table-cell office:value-type="float" office:value="30805.215143" calcext:value-type="float">
            <text:p>30805.2151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16" calcext:value-type="float">
            <text:p>-9216</text:p>
          </table:table-cell>
          <table:table-cell office:value-type="float" office:value="8192" calcext:value-type="float">
            <text:p>8192</text:p>
          </table:table-cell>
          <table:table-cell office:value-type="float" office:value="12330.592849" calcext:value-type="float">
            <text:p>12330.5928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5120" calcext:value-type="float">
            <text:p>5120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4608" calcext:value-type="float">
            <text:p>4608</text:p>
          </table:table-cell>
          <table:table-cell office:value-type="float" office:value="4857.258486" calcext:value-type="float">
            <text:p>4857.258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4608" calcext:value-type="float">
            <text:p>4608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4608" calcext:value-type="float">
            <text:p>4608</text:p>
          </table:table-cell>
          <table:table-cell office:value-type="float" office:value="26515.471107" calcext:value-type="float">
            <text:p>26515.4711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08" calcext:value-type="float">
            <text:p>-17408</text:p>
          </table:table-cell>
          <table:table-cell office:value-type="float" office:value="4608" calcext:value-type="float">
            <text:p>4608</text:p>
          </table:table-cell>
          <table:table-cell office:value-type="float" office:value="18007.557525" calcext:value-type="float">
            <text:p>18007.5575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70656" calcext:value-type="float">
            <text:p>70656</text:p>
          </table:table-cell>
          <table:table-cell office:value-type="float" office:value="75505.679998" calcext:value-type="float">
            <text:p>75505.6799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5632" calcext:value-type="float">
            <text:p>5632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7168" calcext:value-type="float">
            <text:p>7168</text:p>
          </table:table-cell>
          <table:table-cell office:value-type="float" office:value="8014.067631" calcext:value-type="float">
            <text:p>8014.0676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08" calcext:value-type="float">
            <text:p>17408</text:p>
          </table:table-cell>
          <table:table-cell office:value-type="float" office:value="12800" calcext:value-type="float">
            <text:p>12800</text:p>
          </table:table-cell>
          <table:table-cell office:value-type="float" office:value="21607.370594" calcext:value-type="float">
            <text:p>21607.3705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52" calcext:value-type="float">
            <text:p>-23552</text:p>
          </table:table-cell>
          <table:table-cell office:value-type="float" office:value="-4096" calcext:value-type="float">
            <text:p>-4096</text:p>
          </table:table-cell>
          <table:table-cell office:value-type="float" office:value="23905.520701" calcext:value-type="float">
            <text:p>23905.5207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2560" calcext:value-type="float">
            <text:p>2560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4608" calcext:value-type="float">
            <text:p>4608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656" calcext:value-type="float">
            <text:p>6656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384" calcext:value-type="float">
            <text:p>-16384</text:p>
          </table:table-cell>
          <table:table-cell office:value-type="float" office:value="79360" calcext:value-type="float">
            <text:p>79360</text:p>
          </table:table-cell>
          <table:table-cell office:value-type="float" office:value="81033.604486" calcext:value-type="float">
            <text:p>81033.6044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52" calcext:value-type="float">
            <text:p>-23552</text:p>
          </table:table-cell>
          <table:table-cell office:value-type="float" office:value="-16896" calcext:value-type="float">
            <text:p>-16896</text:p>
          </table:table-cell>
          <table:table-cell office:value-type="float" office:value="28985.712342" calcext:value-type="float">
            <text:p>28985.7123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-1536" calcext:value-type="float">
            <text:p>-1536</text:p>
          </table:table-cell>
          <table:table-cell office:value-type="float" office:value="8334.756145" calcext:value-type="float">
            <text:p>8334.7561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1536" calcext:value-type="float">
            <text:p>1536</text:p>
          </table:table-cell>
          <table:table-cell office:value-type="float" office:value="5345.436933" calcext:value-type="float">
            <text:p>5345.436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4096" calcext:value-type="float">
            <text:p>4096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-28672" calcext:value-type="float">
            <text:p>-28672</text:p>
          </table:table-cell>
          <table:table-cell office:value-type="float" office:value="32527.114597" calcext:value-type="float">
            <text:p>32527.1145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4096" calcext:value-type="float">
            <text:p>-4096</text:p>
          </table:table-cell>
          <table:table-cell office:value-type="float" office:value="6963.9529" calcext:value-type="float">
            <text:p>6963.95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84" calcext:value-type="float">
            <text:p>-29184</text:p>
          </table:table-cell>
          <table:table-cell office:value-type="float" office:value="65024" calcext:value-type="float">
            <text:p>65024</text:p>
          </table:table-cell>
          <table:table-cell office:value-type="float" office:value="71272.901106" calcext:value-type="float">
            <text:p>71272.9011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1024" calcext:value-type="float">
            <text:p>1024</text:p>
          </table:table-cell>
          <table:table-cell office:value-type="float" office:value="3727.416263" calcext:value-type="float">
            <text:p>3727.416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4096" calcext:value-type="float">
            <text:p>4096</text:p>
          </table:table-cell>
          <table:table-cell office:value-type="float" office:value="4830.19834" calcext:value-type="float">
            <text:p>4830.19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35328" calcext:value-type="float">
            <text:p>-35328</text:p>
          </table:table-cell>
          <table:table-cell office:value-type="float" office:value="35387.312529" calcext:value-type="float">
            <text:p>35387.3125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3584" calcext:value-type="float">
            <text:p>-3584</text:p>
          </table:table-cell>
          <table:table-cell office:value-type="float" office:value="3899.27583" calcext:value-type="float">
            <text:p>3899.275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1536" calcext:value-type="float">
            <text:p>-1536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512" calcext:value-type="float">
            <text:p>-512</text:p>
          </table:table-cell>
          <table:table-cell office:value-type="float" office:value="724.077344" calcext:value-type="float">
            <text:p>724.0773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31744" calcext:value-type="float">
            <text:p>31744</text:p>
          </table:table-cell>
          <table:table-cell office:value-type="float" office:value="34422.243971" calcext:value-type="float">
            <text:p>34422.2439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512" calcext:value-type="float">
            <text:p>-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-1536" calcext:value-type="float">
            <text:p>-1536</text:p>
          </table:table-cell>
          <table:table-cell office:value-type="float" office:value="3434.600413" calcext:value-type="float">
            <text:p>3434.6004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24" calcext:value-type="float">
            <text:p>26624</text:p>
          </table:table-cell>
          <table:table-cell office:value-type="float" office:value="-24064" calcext:value-type="float">
            <text:p>-24064</text:p>
          </table:table-cell>
          <table:table-cell office:value-type="float" office:value="35887.511365" calcext:value-type="float">
            <text:p>35887.5113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4608" calcext:value-type="float">
            <text:p>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2560" calcext:value-type="float">
            <text:p>2560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12" calcext:value-type="float">
            <text:p>-26112</text:p>
          </table:table-cell>
          <table:table-cell office:value-type="float" office:value="67584" calcext:value-type="float">
            <text:p>67584</text:p>
          </table:table-cell>
          <table:table-cell office:value-type="float" office:value="72452.975094" calcext:value-type="float">
            <text:p>72452.9750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1024" calcext:value-type="float">
            <text:p>1024</text:p>
          </table:table-cell>
          <table:table-cell office:value-type="float" office:value="6734.308576" calcext:value-type="float">
            <text:p>6734.3085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44" calcext:value-type="float">
            <text:p>31744</text:p>
          </table:table-cell>
          <table:table-cell office:value-type="float" office:value="-9216" calcext:value-type="float">
            <text:p>-9216</text:p>
          </table:table-cell>
          <table:table-cell office:value-type="float" office:value="33054.745378" calcext:value-type="float">
            <text:p>33054.7453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7168" calcext:value-type="float">
            <text:p>7168</text:p>
          </table:table-cell>
          <table:table-cell office:value-type="float" office:value="10505.361679" calcext:value-type="float">
            <text:p>10505.361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5120" calcext:value-type="float">
            <text:p>5120</text:p>
          </table:table-cell>
          <table:table-cell office:value-type="float" office:value="5221.395982" calcext:value-type="float">
            <text:p>5221.3959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4608" calcext:value-type="float">
            <text:p>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4608" calcext:value-type="float">
            <text:p>4608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184" calcext:value-type="float">
            <text:p>29184</text:p>
          </table:table-cell>
          <table:table-cell office:value-type="float" office:value="4608" calcext:value-type="float">
            <text:p>4608</text:p>
          </table:table-cell>
          <table:table-cell office:value-type="float" office:value="29545.549919" calcext:value-type="float">
            <text:p>29545.5499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616" calcext:value-type="float">
            <text:p>-47616</text:p>
          </table:table-cell>
          <table:table-cell office:value-type="float" office:value="70656" calcext:value-type="float">
            <text:p>70656</text:p>
          </table:table-cell>
          <table:table-cell office:value-type="float" office:value="85203.015158" calcext:value-type="float">
            <text:p>85203.01515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5120" calcext:value-type="float">
            <text:p>5120</text:p>
          </table:table-cell>
          <table:table-cell office:value-type="float" office:value="7240.773439" calcext:value-type="float">
            <text:p>7240.7734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5632" calcext:value-type="float">
            <text:p>5632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7680" calcext:value-type="float">
            <text:p>7680</text:p>
          </table:table-cell>
          <table:table-cell office:value-type="float" office:value="8475.108023" calcext:value-type="float">
            <text:p>8475.1080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968" calcext:value-type="float">
            <text:p>19968</text:p>
          </table:table-cell>
          <table:table-cell office:value-type="float" office:value="14336" calcext:value-type="float">
            <text:p>14336</text:p>
          </table:table-cell>
          <table:table-cell office:value-type="float" office:value="24581.332755" calcext:value-type="float">
            <text:p>24581.3327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040" calcext:value-type="float">
            <text:p>-23040</text:p>
          </table:table-cell>
          <table:table-cell office:value-type="float" office:value="-3584" calcext:value-type="float">
            <text:p>-3584</text:p>
          </table:table-cell>
          <table:table-cell office:value-type="float" office:value="23317.089355" calcext:value-type="float">
            <text:p>23317.0893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2560" calcext:value-type="float">
            <text:p>2560</text:p>
          </table:table-cell>
          <table:table-cell office:value-type="float" office:value="8582.683962" calcext:value-type="float">
            <text:p>8582.6839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5120" calcext:value-type="float">
            <text:p>5120</text:p>
          </table:table-cell>
          <table:table-cell office:value-type="float" office:value="6556.799219" calcext:value-type="float">
            <text:p>6556.7992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280" calcext:value-type="float">
            <text:p>-33280</text:p>
          </table:table-cell>
          <table:table-cell office:value-type="float" office:value="73216" calcext:value-type="float">
            <text:p>73216</text:p>
          </table:table-cell>
          <table:table-cell office:value-type="float" office:value="80424.754" calcext:value-type="float">
            <text:p>80424.7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16" calcext:value-type="float">
            <text:p>9216</text:p>
          </table:table-cell>
          <table:table-cell office:value-type="float" office:value="16896" calcext:value-type="float">
            <text:p>16896</text:p>
          </table:table-cell>
          <table:table-cell office:value-type="float" office:value="19246.024836" calcext:value-type="float">
            <text:p>19246.0248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52" calcext:value-type="float">
            <text:p>-23552</text:p>
          </table:table-cell>
          <table:table-cell office:value-type="float" office:value="-16384" calcext:value-type="float">
            <text:p>-16384</text:p>
          </table:table-cell>
          <table:table-cell office:value-type="float" office:value="28690.279887" calcext:value-type="float">
            <text:p>28690.2798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-1024" calcext:value-type="float">
            <text:p>-1024</text:p>
          </table:table-cell>
          <table:table-cell office:value-type="float" office:value="8764.028298" calcext:value-type="float">
            <text:p>8764.0282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2048" calcext:value-type="float">
            <text:p>2048</text:p>
          </table:table-cell>
          <table:table-cell office:value-type="float" office:value="5514.408763" calcext:value-type="float">
            <text:p>5514.408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5120" calcext:value-type="float">
            <text:p>5120</text:p>
          </table:table-cell>
          <table:table-cell office:value-type="float" office:value="6249.756475" calcext:value-type="float">
            <text:p>6249.7564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12800" calcext:value-type="float">
            <text:p>12800</text:p>
          </table:table-cell>
          <table:table-cell office:value-type="float" office:value="12810.235907" calcext:value-type="float">
            <text:p>12810.2359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96" calcext:value-type="float">
            <text:p>-16896</text:p>
          </table:table-cell>
          <table:table-cell office:value-type="float" office:value="-29184" calcext:value-type="float">
            <text:p>-29184</text:p>
          </table:table-cell>
          <table:table-cell office:value-type="float" office:value="33722.109543" calcext:value-type="float">
            <text:p>33722.1095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472" calcext:value-type="float">
            <text:p>-41472</text:p>
          </table:table-cell>
          <table:table-cell office:value-type="float" office:value="60928" calcext:value-type="float">
            <text:p>60928</text:p>
          </table:table-cell>
          <table:table-cell office:value-type="float" office:value="73703.106909" calcext:value-type="float">
            <text:p>73703.1069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-1024" calcext:value-type="float">
            <text:p>-1024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1536" calcext:value-type="float">
            <text:p>1536</text:p>
          </table:table-cell>
          <table:table-cell office:value-type="float" office:value="3899.27583" calcext:value-type="float">
            <text:p>3899.275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6144" calcext:value-type="float">
            <text:p>6144</text:p>
          </table:table-cell>
          <table:table-cell office:value-type="float" office:value="7112.931323" calcext:value-type="float">
            <text:p>7112.9313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36864" calcext:value-type="float">
            <text:p>-36864</text:p>
          </table:table-cell>
          <table:table-cell office:value-type="float" office:value="36952.781979" calcext:value-type="float">
            <text:p>36952.7819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4608" calcext:value-type="float">
            <text:p>-4608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2048" calcext:value-type="float">
            <text:p>-2048</text:p>
          </table:table-cell>
          <table:table-cell office:value-type="float" office:value="2896.309376" calcext:value-type="float">
            <text:p>2896.309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" calcext:value-type="float">
            <text:p>-1536</text:p>
          </table:table-cell>
          <table:table-cell office:value-type="float" office:value="-1024" calcext:value-type="float">
            <text:p>-1024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912" calcext:value-type="float">
            <text:p>-38912</text:p>
          </table:table-cell>
          <table:table-cell office:value-type="float" office:value="66048" calcext:value-type="float">
            <text:p>66048</text:p>
          </table:table-cell>
          <table:table-cell office:value-type="float" office:value="76658.215789" calcext:value-type="float">
            <text:p>76658.2157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-35840" calcext:value-type="float">
            <text:p>-35840</text:p>
          </table:table-cell>
          <table:table-cell office:value-type="float" office:value="38413.650907" calcext:value-type="float">
            <text:p>38413.6509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536" calcext:value-type="float">
            <text:p>-153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512" calcext:value-type="float">
            <text:p>-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1536" calcext:value-type="float">
            <text:p>-1536</text:p>
          </table:table-cell>
          <table:table-cell office:value-type="float" office:value="2985.44737" calcext:value-type="float">
            <text:p>2985.447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60" calcext:value-type="float">
            <text:p>28160</text:p>
          </table:table-cell>
          <table:table-cell office:value-type="float" office:value="-26112" calcext:value-type="float">
            <text:p>-26112</text:p>
          </table:table-cell>
          <table:table-cell office:value-type="float" office:value="38403.413182" calcext:value-type="float">
            <text:p>38403.4131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3072" calcext:value-type="float">
            <text:p>3072</text:p>
          </table:table-cell>
          <table:table-cell office:value-type="float" office:value="3238.172324" calcext:value-type="float">
            <text:p>3238.1723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888" calcext:value-type="float">
            <text:p>-37888</text:p>
          </table:table-cell>
          <table:table-cell office:value-type="float" office:value="67584" calcext:value-type="float">
            <text:p>67584</text:p>
          </table:table-cell>
          <table:table-cell office:value-type="float" office:value="77479.659266" calcext:value-type="float">
            <text:p>77479.6592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1536" calcext:value-type="float">
            <text:p>1536</text:p>
          </table:table-cell>
          <table:table-cell office:value-type="float" office:value="3434.600413" calcext:value-type="float">
            <text:p>3434.6004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512" calcext:value-type="float">
            <text:p>512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816" calcext:value-type="float">
            <text:p>34816</text:p>
          </table:table-cell>
          <table:table-cell office:value-type="float" office:value="-11264" calcext:value-type="float">
            <text:p>-11264</text:p>
          </table:table-cell>
          <table:table-cell office:value-type="float" office:value="36592.780053" calcext:value-type="float">
            <text:p>36592.7800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6144" calcext:value-type="float">
            <text:p>6144</text:p>
          </table:table-cell>
          <table:table-cell office:value-type="float" office:value="9058.204679" calcext:value-type="float">
            <text:p>9058.204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4608" calcext:value-type="float">
            <text:p>4608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4608" calcext:value-type="float">
            <text:p>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4608" calcext:value-type="float">
            <text:p>4608</text:p>
          </table:table-cell>
          <table:table-cell office:value-type="float" office:value="8095.43081" calcext:value-type="float">
            <text:p>8095.430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70144" calcext:value-type="float">
            <text:p>70144</text:p>
          </table:table-cell>
          <table:table-cell office:value-type="float" office:value="70681.966243" calcext:value-type="float">
            <text:p>70681.9662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5120" calcext:value-type="float">
            <text:p>5120</text:p>
          </table:table-cell>
          <table:table-cell office:value-type="float" office:value="16190.86162" calcext:value-type="float">
            <text:p>16190.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5632" calcext:value-type="float">
            <text:p>5632</text:p>
          </table:table-cell>
          <table:table-cell office:value-type="float" office:value="7276.887247" calcext:value-type="float">
            <text:p>7276.887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144" calcext:value-type="float">
            <text:p>6144</text:p>
          </table:table-cell>
          <table:table-cell office:value-type="float" office:value="6165.296424" calcext:value-type="float">
            <text:p>6165.2964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9158.934436" calcext:value-type="float">
            <text:p>9158.9344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52" calcext:value-type="float">
            <text:p>23552</text:p>
          </table:table-cell>
          <table:table-cell office:value-type="float" office:value="15872" calcext:value-type="float">
            <text:p>15872</text:p>
          </table:table-cell>
          <table:table-cell office:value-type="float" office:value="28401.005053" calcext:value-type="float">
            <text:p>28401.0050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28" calcext:value-type="float">
            <text:p>-22528</text:p>
          </table:table-cell>
          <table:table-cell office:value-type="float" office:value="-3072" calcext:value-type="float">
            <text:p>-3072</text:p>
          </table:table-cell>
          <table:table-cell office:value-type="float" office:value="22736.489791" calcext:value-type="float">
            <text:p>22736.4897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3072" calcext:value-type="float">
            <text:p>3072</text:p>
          </table:table-cell>
          <table:table-cell office:value-type="float" office:value="8749.059835" calcext:value-type="float">
            <text:p>8749.0598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616" calcext:value-type="float">
            <text:p>-47616</text:p>
          </table:table-cell>
          <table:table-cell office:value-type="float" office:value="71168" calcext:value-type="float">
            <text:p>71168</text:p>
          </table:table-cell>
          <table:table-cell office:value-type="float" office:value="85628.077638" calcext:value-type="float">
            <text:p>85628.0776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264" calcext:value-type="float">
            <text:p>11264</text:p>
          </table:table-cell>
          <table:table-cell office:value-type="float" office:value="19456" calcext:value-type="float">
            <text:p>19456</text:p>
          </table:table-cell>
          <table:table-cell office:value-type="float" office:value="22481.406362" calcext:value-type="float">
            <text:p>22481.4063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76" calcext:value-type="float">
            <text:p>-24576</text:p>
          </table:table-cell>
          <table:table-cell office:value-type="float" office:value="-16384" calcext:value-type="float">
            <text:p>-16384</text:p>
          </table:table-cell>
          <table:table-cell office:value-type="float" office:value="29536.676049" calcext:value-type="float">
            <text:p>29536.6760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28" calcext:value-type="float">
            <text:p>-9728</text:p>
          </table:table-cell>
          <table:table-cell office:value-type="float" office:value="-1024" calcext:value-type="float">
            <text:p>-1024</text:p>
          </table:table-cell>
          <table:table-cell office:value-type="float" office:value="9781.746265" calcext:value-type="float">
            <text:p>9781.7462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3072" calcext:value-type="float">
            <text:p>3072</text:p>
          </table:table-cell>
          <table:table-cell office:value-type="float" office:value="6869.200827" calcext:value-type="float">
            <text:p>6869.2008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6144" calcext:value-type="float">
            <text:p>6144</text:p>
          </table:table-cell>
          <table:table-cell office:value-type="float" office:value="7112.931323" calcext:value-type="float">
            <text:p>7112.9313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15872" calcext:value-type="float">
            <text:p>15872</text:p>
          </table:table-cell>
          <table:table-cell office:value-type="float" office:value="15904.997957" calcext:value-type="float">
            <text:p>15904.9979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4000" calcext:value-type="float">
            <text:p>-64000</text:p>
          </table:table-cell>
          <table:table-cell office:value-type="float" office:value="35840" calcext:value-type="float">
            <text:p>35840</text:p>
          </table:table-cell>
          <table:table-cell office:value-type="float" office:value="73351.929763" calcext:value-type="float">
            <text:p>73351.929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-5120" calcext:value-type="float">
            <text:p>-5120</text:p>
          </table:table-cell>
          <table:table-cell office:value-type="float" office:value="8808.781073" calcext:value-type="float">
            <text:p>8808.7810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512" calcext:value-type="float">
            <text:p>-51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2560" calcext:value-type="float">
            <text:p>2560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8704" calcext:value-type="float">
            <text:p>870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-38912" calcext:value-type="float">
            <text:p>-38912</text:p>
          </table:table-cell>
          <table:table-cell office:value-type="float" office:value="39126.985061" calcext:value-type="float">
            <text:p>39126.9850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5632" calcext:value-type="float">
            <text:p>-5632</text:p>
          </table:table-cell>
          <table:table-cell office:value-type="float" office:value="6415.341612" calcext:value-type="float">
            <text:p>6415.3416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-2560" calcext:value-type="float">
            <text:p>-2560</text:p>
          </table:table-cell>
          <table:table-cell office:value-type="float" office:value="3998.847834" calcext:value-type="float">
            <text:p>3998.8478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0" calcext:value-type="float">
            <text:p>-51200</text:p>
          </table:table-cell>
          <table:table-cell office:value-type="float" office:value="65024" calcext:value-type="float">
            <text:p>65024</text:p>
          </table:table-cell>
          <table:table-cell office:value-type="float" office:value="82762.072086" calcext:value-type="float">
            <text:p>82762.0720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" calcext:value-type="float">
            <text:p>-3584</text:p>
          </table:table-cell>
          <table:table-cell office:value-type="float" office:value="2048" calcext:value-type="float">
            <text:p>2048</text:p>
          </table:table-cell>
          <table:table-cell office:value-type="float" office:value="4127.875967" calcext:value-type="float">
            <text:p>4127.8759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36" calcext:value-type="float">
            <text:p>14336</text:p>
          </table:table-cell>
          <table:table-cell office:value-type="float" office:value="-38912" calcext:value-type="float">
            <text:p>-38912</text:p>
          </table:table-cell>
          <table:table-cell office:value-type="float" office:value="41468.839386" calcext:value-type="float">
            <text:p>41468.8393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072" calcext:value-type="float">
            <text:p>-3072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536" calcext:value-type="float">
            <text:p>-153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08" calcext:value-type="float">
            <text:p>30208</text:p>
          </table:table-cell>
          <table:table-cell office:value-type="float" office:value="-29184" calcext:value-type="float">
            <text:p>-29184</text:p>
          </table:table-cell>
          <table:table-cell office:value-type="float" office:value="42002.72753" calcext:value-type="float">
            <text:p>42002.727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712" calcext:value-type="float">
            <text:p>-51712</text:p>
          </table:table-cell>
          <table:table-cell office:value-type="float" office:value="67584" calcext:value-type="float">
            <text:p>67584</text:p>
          </table:table-cell>
          <table:table-cell office:value-type="float" office:value="85098.34311" calcext:value-type="float">
            <text:p>85098.343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office:value-type="float" office:value="1846.042253" calcext:value-type="float">
            <text:p>1846.0422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512" calcext:value-type="float">
            <text:p>51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912" calcext:value-type="float">
            <text:p>38912</text:p>
          </table:table-cell>
          <table:table-cell office:value-type="float" office:value="-13312" calcext:value-type="float">
            <text:p>-13312</text:p>
          </table:table-cell>
          <table:table-cell office:value-type="float" office:value="41126.063366" calcext:value-type="float">
            <text:p>41126.063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5632" calcext:value-type="float">
            <text:p>5632</text:p>
          </table:table-cell>
          <table:table-cell office:value-type="float" office:value="7964.850783" calcext:value-type="float">
            <text:p>7964.8507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4608" calcext:value-type="float">
            <text:p>4608</text:p>
          </table:table-cell>
          <table:table-cell office:value-type="float" office:value="4636.357191" calcext:value-type="float">
            <text:p>4636.3571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4608" calcext:value-type="float">
            <text:p>4608</text:p>
          </table:table-cell>
          <table:table-cell office:value-type="float" office:value="5271.362632" calcext:value-type="float">
            <text:p>5271.3626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104" calcext:value-type="float">
            <text:p>-47104</text:p>
          </table:table-cell>
          <table:table-cell office:value-type="float" office:value="70144" calcext:value-type="float">
            <text:p>70144</text:p>
          </table:table-cell>
          <table:table-cell office:value-type="float" office:value="84492.41121" calcext:value-type="float">
            <text:p>84492.411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88" calcext:value-type="float">
            <text:p>37888</text:p>
          </table:table-cell>
          <table:table-cell office:value-type="float" office:value="4608" calcext:value-type="float">
            <text:p>4608</text:p>
          </table:table-cell>
          <table:table-cell office:value-type="float" office:value="38167.187583" calcext:value-type="float">
            <text:p>38167.1875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36" calcext:value-type="float">
            <text:p>-14336</text:p>
          </table:table-cell>
          <table:table-cell office:value-type="float" office:value="5120" calcext:value-type="float">
            <text:p>5120</text:p>
          </table:table-cell>
          <table:table-cell office:value-type="float" office:value="15222.854397" calcext:value-type="float">
            <text:p>15222.8543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5632" calcext:value-type="float">
            <text:p>5632</text:p>
          </table:table-cell>
          <table:table-cell office:value-type="float" office:value="7276.887247" calcext:value-type="float">
            <text:p>7276.887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6656" calcext:value-type="float">
            <text:p>6656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" calcext:value-type="float">
            <text:p>4608</text:p>
          </table:table-cell>
          <table:table-cell office:value-type="float" office:value="8704" calcext:value-type="float">
            <text:p>8704</text:p>
          </table:table-cell>
          <table:table-cell office:value-type="float" office:value="9848.51664" calcext:value-type="float">
            <text:p>9848.516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648" calcext:value-type="float">
            <text:p>27648</text:p>
          </table:table-cell>
          <table:table-cell office:value-type="float" office:value="17920" calcext:value-type="float">
            <text:p>17920</text:p>
          </table:table-cell>
          <table:table-cell office:value-type="float" office:value="32947.508312" calcext:value-type="float">
            <text:p>32947.508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28" calcext:value-type="float">
            <text:p>-22528</text:p>
          </table:table-cell>
          <table:table-cell office:value-type="float" office:value="-2560" calcext:value-type="float">
            <text:p>-2560</text:p>
          </table:table-cell>
          <table:table-cell office:value-type="float" office:value="22672.987981" calcext:value-type="float">
            <text:p>22672.9879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536" calcext:value-type="float">
            <text:p>-65536</text:p>
          </table:table-cell>
          <table:table-cell office:value-type="float" office:value="69120" calcext:value-type="float">
            <text:p>69120</text:p>
          </table:table-cell>
          <table:table-cell office:value-type="float" office:value="95249.890793" calcext:value-type="float">
            <text:p>95249.8907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6656" calcext:value-type="float">
            <text:p>6656</text:p>
          </table:table-cell>
          <table:table-cell office:value-type="float" office:value="7815.340812" calcext:value-type="float">
            <text:p>7815.3408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28" calcext:value-type="float">
            <text:p>97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23552" calcext:value-type="float">
            <text:p>23552</text:p>
          </table:table-cell>
          <table:table-cell office:value-type="float" office:value="27309.333203" calcext:value-type="float">
            <text:p>27309.3332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0" calcext:value-type="float">
            <text:p>-25600</text:p>
          </table:table-cell>
          <table:table-cell office:value-type="float" office:value="-16384" calcext:value-type="float">
            <text:p>-16384</text:p>
          </table:table-cell>
          <table:table-cell office:value-type="float" office:value="30394.003619" calcext:value-type="float">
            <text:p>30394.0036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91.072636" calcext:value-type="float">
            <text:p>10291.0726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3584" calcext:value-type="float">
            <text:p>3584</text:p>
          </table:table-cell>
          <table:table-cell office:value-type="float" office:value="7559.589407" calcext:value-type="float">
            <text:p>7559.5894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7168" calcext:value-type="float">
            <text:p>7168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856" calcext:value-type="float">
            <text:p>-57856</text:p>
          </table:table-cell>
          <table:table-cell office:value-type="float" office:value="86016" calcext:value-type="float">
            <text:p>86016</text:p>
          </table:table-cell>
          <table:table-cell office:value-type="float" office:value="103663.248029" calcext:value-type="float">
            <text:p>103663.2480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56" calcext:value-type="float">
            <text:p>-19456</text:p>
          </table:table-cell>
          <table:table-cell office:value-type="float" office:value="-31232" calcext:value-type="float">
            <text:p>-31232</text:p>
          </table:table-cell>
          <table:table-cell office:value-type="float" office:value="36796.382431" calcext:value-type="float">
            <text:p>36796.3824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-5632" calcext:value-type="float">
            <text:p>-5632</text:p>
          </table:table-cell>
          <table:table-cell office:value-type="float" office:value="10367.209846" calcext:value-type="float">
            <text:p>10367.2098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-512" calcext:value-type="float">
            <text:p>-512</text:p>
          </table:table-cell>
          <table:table-cell office:value-type="float" office:value="7186.26245" calcext:value-type="float">
            <text:p>7186.262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3584" calcext:value-type="float">
            <text:p>3584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12288" calcext:value-type="float">
            <text:p>12288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-41472" calcext:value-type="float">
            <text:p>-41472</text:p>
          </table:table-cell>
          <table:table-cell office:value-type="float" office:value="41727.214717" calcext:value-type="float">
            <text:p>41727.2147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-7680" calcext:value-type="float">
            <text:p>-768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0" calcext:value-type="float">
            <text:p>-66560</text:p>
          </table:table-cell>
          <table:table-cell office:value-type="float" office:value="62464" calcext:value-type="float">
            <text:p>62464</text:p>
          </table:table-cell>
          <table:table-cell office:value-type="float" office:value="91279.706923" calcext:value-type="float">
            <text:p>91279.7069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4096" calcext:value-type="float">
            <text:p>4096</text:p>
          </table:table-cell>
          <table:table-cell office:value-type="float" office:value="6556.799219" calcext:value-type="float">
            <text:p>6556.7992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48" calcext:value-type="float">
            <text:p>14848</text:p>
          </table:table-cell>
          <table:table-cell office:value-type="float" office:value="-43008" calcext:value-type="float">
            <text:p>-43008</text:p>
          </table:table-cell>
          <table:table-cell office:value-type="float" office:value="45498.913921" calcext:value-type="float">
            <text:p>45498.9139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120" calcext:value-type="float">
            <text:p>-512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2560" calcext:value-type="float">
            <text:p>-2560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536" calcext:value-type="float">
            <text:p>-1536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024" calcext:value-type="float">
            <text:p>-1024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256" calcext:value-type="float">
            <text:p>-32256</text:p>
          </table:table-cell>
          <table:table-cell office:value-type="float" office:value="31744" calcext:value-type="float">
            <text:p>31744</text:p>
          </table:table-cell>
          <table:table-cell office:value-type="float" office:value="45256.282127" calcext:value-type="float">
            <text:p>45256.2821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724.077344" calcext:value-type="float">
            <text:p>724.0773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111.03008" calcext:value-type="float">
            <text:p>2111.030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544" calcext:value-type="float">
            <text:p>44544</text:p>
          </table:table-cell>
          <table:table-cell office:value-type="float" office:value="-15872" calcext:value-type="float">
            <text:p>-15872</text:p>
          </table:table-cell>
          <table:table-cell office:value-type="float" office:value="47287.295545" calcext:value-type="float">
            <text:p>47287.2955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5120" calcext:value-type="float">
            <text:p>5120</text:p>
          </table:table-cell>
          <table:table-cell office:value-type="float" office:value="6888.255512" calcext:value-type="float">
            <text:p>6888.255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0" calcext:value-type="float">
            <text:p>-66560</text:p>
          </table:table-cell>
          <table:table-cell office:value-type="float" office:value="69632" calcext:value-type="float">
            <text:p>69632</text:p>
          </table:table-cell>
          <table:table-cell office:value-type="float" office:value="96326.782485" calcext:value-type="float">
            <text:p>96326.7824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4096" calcext:value-type="float">
            <text:p>4096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032" calcext:value-type="float">
            <text:p>44032</text:p>
          </table:table-cell>
          <table:table-cell office:value-type="float" office:value="4608" calcext:value-type="float">
            <text:p>4608</text:p>
          </table:table-cell>
          <table:table-cell office:value-type="float" office:value="44272.459701" calcext:value-type="float">
            <text:p>44272.4597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5120" calcext:value-type="float">
            <text:p>5120</text:p>
          </table:table-cell>
          <table:table-cell office:value-type="float" office:value="14262.669596" calcext:value-type="float">
            <text:p>14262.6695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6144" calcext:value-type="float">
            <text:p>6144</text:p>
          </table:table-cell>
          <table:table-cell office:value-type="float" office:value="7384.169012" calcext:value-type="float">
            <text:p>7384.1690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9216" calcext:value-type="float">
            <text:p>9216</text:p>
          </table:table-cell>
          <table:table-cell office:value-type="float" office:value="10800.651832" calcext:value-type="float">
            <text:p>10800.6518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792" calcext:value-type="float">
            <text:p>33792</text:p>
          </table:table-cell>
          <table:table-cell office:value-type="float" office:value="20992" calcext:value-type="float">
            <text:p>20992</text:p>
          </table:table-cell>
          <table:table-cell office:value-type="float" office:value="39781.444519" calcext:value-type="float">
            <text:p>39781.4445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232" calcext:value-type="float">
            <text:p>-95232</text:p>
          </table:table-cell>
          <table:table-cell office:value-type="float" office:value="63488" calcext:value-type="float">
            <text:p>63488</text:p>
          </table:table-cell>
          <table:table-cell office:value-type="float" office:value="114454.619688" calcext:value-type="float">
            <text:p>114454.619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16" calcext:value-type="float">
            <text:p>-9216</text:p>
          </table:table-cell>
          <table:table-cell office:value-type="float" office:value="4096" calcext:value-type="float">
            <text:p>4096</text:p>
          </table:table-cell>
          <table:table-cell office:value-type="float" office:value="10085.230389" calcext:value-type="float">
            <text:p>10085.2303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7168" calcext:value-type="float">
            <text:p>7168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11264" calcext:value-type="float">
            <text:p>11264</text:p>
          </table:table-cell>
          <table:table-cell office:value-type="float" office:value="11310.449682" calcext:value-type="float">
            <text:p>11310.4496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20" calcext:value-type="float">
            <text:p>17920</text:p>
          </table:table-cell>
          <table:table-cell office:value-type="float" office:value="28160" calcext:value-type="float">
            <text:p>28160</text:p>
          </table:table-cell>
          <table:table-cell office:value-type="float" office:value="33378.316315" calcext:value-type="float">
            <text:p>33378.3163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36" calcext:value-type="float">
            <text:p>-27136</text:p>
          </table:table-cell>
          <table:table-cell office:value-type="float" office:value="-16384" calcext:value-type="float">
            <text:p>-16384</text:p>
          </table:table-cell>
          <table:table-cell office:value-type="float" office:value="31698.548106" calcext:value-type="float">
            <text:p>31698.5481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264" calcext:value-type="float">
            <text:p>-11264</text:p>
          </table:table-cell>
          <table:table-cell office:value-type="float" office:value="-1024" calcext:value-type="float">
            <text:p>-1024</text:p>
          </table:table-cell>
          <table:table-cell office:value-type="float" office:value="11310.449682" calcext:value-type="float">
            <text:p>11310.4496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4608" calcext:value-type="float">
            <text:p>4608</text:p>
          </table:table-cell>
          <table:table-cell office:value-type="float" office:value="8956.34211" calcext:value-type="float">
            <text:p>8956.342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0384" calcext:value-type="float">
            <text:p>-80384</text:p>
          </table:table-cell>
          <table:table-cell office:value-type="float" office:value="74752" calcext:value-type="float">
            <text:p>74752</text:p>
          </table:table-cell>
          <table:table-cell office:value-type="float" office:value="109769.982053" calcext:value-type="float">
            <text:p>109769.9820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26112" calcext:value-type="float">
            <text:p>26112</text:p>
          </table:table-cell>
          <table:table-cell office:value-type="float" office:value="26237.190093" calcext:value-type="float">
            <text:p>26237.1900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04" calcext:value-type="float">
            <text:p>-21504</text:p>
          </table:table-cell>
          <table:table-cell office:value-type="float" office:value="-33280" calcext:value-type="float">
            <text:p>-33280</text:p>
          </table:table-cell>
          <table:table-cell office:value-type="float" office:value="39622.978384" calcext:value-type="float">
            <text:p>39622.978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-6144" calcext:value-type="float">
            <text:p>-6144</text:p>
          </table:table-cell>
          <table:table-cell office:value-type="float" office:value="11941.789481" calcext:value-type="float">
            <text:p>11941.7894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5120" calcext:value-type="float">
            <text:p>5120</text:p>
          </table:table-cell>
          <table:table-cell office:value-type="float" office:value="8397.424367" calcext:value-type="float">
            <text:p>8397.4243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56" calcext:value-type="float">
            <text:p>-6656</text:p>
          </table:table-cell>
          <table:table-cell office:value-type="float" office:value="16896" calcext:value-type="float">
            <text:p>16896</text:p>
          </table:table-cell>
          <table:table-cell office:value-type="float" office:value="18159.767399" calcext:value-type="float">
            <text:p>18159.7673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46080" calcext:value-type="float">
            <text:p>-46080</text:p>
          </table:table-cell>
          <table:table-cell office:value-type="float" office:value="46422.901934" calcext:value-type="float">
            <text:p>46422.90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5504" calcext:value-type="float">
            <text:p>-85504</text:p>
          </table:table-cell>
          <table:table-cell office:value-type="float" office:value="56832" calcext:value-type="float">
            <text:p>56832</text:p>
          </table:table-cell>
          <table:table-cell office:value-type="float" office:value="102668.448123" calcext:value-type="float">
            <text:p>102668.4481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-3584" calcext:value-type="float">
            <text:p>-3584</text:p>
          </table:table-cell>
          <table:table-cell office:value-type="float" office:value="6675.663263" calcext:value-type="float">
            <text:p>6675.6632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32" calcext:value-type="float">
            <text:p>-5632</text:p>
          </table:table-cell>
          <table:table-cell office:value-type="float" office:value="512" calcext:value-type="float">
            <text:p>512</text:p>
          </table:table-cell>
          <table:table-cell office:value-type="float" office:value="5655.224841" calcext:value-type="float">
            <text:p>5655.2248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6656" calcext:value-type="float">
            <text:p>6656</text:p>
          </table:table-cell>
          <table:table-cell office:value-type="float" office:value="10162.90982" calcext:value-type="float">
            <text:p>10162.909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84" calcext:value-type="float">
            <text:p>16384</text:p>
          </table:table-cell>
          <table:table-cell office:value-type="float" office:value="-49152" calcext:value-type="float">
            <text:p>-49152</text:p>
          </table:table-cell>
          <table:table-cell office:value-type="float" office:value="51810.757184" calcext:value-type="float">
            <text:p>51810.7571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7168" calcext:value-type="float">
            <text:p>-7168</text:p>
          </table:table-cell>
          <table:table-cell office:value-type="float" office:value="7186.26245" calcext:value-type="float">
            <text:p>7186.262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8" calcext:value-type="float">
            <text:p>-2048</text:p>
          </table:table-cell>
          <table:table-cell office:value-type="float" office:value="-4096" calcext:value-type="float">
            <text:p>-4096</text:p>
          </table:table-cell>
          <table:table-cell office:value-type="float" office:value="4579.467218" calcext:value-type="float">
            <text:p>4579.4672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2048" calcext:value-type="float">
            <text:p>-2048</text:p>
          </table:table-cell>
          <table:table-cell office:value-type="float" office:value="2896.309376" calcext:value-type="float">
            <text:p>2896.309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6528" calcext:value-type="float">
            <text:p>-86528</text:p>
          </table:table-cell>
          <table:table-cell office:value-type="float" office:value="65536" calcext:value-type="float">
            <text:p>65536</text:p>
          </table:table-cell>
          <table:table-cell office:value-type="float" office:value="108545.20754" calcext:value-type="float">
            <text:p>108545.207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88" calcext:value-type="float">
            <text:p>37888</text:p>
          </table:table-cell>
          <table:table-cell office:value-type="float" office:value="-39424" calcext:value-type="float">
            <text:p>-39424</text:p>
          </table:table-cell>
          <table:table-cell office:value-type="float" office:value="54678.627635" calcext:value-type="float">
            <text:p>54678.6276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2048" calcext:value-type="float">
            <text:p>-2048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512" calcext:value-type="float">
            <text:p>-512</text:p>
          </table:table-cell>
          <table:table-cell office:value-type="float" office:value="1144.866804" calcext:value-type="float">
            <text:p>1144.866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36" calcext:value-type="float">
            <text:p>1536</text:p>
          </table:table-cell>
          <table:table-cell office:value-type="float" office:value="-512" calcext:value-type="float">
            <text:p>-512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512" calcext:value-type="float">
            <text:p>-512</text:p>
          </table:table-cell>
          <table:table-cell office:value-type="float" office:value="4127.875967" calcext:value-type="float">
            <text:p>4127.8759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712" calcext:value-type="float">
            <text:p>51712</text:p>
          </table:table-cell>
          <table:table-cell office:value-type="float" office:value="-19456" calcext:value-type="float">
            <text:p>-19456</text:p>
          </table:table-cell>
          <table:table-cell office:value-type="float" office:value="55250.944607" calcext:value-type="float">
            <text:p>55250.9446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3584" calcext:value-type="float">
            <text:p>3584</text:p>
          </table:table-cell>
          <table:table-cell office:value-type="float" office:value="4720.406762" calcext:value-type="float">
            <text:p>4720.4067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8064" calcext:value-type="float">
            <text:p>-88064</text:p>
          </table:table-cell>
          <table:table-cell office:value-type="float" office:value="68608" calcext:value-type="float">
            <text:p>68608</text:p>
          </table:table-cell>
          <table:table-cell office:value-type="float" office:value="111634.78741" calcext:value-type="float">
            <text:p>111634.787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3584" calcext:value-type="float">
            <text:p>3584</text:p>
          </table:table-cell>
          <table:table-cell office:value-type="float" office:value="4404.390537" calcext:value-type="float">
            <text:p>4404.390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80" calcext:value-type="float">
            <text:p>7680</text:p>
          </table:table-cell>
          <table:table-cell office:value-type="float" office:value="4096" calcext:value-type="float">
            <text:p>4096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736" calcext:value-type="float">
            <text:p>52736</text:p>
          </table:table-cell>
          <table:table-cell office:value-type="float" office:value="4608" calcext:value-type="float">
            <text:p>4608</text:p>
          </table:table-cell>
          <table:table-cell office:value-type="float" office:value="52936.937577" calcext:value-type="float">
            <text:p>52936.9375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00" calcext:value-type="float">
            <text:p>-12800</text:p>
          </table:table-cell>
          <table:table-cell office:value-type="float" office:value="5120" calcext:value-type="float">
            <text:p>5120</text:p>
          </table:table-cell>
          <table:table-cell office:value-type="float" office:value="13786.021906" calcext:value-type="float">
            <text:p>13786.021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6144" calcext:value-type="float">
            <text:p>6144</text:p>
          </table:table-cell>
          <table:table-cell office:value-type="float" office:value="7384.169012" calcext:value-type="float">
            <text:p>7384.1690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7680" calcext:value-type="float">
            <text:p>7680</text:p>
          </table:table-cell>
          <table:table-cell office:value-type="float" office:value="7697.047746" calcext:value-type="float">
            <text:p>7697.0477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" calcext:value-type="float">
            <text:p>6656</text:p>
          </table:table-cell>
          <table:table-cell office:value-type="float" office:value="10240" calcext:value-type="float">
            <text:p>10240</text:p>
          </table:table-cell>
          <table:table-cell office:value-type="float" office:value="12213.105092" calcext:value-type="float">
            <text:p>12213.1050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0" calcext:value-type="float">
            <text:p>-51200</text:p>
          </table:table-cell>
          <table:table-cell office:value-type="float" office:value="90624" calcext:value-type="float">
            <text:p>90624</text:p>
          </table:table-cell>
          <table:table-cell office:value-type="float" office:value="104087.220042" calcext:value-type="float">
            <text:p>104087.2200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040" calcext:value-type="float">
            <text:p>-23040</text:p>
          </table:table-cell>
          <table:table-cell office:value-type="float" office:value="-1536" calcext:value-type="float">
            <text:p>-1536</text:p>
          </table:table-cell>
          <table:table-cell office:value-type="float" office:value="23091.143237" calcext:value-type="float">
            <text:p>23091.1432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28" calcext:value-type="float">
            <text:p>-9728</text:p>
          </table:table-cell>
          <table:table-cell office:value-type="float" office:value="5120" calcext:value-type="float">
            <text:p>5120</text:p>
          </table:table-cell>
          <table:table-cell office:value-type="float" office:value="10993.106203" calcext:value-type="float">
            <text:p>10993.1062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8192" calcext:value-type="float">
            <text:p>8192</text:p>
          </table:table-cell>
          <table:table-cell office:value-type="float" office:value="9399.070592" calcext:value-type="float">
            <text:p>9399.0705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13312" calcext:value-type="float">
            <text:p>13312</text:p>
          </table:table-cell>
          <table:table-cell office:value-type="float" office:value="13351.326526" calcext:value-type="float">
            <text:p>13351.3265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40" calcext:value-type="float">
            <text:p>23040</text:p>
          </table:table-cell>
          <table:table-cell office:value-type="float" office:value="35328" calcext:value-type="float">
            <text:p>35328</text:p>
          </table:table-cell>
          <table:table-cell office:value-type="float" office:value="42177.116829" calcext:value-type="float">
            <text:p>42177.1168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84" calcext:value-type="float">
            <text:p>-29184</text:p>
          </table:table-cell>
          <table:table-cell office:value-type="float" office:value="-16896" calcext:value-type="float">
            <text:p>-16896</text:p>
          </table:table-cell>
          <table:table-cell office:value-type="float" office:value="33722.109543" calcext:value-type="float">
            <text:p>33722.1095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-512" calcext:value-type="float">
            <text:p>-512</text:p>
          </table:table-cell>
          <table:table-cell office:value-type="float" office:value="13321.842515" calcext:value-type="float">
            <text:p>13321.8425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008" calcext:value-type="float">
            <text:p>-107008</text:p>
          </table:table-cell>
          <table:table-cell office:value-type="float" office:value="71168" calcext:value-type="float">
            <text:p>71168</text:p>
          </table:table-cell>
          <table:table-cell office:value-type="float" office:value="128513.019916" calcext:value-type="float">
            <text:p>128513.0199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11776" calcext:value-type="float">
            <text:p>11776</text:p>
          </table:table-cell>
          <table:table-cell office:value-type="float" office:value="12840.894673" calcext:value-type="float">
            <text:p>12840.8946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33792" calcext:value-type="float">
            <text:p>33792</text:p>
          </table:table-cell>
          <table:table-cell office:value-type="float" office:value="34039.337244" calcext:value-type="float">
            <text:p>34039.3372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76" calcext:value-type="float">
            <text:p>-24576</text:p>
          </table:table-cell>
          <table:table-cell office:value-type="float" office:value="-36352" calcext:value-type="float">
            <text:p>-36352</text:p>
          </table:table-cell>
          <table:table-cell office:value-type="float" office:value="43879.923427" calcext:value-type="float">
            <text:p>43879.9234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00" calcext:value-type="float">
            <text:p>-12800</text:p>
          </table:table-cell>
          <table:table-cell office:value-type="float" office:value="-6656" calcext:value-type="float">
            <text:p>-6656</text:p>
          </table:table-cell>
          <table:table-cell office:value-type="float" office:value="14427.138871" calcext:value-type="float">
            <text:p>14427.1388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512" calcext:value-type="float">
            <text:p>512</text:p>
          </table:table-cell>
          <table:table-cell office:value-type="float" office:value="10252.79201" calcext:value-type="float">
            <text:p>10252.792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6656" calcext:value-type="float">
            <text:p>6656</text:p>
          </table:table-cell>
          <table:table-cell office:value-type="float" office:value="10957.278494" calcext:value-type="float">
            <text:p>10957.2784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23552" calcext:value-type="float">
            <text:p>23552</text:p>
          </table:table-cell>
          <table:table-cell office:value-type="float" office:value="24936.029516" calcext:value-type="float">
            <text:p>24936.0295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1104" calcext:value-type="float">
            <text:p>-111104</text:p>
          </table:table-cell>
          <table:table-cell office:value-type="float" office:value="12800" calcext:value-type="float">
            <text:p>12800</text:p>
          </table:table-cell>
          <table:table-cell office:value-type="float" office:value="111838.896704" calcext:value-type="float">
            <text:p>111838.896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-11264" calcext:value-type="float">
            <text:p>-11264</text:p>
          </table:table-cell>
          <table:table-cell office:value-type="float" office:value="13633.051603" calcext:value-type="float">
            <text:p>13633.0516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-4096" calcext:value-type="float">
            <text:p>-4096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92" calcext:value-type="float">
            <text:p>-8192</text:p>
          </table:table-cell>
          <table:table-cell office:value-type="float" office:value="1024" calcext:value-type="float">
            <text:p>1024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264" calcext:value-type="float">
            <text:p>-11264</text:p>
          </table:table-cell>
          <table:table-cell office:value-type="float" office:value="10240" calcext:value-type="float">
            <text:p>10240</text:p>
          </table:table-cell>
          <table:table-cell office:value-type="float" office:value="15222.854397" calcext:value-type="float">
            <text:p>15222.8543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20" calcext:value-type="float">
            <text:p>17920</text:p>
          </table:table-cell>
          <table:table-cell office:value-type="float" office:value="-57856" calcext:value-type="float">
            <text:p>-57856</text:p>
          </table:table-cell>
          <table:table-cell office:value-type="float" office:value="60567.674018" calcext:value-type="float">
            <text:p>60567.6740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10752" calcext:value-type="float">
            <text:p>-10752</text:p>
          </table:table-cell>
          <table:table-cell office:value-type="float" office:value="10800.651832" calcext:value-type="float">
            <text:p>10800.6518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5120" calcext:value-type="float">
            <text:p>-5120</text:p>
          </table:table-cell>
          <table:table-cell office:value-type="float" office:value="5724.334022" calcext:value-type="float">
            <text:p>5724.3340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3152" calcext:value-type="float">
            <text:p>-113152</text:p>
          </table:table-cell>
          <table:table-cell office:value-type="float" office:value="62976" calcext:value-type="float">
            <text:p>62976</text:p>
          </table:table-cell>
          <table:table-cell office:value-type="float" office:value="129496.531537" calcext:value-type="float">
            <text:p>129496.531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1024" calcext:value-type="float">
            <text:p>1024</text:p>
          </table:table-cell>
          <table:table-cell office:value-type="float" office:value="6228.748831" calcext:value-type="float">
            <text:p>6228.7488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544" calcext:value-type="float">
            <text:p>44544</text:p>
          </table:table-cell>
          <table:table-cell office:value-type="float" office:value="-48128" calcext:value-type="float">
            <text:p>-48128</text:p>
          </table:table-cell>
          <table:table-cell office:value-type="float" office:value="65577.98655" calcext:value-type="float">
            <text:p>65577.986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-4608" calcext:value-type="float">
            <text:p>-4608</text:p>
          </table:table-cell>
          <table:table-cell office:value-type="float" office:value="5042.615195" calcext:value-type="float">
            <text:p>5042.6151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2048" calcext:value-type="float">
            <text:p>-2048</text:p>
          </table:table-cell>
          <table:table-cell office:value-type="float" office:value="2289.733609" calcext:value-type="float">
            <text:p>2289.7336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1024" calcext:value-type="float">
            <text:p>-1024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2976" calcext:value-type="float">
            <text:p>62976</text:p>
          </table:table-cell>
          <table:table-cell office:value-type="float" office:value="-25088" calcext:value-type="float">
            <text:p>-25088</text:p>
          </table:table-cell>
          <table:table-cell office:value-type="float" office:value="67789.264047" calcext:value-type="float">
            <text:p>67789.2640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248" calcext:value-type="float">
            <text:p>-117248</text:p>
          </table:table-cell>
          <table:table-cell office:value-type="float" office:value="68096" calcext:value-type="float">
            <text:p>68096</text:p>
          </table:table-cell>
          <table:table-cell office:value-type="float" office:value="135588.195356" calcext:value-type="float">
            <text:p>135588.1953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2560" calcext:value-type="float">
            <text:p>2560</text:p>
          </table:table-cell>
          <table:table-cell office:value-type="float" office:value="2757.204381" calcext:value-type="float">
            <text:p>2757.2043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4344.464064" calcext:value-type="float">
            <text:p>4344.464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9158.934436" calcext:value-type="float">
            <text:p>9158.9344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048" calcext:value-type="float">
            <text:p>66048</text:p>
          </table:table-cell>
          <table:table-cell office:value-type="float" office:value="4096" calcext:value-type="float">
            <text:p>4096</text:p>
          </table:table-cell>
          <table:table-cell office:value-type="float" office:value="66174.885871" calcext:value-type="float">
            <text:p>66174.8858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88" calcext:value-type="float">
            <text:p>-12288</text:p>
          </table:table-cell>
          <table:table-cell office:value-type="float" office:value="5120" calcext:value-type="float">
            <text:p>5120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96" calcext:value-type="float">
            <text:p>-4096</text:p>
          </table:table-cell>
          <table:table-cell office:value-type="float" office:value="6656" calcext:value-type="float">
            <text:p>6656</text:p>
          </table:table-cell>
          <table:table-cell office:value-type="float" office:value="7815.340812" calcext:value-type="float">
            <text:p>7815.3408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8255.751934" calcext:value-type="float">
            <text:p>8255.751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688" calcext:value-type="float">
            <text:p>-114688</text:p>
          </table:table-cell>
          <table:table-cell office:value-type="float" office:value="76800" calcext:value-type="float">
            <text:p>76800</text:p>
          </table:table-cell>
          <table:table-cell office:value-type="float" office:value="138027.451415" calcext:value-type="float">
            <text:p>138027.4514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4272" calcext:value-type="float">
            <text:p>54272</text:p>
          </table:table-cell>
          <table:table-cell office:value-type="float" office:value="30720" calcext:value-type="float">
            <text:p>30720</text:p>
          </table:table-cell>
          <table:table-cell office:value-type="float" office:value="62363.197352" calcext:value-type="float">
            <text:p>62363.1973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088" calcext:value-type="float">
            <text:p>-25088</text:p>
          </table:table-cell>
          <table:table-cell office:value-type="float" office:value="-1536" calcext:value-type="float">
            <text:p>-1536</text:p>
          </table:table-cell>
          <table:table-cell office:value-type="float" office:value="25134.976427" calcext:value-type="float">
            <text:p>25134.9764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5632" calcext:value-type="float">
            <text:p>5632</text:p>
          </table:table-cell>
          <table:table-cell office:value-type="float" office:value="11686.617304" calcext:value-type="float">
            <text:p>11686.6173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608" calcext:value-type="float">
            <text:p>-4608</text:p>
          </table:table-cell>
          <table:table-cell office:value-type="float" office:value="9728" calcext:value-type="float">
            <text:p>9728</text:p>
          </table:table-cell>
          <table:table-cell office:value-type="float" office:value="10764.183573" calcext:value-type="float">
            <text:p>10764.1835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8" calcext:value-type="float">
            <text:p>2048</text:p>
          </table:table-cell>
          <table:table-cell office:value-type="float" office:value="15872" calcext:value-type="float">
            <text:p>15872</text:p>
          </table:table-cell>
          <table:table-cell office:value-type="float" office:value="16003.583599" calcext:value-type="float">
            <text:p>16003.5835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44" calcext:value-type="float">
            <text:p>31744</text:p>
          </table:table-cell>
          <table:table-cell office:value-type="float" office:value="46080" calcext:value-type="float">
            <text:p>46080</text:p>
          </table:table-cell>
          <table:table-cell office:value-type="float" office:value="55955.767674" calcext:value-type="float">
            <text:p>55955.7676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280" calcext:value-type="float">
            <text:p>-33280</text:p>
          </table:table-cell>
          <table:table-cell office:value-type="float" office:value="-18432" calcext:value-type="float">
            <text:p>-18432</text:p>
          </table:table-cell>
          <table:table-cell office:value-type="float" office:value="38043.35716" calcext:value-type="float">
            <text:p>38043.357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920" calcext:value-type="float">
            <text:p>-145920</text:p>
          </table:table-cell>
          <table:table-cell office:value-type="float" office:value="65536" calcext:value-type="float">
            <text:p>65536</text:p>
          </table:table-cell>
          <table:table-cell office:value-type="float" office:value="159961.288117" calcext:value-type="float">
            <text:p>159961.2881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52" calcext:value-type="float">
            <text:p>-10752</text:p>
          </table:table-cell>
          <table:table-cell office:value-type="float" office:value="7168" calcext:value-type="float">
            <text:p>7168</text:p>
          </table:table-cell>
          <table:table-cell office:value-type="float" office:value="12922.295771" calcext:value-type="float">
            <text:p>12922.2957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15872" calcext:value-type="float">
            <text:p>15872</text:p>
          </table:table-cell>
          <table:table-cell office:value-type="float" office:value="17019.668622" calcext:value-type="float">
            <text:p>17019.6686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45568" calcext:value-type="float">
            <text:p>45568</text:p>
          </table:table-cell>
          <table:table-cell office:value-type="float" office:value="46128.33021" calcext:value-type="float">
            <text:p>46128.330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96" calcext:value-type="float">
            <text:p>-29696</text:p>
          </table:table-cell>
          <table:table-cell office:value-type="float" office:value="-41984" calcext:value-type="float">
            <text:p>-41984</text:p>
          </table:table-cell>
          <table:table-cell office:value-type="float" office:value="51424.786553" calcext:value-type="float">
            <text:p>51424.7865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872" calcext:value-type="float">
            <text:p>-15872</text:p>
          </table:table-cell>
          <table:table-cell office:value-type="float" office:value="-8192" calcext:value-type="float">
            <text:p>-8192</text:p>
          </table:table-cell>
          <table:table-cell office:value-type="float" office:value="17861.389868" calcext:value-type="float">
            <text:p>17861.3898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00" calcext:value-type="float">
            <text:p>-12800</text:p>
          </table:table-cell>
          <table:table-cell office:value-type="float" office:value="1536" calcext:value-type="float">
            <text:p>1536</text:p>
          </table:table-cell>
          <table:table-cell office:value-type="float" office:value="12891.830592" calcext:value-type="float">
            <text:p>12891.8305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76" calcext:value-type="float">
            <text:p>-11776</text:p>
          </table:table-cell>
          <table:table-cell office:value-type="float" office:value="9728" calcext:value-type="float">
            <text:p>9728</text:p>
          </table:table-cell>
          <table:table-cell office:value-type="float" office:value="15274.428304" calcext:value-type="float">
            <text:p>15274.4283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9504" calcext:value-type="float">
            <text:p>-149504</text:p>
          </table:table-cell>
          <table:table-cell office:value-type="float" office:value="99328" calcext:value-type="float">
            <text:p>99328</text:p>
          </table:table-cell>
          <table:table-cell office:value-type="float" office:value="179492.332984" calcext:value-type="float">
            <text:p>179492.3329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-62976" calcext:value-type="float">
            <text:p>-62976</text:p>
          </table:table-cell>
          <table:table-cell office:value-type="float" office:value="63803.089079" calcext:value-type="float">
            <text:p>63803.0890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-14848" calcext:value-type="float">
            <text:p>-14848</text:p>
          </table:table-cell>
          <table:table-cell office:value-type="float" office:value="18036.648913" calcext:value-type="float">
            <text:p>18036.6489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52" calcext:value-type="float">
            <text:p>-10752</text:p>
          </table:table-cell>
          <table:table-cell office:value-type="float" office:value="-5120" calcext:value-type="float">
            <text:p>-5120</text:p>
          </table:table-cell>
          <table:table-cell office:value-type="float" office:value="11908.81623" calcext:value-type="float">
            <text:p>11908.816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76" calcext:value-type="float">
            <text:p>-11776</text:p>
          </table:table-cell>
          <table:table-cell office:value-type="float" office:value="2048" calcext:value-type="float">
            <text:p>2048</text:p>
          </table:table-cell>
          <table:table-cell office:value-type="float" office:value="11952.760351" calcext:value-type="float">
            <text:p>11952.7603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96" calcext:value-type="float">
            <text:p>-16896</text:p>
          </table:table-cell>
          <table:table-cell office:value-type="float" office:value="16896" calcext:value-type="float">
            <text:p>16896</text:p>
          </table:table-cell>
          <table:table-cell office:value-type="float" office:value="23894.55235" calcext:value-type="float">
            <text:p>23894.552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992" calcext:value-type="float">
            <text:p>20992</text:p>
          </table:table-cell>
          <table:table-cell office:value-type="float" office:value="-71680" calcext:value-type="float">
            <text:p>-71680</text:p>
          </table:table-cell>
          <table:table-cell office:value-type="float" office:value="74690.604925" calcext:value-type="float">
            <text:p>74690.6049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14848" calcext:value-type="float">
            <text:p>-14848</text:p>
          </table:table-cell>
          <table:table-cell office:value-type="float" office:value="15067.073505" calcext:value-type="float">
            <text:p>15067.0735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2576" calcext:value-type="float">
            <text:p>-152576</text:p>
          </table:table-cell>
          <table:table-cell office:value-type="float" office:value="57856" calcext:value-type="float">
            <text:p>57856</text:p>
          </table:table-cell>
          <table:table-cell office:value-type="float" office:value="163177.05878" calcext:value-type="float">
            <text:p>163177.058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68" calcext:value-type="float">
            <text:p>-7168</text:p>
          </table:table-cell>
          <table:table-cell office:value-type="float" office:value="-3072" calcext:value-type="float">
            <text:p>-3072</text:p>
          </table:table-cell>
          <table:table-cell office:value-type="float" office:value="7798.55166" calcext:value-type="float">
            <text:p>7798.551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264" calcext:value-type="float">
            <text:p>-11264</text:p>
          </table:table-cell>
          <table:table-cell office:value-type="float" office:value="3072" calcext:value-type="float">
            <text:p>3072</text:p>
          </table:table-cell>
          <table:table-cell office:value-type="float" office:value="11675.396353" calcext:value-type="float">
            <text:p>11675.3963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296" calcext:value-type="float">
            <text:p>55296</text:p>
          </table:table-cell>
          <table:table-cell office:value-type="float" office:value="-61440" calcext:value-type="float">
            <text:p>-61440</text:p>
          </table:table-cell>
          <table:table-cell office:value-type="float" office:value="82659.066145" calcext:value-type="float">
            <text:p>82659.06614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-8704" calcext:value-type="float">
            <text:p>-8704</text:p>
          </table:table-cell>
          <table:table-cell office:value-type="float" office:value="9230.211265" calcext:value-type="float">
            <text:p>9230.2112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" calcext:value-type="float">
            <text:p>512</text:p>
          </table:table-cell>
          <table:table-cell office:value-type="float" office:value="-4608" calcext:value-type="float">
            <text:p>-4608</text:p>
          </table:table-cell>
          <table:table-cell office:value-type="float" office:value="4636.357191" calcext:value-type="float">
            <text:p>4636.3571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560" calcext:value-type="float">
            <text:p>-256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1536" calcext:value-type="float">
            <text:p>-1536</text:p>
          </table:table-cell>
          <table:table-cell office:value-type="float" office:value="1619.086162" calcext:value-type="float">
            <text:p>1619.086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312" calcext:value-type="float">
            <text:p>-77312</text:p>
          </table:table-cell>
          <table:table-cell office:value-type="float" office:value="31744" calcext:value-type="float">
            <text:p>31744</text:p>
          </table:table-cell>
          <table:table-cell office:value-type="float" office:value="83575.276727" calcext:value-type="float">
            <text:p>83575.2767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724.077344" calcext:value-type="float">
            <text:p>724.0773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2172.232032" calcext:value-type="float">
            <text:p>2172.2320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2560" calcext:value-type="float">
            <text:p>2560</text:p>
          </table:table-cell>
          <table:table-cell office:value-type="float" office:value="4404.390537" calcext:value-type="float">
            <text:p>4404.390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4" calcext:value-type="float">
            <text:p>8704</text:p>
          </table:table-cell>
          <table:table-cell office:value-type="float" office:value="3584" calcext:value-type="float">
            <text:p>3584</text:p>
          </table:table-cell>
          <table:table-cell office:value-type="float" office:value="9413.005471" calcext:value-type="float">
            <text:p>9413.005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8576" calcext:value-type="float">
            <text:p>88576</text:p>
          </table:table-cell>
          <table:table-cell office:value-type="float" office:value="4608" calcext:value-type="float">
            <text:p>4608</text:p>
          </table:table-cell>
          <table:table-cell office:value-type="float" office:value="88695.780283" calcext:value-type="float">
            <text:p>88695.7802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264" calcext:value-type="float">
            <text:p>-11264</text:p>
          </table:table-cell>
          <table:table-cell office:value-type="float" office:value="5632" calcext:value-type="float">
            <text:p>5632</text:p>
          </table:table-cell>
          <table:table-cell office:value-type="float" office:value="12593.534849" calcext:value-type="float">
            <text:p>12593.5348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72" calcext:value-type="float">
            <text:p>-3072</text:p>
          </table:table-cell>
          <table:table-cell office:value-type="float" office:value="6656" calcext:value-type="float">
            <text:p>6656</text:p>
          </table:table-cell>
          <table:table-cell office:value-type="float" office:value="7330.724384" calcext:value-type="float">
            <text:p>7330.7243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7936" calcext:value-type="float">
            <text:p>-167936</text:p>
          </table:table-cell>
          <table:table-cell office:value-type="float" office:value="74752" calcext:value-type="float">
            <text:p>74752</text:p>
          </table:table-cell>
          <table:table-cell office:value-type="float" office:value="183821.548247" calcext:value-type="float">
            <text:p>183821.5482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40" calcext:value-type="float">
            <text:p>10240</text:p>
          </table:table-cell>
          <table:table-cell office:value-type="float" office:value="13312" calcext:value-type="float">
            <text:p>13312</text:p>
          </table:table-cell>
          <table:table-cell office:value-type="float" office:value="16794.848734" calcext:value-type="float">
            <text:p>16794.8487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264" calcext:value-type="float">
            <text:p>75264</text:p>
          </table:table-cell>
          <table:table-cell office:value-type="float" office:value="40960" calcext:value-type="float">
            <text:p>40960</text:p>
          </table:table-cell>
          <table:table-cell office:value-type="float" office:value="85687.754644" calcext:value-type="float">
            <text:p>85687.7546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60" calcext:value-type="float">
            <text:p>-28160</text:p>
          </table:table-cell>
          <table:table-cell office:value-type="float" office:value="-1024" calcext:value-type="float">
            <text:p>-1024</text:p>
          </table:table-cell>
          <table:table-cell office:value-type="float" office:value="28178.612031" calcext:value-type="float">
            <text:p>28178.6120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76" calcext:value-type="float">
            <text:p>-11776</text:p>
          </table:table-cell>
          <table:table-cell office:value-type="float" office:value="7168" calcext:value-type="float">
            <text:p>7168</text:p>
          </table:table-cell>
          <table:table-cell office:value-type="float" office:value="13786.021906" calcext:value-type="float">
            <text:p>13786.021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" calcext:value-type="float">
            <text:p>-5120</text:p>
          </table:table-cell>
          <table:table-cell office:value-type="float" office:value="12800" calcext:value-type="float">
            <text:p>12800</text:p>
          </table:table-cell>
          <table:table-cell office:value-type="float" office:value="13786.021906" calcext:value-type="float">
            <text:p>13786.021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4" calcext:value-type="float">
            <text:p>3584</text:p>
          </table:table-cell>
          <table:table-cell office:value-type="float" office:value="20992" calcext:value-type="float">
            <text:p>20992</text:p>
          </table:table-cell>
          <table:table-cell office:value-type="float" office:value="21295.753567" calcext:value-type="float">
            <text:p>21295.7535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080" calcext:value-type="float">
            <text:p>46080</text:p>
          </table:table-cell>
          <table:table-cell office:value-type="float" office:value="64512" calcext:value-type="float">
            <text:p>64512</text:p>
          </table:table-cell>
          <table:table-cell office:value-type="float" office:value="79279.029661" calcext:value-type="float">
            <text:p>79279.0296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3744" calcext:value-type="float">
            <text:p>-223744</text:p>
          </table:table-cell>
          <table:table-cell office:value-type="float" office:value="44544" calcext:value-type="float">
            <text:p>44544</text:p>
          </table:table-cell>
          <table:table-cell office:value-type="float" office:value="228134.928216" calcext:value-type="float">
            <text:p>228134.9282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968" calcext:value-type="float">
            <text:p>-19968</text:p>
          </table:table-cell>
          <table:table-cell office:value-type="float" office:value="512" calcext:value-type="float">
            <text:p>512</text:p>
          </table:table-cell>
          <table:table-cell office:value-type="float" office:value="19974.563024" calcext:value-type="float">
            <text:p>19974.563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12" calcext:value-type="float">
            <text:p>-13312</text:p>
          </table:table-cell>
          <table:table-cell office:value-type="float" office:value="10240" calcext:value-type="float">
            <text:p>10240</text:p>
          </table:table-cell>
          <table:table-cell office:value-type="float" office:value="16794.848734" calcext:value-type="float">
            <text:p>16794.8487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" calcext:value-type="float">
            <text:p>-7680</text:p>
          </table:table-cell>
          <table:table-cell office:value-type="float" office:value="22016" calcext:value-type="float">
            <text:p>22016</text:p>
          </table:table-cell>
          <table:table-cell office:value-type="float" office:value="23317.089355" calcext:value-type="float">
            <text:p>23317.0893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776" calcext:value-type="float">
            <text:p>11776</text:p>
          </table:table-cell>
          <table:table-cell office:value-type="float" office:value="67584" calcext:value-type="float">
            <text:p>67584</text:p>
          </table:table-cell>
          <table:table-cell office:value-type="float" office:value="68602.268417" calcext:value-type="float">
            <text:p>68602.2684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400" calcext:value-type="float">
            <text:p>-38400</text:p>
          </table:table-cell>
          <table:table-cell office:value-type="float" office:value="-51712" calcext:value-type="float">
            <text:p>-51712</text:p>
          </table:table-cell>
          <table:table-cell office:value-type="float" office:value="64410.332587" calcext:value-type="float">
            <text:p>64410.3325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16" calcext:value-type="float">
            <text:p>-22016</text:p>
          </table:table-cell>
          <table:table-cell office:value-type="float" office:value="-10240" calcext:value-type="float">
            <text:p>-10240</text:p>
          </table:table-cell>
          <table:table-cell office:value-type="float" office:value="24280.894876" calcext:value-type="float">
            <text:p>24280.8948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20" calcext:value-type="float">
            <text:p>-17920</text:p>
          </table:table-cell>
          <table:table-cell office:value-type="float" office:value="2560" calcext:value-type="float">
            <text:p>2560</text:p>
          </table:table-cell>
          <table:table-cell office:value-type="float" office:value="18101.933598" calcext:value-type="float">
            <text:p>18101.9335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4528" calcext:value-type="float">
            <text:p>-214528</text:p>
          </table:table-cell>
          <table:table-cell office:value-type="float" office:value="80384" calcext:value-type="float">
            <text:p>80384</text:p>
          </table:table-cell>
          <table:table-cell office:value-type="float" office:value="229093.540372" calcext:value-type="float">
            <text:p>229093.5403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52224" calcext:value-type="float">
            <text:p>52224</text:p>
          </table:table-cell>
          <table:table-cell office:value-type="float" office:value="54435.978691" calcext:value-type="float">
            <text:p>54435.9786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48" calcext:value-type="float">
            <text:p>-14848</text:p>
          </table:table-cell>
          <table:table-cell office:value-type="float" office:value="-81920" calcext:value-type="float">
            <text:p>-81920</text:p>
          </table:table-cell>
          <table:table-cell office:value-type="float" office:value="83254.726617" calcext:value-type="float">
            <text:p>83254.7266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-20480" calcext:value-type="float">
            <text:p>-20480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872" calcext:value-type="float">
            <text:p>-15872</text:p>
          </table:table-cell>
          <table:table-cell office:value-type="float" office:value="-6656" calcext:value-type="float">
            <text:p>-6656</text:p>
          </table:table-cell>
          <table:table-cell office:value-type="float" office:value="17211.121986" calcext:value-type="float">
            <text:p>17211.1219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32" calcext:value-type="float">
            <text:p>-18432</text:p>
          </table:table-cell>
          <table:table-cell office:value-type="float" office:value="4096" calcext:value-type="float">
            <text:p>4096</text:p>
          </table:table-cell>
          <table:table-cell office:value-type="float" office:value="18881.627049" calcext:value-type="float">
            <text:p>18881.6270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28672" calcext:value-type="float">
            <text:p>28672</text:p>
          </table:table-cell>
          <table:table-cell office:value-type="float" office:value="39126.985061" calcext:value-type="float">
            <text:p>39126.9850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24" calcext:value-type="float">
            <text:p>26624</text:p>
          </table:table-cell>
          <table:table-cell office:value-type="float" office:value="-97280" calcext:value-type="float">
            <text:p>-97280</text:p>
          </table:table-cell>
          <table:table-cell office:value-type="float" office:value="100857.502329" calcext:value-type="float">
            <text:p>100857.5023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160" calcext:value-type="float">
            <text:p>-220160</text:p>
          </table:table-cell>
          <table:table-cell office:value-type="float" office:value="42496" calcext:value-type="float">
            <text:p>42496</text:p>
          </table:table-cell>
          <table:table-cell office:value-type="float" office:value="224223.851577" calcext:value-type="float">
            <text:p>224223.8515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-11264" calcext:value-type="float">
            <text:p>-11264</text:p>
          </table:table-cell>
          <table:table-cell office:value-type="float" office:value="14235.073305" calcext:value-type="float">
            <text:p>14235.0733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88" calcext:value-type="float">
            <text:p>-12288</text:p>
          </table:table-cell>
          <table:table-cell office:value-type="float" office:value="-4096" calcext:value-type="float">
            <text:p>-4096</text:p>
          </table:table-cell>
          <table:table-cell office:value-type="float" office:value="12952.689296" calcext:value-type="float">
            <text:p>12952.6892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04" calcext:value-type="float">
            <text:p>-21504</text:p>
          </table:table-cell>
          <table:table-cell office:value-type="float" office:value="7168" calcext:value-type="float">
            <text:p>7168</text:p>
          </table:table-cell>
          <table:table-cell office:value-type="float" office:value="22667.206268" calcext:value-type="float">
            <text:p>22667.2062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776" calcext:value-type="float">
            <text:p>75776</text:p>
          </table:table-cell>
          <table:table-cell office:value-type="float" office:value="-87552" calcext:value-type="float">
            <text:p>-87552</text:p>
          </table:table-cell>
          <table:table-cell office:value-type="float" office:value="115790.132913" calcext:value-type="float">
            <text:p>115790.13291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20" calcext:value-type="float">
            <text:p>5120</text:p>
          </table:table-cell>
          <table:table-cell office:value-type="float" office:value="-15872" calcext:value-type="float">
            <text:p>-15872</text:p>
          </table:table-cell>
          <table:table-cell office:value-type="float" office:value="16677.373414" calcext:value-type="float">
            <text:p>16677.3734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-9216" calcext:value-type="float">
            <text:p>-9216</text:p>
          </table:table-cell>
          <table:table-cell office:value-type="float" office:value="9230.211265" calcext:value-type="float">
            <text:p>9230.2112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5632" calcext:value-type="float">
            <text:p>-5632</text:p>
          </table:table-cell>
          <table:table-cell office:value-type="float" office:value="6186.519538" calcext:value-type="float">
            <text:p>6186.5195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176" calcext:value-type="float">
            <text:p>-242176</text:p>
          </table:table-cell>
          <table:table-cell office:value-type="float" office:value="63488" calcext:value-type="float">
            <text:p>63488</text:p>
          </table:table-cell>
          <table:table-cell office:value-type="float" office:value="250359.623582" calcext:value-type="float">
            <text:p>250359.6235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224" calcext:value-type="float">
            <text:p>116224</text:p>
          </table:table-cell>
          <table:table-cell office:value-type="float" office:value="-51200" calcext:value-type="float">
            <text:p>-51200</text:p>
          </table:table-cell>
          <table:table-cell office:value-type="float" office:value="127001.80383" calcext:value-type="float">
            <text:p>127001.8038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-3072" calcext:value-type="float">
            <text:p>-3072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" calcext:value-type="float">
            <text:p>2560</text:p>
          </table:table-cell>
          <table:table-cell office:value-type="float" office:value="-512" calcext:value-type="float">
            <text:p>-512</text:p>
          </table:table-cell>
          <table:table-cell office:value-type="float" office:value="2610.697991" calcext:value-type="float">
            <text:p>2610.6979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4222.060161" calcext:value-type="float">
            <text:p>4222.0601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16" calcext:value-type="float">
            <text:p>9216</text:p>
          </table:table-cell>
          <table:table-cell office:value-type="float" office:value="2560" calcext:value-type="float">
            <text:p>2560</text:p>
          </table:table-cell>
          <table:table-cell office:value-type="float" office:value="9564.949346" calcext:value-type="float">
            <text:p>9564.9493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120" calcext:value-type="float">
            <text:p>133120</text:p>
          </table:table-cell>
          <table:table-cell office:value-type="float" office:value="4608" calcext:value-type="float">
            <text:p>4608</text:p>
          </table:table-cell>
          <table:table-cell office:value-type="float" office:value="133199.72997" calcext:value-type="float">
            <text:p>133199.729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52" calcext:value-type="float">
            <text:p>-10752</text:p>
          </table:table-cell>
          <table:table-cell office:value-type="float" office:value="6144" calcext:value-type="float">
            <text:p>6144</text:p>
          </table:table-cell>
          <table:table-cell office:value-type="float" office:value="12383.627901" calcext:value-type="float">
            <text:p>12383.6279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4192" calcext:value-type="float">
            <text:p>-264192</text:p>
          </table:table-cell>
          <table:table-cell office:value-type="float" office:value="73728" calcext:value-type="float">
            <text:p>73728</text:p>
          </table:table-cell>
          <table:table-cell office:value-type="float" office:value="274286.767541" calcext:value-type="float">
            <text:p>274286.7675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72" calcext:value-type="float">
            <text:p>3072</text:p>
          </table:table-cell>
          <table:table-cell office:value-type="float" office:value="11264" calcext:value-type="float">
            <text:p>11264</text:p>
          </table:table-cell>
          <table:table-cell office:value-type="float" office:value="11675.396353" calcext:value-type="float">
            <text:p>11675.3963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824" calcext:value-type="float">
            <text:p>13824</text:p>
          </table:table-cell>
          <table:table-cell office:value-type="float" office:value="16896" calcext:value-type="float">
            <text:p>16896</text:p>
          </table:table-cell>
          <table:table-cell office:value-type="float" office:value="21830.66174" calcext:value-type="float">
            <text:p>21830.661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784" calcext:value-type="float">
            <text:p>118784</text:p>
          </table:table-cell>
          <table:table-cell office:value-type="float" office:value="61952" calcext:value-type="float">
            <text:p>61952</text:p>
          </table:table-cell>
          <table:table-cell office:value-type="float" office:value="133968.985067" calcext:value-type="float">
            <text:p>133968.9850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816" calcext:value-type="float">
            <text:p>-34816</text:p>
          </table:table-cell>
          <table:table-cell office:value-type="float" office:value="0" calcext:value-type="float">
            <text:p>0</text:p>
          </table:table-cell>
          <table:table-cell office:value-type="float" office:value="34816" calcext:value-type="float">
            <text:p>348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60" calcext:value-type="float">
            <text:p>-15360</text:p>
          </table:table-cell>
          <table:table-cell office:value-type="float" office:value="10752" calcext:value-type="float">
            <text:p>10752</text:p>
          </table:table-cell>
          <table:table-cell office:value-type="float" office:value="18749.269426" calcext:value-type="float">
            <text:p>18749.2694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4" calcext:value-type="float">
            <text:p>-6144</text:p>
          </table:table-cell>
          <table:table-cell office:value-type="float" office:value="18432" calcext:value-type="float">
            <text:p>18432</text:p>
          </table:table-cell>
          <table:table-cell office:value-type="float" office:value="19429.033944" calcext:value-type="float">
            <text:p>19429.0339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30720" calcext:value-type="float">
            <text:p>30720</text:p>
          </table:table-cell>
          <table:table-cell office:value-type="float" office:value="31328.375892" calcext:value-type="float">
            <text:p>31328.3758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040" calcext:value-type="float">
            <text:p>-215040</text:p>
          </table:table-cell>
          <table:table-cell office:value-type="float" office:value="168448" calcext:value-type="float">
            <text:p>168448</text:p>
          </table:table-cell>
          <table:table-cell office:value-type="float" office:value="273160.99704" calcext:value-type="float">
            <text:p>273160.99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808" calcext:value-type="float">
            <text:p>-55808</text:p>
          </table:table-cell>
          <table:table-cell office:value-type="float" office:value="-27648" calcext:value-type="float">
            <text:p>-27648</text:p>
          </table:table-cell>
          <table:table-cell office:value-type="float" office:value="62281.175069" calcext:value-type="float">
            <text:p>62281.1750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72" calcext:value-type="float">
            <text:p>-28672</text:p>
          </table:table-cell>
          <table:table-cell office:value-type="float" office:value="2560" calcext:value-type="float">
            <text:p>2560</text:p>
          </table:table-cell>
          <table:table-cell office:value-type="float" office:value="28786.058848" calcext:value-type="float">
            <text:p>28786.0588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56" calcext:value-type="float">
            <text:p>-19456</text:p>
          </table:table-cell>
          <table:table-cell office:value-type="float" office:value="16384" calcext:value-type="float">
            <text:p>16384</text:p>
          </table:table-cell>
          <table:table-cell office:value-type="float" office:value="25435.632329" calcext:value-type="float">
            <text:p>25435.6323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52" calcext:value-type="float">
            <text:p>-10752</text:p>
          </table:table-cell>
          <table:table-cell office:value-type="float" office:value="35328" calcext:value-type="float">
            <text:p>35328</text:p>
          </table:table-cell>
          <table:table-cell office:value-type="float" office:value="36927.944541" calcext:value-type="float">
            <text:p>36927.9445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16" calcext:value-type="float">
            <text:p>220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16782.026014" calcext:value-type="float">
            <text:p>116782.0260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344" calcext:value-type="float">
            <text:p>-57344</text:p>
          </table:table-cell>
          <table:table-cell office:value-type="float" office:value="-74752" calcext:value-type="float">
            <text:p>-74752</text:p>
          </table:table-cell>
          <table:table-cell office:value-type="float" office:value="94213.565053" calcext:value-type="float">
            <text:p>94213.5650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304" calcext:value-type="float">
            <text:p>-34304</text:p>
          </table:table-cell>
          <table:table-cell office:value-type="float" office:value="-14848" calcext:value-type="float">
            <text:p>-14848</text:p>
          </table:table-cell>
          <table:table-cell office:value-type="float" office:value="37379.506685" calcext:value-type="float">
            <text:p>37379.5066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8400" calcext:value-type="float">
            <text:p>-358400</text:p>
          </table:table-cell>
          <table:table-cell office:value-type="float" office:value="71168" calcext:value-type="float">
            <text:p>71168</text:p>
          </table:table-cell>
          <table:table-cell office:value-type="float" office:value="365397.652187" calcext:value-type="float">
            <text:p>365397.6521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36" calcext:value-type="float">
            <text:p>-27136</text:p>
          </table:table-cell>
          <table:table-cell office:value-type="float" office:value="26624" calcext:value-type="float">
            <text:p>26624</text:p>
          </table:table-cell>
          <table:table-cell office:value-type="float" office:value="38015.784511" calcext:value-type="float">
            <text:p>38015.7845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12" calcext:value-type="float">
            <text:p>-26112</text:p>
          </table:table-cell>
          <table:table-cell office:value-type="float" office:value="96256" calcext:value-type="float">
            <text:p>96256</text:p>
          </table:table-cell>
          <table:table-cell office:value-type="float" office:value="99734.91906" calcext:value-type="float">
            <text:p>99734.91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112" calcext:value-type="float">
            <text:p>-26112</text:p>
          </table:table-cell>
          <table:table-cell office:value-type="float" office:value="-126464" calcext:value-type="float">
            <text:p>-126464</text:p>
          </table:table-cell>
          <table:table-cell office:value-type="float" office:value="129131.637642" calcext:value-type="float">
            <text:p>129131.6376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36" calcext:value-type="float">
            <text:p>-27136</text:p>
          </table:table-cell>
          <table:table-cell office:value-type="float" office:value="-32768" calcext:value-type="float">
            <text:p>-32768</text:p>
          </table:table-cell>
          <table:table-cell office:value-type="float" office:value="42545.320777" calcext:value-type="float">
            <text:p>42545.3207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72" calcext:value-type="float">
            <text:p>-28672</text:p>
          </table:table-cell>
          <table:table-cell office:value-type="float" office:value="-10240" calcext:value-type="float">
            <text:p>-10240</text:p>
          </table:table-cell>
          <table:table-cell office:value-type="float" office:value="30445.708795" calcext:value-type="float">
            <text:p>30445.7087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280" calcext:value-type="float">
            <text:p>-33280</text:p>
          </table:table-cell>
          <table:table-cell office:value-type="float" office:value="9216" calcext:value-type="float">
            <text:p>9216</text:p>
          </table:table-cell>
          <table:table-cell office:value-type="float" office:value="34532.492757" calcext:value-type="float">
            <text:p>34532.4927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00" calcext:value-type="float">
            <text:p>-51200</text:p>
          </table:table-cell>
          <table:table-cell office:value-type="float" office:value="57344" calcext:value-type="float">
            <text:p>57344</text:p>
          </table:table-cell>
          <table:table-cell office:value-type="float" office:value="76875.056657" calcext:value-type="float">
            <text:p>76875.0566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7408" calcext:value-type="float">
            <text:p>-337408</text:p>
          </table:table-cell>
          <table:table-cell office:value-type="float" office:value="-95232" calcext:value-type="float">
            <text:p>-95232</text:p>
          </table:table-cell>
          <table:table-cell office:value-type="float" office:value="350589.920403" calcext:value-type="float">
            <text:p>350589.9204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" calcext:value-type="float">
            <text:p>-8704</text:p>
          </table:table-cell>
          <table:table-cell office:value-type="float" office:value="-41984" calcext:value-type="float">
            <text:p>-41984</text:p>
          </table:table-cell>
          <table:table-cell office:value-type="float" office:value="42876.752116" calcext:value-type="float">
            <text:p>42876.7521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08" calcext:value-type="float">
            <text:p>-17408</text:p>
          </table:table-cell>
          <table:table-cell office:value-type="float" office:value="-20480" calcext:value-type="float">
            <text:p>-20480</text:p>
          </table:table-cell>
          <table:table-cell office:value-type="float" office:value="26878.780925" calcext:value-type="float">
            <text:p>26878.7809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0" calcext:value-type="float">
            <text:p>-25600</text:p>
          </table:table-cell>
          <table:table-cell office:value-type="float" office:value="-7168" calcext:value-type="float">
            <text:p>-7168</text:p>
          </table:table-cell>
          <table:table-cell office:value-type="float" office:value="26584.586211" calcext:value-type="float">
            <text:p>26584.5862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104" calcext:value-type="float">
            <text:p>-47104</text:p>
          </table:table-cell>
          <table:table-cell office:value-type="float" office:value="17920" calcext:value-type="float">
            <text:p>17920</text:p>
          </table:table-cell>
          <table:table-cell office:value-type="float" office:value="50397.551687" calcext:value-type="float">
            <text:p>50397.5516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9024" calcext:value-type="float">
            <text:p>129024</text:p>
          </table:table-cell>
          <table:table-cell office:value-type="float" office:value="-155136" calcext:value-type="float">
            <text:p>-155136</text:p>
          </table:table-cell>
          <table:table-cell office:value-type="float" office:value="201778.024254" calcext:value-type="float">
            <text:p>201778.0242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-33792" calcext:value-type="float">
            <text:p>-33792</text:p>
          </table:table-cell>
          <table:table-cell office:value-type="float" office:value="35164.374699" calcext:value-type="float">
            <text:p>35164.3746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0" calcext:value-type="float">
            <text:p>-2560</text:p>
          </table:table-cell>
          <table:table-cell office:value-type="float" office:value="-19968" calcext:value-type="float">
            <text:p>-19968</text:p>
          </table:table-cell>
          <table:table-cell office:value-type="float" office:value="20131.433729" calcext:value-type="float">
            <text:p>20131.4337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1584" calcext:value-type="float">
            <text:p>-451584</text:p>
          </table:table-cell>
          <table:table-cell office:value-type="float" office:value="53248" calcext:value-type="float">
            <text:p>53248</text:p>
          </table:table-cell>
          <table:table-cell office:value-type="float" office:value="454712.500994" calcext:value-type="float">
            <text:p>454712.5009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992" calcext:value-type="float">
            <text:p>-20992</text:p>
          </table:table-cell>
          <table:table-cell office:value-type="float" office:value="-4096" calcext:value-type="float">
            <text:p>-4096</text:p>
          </table:table-cell>
          <table:table-cell office:value-type="float" office:value="21387.87694" calcext:value-type="float">
            <text:p>21387.876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4528" calcext:value-type="float">
            <text:p>214528</text:p>
          </table:table-cell>
          <table:table-cell office:value-type="float" office:value="-98816" calcext:value-type="float">
            <text:p>-98816</text:p>
          </table:table-cell>
          <table:table-cell office:value-type="float" office:value="236192.431377" calcext:value-type="float">
            <text:p>236192.4313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00" calcext:value-type="float">
            <text:p>12800</text:p>
          </table:table-cell>
          <table:table-cell office:value-type="float" office:value="-12288" calcext:value-type="float">
            <text:p>-12288</text:p>
          </table:table-cell>
          <table:table-cell office:value-type="float" office:value="17743.588814" calcext:value-type="float">
            <text:p>17743.5888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44" calcext:value-type="float">
            <text:p>6144</text:p>
          </table:table-cell>
          <table:table-cell office:value-type="float" office:value="-6144" calcext:value-type="float">
            <text:p>-6144</text:p>
          </table:table-cell>
          <table:table-cell office:value-type="float" office:value="8688.928127" calcext:value-type="float">
            <text:p>8688.9281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-2560" calcext:value-type="float">
            <text:p>-2560</text:p>
          </table:table-cell>
          <table:table-cell office:value-type="float" office:value="6186.519538" calcext:value-type="float">
            <text:p>6186.5195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28" calcext:value-type="float">
            <text:p>9728</text:p>
          </table:table-cell>
          <table:table-cell office:value-type="float" office:value="1024" calcext:value-type="float">
            <text:p>1024</text:p>
          </table:table-cell>
          <table:table-cell office:value-type="float" office:value="9781.746265" calcext:value-type="float">
            <text:p>9781.7462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752" calcext:value-type="float">
            <text:p>266752</text:p>
          </table:table-cell>
          <table:table-cell office:value-type="float" office:value="4608" calcext:value-type="float">
            <text:p>4608</text:p>
          </table:table-cell>
          <table:table-cell office:value-type="float" office:value="266791.797415" calcext:value-type="float">
            <text:p>266791.7974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41184" calcext:value-type="float">
            <text:p>-541184</text:p>
          </table:table-cell>
          <table:table-cell office:value-type="float" office:value="73728" calcext:value-type="float">
            <text:p>73728</text:p>
          </table:table-cell>
          <table:table-cell office:value-type="float" office:value="546183.064402" calcext:value-type="float">
            <text:p>546183.0644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12288" calcext:value-type="float">
            <text:p>12288</text:p>
          </table:table-cell>
          <table:table-cell office:value-type="float" office:value="12330.592849" calcext:value-type="float">
            <text:p>12330.5928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68" calcext:value-type="float">
            <text:p>7168</text:p>
          </table:table-cell>
          <table:table-cell office:value-type="float" office:value="18432" calcext:value-type="float">
            <text:p>18432</text:p>
          </table:table-cell>
          <table:table-cell office:value-type="float" office:value="19776.724906" calcext:value-type="float">
            <text:p>19776.724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12" calcext:value-type="float">
            <text:p>26112</text:p>
          </table:table-cell>
          <table:table-cell office:value-type="float" office:value="29184" calcext:value-type="float">
            <text:p>29184</text:p>
          </table:table-cell>
          <table:table-cell office:value-type="float" office:value="39160.469864" calcext:value-type="float">
            <text:p>39160.4698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608" calcext:value-type="float">
            <text:p>260608</text:p>
          </table:table-cell>
          <table:table-cell office:value-type="float" office:value="130560" calcext:value-type="float">
            <text:p>130560</text:p>
          </table:table-cell>
          <table:table-cell office:value-type="float" office:value="291483.178355" calcext:value-type="float">
            <text:p>291483.17835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8880" calcext:value-type="float">
            <text:p>-58880</text:p>
          </table:table-cell>
          <table:table-cell office:value-type="float" office:value="2560" calcext:value-type="float">
            <text:p>2560</text:p>
          </table:table-cell>
          <table:table-cell office:value-type="float" office:value="58935.625898" calcext:value-type="float">
            <text:p>58935.6258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24" calcext:value-type="float">
            <text:p>-26624</text:p>
          </table:table-cell>
          <table:table-cell office:value-type="float" office:value="22016" calcext:value-type="float">
            <text:p>22016</text:p>
          </table:table-cell>
          <table:table-cell office:value-type="float" office:value="34547.671875" calcext:value-type="float">
            <text:p>34547.671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0" calcext:value-type="float">
            <text:p>-10240</text:p>
          </table:table-cell>
          <table:table-cell office:value-type="float" office:value="37376" calcext:value-type="float">
            <text:p>37376</text:p>
          </table:table-cell>
          <table:table-cell office:value-type="float" office:value="38753.360835" calcext:value-type="float">
            <text:p>38753.3608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0752" calcext:value-type="float">
            <text:p>-6507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3820.785068" calcext:value-type="float">
            <text:p>663820.7850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9440" calcext:value-type="float">
            <text:p>189440</text:p>
          </table:table-cell>
          <table:table-cell office:value-type="float" office:value="244736" calcext:value-type="float">
            <text:p>244736</text:p>
          </table:table-cell>
          <table:table-cell office:value-type="float" office:value="309488.648089" calcext:value-type="float">
            <text:p>309488.6480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688" calcext:value-type="float">
            <text:p>-114688</text:p>
          </table:table-cell>
          <table:table-cell office:value-type="float" office:value="8335360" calcext:value-type="float">
            <text:p>8335360</text:p>
          </table:table-cell>
          <table:table-cell office:value-type="float" office:value="8336148.971014" calcext:value-type="float">
            <text:p>8336148.9710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952" calcext:value-type="float">
            <text:p>-61952</text:p>
          </table:table-cell>
          <table:table-cell office:value-type="float" office:value="8704" calcext:value-type="float">
            <text:p>8704</text:p>
          </table:table-cell>
          <table:table-cell office:value-type="float" office:value="62560.450126" calcext:value-type="float">
            <text:p>62560.4501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520" calcext:value-type="float">
            <text:p>-43520</text:p>
          </table:table-cell>
          <table:table-cell office:value-type="float" office:value="40960" calcext:value-type="float">
            <text:p>40960</text:p>
          </table:table-cell>
          <table:table-cell office:value-type="float" office:value="59763.801753" calcext:value-type="float">
            <text:p>59763.8017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64" calcext:value-type="float">
            <text:p>-24064</text:p>
          </table:table-cell>
          <table:table-cell office:value-type="float" office:value="88064" calcext:value-type="float">
            <text:p>88064</text:p>
          </table:table-cell>
          <table:table-cell office:value-type="float" office:value="91292.629451" calcext:value-type="float">
            <text:p>91292.6294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560" calcext:value-type="float">
            <text:p>66560</text:p>
          </table:table-cell>
          <table:table-cell office:value-type="float" office:value="312320" calcext:value-type="float">
            <text:p>312320</text:p>
          </table:table-cell>
          <table:table-cell office:value-type="float" office:value="319333.706332" calcext:value-type="float">
            <text:p>319333.70633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9776" calcext:value-type="float">
            <text:p>-139776</text:p>
          </table:table-cell>
          <table:table-cell office:value-type="float" office:value="-174592" calcext:value-type="float">
            <text:p>-174592</text:p>
          </table:table-cell>
          <table:table-cell office:value-type="float" office:value="223650.836439" calcext:value-type="float">
            <text:p>223650.8364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7920" calcext:value-type="float">
            <text:p>-977920</text:p>
          </table:table-cell>
          <table:table-cell office:value-type="float" office:value="31232" calcext:value-type="float">
            <text:p>31232</text:p>
          </table:table-cell>
          <table:table-cell office:value-type="float" office:value="978418.603781" calcext:value-type="float">
            <text:p>978418.6037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848" calcext:value-type="float">
            <text:p>-78848</text:p>
          </table:table-cell>
          <table:table-cell office:value-type="float" office:value="18944" calcext:value-type="float">
            <text:p>18944</text:p>
          </table:table-cell>
          <table:table-cell office:value-type="float" office:value="81091.813644" calcext:value-type="float">
            <text:p>81091.8136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288" calcext:value-type="float">
            <text:p>-76288</text:p>
          </table:table-cell>
          <table:table-cell office:value-type="float" office:value="81920" calcext:value-type="float">
            <text:p>81920</text:p>
          </table:table-cell>
          <table:table-cell office:value-type="float" office:value="111940.811789" calcext:value-type="float">
            <text:p>111940.8117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800" calcext:value-type="float">
            <text:p>-76800</text:p>
          </table:table-cell>
          <table:table-cell office:value-type="float" office:value="310272" calcext:value-type="float">
            <text:p>310272</text:p>
          </table:table-cell>
          <table:table-cell office:value-type="float" office:value="319635.658186" calcext:value-type="float">
            <text:p>319635.6581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0384" calcext:value-type="float">
            <text:p>-80384</text:p>
          </table:table-cell>
          <table:table-cell office:value-type="float" office:value="-355840" calcext:value-type="float">
            <text:p>-355840</text:p>
          </table:table-cell>
          <table:table-cell office:value-type="float" office:value="364806.377488" calcext:value-type="float">
            <text:p>364806.3774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040" calcext:value-type="float">
            <text:p>-87040</text:p>
          </table:table-cell>
          <table:table-cell office:value-type="float" office:value="-99840" calcext:value-type="float">
            <text:p>-99840</text:p>
          </table:table-cell>
          <table:table-cell office:value-type="float" office:value="132453.7172" calcext:value-type="float">
            <text:p>132453.71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792" calcext:value-type="float">
            <text:p>-97792</text:p>
          </table:table-cell>
          <table:table-cell office:value-type="float" office:value="-29184" calcext:value-type="float">
            <text:p>-29184</text:p>
          </table:table-cell>
          <table:table-cell office:value-type="float" office:value="102053.814823" calcext:value-type="float">
            <text:p>102053.8148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90976" calcext:value-type="float">
            <text:p>6590976</text:p>
          </table:table-cell>
          <table:table-cell office:value-type="float" office:value="39936" calcext:value-type="float">
            <text:p>39936</text:p>
          </table:table-cell>
          <table:table-cell office:value-type="float" office:value="6591096.988869" calcext:value-type="float">
            <text:p>6591096.9888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4464" calcext:value-type="float">
            <text:p>-1534464</text:p>
          </table:table-cell>
          <table:table-cell office:value-type="float" office:value="303104" calcext:value-type="float">
            <text:p>303104</text:p>
          </table:table-cell>
          <table:table-cell office:value-type="float" office:value="1564113.743342" calcext:value-type="float">
            <text:p>1564113.7433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2096" calcext:value-type="float">
            <text:p>132096</text:p>
          </table:table-cell>
          <table:table-cell office:value-type="float" office:value="-570368" calcext:value-type="float">
            <text:p>-570368</text:p>
          </table:table-cell>
          <table:table-cell office:value-type="float" office:value="585464.780017" calcext:value-type="float">
            <text:p>585464.7800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9936" calcext:value-type="float">
            <text:p>-39936</text:p>
          </table:table-cell>
          <table:table-cell office:value-type="float" office:value="-167936" calcext:value-type="float">
            <text:p>-167936</text:p>
          </table:table-cell>
          <table:table-cell office:value-type="float" office:value="172619.188366" calcext:value-type="float">
            <text:p>172619.1883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968" calcext:value-type="float">
            <text:p>-83968</text:p>
          </table:table-cell>
          <table:table-cell office:value-type="float" office:value="-88064" calcext:value-type="float">
            <text:p>-88064</text:p>
          </table:table-cell>
          <table:table-cell office:value-type="float" office:value="121679.468769" calcext:value-type="float">
            <text:p>121679.4687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2608" calcext:value-type="float">
            <text:p>-132608</text:p>
          </table:table-cell>
          <table:table-cell office:value-type="float" office:value="-26624" calcext:value-type="float">
            <text:p>-26624</text:p>
          </table:table-cell>
          <table:table-cell office:value-type="float" office:value="135254.275496" calcext:value-type="float">
            <text:p>135254.2754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7776" calcext:value-type="float">
            <text:p>-267776</text:p>
          </table:table-cell>
          <table:table-cell office:value-type="float" office:value="113664" calcext:value-type="float">
            <text:p>113664</text:p>
          </table:table-cell>
          <table:table-cell office:value-type="float" office:value="290901.170627" calcext:value-type="float">
            <text:p>290901.1706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22592" calcext:value-type="float">
            <text:p>622592</text:p>
          </table:table-cell>
          <table:table-cell office:value-type="float" office:value="-776192" calcext:value-type="float">
            <text:p>-776192</text:p>
          </table:table-cell>
          <table:table-cell office:value-type="float" office:value="995035.084471" calcext:value-type="float">
            <text:p>995035.0844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3760" calcext:value-type="float">
            <text:p>53760</text:p>
          </table:table-cell>
          <table:table-cell office:value-type="float" office:value="-211968" calcext:value-type="float">
            <text:p>-211968</text:p>
          </table:table-cell>
          <table:table-cell office:value-type="float" office:value="218679.149953" calcext:value-type="float">
            <text:p>218679.1499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98752" calcext:value-type="float">
            <text:p>-2698752</text:p>
          </table:table-cell>
          <table:table-cell office:value-type="float" office:value="-74240" calcext:value-type="float">
            <text:p>-74240</text:p>
          </table:table-cell>
          <table:table-cell office:value-type="float" office:value="2699772.941398" calcext:value-type="float">
            <text:p>2699772.9413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792" calcext:value-type="float">
            <text:p>-97792</text:p>
          </table:table-cell>
          <table:table-cell office:value-type="float" office:value="-96256" calcext:value-type="float">
            <text:p>-96256</text:p>
          </table:table-cell>
          <table:table-cell office:value-type="float" office:value="137216.955221" calcext:value-type="float">
            <text:p>137216.9552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416" calcext:value-type="float">
            <text:p>-252416</text:p>
          </table:table-cell>
          <table:table-cell office:value-type="float" office:value="-25088" calcext:value-type="float">
            <text:p>-25088</text:p>
          </table:table-cell>
          <table:table-cell office:value-type="float" office:value="253659.702752" calcext:value-type="float">
            <text:p>253659.7027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26656" calcext:value-type="float">
            <text:p>1926656</text:p>
          </table:table-cell>
          <table:table-cell office:value-type="float" office:value="-923648" calcext:value-type="float">
            <text:p>-923648</text:p>
          </table:table-cell>
          <table:table-cell office:value-type="float" office:value="2136616.243091" calcext:value-type="float">
            <text:p>2136616.2430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7632" calcext:value-type="float">
            <text:p>197632</text:p>
          </table:table-cell>
          <table:table-cell office:value-type="float" office:value="-206336" calcext:value-type="float">
            <text:p>-206336</text:p>
          </table:table-cell>
          <table:table-cell office:value-type="float" office:value="285714.809417" calcext:value-type="float">
            <text:p>285714.8094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160" calcext:value-type="float">
            <text:p>92160</text:p>
          </table:table-cell>
          <table:table-cell office:value-type="float" office:value="-163328" calcext:value-type="float">
            <text:p>-163328</text:p>
          </table:table-cell>
          <table:table-cell office:value-type="float" office:value="187535.333162" calcext:value-type="float">
            <text:p>187535.333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152" calcext:value-type="float">
            <text:p>49152</text:p>
          </table:table-cell>
          <table:table-cell office:value-type="float" office:value="-147968" calcext:value-type="float">
            <text:p>-147968</text:p>
          </table:table-cell>
          <table:table-cell office:value-type="float" office:value="155918.081466" calcext:value-type="float">
            <text:p>155918.0814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28" calcext:value-type="float">
            <text:p>22528</text:p>
          </table:table-cell>
          <table:table-cell office:value-type="float" office:value="-141824" calcext:value-type="float">
            <text:p>-141824</text:p>
          </table:table-cell>
          <table:table-cell office:value-type="float" office:value="143602.081322" calcext:value-type="float">
            <text:p>143602.0813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IFFT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734" calcext:value-type="float">
            <text:p>12734</text:p>
          </table:table-cell>
          <table:table-cell office:value-type="float" office:value="-378" calcext:value-type="float">
            <text:p>-3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2" calcext:value-type="float">
            <text:p>16072</text:p>
          </table:table-cell>
          <table:table-cell office:value-type="float" office:value="-298" calcext:value-type="float">
            <text:p>-2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692" calcext:value-type="float">
            <text:p>18692</text:p>
          </table:table-cell>
          <table:table-cell office:value-type="float" office:value="-214" calcext:value-type="float">
            <text:p>-2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068" calcext:value-type="float">
            <text:p>21068</text:p>
          </table:table-cell>
          <table:table-cell office:value-type="float" office:value="-272" calcext:value-type="float">
            <text:p>-2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970" calcext:value-type="float">
            <text:p>22970</text:p>
          </table:table-cell>
          <table:table-cell office:value-type="float" office:value="-284" calcext:value-type="float">
            <text:p>-2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98" calcext:value-type="float">
            <text:p>24398</text:p>
          </table:table-cell>
          <table:table-cell office:value-type="float" office:value="-362" calcext:value-type="float">
            <text:p>-3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34" calcext:value-type="float">
            <text:p>25234</text:p>
          </table:table-cell>
          <table:table-cell office:value-type="float" office:value="-436" calcext:value-type="float">
            <text:p>-4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514" calcext:value-type="float">
            <text:p>25514</text:p>
          </table:table-cell>
          <table:table-cell office:value-type="float" office:value="-494" calcext:value-type="float">
            <text:p>-4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14" calcext:value-type="float">
            <text:p>25114</text:p>
          </table:table-cell>
          <table:table-cell office:value-type="float" office:value="-518" calcext:value-type="float">
            <text:p>-5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70" calcext:value-type="float">
            <text:p>24070</text:p>
          </table:table-cell>
          <table:table-cell office:value-type="float" office:value="-604" calcext:value-type="float">
            <text:p>-6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374" calcext:value-type="float">
            <text:p>22374</text:p>
          </table:table-cell>
          <table:table-cell office:value-type="float" office:value="-658" calcext:value-type="float">
            <text:p>-6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112" calcext:value-type="float">
            <text:p>20112</text:p>
          </table:table-cell>
          <table:table-cell office:value-type="float" office:value="-734" calcext:value-type="float">
            <text:p>-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86" calcext:value-type="float">
            <text:p>17286</text:p>
          </table:table-cell>
          <table:table-cell office:value-type="float" office:value="-776" calcext:value-type="float">
            <text:p>-7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56" calcext:value-type="float">
            <text:p>13956</text:p>
          </table:table-cell>
          <table:table-cell office:value-type="float" office:value="-852" calcext:value-type="float">
            <text:p>-8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10" calcext:value-type="float">
            <text:p>10210</text:p>
          </table:table-cell>
          <table:table-cell office:value-type="float" office:value="-888" calcext:value-type="float">
            <text:p>-8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68" calcext:value-type="float">
            <text:p>6168</text:p>
          </table:table-cell>
          <table:table-cell office:value-type="float" office:value="-962" calcext:value-type="float">
            <text:p>-9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02" calcext:value-type="float">
            <text:p>1902</text:p>
          </table:table-cell>
          <table:table-cell office:value-type="float" office:value="-998" calcext:value-type="float">
            <text:p>-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8" calcext:value-type="float">
            <text:p>-2438</text:p>
          </table:table-cell>
          <table:table-cell office:value-type="float" office:value="-1072" calcext:value-type="float">
            <text:p>-10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754" calcext:value-type="float">
            <text:p>-6754</text:p>
          </table:table-cell>
          <table:table-cell office:value-type="float" office:value="-1128" calcext:value-type="float">
            <text:p>-11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42" calcext:value-type="float">
            <text:p>-10942</text:p>
          </table:table-cell>
          <table:table-cell office:value-type="float" office:value="-1202" calcext:value-type="float">
            <text:p>-1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904" calcext:value-type="float">
            <text:p>-14904</text:p>
          </table:table-cell>
          <table:table-cell office:value-type="float" office:value="-1256" calcext:value-type="float">
            <text:p>-1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474" calcext:value-type="float">
            <text:p>-18474</text:p>
          </table:table-cell>
          <table:table-cell office:value-type="float" office:value="-1336" calcext:value-type="float">
            <text:p>-13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602" calcext:value-type="float">
            <text:p>-21602</text:p>
          </table:table-cell>
          <table:table-cell office:value-type="float" office:value="-1390" calcext:value-type="float">
            <text:p>-1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192" calcext:value-type="float">
            <text:p>-24192</text:p>
          </table:table-cell>
          <table:table-cell office:value-type="float" office:value="-1458" calcext:value-type="float">
            <text:p>-14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04" calcext:value-type="float">
            <text:p>-26204</text:p>
          </table:table-cell>
          <table:table-cell office:value-type="float" office:value="-1508" calcext:value-type="float">
            <text:p>-15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64" calcext:value-type="float">
            <text:p>-27564</text:p>
          </table:table-cell>
          <table:table-cell office:value-type="float" office:value="-1594" calcext:value-type="float">
            <text:p>-15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256" calcext:value-type="float">
            <text:p>-28256</text:p>
          </table:table-cell>
          <table:table-cell office:value-type="float" office:value="-1632" calcext:value-type="float">
            <text:p>-16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260" calcext:value-type="float">
            <text:p>-28260</text:p>
          </table:table-cell>
          <table:table-cell office:value-type="float" office:value="-1698" calcext:value-type="float">
            <text:p>-16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98" calcext:value-type="float">
            <text:p>-27598</text:p>
          </table:table-cell>
          <table:table-cell office:value-type="float" office:value="-1746" calcext:value-type="float">
            <text:p>-1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96" calcext:value-type="float">
            <text:p>-26296</text:p>
          </table:table-cell>
          <table:table-cell office:value-type="float" office:value="-1824" calcext:value-type="float">
            <text:p>-18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92" calcext:value-type="float">
            <text:p>-24392</text:p>
          </table:table-cell>
          <table:table-cell office:value-type="float" office:value="-1870" calcext:value-type="float">
            <text:p>-18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990" calcext:value-type="float">
            <text:p>-21990</text:p>
          </table:table-cell>
          <table:table-cell office:value-type="float" office:value="-1942" calcext:value-type="float">
            <text:p>-19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28" calcext:value-type="float">
            <text:p>-19128</text:p>
          </table:table-cell>
          <table:table-cell office:value-type="float" office:value="-1992" calcext:value-type="float">
            <text:p>-19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02" calcext:value-type="float">
            <text:p>-15902</text:p>
          </table:table-cell>
          <table:table-cell office:value-type="float" office:value="-2082" calcext:value-type="float">
            <text:p>-20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450" calcext:value-type="float">
            <text:p>-12450</text:p>
          </table:table-cell>
          <table:table-cell office:value-type="float" office:value="-2114" calcext:value-type="float">
            <text:p>-21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848" calcext:value-type="float">
            <text:p>-8848</text:p>
          </table:table-cell>
          <table:table-cell office:value-type="float" office:value="-2202" calcext:value-type="float">
            <text:p>-22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06" calcext:value-type="float">
            <text:p>-5206</text:p>
          </table:table-cell>
          <table:table-cell office:value-type="float" office:value="-2256" calcext:value-type="float">
            <text:p>-2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16" calcext:value-type="float">
            <text:p>-1616</text:p>
          </table:table-cell>
          <table:table-cell office:value-type="float" office:value="-2334" calcext:value-type="float">
            <text:p>-23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82" calcext:value-type="float">
            <text:p>1782</text:p>
          </table:table-cell>
          <table:table-cell office:value-type="float" office:value="-2380" calcext:value-type="float">
            <text:p>-23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10" calcext:value-type="float">
            <text:p>4910</text:p>
          </table:table-cell>
          <table:table-cell office:value-type="float" office:value="-2424" calcext:value-type="float">
            <text:p>-2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20" calcext:value-type="float">
            <text:p>7720</text:p>
          </table:table-cell>
          <table:table-cell office:value-type="float" office:value="-2510" calcext:value-type="float">
            <text:p>-25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90" calcext:value-type="float">
            <text:p>10090</text:p>
          </table:table-cell>
          <table:table-cell office:value-type="float" office:value="-2548" calcext:value-type="float">
            <text:p>-25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00" calcext:value-type="float">
            <text:p>12000</text:p>
          </table:table-cell>
          <table:table-cell office:value-type="float" office:value="-2634" calcext:value-type="float">
            <text:p>-26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420" calcext:value-type="float">
            <text:p>13420</text:p>
          </table:table-cell>
          <table:table-cell office:value-type="float" office:value="-2708" calcext:value-type="float">
            <text:p>-27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90" calcext:value-type="float">
            <text:p>14290</text:p>
          </table:table-cell>
          <table:table-cell office:value-type="float" office:value="-2754" calcext:value-type="float">
            <text:p>-27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638" calcext:value-type="float">
            <text:p>14638</text:p>
          </table:table-cell>
          <table:table-cell office:value-type="float" office:value="-2810" calcext:value-type="float">
            <text:p>-28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24" calcext:value-type="float">
            <text:p>14524</text:p>
          </table:table-cell>
          <table:table-cell office:value-type="float" office:value="-2882" calcext:value-type="float">
            <text:p>-28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938" calcext:value-type="float">
            <text:p>13938</text:p>
          </table:table-cell>
          <table:table-cell office:value-type="float" office:value="-2934" calcext:value-type="float">
            <text:p>-2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98" calcext:value-type="float">
            <text:p>12898</text:p>
          </table:table-cell>
          <table:table-cell office:value-type="float" office:value="-2990" calcext:value-type="float">
            <text:p>-29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46" calcext:value-type="float">
            <text:p>11546</text:p>
          </table:table-cell>
          <table:table-cell office:value-type="float" office:value="-3074" calcext:value-type="float">
            <text:p>-30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08" calcext:value-type="float">
            <text:p>9908</text:p>
          </table:table-cell>
          <table:table-cell office:value-type="float" office:value="-3124" calcext:value-type="float">
            <text:p>-31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078" calcext:value-type="float">
            <text:p>8078</text:p>
          </table:table-cell>
          <table:table-cell office:value-type="float" office:value="-3196" calcext:value-type="float">
            <text:p>-31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52" calcext:value-type="float">
            <text:p>6152</text:p>
          </table:table-cell>
          <table:table-cell office:value-type="float" office:value="-3248" calcext:value-type="float">
            <text:p>-32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14" calcext:value-type="float">
            <text:p>4214</text:p>
          </table:table-cell>
          <table:table-cell office:value-type="float" office:value="-3338" calcext:value-type="float">
            <text:p>-33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46" calcext:value-type="float">
            <text:p>2346</text:p>
          </table:table-cell>
          <table:table-cell office:value-type="float" office:value="-3352" calcext:value-type="float">
            <text:p>-33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48" calcext:value-type="float">
            <text:p>648</text:p>
          </table:table-cell>
          <table:table-cell office:value-type="float" office:value="-3444" calcext:value-type="float">
            <text:p>-34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6" calcext:value-type="float">
            <text:p>-816</text:p>
          </table:table-cell>
          <table:table-cell office:value-type="float" office:value="-3502" calcext:value-type="float">
            <text:p>-35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76" calcext:value-type="float">
            <text:p>-1976</text:p>
          </table:table-cell>
          <table:table-cell office:value-type="float" office:value="-3556" calcext:value-type="float">
            <text:p>-35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92" calcext:value-type="float">
            <text:p>-2792</text:p>
          </table:table-cell>
          <table:table-cell office:value-type="float" office:value="-3630" calcext:value-type="float">
            <text:p>-36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34" calcext:value-type="float">
            <text:p>-3234</text:p>
          </table:table-cell>
          <table:table-cell office:value-type="float" office:value="-3706" calcext:value-type="float">
            <text:p>-37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2" calcext:value-type="float">
            <text:p>-3262</text:p>
          </table:table-cell>
          <table:table-cell office:value-type="float" office:value="-3750" calcext:value-type="float">
            <text:p>-3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72" calcext:value-type="float">
            <text:p>-2872</text:p>
          </table:table-cell>
          <table:table-cell office:value-type="float" office:value="-3836" calcext:value-type="float">
            <text:p>-38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90" calcext:value-type="float">
            <text:p>-2090</text:p>
          </table:table-cell>
          <table:table-cell office:value-type="float" office:value="-3876" calcext:value-type="float">
            <text:p>-38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8" calcext:value-type="float">
            <text:p>-958</text:p>
          </table:table-cell>
          <table:table-cell office:value-type="float" office:value="-3934" calcext:value-type="float">
            <text:p>-3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0" calcext:value-type="float">
            <text:p>510</text:p>
          </table:table-cell>
          <table:table-cell office:value-type="float" office:value="-4008" calcext:value-type="float">
            <text:p>-40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0" calcext:value-type="float">
            <text:p>2240</text:p>
          </table:table-cell>
          <table:table-cell office:value-type="float" office:value="-4070" calcext:value-type="float">
            <text:p>-40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162" calcext:value-type="float">
            <text:p>4162</text:p>
          </table:table-cell>
          <table:table-cell office:value-type="float" office:value="-4112" calcext:value-type="float">
            <text:p>-41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190" calcext:value-type="float">
            <text:p>6190</text:p>
          </table:table-cell>
          <table:table-cell office:value-type="float" office:value="-4194" calcext:value-type="float">
            <text:p>-41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30" calcext:value-type="float">
            <text:p>8230</text:p>
          </table:table-cell>
          <table:table-cell office:value-type="float" office:value="-4260" calcext:value-type="float">
            <text:p>-42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88" calcext:value-type="float">
            <text:p>10188</text:p>
          </table:table-cell>
          <table:table-cell office:value-type="float" office:value="-4332" calcext:value-type="float">
            <text:p>-43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22" calcext:value-type="float">
            <text:p>12022</text:p>
          </table:table-cell>
          <table:table-cell office:value-type="float" office:value="-4392" calcext:value-type="float">
            <text:p>-43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578" calcext:value-type="float">
            <text:p>13578</text:p>
          </table:table-cell>
          <table:table-cell office:value-type="float" office:value="-4458" calcext:value-type="float">
            <text:p>-44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14" calcext:value-type="float">
            <text:p>14814</text:p>
          </table:table-cell>
          <table:table-cell office:value-type="float" office:value="-4520" calcext:value-type="float">
            <text:p>-45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646" calcext:value-type="float">
            <text:p>15646</text:p>
          </table:table-cell>
          <table:table-cell office:value-type="float" office:value="-4564" calcext:value-type="float">
            <text:p>-45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24" calcext:value-type="float">
            <text:p>16024</text:p>
          </table:table-cell>
          <table:table-cell office:value-type="float" office:value="-4636" calcext:value-type="float">
            <text:p>-46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892" calcext:value-type="float">
            <text:p>15892</text:p>
          </table:table-cell>
          <table:table-cell office:value-type="float" office:value="-4696" calcext:value-type="float">
            <text:p>-46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238" calcext:value-type="float">
            <text:p>15238</text:p>
          </table:table-cell>
          <table:table-cell office:value-type="float" office:value="-4740" calcext:value-type="float">
            <text:p>-47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68" calcext:value-type="float">
            <text:p>14068</text:p>
          </table:table-cell>
          <table:table-cell office:value-type="float" office:value="-4814" calcext:value-type="float">
            <text:p>-48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352" calcext:value-type="float">
            <text:p>12352</text:p>
          </table:table-cell>
          <table:table-cell office:value-type="float" office:value="-4870" calcext:value-type="float">
            <text:p>-48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10" calcext:value-type="float">
            <text:p>10110</text:p>
          </table:table-cell>
          <table:table-cell office:value-type="float" office:value="-4926" calcext:value-type="float">
            <text:p>-49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432" calcext:value-type="float">
            <text:p>7432</text:p>
          </table:table-cell>
          <table:table-cell office:value-type="float" office:value="-5026" calcext:value-type="float">
            <text:p>-50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74" calcext:value-type="float">
            <text:p>4374</text:p>
          </table:table-cell>
          <table:table-cell office:value-type="float" office:value="-5072" calcext:value-type="float">
            <text:p>-50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2" calcext:value-type="float">
            <text:p>1002</text:p>
          </table:table-cell>
          <table:table-cell office:value-type="float" office:value="-5130" calcext:value-type="float">
            <text:p>-51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4" calcext:value-type="float">
            <text:p>-2624</text:p>
          </table:table-cell>
          <table:table-cell office:value-type="float" office:value="-5190" calcext:value-type="float">
            <text:p>-51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56" calcext:value-type="float">
            <text:p>-6356</text:p>
          </table:table-cell>
          <table:table-cell office:value-type="float" office:value="-5266" calcext:value-type="float">
            <text:p>-52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12" calcext:value-type="float">
            <text:p>-10112</text:p>
          </table:table-cell>
          <table:table-cell office:value-type="float" office:value="-5306" calcext:value-type="float">
            <text:p>-53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764" calcext:value-type="float">
            <text:p>-13764</text:p>
          </table:table-cell>
          <table:table-cell office:value-type="float" office:value="-5392" calcext:value-type="float">
            <text:p>-53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54" calcext:value-type="float">
            <text:p>-17254</text:p>
          </table:table-cell>
          <table:table-cell office:value-type="float" office:value="-5430" calcext:value-type="float">
            <text:p>-54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442" calcext:value-type="float">
            <text:p>-20442</text:p>
          </table:table-cell>
          <table:table-cell office:value-type="float" office:value="-5490" calcext:value-type="float">
            <text:p>-54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216" calcext:value-type="float">
            <text:p>-23216</text:p>
          </table:table-cell>
          <table:table-cell office:value-type="float" office:value="-5566" calcext:value-type="float">
            <text:p>-55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510" calcext:value-type="float">
            <text:p>-25510</text:p>
          </table:table-cell>
          <table:table-cell office:value-type="float" office:value="-5644" calcext:value-type="float">
            <text:p>-56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12" calcext:value-type="float">
            <text:p>-27212</text:p>
          </table:table-cell>
          <table:table-cell office:value-type="float" office:value="-5688" calcext:value-type="float">
            <text:p>-5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36" calcext:value-type="float">
            <text:p>-28336</text:p>
          </table:table-cell>
          <table:table-cell office:value-type="float" office:value="-5762" calcext:value-type="float">
            <text:p>-57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774" calcext:value-type="float">
            <text:p>-28774</text:p>
          </table:table-cell>
          <table:table-cell office:value-type="float" office:value="-5824" calcext:value-type="float">
            <text:p>-58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562" calcext:value-type="float">
            <text:p>-28562</text:p>
          </table:table-cell>
          <table:table-cell office:value-type="float" office:value="-5872" calcext:value-type="float">
            <text:p>-5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612" calcext:value-type="float">
            <text:p>-27612</text:p>
          </table:table-cell>
          <table:table-cell office:value-type="float" office:value="-5948" calcext:value-type="float">
            <text:p>-59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34" calcext:value-type="float">
            <text:p>-26034</text:p>
          </table:table-cell>
          <table:table-cell office:value-type="float" office:value="-5994" calcext:value-type="float">
            <text:p>-59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808" calcext:value-type="float">
            <text:p>-23808</text:p>
          </table:table-cell>
          <table:table-cell office:value-type="float" office:value="-6074" calcext:value-type="float">
            <text:p>-60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020" calcext:value-type="float">
            <text:p>-21020</text:p>
          </table:table-cell>
          <table:table-cell office:value-type="float" office:value="-6120" calcext:value-type="float">
            <text:p>-6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18" calcext:value-type="float">
            <text:p>-17718</text:p>
          </table:table-cell>
          <table:table-cell office:value-type="float" office:value="-6174" calcext:value-type="float">
            <text:p>-61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22" calcext:value-type="float">
            <text:p>-14022</text:p>
          </table:table-cell>
          <table:table-cell office:value-type="float" office:value="-6254" calcext:value-type="float">
            <text:p>-6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90" calcext:value-type="float">
            <text:p>-9990</text:p>
          </table:table-cell>
          <table:table-cell office:value-type="float" office:value="-6312" calcext:value-type="float">
            <text:p>-6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64" calcext:value-type="float">
            <text:p>-5764</text:p>
          </table:table-cell>
          <table:table-cell office:value-type="float" office:value="-6388" calcext:value-type="float">
            <text:p>-63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60" calcext:value-type="float">
            <text:p>-1460</text:p>
          </table:table-cell>
          <table:table-cell office:value-type="float" office:value="-6442" calcext:value-type="float">
            <text:p>-64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2" calcext:value-type="float">
            <text:p>2852</text:p>
          </table:table-cell>
          <table:table-cell office:value-type="float" office:value="-6518" calcext:value-type="float">
            <text:p>-65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78" calcext:value-type="float">
            <text:p>6978</text:p>
          </table:table-cell>
          <table:table-cell office:value-type="float" office:value="-6570" calcext:value-type="float">
            <text:p>-65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90" calcext:value-type="float">
            <text:p>10890</text:p>
          </table:table-cell>
          <table:table-cell office:value-type="float" office:value="-6626" calcext:value-type="float">
            <text:p>-66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434" calcext:value-type="float">
            <text:p>14434</text:p>
          </table:table-cell>
          <table:table-cell office:value-type="float" office:value="-6670" calcext:value-type="float">
            <text:p>-6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554" calcext:value-type="float">
            <text:p>17554</text:p>
          </table:table-cell>
          <table:table-cell office:value-type="float" office:value="-6760" calcext:value-type="float">
            <text:p>-67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152" calcext:value-type="float">
            <text:p>20152</text:p>
          </table:table-cell>
          <table:table-cell office:value-type="float" office:value="-6804" calcext:value-type="float">
            <text:p>-68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72" calcext:value-type="float">
            <text:p>22172</text:p>
          </table:table-cell>
          <table:table-cell office:value-type="float" office:value="-6886" calcext:value-type="float">
            <text:p>-68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592" calcext:value-type="float">
            <text:p>23592</text:p>
          </table:table-cell>
          <table:table-cell office:value-type="float" office:value="-6932" calcext:value-type="float">
            <text:p>-69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76" calcext:value-type="float">
            <text:p>24376</text:p>
          </table:table-cell>
          <table:table-cell office:value-type="float" office:value="-6994" calcext:value-type="float">
            <text:p>-69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42" calcext:value-type="float">
            <text:p>24542</text:p>
          </table:table-cell>
          <table:table-cell office:value-type="float" office:value="-7070" calcext:value-type="float">
            <text:p>-70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058" calcext:value-type="float">
            <text:p>24058</text:p>
          </table:table-cell>
          <table:table-cell office:value-type="float" office:value="-7110" calcext:value-type="float">
            <text:p>-71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022" calcext:value-type="float">
            <text:p>23022</text:p>
          </table:table-cell>
          <table:table-cell office:value-type="float" office:value="-7194" calcext:value-type="float">
            <text:p>-71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474" calcext:value-type="float">
            <text:p>21474</text:p>
          </table:table-cell>
          <table:table-cell office:value-type="float" office:value="-7274" calcext:value-type="float">
            <text:p>-72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40" calcext:value-type="float">
            <text:p>19440</text:p>
          </table:table-cell>
          <table:table-cell office:value-type="float" office:value="-7324" calcext:value-type="float">
            <text:p>-73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040" calcext:value-type="float">
            <text:p>17040</text:p>
          </table:table-cell>
          <table:table-cell office:value-type="float" office:value="-7374" calcext:value-type="float">
            <text:p>-73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60" calcext:value-type="float">
            <text:p>14360</text:p>
          </table:table-cell>
          <table:table-cell office:value-type="float" office:value="-7424" calcext:value-type="float">
            <text:p>-7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70" calcext:value-type="float">
            <text:p>11470</text:p>
          </table:table-cell>
          <table:table-cell office:value-type="float" office:value="-7510" calcext:value-type="float">
            <text:p>-75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526" calcext:value-type="float">
            <text:p>8526</text:p>
          </table:table-cell>
          <table:table-cell office:value-type="float" office:value="-7580" calcext:value-type="float">
            <text:p>-75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80" calcext:value-type="float">
            <text:p>5580</text:p>
          </table:table-cell>
          <table:table-cell office:value-type="float" office:value="-7632" calcext:value-type="float">
            <text:p>-76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44" calcext:value-type="float">
            <text:p>2744</text:p>
          </table:table-cell>
          <table:table-cell office:value-type="float" office:value="-7674" calcext:value-type="float">
            <text:p>-76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0" calcext:value-type="float">
            <text:p>70</text:p>
          </table:table-cell>
          <table:table-cell office:value-type="float" office:value="-7730" calcext:value-type="float">
            <text:p>-77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80" calcext:value-type="float">
            <text:p>-2280</text:p>
          </table:table-cell>
          <table:table-cell office:value-type="float" office:value="-7808" calcext:value-type="float">
            <text:p>-78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94" calcext:value-type="float">
            <text:p>-4294</text:p>
          </table:table-cell>
          <table:table-cell office:value-type="float" office:value="-7872" calcext:value-type="float">
            <text:p>-7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16" calcext:value-type="float">
            <text:p>-5916</text:p>
          </table:table-cell>
          <table:table-cell office:value-type="float" office:value="-7920" calcext:value-type="float">
            <text:p>-79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30" calcext:value-type="float">
            <text:p>-7130</text:p>
          </table:table-cell>
          <table:table-cell office:value-type="float" office:value="8384" calcext:value-type="float">
            <text:p>83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68" calcext:value-type="float">
            <text:p>-7868</text:p>
          </table:table-cell>
          <table:table-cell office:value-type="float" office:value="8332" calcext:value-type="float">
            <text:p>83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56" calcext:value-type="float">
            <text:p>-8156</text:p>
          </table:table-cell>
          <table:table-cell office:value-type="float" office:value="8260" calcext:value-type="float">
            <text:p>82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72" calcext:value-type="float">
            <text:p>-797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426" calcext:value-type="float">
            <text:p>-7426</text:p>
          </table:table-cell>
          <table:table-cell office:value-type="float" office:value="8172" calcext:value-type="float">
            <text:p>81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16" calcext:value-type="float">
            <text:p>-6516</text:p>
          </table:table-cell>
          <table:table-cell office:value-type="float" office:value="8086" calcext:value-type="float">
            <text:p>80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96" calcext:value-type="float">
            <text:p>-5296</text:p>
          </table:table-cell>
          <table:table-cell office:value-type="float" office:value="8028" calcext:value-type="float">
            <text:p>80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36" calcext:value-type="float">
            <text:p>-3836</text:p>
          </table:table-cell>
          <table:table-cell office:value-type="float" office:value="7906" calcext:value-type="float">
            <text:p>79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4" calcext:value-type="float">
            <text:p>-2254</text:p>
          </table:table-cell>
          <table:table-cell office:value-type="float" office:value="7902" calcext:value-type="float">
            <text:p>79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4" calcext:value-type="float">
            <text:p>-614</text:p>
          </table:table-cell>
          <table:table-cell office:value-type="float" office:value="7816" calcext:value-type="float">
            <text:p>78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44" calcext:value-type="float">
            <text:p>1044</text:p>
          </table:table-cell>
          <table:table-cell office:value-type="float" office:value="7756" calcext:value-type="float">
            <text:p>77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42" calcext:value-type="float">
            <text:p>2542</text:p>
          </table:table-cell>
          <table:table-cell office:value-type="float" office:value="7688" calcext:value-type="float">
            <text:p>7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62" calcext:value-type="float">
            <text:p>3862</text:p>
          </table:table-cell>
          <table:table-cell office:value-type="float" office:value="7628" calcext:value-type="float">
            <text:p>76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34" calcext:value-type="float">
            <text:p>4934</text:p>
          </table:table-cell>
          <table:table-cell office:value-type="float" office:value="7564" calcext:value-type="float">
            <text:p>75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56" calcext:value-type="float">
            <text:p>5656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88" calcext:value-type="float">
            <text:p>5988</text:p>
          </table:table-cell>
          <table:table-cell office:value-type="float" office:value="7448" calcext:value-type="float">
            <text:p>74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22" calcext:value-type="float">
            <text:p>5922</text:p>
          </table:table-cell>
          <table:table-cell office:value-type="float" office:value="7376" calcext:value-type="float">
            <text:p>73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438" calcext:value-type="float">
            <text:p>5438</text:p>
          </table:table-cell>
          <table:table-cell office:value-type="float" office:value="7320" calcext:value-type="float">
            <text:p>73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94" calcext:value-type="float">
            <text:p>4494</text:p>
          </table:table-cell>
          <table:table-cell office:value-type="float" office:value="7270" calcext:value-type="float">
            <text:p>72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50" calcext:value-type="float">
            <text:p>3150</text:p>
          </table:table-cell>
          <table:table-cell office:value-type="float" office:value="7200" calcext:value-type="float">
            <text:p>72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0" calcext:value-type="float">
            <text:p>1420</text:p>
          </table:table-cell>
          <table:table-cell office:value-type="float" office:value="7134" calcext:value-type="float">
            <text:p>7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0" calcext:value-type="float">
            <text:p>-650</text:p>
          </table:table-cell>
          <table:table-cell office:value-type="float" office:value="7070" calcext:value-type="float">
            <text:p>70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88" calcext:value-type="float">
            <text:p>-2988</text:p>
          </table:table-cell>
          <table:table-cell office:value-type="float" office:value="7016" calcext:value-type="float">
            <text:p>70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44" calcext:value-type="float">
            <text:p>-5544</text:p>
          </table:table-cell>
          <table:table-cell office:value-type="float" office:value="6950" calcext:value-type="float">
            <text:p>69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212" calcext:value-type="float">
            <text:p>-8212</text:p>
          </table:table-cell>
          <table:table-cell office:value-type="float" office:value="6878" calcext:value-type="float">
            <text:p>68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80" calcext:value-type="float">
            <text:p>-10880</text:p>
          </table:table-cell>
          <table:table-cell office:value-type="float" office:value="6840" calcext:value-type="float">
            <text:p>6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76" calcext:value-type="float">
            <text:p>-13476</text:p>
          </table:table-cell>
          <table:table-cell office:value-type="float" office:value="6764" calcext:value-type="float">
            <text:p>6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12" calcext:value-type="float">
            <text:p>-15912</text:p>
          </table:table-cell>
          <table:table-cell office:value-type="float" office:value="6708" calcext:value-type="float">
            <text:p>67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086" calcext:value-type="float">
            <text:p>-18086</text:p>
          </table:table-cell>
          <table:table-cell office:value-type="float" office:value="6636" calcext:value-type="float">
            <text:p>66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98" calcext:value-type="float">
            <text:p>-19898</text:p>
          </table:table-cell>
          <table:table-cell office:value-type="float" office:value="6550" calcext:value-type="float">
            <text:p>65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250" calcext:value-type="float">
            <text:p>-21250</text:p>
          </table:table-cell>
          <table:table-cell office:value-type="float" office:value="6494" calcext:value-type="float">
            <text:p>64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06" calcext:value-type="float">
            <text:p>-22106</text:p>
          </table:table-cell>
          <table:table-cell office:value-type="float" office:value="6450" calcext:value-type="float">
            <text:p>64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416" calcext:value-type="float">
            <text:p>-22416</text:p>
          </table:table-cell>
          <table:table-cell office:value-type="float" office:value="6392" calcext:value-type="float">
            <text:p>63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36" calcext:value-type="float">
            <text:p>-22136</text:p>
          </table:table-cell>
          <table:table-cell office:value-type="float" office:value="6318" calcext:value-type="float">
            <text:p>63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258" calcext:value-type="float">
            <text:p>-21258</text:p>
          </table:table-cell>
          <table:table-cell office:value-type="float" office:value="6262" calcext:value-type="float">
            <text:p>62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756" calcext:value-type="float">
            <text:p>-19756</text:p>
          </table:table-cell>
          <table:table-cell office:value-type="float" office:value="6196" calcext:value-type="float">
            <text:p>61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58" calcext:value-type="float">
            <text:p>-17658</text:p>
          </table:table-cell>
          <table:table-cell office:value-type="float" office:value="6134" calcext:value-type="float">
            <text:p>6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54" calcext:value-type="float">
            <text:p>-15054</text:p>
          </table:table-cell>
          <table:table-cell office:value-type="float" office:value="6074" calcext:value-type="float">
            <text:p>60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28" calcext:value-type="float">
            <text:p>-11928</text:p>
          </table:table-cell>
          <table:table-cell office:value-type="float" office:value="6014" calcext:value-type="float">
            <text:p>6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96" calcext:value-type="float">
            <text:p>-8396</text:p>
          </table:table-cell>
          <table:table-cell office:value-type="float" office:value="5966" calcext:value-type="float">
            <text:p>59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54" calcext:value-type="float">
            <text:p>-4554</text:p>
          </table:table-cell>
          <table:table-cell office:value-type="float" office:value="5888" calcext:value-type="float">
            <text:p>58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4" calcext:value-type="float">
            <text:p>-454</text:p>
          </table:table-cell>
          <table:table-cell office:value-type="float" office:value="5820" calcext:value-type="float">
            <text:p>58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34" calcext:value-type="float">
            <text:p>3734</text:p>
          </table:table-cell>
          <table:table-cell office:value-type="float" office:value="5770" calcext:value-type="float">
            <text:p>57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52" calcext:value-type="float">
            <text:p>7952</text:p>
          </table:table-cell>
          <table:table-cell office:value-type="float" office:value="5698" calcext:value-type="float">
            <text:p>56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30" calcext:value-type="float">
            <text:p>12030</text:p>
          </table:table-cell>
          <table:table-cell office:value-type="float" office:value="5634" calcext:value-type="float">
            <text:p>56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18" calcext:value-type="float">
            <text:p>15918</text:p>
          </table:table-cell>
          <table:table-cell office:value-type="float" office:value="5576" calcext:value-type="float">
            <text:p>5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452" calcext:value-type="float">
            <text:p>19452</text:p>
          </table:table-cell>
          <table:table-cell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94" calcext:value-type="float">
            <text:p>22594</text:p>
          </table:table-cell>
          <table:table-cell office:value-type="float" office:value="5440" calcext:value-type="float">
            <text:p>54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76" calcext:value-type="float">
            <text:p>25176</text:p>
          </table:table-cell>
          <table:table-cell office:value-type="float" office:value="5394" calcext:value-type="float">
            <text:p>53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00" calcext:value-type="float">
            <text:p>27200</text:p>
          </table:table-cell>
          <table:table-cell office:value-type="float" office:value="5322" calcext:value-type="float">
            <text:p>53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72" calcext:value-type="float">
            <text:p>28572</text:p>
          </table:table-cell>
          <table:table-cell office:value-type="float" office:value="5274" calcext:value-type="float">
            <text:p>52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66" calcext:value-type="float">
            <text:p>29266</text:p>
          </table:table-cell>
          <table:table-cell office:value-type="float" office:value="5182" calcext:value-type="float">
            <text:p>51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88" calcext:value-type="float">
            <text:p>29288</text:p>
          </table:table-cell>
          <table:table-cell office:value-type="float" office:value="5134" calcext:value-type="float">
            <text:p>5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600" calcext:value-type="float">
            <text:p>28600</text:p>
          </table:table-cell>
          <table:table-cell office:value-type="float" office:value="5070" calcext:value-type="float">
            <text:p>50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2" calcext:value-type="float">
            <text:p>27242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62" calcext:value-type="float">
            <text:p>25262</text:p>
          </table:table-cell>
          <table:table-cell office:value-type="float" office:value="4942" calcext:value-type="float">
            <text:p>49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22" calcext:value-type="float">
            <text:p>22722</text:p>
          </table:table-cell>
          <table:table-cell office:value-type="float" office:value="4906" calcext:value-type="float">
            <text:p>49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98" calcext:value-type="float">
            <text:p>19698</text:p>
          </table:table-cell>
          <table:table-cell office:value-type="float" office:value="4826" calcext:value-type="float">
            <text:p>4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00" calcext:value-type="float">
            <text:p>16300</text:p>
          </table:table-cell>
          <table:table-cell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82" calcext:value-type="float">
            <text:p>12582</text:p>
          </table:table-cell>
          <table:table-cell office:value-type="float" office:value="4686" calcext:value-type="float">
            <text:p>46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78" calcext:value-type="float">
            <text:p>8678</text:p>
          </table:table-cell>
          <table:table-cell office:value-type="float" office:value="4638" calcext:value-type="float">
            <text:p>46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96" calcext:value-type="float">
            <text:p>4696</text:p>
          </table:table-cell>
          <table:table-cell office:value-type="float" office:value="4596" calcext:value-type="float">
            <text:p>45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4" calcext:value-type="float">
            <text:p>774</text:p>
          </table:table-cell>
          <table:table-cell office:value-type="float" office:value="4502" calcext:value-type="float">
            <text:p>45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4" calcext:value-type="float">
            <text:p>-3024</text:p>
          </table:table-cell>
          <table:table-cell office:value-type="float" office:value="4456" calcext:value-type="float">
            <text:p>44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62" calcext:value-type="float">
            <text:p>-6562</text:p>
          </table:table-cell>
          <table:table-cell office:value-type="float" office:value="4376" calcext:value-type="float">
            <text:p>43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82" calcext:value-type="float">
            <text:p>-9782</text:p>
          </table:table-cell>
          <table:table-cell office:value-type="float" office:value="4322" calcext:value-type="float">
            <text:p>43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82" calcext:value-type="float">
            <text:p>-12582</text:p>
          </table:table-cell>
          <table:table-cell office:value-type="float" office:value="4254" calcext:value-type="float">
            <text:p>4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900" calcext:value-type="float">
            <text:p>-14900</text:p>
          </table:table-cell>
          <table:table-cell office:value-type="float" office:value="4198" calcext:value-type="float">
            <text:p>41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694" calcext:value-type="float">
            <text:p>-16694</text:p>
          </table:table-cell>
          <table:table-cell office:value-type="float" office:value="4122" calcext:value-type="float">
            <text:p>41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26" calcext:value-type="float">
            <text:p>-17926</text:p>
          </table:table-cell>
          <table:table-cell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88" calcext:value-type="float">
            <text:p>-18588</text:p>
          </table:table-cell>
          <table:table-cell office:value-type="float" office:value="4014" calcext:value-type="float">
            <text:p>4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688" calcext:value-type="float">
            <text:p>-18688</text:p>
          </table:table-cell>
          <table:table-cell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58" calcext:value-type="float">
            <text:p>-18258</text:p>
          </table:table-cell>
          <table:table-cell office:value-type="float" office:value="-9216" calcext:value-type="float">
            <text:p>-9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354" calcext:value-type="float">
            <text:p>-17354</text:p>
          </table:table-cell>
          <table:table-cell office:value-type="float" office:value="-9280" calcext:value-type="float">
            <text:p>-92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14" calcext:value-type="float">
            <text:p>-16014</text:p>
          </table:table-cell>
          <table:table-cell office:value-type="float" office:value="-9354" calcext:value-type="float">
            <text:p>-93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16" calcext:value-type="float">
            <text:p>-14316</text:p>
          </table:table-cell>
          <table:table-cell office:value-type="float" office:value="-9408" calcext:value-type="float">
            <text:p>-9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332" calcext:value-type="float">
            <text:p>-12332</text:p>
          </table:table-cell>
          <table:table-cell office:value-type="float" office:value="-9470" calcext:value-type="float">
            <text:p>-94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60" calcext:value-type="float">
            <text:p>-10160</text:p>
          </table:table-cell>
          <table:table-cell office:value-type="float" office:value="-9520" calcext:value-type="float">
            <text:p>-95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00" calcext:value-type="float">
            <text:p>-7900</text:p>
          </table:table-cell>
          <table:table-cell office:value-type="float" office:value="-9586" calcext:value-type="float">
            <text:p>-95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26" calcext:value-type="float">
            <text:p>-5626</text:p>
          </table:table-cell>
          <table:table-cell office:value-type="float" office:value="-9656" calcext:value-type="float">
            <text:p>-96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42" calcext:value-type="float">
            <text:p>-3442</text:p>
          </table:table-cell>
          <table:table-cell office:value-type="float" office:value="-9702" calcext:value-type="float">
            <text:p>-9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20" calcext:value-type="float">
            <text:p>-1420</text:p>
          </table:table-cell>
          <table:table-cell office:value-type="float" office:value="-9776" calcext:value-type="float">
            <text:p>-97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0" calcext:value-type="float">
            <text:p>330</text:p>
          </table:table-cell>
          <table:table-cell office:value-type="float" office:value="-9844" calcext:value-type="float">
            <text:p>-9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6" calcext:value-type="float">
            <text:p>1796</text:p>
          </table:table-cell>
          <table:table-cell office:value-type="float" office:value="-9914" calcext:value-type="float">
            <text:p>-99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78" calcext:value-type="float">
            <text:p>2878</text:p>
          </table:table-cell>
          <table:table-cell office:value-type="float" office:value="-9986" calcext:value-type="float">
            <text:p>-99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88" calcext:value-type="float">
            <text:p>3588</text:p>
          </table:table-cell>
          <table:table-cell office:value-type="float" office:value="-10022" calcext:value-type="float">
            <text:p>-100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66" calcext:value-type="float">
            <text:p>3866</text:p>
          </table:table-cell>
          <table:table-cell office:value-type="float" office:value="-10086" calcext:value-type="float">
            <text:p>-100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22" calcext:value-type="float">
            <text:p>3722</text:p>
          </table:table-cell>
          <table:table-cell office:value-type="float" office:value="-10146" calcext:value-type="float">
            <text:p>-101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20" calcext:value-type="float">
            <text:p>3220</text:p>
          </table:table-cell>
          <table:table-cell office:value-type="float" office:value="-10226" calcext:value-type="float">
            <text:p>-102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88" calcext:value-type="float">
            <text:p>2288</text:p>
          </table:table-cell>
          <table:table-cell office:value-type="float" office:value="-10274" calcext:value-type="float">
            <text:p>-102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" calcext:value-type="float">
            <text:p>1088</text:p>
          </table:table-cell>
          <table:table-cell office:value-type="float" office:value="-10348" calcext:value-type="float">
            <text:p>-103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2" calcext:value-type="float">
            <text:p>-382</text:p>
          </table:table-cell>
          <table:table-cell office:value-type="float" office:value="-10404" calcext:value-type="float">
            <text:p>-104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18" calcext:value-type="float">
            <text:p>-2018</text:p>
          </table:table-cell>
          <table:table-cell office:value-type="float" office:value="-10472" calcext:value-type="float">
            <text:p>-104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00" calcext:value-type="float">
            <text:p>-3800</text:p>
          </table:table-cell>
          <table:table-cell office:value-type="float" office:value="-10534" calcext:value-type="float">
            <text:p>-105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58" calcext:value-type="float">
            <text:p>-5558</text:p>
          </table:table-cell>
          <table:table-cell office:value-type="float" office:value="-10610" calcext:value-type="float">
            <text:p>-10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286" calcext:value-type="float">
            <text:p>-7286</text:p>
          </table:table-cell>
          <table:table-cell office:value-type="float" office:value="-10666" calcext:value-type="float">
            <text:p>-10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826" calcext:value-type="float">
            <text:p>-8826</text:p>
          </table:table-cell>
          <table:table-cell office:value-type="float" office:value="-10714" calcext:value-type="float">
            <text:p>-107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34" calcext:value-type="float">
            <text:p>-10134</text:p>
          </table:table-cell>
          <table:table-cell office:value-type="float" office:value="-10764" calcext:value-type="float">
            <text:p>-107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154" calcext:value-type="float">
            <text:p>-11154</text:p>
          </table:table-cell>
          <table:table-cell office:value-type="float" office:value="-10842" calcext:value-type="float">
            <text:p>-108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52" calcext:value-type="float">
            <text:p>-11752</text:p>
          </table:table-cell>
          <table:table-cell office:value-type="float" office:value="-10912" calcext:value-type="float">
            <text:p>-109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954" calcext:value-type="float">
            <text:p>-11954</text:p>
          </table:table-cell>
          <table:table-cell office:value-type="float" office:value="-10968" calcext:value-type="float">
            <text:p>-10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644" calcext:value-type="float">
            <text:p>-11644</text:p>
          </table:table-cell>
          <table:table-cell office:value-type="float" office:value="-11038" calcext:value-type="float">
            <text:p>-110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74" calcext:value-type="float">
            <text:p>-10874</text:p>
          </table:table-cell>
          <table:table-cell office:value-type="float" office:value="-11086" calcext:value-type="float">
            <text:p>-110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604" calcext:value-type="float">
            <text:p>-9604</text:p>
          </table:table-cell>
          <table:table-cell office:value-type="float" office:value="-11150" calcext:value-type="float">
            <text:p>-111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70" calcext:value-type="float">
            <text:p>-7870</text:p>
          </table:table-cell>
          <table:table-cell office:value-type="float" office:value="-11212" calcext:value-type="float">
            <text:p>-112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74" calcext:value-type="float">
            <text:p>-5674</text:p>
          </table:table-cell>
          <table:table-cell office:value-type="float" office:value="-11290" calcext:value-type="float">
            <text:p>-112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98" calcext:value-type="float">
            <text:p>-3098</text:p>
          </table:table-cell>
          <table:table-cell office:value-type="float" office:value="-11322" calcext:value-type="float">
            <text:p>-113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" calcext:value-type="float">
            <text:p>-190</text:p>
          </table:table-cell>
          <table:table-cell office:value-type="float" office:value="-11394" calcext:value-type="float">
            <text:p>-113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8" calcext:value-type="float">
            <text:p>2968</text:p>
          </table:table-cell>
          <table:table-cell office:value-type="float" office:value="-11482" calcext:value-type="float">
            <text:p>-11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294" calcext:value-type="float">
            <text:p>6294</text:p>
          </table:table-cell>
          <table:table-cell office:value-type="float" office:value="-11546" calcext:value-type="float">
            <text:p>-11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92" calcext:value-type="float">
            <text:p>9692</text:p>
          </table:table-cell>
          <table:table-cell office:value-type="float" office:value="-11600" calcext:value-type="float">
            <text:p>-116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050" calcext:value-type="float">
            <text:p>13050</text:p>
          </table:table-cell>
          <table:table-cell office:value-type="float" office:value="-11670" calcext:value-type="float">
            <text:p>-11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40" calcext:value-type="float">
            <text:p>16240</text:p>
          </table:table-cell>
          <table:table-cell office:value-type="float" office:value="-11728" calcext:value-type="float">
            <text:p>-117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190" calcext:value-type="float">
            <text:p>19190</text:p>
          </table:table-cell>
          <table:table-cell office:value-type="float" office:value="-11798" calcext:value-type="float">
            <text:p>-11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830" calcext:value-type="float">
            <text:p>21830</text:p>
          </table:table-cell>
          <table:table-cell office:value-type="float" office:value="-11830" calcext:value-type="float">
            <text:p>-118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960" calcext:value-type="float">
            <text:p>23960</text:p>
          </table:table-cell>
          <table:table-cell office:value-type="float" office:value="-11914" calcext:value-type="float">
            <text:p>-119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08" calcext:value-type="float">
            <text:p>25608</text:p>
          </table:table-cell>
          <table:table-cell office:value-type="float" office:value="-11970" calcext:value-type="float">
            <text:p>-11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72" calcext:value-type="float">
            <text:p>26672</text:p>
          </table:table-cell>
          <table:table-cell office:value-type="float" office:value="-12026" calcext:value-type="float">
            <text:p>-120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130" calcext:value-type="float">
            <text:p>27130</text:p>
          </table:table-cell>
          <table:table-cell office:value-type="float" office:value="-12090" calcext:value-type="float">
            <text:p>-12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888" calcext:value-type="float">
            <text:p>26888</text:p>
          </table:table-cell>
          <table:table-cell office:value-type="float" office:value="-12162" calcext:value-type="float">
            <text:p>-121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22" calcext:value-type="float">
            <text:p>26022</text:p>
          </table:table-cell>
          <table:table-cell office:value-type="float" office:value="-12222" calcext:value-type="float">
            <text:p>-122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92" calcext:value-type="float">
            <text:p>24492</text:p>
          </table:table-cell>
          <table:table-cell office:value-type="float" office:value="-12278" calcext:value-type="float">
            <text:p>-122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300" calcext:value-type="float">
            <text:p>22300</text:p>
          </table:table-cell>
          <table:table-cell office:value-type="float" office:value="-12334" calcext:value-type="float">
            <text:p>-123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52" calcext:value-type="float">
            <text:p>19552</text:p>
          </table:table-cell>
          <table:table-cell office:value-type="float" office:value="-12400" calcext:value-type="float">
            <text:p>-124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310" calcext:value-type="float">
            <text:p>16310</text:p>
          </table:table-cell>
          <table:table-cell office:value-type="float" office:value="-12478" calcext:value-type="float">
            <text:p>-124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24" calcext:value-type="float">
            <text:p>12624</text:p>
          </table:table-cell>
          <table:table-cell office:value-type="float" office:value="-12540" calcext:value-type="float">
            <text:p>-125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628" calcext:value-type="float">
            <text:p>8628</text:p>
          </table:table-cell>
          <table:table-cell office:value-type="float" office:value="-12604" calcext:value-type="float">
            <text:p>-126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66" calcext:value-type="float">
            <text:p>4366</text:p>
          </table:table-cell>
          <table:table-cell office:value-type="float" office:value="-12662" calcext:value-type="float">
            <text:p>-126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3666" calcext:value-type="float">
            <text:p>3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64" calcext:value-type="float">
            <text:p>-4364</text:p>
          </table:table-cell>
          <table:table-cell office:value-type="float" office:value="3598" calcext:value-type="float">
            <text:p>35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618" calcext:value-type="float">
            <text:p>-8618</text:p>
          </table:table-cell>
          <table:table-cell office:value-type="float" office:value="3538" calcext:value-type="float">
            <text:p>35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44" calcext:value-type="float">
            <text:p>-12644</text:p>
          </table:table-cell>
          <table:table-cell office:value-type="float" office:value="3464" calcext:value-type="float">
            <text:p>34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302" calcext:value-type="float">
            <text:p>-16302</text:p>
          </table:table-cell>
          <table:table-cell office:value-type="float" office:value="3414" calcext:value-type="float">
            <text:p>34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70" calcext:value-type="float">
            <text:p>-19570</text:p>
          </table:table-cell>
          <table:table-cell office:value-type="float" office:value="3374" calcext:value-type="float">
            <text:p>33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292" calcext:value-type="float">
            <text:p>-22292</text:p>
          </table:table-cell>
          <table:table-cell office:value-type="float" office:value="3290" calcext:value-type="float">
            <text:p>32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60" calcext:value-type="float">
            <text:p>-24460</text:p>
          </table:table-cell>
          <table:table-cell office:value-type="float" office:value="3256" calcext:value-type="float">
            <text:p>3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14" calcext:value-type="float">
            <text:p>-26014</text:p>
          </table:table-cell>
          <table:table-cell office:value-type="float" office:value="3174" calcext:value-type="float">
            <text:p>31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898" calcext:value-type="float">
            <text:p>-26898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14" calcext:value-type="float">
            <text:p>-27114</text:p>
          </table:table-cell>
          <table:table-cell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88" calcext:value-type="float">
            <text:p>-26688</text:p>
          </table:table-cell>
          <table:table-cell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596" calcext:value-type="float">
            <text:p>-25596</text:p>
          </table:table-cell>
          <table:table-cell office:value-type="float" office:value="2900" calcext:value-type="float">
            <text:p>29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950" calcext:value-type="float">
            <text:p>-23950</text:p>
          </table:table-cell>
          <table:table-cell office:value-type="float" office:value="2850" calcext:value-type="float">
            <text:p>28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94" calcext:value-type="float">
            <text:p>-21794</text:p>
          </table:table-cell>
          <table:table-cell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88" calcext:value-type="float">
            <text:p>-19188</text:p>
          </table:table-cell>
          <table:table-cell office:value-type="float" office:value="2748" calcext:value-type="float">
            <text:p>27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68" calcext:value-type="float">
            <text:p>-16268</text:p>
          </table:table-cell>
          <table:table-cell office:value-type="float" office:value="2696" calcext:value-type="float">
            <text:p>26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044" calcext:value-type="float">
            <text:p>-13044</text:p>
          </table:table-cell>
          <table:table-cell office:value-type="float" office:value="2610" calcext:value-type="float">
            <text:p>2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02" calcext:value-type="float">
            <text:p>-9702</text:p>
          </table:table-cell>
          <table:table-cell office:value-type="float" office:value="2552" calcext:value-type="float">
            <text:p>25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06" calcext:value-type="float">
            <text:p>-6306</text:p>
          </table:table-cell>
          <table:table-cell office:value-type="float" office:value="2474" calcext:value-type="float">
            <text:p>24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72" calcext:value-type="float">
            <text:p>-2972</text:p>
          </table:table-cell>
          <table:table-cell office:value-type="float" office:value="2424" calcext:value-type="float">
            <text:p>2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" calcext:value-type="float">
            <text:p>182</text:p>
          </table:table-cell>
          <table:table-cell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8" calcext:value-type="float">
            <text:p>3088</text:p>
          </table:table-cell>
          <table:table-cell office:value-type="float" office:value="2294" calcext:value-type="float">
            <text:p>2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66" calcext:value-type="float">
            <text:p>5666</text:p>
          </table:table-cell>
          <table:table-cell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86" calcext:value-type="float">
            <text:p>7886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16" calcext:value-type="float">
            <text:p>9616</text:p>
          </table:table-cell>
          <table:table-cell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0" calcext:value-type="float">
            <text:p>10880</text:p>
          </table:table-cell>
          <table:table-cell office:value-type="float" office:value="2060" calcext:value-type="float">
            <text:p>20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44" calcext:value-type="float">
            <text:p>11644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946" calcext:value-type="float">
            <text:p>11946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754" calcext:value-type="float">
            <text:p>11754</text:p>
          </table:table-cell>
          <table:table-cell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130" calcext:value-type="float">
            <text:p>11130</text:p>
          </table:table-cell>
          <table:table-cell office:value-type="float" office:value="1798" calcext:value-type="float">
            <text:p>1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40" calcext:value-type="float">
            <text:p>10140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806" calcext:value-type="float">
            <text:p>8806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266" calcext:value-type="float">
            <text:p>7266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74" calcext:value-type="float">
            <text:p>5574</text:p>
          </table:table-cell>
          <table:table-cell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84" calcext:value-type="float">
            <text:p>3784</text:p>
          </table:table-cell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28" calcext:value-type="float">
            <text:p>2028</text:p>
          </table:table-cell>
          <table:table-cell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0" calcext:value-type="float">
            <text:p>380</text:p>
          </table:table-cell>
          <table:table-cell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8" calcext:value-type="float">
            <text:p>-1098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4" calcext:value-type="float">
            <text:p>-2314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20" calcext:value-type="float">
            <text:p>-3220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32" calcext:value-type="float">
            <text:p>-3732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74" calcext:value-type="float">
            <text:p>-3874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02" calcext:value-type="float">
            <text:p>-3602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6" calcext:value-type="float">
            <text:p>-2886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86" calcext:value-type="float">
            <text:p>-1786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6" calcext:value-type="float">
            <text:p>-336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8" calcext:value-type="float">
            <text:p>1438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38" calcext:value-type="float">
            <text:p>3438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32" calcext:value-type="float">
            <text:p>5632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98" calcext:value-type="float">
            <text:p>7898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54" calcext:value-type="float">
            <text:p>10154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316" calcext:value-type="float">
            <text:p>12316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08" calcext:value-type="float">
            <text:p>14308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06" calcext:value-type="float">
            <text:p>16006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72" calcext:value-type="float">
            <text:p>1737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66" calcext:value-type="float">
            <text:p>18266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690" calcext:value-type="float">
            <text:p>1869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90" calcext:value-type="float">
            <text:p>1859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914" calcext:value-type="float">
            <text:p>17914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686" calcext:value-type="float">
            <text:p>16686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76" calcext:value-type="float">
            <text:p>14876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82" calcext:value-type="float">
            <text:p>12582</text:p>
          </table:table-cell>
          <table:table-cell office:value-type="float" office:value="-210" calcext:value-type="float">
            <text:p>-2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98" calcext:value-type="float">
            <text:p>9798</text:p>
          </table:table-cell>
          <table:table-cell office:value-type="float" office:value="-270" calcext:value-type="float">
            <text:p>-2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64" calcext:value-type="float">
            <text:p>6564</text:p>
          </table:table-cell>
          <table:table-cell office:value-type="float" office:value="-326" calcext:value-type="float">
            <text:p>-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08" calcext:value-type="float">
            <text:p>3008</text:p>
          </table:table-cell>
          <table:table-cell office:value-type="float" office:value="-370" calcext:value-type="float">
            <text:p>-3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2" calcext:value-type="float">
            <text:p>-772</text:p>
          </table:table-cell>
          <table:table-cell office:value-type="float" office:value="-452" calcext:value-type="float">
            <text:p>-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12" calcext:value-type="float">
            <text:p>-4712</text:p>
          </table:table-cell>
          <table:table-cell office:value-type="float" office:value="-512" calcext:value-type="float">
            <text:p>-5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686" calcext:value-type="float">
            <text:p>-8686</text:p>
          </table:table-cell>
          <table:table-cell office:value-type="float" office:value="-572" calcext:value-type="float">
            <text:p>-5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86" calcext:value-type="float">
            <text:p>-12586</text:p>
          </table:table-cell>
          <table:table-cell office:value-type="float" office:value="-636" calcext:value-type="float">
            <text:p>-6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306" calcext:value-type="float">
            <text:p>-16306</text:p>
          </table:table-cell>
          <table:table-cell office:value-type="float" office:value="-708" calcext:value-type="float">
            <text:p>-7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718" calcext:value-type="float">
            <text:p>-19718</text:p>
          </table:table-cell>
          <table:table-cell office:value-type="float" office:value="-766" calcext:value-type="float">
            <text:p>-7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40" calcext:value-type="float">
            <text:p>-22740</text:p>
          </table:table-cell>
          <table:table-cell office:value-type="float" office:value="-828" calcext:value-type="float">
            <text:p>-8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68" calcext:value-type="float">
            <text:p>-25268</text:p>
          </table:table-cell>
          <table:table-cell office:value-type="float" office:value="-898" calcext:value-type="float">
            <text:p>-8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0" calcext:value-type="float">
            <text:p>-27240</text:p>
          </table:table-cell>
          <table:table-cell office:value-type="float" office:value="-970" calcext:value-type="float">
            <text:p>-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18" calcext:value-type="float">
            <text:p>-28618</text:p>
          </table:table-cell>
          <table:table-cell office:value-type="float" office:value="-1016" calcext:value-type="float">
            <text:p>-10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68" calcext:value-type="float">
            <text:p>-29268</text:p>
          </table:table-cell>
          <table:table-cell office:value-type="float" office:value="-1090" calcext:value-type="float">
            <text:p>-1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60" calcext:value-type="float">
            <text:p>-29260</text:p>
          </table:table-cell>
          <table:table-cell office:value-type="float" office:value="-1142" calcext:value-type="float">
            <text:p>-11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572" calcext:value-type="float">
            <text:p>-28572</text:p>
          </table:table-cell>
          <table:table-cell office:value-type="float" office:value="-1206" calcext:value-type="float">
            <text:p>-12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06" calcext:value-type="float">
            <text:p>-27206</text:p>
          </table:table-cell>
          <table:table-cell office:value-type="float" office:value="-1262" calcext:value-type="float">
            <text:p>-12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184" calcext:value-type="float">
            <text:p>-25184</text:p>
          </table:table-cell>
          <table:table-cell office:value-type="float" office:value="-1338" calcext:value-type="float">
            <text:p>-13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88" calcext:value-type="float">
            <text:p>-22588</text:p>
          </table:table-cell>
          <table:table-cell office:value-type="float" office:value="-1390" calcext:value-type="float">
            <text:p>-1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66" calcext:value-type="float">
            <text:p>-19466</text:p>
          </table:table-cell>
          <table:table-cell office:value-type="float" office:value="-1468" calcext:value-type="float">
            <text:p>-14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12" calcext:value-type="float">
            <text:p>-15912</text:p>
          </table:table-cell>
          <table:table-cell office:value-type="float" office:value="-1522" calcext:value-type="float">
            <text:p>-15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64" calcext:value-type="float">
            <text:p>-12064</text:p>
          </table:table-cell>
          <table:table-cell office:value-type="float" office:value="-1578" calcext:value-type="float">
            <text:p>-15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-1666" calcext:value-type="float">
            <text:p>-1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44" calcext:value-type="float">
            <text:p>-3744</text:p>
          </table:table-cell>
          <table:table-cell office:value-type="float" office:value="-1704" calcext:value-type="float">
            <text:p>-17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8" calcext:value-type="float">
            <text:p>448</text:p>
          </table:table-cell>
          <table:table-cell office:value-type="float" office:value="-1798" calcext:value-type="float">
            <text:p>-1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26" calcext:value-type="float">
            <text:p>4526</text:p>
          </table:table-cell>
          <table:table-cell office:value-type="float" office:value="-1834" calcext:value-type="float">
            <text:p>-18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400" calcext:value-type="float">
            <text:p>8400</text:p>
          </table:table-cell>
          <table:table-cell office:value-type="float" office:value="-1898" calcext:value-type="float">
            <text:p>-18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922" calcext:value-type="float">
            <text:p>11922</text:p>
          </table:table-cell>
          <table:table-cell office:value-type="float" office:value="-1968" calcext:value-type="float">
            <text:p>-1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46" calcext:value-type="float">
            <text:p>15046</text:p>
          </table:table-cell>
          <table:table-cell office:value-type="float" office:value="-2034" calcext:value-type="float">
            <text:p>-20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66" calcext:value-type="float">
            <text:p>17666</text:p>
          </table:table-cell>
          <table:table-cell office:value-type="float" office:value="-2072" calcext:value-type="float">
            <text:p>-20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754" calcext:value-type="float">
            <text:p>19754</text:p>
          </table:table-cell>
          <table:table-cell office:value-type="float" office:value="-2148" calcext:value-type="float">
            <text:p>-21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232" calcext:value-type="float">
            <text:p>21232</text:p>
          </table:table-cell>
          <table:table-cell office:value-type="float" office:value="-2206" calcext:value-type="float">
            <text:p>-22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42" calcext:value-type="float">
            <text:p>22142</text:p>
          </table:table-cell>
          <table:table-cell office:value-type="float" office:value="-2266" calcext:value-type="float">
            <text:p>-22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26" calcext:value-type="float">
            <text:p>22426</text:p>
          </table:table-cell>
          <table:table-cell office:value-type="float" office:value="-2328" calcext:value-type="float">
            <text:p>-23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02" calcext:value-type="float">
            <text:p>22102</text:p>
          </table:table-cell>
          <table:table-cell office:value-type="float" office:value="-2390" calcext:value-type="float">
            <text:p>-2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254" calcext:value-type="float">
            <text:p>21254</text:p>
          </table:table-cell>
          <table:table-cell office:value-type="float" office:value="-2464" calcext:value-type="float">
            <text:p>-24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78" calcext:value-type="float">
            <text:p>19878</text:p>
          </table:table-cell>
          <table:table-cell office:value-type="float" office:value="-2486" calcext:value-type="float">
            <text:p>-24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064" calcext:value-type="float">
            <text:p>18064</text:p>
          </table:table-cell>
          <table:table-cell office:value-type="float" office:value="-2578" calcext:value-type="float">
            <text:p>-25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12" calcext:value-type="float">
            <text:p>15912</text:p>
          </table:table-cell>
          <table:table-cell office:value-type="float" office:value="-2666" calcext:value-type="float">
            <text:p>-2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506" calcext:value-type="float">
            <text:p>13506</text:p>
          </table:table-cell>
          <table:table-cell office:value-type="float" office:value="-2708" calcext:value-type="float">
            <text:p>-27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82" calcext:value-type="float">
            <text:p>10882</text:p>
          </table:table-cell>
          <table:table-cell office:value-type="float" office:value="-2740" calcext:value-type="float">
            <text:p>-27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12" calcext:value-type="float">
            <text:p>8212</text:p>
          </table:table-cell>
          <table:table-cell office:value-type="float" office:value="-2830" calcext:value-type="float">
            <text:p>-28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558" calcext:value-type="float">
            <text:p>5558</text:p>
          </table:table-cell>
          <table:table-cell office:value-type="float" office:value="-2896" calcext:value-type="float">
            <text:p>-28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18" calcext:value-type="float">
            <text:p>3018</text:p>
          </table:table-cell>
          <table:table-cell office:value-type="float" office:value="-2968" calcext:value-type="float">
            <text:p>-2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6" calcext:value-type="float">
            <text:p>656</text:p>
          </table:table-cell>
          <table:table-cell office:value-type="float" office:value="-3006" calcext:value-type="float">
            <text:p>-30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2" calcext:value-type="float">
            <text:p>-1452</text:p>
          </table:table-cell>
          <table:table-cell office:value-type="float" office:value="-3068" calcext:value-type="float">
            <text:p>-30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62" calcext:value-type="float">
            <text:p>-3162</text:p>
          </table:table-cell>
          <table:table-cell office:value-type="float" office:value="-3152" calcext:value-type="float">
            <text:p>-31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02" calcext:value-type="float">
            <text:p>-4502</text:p>
          </table:table-cell>
          <table:table-cell office:value-type="float" office:value="-3192" calcext:value-type="float">
            <text:p>-31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438" calcext:value-type="float">
            <text:p>-5438</text:p>
          </table:table-cell>
          <table:table-cell office:value-type="float" office:value="-3276" calcext:value-type="float">
            <text:p>-32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26" calcext:value-type="float">
            <text:p>-5926</text:p>
          </table:table-cell>
          <table:table-cell office:value-type="float" office:value="-3318" calcext:value-type="float">
            <text:p>-33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24" calcext:value-type="float">
            <text:p>-6024</text:p>
          </table:table-cell>
          <table:table-cell office:value-type="float" office:value="-3408" calcext:value-type="float">
            <text:p>-3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40" calcext:value-type="float">
            <text:p>-5640</text:p>
          </table:table-cell>
          <table:table-cell office:value-type="float" office:value="-3450" calcext:value-type="float">
            <text:p>-34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26" calcext:value-type="float">
            <text:p>-4926</text:p>
          </table:table-cell>
          <table:table-cell office:value-type="float" office:value="-3516" calcext:value-type="float">
            <text:p>-35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82" calcext:value-type="float">
            <text:p>-3882</text:p>
          </table:table-cell>
          <table:table-cell office:value-type="float" office:value="-3590" calcext:value-type="float">
            <text:p>-3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6" calcext:value-type="float">
            <text:p>-2566</text:p>
          </table:table-cell>
          <table:table-cell office:value-type="float" office:value="-3616" calcext:value-type="float">
            <text:p>-36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38" calcext:value-type="float">
            <text:p>-1038</text:p>
          </table:table-cell>
          <table:table-cell office:value-type="float" office:value="-3716" calcext:value-type="float">
            <text:p>-3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4" calcext:value-type="float">
            <text:p>594</text:p>
          </table:table-cell>
          <table:table-cell office:value-type="float" office:value="-3796" calcext:value-type="float">
            <text:p>-3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28" calcext:value-type="float">
            <text:p>2228</text:p>
          </table:table-cell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40" calcext:value-type="float">
            <text:p>3840</text:p>
          </table:table-cell>
          <table:table-cell office:value-type="float" office:value="-3890" calcext:value-type="float">
            <text:p>-3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76" calcext:value-type="float">
            <text:p>5276</text:p>
          </table:table-cell>
          <table:table-cell office:value-type="float" office:value="-3936" calcext:value-type="float">
            <text:p>-39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04" calcext:value-type="float">
            <text:p>6504</text:p>
          </table:table-cell>
          <table:table-cell office:value-type="float" office:value="-4030" calcext:value-type="float">
            <text:p>-40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426" calcext:value-type="float">
            <text:p>7426</text:p>
          </table:table-cell>
          <table:table-cell office:value-type="float" office:value="-4102" calcext:value-type="float">
            <text:p>-41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78" calcext:value-type="float">
            <text:p>7978</text:p>
          </table:table-cell>
          <table:table-cell office:value-type="float" office:value="-4134" calcext:value-type="float">
            <text:p>-4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28" calcext:value-type="float">
            <text:p>8128</text:p>
          </table:table-cell>
          <table:table-cell office:value-type="float" office:value="-4226" calcext:value-type="float">
            <text:p>-42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78" calcext:value-type="float">
            <text:p>7878</text:p>
          </table:table-cell>
          <table:table-cell office:value-type="float" office:value="-4256" calcext:value-type="float">
            <text:p>-4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104" calcext:value-type="float">
            <text:p>7104</text:p>
          </table:table-cell>
          <table:table-cell office:value-type="float" office:value="12056" calcext:value-type="float">
            <text:p>120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24" calcext:value-type="float">
            <text:p>5924</text:p>
          </table:table-cell>
          <table:table-cell office:value-type="float" office:value="11998" calcext:value-type="float">
            <text:p>11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316" calcext:value-type="float">
            <text:p>4316</text:p>
          </table:table-cell>
          <table:table-cell office:value-type="float" office:value="11918" calcext:value-type="float">
            <text:p>119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88" calcext:value-type="float">
            <text:p>2288</text:p>
          </table:table-cell>
          <table:table-cell office:value-type="float" office:value="11872" calcext:value-type="float">
            <text:p>11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6" calcext:value-type="float">
            <text:p>-96</text:p>
          </table:table-cell>
          <table:table-cell office:value-type="float" office:value="11822" calcext:value-type="float">
            <text:p>118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8" calcext:value-type="float">
            <text:p>-2738</text:p>
          </table:table-cell>
          <table:table-cell office:value-type="float" office:value="11742" calcext:value-type="float">
            <text:p>117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568" calcext:value-type="float">
            <text:p>-5568</text:p>
          </table:table-cell>
          <table:table-cell office:value-type="float" office:value="11680" calcext:value-type="float">
            <text:p>116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520" calcext:value-type="float">
            <text:p>-8520</text:p>
          </table:table-cell>
          <table:table-cell office:value-type="float" office:value="11620" calcext:value-type="float">
            <text:p>116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88" calcext:value-type="float">
            <text:p>-11488</text:p>
          </table:table-cell>
          <table:table-cell office:value-type="float" office:value="11554" calcext:value-type="float">
            <text:p>115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58" calcext:value-type="float">
            <text:p>-14358</text:p>
          </table:table-cell>
          <table:table-cell office:value-type="float" office:value="11496" calcext:value-type="float">
            <text:p>114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044" calcext:value-type="float">
            <text:p>-17044</text:p>
          </table:table-cell>
          <table:table-cell office:value-type="float" office:value="11422" calcext:value-type="float">
            <text:p>114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442" calcext:value-type="float">
            <text:p>-19442</text:p>
          </table:table-cell>
          <table:table-cell office:value-type="float" office:value="11364" calcext:value-type="float">
            <text:p>113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476" calcext:value-type="float">
            <text:p>-21476</text:p>
          </table:table-cell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028" calcext:value-type="float">
            <text:p>-23028</text:p>
          </table:table-cell>
          <table:table-cell office:value-type="float" office:value="11250" calcext:value-type="float">
            <text:p>11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90" calcext:value-type="float">
            <text:p>-24090</text:p>
          </table:table-cell>
          <table:table-cell office:value-type="float" office:value="11188" calcext:value-type="float">
            <text:p>111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50" calcext:value-type="float">
            <text:p>-24550</text:p>
          </table:table-cell>
          <table:table-cell office:value-type="float" office:value="11120" calcext:value-type="float">
            <text:p>11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84" calcext:value-type="float">
            <text:p>-24384</text:p>
          </table:table-cell>
          <table:table-cell office:value-type="float" office:value="-2042" calcext:value-type="float">
            <text:p>-20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594" calcext:value-type="float">
            <text:p>-23594</text:p>
          </table:table-cell>
          <table:table-cell office:value-type="float" office:value="-2104" calcext:value-type="float">
            <text:p>-21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160" calcext:value-type="float">
            <text:p>-22160</text:p>
          </table:table-cell>
          <table:table-cell office:value-type="float" office:value="-2186" calcext:value-type="float">
            <text:p>-21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144" calcext:value-type="float">
            <text:p>-20144</text:p>
          </table:table-cell>
          <table:table-cell office:value-type="float" office:value="-2246" calcext:value-type="float">
            <text:p>-2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552" calcext:value-type="float">
            <text:p>-17552</text:p>
          </table:table-cell>
          <table:table-cell office:value-type="float" office:value="-2298" calcext:value-type="float">
            <text:p>-22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434" calcext:value-type="float">
            <text:p>-14434</text:p>
          </table:table-cell>
          <table:table-cell office:value-type="float" office:value="-2362" calcext:value-type="float">
            <text:p>-23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888" calcext:value-type="float">
            <text:p>-10888</text:p>
          </table:table-cell>
          <table:table-cell office:value-type="float" office:value="-2434" calcext:value-type="float">
            <text:p>-24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72" calcext:value-type="float">
            <text:p>-6972</text:p>
          </table:table-cell>
          <table:table-cell office:value-type="float" office:value="-2502" calcext:value-type="float">
            <text:p>-25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8" calcext:value-type="float">
            <text:p>-2838</text:p>
          </table:table-cell>
          <table:table-cell office:value-type="float" office:value="-2550" calcext:value-type="float">
            <text:p>-25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46" calcext:value-type="float">
            <text:p>1446</text:p>
          </table:table-cell>
          <table:table-cell office:value-type="float" office:value="-2610" calcext:value-type="float">
            <text:p>-2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70" calcext:value-type="float">
            <text:p>5770</text:p>
          </table:table-cell>
          <table:table-cell office:value-type="float" office:value="-2678" calcext:value-type="float">
            <text:p>-26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90" calcext:value-type="float">
            <text:p>9990</text:p>
          </table:table-cell>
          <table:table-cell office:value-type="float" office:value="-2746" calcext:value-type="float">
            <text:p>-2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08" calcext:value-type="float">
            <text:p>14008</text:p>
          </table:table-cell>
          <table:table-cell office:value-type="float" office:value="-2798" calcext:value-type="float">
            <text:p>-2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28" calcext:value-type="float">
            <text:p>17728</text:p>
          </table:table-cell>
          <table:table-cell office:value-type="float" office:value="-2868" calcext:value-type="float">
            <text:p>-28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024" calcext:value-type="float">
            <text:p>21024</text:p>
          </table:table-cell>
          <table:table-cell office:value-type="float" office:value="-2914" calcext:value-type="float">
            <text:p>-29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788" calcext:value-type="float">
            <text:p>23788</text:p>
          </table:table-cell>
          <table:table-cell office:value-type="float" office:value="-3004" calcext:value-type="float">
            <text:p>-30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40" calcext:value-type="float">
            <text:p>26040</text:p>
          </table:table-cell>
          <table:table-cell office:value-type="float" office:value="-3058" calcext:value-type="float">
            <text:p>-30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634" calcext:value-type="float">
            <text:p>27634</text:p>
          </table:table-cell>
          <table:table-cell office:value-type="float" office:value="-3108" calcext:value-type="float">
            <text:p>-3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38" calcext:value-type="float">
            <text:p>28538</text:p>
          </table:table-cell>
          <table:table-cell office:value-type="float" office:value="-3180" calcext:value-type="float">
            <text:p>-31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786" calcext:value-type="float">
            <text:p>28786</text:p>
          </table:table-cell>
          <table:table-cell office:value-type="float" office:value="-3246" calcext:value-type="float">
            <text:p>-3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40" calcext:value-type="float">
            <text:p>28340</text:p>
          </table:table-cell>
          <table:table-cell office:value-type="float" office:value="-3304" calcext:value-type="float">
            <text:p>-33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28" calcext:value-type="float">
            <text:p>27228</text:p>
          </table:table-cell>
          <table:table-cell office:value-type="float" office:value="-3360" calcext:value-type="float">
            <text:p>-33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514" calcext:value-type="float">
            <text:p>25514</text:p>
          </table:table-cell>
          <table:table-cell office:value-type="float" office:value="-3448" calcext:value-type="float">
            <text:p>-34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216" calcext:value-type="float">
            <text:p>23216</text:p>
          </table:table-cell>
          <table:table-cell office:value-type="float" office:value="-3476" calcext:value-type="float">
            <text:p>-34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436" calcext:value-type="float">
            <text:p>20436</text:p>
          </table:table-cell>
          <table:table-cell office:value-type="float" office:value="-3566" calcext:value-type="float">
            <text:p>-35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60" calcext:value-type="float">
            <text:p>17260</text:p>
          </table:table-cell>
          <table:table-cell office:value-type="float" office:value="-3612" calcext:value-type="float">
            <text:p>-36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784" calcext:value-type="float">
            <text:p>13784</text:p>
          </table:table-cell>
          <table:table-cell office:value-type="float" office:value="-3652" calcext:value-type="float">
            <text:p>-36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12" calcext:value-type="float">
            <text:p>10112</text:p>
          </table:table-cell>
          <table:table-cell office:value-type="float" office:value="-3730" calcext:value-type="float">
            <text:p>-37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50" calcext:value-type="float">
            <text:p>6350</text:p>
          </table:table-cell>
          <table:table-cell office:value-type="float" office:value="-3782" calcext:value-type="float">
            <text:p>-37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16" calcext:value-type="float">
            <text:p>2616</text:p>
          </table:table-cell>
          <table:table-cell office:value-type="float" office:value="-3856" calcext:value-type="float">
            <text:p>-38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0" calcext:value-type="float">
            <text:p>-1000</text:p>
          </table:table-cell>
          <table:table-cell office:value-type="float" office:value="-3938" calcext:value-type="float">
            <text:p>-39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372" calcext:value-type="float">
            <text:p>-4372</text:p>
          </table:table-cell>
          <table:table-cell office:value-type="float" office:value="-3976" calcext:value-type="float">
            <text:p>-39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420" calcext:value-type="float">
            <text:p>-7420</text:p>
          </table:table-cell>
          <table:table-cell office:value-type="float" office:value="-4050" calcext:value-type="float">
            <text:p>-40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30" calcext:value-type="float">
            <text:p>-10130</text:p>
          </table:table-cell>
          <table:table-cell office:value-type="float" office:value="-4090" calcext:value-type="float">
            <text:p>-40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336" calcext:value-type="float">
            <text:p>-12336</text:p>
          </table:table-cell>
          <table:table-cell office:value-type="float" office:value="-4166" calcext:value-type="float">
            <text:p>-41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84" calcext:value-type="float">
            <text:p>-14084</text:p>
          </table:table-cell>
          <table:table-cell office:value-type="float" office:value="-4254" calcext:value-type="float">
            <text:p>-4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234" calcext:value-type="float">
            <text:p>-15234</text:p>
          </table:table-cell>
          <table:table-cell office:value-type="float" office:value="-4312" calcext:value-type="float">
            <text:p>-4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900" calcext:value-type="float">
            <text:p>-15900</text:p>
          </table:table-cell>
          <table:table-cell office:value-type="float" office:value="-4356" calcext:value-type="float">
            <text:p>-43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18" calcext:value-type="float">
            <text:p>-16018</text:p>
          </table:table-cell>
          <table:table-cell office:value-type="float" office:value="-4436" calcext:value-type="float">
            <text:p>-44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650" calcext:value-type="float">
            <text:p>-15650</text:p>
          </table:table-cell>
          <table:table-cell office:value-type="float" office:value="-4492" calcext:value-type="float">
            <text:p>-44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00" calcext:value-type="float">
            <text:p>-14800</text:p>
          </table:table-cell>
          <table:table-cell office:value-type="float" office:value="-4558" calcext:value-type="float">
            <text:p>-45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576" calcext:value-type="float">
            <text:p>-13576</text:p>
          </table:table-cell>
          <table:table-cell office:value-type="float" office:value="-4632" calcext:value-type="float">
            <text:p>-46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04" calcext:value-type="float">
            <text:p>-12004</text:p>
          </table:table-cell>
          <table:table-cell office:value-type="float" office:value="-4692" calcext:value-type="float">
            <text:p>-46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00" calcext:value-type="float">
            <text:p>-10200</text:p>
          </table:table-cell>
          <table:table-cell office:value-type="float" office:value="-4748" calcext:value-type="float">
            <text:p>-47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232" calcext:value-type="float">
            <text:p>-8232</text:p>
          </table:table-cell>
          <table:table-cell office:value-type="float" office:value="-4794" calcext:value-type="float">
            <text:p>-47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84" calcext:value-type="float">
            <text:p>-6184</text:p>
          </table:table-cell>
          <table:table-cell office:value-type="float" office:value="-4838" calcext:value-type="float">
            <text:p>-48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70" calcext:value-type="float">
            <text:p>-4170</text:p>
          </table:table-cell>
          <table:table-cell office:value-type="float" office:value="-4932" calcext:value-type="float">
            <text:p>-49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46" calcext:value-type="float">
            <text:p>-2246</text:p>
          </table:table-cell>
          <table:table-cell office:value-type="float" office:value="-4994" calcext:value-type="float">
            <text:p>-49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4" calcext:value-type="float">
            <text:p>-514</text:p>
          </table:table-cell>
          <table:table-cell office:value-type="float" office:value="-5046" calcext:value-type="float">
            <text:p>-5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6" calcext:value-type="float">
            <text:p>946</text:p>
          </table:table-cell>
          <table:table-cell office:value-type="float" office:value="-5110" calcext:value-type="float">
            <text:p>-51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86" calcext:value-type="float">
            <text:p>2086</text:p>
          </table:table-cell>
          <table:table-cell office:value-type="float" office:value="-5170" calcext:value-type="float">
            <text:p>-5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72" calcext:value-type="float">
            <text:p>2872</text:p>
          </table:table-cell>
          <table:table-cell office:value-type="float" office:value="-5248" calcext:value-type="float">
            <text:p>-52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" calcext:value-type="float">
            <text:p>3276</text:p>
          </table:table-cell>
          <table:table-cell office:value-type="float" office:value="-5302" calcext:value-type="float">
            <text:p>-53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2" calcext:value-type="float">
            <text:p>3242</text:p>
          </table:table-cell>
          <table:table-cell office:value-type="float" office:value="-5372" calcext:value-type="float">
            <text:p>-5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98" calcext:value-type="float">
            <text:p>2798</text:p>
          </table:table-cell>
          <table:table-cell office:value-type="float" office:value="-5420" calcext:value-type="float">
            <text:p>-54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4" calcext:value-type="float">
            <text:p>1984</text:p>
          </table:table-cell>
          <table:table-cell office:value-type="float" office:value="-5492" calcext:value-type="float">
            <text:p>-54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26" calcext:value-type="float">
            <text:p>826</text:p>
          </table:table-cell>
          <table:table-cell office:value-type="float" office:value="-5554" calcext:value-type="float">
            <text:p>-55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48" calcext:value-type="float">
            <text:p>-648</text:p>
          </table:table-cell>
          <table:table-cell office:value-type="float" office:value="-5614" calcext:value-type="float">
            <text:p>-56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64" calcext:value-type="float">
            <text:p>-2364</text:p>
          </table:table-cell>
          <table:table-cell office:value-type="float" office:value="-5674" calcext:value-type="float">
            <text:p>-56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06" calcext:value-type="float">
            <text:p>-4206</text:p>
          </table:table-cell>
          <table:table-cell office:value-type="float" office:value="-5738" calcext:value-type="float">
            <text:p>-57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58" calcext:value-type="float">
            <text:p>-6158</text:p>
          </table:table-cell>
          <table:table-cell office:value-type="float" office:value="-5798" calcext:value-type="float">
            <text:p>-5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076" calcext:value-type="float">
            <text:p>-8076</text:p>
          </table:table-cell>
          <table:table-cell office:value-type="float" office:value="-5852" calcext:value-type="float">
            <text:p>-58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06" calcext:value-type="float">
            <text:p>-9906</text:p>
          </table:table-cell>
          <table:table-cell office:value-type="float" office:value="-5916" calcext:value-type="float">
            <text:p>-59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56" calcext:value-type="float">
            <text:p>-11556</text:p>
          </table:table-cell>
          <table:table-cell office:value-type="float" office:value="-5964" calcext:value-type="float">
            <text:p>-59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914" calcext:value-type="float">
            <text:p>-12914</text:p>
          </table:table-cell>
          <table:table-cell office:value-type="float" office:value="-6046" calcext:value-type="float">
            <text:p>-6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916" calcext:value-type="float">
            <text:p>-13916</text:p>
          </table:table-cell>
          <table:table-cell office:value-type="float" office:value="-6096" calcext:value-type="float">
            <text:p>-60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16" calcext:value-type="float">
            <text:p>-14516</text:p>
          </table:table-cell>
          <table:table-cell office:value-type="float" office:value="-6156" calcext:value-type="float">
            <text:p>-61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654" calcext:value-type="float">
            <text:p>-14654</text:p>
          </table:table-cell>
          <table:table-cell office:value-type="float" office:value="-6226" calcext:value-type="float">
            <text:p>-62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290" calcext:value-type="float">
            <text:p>-14290</text:p>
          </table:table-cell>
          <table:table-cell office:value-type="float" office:value="-6302" calcext:value-type="float">
            <text:p>-63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04" calcext:value-type="float">
            <text:p>-13404</text:p>
          </table:table-cell>
          <table:table-cell office:value-type="float" office:value="-6368" calcext:value-type="float">
            <text:p>-63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20" calcext:value-type="float">
            <text:p>-12020</text:p>
          </table:table-cell>
          <table:table-cell office:value-type="float" office:value="-6412" calcext:value-type="float">
            <text:p>-64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80" calcext:value-type="float">
            <text:p>-10080</text:p>
          </table:table-cell>
          <table:table-cell office:value-type="float" office:value="-6484" calcext:value-type="float">
            <text:p>-64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06" calcext:value-type="float">
            <text:p>-7706</text:p>
          </table:table-cell>
          <table:table-cell office:value-type="float" office:value="-6554" calcext:value-type="float">
            <text:p>-65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04" calcext:value-type="float">
            <text:p>-4904</text:p>
          </table:table-cell>
          <table:table-cell office:value-type="float" office:value="-6618" calcext:value-type="float">
            <text:p>-66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90" calcext:value-type="float">
            <text:p>-1790</text:p>
          </table:table-cell>
          <table:table-cell office:value-type="float" office:value="-6656" calcext:value-type="float">
            <text:p>-66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14" calcext:value-type="float">
            <text:p>1614</text:p>
          </table:table-cell>
          <table:table-cell office:value-type="float" office:value="-6736" calcext:value-type="float">
            <text:p>-67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86" calcext:value-type="float">
            <text:p>5186</text:p>
          </table:table-cell>
          <table:table-cell office:value-type="float" office:value="-6792" calcext:value-type="float">
            <text:p>-67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840" calcext:value-type="float">
            <text:p>8840</text:p>
          </table:table-cell>
          <table:table-cell office:value-type="float" office:value="-6848" calcext:value-type="float">
            <text:p>-68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458" calcext:value-type="float">
            <text:p>12458</text:p>
          </table:table-cell>
          <table:table-cell office:value-type="float" office:value="-6922" calcext:value-type="float">
            <text:p>-69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920" calcext:value-type="float">
            <text:p>15920</text:p>
          </table:table-cell>
          <table:table-cell office:value-type="float" office:value="-6980" calcext:value-type="float">
            <text:p>-69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124" calcext:value-type="float">
            <text:p>19124</text:p>
          </table:table-cell>
          <table:table-cell office:value-type="float" office:value="-7034" calcext:value-type="float">
            <text:p>-70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982" calcext:value-type="float">
            <text:p>21982</text:p>
          </table:table-cell>
          <table:table-cell office:value-type="float" office:value="-7116" calcext:value-type="float">
            <text:p>-71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16" calcext:value-type="float">
            <text:p>24416</text:p>
          </table:table-cell>
          <table:table-cell office:value-type="float" office:value="-7170" calcext:value-type="float">
            <text:p>-7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92" calcext:value-type="float">
            <text:p>26292</text:p>
          </table:table-cell>
          <table:table-cell office:value-type="float" office:value="-7254" calcext:value-type="float">
            <text:p>-7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610" calcext:value-type="float">
            <text:p>27610</text:p>
          </table:table-cell>
          <table:table-cell office:value-type="float" office:value="-7288" calcext:value-type="float">
            <text:p>-72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262" calcext:value-type="float">
            <text:p>28262</text:p>
          </table:table-cell>
          <table:table-cell office:value-type="float" office:value="-7346" calcext:value-type="float">
            <text:p>-73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258" calcext:value-type="float">
            <text:p>28258</text:p>
          </table:table-cell>
          <table:table-cell office:value-type="float" office:value="-7424" calcext:value-type="float">
            <text:p>-7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80" calcext:value-type="float">
            <text:p>27580</text:p>
          </table:table-cell>
          <table:table-cell office:value-type="float" office:value="-7484" calcext:value-type="float">
            <text:p>-74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14" calcext:value-type="float">
            <text:p>26214</text:p>
          </table:table-cell>
          <table:table-cell office:value-type="float" office:value="-7522" calcext:value-type="float">
            <text:p>-75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196" calcext:value-type="float">
            <text:p>24196</text:p>
          </table:table-cell>
          <table:table-cell office:value-type="float" office:value="-7610" calcext:value-type="float">
            <text:p>-7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592" calcext:value-type="float">
            <text:p>21592</text:p>
          </table:table-cell>
          <table:table-cell office:value-type="float" office:value="-7672" calcext:value-type="float">
            <text:p>-76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468" calcext:value-type="float">
            <text:p>18468</text:p>
          </table:table-cell>
          <table:table-cell office:value-type="float" office:value="-7708" calcext:value-type="float">
            <text:p>-77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66" calcext:value-type="float">
            <text:p>14866</text:p>
          </table:table-cell>
          <table:table-cell office:value-type="float" office:value="-7796" calcext:value-type="float">
            <text:p>-77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46" calcext:value-type="float">
            <text:p>10946</text:p>
          </table:table-cell>
          <table:table-cell office:value-type="float" office:value="-7860" calcext:value-type="float">
            <text:p>-78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754" calcext:value-type="float">
            <text:p>6754</text:p>
          </table:table-cell>
          <table:table-cell office:value-type="float" office:value="-7916" calcext:value-type="float">
            <text:p>-79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0" calcext:value-type="float">
            <text:p>2440</text:p>
          </table:table-cell>
          <table:table-cell office:value-type="float" office:value="-7968" calcext:value-type="float">
            <text:p>-7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14" calcext:value-type="float">
            <text:p>-1914</text:p>
          </table:table-cell>
          <table:table-cell office:value-type="float" office:value="-8046" calcext:value-type="float">
            <text:p>-80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160" calcext:value-type="float">
            <text:p>-6160</text:p>
          </table:table-cell>
          <table:table-cell office:value-type="float" office:value="-8114" calcext:value-type="float">
            <text:p>-81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18" calcext:value-type="float">
            <text:p>-10218</text:p>
          </table:table-cell>
          <table:table-cell office:value-type="float" office:value="-8182" calcext:value-type="float">
            <text:p>-81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948" calcext:value-type="float">
            <text:p>-13948</text:p>
          </table:table-cell>
          <table:table-cell office:value-type="float" office:value="-8244" calcext:value-type="float">
            <text:p>-82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74" calcext:value-type="float">
            <text:p>-17274</text:p>
          </table:table-cell>
          <table:table-cell office:value-type="float" office:value="-8306" calcext:value-type="float">
            <text:p>-83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092" calcext:value-type="float">
            <text:p>-20092</text:p>
          </table:table-cell>
          <table:table-cell office:value-type="float" office:value="-8378" calcext:value-type="float">
            <text:p>-83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378" calcext:value-type="float">
            <text:p>-22378</text:p>
          </table:table-cell>
          <table:table-cell office:value-type="float" office:value="-8418" calcext:value-type="float">
            <text:p>-84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050" calcext:value-type="float">
            <text:p>-24050</text:p>
          </table:table-cell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102" calcext:value-type="float">
            <text:p>-25102</text:p>
          </table:table-cell>
          <table:table-cell office:value-type="float" office:value="-8562" calcext:value-type="float">
            <text:p>-8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496" calcext:value-type="float">
            <text:p>-25496</text:p>
          </table:table-cell>
          <table:table-cell office:value-type="float" office:value="-8610" calcext:value-type="float">
            <text:p>-8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54" calcext:value-type="float">
            <text:p>-25254</text:p>
          </table:table-cell>
          <table:table-cell office:value-type="float" office:value="-8662" calcext:value-type="float">
            <text:p>-86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04" calcext:value-type="float">
            <text:p>-24404</text:p>
          </table:table-cell>
          <table:table-cell office:value-type="float" office:value="-8746" calcext:value-type="float">
            <text:p>-8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986" calcext:value-type="float">
            <text:p>-22986</text:p>
          </table:table-cell>
          <table:table-cell office:value-type="float" office:value="-8774" calcext:value-type="float">
            <text:p>-87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066" calcext:value-type="float">
            <text:p>-21066</text:p>
          </table:table-cell>
          <table:table-cell office:value-type="float" office:value="-8874" calcext:value-type="float">
            <text:p>-88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718" calcext:value-type="float">
            <text:p>-18718</text:p>
          </table:table-cell>
          <table:table-cell office:value-type="float" office:value="-8904" calcext:value-type="float">
            <text:p>-8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46" calcext:value-type="float">
            <text:p>-16046</text:p>
          </table:table-cell>
          <table:table-cell office:value-type="float" office:value="-8986" calcext:value-type="float">
            <text:p>-89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102" calcext:value-type="float">
            <text:p>-13102</text:p>
          </table:table-cell>
          <table:table-cell office:value-type="float" office:value="7346" calcext:value-type="float">
            <text:p>73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36" calcext:value-type="float">
            <text:p>-10036</text:p>
          </table:table-cell>
          <table:table-cell office:value-type="float" office:value="7274" calcext:value-type="float">
            <text:p>72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28" calcext:value-type="float">
            <text:p>-6928</text:p>
          </table:table-cell>
          <table:table-cell office:value-type="float" office:value="7214" calcext:value-type="float">
            <text:p>72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868" calcext:value-type="float">
            <text:p>-3868</text:p>
          </table:table-cell>
          <table:table-cell office:value-type="float" office:value="7156" calcext:value-type="float">
            <text:p>71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2" calcext:value-type="float">
            <text:p>-982</text:p>
          </table:table-cell>
          <table:table-cell office:value-type="float" office:value="7080" calcext:value-type="float">
            <text:p>70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70" calcext:value-type="float">
            <text:p>1670</text:p>
          </table:table-cell>
          <table:table-cell office:value-type="float" office:value="7018" calcext:value-type="float">
            <text:p>70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14" calcext:value-type="float">
            <text:p>4014</text:p>
          </table:table-cell>
          <table:table-cell office:value-type="float" office:value="6964" calcext:value-type="float">
            <text:p>69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58" calcext:value-type="float">
            <text:p>5958</text:p>
          </table:table-cell>
          <table:table-cell office:value-type="float" office:value="6898" calcext:value-type="float">
            <text:p>68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498" calcext:value-type="float">
            <text:p>7498</text:p>
          </table:table-cell>
          <table:table-cell office:value-type="float" office:value="6838" calcext:value-type="float">
            <text:p>68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590" calcext:value-type="float">
            <text:p>8590</text:p>
          </table:table-cell>
          <table:table-cell office:value-type="float" office:value="6768" calcext:value-type="float">
            <text:p>67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06" calcext:value-type="float">
            <text:p>9206</text:p>
          </table:table-cell>
          <table:table-cell office:value-type="float" office:value="6690" calcext:value-type="float">
            <text:p>66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336" calcext:value-type="float">
            <text:p>9336</text:p>
          </table:table-cell>
          <table:table-cell office:value-type="float" office:value="6642" calcext:value-type="float">
            <text:p>66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046" calcext:value-type="float">
            <text:p>9046</text:p>
          </table:table-cell>
          <table:table-cell office:value-type="float" office:value="6588" calcext:value-type="float">
            <text:p>65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384" calcext:value-type="float">
            <text:p>8384</text:p>
          </table:table-cell>
          <table:table-cell office:value-type="float" office:value="6548" calcext:value-type="float">
            <text:p>65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294" calcext:value-type="float">
            <text:p>7294</text:p>
          </table:table-cell>
          <table:table-cell office:value-type="float" office:value="6460" calcext:value-type="float">
            <text:p>64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00" calcext:value-type="float">
            <text:p>6000</text:p>
          </table:table-cell>
          <table:table-cell office:value-type="float" office:value="6406" calcext:value-type="float">
            <text:p>64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90" calcext:value-type="float">
            <text:p>4490</text:p>
          </table:table-cell>
          <table:table-cell office:value-type="float" office:value="6338" calcext:value-type="float">
            <text:p>63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50" calcext:value-type="float">
            <text:p>2850</text:p>
          </table:table-cell>
          <table:table-cell office:value-type="float" office:value="6288" calcext:value-type="float">
            <text:p>62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6" calcext:value-type="float">
            <text:p>1146</text:p>
          </table:table-cell>
          <table:table-cell office:value-type="float" office:value="6208" calcext:value-type="float">
            <text:p>62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0" calcext:value-type="float">
            <text:p>-470</text:p>
          </table:table-cell>
          <table:table-cell office:value-type="float" office:value="6158" calcext:value-type="float">
            <text:p>6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4" calcext:value-type="float">
            <text:p>-1964</text:p>
          </table:table-cell>
          <table:table-cell office:value-type="float" office:value="6096" calcext:value-type="float">
            <text:p>60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34" calcext:value-type="float">
            <text:p>-3234</text:p>
          </table:table-cell>
          <table:table-cell office:value-type="float" office:value="6044" calcext:value-type="float">
            <text:p>60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34" calcext:value-type="float">
            <text:p>-4234</text:p>
          </table:table-cell>
          <table:table-cell office:value-type="float" office:value="5998" calcext:value-type="float">
            <text:p>5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84" calcext:value-type="float">
            <text:p>-4884</text:p>
          </table:table-cell>
          <table:table-cell office:value-type="float" office:value="5906" calcext:value-type="float">
            <text:p>59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60" calcext:value-type="float">
            <text:p>-5160</text:p>
          </table:table-cell>
          <table:table-cell office:value-type="float" office:value="5852" calcext:value-type="float">
            <text:p>58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28" calcext:value-type="float">
            <text:p>-5028</text:p>
          </table:table-cell>
          <table:table-cell office:value-type="float" office:value="5762" calcext:value-type="float">
            <text:p>57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32" calcext:value-type="float">
            <text:p>-4432</text:p>
          </table:table-cell>
          <table:table-cell office:value-type="float" office:value="5716" calcext:value-type="float">
            <text:p>5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28" calcext:value-type="float">
            <text:p>-3428</text:p>
          </table:table-cell>
          <table:table-cell office:value-type="float" office:value="5662" calcext:value-type="float">
            <text:p>56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18" calcext:value-type="float">
            <text:p>-2018</text:p>
          </table:table-cell>
          <table:table-cell office:value-type="float" office:value="5598" calcext:value-type="float">
            <text:p>55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" calcext:value-type="float">
            <text:p>-292</text:p>
          </table:table-cell>
          <table:table-cell office:value-type="float" office:value="5528" calcext:value-type="float">
            <text:p>5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04" calcext:value-type="float">
            <text:p>1804</text:p>
          </table:table-cell>
          <table:table-cell office:value-type="float" office:value="5462" calcext:value-type="float">
            <text:p>54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126" calcext:value-type="float">
            <text:p>4126</text:p>
          </table:table-cell>
          <table:table-cell office:value-type="float" office:value="5402" calcext:value-type="float">
            <text:p>54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72" calcext:value-type="float">
            <text:p>6572</text:p>
          </table:table-cell>
          <table:table-cell office:value-type="float" office:value="5336" calcext:value-type="float">
            <text:p>53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110" calcext:value-type="float">
            <text:p>9110</text:p>
          </table:table-cell>
          <table:table-cell office:value-type="float" office:value="5302" calcext:value-type="float">
            <text:p>53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642" calcext:value-type="float">
            <text:p>11642</text:p>
          </table:table-cell>
          <table:table-cell office:value-type="float" office:value="5218" calcext:value-type="float">
            <text:p>52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60" calcext:value-type="float">
            <text:p>14060</text:p>
          </table:table-cell>
          <table:table-cell office:value-type="float" office:value="5154" calcext:value-type="float">
            <text:p>51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34" calcext:value-type="float">
            <text:p>16234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120" calcext:value-type="float">
            <text:p>18120</text:p>
          </table:table-cell>
          <table:table-cell office:value-type="float" office:value="5034" calcext:value-type="float">
            <text:p>50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18" calcext:value-type="float">
            <text:p>19618</text:p>
          </table:table-cell>
          <table:table-cell office:value-type="float" office:value="4972" calcext:value-type="float">
            <text:p>49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54" calcext:value-type="float">
            <text:p>20654</text:p>
          </table:table-cell>
          <table:table-cell office:value-type="float" office:value="4904" calcext:value-type="float">
            <text:p>4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192" calcext:value-type="float">
            <text:p>21192</text:p>
          </table:table-cell>
          <table:table-cell office:value-type="float" office:value="4822" calcext:value-type="float">
            <text:p>48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146" calcext:value-type="float">
            <text:p>21146</text:p>
          </table:table-cell>
          <table:table-cell office:value-type="float" office:value="4788" calcext:value-type="float">
            <text:p>47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512" calcext:value-type="float">
            <text:p>20512</text:p>
          </table:table-cell>
          <table:table-cell office:value-type="float" office:value="4718" calcext:value-type="float">
            <text:p>47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308" calcext:value-type="float">
            <text:p>19308</text:p>
          </table:table-cell>
          <table:table-cell office:value-type="float" office:value="4644" calcext:value-type="float">
            <text:p>46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510" calcext:value-type="float">
            <text:p>17510</text:p>
          </table:table-cell>
          <table:table-cell office:value-type="float" office:value="4582" calcext:value-type="float">
            <text:p>45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138" calcext:value-type="float">
            <text:p>15138</text:p>
          </table:table-cell>
          <table:table-cell office:value-type="float" office:value="4522" calcext:value-type="float">
            <text:p>45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64" calcext:value-type="float">
            <text:p>12264</text:p>
          </table:table-cell>
          <table:table-cell office:value-type="float" office:value="4470" calcext:value-type="float">
            <text:p>44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954" calcext:value-type="float">
            <text:p>8954</text:p>
          </table:table-cell>
          <table:table-cell office:value-type="float" office:value="4414" calcext:value-type="float">
            <text:p>44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302" calcext:value-type="float">
            <text:p>5302</text:p>
          </table:table-cell>
          <table:table-cell office:value-type="float" office:value="4334" calcext:value-type="float">
            <text:p>43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70" calcext:value-type="float">
            <text:p>1370</text:p>
          </table:table-cell>
          <table:table-cell office:value-type="float" office:value="4282" calcext:value-type="float">
            <text:p>42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2" calcext:value-type="float">
            <text:p>-2732</text:p>
          </table:table-cell>
          <table:table-cell office:value-type="float" office:value="4244" calcext:value-type="float">
            <text:p>42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874" calcext:value-type="float">
            <text:p>-6874</text:p>
          </table:table-cell>
          <table:table-cell office:value-type="float" office:value="4152" calcext:value-type="float">
            <text:p>41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72" calcext:value-type="float">
            <text:p>-10972</text:p>
          </table:table-cell>
          <table:table-cell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78" calcext:value-type="float">
            <text:p>-14878</text:p>
          </table:table-cell>
          <table:table-cell office:value-type="float" office:value="4018" calcext:value-type="float">
            <text:p>40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14" calcext:value-type="float">
            <text:p>-18514</text:p>
          </table:table-cell>
          <table:table-cell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56" calcext:value-type="float">
            <text:p>-21756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508" calcext:value-type="float">
            <text:p>-24508</text:p>
          </table:table-cell>
          <table:table-cell office:value-type="float" office:value="3834" calcext:value-type="float">
            <text:p>38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736" calcext:value-type="float">
            <text:p>-26736</text:p>
          </table:table-cell>
          <table:table-cell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300" calcext:value-type="float">
            <text:p>-28300</text:p>
          </table:table-cell>
          <table:table-cell office:value-type="float" office:value="3702" calcext:value-type="float">
            <text:p>3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218" calcext:value-type="float">
            <text:p>-29218</text:p>
          </table:table-cell>
          <table:table-cell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442" calcext:value-type="float">
            <text:p>-29442</text:p>
          </table:table-cell>
          <table:table-cell office:value-type="float" office:value="3598" calcext:value-type="float">
            <text:p>35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000" calcext:value-type="float">
            <text:p>-29000</text:p>
          </table:table-cell>
          <table:table-cell office:value-type="float" office:value="3528" calcext:value-type="float">
            <text:p>35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870" calcext:value-type="float">
            <text:p>-27870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082" calcext:value-type="float">
            <text:p>-26082</text:p>
          </table:table-cell>
          <table:table-cell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674" calcext:value-type="float">
            <text:p>-23674</text:p>
          </table:table-cell>
          <table:table-cell office:value-type="float" office:value="3372" calcext:value-type="float">
            <text:p>33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800" calcext:value-type="float">
            <text:p>-20800</text:p>
          </table:table-cell>
          <table:table-cell office:value-type="float" office:value="3294" calcext:value-type="float">
            <text:p>3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50" calcext:value-type="float">
            <text:p>-17450</text:p>
          </table:table-cell>
          <table:table-cell office:value-type="float" office:value="3208" calcext:value-type="float">
            <text:p>32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766" calcext:value-type="float">
            <text:p>-13766</text:p>
          </table:table-cell>
          <table:table-cell office:value-type="float" office:value="3134" calcext:value-type="float">
            <text:p>3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34" calcext:value-type="float">
            <text:p>-9834</text:p>
          </table:table-cell>
          <table:table-cell office:value-type="float" office:value="3104" calcext:value-type="float">
            <text:p>31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800" calcext:value-type="float">
            <text:p>-5800</text:p>
          </table:table-cell>
          <table:table-cell office:value-type="float" office:value="3020" calcext:value-type="float">
            <text:p>30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6" calcext:value-type="float">
            <text:p>-1726</text:p>
          </table:table-cell>
          <table:table-cell office:value-type="float" office:value="2968" calcext:value-type="float">
            <text:p>2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18" calcext:value-type="float">
            <text:p>221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78" calcext:value-type="float">
            <text:p>5978</text:p>
          </table:table-cell>
          <table:table-cell office:value-type="float" office:value="2844" calcext:value-type="float">
            <text:p>2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30" calcext:value-type="float">
            <text:p>9430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496" calcext:value-type="float">
            <text:p>12496</text:p>
          </table:table-cell>
          <table:table-cell office:value-type="float" office:value="2716" calcext:value-type="float">
            <text:p>2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84" calcext:value-type="float">
            <text:p>15084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162" calcext:value-type="float">
            <text:p>17162</text:p>
          </table:table-cell>
          <table:table-cell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688" calcext:value-type="float">
            <text:p>18688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648" calcext:value-type="float">
            <text:p>19648</text:p>
          </table:table-cell>
          <table:table-cell office:value-type="float" office:value="2466" calcext:value-type="float">
            <text:p>24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006" calcext:value-type="float">
            <text:p>20006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04" calcext:value-type="float">
            <text:p>19804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062" calcext:value-type="float">
            <text:p>19062</text:p>
          </table:table-cell>
          <table:table-cell office:value-type="float" office:value="2264" calcext:value-type="float">
            <text:p>2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870" calcext:value-type="float">
            <text:p>17870</text:p>
          </table:table-cell>
          <table:table-cell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260" calcext:value-type="float">
            <text:p>16260</text:p>
          </table:table-cell>
          <table:table-cell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304" calcext:value-type="float">
            <text:p>14304</text:p>
          </table:table-cell>
          <table:table-cell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120" calcext:value-type="float">
            <text:p>12120</text:p>
          </table:table-cell>
          <table:table-cell office:value-type="float" office:value="2026" calcext:value-type="float">
            <text:p>20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760" calcext:value-type="float">
            <text:p>9760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354" calcext:value-type="float">
            <text:p>7354</text:p>
          </table:table-cell>
          <table:table-cell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90" calcext:value-type="float">
            <text:p>4990</text:p>
          </table:table-cell>
          <table:table-cell office:value-type="float" office:value="-11254" calcext:value-type="float">
            <text:p>-11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6" calcext:value-type="float">
            <text:p>2736</text:p>
          </table:table-cell>
          <table:table-cell office:value-type="float" office:value="-11326" calcext:value-type="float">
            <text:p>-11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0" calcext:value-type="float">
            <text:p>690</text:p>
          </table:table-cell>
          <table:table-cell office:value-type="float" office:value="-11380" calcext:value-type="float">
            <text:p>-113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76" calcext:value-type="float">
            <text:p>-1076</text:p>
          </table:table-cell>
          <table:table-cell office:value-type="float" office:value="-11444" calcext:value-type="float">
            <text:p>-114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8" calcext:value-type="float">
            <text:p>-2528</text:p>
          </table:table-cell>
          <table:table-cell office:value-type="float" office:value="-11506" calcext:value-type="float">
            <text:p>-115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570" calcext:value-type="float">
            <text:p>-3570</text:p>
          </table:table-cell>
          <table:table-cell office:value-type="float" office:value="-11584" calcext:value-type="float">
            <text:p>-115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98" calcext:value-type="float">
            <text:p>-4198</text:p>
          </table:table-cell>
          <table:table-cell office:value-type="float" office:value="-11628" calcext:value-type="float">
            <text:p>-116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48" calcext:value-type="float">
            <text:p>-4448</text:p>
          </table:table-cell>
          <table:table-cell office:value-type="float" office:value="-11732" calcext:value-type="float">
            <text:p>-117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26" calcext:value-type="float">
            <text:p>-4226</text:p>
          </table:table-cell>
          <table:table-cell office:value-type="float" office:value="-11750" calcext:value-type="float">
            <text:p>-11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64" calcext:value-type="float">
            <text:p>-3664</text:p>
          </table:table-cell>
          <table:table-cell office:value-type="float" office:value="-11814" calcext:value-type="float">
            <text:p>-118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16" calcext:value-type="float">
            <text:p>-2716</text:p>
          </table:table-cell>
          <table:table-cell office:value-type="float" office:value="-11900" calcext:value-type="float">
            <text:p>-119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74" calcext:value-type="float">
            <text:p>-1474</text:p>
          </table:table-cell>
          <table:table-cell office:value-type="float" office:value="-11958" calcext:value-type="float">
            <text:p>-119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" calcext:value-type="float">
            <text:p>6</text:p>
          </table:table-cell>
          <table:table-cell office:value-type="float" office:value="-12018" calcext:value-type="float">
            <text:p>-120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58" calcext:value-type="float">
            <text:p>1658</text:p>
          </table:table-cell>
          <table:table-cell office:value-type="float" office:value="-12080" calcext:value-type="float">
            <text:p>-120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72" calcext:value-type="float">
            <text:p>3372</text:p>
          </table:table-cell>
          <table:table-cell office:value-type="float" office:value="-12120" calcext:value-type="float">
            <text:p>-12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64" calcext:value-type="float">
            <text:p>5064</text:p>
          </table:table-cell>
          <table:table-cell office:value-type="float" office:value="-12198" calcext:value-type="float">
            <text:p>-121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76" calcext:value-type="float">
            <text:p>6676</text:p>
          </table:table-cell>
          <table:table-cell office:value-type="float" office:value="-12266" calcext:value-type="float">
            <text:p>-122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22" calcext:value-type="float">
            <text:p>8122</text:p>
          </table:table-cell>
          <table:table-cell office:value-type="float" office:value="-12326" calcext:value-type="float">
            <text:p>-123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270" calcext:value-type="float">
            <text:p>9270</text:p>
          </table:table-cell>
          <table:table-cell office:value-type="float" office:value="-12386" calcext:value-type="float">
            <text:p>-123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06" calcext:value-type="float">
            <text:p>10106</text:p>
          </table:table-cell>
          <table:table-cell office:value-type="float" office:value="-12470" calcext:value-type="float">
            <text:p>-124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550" calcext:value-type="float">
            <text:p>10550</text:p>
          </table:table-cell>
          <table:table-cell office:value-type="float" office:value="-12508" calcext:value-type="float">
            <text:p>-125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560" calcext:value-type="float">
            <text:p>10560</text:p>
          </table:table-cell>
          <table:table-cell office:value-type="float" office:value="-12576" calcext:value-type="float">
            <text:p>-12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120" calcext:value-type="float">
            <text:p>10120</text:p>
          </table:table-cell>
          <table:table-cell office:value-type="float" office:value="-12630" calcext:value-type="float">
            <text:p>-126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160" calcext:value-type="float">
            <text:p>9160</text:p>
          </table:table-cell>
          <table:table-cell office:value-type="float" office:value="-12700" calcext:value-type="float">
            <text:p>-127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52" calcext:value-type="float">
            <text:p>7752</text:p>
          </table:table-cell>
          <table:table-cell office:value-type="float" office:value="-12758" calcext:value-type="float">
            <text:p>-127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886" calcext:value-type="float">
            <text:p>5886</text:p>
          </table:table-cell>
          <table:table-cell office:value-type="float" office:value="-12814" calcext:value-type="float">
            <text:p>-128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06" calcext:value-type="float">
            <text:p>3606</text:p>
          </table:table-cell>
          <table:table-cell office:value-type="float" office:value="-12882" calcext:value-type="float">
            <text:p>-128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62" calcext:value-type="float">
            <text:p>962</text:p>
          </table:table-cell>
          <table:table-cell office:value-type="float" office:value="-12962" calcext:value-type="float">
            <text:p>-129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2" calcext:value-type="float">
            <text:p>-1962</text:p>
          </table:table-cell>
          <table:table-cell office:value-type="float" office:value="-13014" calcext:value-type="float">
            <text:p>-130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80" calcext:value-type="float">
            <text:p>-5080</text:p>
          </table:table-cell>
          <table:table-cell office:value-type="float" office:value="-13096" calcext:value-type="float">
            <text:p>-130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296" calcext:value-type="float">
            <text:p>-8296</text:p>
          </table:table-cell>
          <table:table-cell office:value-type="float" office:value="-13146" calcext:value-type="float">
            <text:p>-131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548" calcext:value-type="float">
            <text:p>-11548</text:p>
          </table:table-cell>
          <table:table-cell office:value-type="float" office:value="-13196" calcext:value-type="float">
            <text:p>-131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682" calcext:value-type="float">
            <text:p>-14682</text:p>
          </table:table-cell>
          <table:table-cell office:value-type="float" office:value="-13254" calcext:value-type="float">
            <text:p>-132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50" calcext:value-type="float">
            <text:p>-17650</text:p>
          </table:table-cell>
          <table:table-cell office:value-type="float" office:value="-13320" calcext:value-type="float">
            <text:p>-133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308" calcext:value-type="float">
            <text:p>-20308</text:p>
          </table:table-cell>
          <table:table-cell office:value-type="float" office:value="-13396" calcext:value-type="float">
            <text:p>-133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564" calcext:value-type="float">
            <text:p>-22564</text:p>
          </table:table-cell>
          <table:table-cell office:value-type="float" office:value="-13462" calcext:value-type="float">
            <text:p>-134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74" calcext:value-type="float">
            <text:p>-24374</text:p>
          </table:table-cell>
          <table:table-cell office:value-type="float" office:value="-13510" calcext:value-type="float">
            <text:p>-135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32" calcext:value-type="float">
            <text:p>-25632</text:p>
          </table:table-cell>
          <table:table-cell office:value-type="float" office:value="-13580" calcext:value-type="float">
            <text:p>-135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74" calcext:value-type="float">
            <text:p>-26274</text:p>
          </table:table-cell>
          <table:table-cell office:value-type="float" office:value="-13640" calcext:value-type="float">
            <text:p>-136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00" calcext:value-type="float">
            <text:p>-26300</text:p>
          </table:table-cell>
          <table:table-cell office:value-type="float" office:value="-13688" calcext:value-type="float">
            <text:p>-13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50" calcext:value-type="float">
            <text:p>-25650</text:p>
          </table:table-cell>
          <table:table-cell office:value-type="float" office:value="2620" calcext:value-type="float">
            <text:p>26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56" calcext:value-type="float">
            <text:p>-24356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436" calcext:value-type="float">
            <text:p>-22436</text:p>
          </table:table-cell>
          <table:table-cell office:value-type="float" office:value="2492" calcext:value-type="float">
            <text:p>24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912" calcext:value-type="float">
            <text:p>-19912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50" calcext:value-type="float">
            <text:p>-16850</text:p>
          </table:table-cell>
          <table:table-cell office:value-type="float" office:value="2380" calcext:value-type="float">
            <text:p>23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336" calcext:value-type="float">
            <text:p>-13336</text:p>
          </table:table-cell>
          <table:table-cell office:value-type="float" office:value="2314" calcext:value-type="float">
            <text:p>23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44" calcext:value-type="float">
            <text:p>-9444</text:p>
          </table:table-cell>
          <table:table-cell office:value-type="float" office:value="2256" calcext:value-type="float">
            <text:p>2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284" calcext:value-type="float">
            <text:p>-5284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0" calcext:value-type="float">
            <text:p>-970</text:p>
          </table:table-cell>
          <table:table-cell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94" calcext:value-type="float">
            <text:p>3394</text:p>
          </table:table-cell>
          <table:table-cell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692" calcext:value-type="float">
            <text:p>7692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814" calcext:value-type="float">
            <text:p>11814</text:p>
          </table:table-cell>
          <table:table-cell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650" calcext:value-type="float">
            <text:p>15650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086" calcext:value-type="float">
            <text:p>19086</text:p>
          </table:table-cell>
          <table:table-cell office:value-type="float" office:value="1816" calcext:value-type="float">
            <text:p>18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40" calcext:value-type="float">
            <text:p>22040</text:p>
          </table:table-cell>
          <table:table-cell office:value-type="float" office:value="1742" calcext:value-type="float">
            <text:p>17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428" calcext:value-type="float">
            <text:p>24428</text:p>
          </table:table-cell>
          <table:table-cell office:value-type="float" office:value="1688" calcext:value-type="float">
            <text:p>1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14" calcext:value-type="float">
            <text:p>26214</text:p>
          </table:table-cell>
          <table:table-cell office:value-type="float" office:value="1612" calcext:value-type="float">
            <text:p>16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14" calcext:value-type="float">
            <text:p>27314</text:p>
          </table:table-cell>
          <table:table-cell office:value-type="float" office:value="1552" calcext:value-type="float">
            <text:p>15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766" calcext:value-type="float">
            <text:p>27766</text:p>
          </table:table-cell>
          <table:table-cell office:value-type="float" office:value="1514" calcext:value-type="float">
            <text:p>15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550" calcext:value-type="float">
            <text:p>27550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676" calcext:value-type="float">
            <text:p>26676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202" calcext:value-type="float">
            <text:p>25202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56" calcext:value-type="float">
            <text:p>23156</text:p>
          </table:table-cell>
          <table:table-cell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48" calcext:value-type="float">
            <text:p>20648</text:p>
          </table:table-cell>
          <table:table-cell office:value-type="float" office:value="1182" calcext:value-type="float">
            <text:p>11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32" calcext:value-type="float">
            <text:p>17732</text:p>
          </table:table-cell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04" calcext:value-type="float">
            <text:p>14504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80" calcext:value-type="float">
            <text:p>11080</text:p>
          </table:table-cell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60" calcext:value-type="float">
            <text:p>7560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74" calcext:value-type="float">
            <text:p>4074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74" calcext:value-type="float">
            <text:p>674</text:p>
          </table:table-cell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66" calcext:value-type="float">
            <text:p>-2466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350" calcext:value-type="float">
            <text:p>-5350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864" calcext:value-type="float">
            <text:p>-7864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912" calcext:value-type="float">
            <text:p>-9912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94" calcext:value-type="float">
            <text:p>-11494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08" calcext:value-type="float">
            <text:p>-12608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190" calcext:value-type="float">
            <text:p>-13190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262" calcext:value-type="float">
            <text:p>-13262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880" calcext:value-type="float">
            <text:p>-12880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092" calcext:value-type="float">
            <text:p>-12092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906" calcext:value-type="float">
            <text:p>-10906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46" calcext:value-type="float">
            <text:p>-944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50" calcext:value-type="float">
            <text:p>-7750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36" calcext:value-type="float">
            <text:p>-5936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06" calcext:value-type="float">
            <text:p>-4106</text:p>
          </table:table-cell>
          <table:table-cell office:value-type="float" office:value="-130" calcext:value-type="float">
            <text:p>-1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82" calcext:value-type="float">
            <text:p>-2282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0" calcext:value-type="float">
            <text:p>-600</text:p>
          </table:table-cell>
          <table:table-cell office:value-type="float" office:value="-248" calcext:value-type="float">
            <text:p>-2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70" calcext:value-type="float">
            <text:p>870</text:p>
          </table:table-cell>
          <table:table-cell office:value-type="float" office:value="-312" calcext:value-type="float">
            <text:p>-3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64" calcext:value-type="float">
            <text:p>2064</text:p>
          </table:table-cell>
          <table:table-cell office:value-type="float" office:value="-382" calcext:value-type="float">
            <text:p>-3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8" calcext:value-type="float">
            <text:p>2928</text:p>
          </table:table-cell>
          <table:table-cell office:value-type="float" office:value="-442" calcext:value-type="float">
            <text:p>-4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96" calcext:value-type="float">
            <text:p>3396</text:p>
          </table:table-cell>
          <table:table-cell office:value-type="float" office:value="-506" calcext:value-type="float">
            <text:p>-5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78" calcext:value-type="float">
            <text:p>3478</text:p>
          </table:table-cell>
          <table:table-cell office:value-type="float" office:value="-566" calcext:value-type="float">
            <text:p>-5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6" calcext:value-type="float">
            <text:p>3136</text:p>
          </table:table-cell>
          <table:table-cell office:value-type="float" office:value="-638" calcext:value-type="float">
            <text:p>-6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96" calcext:value-type="float">
            <text:p>2396</text:p>
          </table:table-cell>
          <table:table-cell office:value-type="float" office:value="-690" calcext:value-type="float">
            <text:p>-6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6" calcext:value-type="float">
            <text:p>1266</text:p>
          </table:table-cell>
          <table:table-cell office:value-type="float" office:value="-752" calcext:value-type="float">
            <text:p>-7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2" calcext:value-type="float">
            <text:p>-202</text:p>
          </table:table-cell>
          <table:table-cell office:value-type="float" office:value="-822" calcext:value-type="float">
            <text:p>-8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0" calcext:value-type="float">
            <text:p>-1950</text:p>
          </table:table-cell>
          <table:table-cell office:value-type="float" office:value="-866" calcext:value-type="float">
            <text:p>-8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918" calcext:value-type="float">
            <text:p>-3918</text:p>
          </table:table-cell>
          <table:table-cell office:value-type="float" office:value="-938" calcext:value-type="float">
            <text:p>-9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20" calcext:value-type="float">
            <text:p>-6020</text:p>
          </table:table-cell>
          <table:table-cell office:value-type="float" office:value="-1004" calcext:value-type="float">
            <text:p>-10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74" calcext:value-type="float">
            <text:p>-8174</text:p>
          </table:table-cell>
          <table:table-cell office:value-type="float" office:value="-1078" calcext:value-type="float">
            <text:p>-1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82" calcext:value-type="float">
            <text:p>-10282</text:p>
          </table:table-cell>
          <table:table-cell office:value-type="float" office:value="-1118" calcext:value-type="float">
            <text:p>-11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92" calcext:value-type="float">
            <text:p>-12292</text:p>
          </table:table-cell>
          <table:table-cell office:value-type="float" office:value="-1188" calcext:value-type="float">
            <text:p>-11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66" calcext:value-type="float">
            <text:p>-14066</text:p>
          </table:table-cell>
          <table:table-cell office:value-type="float" office:value="-1238" calcext:value-type="float">
            <text:p>-12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508" calcext:value-type="float">
            <text:p>-15508</text:p>
          </table:table-cell>
          <table:table-cell office:value-type="float" office:value="-1308" calcext:value-type="float">
            <text:p>-13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614" calcext:value-type="float">
            <text:p>-16614</text:p>
          </table:table-cell>
          <table:table-cell office:value-type="float" office:value="-1368" calcext:value-type="float">
            <text:p>-13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234" calcext:value-type="float">
            <text:p>-17234</text:p>
          </table:table-cell>
          <table:table-cell office:value-type="float" office:value="-1438" calcext:value-type="float">
            <text:p>-14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386" calcext:value-type="float">
            <text:p>-17386</text:p>
          </table:table-cell>
          <table:table-cell office:value-type="float" office:value="-1482" calcext:value-type="float">
            <text:p>-1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000" calcext:value-type="float">
            <text:p>-17000</text:p>
          </table:table-cell>
          <table:table-cell office:value-type="float" office:value="-1578" calcext:value-type="float">
            <text:p>-15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34" calcext:value-type="float">
            <text:p>-16034</text:p>
          </table:table-cell>
          <table:table-cell office:value-type="float" office:value="-1626" calcext:value-type="float">
            <text:p>-16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30" calcext:value-type="float">
            <text:p>-14530</text:p>
          </table:table-cell>
          <table:table-cell office:value-type="float" office:value="-1690" calcext:value-type="float">
            <text:p>-16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24" calcext:value-type="float">
            <text:p>-12524</text:p>
          </table:table-cell>
          <table:table-cell office:value-type="float" office:value="-1738" calcext:value-type="float">
            <text:p>-17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004" calcext:value-type="float">
            <text:p>-10004</text:p>
          </table:table-cell>
          <table:table-cell office:value-type="float" office:value="-1830" calcext:value-type="float">
            <text:p>-18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54" calcext:value-type="float">
            <text:p>-7054</text:p>
          </table:table-cell>
          <table:table-cell office:value-type="float" office:value="-1860" calcext:value-type="float">
            <text:p>-18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54" calcext:value-type="float">
            <text:p>-3754</text:p>
          </table:table-cell>
          <table:table-cell office:value-type="float" office:value="-1928" calcext:value-type="float">
            <text:p>-19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4" calcext:value-type="float">
            <text:p>-134</text:p>
          </table:table-cell>
          <table:table-cell office:value-type="float" office:value="-1994" calcext:value-type="float">
            <text:p>-19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44" calcext:value-type="float">
            <text:p>3644</text:p>
          </table:table-cell>
          <table:table-cell office:value-type="float" office:value="-2052" calcext:value-type="float">
            <text:p>-20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532" calcext:value-type="float">
            <text:p>7532</text:p>
          </table:table-cell>
          <table:table-cell office:value-type="float" office:value="-2134" calcext:value-type="float">
            <text:p>-21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364" calcext:value-type="float">
            <text:p>11364</text:p>
          </table:table-cell>
          <table:table-cell office:value-type="float" office:value="-2192" calcext:value-type="float">
            <text:p>-21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076" calcext:value-type="float">
            <text:p>15076</text:p>
          </table:table-cell>
          <table:table-cell office:value-type="float" office:value="-2250" calcext:value-type="float">
            <text:p>-22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34" calcext:value-type="float">
            <text:p>18534</text:p>
          </table:table-cell>
          <table:table-cell office:value-type="float" office:value="-2320" calcext:value-type="float">
            <text:p>-23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642" calcext:value-type="float">
            <text:p>21642</text:p>
          </table:table-cell>
          <table:table-cell office:value-type="float" office:value="-2366" calcext:value-type="float">
            <text:p>-23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08" calcext:value-type="float">
            <text:p>24308</text:p>
          </table:table-cell>
          <table:table-cell office:value-type="float" office:value="-2416" calcext:value-type="float">
            <text:p>-24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450" calcext:value-type="float">
            <text:p>26450</text:p>
          </table:table-cell>
          <table:table-cell office:value-type="float" office:value="-2512" calcext:value-type="float">
            <text:p>-25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004" calcext:value-type="float">
            <text:p>28004</text:p>
          </table:table-cell>
          <table:table-cell office:value-type="float" office:value="-2554" calcext:value-type="float">
            <text:p>-25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910" calcext:value-type="float">
            <text:p>28910</text:p>
          </table:table-cell>
          <table:table-cell office:value-type="float" office:value="-2622" calcext:value-type="float">
            <text:p>-26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124" calcext:value-type="float">
            <text:p>29124</text:p>
          </table:table-cell>
          <table:table-cell office:value-type="float" office:value="-2698" calcext:value-type="float">
            <text:p>-26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658" calcext:value-type="float">
            <text:p>28658</text:p>
          </table:table-cell>
          <table:table-cell office:value-type="float" office:value="-2750" calcext:value-type="float">
            <text:p>-2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494" calcext:value-type="float">
            <text:p>27494</text:p>
          </table:table-cell>
          <table:table-cell office:value-type="float" office:value="-2826" calcext:value-type="float">
            <text:p>-2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84" calcext:value-type="float">
            <text:p>25684</text:p>
          </table:table-cell>
          <table:table-cell office:value-type="float" office:value="-2894" calcext:value-type="float">
            <text:p>-28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268" calcext:value-type="float">
            <text:p>23268</text:p>
          </table:table-cell>
          <table:table-cell office:value-type="float" office:value="-2930" calcext:value-type="float">
            <text:p>-29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308" calcext:value-type="float">
            <text:p>20308</text:p>
          </table:table-cell>
          <table:table-cell office:value-type="float" office:value="-2996" calcext:value-type="float">
            <text:p>-2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74" calcext:value-type="float">
            <text:p>16874</text:p>
          </table:table-cell>
          <table:table-cell office:value-type="float" office:value="-3044" calcext:value-type="float">
            <text:p>-30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074" calcext:value-type="float">
            <text:p>13074</text:p>
          </table:table-cell>
          <table:table-cell office:value-type="float" office:value="-3116" calcext:value-type="float">
            <text:p>-31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964" calcext:value-type="float">
            <text:p>8964</text:p>
          </table:table-cell>
          <table:table-cell office:value-type="float" office:value="-3182" calcext:value-type="float">
            <text:p>-31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758" calcext:value-type="float">
            <text:p>4758</text:p>
          </table:table-cell>
          <table:table-cell office:value-type="float" office:value="-3262" calcext:value-type="float">
            <text:p>-32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4" calcext:value-type="float">
            <text:p>494</text:p>
          </table:table-cell>
          <table:table-cell office:value-type="float" office:value="-3294" calcext:value-type="float">
            <text:p>-3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714" calcext:value-type="float">
            <text:p>-3714</text:p>
          </table:table-cell>
          <table:table-cell office:value-type="float" office:value="-3370" calcext:value-type="float">
            <text:p>-33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42" calcext:value-type="float">
            <text:p>-7742</text:p>
          </table:table-cell>
          <table:table-cell office:value-type="float" office:value="-3448" calcext:value-type="float">
            <text:p>-34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454" calcext:value-type="float">
            <text:p>-11454</text:p>
          </table:table-cell>
          <table:table-cell office:value-type="float" office:value="-3498" calcext:value-type="float">
            <text:p>-34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804" calcext:value-type="float">
            <text:p>-14804</text:p>
          </table:table-cell>
          <table:table-cell office:value-type="float" office:value="-3564" calcext:value-type="float">
            <text:p>-35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686" calcext:value-type="float">
            <text:p>-17686</text:p>
          </table:table-cell>
          <table:table-cell office:value-type="float" office:value="-3612" calcext:value-type="float">
            <text:p>-36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024" calcext:value-type="float">
            <text:p>-20024</text:p>
          </table:table-cell>
          <table:table-cell office:value-type="float" office:value="-3686" calcext:value-type="float">
            <text:p>-36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798" calcext:value-type="float">
            <text:p>-21798</text:p>
          </table:table-cell>
          <table:table-cell office:value-type="float" office:value="-3750" calcext:value-type="float">
            <text:p>-3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948" calcext:value-type="float">
            <text:p>-22948</text:p>
          </table:table-cell>
          <table:table-cell office:value-type="float" office:value="-3806" calcext:value-type="float">
            <text:p>-38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482" calcext:value-type="float">
            <text:p>-23482</text:p>
          </table:table-cell>
          <table:table-cell office:value-type="float" office:value="-3872" calcext:value-type="float">
            <text:p>-3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406" calcext:value-type="float">
            <text:p>-23406</text:p>
          </table:table-cell>
          <table:table-cell office:value-type="float" office:value="-3942" calcext:value-type="float">
            <text:p>-39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738" calcext:value-type="float">
            <text:p>-22738</text:p>
          </table:table-cell>
          <table:table-cell office:value-type="float" office:value="-4010" calcext:value-type="float">
            <text:p>-40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534" calcext:value-type="float">
            <text:p>-21534</text:p>
          </table:table-cell>
          <table:table-cell office:value-type="float" office:value="-4062" calcext:value-type="float">
            <text:p>-4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24" calcext:value-type="float">
            <text:p>-19824</text:p>
          </table:table-cell>
          <table:table-cell office:value-type="float" office:value="-4122" calcext:value-type="float">
            <text:p>-41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30" calcext:value-type="float">
            <text:p>-17730</text:p>
          </table:table-cell>
          <table:table-cell office:value-type="float" office:value="-4174" calcext:value-type="float">
            <text:p>-41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304" calcext:value-type="float">
            <text:p>-15304</text:p>
          </table:table-cell>
          <table:table-cell office:value-type="float" office:value="-4260" calcext:value-type="float">
            <text:p>-42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30" calcext:value-type="float">
            <text:p>-12630</text:p>
          </table:table-cell>
          <table:table-cell office:value-type="float" office:value="-4318" calcext:value-type="float">
            <text:p>-43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840" calcext:value-type="float">
            <text:p>-9840</text:p>
          </table:table-cell>
          <table:table-cell office:value-type="float" office:value="-4364" calcext:value-type="float">
            <text:p>-43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26" calcext:value-type="float">
            <text:p>-7026</text:p>
          </table:table-cell>
          <table:table-cell office:value-type="float" office:value="-4442" calcext:value-type="float">
            <text:p>-44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274" calcext:value-type="float">
            <text:p>-4274</text:p>
          </table:table-cell>
          <table:table-cell office:value-type="float" office:value="-4498" calcext:value-type="float">
            <text:p>-44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60" calcext:value-type="float">
            <text:p>-1660</text:p>
          </table:table-cell>
          <table:table-cell office:value-type="float" office:value="-4582" calcext:value-type="float">
            <text:p>-45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28" calcext:value-type="float">
            <text:p>728</text:p>
          </table:table-cell>
          <table:table-cell office:value-type="float" office:value="-4630" calcext:value-type="float">
            <text:p>-46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80" calcext:value-type="float">
            <text:p>2780</text:p>
          </table:table-cell>
          <table:table-cell office:value-type="float" office:value="-4686" calcext:value-type="float">
            <text:p>-46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70" calcext:value-type="float">
            <text:p>4470</text:p>
          </table:table-cell>
          <table:table-cell office:value-type="float" office:value="-4734" calcext:value-type="float">
            <text:p>-4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44" calcext:value-type="float">
            <text:p>5744</text:p>
          </table:table-cell>
          <table:table-cell office:value-type="float" office:value="-4826" calcext:value-type="float">
            <text:p>-4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602" calcext:value-type="float">
            <text:p>6602</text:p>
          </table:table-cell>
          <table:table-cell office:value-type="float" office:value="-4878" calcext:value-type="float">
            <text:p>-48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92" calcext:value-type="float">
            <text:p>6992</text:p>
          </table:table-cell>
          <table:table-cell office:value-type="float" office:value="-4934" calcext:value-type="float">
            <text:p>-49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44" calcext:value-type="float">
            <text:p>6944</text:p>
          </table:table-cell>
          <table:table-cell office:value-type="float" office:value="-5002" calcext:value-type="float">
            <text:p>-50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512" calcext:value-type="float">
            <text:p>6512</text:p>
          </table:table-cell>
          <table:table-cell office:value-type="float" office:value="-5036" calcext:value-type="float">
            <text:p>-50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682" calcext:value-type="float">
            <text:p>5682</text:p>
          </table:table-cell>
          <table:table-cell office:value-type="float" office:value="-5114" calcext:value-type="float">
            <text:p>-51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564" calcext:value-type="float">
            <text:p>4564</text:p>
          </table:table-cell>
          <table:table-cell office:value-type="float" office:value="-5208" calcext:value-type="float">
            <text:p>-52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88" calcext:value-type="float">
            <text:p>3188</text:p>
          </table:table-cell>
          <table:table-cell office:value-type="float" office:value="-5244" calcext:value-type="float">
            <text:p>-52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18" calcext:value-type="float">
            <text:p>1618</text:p>
          </table:table-cell>
          <table:table-cell office:value-type="float" office:value="-5294" calcext:value-type="float">
            <text:p>-5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10998" calcext:value-type="float">
            <text:p>109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48" calcext:value-type="float">
            <text:p>-1648</text:p>
          </table:table-cell>
          <table:table-cell office:value-type="float" office:value="10938" calcext:value-type="float">
            <text:p>109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0" calcext:value-type="float">
            <text:p>-3170</text:p>
          </table:table-cell>
          <table:table-cell office:value-type="float" office:value="10878" calcext:value-type="float">
            <text:p>108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556" calcext:value-type="float">
            <text:p>-4556</text:p>
          </table:table-cell>
          <table:table-cell office:value-type="float" office:value="10820" calcext:value-type="float">
            <text:p>108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682" calcext:value-type="float">
            <text:p>-5682</text:p>
          </table:table-cell>
          <table:table-cell office:value-type="float" office:value="10750" calcext:value-type="float">
            <text:p>107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14" calcext:value-type="float">
            <text:p>-6514</text:p>
          </table:table-cell>
          <table:table-cell office:value-type="float" office:value="10726" calcext:value-type="float">
            <text:p>107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80" calcext:value-type="float">
            <text:p>-6980</text:p>
          </table:table-cell>
          <table:table-cell office:value-type="float" office:value="10630" calcext:value-type="float">
            <text:p>106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992" calcext:value-type="float">
            <text:p>-6992</text:p>
          </table:table-cell>
          <table:table-cell office:value-type="float" office:value="10560" calcext:value-type="float">
            <text:p>105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582" calcext:value-type="float">
            <text:p>-6582</text:p>
          </table:table-cell>
          <table:table-cell office:value-type="float" office:value="10522" calcext:value-type="float">
            <text:p>105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746" calcext:value-type="float">
            <text:p>-5746</text:p>
          </table:table-cell>
          <table:table-cell office:value-type="float" office:value="10456" calcext:value-type="float">
            <text:p>104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62" calcext:value-type="float">
            <text:p>-4462</text:p>
          </table:table-cell>
          <table:table-cell office:value-type="float" office:value="10378" calcext:value-type="float">
            <text:p>103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72" calcext:value-type="float">
            <text:p>-2772</text:p>
          </table:table-cell>
          <table:table-cell office:value-type="float" office:value="10320" calcext:value-type="float">
            <text:p>103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8" calcext:value-type="float">
            <text:p>-708</text:p>
          </table:table-cell>
          <table:table-cell office:value-type="float" office:value="10256" calcext:value-type="float">
            <text:p>10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78" calcext:value-type="float">
            <text:p>1678</text:p>
          </table:table-cell>
          <table:table-cell office:value-type="float" office:value="10206" calcext:value-type="float">
            <text:p>102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78" calcext:value-type="float">
            <text:p>4278</text:p>
          </table:table-cell>
          <table:table-cell office:value-type="float" office:value="10144" calcext:value-type="float">
            <text:p>101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024" calcext:value-type="float">
            <text:p>7024</text:p>
          </table:table-cell>
          <table:table-cell office:value-type="float" office:value="10080" calcext:value-type="float">
            <text:p>100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836" calcext:value-type="float">
            <text:p>9836</text:p>
          </table:table-cell>
          <table:table-cell office:value-type="float" office:value="9996" calcext:value-type="float">
            <text:p>99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628" calcext:value-type="float">
            <text:p>12628</text:p>
          </table:table-cell>
          <table:table-cell office:value-type="float" office:value="9970" calcext:value-type="float">
            <text:p>9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298" calcext:value-type="float">
            <text:p>15298</text:p>
          </table:table-cell>
          <table:table-cell office:value-type="float" office:value="9884" calcext:value-type="float">
            <text:p>98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726" calcext:value-type="float">
            <text:p>17726</text:p>
          </table:table-cell>
          <table:table-cell office:value-type="float" office:value="9818" calcext:value-type="float">
            <text:p>98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828" calcext:value-type="float">
            <text:p>19828</text:p>
          </table:table-cell>
          <table:table-cell office:value-type="float" office:value="9744" calcext:value-type="float">
            <text:p>97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514" calcext:value-type="float">
            <text:p>21514</text:p>
          </table:table-cell>
          <table:table-cell office:value-type="float" office:value="9698" calcext:value-type="float">
            <text:p>96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744" calcext:value-type="float">
            <text:p>22744</text:p>
          </table:table-cell>
          <table:table-cell office:value-type="float" office:value="9646" calcext:value-type="float">
            <text:p>96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402" calcext:value-type="float">
            <text:p>23402</text:p>
          </table:table-cell>
          <table:table-cell office:value-type="float" office:value="9576" calcext:value-type="float">
            <text:p>95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486" calcext:value-type="float">
            <text:p>23486</text:p>
          </table:table-cell>
          <table:table-cell office:value-type="float" office:value="9506" calcext:value-type="float">
            <text:p>95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948" calcext:value-type="float">
            <text:p>22948</text:p>
          </table:table-cell>
          <table:table-cell office:value-type="float" office:value="9436" calcext:value-type="float">
            <text:p>94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804" calcext:value-type="float">
            <text:p>21804</text:p>
          </table:table-cell>
          <table:table-cell office:value-type="float" office:value="9400" calcext:value-type="float">
            <text:p>94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032" calcext:value-type="float">
            <text:p>20032</text:p>
          </table:table-cell>
          <table:table-cell office:value-type="float" office:value="9334" calcext:value-type="float">
            <text:p>93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62" calcext:value-type="float">
            <text:p>17662</text:p>
          </table:table-cell>
          <table:table-cell office:value-type="float" office:value="9264" calcext:value-type="float">
            <text:p>92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10" calcext:value-type="float">
            <text:p>14810</text:p>
          </table:table-cell>
          <table:table-cell office:value-type="float" office:value="9212" calcext:value-type="float">
            <text:p>92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454" calcext:value-type="float">
            <text:p>11454</text:p>
          </table:table-cell>
          <table:table-cell office:value-type="float" office:value="9138" calcext:value-type="float">
            <text:p>91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24" calcext:value-type="float">
            <text:p>7724</text:p>
          </table:table-cell>
          <table:table-cell office:value-type="float" office:value="9078" calcext:value-type="float">
            <text:p>90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14" calcext:value-type="float">
            <text:p>3714</text:p>
          </table:table-cell>
          <table:table-cell office:value-type="float" office:value="-4084" calcext:value-type="float">
            <text:p>-40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8" calcext:value-type="float">
            <text:p>-478</text:p>
          </table:table-cell>
          <table:table-cell office:value-type="float" office:value="-4154" calcext:value-type="float">
            <text:p>-41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766" calcext:value-type="float">
            <text:p>-4766</text:p>
          </table:table-cell>
          <table:table-cell office:value-type="float" office:value="-4196" calcext:value-type="float">
            <text:p>-419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012" calcext:value-type="float">
            <text:p>-9012</text:p>
          </table:table-cell>
          <table:table-cell office:value-type="float" office:value="-4304" calcext:value-type="float">
            <text:p>-43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068" calcext:value-type="float">
            <text:p>-13068</text:p>
          </table:table-cell>
          <table:table-cell office:value-type="float" office:value="-4340" calcext:value-type="float">
            <text:p>-4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72" calcext:value-type="float">
            <text:p>-16872</text:p>
          </table:table-cell>
          <table:table-cell office:value-type="float" office:value="-4432" calcext:value-type="float">
            <text:p>-44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298" calcext:value-type="float">
            <text:p>-20298</text:p>
          </table:table-cell>
          <table:table-cell office:value-type="float" office:value="-4464" calcext:value-type="float">
            <text:p>-44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298" calcext:value-type="float">
            <text:p>-23298</text:p>
          </table:table-cell>
          <table:table-cell office:value-type="float" office:value="-4518" calcext:value-type="float">
            <text:p>-45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684" calcext:value-type="float">
            <text:p>-25684</text:p>
          </table:table-cell>
          <table:table-cell office:value-type="float" office:value="-4600" calcext:value-type="float">
            <text:p>-46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16" calcext:value-type="float">
            <text:p>-27516</text:p>
          </table:table-cell>
          <table:table-cell office:value-type="float" office:value="-4642" calcext:value-type="float">
            <text:p>-46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654" calcext:value-type="float">
            <text:p>-28654</text:p>
          </table:table-cell>
          <table:table-cell office:value-type="float" office:value="-4712" calcext:value-type="float">
            <text:p>-47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18" calcext:value-type="float">
            <text:p>-29118</text:p>
          </table:table-cell>
          <table:table-cell office:value-type="float" office:value="-4788" calcext:value-type="float">
            <text:p>-47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8" calcext:value-type="float">
            <text:p>-28898</text:p>
          </table:table-cell>
          <table:table-cell office:value-type="float" office:value="-4858" calcext:value-type="float">
            <text:p>-48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998" calcext:value-type="float">
            <text:p>-27998</text:p>
          </table:table-cell>
          <table:table-cell office:value-type="float" office:value="-4914" calcext:value-type="float">
            <text:p>-49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460" calcext:value-type="float">
            <text:p>-26460</text:p>
          </table:table-cell>
          <table:table-cell office:value-type="float" office:value="-4972" calcext:value-type="float">
            <text:p>-49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306" calcext:value-type="float">
            <text:p>-24306</text:p>
          </table:table-cell>
          <table:table-cell office:value-type="float" office:value="-5016" calcext:value-type="float">
            <text:p>-50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642" calcext:value-type="float">
            <text:p>-21642</text:p>
          </table:table-cell>
          <table:table-cell office:value-type="float" office:value="-5084" calcext:value-type="float">
            <text:p>-508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532" calcext:value-type="float">
            <text:p>-18532</text:p>
          </table:table-cell>
          <table:table-cell office:value-type="float" office:value="-5178" calcext:value-type="float">
            <text:p>-51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66" calcext:value-type="float">
            <text:p>-15066</text:p>
          </table:table-cell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366" calcext:value-type="float">
            <text:p>-11366</text:p>
          </table:table-cell>
          <table:table-cell office:value-type="float" office:value="-5280" calcext:value-type="float">
            <text:p>-52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12" calcext:value-type="float">
            <text:p>-7512</text:p>
          </table:table-cell>
          <table:table-cell office:value-type="float" office:value="-5344" calcext:value-type="float">
            <text:p>-53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64" calcext:value-type="float">
            <text:p>-3664</text:p>
          </table:table-cell>
          <table:table-cell office:value-type="float" office:value="-5410" calcext:value-type="float">
            <text:p>-54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2" calcext:value-type="float">
            <text:p>142</text:p>
          </table:table-cell>
          <table:table-cell office:value-type="float" office:value="-5482" calcext:value-type="float">
            <text:p>-54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732" calcext:value-type="float">
            <text:p>3732</text:p>
          </table:table-cell>
          <table:table-cell office:value-type="float" office:value="-5516" calcext:value-type="float">
            <text:p>-55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054" calcext:value-type="float">
            <text:p>7054</text:p>
          </table:table-cell>
          <table:table-cell office:value-type="float" office:value="-5594" calcext:value-type="float">
            <text:p>-55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026" calcext:value-type="float">
            <text:p>10026</text:p>
          </table:table-cell>
          <table:table-cell office:value-type="float" office:value="-5658" calcext:value-type="float">
            <text:p>-56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22" calcext:value-type="float">
            <text:p>12522</text:p>
          </table:table-cell>
          <table:table-cell office:value-type="float" office:value="-5704" calcext:value-type="float">
            <text:p>-57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538" calcext:value-type="float">
            <text:p>14538</text:p>
          </table:table-cell>
          <table:table-cell office:value-type="float" office:value="-5768" calcext:value-type="float">
            <text:p>-57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46" calcext:value-type="float">
            <text:p>16046</text:p>
          </table:table-cell>
          <table:table-cell office:value-type="float" office:value="-5854" calcext:value-type="float">
            <text:p>-58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992" calcext:value-type="float">
            <text:p>16992</text:p>
          </table:table-cell>
          <table:table-cell office:value-type="float" office:value="-5904" calcext:value-type="float">
            <text:p>-5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78" calcext:value-type="float">
            <text:p>17378</text:p>
          </table:table-cell>
          <table:table-cell office:value-type="float" office:value="-5994" calcext:value-type="float">
            <text:p>-59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34" calcext:value-type="float">
            <text:p>17234</text:p>
          </table:table-cell>
          <table:table-cell office:value-type="float" office:value="-6054" calcext:value-type="float">
            <text:p>-60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596" calcext:value-type="float">
            <text:p>16596</text:p>
          </table:table-cell>
          <table:table-cell office:value-type="float" office:value="-6098" calcext:value-type="float">
            <text:p>-60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532" calcext:value-type="float">
            <text:p>15532</text:p>
          </table:table-cell>
          <table:table-cell office:value-type="float" office:value="-6142" calcext:value-type="float">
            <text:p>-61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60" calcext:value-type="float">
            <text:p>14060</text:p>
          </table:table-cell>
          <table:table-cell office:value-type="float" office:value="-6208" calcext:value-type="float">
            <text:p>-62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284" calcext:value-type="float">
            <text:p>12284</text:p>
          </table:table-cell>
          <table:table-cell office:value-type="float" office:value="-6260" calcext:value-type="float">
            <text:p>-62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298" calcext:value-type="float">
            <text:p>10298</text:p>
          </table:table-cell>
          <table:table-cell office:value-type="float" office:value="-6340" calcext:value-type="float">
            <text:p>-63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178" calcext:value-type="float">
            <text:p>8178</text:p>
          </table:table-cell>
          <table:table-cell office:value-type="float" office:value="-6408" calcext:value-type="float">
            <text:p>-6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14" calcext:value-type="float">
            <text:p>6014</text:p>
          </table:table-cell>
          <table:table-cell office:value-type="float" office:value="-6480" calcext:value-type="float">
            <text:p>-64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926" calcext:value-type="float">
            <text:p>3926</text:p>
          </table:table-cell>
          <table:table-cell office:value-type="float" office:value="-6550" calcext:value-type="float">
            <text:p>-65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36" calcext:value-type="float">
            <text:p>1936</text:p>
          </table:table-cell>
          <table:table-cell office:value-type="float" office:value="-6588" calcext:value-type="float">
            <text:p>-65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8" calcext:value-type="float">
            <text:p>188</text:p>
          </table:table-cell>
          <table:table-cell office:value-type="float" office:value="-6650" calcext:value-type="float">
            <text:p>-66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68" calcext:value-type="float">
            <text:p>-1268</text:p>
          </table:table-cell>
          <table:table-cell office:value-type="float" office:value="-6714" calcext:value-type="float">
            <text:p>-67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82" calcext:value-type="float">
            <text:p>-2382</text:p>
          </table:table-cell>
          <table:table-cell office:value-type="float" office:value="-6780" calcext:value-type="float">
            <text:p>-67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20" calcext:value-type="float">
            <text:p>-3120</text:p>
          </table:table-cell>
          <table:table-cell office:value-type="float" office:value="-6830" calcext:value-type="float">
            <text:p>-68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64" calcext:value-type="float">
            <text:p>-3464</text:p>
          </table:table-cell>
          <table:table-cell office:value-type="float" office:value="-6894" calcext:value-type="float">
            <text:p>-68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20" calcext:value-type="float">
            <text:p>-3420</text:p>
          </table:table-cell>
          <table:table-cell office:value-type="float" office:value="-6970" calcext:value-type="float">
            <text:p>-69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14" calcext:value-type="float">
            <text:p>-2914</text:p>
          </table:table-cell>
          <table:table-cell office:value-type="float" office:value="-7042" calcext:value-type="float">
            <text:p>-70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8" calcext:value-type="float">
            <text:p>-2068</text:p>
          </table:table-cell>
          <table:table-cell office:value-type="float" office:value="-7106" calcext:value-type="float">
            <text:p>-71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76" calcext:value-type="float">
            <text:p>-876</text:p>
          </table:table-cell>
          <table:table-cell office:value-type="float" office:value="-7170" calcext:value-type="float">
            <text:p>-7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02" calcext:value-type="float">
            <text:p>602</text:p>
          </table:table-cell>
          <table:table-cell office:value-type="float" office:value="-7216" calcext:value-type="float">
            <text:p>-72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84" calcext:value-type="float">
            <text:p>2284</text:p>
          </table:table-cell>
          <table:table-cell office:value-type="float" office:value="-7282" calcext:value-type="float">
            <text:p>-72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084" calcext:value-type="float">
            <text:p>4084</text:p>
          </table:table-cell>
          <table:table-cell office:value-type="float" office:value="-7330" calcext:value-type="float">
            <text:p>-73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38" calcext:value-type="float">
            <text:p>5938</text:p>
          </table:table-cell>
          <table:table-cell office:value-type="float" office:value="-7418" calcext:value-type="float">
            <text:p>-74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752" calcext:value-type="float">
            <text:p>7752</text:p>
          </table:table-cell>
          <table:table-cell office:value-type="float" office:value="-7476" calcext:value-type="float">
            <text:p>-74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28" calcext:value-type="float">
            <text:p>9428</text:p>
          </table:table-cell>
          <table:table-cell office:value-type="float" office:value="-7542" calcext:value-type="float">
            <text:p>-75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14" calcext:value-type="float">
            <text:p>10914</text:p>
          </table:table-cell>
          <table:table-cell office:value-type="float" office:value="-7598" calcext:value-type="float">
            <text:p>-75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096" calcext:value-type="float">
            <text:p>12096</text:p>
          </table:table-cell>
          <table:table-cell office:value-type="float" office:value="-7634" calcext:value-type="float">
            <text:p>-76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886" calcext:value-type="float">
            <text:p>12886</text:p>
          </table:table-cell>
          <table:table-cell office:value-type="float" office:value="-7732" calcext:value-type="float">
            <text:p>-77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270" calcext:value-type="float">
            <text:p>13270</text:p>
          </table:table-cell>
          <table:table-cell office:value-type="float" office:value="-7762" calcext:value-type="float">
            <text:p>-77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174" calcext:value-type="float">
            <text:p>13174</text:p>
          </table:table-cell>
          <table:table-cell office:value-type="float" office:value="-7828" calcext:value-type="float">
            <text:p>-78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90" calcext:value-type="float">
            <text:p>12590</text:p>
          </table:table-cell>
          <table:table-cell office:value-type="float" office:value="-7900" calcext:value-type="float">
            <text:p>-79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12" calcext:value-type="float">
            <text:p>11512</text:p>
          </table:table-cell>
          <table:table-cell office:value-type="float" office:value="-7974" calcext:value-type="float">
            <text:p>-79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22" calcext:value-type="float">
            <text:p>9922</text:p>
          </table:table-cell>
          <table:table-cell office:value-type="float" office:value="-8030" calcext:value-type="float">
            <text:p>-80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862" calcext:value-type="float">
            <text:p>7862</text:p>
          </table:table-cell>
          <table:table-cell office:value-type="float" office:value="-8112" calcext:value-type="float">
            <text:p>-81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370" calcext:value-type="float">
            <text:p>5370</text:p>
          </table:table-cell>
          <table:table-cell office:value-type="float" office:value="-8170" calcext:value-type="float">
            <text:p>-8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86" calcext:value-type="float">
            <text:p>2486</text:p>
          </table:table-cell>
          <table:table-cell office:value-type="float" office:value="-8208" calcext:value-type="float">
            <text:p>-82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10" calcext:value-type="float">
            <text:p>-710</text:p>
          </table:table-cell>
          <table:table-cell office:value-type="float" office:value="-8282" calcext:value-type="float">
            <text:p>-82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80" calcext:value-type="float">
            <text:p>-4080</text:p>
          </table:table-cell>
          <table:table-cell office:value-type="float" office:value="-8338" calcext:value-type="float">
            <text:p>-83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80" calcext:value-type="float">
            <text:p>-7580</text:p>
          </table:table-cell>
          <table:table-cell office:value-type="float" office:value="-8406" calcext:value-type="float">
            <text:p>-84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86" calcext:value-type="float">
            <text:p>-11086</text:p>
          </table:table-cell>
          <table:table-cell office:value-type="float" office:value="-8468" calcext:value-type="float">
            <text:p>-84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502" calcext:value-type="float">
            <text:p>-14502</text:p>
          </table:table-cell>
          <table:table-cell office:value-type="float" office:value="-8500" calcext:value-type="float">
            <text:p>-85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724" calcext:value-type="float">
            <text:p>-17724</text:p>
          </table:table-cell>
          <table:table-cell office:value-type="float" office:value="-8590" calcext:value-type="float">
            <text:p>-85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50" calcext:value-type="float">
            <text:p>-20650</text:p>
          </table:table-cell>
          <table:table-cell office:value-type="float" office:value="-8660" calcext:value-type="float">
            <text:p>-86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82" calcext:value-type="float">
            <text:p>-23182</text:p>
          </table:table-cell>
          <table:table-cell office:value-type="float" office:value="-8740" calcext:value-type="float">
            <text:p>-87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208" calcext:value-type="float">
            <text:p>-25208</text:p>
          </table:table-cell>
          <table:table-cell office:value-type="float" office:value="-8782" calcext:value-type="float">
            <text:p>-87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696" calcext:value-type="float">
            <text:p>-26696</text:p>
          </table:table-cell>
          <table:table-cell office:value-type="float" office:value="-8840" calcext:value-type="float">
            <text:p>-8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566" calcext:value-type="float">
            <text:p>-27566</text:p>
          </table:table-cell>
          <table:table-cell office:value-type="float" office:value="-8916" calcext:value-type="float">
            <text:p>-89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774" calcext:value-type="float">
            <text:p>-27774</text:p>
          </table:table-cell>
          <table:table-cell office:value-type="float" office:value="-8968" calcext:value-type="float">
            <text:p>-89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22" calcext:value-type="float">
            <text:p>-27322</text:p>
          </table:table-cell>
          <table:table-cell office:value-type="float" office:value="-9040" calcext:value-type="float">
            <text:p>-90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206" calcext:value-type="float">
            <text:p>-26206</text:p>
          </table:table-cell>
          <table:table-cell office:value-type="float" office:value="-9074" calcext:value-type="float">
            <text:p>-90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436" calcext:value-type="float">
            <text:p>-24436</text:p>
          </table:table-cell>
          <table:table-cell office:value-type="float" office:value="-9164" calcext:value-type="float">
            <text:p>-91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20" calcext:value-type="float">
            <text:p>-22020</text:p>
          </table:table-cell>
          <table:table-cell office:value-type="float" office:value="-9230" calcext:value-type="float">
            <text:p>-92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82" calcext:value-type="float">
            <text:p>-19082</text:p>
          </table:table-cell>
          <table:table-cell office:value-type="float" office:value="-9280" calcext:value-type="float">
            <text:p>-92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662" calcext:value-type="float">
            <text:p>-15662</text:p>
          </table:table-cell>
          <table:table-cell office:value-type="float" office:value="-9342" calcext:value-type="float">
            <text:p>-934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826" calcext:value-type="float">
            <text:p>-11826</text:p>
          </table:table-cell>
          <table:table-cell office:value-type="float" office:value="-9408" calcext:value-type="float">
            <text:p>-9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94" calcext:value-type="float">
            <text:p>-7694</text:p>
          </table:table-cell>
          <table:table-cell office:value-type="float" office:value="-9464" calcext:value-type="float">
            <text:p>-94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414" calcext:value-type="float">
            <text:p>-3414</text:p>
          </table:table-cell>
          <table:table-cell office:value-type="float" office:value="-9556" calcext:value-type="float">
            <text:p>-95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6" calcext:value-type="float">
            <text:p>956</text:p>
          </table:table-cell>
          <table:table-cell office:value-type="float" office:value="-9582" calcext:value-type="float">
            <text:p>-95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276" calcext:value-type="float">
            <text:p>5276</text:p>
          </table:table-cell>
          <table:table-cell office:value-type="float" office:value="-9646" calcext:value-type="float">
            <text:p>-96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456" calcext:value-type="float">
            <text:p>9456</text:p>
          </table:table-cell>
          <table:table-cell office:value-type="float" office:value="-9712" calcext:value-type="float">
            <text:p>-97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340" calcext:value-type="float">
            <text:p>13340</text:p>
          </table:table-cell>
          <table:table-cell office:value-type="float" office:value="-9758" calcext:value-type="float">
            <text:p>-97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74" calcext:value-type="float">
            <text:p>16874</text:p>
          </table:table-cell>
          <table:table-cell office:value-type="float" office:value="-9826" calcext:value-type="float">
            <text:p>-98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902" calcext:value-type="float">
            <text:p>19902</text:p>
          </table:table-cell>
          <table:table-cell office:value-type="float" office:value="-9910" calcext:value-type="float">
            <text:p>-99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440" calcext:value-type="float">
            <text:p>22440</text:p>
          </table:table-cell>
          <table:table-cell office:value-type="float" office:value="-9982" calcext:value-type="float">
            <text:p>-99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62" calcext:value-type="float">
            <text:p>24362</text:p>
          </table:table-cell>
          <table:table-cell office:value-type="float" office:value="-10036" calcext:value-type="float">
            <text:p>-1003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60" calcext:value-type="float">
            <text:p>25660</text:p>
          </table:table-cell>
          <table:table-cell office:value-type="float" office:value="6300" calcext:value-type="float">
            <text:p>63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92" calcext:value-type="float">
            <text:p>26292</text:p>
          </table:table-cell>
          <table:table-cell office:value-type="float" office:value="6222" calcext:value-type="float">
            <text:p>62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284" calcext:value-type="float">
            <text:p>26284</text:p>
          </table:table-cell>
          <table:table-cell office:value-type="float" office:value="6170" calcext:value-type="float">
            <text:p>6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620" calcext:value-type="float">
            <text:p>25620</text:p>
          </table:table-cell>
          <table:table-cell office:value-type="float" office:value="6116" calcext:value-type="float">
            <text:p>61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364" calcext:value-type="float">
            <text:p>24364</text:p>
          </table:table-cell>
          <table:table-cell office:value-type="float" office:value="6062" calcext:value-type="float">
            <text:p>60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570" calcext:value-type="float">
            <text:p>22570</text:p>
          </table:table-cell>
          <table:table-cell office:value-type="float" office:value="5978" calcext:value-type="float">
            <text:p>59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292" calcext:value-type="float">
            <text:p>20292</text:p>
          </table:table-cell>
          <table:table-cell office:value-type="float" office:value="5908" calcext:value-type="float">
            <text:p>59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644" calcext:value-type="float">
            <text:p>17644</text:p>
          </table:table-cell>
          <table:table-cell office:value-type="float" office:value="5840" calcext:value-type="float">
            <text:p>58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696" calcext:value-type="float">
            <text:p>14696</text:p>
          </table:table-cell>
          <table:table-cell office:value-type="float" office:value="5786" calcext:value-type="float">
            <text:p>57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542" calcext:value-type="float">
            <text:p>11542</text:p>
          </table:table-cell>
          <table:table-cell office:value-type="float" office:value="5748" calcext:value-type="float">
            <text:p>57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300" calcext:value-type="float">
            <text:p>8300</text:p>
          </table:table-cell>
          <table:table-cell office:value-type="float" office:value="5666" calcext:value-type="float">
            <text:p>5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074" calcext:value-type="float">
            <text:p>5074</text:p>
          </table:table-cell>
          <table:table-cell office:value-type="float" office:value="5616" calcext:value-type="float">
            <text:p>56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6" calcext:value-type="float">
            <text:p>1956</text:p>
          </table:table-cell>
          <table:table-cell office:value-type="float" office:value="5534" calcext:value-type="float">
            <text:p>55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6" calcext:value-type="float">
            <text:p>-976</text:p>
          </table:table-cell>
          <table:table-cell office:value-type="float" office:value="5478" calcext:value-type="float">
            <text:p>547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610" calcext:value-type="float">
            <text:p>-3610</text:p>
          </table:table-cell>
          <table:table-cell office:value-type="float" office:value="5408" calcext:value-type="float">
            <text:p>54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882" calcext:value-type="float">
            <text:p>-5882</text:p>
          </table:table-cell>
          <table:table-cell office:value-type="float" office:value="5356" calcext:value-type="float">
            <text:p>53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760" calcext:value-type="float">
            <text:p>-7760</text:p>
          </table:table-cell>
          <table:table-cell office:value-type="float" office:value="5286" calcext:value-type="float">
            <text:p>52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78" calcext:value-type="float">
            <text:p>-9178</text:p>
          </table:table-cell>
          <table:table-cell office:value-type="float" office:value="5228" calcext:value-type="float">
            <text:p>522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04" calcext:value-type="float">
            <text:p>-10104</text:p>
          </table:table-cell>
          <table:table-cell office:value-type="float" office:value="5158" calcext:value-type="float">
            <text:p>5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556" calcext:value-type="float">
            <text:p>-10556</text:p>
          </table:table-cell>
          <table:table-cell office:value-type="float" office:value="5114" calcext:value-type="float">
            <text:p>51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560" calcext:value-type="float">
            <text:p>-10560</text:p>
          </table:table-cell>
          <table:table-cell office:value-type="float" office:value="5018" calcext:value-type="float">
            <text:p>50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114" calcext:value-type="float">
            <text:p>-10114</text:p>
          </table:table-cell>
          <table:table-cell office:value-type="float" office:value="4982" calcext:value-type="float">
            <text:p>49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84" calcext:value-type="float">
            <text:p>-9284</text:p>
          </table:table-cell>
          <table:table-cell office:value-type="float" office:value="4926" calcext:value-type="float">
            <text:p>492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120" calcext:value-type="float">
            <text:p>-8120</text:p>
          </table:table-cell>
          <table:table-cell office:value-type="float" office:value="4834" calcext:value-type="float">
            <text:p>48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70" calcext:value-type="float">
            <text:p>-6670</text:p>
          </table:table-cell>
          <table:table-cell office:value-type="float" office:value="4798" calcext:value-type="float">
            <text:p>47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74" calcext:value-type="float">
            <text:p>-5074</text:p>
          </table:table-cell>
          <table:table-cell office:value-type="float" office:value="4754" calcext:value-type="float">
            <text:p>47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366" calcext:value-type="float">
            <text:p>-3366</text:p>
          </table:table-cell>
          <table:table-cell office:value-type="float" office:value="4666" calcext:value-type="float">
            <text:p>466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46" calcext:value-type="float">
            <text:p>-1646</text:p>
          </table:table-cell>
          <table:table-cell office:value-type="float" office:value="4618" calcext:value-type="float">
            <text:p>46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" calcext:value-type="float">
            <text:p>-16</text:p>
          </table:table-cell>
          <table:table-cell office:value-type="float" office:value="4534" calcext:value-type="float">
            <text:p>45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0" calcext:value-type="float">
            <text:p>1480</text:p>
          </table:table-cell>
          <table:table-cell office:value-type="float" office:value="4480" calcext:value-type="float">
            <text:p>44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32" calcext:value-type="float">
            <text:p>2732</text:p>
          </table:table-cell>
          <table:table-cell office:value-type="float" office:value="4422" calcext:value-type="float">
            <text:p>442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644" calcext:value-type="float">
            <text:p>3644</text:p>
          </table:table-cell>
          <table:table-cell office:value-type="float" office:value="4388" calcext:value-type="float">
            <text:p>43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56" calcext:value-type="float">
            <text:p>4256</text:p>
          </table:table-cell>
          <table:table-cell office:value-type="float" office:value="4294" calcext:value-type="float">
            <text:p>42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30" calcext:value-type="float">
            <text:p>4430</text:p>
          </table:table-cell>
          <table:table-cell office:value-type="float" office:value="4256" calcext:value-type="float">
            <text:p>4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02" calcext:value-type="float">
            <text:p>4202</text:p>
          </table:table-cell>
          <table:table-cell office:value-type="float" office:value="4176" calcext:value-type="float">
            <text:p>41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574" calcext:value-type="float">
            <text:p>3574</text:p>
          </table:table-cell>
          <table:table-cell office:value-type="float" office:value="4098" calcext:value-type="float">
            <text:p>409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16" calcext:value-type="float">
            <text:p>2516</text:p>
          </table:table-cell>
          <table:table-cell office:value-type="float" office:value="4044" calcext:value-type="float">
            <text:p>40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84" calcext:value-type="float">
            <text:p>1084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02" calcext:value-type="float">
            <text:p>-702</text:p>
          </table:table-cell>
          <table:table-cell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36" calcext:value-type="float">
            <text:p>-2736</text:p>
          </table:table-cell>
          <table:table-cell office:value-type="float" office:value="3844" calcext:value-type="float">
            <text:p>38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000" calcext:value-type="float">
            <text:p>-5000</text:p>
          </table:table-cell>
          <table:table-cell office:value-type="float" office:value="3786" calcext:value-type="float">
            <text:p>37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376" calcext:value-type="float">
            <text:p>-7376</text:p>
          </table:table-cell>
          <table:table-cell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772" calcext:value-type="float">
            <text:p>-9772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120" calcext:value-type="float">
            <text:p>-12120</text:p>
          </table:table-cell>
          <table:table-cell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314" calcext:value-type="float">
            <text:p>-14314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80" calcext:value-type="float">
            <text:p>-16280</text:p>
          </table:table-cell>
          <table:table-cell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880" calcext:value-type="float">
            <text:p>-17880</text:p>
          </table:table-cell>
          <table:table-cell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068" calcext:value-type="float">
            <text:p>-19068</text:p>
          </table:table-cell>
          <table:table-cell office:value-type="float" office:value="3368" calcext:value-type="float">
            <text:p>33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800" calcext:value-type="float">
            <text:p>-19800</text:p>
          </table:table-cell>
          <table:table-cell office:value-type="float" office:value="3290" calcext:value-type="float">
            <text:p>32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994" calcext:value-type="float">
            <text:p>-19994</text:p>
          </table:table-cell>
          <table:table-cell office:value-type="float" office:value="3210" calcext:value-type="float">
            <text:p>32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16" calcext:value-type="float">
            <text:p>-19616</text:p>
          </table:table-cell>
          <table:table-cell office:value-type="float" office:value="3174" calcext:value-type="float">
            <text:p>31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700" calcext:value-type="float">
            <text:p>-18700</text:p>
          </table:table-cell>
          <table:table-cell office:value-type="float" office:value="3102" calcext:value-type="float">
            <text:p>31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166" calcext:value-type="float">
            <text:p>-17166</text:p>
          </table:table-cell>
          <table:table-cell office:value-type="float" office:value="3048" calcext:value-type="float">
            <text:p>30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092" calcext:value-type="float">
            <text:p>-15092</text:p>
          </table:table-cell>
          <table:table-cell office:value-type="float" office:value="2988" calcext:value-type="float">
            <text:p>29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490" calcext:value-type="float">
            <text:p>-12490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422" calcext:value-type="float">
            <text:p>-9422</text:p>
          </table:table-cell>
          <table:table-cell office:value-type="float" office:value="2872" calcext:value-type="float">
            <text:p>2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80" calcext:value-type="float">
            <text:p>-5980</text:p>
          </table:table-cell>
          <table:table-cell office:value-type="float" office:value="2786" calcext:value-type="float">
            <text:p>27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24" calcext:value-type="float">
            <text:p>-2224</text:p>
          </table:table-cell>
          <table:table-cell office:value-type="float" office:value="2716" calcext:value-type="float">
            <text:p>27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36" calcext:value-type="float">
            <text:p>1736</text:p>
          </table:table-cell>
          <table:table-cell office:value-type="float" office:value="2652" calcext:value-type="float">
            <text:p>26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96" calcext:value-type="float">
            <text:p>5796</text:p>
          </table:table-cell>
          <table:table-cell office:value-type="float" office:value="2604" calcext:value-type="float">
            <text:p>260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840" calcext:value-type="float">
            <text:p>9840</text:p>
          </table:table-cell>
          <table:table-cell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3756" calcext:value-type="float">
            <text:p>13756</text:p>
          </table:table-cell>
          <table:table-cell office:value-type="float" office:value="2490" calcext:value-type="float">
            <text:p>24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442" calcext:value-type="float">
            <text:p>17442</text:p>
          </table:table-cell>
          <table:table-cell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74" calcext:value-type="float">
            <text:p>20774</text:p>
          </table:table-cell>
          <table:table-cell office:value-type="float" office:value="2390" calcext:value-type="float">
            <text:p>23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686" calcext:value-type="float">
            <text:p>23686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070" calcext:value-type="float">
            <text:p>26070</text:p>
          </table:table-cell>
          <table:table-cell office:value-type="float" office:value="2246" calcext:value-type="float">
            <text:p>22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862" calcext:value-type="float">
            <text:p>27862</text:p>
          </table:table-cell>
          <table:table-cell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004" calcext:value-type="float">
            <text:p>29004</text:p>
          </table:table-cell>
          <table:table-cell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472" calcext:value-type="float">
            <text:p>29472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234" calcext:value-type="float">
            <text:p>29234</text:p>
          </table:table-cell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302" calcext:value-type="float">
            <text:p>28302</text:p>
          </table:table-cell>
          <table:table-cell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724" calcext:value-type="float">
            <text:p>26724</text:p>
          </table:table-cell>
          <table:table-cell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506" calcext:value-type="float">
            <text:p>24506</text:p>
          </table:table-cell>
          <table:table-cell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736" calcext:value-type="float">
            <text:p>21736</text:p>
          </table:table-cell>
          <table:table-cell office:value-type="float" office:value="1714" calcext:value-type="float">
            <text:p>17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524" calcext:value-type="float">
            <text:p>18524</text:p>
          </table:table-cell>
          <table:table-cell office:value-type="float" office:value="1690" calcext:value-type="float">
            <text:p>16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886" calcext:value-type="float">
            <text:p>14886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950" calcext:value-type="float">
            <text:p>10950</text:p>
          </table:table-cell>
          <table:table-cell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876" calcext:value-type="float">
            <text:p>6876</text:p>
          </table:table-cell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42" calcext:value-type="float">
            <text:p>2742</text:p>
          </table:table-cell>
          <table:table-cell office:value-type="float" office:value="1416" calcext:value-type="float">
            <text:p>141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72" calcext:value-type="float">
            <text:p>-1372</text:p>
          </table:table-cell>
          <table:table-cell office:value-type="float" office:value="1360" calcext:value-type="float">
            <text:p>13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314" calcext:value-type="float">
            <text:p>-5314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980" calcext:value-type="float">
            <text:p>-8980</text:p>
          </table:table-cell>
          <table:table-cell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272" calcext:value-type="float">
            <text:p>-12272</text:p>
          </table:table-cell>
          <table:table-cell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134" calcext:value-type="float">
            <text:p>-15134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494" calcext:value-type="float">
            <text:p>-17494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312" calcext:value-type="float">
            <text:p>-19312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516" calcext:value-type="float">
            <text:p>-20516</text:p>
          </table:table-cell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160" calcext:value-type="float">
            <text:p>-21160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1166" calcext:value-type="float">
            <text:p>-21166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660" calcext:value-type="float">
            <text:p>-20660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642" calcext:value-type="float">
            <text:p>-19642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138" calcext:value-type="float">
            <text:p>-18138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234" calcext:value-type="float">
            <text:p>-16234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44" calcext:value-type="float">
            <text:p>-14044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650" calcext:value-type="float">
            <text:p>-11650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136" calcext:value-type="float">
            <text:p>-9136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600" calcext:value-type="float">
            <text:p>-6600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122" calcext:value-type="float">
            <text:p>-412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12" calcext:value-type="float">
            <text:p>-1812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8" calcext:value-type="float">
            <text:p>26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26" calcext:value-type="float">
            <text:p>202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430" calcext:value-type="float">
            <text:p>3430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426" calcext:value-type="float">
            <text:p>4426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996" calcext:value-type="float">
            <text:p>4996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142" calcext:value-type="float">
            <text:p>5142</text:p>
          </table:table-cell>
          <table:table-cell office:value-type="float" office:value="-13306" calcext:value-type="float">
            <text:p>-1330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96" calcext:value-type="float">
            <text:p>4896</text:p>
          </table:table-cell>
          <table:table-cell office:value-type="float" office:value="-13382" calcext:value-type="float">
            <text:p>-1338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228" calcext:value-type="float">
            <text:p>4228</text:p>
          </table:table-cell>
          <table:table-cell office:value-type="float" office:value="-13424" calcext:value-type="float">
            <text:p>-134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0" calcext:value-type="float">
            <text:p>3240</text:p>
          </table:table-cell>
          <table:table-cell office:value-type="float" office:value="-13472" calcext:value-type="float">
            <text:p>-134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0" calcext:value-type="float">
            <text:p>1950</text:p>
          </table:table-cell>
          <table:table-cell office:value-type="float" office:value="-13548" calcext:value-type="float">
            <text:p>-1354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66" calcext:value-type="float">
            <text:p>466</text:p>
          </table:table-cell>
          <table:table-cell office:value-type="float" office:value="-13620" calcext:value-type="float">
            <text:p>-1362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78" calcext:value-type="float">
            <text:p>-1178</text:p>
          </table:table-cell>
          <table:table-cell office:value-type="float" office:value="-13680" calcext:value-type="float">
            <text:p>-1368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40" calcext:value-type="float">
            <text:p>-2840</text:p>
          </table:table-cell>
          <table:table-cell office:value-type="float" office:value="-13740" calcext:value-type="float">
            <text:p>-1374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486" calcext:value-type="float">
            <text:p>-4486</text:p>
          </table:table-cell>
          <table:table-cell office:value-type="float" office:value="-13794" calcext:value-type="float">
            <text:p>-1379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020" calcext:value-type="float">
            <text:p>-6020</text:p>
          </table:table-cell>
          <table:table-cell office:value-type="float" office:value="-13886" calcext:value-type="float">
            <text:p>-1388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322" calcext:value-type="float">
            <text:p>-7322</text:p>
          </table:table-cell>
          <table:table-cell office:value-type="float" office:value="-13910" calcext:value-type="float">
            <text:p>-1391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352" calcext:value-type="float">
            <text:p>-8352</text:p>
          </table:table-cell>
          <table:table-cell office:value-type="float" office:value="-13972" calcext:value-type="float">
            <text:p>-1397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066" calcext:value-type="float">
            <text:p>-9066</text:p>
          </table:table-cell>
          <table:table-cell office:value-type="float" office:value="-14054" calcext:value-type="float">
            <text:p>-140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364" calcext:value-type="float">
            <text:p>-9364</text:p>
          </table:table-cell>
          <table:table-cell office:value-type="float" office:value="-14102" calcext:value-type="float">
            <text:p>-1410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210" calcext:value-type="float">
            <text:p>-9210</text:p>
          </table:table-cell>
          <table:table-cell office:value-type="float" office:value="-14170" calcext:value-type="float">
            <text:p>-1417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8594" calcext:value-type="float">
            <text:p>-8594</text:p>
          </table:table-cell>
          <table:table-cell office:value-type="float" office:value="-14224" calcext:value-type="float">
            <text:p>-1422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02" calcext:value-type="float">
            <text:p>-7502</text:p>
          </table:table-cell>
          <table:table-cell office:value-type="float" office:value="-14318" calcext:value-type="float">
            <text:p>-1431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992" calcext:value-type="float">
            <text:p>-5992</text:p>
          </table:table-cell>
          <table:table-cell office:value-type="float" office:value="-14354" calcext:value-type="float">
            <text:p>-14354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010" calcext:value-type="float">
            <text:p>-4010</text:p>
          </table:table-cell>
          <table:table-cell office:value-type="float" office:value="-14446" calcext:value-type="float">
            <text:p>-14446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712" calcext:value-type="float">
            <text:p>-1712</text:p>
          </table:table-cell>
          <table:table-cell office:value-type="float" office:value="-14458" calcext:value-type="float">
            <text:p>-144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86" calcext:value-type="float">
            <text:p>986</text:p>
          </table:table-cell>
          <table:table-cell office:value-type="float" office:value="-14558" calcext:value-type="float">
            <text:p>-1455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862" calcext:value-type="float">
            <text:p>3862</text:p>
          </table:table-cell>
          <table:table-cell office:value-type="float" office:value="-14562" calcext:value-type="float">
            <text:p>-14562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918" calcext:value-type="float">
            <text:p>6918</text:p>
          </table:table-cell>
          <table:table-cell office:value-type="float" office:value="-14688" calcext:value-type="float">
            <text:p>-14688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962" calcext:value-type="float">
            <text:p>9962</text:p>
          </table:table-cell>
          <table:table-cell office:value-type="float" office:value="-14682" calcext:value-type="float">
            <text:p>-14682</text:p>
          </table:table-cell>
          <table:table-cell/>
        </table:table-row>
        <table:table-row table:style-name="ro1">
          <table:table-cell office:value-type="string" calcext:value-type="string">
            <text:p># ** Note: $stop <text:s text:c="3"/>: testbench.sv(1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Time: 145251 ns <text:s/>Iteration: 0 <text:s/>Instance: /test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reak in Module testbench at testbench.sv line 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topped at testbench.sv line 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nd time: 23:59:44 on Nov 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apsed time: 0:00:05</text:p>
          </table:table-cell>
          <table:table-cell/>
        </table:table-row>
        <table:table-row table:style-name="ro1">
          <table:table-cell office:value-type="string" calcext:value-type="string">
            <text:p># Errors: 0</text:p>
          </table:table-cell>
          <table:table-cell office:value-type="string" calcext:value-type="string">
            <text:p><text:s/>Warnings: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00/00/00</text:date>, <text:time style:data-style-name="N2" text:time-value="01:34:30.23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01:38:18.277000000</dc:date>
    <meta:editing-duration>PT8M58S</meta:editing-duration>
    <meta:editing-cycles>4</meta:editing-cycles>
    <meta:generator>LibreOffice/5.2.3.3$Windows_x86 LibreOffice_project/d54a8868f08a7b39642414cf2c8ef2f228f780cf</meta:generator>
    <meta:document-statistic meta:table-count="1" meta:cell-count="102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2cm" svg:y="0.316cm" chart:style-name="ch2">
          <text:p>input data</text:p>
        </chart:title>
        <chart:legend chart:legend-position="end" svg:x="13.111cm" svg:y="3.946cm" style:legend-expansion="high" chart:style-name="ch3"/>
        <chart:plot-area chart:style-name="ch4" table:cell-range-address="log.B22:log.C1046" chart:data-source-has-labels="row" svg:x="0.32cm" svg:y="1.301cm" svg:width="12.471cm" svg:height="7.519cm">
          <chartooo:coordinate-region svg:x="1.651cm" svg:y="1.503cm" svg:width="11.14cm" svg:height="7.1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g.B23:log.B1046" chart:label-cell-address="log.B22:log.B22" chart:class="chart:line">
            <chart:data-point chart:repeated="1024"/>
          </chart:series>
          <chart:series chart:style-name="ch8" chart:values-cell-range-address="log.C23:log.C1046" chart:label-cell-address="log.C22:log.C22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part</text:p>
                <draw:g>
                  <svg:desc>log.B22:log.B22</svg:desc>
                </draw:g>
              </table:table-cell>
              <table:table-cell office:value-type="string">
                <text:p> imag part</text:p>
                <draw:g>
                  <svg:desc>log.C22:log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07">
                <text:p>13107</text:p>
                <draw:g>
                  <svg:desc>log.B23:log.B1046</svg:desc>
                </draw:g>
              </table:table-cell>
              <table:table-cell office:value-type="float" office:value="0">
                <text:p>0</text:p>
                <draw:g>
                  <svg:desc>log.C23:log.C10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34">
                <text:p>1603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19">
                <text:p>1871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65">
                <text:p>21065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85">
                <text:p>2298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03">
                <text:p>24403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57">
                <text:p>25257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01">
                <text:p>25501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07">
                <text:p>25107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66">
                <text:p>24066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390">
                <text:p>22390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08">
                <text:p>20108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71">
                <text:p>17271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44">
                <text:p>13944</text:p>
              </table:table-cell>
              <table:table-cell office:value-type="float" office:value="-813">
                <text:p>-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10">
                <text:p>10210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64">
                <text:p>6164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1">
                <text:p>1911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35">
                <text:p>-2435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760">
                <text:p>-6760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947">
                <text:p>-10947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884">
                <text:p>-14884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466">
                <text:p>-18466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1599">
                <text:p>-21599</text:p>
              </table:table-cell>
              <table:table-cell office:value-type="float" office:value="-1375">
                <text:p>-1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201">
                <text:p>-24201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6207">
                <text:p>-26207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7568">
                <text:p>-27568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257">
                <text:p>-28257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264">
                <text:p>-28264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600">
                <text:p>-27600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297">
                <text:p>-26297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404">
                <text:p>-24404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1987">
                <text:p>-21987</text:p>
              </table:table-cell>
              <table:table-cell office:value-type="float" office:value="-1937">
                <text:p>-1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126">
                <text:p>-19126</text:p>
              </table:table-cell>
              <table:table-cell office:value-type="float" office:value="-1999">
                <text:p>-1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913">
                <text:p>-15913</text:p>
              </table:table-cell>
              <table:table-cell office:value-type="float" office:value="-2062">
                <text:p>-20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2450">
                <text:p>-12450</text:p>
              </table:table-cell>
              <table:table-cell office:value-type="float" office:value="-2124">
                <text:p>-2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842">
                <text:p>-8842</text:p>
              </table:table-cell>
              <table:table-cell office:value-type="float" office:value="-2187">
                <text:p>-2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197">
                <text:p>-5197</text:p>
              </table:table-cell>
              <table:table-cell office:value-type="float" office:value="-2249">
                <text:p>-2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23">
                <text:p>-1623</text:p>
              </table:table-cell>
              <table:table-cell office:value-type="float" office:value="-2312">
                <text:p>-2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0">
                <text:p>1780</text:p>
              </table:table-cell>
              <table:table-cell office:value-type="float" office:value="-2374">
                <text:p>-2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19">
                <text:p>4919</text:p>
              </table:table-cell>
              <table:table-cell office:value-type="float" office:value="-2437">
                <text:p>-24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10">
                <text:p>7710</text:p>
              </table:table-cell>
              <table:table-cell office:value-type="float" office:value="-2499">
                <text:p>-2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87">
                <text:p>10087</text:p>
              </table:table-cell>
              <table:table-cell office:value-type="float" office:value="-2562">
                <text:p>-2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96">
                <text:p>11996</text:p>
              </table:table-cell>
              <table:table-cell office:value-type="float" office:value="-2624">
                <text:p>-2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02">
                <text:p>13402</text:p>
              </table:table-cell>
              <table:table-cell office:value-type="float" office:value="-2686">
                <text:p>-26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288">
                <text:p>14288</text:p>
              </table:table-cell>
              <table:table-cell office:value-type="float" office:value="-2749">
                <text:p>-2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54">
                <text:p>14654</text:p>
              </table:table-cell>
              <table:table-cell office:value-type="float" office:value="-2811">
                <text:p>-2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519">
                <text:p>14519</text:p>
              </table:table-cell>
              <table:table-cell office:value-type="float" office:value="-2874">
                <text:p>-2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20">
                <text:p>13920</text:p>
              </table:table-cell>
              <table:table-cell office:value-type="float" office:value="-2936">
                <text:p>-2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907">
                <text:p>12907</text:p>
              </table:table-cell>
              <table:table-cell office:value-type="float" office:value="-2999">
                <text:p>-2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45">
                <text:p>11545</text:p>
              </table:table-cell>
              <table:table-cell office:value-type="float" office:value="-3061">
                <text:p>-30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09">
                <text:p>9909</text:p>
              </table:table-cell>
              <table:table-cell office:value-type="float" office:value="-3124">
                <text:p>-3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84">
                <text:p>8084</text:p>
              </table:table-cell>
              <table:table-cell office:value-type="float" office:value="-3186">
                <text:p>-31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57">
                <text:p>6157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18">
                <text:p>4218</text:p>
              </table:table-cell>
              <table:table-cell office:value-type="float" office:value="-3311">
                <text:p>-3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5">
                <text:p>2355</text:p>
              </table:table-cell>
              <table:table-cell office:value-type="float" office:value="-3374">
                <text:p>-3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2">
                <text:p>652</text:p>
              </table:table-cell>
              <table:table-cell office:value-type="float" office:value="-3436">
                <text:p>-3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17">
                <text:p>-817</text:p>
              </table:table-cell>
              <table:table-cell office:value-type="float" office:value="-3498">
                <text:p>-3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86">
                <text:p>-1986</text:p>
              </table:table-cell>
              <table:table-cell office:value-type="float" office:value="-3561">
                <text:p>-3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805">
                <text:p>-2805</text:p>
              </table:table-cell>
              <table:table-cell office:value-type="float" office:value="-3623">
                <text:p>-36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237">
                <text:p>-3237</text:p>
              </table:table-cell>
              <table:table-cell office:value-type="float" office:value="-3686">
                <text:p>-3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262">
                <text:p>-3262</text:p>
              </table:table-cell>
              <table:table-cell office:value-type="float" office:value="-3748">
                <text:p>-3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876">
                <text:p>-2876</text:p>
              </table:table-cell>
              <table:table-cell office:value-type="float" office:value="-3811">
                <text:p>-3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093">
                <text:p>-2093</text:p>
              </table:table-cell>
              <table:table-cell office:value-type="float" office:value="-3873">
                <text:p>-3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45">
                <text:p>-945</text:p>
              </table:table-cell>
              <table:table-cell office:value-type="float" office:value="-3936">
                <text:p>-3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4">
                <text:p>524</text:p>
              </table:table-cell>
              <table:table-cell office:value-type="float" office:value="-3998">
                <text:p>-3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52">
                <text:p>2252</text:p>
              </table:table-cell>
              <table:table-cell office:value-type="float" office:value="-4061">
                <text:p>-4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68">
                <text:p>4168</text:p>
              </table:table-cell>
              <table:table-cell office:value-type="float" office:value="-4123">
                <text:p>-4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91">
                <text:p>6191</text:p>
              </table:table-cell>
              <table:table-cell office:value-type="float" office:value="-4186">
                <text:p>-4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34">
                <text:p>8234</text:p>
              </table:table-cell>
              <table:table-cell office:value-type="float" office:value="-4248">
                <text:p>-4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05">
                <text:p>10205</text:p>
              </table:table-cell>
              <table:table-cell office:value-type="float" office:value="-4311">
                <text:p>-43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15">
                <text:p>12015</text:p>
              </table:table-cell>
              <table:table-cell office:value-type="float" office:value="-4373">
                <text:p>-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76">
                <text:p>13576</text:p>
              </table:table-cell>
              <table:table-cell office:value-type="float" office:value="-4435">
                <text:p>-4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9">
                <text:p>14809</text:p>
              </table:table-cell>
              <table:table-cell office:value-type="float" office:value="-4498">
                <text:p>-4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43">
                <text:p>15643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19">
                <text:p>16019</text:p>
              </table:table-cell>
              <table:table-cell office:value-type="float" office:value="-4623">
                <text:p>-4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94">
                <text:p>15894</text:p>
              </table:table-cell>
              <table:table-cell office:value-type="float" office:value="-4685">
                <text:p>-4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42">
                <text:p>15242</text:p>
              </table:table-cell>
              <table:table-cell office:value-type="float" office:value="-4748">
                <text:p>-4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52">
                <text:p>14052</text:p>
              </table:table-cell>
              <table:table-cell office:value-type="float" office:value="-4810">
                <text:p>-48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35">
                <text:p>12335</text:p>
              </table:table-cell>
              <table:table-cell office:value-type="float" office:value="-4873">
                <text:p>-48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17">
                <text:p>10117</text:p>
              </table:table-cell>
              <table:table-cell office:value-type="float" office:value="-4935">
                <text:p>-49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44">
                <text:p>7444</text:p>
              </table:table-cell>
              <table:table-cell office:value-type="float" office:value="-4998">
                <text:p>-4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77">
                <text:p>4377</text:p>
              </table:table-cell>
              <table:table-cell office:value-type="float" office:value="-5060">
                <text:p>-50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5">
                <text:p>995</text:p>
              </table:table-cell>
              <table:table-cell office:value-type="float" office:value="-5123">
                <text:p>-5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615">
                <text:p>-2615</text:p>
              </table:table-cell>
              <table:table-cell office:value-type="float" office:value="-5185">
                <text:p>-5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53">
                <text:p>-6353</text:p>
              </table:table-cell>
              <table:table-cell office:value-type="float" office:value="-5247">
                <text:p>-5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112">
                <text:p>-10112</text:p>
              </table:table-cell>
              <table:table-cell office:value-type="float" office:value="-5310">
                <text:p>-53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3785">
                <text:p>-13785</text:p>
              </table:table-cell>
              <table:table-cell office:value-type="float" office:value="-5372">
                <text:p>-5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7262">
                <text:p>-17262</text:p>
              </table:table-cell>
              <table:table-cell office:value-type="float" office:value="-5435">
                <text:p>-5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0438">
                <text:p>-20438</text:p>
              </table:table-cell>
              <table:table-cell office:value-type="float" office:value="-5497">
                <text:p>-54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3215">
                <text:p>-23215</text:p>
              </table:table-cell>
              <table:table-cell office:value-type="float" office:value="-5560">
                <text:p>-55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5505">
                <text:p>-25505</text:p>
              </table:table-cell>
              <table:table-cell office:value-type="float" office:value="-5622">
                <text:p>-5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7233">
                <text:p>-27233</text:p>
              </table:table-cell>
              <table:table-cell office:value-type="float" office:value="-5685">
                <text:p>-56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8341">
                <text:p>-28341</text:p>
              </table:table-cell>
              <table:table-cell office:value-type="float" office:value="-5747">
                <text:p>-5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8787">
                <text:p>-28787</text:p>
              </table:table-cell>
              <table:table-cell office:value-type="float" office:value="-5810">
                <text:p>-58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8550">
                <text:p>-28550</text:p>
              </table:table-cell>
              <table:table-cell office:value-type="float" office:value="-5872">
                <text:p>-5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7626">
                <text:p>-27626</text:p>
              </table:table-cell>
              <table:table-cell office:value-type="float" office:value="-5935">
                <text:p>-5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6036">
                <text:p>-26036</text:p>
              </table:table-cell>
              <table:table-cell office:value-type="float" office:value="-5997">
                <text:p>-5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815">
                <text:p>-23815</text:p>
              </table:table-cell>
              <table:table-cell office:value-type="float" office:value="-6060">
                <text:p>-60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1020">
                <text:p>-21020</text:p>
              </table:table-cell>
              <table:table-cell office:value-type="float" office:value="-6122">
                <text:p>-6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7725">
                <text:p>-17725</text:p>
              </table:table-cell>
              <table:table-cell office:value-type="float" office:value="-6184">
                <text:p>-6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4018">
                <text:p>-14018</text:p>
              </table:table-cell>
              <table:table-cell office:value-type="float" office:value="-6247">
                <text:p>-6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997">
                <text:p>-9997</text:p>
              </table:table-cell>
              <table:table-cell office:value-type="float" office:value="-6309">
                <text:p>-63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773">
                <text:p>-5773</text:p>
              </table:table-cell>
              <table:table-cell office:value-type="float" office:value="-6372">
                <text:p>-6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57">
                <text:p>-1457</text:p>
              </table:table-cell>
              <table:table-cell office:value-type="float" office:value="-6434">
                <text:p>-6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32">
                <text:p>2832</text:p>
              </table:table-cell>
              <table:table-cell office:value-type="float" office:value="-6497">
                <text:p>-64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82">
                <text:p>6982</text:p>
              </table:table-cell>
              <table:table-cell office:value-type="float" office:value="-6559">
                <text:p>-65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83">
                <text:p>10883</text:p>
              </table:table-cell>
              <table:table-cell office:value-type="float" office:value="-6622">
                <text:p>-66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35">
                <text:p>14435</text:p>
              </table:table-cell>
              <table:table-cell office:value-type="float" office:value="-6684">
                <text:p>-66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548">
                <text:p>17548</text:p>
              </table:table-cell>
              <table:table-cell office:value-type="float" office:value="-6747">
                <text:p>-67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49">
                <text:p>20149</text:p>
              </table:table-cell>
              <table:table-cell office:value-type="float" office:value="-6809">
                <text:p>-68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79">
                <text:p>22179</text:p>
              </table:table-cell>
              <table:table-cell office:value-type="float" office:value="-6872">
                <text:p>-6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97">
                <text:p>23597</text:p>
              </table:table-cell>
              <table:table-cell office:value-type="float" office:value="-6934">
                <text:p>-69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384">
                <text:p>24384</text:p>
              </table:table-cell>
              <table:table-cell office:value-type="float" office:value="-6996">
                <text:p>-69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537">
                <text:p>24537</text:p>
              </table:table-cell>
              <table:table-cell office:value-type="float" office:value="-7059">
                <text:p>-70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75">
                <text:p>24075</text:p>
              </table:table-cell>
              <table:table-cell office:value-type="float" office:value="-7121">
                <text:p>-7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34">
                <text:p>23034</text:p>
              </table:table-cell>
              <table:table-cell office:value-type="float" office:value="-7184">
                <text:p>-71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67">
                <text:p>21467</text:p>
              </table:table-cell>
              <table:table-cell office:value-type="float" office:value="-7246">
                <text:p>-72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443">
                <text:p>19443</text:p>
              </table:table-cell>
              <table:table-cell office:value-type="float" office:value="-7309">
                <text:p>-73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44">
                <text:p>17044</text:p>
              </table:table-cell>
              <table:table-cell office:value-type="float" office:value="-7371">
                <text:p>-73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58">
                <text:p>14358</text:p>
              </table:table-cell>
              <table:table-cell office:value-type="float" office:value="-7434">
                <text:p>-74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85">
                <text:p>11485</text:p>
              </table:table-cell>
              <table:table-cell office:value-type="float" office:value="-7496">
                <text:p>-74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23">
                <text:p>8523</text:p>
              </table:table-cell>
              <table:table-cell office:value-type="float" office:value="-7559">
                <text:p>-75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74">
                <text:p>5574</text:p>
              </table:table-cell>
              <table:table-cell office:value-type="float" office:value="-7621">
                <text:p>-76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32">
                <text:p>2732</text:p>
              </table:table-cell>
              <table:table-cell office:value-type="float" office:value="-7684">
                <text:p>-76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">
                <text:p>89</text:p>
              </table:table-cell>
              <table:table-cell office:value-type="float" office:value="-7746">
                <text:p>-77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278">
                <text:p>-2278</text:p>
              </table:table-cell>
              <table:table-cell office:value-type="float" office:value="-7808">
                <text:p>-78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300">
                <text:p>-4300</text:p>
              </table:table-cell>
              <table:table-cell office:value-type="float" office:value="-7871">
                <text:p>-78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925">
                <text:p>-5925</text:p>
              </table:table-cell>
              <table:table-cell office:value-type="float" office:value="-7933">
                <text:p>-79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116">
                <text:p>-7116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855">
                <text:p>-7855</text:p>
              </table:table-cell>
              <table:table-cell office:value-type="float" office:value="8326">
                <text:p>83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139">
                <text:p>-8139</text:p>
              </table:table-cell>
              <table:table-cell office:value-type="float" office:value="8263">
                <text:p>8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984">
                <text:p>-7984</text:p>
              </table:table-cell>
              <table:table-cell office:value-type="float" office:value="8201">
                <text:p>82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423">
                <text:p>-7423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503">
                <text:p>-6503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85">
                <text:p>-5285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840">
                <text:p>-3840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250">
                <text:p>-2250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98">
                <text:p>-598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9">
                <text:p>1029</text:p>
              </table:table-cell>
              <table:table-cell office:value-type="float" office:value="7763">
                <text:p>77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44">
                <text:p>2544</text:p>
              </table:table-cell>
              <table:table-cell office:value-type="float" office:value="7701">
                <text:p>77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66">
                <text:p>3866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23">
                <text:p>4923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51">
                <text:p>5651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01">
                <text:p>6001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37">
                <text:p>5937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40">
                <text:p>5440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08">
                <text:p>4508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57">
                <text:p>3157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0">
                <text:p>1420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54">
                <text:p>-654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03">
                <text:p>-3003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550">
                <text:p>-5550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210">
                <text:p>-8210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889">
                <text:p>-10889</text:p>
              </table:table-cell>
              <table:table-cell office:value-type="float" office:value="6827">
                <text:p>68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3492">
                <text:p>-13492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5920">
                <text:p>-1592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8079">
                <text:p>-18079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9882">
                <text:p>-19882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1248">
                <text:p>-21248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2111">
                <text:p>-22111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2419">
                <text:p>-22419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2137">
                <text:p>-22137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1246">
                <text:p>-21246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750">
                <text:p>-19750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7668">
                <text:p>-17668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040">
                <text:p>-15040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924">
                <text:p>-11924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395">
                <text:p>-8395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539">
                <text:p>-4539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57">
                <text:p>-457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43">
                <text:p>3743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48">
                <text:p>7948</text:p>
              </table:table-cell>
              <table:table-cell office:value-type="float" office:value="5702">
                <text:p>57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044">
                <text:p>12044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918">
                <text:p>15918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63">
                <text:p>19463</text:p>
              </table:table-cell>
              <table:table-cell office:value-type="float" office:value="5515">
                <text:p>55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579">
                <text:p>2257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182">
                <text:p>25182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198">
                <text:p>27198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574">
                <text:p>28574</text:p>
              </table:table-cell>
              <table:table-cell office:value-type="float" office:value="5265">
                <text:p>52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73">
                <text:p>29273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278">
                <text:p>29278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593">
                <text:p>28593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243">
                <text:p>27243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270">
                <text:p>25270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734">
                <text:p>22734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714">
                <text:p>19714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298">
                <text:p>16298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87">
                <text:p>12587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88">
                <text:p>8688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14">
                <text:p>4714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5">
                <text:p>775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020">
                <text:p>-3020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570">
                <text:p>-657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9783">
                <text:p>-9783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2580">
                <text:p>-1258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4897">
                <text:p>-14897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686">
                <text:p>-16686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7920">
                <text:p>-17920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8586">
                <text:p>-18586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8694">
                <text:p>-18694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8270">
                <text:p>-18270</text:p>
              </table:table-cell>
              <table:table-cell office:value-type="float" office:value="-9216">
                <text:p>-9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7356">
                <text:p>-17356</text:p>
              </table:table-cell>
              <table:table-cell office:value-type="float" office:value="-9279">
                <text:p>-92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6013">
                <text:p>-16013</text:p>
              </table:table-cell>
              <table:table-cell office:value-type="float" office:value="-9341">
                <text:p>-93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4310">
                <text:p>-14310</text:p>
              </table:table-cell>
              <table:table-cell office:value-type="float" office:value="-9404">
                <text:p>-94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329">
                <text:p>-12329</text:p>
              </table:table-cell>
              <table:table-cell office:value-type="float" office:value="-9466">
                <text:p>-94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160">
                <text:p>-10160</text:p>
              </table:table-cell>
              <table:table-cell office:value-type="float" office:value="-9529">
                <text:p>-95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894">
                <text:p>-7894</text:p>
              </table:table-cell>
              <table:table-cell office:value-type="float" office:value="-9591">
                <text:p>-95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624">
                <text:p>-5624</text:p>
              </table:table-cell>
              <table:table-cell office:value-type="float" office:value="-9654">
                <text:p>-96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441">
                <text:p>-3441</text:p>
              </table:table-cell>
              <table:table-cell office:value-type="float" office:value="-9716">
                <text:p>-97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429">
                <text:p>-1429</text:p>
              </table:table-cell>
              <table:table-cell office:value-type="float" office:value="-9779">
                <text:p>-97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6">
                <text:p>336</text:p>
              </table:table-cell>
              <table:table-cell office:value-type="float" office:value="-9841">
                <text:p>-98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90">
                <text:p>1790</text:p>
              </table:table-cell>
              <table:table-cell office:value-type="float" office:value="-9904">
                <text:p>-99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84">
                <text:p>2884</text:p>
              </table:table-cell>
              <table:table-cell office:value-type="float" office:value="-9966">
                <text:p>-99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82">
                <text:p>3582</text:p>
              </table:table-cell>
              <table:table-cell office:value-type="float" office:value="-10029">
                <text:p>-100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66">
                <text:p>3866</text:p>
              </table:table-cell>
              <table:table-cell office:value-type="float" office:value="-10091">
                <text:p>-100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36">
                <text:p>3736</text:p>
              </table:table-cell>
              <table:table-cell office:value-type="float" office:value="-10153">
                <text:p>-101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06">
                <text:p>3206</text:p>
              </table:table-cell>
              <table:table-cell office:value-type="float" office:value="-10216">
                <text:p>-102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11">
                <text:p>2311</text:p>
              </table:table-cell>
              <table:table-cell office:value-type="float" office:value="-10278">
                <text:p>-10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8">
                <text:p>1098</text:p>
              </table:table-cell>
              <table:table-cell office:value-type="float" office:value="-10341">
                <text:p>-103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73">
                <text:p>-373</text:p>
              </table:table-cell>
              <table:table-cell office:value-type="float" office:value="-10403">
                <text:p>-104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028">
                <text:p>-2028</text:p>
              </table:table-cell>
              <table:table-cell office:value-type="float" office:value="-10466">
                <text:p>-104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788">
                <text:p>-3788</text:p>
              </table:table-cell>
              <table:table-cell office:value-type="float" office:value="-10528">
                <text:p>-10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567">
                <text:p>-5567</text:p>
              </table:table-cell>
              <table:table-cell office:value-type="float" office:value="-10591">
                <text:p>-105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276">
                <text:p>-7276</text:p>
              </table:table-cell>
              <table:table-cell office:value-type="float" office:value="-10653">
                <text:p>-106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827">
                <text:p>-8827</text:p>
              </table:table-cell>
              <table:table-cell office:value-type="float" office:value="-10716">
                <text:p>-107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0140">
                <text:p>-10140</text:p>
              </table:table-cell>
              <table:table-cell office:value-type="float" office:value="-10778">
                <text:p>-10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1137">
                <text:p>-11137</text:p>
              </table:table-cell>
              <table:table-cell office:value-type="float" office:value="-10841">
                <text:p>-108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754">
                <text:p>-11754</text:p>
              </table:table-cell>
              <table:table-cell office:value-type="float" office:value="-10903">
                <text:p>-109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1940">
                <text:p>-11940</text:p>
              </table:table-cell>
              <table:table-cell office:value-type="float" office:value="-10965">
                <text:p>-109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1656">
                <text:p>-11656</text:p>
              </table:table-cell>
              <table:table-cell office:value-type="float" office:value="-11028">
                <text:p>-110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882">
                <text:p>-10882</text:p>
              </table:table-cell>
              <table:table-cell office:value-type="float" office:value="-11090">
                <text:p>-1109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9615">
                <text:p>-9615</text:p>
              </table:table-cell>
              <table:table-cell office:value-type="float" office:value="-11153">
                <text:p>-111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871">
                <text:p>-7871</text:p>
              </table:table-cell>
              <table:table-cell office:value-type="float" office:value="-11215">
                <text:p>-112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682">
                <text:p>-5682</text:p>
              </table:table-cell>
              <table:table-cell office:value-type="float" office:value="-11278">
                <text:p>-112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098">
                <text:p>-3098</text:p>
              </table:table-cell>
              <table:table-cell office:value-type="float" office:value="-11340">
                <text:p>-113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84">
                <text:p>-184</text:p>
              </table:table-cell>
              <table:table-cell office:value-type="float" office:value="-11403">
                <text:p>-114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81">
                <text:p>2981</text:p>
              </table:table-cell>
              <table:table-cell office:value-type="float" office:value="-11465">
                <text:p>-114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06">
                <text:p>6306</text:p>
              </table:table-cell>
              <table:table-cell office:value-type="float" office:value="-11528">
                <text:p>-115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694">
                <text:p>9694</text:p>
              </table:table-cell>
              <table:table-cell office:value-type="float" office:value="-11590">
                <text:p>-115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040">
                <text:p>13040</text:p>
              </table:table-cell>
              <table:table-cell office:value-type="float" office:value="-11653">
                <text:p>-116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240">
                <text:p>16240</text:p>
              </table:table-cell>
              <table:table-cell office:value-type="float" office:value="-11715">
                <text:p>-117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190">
                <text:p>19190</text:p>
              </table:table-cell>
              <table:table-cell office:value-type="float" office:value="-11778">
                <text:p>-117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792">
                <text:p>21792</text:p>
              </table:table-cell>
              <table:table-cell office:value-type="float" office:value="-11840">
                <text:p>-1184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957">
                <text:p>23957</text:p>
              </table:table-cell>
              <table:table-cell office:value-type="float" office:value="-11902">
                <text:p>-11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605">
                <text:p>25605</text:p>
              </table:table-cell>
              <table:table-cell office:value-type="float" office:value="-11965">
                <text:p>-119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673">
                <text:p>26673</text:p>
              </table:table-cell>
              <table:table-cell office:value-type="float" office:value="-12027">
                <text:p>-120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114">
                <text:p>27114</text:p>
              </table:table-cell>
              <table:table-cell office:value-type="float" office:value="-12090">
                <text:p>-120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899">
                <text:p>26899</text:p>
              </table:table-cell>
              <table:table-cell office:value-type="float" office:value="-12152">
                <text:p>-121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016">
                <text:p>26016</text:p>
              </table:table-cell>
              <table:table-cell office:value-type="float" office:value="-12215">
                <text:p>-122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478">
                <text:p>24478</text:p>
              </table:table-cell>
              <table:table-cell office:value-type="float" office:value="-12277">
                <text:p>-122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312">
                <text:p>22312</text:p>
              </table:table-cell>
              <table:table-cell office:value-type="float" office:value="-12340">
                <text:p>-123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569">
                <text:p>19569</text:p>
              </table:table-cell>
              <table:table-cell office:value-type="float" office:value="-12402">
                <text:p>-124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314">
                <text:p>16314</text:p>
              </table:table-cell>
              <table:table-cell office:value-type="float" office:value="-12465">
                <text:p>-124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29">
                <text:p>12629</text:p>
              </table:table-cell>
              <table:table-cell office:value-type="float" office:value="-12527">
                <text:p>-125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611">
                <text:p>8611</text:p>
              </table:table-cell>
              <table:table-cell office:value-type="float" office:value="-12590">
                <text:p>-1259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63">
                <text:p>4363</text:p>
              </table:table-cell>
              <table:table-cell office:value-type="float" office:value="-12652">
                <text:p>-126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364">
                <text:p>-4364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8612">
                <text:p>-8612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2630">
                <text:p>-12630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6315">
                <text:p>-16315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9570">
                <text:p>-19570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2313">
                <text:p>-2231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4479">
                <text:p>-24479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6017">
                <text:p>-26017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6900">
                <text:p>-26900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7115">
                <text:p>-2711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6674">
                <text:p>-26674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5606">
                <text:p>-25606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3958">
                <text:p>-23958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1793">
                <text:p>-21793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9191">
                <text:p>-19191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6241">
                <text:p>-16241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3041">
                <text:p>-13041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695">
                <text:p>-9695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307">
                <text:p>-6307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982">
                <text:p>-2982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3">
                <text:p>183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97">
                <text:p>3097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81">
                <text:p>5681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70">
                <text:p>787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14">
                <text:p>9614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881">
                <text:p>1088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655">
                <text:p>11655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939">
                <text:p>11939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753">
                <text:p>1175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136">
                <text:p>11136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39">
                <text:p>10139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26">
                <text:p>8826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75">
                <text:p>7275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566">
                <text:p>5566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7">
                <text:p>3787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27">
                <text:p>2027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2">
                <text:p>372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099">
                <text:p>-109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312">
                <text:p>-231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207">
                <text:p>-320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737">
                <text:p>-3737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867">
                <text:p>-386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583">
                <text:p>-358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885">
                <text:p>-288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791">
                <text:p>-179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37">
                <text:p>-33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28">
                <text:p>142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40">
                <text:p>344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23">
                <text:p>562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893">
                <text:p>789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59">
                <text:p>1015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28">
                <text:p>1232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309">
                <text:p>1430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012">
                <text:p>1601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355">
                <text:p>1735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269">
                <text:p>182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693">
                <text:p>186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585">
                <text:p>185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19">
                <text:p>1791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85">
                <text:p>1668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896">
                <text:p>14896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579">
                <text:p>12579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82">
                <text:p>9782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69">
                <text:p>6569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19">
                <text:p>3019</text:p>
              </table:table-cell>
              <table:table-cell office:value-type="float" office:value="-391">
                <text:p>-3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76">
                <text:p>-776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715">
                <text:p>-4715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689">
                <text:p>-8689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2588">
                <text:p>-12588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6299">
                <text:p>-16299</text:p>
              </table:table-cell>
              <table:table-cell office:value-type="float" office:value="-703">
                <text:p>-7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9715">
                <text:p>-19715</text:p>
              </table:table-cell>
              <table:table-cell office:value-type="float" office:value="-765">
                <text:p>-7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2735">
                <text:p>-22735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5271">
                <text:p>-25271</text:p>
              </table:table-cell>
              <table:table-cell office:value-type="float" office:value="-890">
                <text:p>-89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7244">
                <text:p>-27244</text:p>
              </table:table-cell>
              <table:table-cell office:value-type="float" office:value="-953">
                <text:p>-9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8594">
                <text:p>-28594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9279">
                <text:p>-29279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9274">
                <text:p>-29274</text:p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8575">
                <text:p>-28575</text:p>
              </table:table-cell>
              <table:table-cell office:value-type="float" office:value="-1203">
                <text:p>-12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7199">
                <text:p>-27199</text:p>
              </table:table-cell>
              <table:table-cell office:value-type="float" office:value="-1265">
                <text:p>-12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5183">
                <text:p>-25183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2580">
                <text:p>-22580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9464">
                <text:p>-19464</text:p>
              </table:table-cell>
              <table:table-cell office:value-type="float" office:value="-1453">
                <text:p>-14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5919">
                <text:p>-15919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2045">
                <text:p>-12045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7949">
                <text:p>-7949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744">
                <text:p>-3744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6">
                <text:p>456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38">
                <text:p>4538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94">
                <text:p>8394</text:p>
              </table:table-cell>
              <table:table-cell office:value-type="float" office:value="-1890">
                <text:p>-189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923">
                <text:p>11923</text:p>
              </table:table-cell>
              <table:table-cell office:value-type="float" office:value="-1952">
                <text:p>-19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39">
                <text:p>15039</text:p>
              </table:table-cell>
              <table:table-cell office:value-type="float" office:value="-2015">
                <text:p>-20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667">
                <text:p>17667</text:p>
              </table:table-cell>
              <table:table-cell office:value-type="float" office:value="-2077">
                <text:p>-20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749">
                <text:p>19749</text:p>
              </table:table-cell>
              <table:table-cell office:value-type="float" office:value="-2140">
                <text:p>-21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245">
                <text:p>21245</text:p>
              </table:table-cell>
              <table:table-cell office:value-type="float" office:value="-2202">
                <text:p>-22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136">
                <text:p>22136</text:p>
              </table:table-cell>
              <table:table-cell office:value-type="float" office:value="-2265">
                <text:p>-22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418">
                <text:p>22418</text:p>
              </table:table-cell>
              <table:table-cell office:value-type="float" office:value="-2327">
                <text:p>-23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110">
                <text:p>22110</text:p>
              </table:table-cell>
              <table:table-cell office:value-type="float" office:value="-2389">
                <text:p>-23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247">
                <text:p>21247</text:p>
              </table:table-cell>
              <table:table-cell office:value-type="float" office:value="-2452">
                <text:p>-24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81">
                <text:p>19881</text:p>
              </table:table-cell>
              <table:table-cell office:value-type="float" office:value="-2514">
                <text:p>-25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78">
                <text:p>18078</text:p>
              </table:table-cell>
              <table:table-cell office:value-type="float" office:value="-2577">
                <text:p>-25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919">
                <text:p>15919</text:p>
              </table:table-cell>
              <table:table-cell office:value-type="float" office:value="-2639">
                <text:p>-26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491">
                <text:p>13491</text:p>
              </table:table-cell>
              <table:table-cell office:value-type="float" office:value="-2702">
                <text:p>-27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888">
                <text:p>10888</text:p>
              </table:table-cell>
              <table:table-cell office:value-type="float" office:value="-2764">
                <text:p>-27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209">
                <text:p>8209</text:p>
              </table:table-cell>
              <table:table-cell office:value-type="float" office:value="-2827">
                <text:p>-28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49">
                <text:p>5549</text:p>
              </table:table-cell>
              <table:table-cell office:value-type="float" office:value="-2889">
                <text:p>-28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02">
                <text:p>3002</text:p>
              </table:table-cell>
              <table:table-cell office:value-type="float" office:value="-2952">
                <text:p>-29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53">
                <text:p>653</text:p>
              </table:table-cell>
              <table:table-cell office:value-type="float" office:value="-3014">
                <text:p>-30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421">
                <text:p>-1421</text:p>
              </table:table-cell>
              <table:table-cell office:value-type="float" office:value="-3077">
                <text:p>-30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158">
                <text:p>-3158</text:p>
              </table:table-cell>
              <table:table-cell office:value-type="float" office:value="-3139">
                <text:p>-31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509">
                <text:p>-4509</text:p>
              </table:table-cell>
              <table:table-cell office:value-type="float" office:value="-3202">
                <text:p>-32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5441">
                <text:p>-5441</text:p>
              </table:table-cell>
              <table:table-cell office:value-type="float" office:value="-3264">
                <text:p>-32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5938">
                <text:p>-5938</text:p>
              </table:table-cell>
              <table:table-cell office:value-type="float" office:value="-3326">
                <text:p>-33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002">
                <text:p>-6002</text:p>
              </table:table-cell>
              <table:table-cell office:value-type="float" office:value="-3389">
                <text:p>-33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652">
                <text:p>-5652</text:p>
              </table:table-cell>
              <table:table-cell office:value-type="float" office:value="-3451">
                <text:p>-34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4924">
                <text:p>-4924</text:p>
              </table:table-cell>
              <table:table-cell office:value-type="float" office:value="-3514">
                <text:p>-35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867">
                <text:p>-3867</text:p>
              </table:table-cell>
              <table:table-cell office:value-type="float" office:value="-3576">
                <text:p>-35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545">
                <text:p>-2545</text:p>
              </table:table-cell>
              <table:table-cell office:value-type="float" office:value="-3639">
                <text:p>-36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30">
                <text:p>-1030</text:p>
              </table:table-cell>
              <table:table-cell office:value-type="float" office:value="-3701">
                <text:p>-37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97">
                <text:p>597</text:p>
              </table:table-cell>
              <table:table-cell office:value-type="float" office:value="-3764">
                <text:p>-37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49">
                <text:p>2249</text:p>
              </table:table-cell>
              <table:table-cell office:value-type="float" office:value="-3826">
                <text:p>-38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39">
                <text:p>3839</text:p>
              </table:table-cell>
              <table:table-cell office:value-type="float" office:value="-3889">
                <text:p>-38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84">
                <text:p>5284</text:p>
              </table:table-cell>
              <table:table-cell office:value-type="float" office:value="-3951">
                <text:p>-39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502">
                <text:p>6502</text:p>
              </table:table-cell>
              <table:table-cell office:value-type="float" office:value="-4014">
                <text:p>-40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422">
                <text:p>7422</text:p>
              </table:table-cell>
              <table:table-cell office:value-type="float" office:value="-4076">
                <text:p>-40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83">
                <text:p>7983</text:p>
              </table:table-cell>
              <table:table-cell office:value-type="float" office:value="-4138">
                <text:p>-41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38">
                <text:p>8138</text:p>
              </table:table-cell>
              <table:table-cell office:value-type="float" office:value="-4201">
                <text:p>-42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854">
                <text:p>7854</text:p>
              </table:table-cell>
              <table:table-cell office:value-type="float" office:value="-4263">
                <text:p>-42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15">
                <text:p>7115</text:p>
              </table:table-cell>
              <table:table-cell office:value-type="float" office:value="12058">
                <text:p>120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24">
                <text:p>592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99">
                <text:p>4299</text:p>
              </table:table-cell>
              <table:table-cell office:value-type="float" office:value="11933">
                <text:p>119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77">
                <text:p>2277</text:p>
              </table:table-cell>
              <table:table-cell office:value-type="float" office:value="11871">
                <text:p>118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90">
                <text:p>-9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733">
                <text:p>-2733</text:p>
              </table:table-cell>
              <table:table-cell office:value-type="float" office:value="11746">
                <text:p>117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5575">
                <text:p>-5575</text:p>
              </table:table-cell>
              <table:table-cell office:value-type="float" office:value="11683">
                <text:p>116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8524">
                <text:p>-8524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1486">
                <text:p>-11486</text:p>
              </table:table-cell>
              <table:table-cell office:value-type="float" office:value="11558">
                <text:p>115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4359">
                <text:p>-14359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7045">
                <text:p>-17045</text:p>
              </table:table-cell>
              <table:table-cell office:value-type="float" office:value="11433">
                <text:p>114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9444">
                <text:p>-19444</text:p>
              </table:table-cell>
              <table:table-cell office:value-type="float" office:value="11371">
                <text:p>113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1468">
                <text:p>-21468</text:p>
              </table:table-cell>
              <table:table-cell office:value-type="float" office:value="11309">
                <text:p>113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3035">
                <text:p>-23035</text:p>
              </table:table-cell>
              <table:table-cell office:value-type="float" office:value="11246">
                <text:p>112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4076">
                <text:p>-24076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4538">
                <text:p>-24538</text:p>
              </table:table-cell>
              <table:table-cell office:value-type="float" office:value="11121">
                <text:p>111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4385">
                <text:p>-2438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3598">
                <text:p>-23598</text:p>
              </table:table-cell>
              <table:table-cell office:value-type="float" office:value="-2111">
                <text:p>-21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2180">
                <text:p>-22180</text:p>
              </table:table-cell>
              <table:table-cell office:value-type="float" office:value="-2173">
                <text:p>-21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0150">
                <text:p>-20150</text:p>
              </table:table-cell>
              <table:table-cell office:value-type="float" office:value="-2236">
                <text:p>-22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7549">
                <text:p>-17549</text:p>
              </table:table-cell>
              <table:table-cell office:value-type="float" office:value="-2298">
                <text:p>-22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4436">
                <text:p>-14436</text:p>
              </table:table-cell>
              <table:table-cell office:value-type="float" office:value="-2361">
                <text:p>-23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0884">
                <text:p>-10884</text:p>
              </table:table-cell>
              <table:table-cell office:value-type="float" office:value="-2423">
                <text:p>-24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6983">
                <text:p>-6983</text:p>
              </table:table-cell>
              <table:table-cell office:value-type="float" office:value="-2486">
                <text:p>-24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833">
                <text:p>-2833</text:p>
              </table:table-cell>
              <table:table-cell office:value-type="float" office:value="-2548">
                <text:p>-25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56">
                <text:p>1456</text:p>
              </table:table-cell>
              <table:table-cell office:value-type="float" office:value="-2611">
                <text:p>-26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772">
                <text:p>5772</text:p>
              </table:table-cell>
              <table:table-cell office:value-type="float" office:value="-2673">
                <text:p>-26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96">
                <text:p>9996</text:p>
              </table:table-cell>
              <table:table-cell office:value-type="float" office:value="-2736">
                <text:p>-27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017">
                <text:p>14017</text:p>
              </table:table-cell>
              <table:table-cell office:value-type="float" office:value="-2798">
                <text:p>-27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724">
                <text:p>17724</text:p>
              </table:table-cell>
              <table:table-cell office:value-type="float" office:value="-2861">
                <text:p>-2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019">
                <text:p>21019</text:p>
              </table:table-cell>
              <table:table-cell office:value-type="float" office:value="-2923">
                <text:p>-29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814">
                <text:p>23814</text:p>
              </table:table-cell>
              <table:table-cell office:value-type="float" office:value="-2985">
                <text:p>-29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035">
                <text:p>26035</text:p>
              </table:table-cell>
              <table:table-cell office:value-type="float" office:value="-3048">
                <text:p>-30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625">
                <text:p>27625</text:p>
              </table:table-cell>
              <table:table-cell office:value-type="float" office:value="-3110">
                <text:p>-31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549">
                <text:p>28549</text:p>
              </table:table-cell>
              <table:table-cell office:value-type="float" office:value="-3173">
                <text:p>-31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786">
                <text:p>28786</text:p>
              </table:table-cell>
              <table:table-cell office:value-type="float" office:value="-3235">
                <text:p>-32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340">
                <text:p>28340</text:p>
              </table:table-cell>
              <table:table-cell office:value-type="float" office:value="-3298">
                <text:p>-32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232">
                <text:p>27232</text:p>
              </table:table-cell>
              <table:table-cell office:value-type="float" office:value="-3360">
                <text:p>-33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504">
                <text:p>25504</text:p>
              </table:table-cell>
              <table:table-cell office:value-type="float" office:value="-3423">
                <text:p>-34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214">
                <text:p>23214</text:p>
              </table:table-cell>
              <table:table-cell office:value-type="float" office:value="-3485">
                <text:p>-34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437">
                <text:p>20437</text:p>
              </table:table-cell>
              <table:table-cell office:value-type="float" office:value="-3548">
                <text:p>-35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261">
                <text:p>17261</text:p>
              </table:table-cell>
              <table:table-cell office:value-type="float" office:value="-3610">
                <text:p>-36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784">
                <text:p>13784</text:p>
              </table:table-cell>
              <table:table-cell office:value-type="float" office:value="-3673">
                <text:p>-36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11">
                <text:p>10111</text:p>
              </table:table-cell>
              <table:table-cell office:value-type="float" office:value="-3735">
                <text:p>-37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352">
                <text:p>6352</text:p>
              </table:table-cell>
              <table:table-cell office:value-type="float" office:value="-3797">
                <text:p>-37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14">
                <text:p>2614</text:p>
              </table:table-cell>
              <table:table-cell office:value-type="float" office:value="-3860">
                <text:p>-38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996">
                <text:p>-996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378">
                <text:p>-4378</text:p>
              </table:table-cell>
              <table:table-cell office:value-type="float" office:value="-3985">
                <text:p>-39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7445">
                <text:p>-7445</text:p>
              </table:table-cell>
              <table:table-cell office:value-type="float" office:value="-4047">
                <text:p>-40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0118">
                <text:p>-10118</text:p>
              </table:table-cell>
              <table:table-cell office:value-type="float" office:value="-4110">
                <text:p>-41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2336">
                <text:p>-12336</text:p>
              </table:table-cell>
              <table:table-cell office:value-type="float" office:value="-4172">
                <text:p>-41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4053">
                <text:p>-14053</text:p>
              </table:table-cell>
              <table:table-cell office:value-type="float" office:value="-4235">
                <text:p>-42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5243">
                <text:p>-15243</text:p>
              </table:table-cell>
              <table:table-cell office:value-type="float" office:value="-4297">
                <text:p>-42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5895">
                <text:p>-15895</text:p>
              </table:table-cell>
              <table:table-cell office:value-type="float" office:value="-4360">
                <text:p>-43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6020">
                <text:p>-16020</text:p>
              </table:table-cell>
              <table:table-cell office:value-type="float" office:value="-4422">
                <text:p>-44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5644">
                <text:p>-15644</text:p>
              </table:table-cell>
              <table:table-cell office:value-type="float" office:value="-4485">
                <text:p>-44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4810">
                <text:p>-14810</text:p>
              </table:table-cell>
              <table:table-cell office:value-type="float" office:value="-4547">
                <text:p>-45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3577">
                <text:p>-13577</text:p>
              </table:table-cell>
              <table:table-cell office:value-type="float" office:value="-4610">
                <text:p>-46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2016">
                <text:p>-12016</text:p>
              </table:table-cell>
              <table:table-cell office:value-type="float" office:value="-4672">
                <text:p>-46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0206">
                <text:p>-10206</text:p>
              </table:table-cell>
              <table:table-cell office:value-type="float" office:value="-4734">
                <text:p>-47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8235">
                <text:p>-8235</text:p>
              </table:table-cell>
              <table:table-cell office:value-type="float" office:value="-4797">
                <text:p>-47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6192">
                <text:p>-6192</text:p>
              </table:table-cell>
              <table:table-cell office:value-type="float" office:value="-4859">
                <text:p>-48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4169">
                <text:p>-4169</text:p>
              </table:table-cell>
              <table:table-cell office:value-type="float" office:value="-4922">
                <text:p>-49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253">
                <text:p>-2253</text:p>
              </table:table-cell>
              <table:table-cell office:value-type="float" office:value="-4984">
                <text:p>-49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25">
                <text:p>-525</text:p>
              </table:table-cell>
              <table:table-cell office:value-type="float" office:value="-5047">
                <text:p>-50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44">
                <text:p>944</text:p>
              </table:table-cell>
              <table:table-cell office:value-type="float" office:value="-5109">
                <text:p>-51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92">
                <text:p>2092</text:p>
              </table:table-cell>
              <table:table-cell office:value-type="float" office:value="-5172">
                <text:p>-51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75">
                <text:p>2875</text:p>
              </table:table-cell>
              <table:table-cell office:value-type="float" office:value="-5234">
                <text:p>-52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61">
                <text:p>3261</text:p>
              </table:table-cell>
              <table:table-cell office:value-type="float" office:value="-5297">
                <text:p>-52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36">
                <text:p>3236</text:p>
              </table:table-cell>
              <table:table-cell office:value-type="float" office:value="-5359">
                <text:p>-53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04">
                <text:p>2804</text:p>
              </table:table-cell>
              <table:table-cell office:value-type="float" office:value="-5422">
                <text:p>-54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85">
                <text:p>1985</text:p>
              </table:table-cell>
              <table:table-cell office:value-type="float" office:value="-5484">
                <text:p>-54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16">
                <text:p>816</text:p>
              </table:table-cell>
              <table:table-cell office:value-type="float" office:value="-5546">
                <text:p>-55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653">
                <text:p>-653</text:p>
              </table:table-cell>
              <table:table-cell office:value-type="float" office:value="-5609">
                <text:p>-56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356">
                <text:p>-2356</text:p>
              </table:table-cell>
              <table:table-cell office:value-type="float" office:value="-5671">
                <text:p>-56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219">
                <text:p>-4219</text:p>
              </table:table-cell>
              <table:table-cell office:value-type="float" office:value="-5734">
                <text:p>-57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6158">
                <text:p>-6158</text:p>
              </table:table-cell>
              <table:table-cell office:value-type="float" office:value="-5796">
                <text:p>-57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8085">
                <text:p>-8085</text:p>
              </table:table-cell>
              <table:table-cell office:value-type="float" office:value="-5859">
                <text:p>-58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9910">
                <text:p>-9910</text:p>
              </table:table-cell>
              <table:table-cell office:value-type="float" office:value="-5921">
                <text:p>-59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1546">
                <text:p>-11546</text:p>
              </table:table-cell>
              <table:table-cell office:value-type="float" office:value="-5984">
                <text:p>-59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2908">
                <text:p>-12908</text:p>
              </table:table-cell>
              <table:table-cell office:value-type="float" office:value="-6046">
                <text:p>-6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3921">
                <text:p>-13921</text:p>
              </table:table-cell>
              <table:table-cell office:value-type="float" office:value="-6109">
                <text:p>-61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4520">
                <text:p>-14520</text:p>
              </table:table-cell>
              <table:table-cell office:value-type="float" office:value="-6171">
                <text:p>-61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4655">
                <text:p>-14655</text:p>
              </table:table-cell>
              <table:table-cell office:value-type="float" office:value="-6234">
                <text:p>-62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4289">
                <text:p>-14289</text:p>
              </table:table-cell>
              <table:table-cell office:value-type="float" office:value="-6296">
                <text:p>-62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3403">
                <text:p>-13403</text:p>
              </table:table-cell>
              <table:table-cell office:value-type="float" office:value="-6359">
                <text:p>-63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1997">
                <text:p>-11997</text:p>
              </table:table-cell>
              <table:table-cell office:value-type="float" office:value="-6421">
                <text:p>-64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0088">
                <text:p>-10088</text:p>
              </table:table-cell>
              <table:table-cell office:value-type="float" office:value="-6483">
                <text:p>-64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7711">
                <text:p>-7711</text:p>
              </table:table-cell>
              <table:table-cell office:value-type="float" office:value="-6546">
                <text:p>-65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920">
                <text:p>-4920</text:p>
              </table:table-cell>
              <table:table-cell office:value-type="float" office:value="-6608">
                <text:p>-66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781">
                <text:p>-1781</text:p>
              </table:table-cell>
              <table:table-cell office:value-type="float" office:value="-6671">
                <text:p>-66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22">
                <text:p>1622</text:p>
              </table:table-cell>
              <table:table-cell office:value-type="float" office:value="-6733">
                <text:p>-67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96">
                <text:p>5196</text:p>
              </table:table-cell>
              <table:table-cell office:value-type="float" office:value="-6796">
                <text:p>-67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841">
                <text:p>8841</text:p>
              </table:table-cell>
              <table:table-cell office:value-type="float" office:value="-6858">
                <text:p>-68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449">
                <text:p>12449</text:p>
              </table:table-cell>
              <table:table-cell office:value-type="float" office:value="-6921">
                <text:p>-69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912">
                <text:p>15912</text:p>
              </table:table-cell>
              <table:table-cell office:value-type="float" office:value="-6983">
                <text:p>-69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125">
                <text:p>19125</text:p>
              </table:table-cell>
              <table:table-cell office:value-type="float" office:value="-7046">
                <text:p>-70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986">
                <text:p>21986</text:p>
              </table:table-cell>
              <table:table-cell office:value-type="float" office:value="-7108">
                <text:p>-71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403">
                <text:p>24403</text:p>
              </table:table-cell>
              <table:table-cell office:value-type="float" office:value="-7171">
                <text:p>-71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296">
                <text:p>26296</text:p>
              </table:table-cell>
              <table:table-cell office:value-type="float" office:value="-7233">
                <text:p>-72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599">
                <text:p>27599</text:p>
              </table:table-cell>
              <table:table-cell office:value-type="float" office:value="-7295">
                <text:p>-72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263">
                <text:p>28263</text:p>
              </table:table-cell>
              <table:table-cell office:value-type="float" office:value="-7358">
                <text:p>-73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256">
                <text:p>28256</text:p>
              </table:table-cell>
              <table:table-cell office:value-type="float" office:value="-7420">
                <text:p>-74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567">
                <text:p>27567</text:p>
              </table:table-cell>
              <table:table-cell office:value-type="float" office:value="-7483">
                <text:p>-74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206">
                <text:p>26206</text:p>
              </table:table-cell>
              <table:table-cell office:value-type="float" office:value="-7545">
                <text:p>-75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200">
                <text:p>24200</text:p>
              </table:table-cell>
              <table:table-cell office:value-type="float" office:value="-7608">
                <text:p>-76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598">
                <text:p>21598</text:p>
              </table:table-cell>
              <table:table-cell office:value-type="float" office:value="-7670">
                <text:p>-76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465">
                <text:p>18465</text:p>
              </table:table-cell>
              <table:table-cell office:value-type="float" office:value="-7733">
                <text:p>-77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883">
                <text:p>14883</text:p>
              </table:table-cell>
              <table:table-cell office:value-type="float" office:value="-7795">
                <text:p>-77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946">
                <text:p>10946</text:p>
              </table:table-cell>
              <table:table-cell office:value-type="float" office:value="-7858">
                <text:p>-78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59">
                <text:p>6759</text:p>
              </table:table-cell>
              <table:table-cell office:value-type="float" office:value="-7920">
                <text:p>-792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34">
                <text:p>2434</text:p>
              </table:table-cell>
              <table:table-cell office:value-type="float" office:value="-7983">
                <text:p>-79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912">
                <text:p>-1912</text:p>
              </table:table-cell>
              <table:table-cell office:value-type="float" office:value="-8045">
                <text:p>-80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6165">
                <text:p>-6165</text:p>
              </table:table-cell>
              <table:table-cell office:value-type="float" office:value="-8108">
                <text:p>-81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0211">
                <text:p>-10211</text:p>
              </table:table-cell>
              <table:table-cell office:value-type="float" office:value="-8170">
                <text:p>-817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3945">
                <text:p>-13945</text:p>
              </table:table-cell>
              <table:table-cell office:value-type="float" office:value="-8232">
                <text:p>-82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7272">
                <text:p>-17272</text:p>
              </table:table-cell>
              <table:table-cell office:value-type="float" office:value="-8295">
                <text:p>-82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0109">
                <text:p>-20109</text:p>
              </table:table-cell>
              <table:table-cell office:value-type="float" office:value="-8357">
                <text:p>-83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2391">
                <text:p>-22391</text:p>
              </table:table-cell>
              <table:table-cell office:value-type="float" office:value="-8420">
                <text:p>-842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4067">
                <text:p>-24067</text:p>
              </table:table-cell>
              <table:table-cell office:value-type="float" office:value="-8482">
                <text:p>-84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5108">
                <text:p>-25108</text:p>
              </table:table-cell>
              <table:table-cell office:value-type="float" office:value="-8545">
                <text:p>-85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5502">
                <text:p>-25502</text:p>
              </table:table-cell>
              <table:table-cell office:value-type="float" office:value="-8607">
                <text:p>-86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5258">
                <text:p>-25258</text:p>
              </table:table-cell>
              <table:table-cell office:value-type="float" office:value="-8670">
                <text:p>-867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4404">
                <text:p>-24404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2986">
                <text:p>-22986</text:p>
              </table:table-cell>
              <table:table-cell office:value-type="float" office:value="-8795">
                <text:p>-87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1066">
                <text:p>-21066</text:p>
              </table:table-cell>
              <table:table-cell office:value-type="float" office:value="-8857">
                <text:p>-88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8720">
                <text:p>-18720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6035">
                <text:p>-16035</text:p>
              </table:table-cell>
              <table:table-cell office:value-type="float" office:value="-8982">
                <text:p>-89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3108">
                <text:p>-13108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0038">
                <text:p>-10038</text:p>
              </table:table-cell>
              <table:table-cell office:value-type="float" office:value="7277">
                <text:p>72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6927">
                <text:p>-6927</text:p>
              </table:table-cell>
              <table:table-cell office:value-type="float" office:value="7215">
                <text:p>72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876">
                <text:p>-3876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980">
                <text:p>-98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74">
                <text:p>1674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011">
                <text:p>4011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70">
                <text:p>5970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502">
                <text:p>7502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580">
                <text:p>8580</text:p>
              </table:table-cell>
              <table:table-cell office:value-type="float" office:value="6777">
                <text:p>67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190">
                <text:p>9190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338">
                <text:p>9338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048">
                <text:p>9048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57">
                <text:p>8357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320">
                <text:p>7320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03">
                <text:p>6003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81">
                <text:p>4481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36">
                <text:p>2836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57">
                <text:p>1157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71">
                <text:p>-471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963">
                <text:p>-1963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3241">
                <text:p>-3241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234">
                <text:p>-4234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886">
                <text:p>-4886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5151">
                <text:p>-5151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5001">
                <text:p>-5001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423">
                <text:p>-4423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3423">
                <text:p>-3423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023">
                <text:p>-2023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261">
                <text:p>-261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08">
                <text:p>1808</text:p>
              </table:table-cell>
              <table:table-cell office:value-type="float" office:value="5466">
                <text:p>54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17">
                <text:p>4117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85">
                <text:p>6585</text:p>
              </table:table-cell>
              <table:table-cell office:value-type="float" office:value="5341">
                <text:p>53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125">
                <text:p>9125</text:p>
              </table:table-cell>
              <table:table-cell office:value-type="float" office:value="5278">
                <text:p>52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644">
                <text:p>11644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046">
                <text:p>14046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235">
                <text:p>16235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122">
                <text:p>18122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22">
                <text:p>19622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663">
                <text:p>20663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187">
                <text:p>21187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150">
                <text:p>21150</text:p>
              </table:table-cell>
              <table:table-cell office:value-type="float" office:value="4779">
                <text:p>47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524">
                <text:p>20524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303">
                <text:p>19303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497">
                <text:p>17497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137">
                <text:p>15137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270">
                <text:p>12270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964">
                <text:p>8964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97">
                <text:p>5297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5">
                <text:p>1365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731">
                <text:p>-2731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6879">
                <text:p>-6879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0966">
                <text:p>-10966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4879">
                <text:p>-14879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8507">
                <text:p>-18507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1750">
                <text:p>-21750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4514">
                <text:p>-24514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6722">
                <text:p>-26722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8310">
                <text:p>-28310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9234">
                <text:p>-29234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9468">
                <text:p>-29468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9007">
                <text:p>-29007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7865">
                <text:p>-27865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6076">
                <text:p>-2607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3695">
                <text:p>-2369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0791">
                <text:p>-20791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7448">
                <text:p>-17448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3763">
                <text:p>-13763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9842">
                <text:p>-9842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5796">
                <text:p>-5796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737">
                <text:p>-1737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223">
                <text:p>2223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78">
                <text:p>5978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429">
                <text:p>9429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491">
                <text:p>12491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090">
                <text:p>15090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170">
                <text:p>17170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692">
                <text:p>18692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636">
                <text:p>1963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000">
                <text:p>2000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801">
                <text:p>19801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075">
                <text:p>19075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872">
                <text:p>17872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259">
                <text:p>16259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314">
                <text:p>14314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121">
                <text:p>12121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773">
                <text:p>9773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65">
                <text:p>736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991">
                <text:p>4991</text:p>
              </table:table-cell>
              <table:table-cell office:value-type="float" office:value="-11264">
                <text:p>-112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39">
                <text:p>2739</text:p>
              </table:table-cell>
              <table:table-cell office:value-type="float" office:value="-11327">
                <text:p>-113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2">
                <text:p>692</text:p>
              </table:table-cell>
              <table:table-cell office:value-type="float" office:value="-11389">
                <text:p>-113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078">
                <text:p>-1078</text:p>
              </table:table-cell>
              <table:table-cell office:value-type="float" office:value="-11452">
                <text:p>-114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2513">
                <text:p>-2513</text:p>
              </table:table-cell>
              <table:table-cell office:value-type="float" office:value="-11514">
                <text:p>-115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566">
                <text:p>-3566</text:p>
              </table:table-cell>
              <table:table-cell office:value-type="float" office:value="-11577">
                <text:p>-115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209">
                <text:p>-4209</text:p>
              </table:table-cell>
              <table:table-cell office:value-type="float" office:value="-11639">
                <text:p>-116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432">
                <text:p>-4432</text:p>
              </table:table-cell>
              <table:table-cell office:value-type="float" office:value="-11702">
                <text:p>-117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239">
                <text:p>-4239</text:p>
              </table:table-cell>
              <table:table-cell office:value-type="float" office:value="-11764">
                <text:p>-117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653">
                <text:p>-3653</text:p>
              </table:table-cell>
              <table:table-cell office:value-type="float" office:value="-11827">
                <text:p>-118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2713">
                <text:p>-2713</text:p>
              </table:table-cell>
              <table:table-cell office:value-type="float" office:value="-11889">
                <text:p>-118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471">
                <text:p>-1471</text:p>
              </table:table-cell>
              <table:table-cell office:value-type="float" office:value="-11952">
                <text:p>-119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">
                <text:p>7</text:p>
              </table:table-cell>
              <table:table-cell office:value-type="float" office:value="-12014">
                <text:p>-120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5">
                <text:p>1645</text:p>
              </table:table-cell>
              <table:table-cell office:value-type="float" office:value="-12077">
                <text:p>-120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361">
                <text:p>3361</text:p>
              </table:table-cell>
              <table:table-cell office:value-type="float" office:value="-12139">
                <text:p>-121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68">
                <text:p>5068</text:p>
              </table:table-cell>
              <table:table-cell office:value-type="float" office:value="-12201">
                <text:p>-122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79">
                <text:p>6679</text:p>
              </table:table-cell>
              <table:table-cell office:value-type="float" office:value="-12264">
                <text:p>-122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108">
                <text:p>8108</text:p>
              </table:table-cell>
              <table:table-cell office:value-type="float" office:value="-12326">
                <text:p>-123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276">
                <text:p>9276</text:p>
              </table:table-cell>
              <table:table-cell office:value-type="float" office:value="-12389">
                <text:p>-123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112">
                <text:p>10112</text:p>
              </table:table-cell>
              <table:table-cell office:value-type="float" office:value="-12451">
                <text:p>-124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557">
                <text:p>10557</text:p>
              </table:table-cell>
              <table:table-cell office:value-type="float" office:value="-12514">
                <text:p>-125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565">
                <text:p>10565</text:p>
              </table:table-cell>
              <table:table-cell office:value-type="float" office:value="-12576">
                <text:p>-125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106">
                <text:p>10106</text:p>
              </table:table-cell>
              <table:table-cell office:value-type="float" office:value="-12639">
                <text:p>-126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167">
                <text:p>9167</text:p>
              </table:table-cell>
              <table:table-cell office:value-type="float" office:value="-12701">
                <text:p>-127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754">
                <text:p>7754</text:p>
              </table:table-cell>
              <table:table-cell office:value-type="float" office:value="-12764">
                <text:p>-127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87">
                <text:p>5887</text:p>
              </table:table-cell>
              <table:table-cell office:value-type="float" office:value="-12826">
                <text:p>-128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608">
                <text:p>3608</text:p>
              </table:table-cell>
              <table:table-cell office:value-type="float" office:value="-12889">
                <text:p>-128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73">
                <text:p>973</text:p>
              </table:table-cell>
              <table:table-cell office:value-type="float" office:value="-12951">
                <text:p>-129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948">
                <text:p>-1948</text:p>
              </table:table-cell>
              <table:table-cell office:value-type="float" office:value="-13013">
                <text:p>-130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5072">
                <text:p>-5072</text:p>
              </table:table-cell>
              <table:table-cell office:value-type="float" office:value="-13076">
                <text:p>-130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8305">
                <text:p>-8305</text:p>
              </table:table-cell>
              <table:table-cell office:value-type="float" office:value="-13138">
                <text:p>-131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1548">
                <text:p>-11548</text:p>
              </table:table-cell>
              <table:table-cell office:value-type="float" office:value="-13201">
                <text:p>-132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4698">
                <text:p>-14698</text:p>
              </table:table-cell>
              <table:table-cell office:value-type="float" office:value="-13263">
                <text:p>-132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7651">
                <text:p>-17651</text:p>
              </table:table-cell>
              <table:table-cell office:value-type="float" office:value="-13326">
                <text:p>-1332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20308">
                <text:p>-20308</text:p>
              </table:table-cell>
              <table:table-cell office:value-type="float" office:value="-13388">
                <text:p>-133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22575">
                <text:p>-22575</text:p>
              </table:table-cell>
              <table:table-cell office:value-type="float" office:value="-13451">
                <text:p>-134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24369">
                <text:p>-24369</text:p>
              </table:table-cell>
              <table:table-cell office:value-type="float" office:value="-13513">
                <text:p>-135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25620">
                <text:p>-25620</text:p>
              </table:table-cell>
              <table:table-cell office:value-type="float" office:value="-13576">
                <text:p>-135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26273">
                <text:p>-26273</text:p>
              </table:table-cell>
              <table:table-cell office:value-type="float" office:value="-13638">
                <text:p>-136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26291">
                <text:p>-26291</text:p>
              </table:table-cell>
              <table:table-cell office:value-type="float" office:value="-13701">
                <text:p>-137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25653">
                <text:p>-25653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24360">
                <text:p>-24360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22434">
                <text:p>-22434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9914">
                <text:p>-19914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6857">
                <text:p>-16857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3339">
                <text:p>-13339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9449">
                <text:p>-9449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5287">
                <text:p>-5287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963">
                <text:p>-963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408">
                <text:p>340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10">
                <text:p>771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828">
                <text:p>11828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653">
                <text:p>1565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083">
                <text:p>1908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032">
                <text:p>22032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4423">
                <text:p>24423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201">
                <text:p>26201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325">
                <text:p>2732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777">
                <text:p>2777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557">
                <text:p>2755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685">
                <text:p>26685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201">
                <text:p>25201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162">
                <text:p>2316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640">
                <text:p>2064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721">
                <text:p>1772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500">
                <text:p>1450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080">
                <text:p>1108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567">
                <text:p>756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68">
                <text:p>406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5">
                <text:p>685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2485">
                <text:p>-248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5357">
                <text:p>-535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7855">
                <text:p>-785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9922">
                <text:p>-992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1513">
                <text:p>-1151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2603">
                <text:p>-1260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3186">
                <text:p>-1318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3272">
                <text:p>-1327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2889">
                <text:p>-1288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2082">
                <text:p>-1208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0909">
                <text:p>-109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9440">
                <text:p>-94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7755">
                <text:p>-77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5940">
                <text:p>-594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4083">
                <text:p>-408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2274">
                <text:p>-2274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596">
                <text:p>-596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73">
                <text:p>873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63">
                <text:p>2063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18">
                <text:p>2918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397">
                <text:p>3397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72">
                <text:p>3472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134">
                <text:p>3134</text:p>
              </table:table-cell>
              <table:table-cell office:value-type="float" office:value="-627">
                <text:p>-6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91">
                <text:p>2391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67">
                <text:p>1267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98">
                <text:p>-198</text:p>
              </table:table-cell>
              <table:table-cell office:value-type="float" office:value="-815">
                <text:p>-8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948">
                <text:p>-1948</text:p>
              </table:table-cell>
              <table:table-cell office:value-type="float" office:value="-877">
                <text:p>-8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915">
                <text:p>-3915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6020">
                <text:p>-6020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8178">
                <text:p>-8178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0297">
                <text:p>-10297</text:p>
              </table:table-cell>
              <table:table-cell office:value-type="float" office:value="-1127">
                <text:p>-11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2286">
                <text:p>-12286</text:p>
              </table:table-cell>
              <table:table-cell office:value-type="float" office:value="-1189">
                <text:p>-11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4055">
                <text:p>-14055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5519">
                <text:p>-15519</text:p>
              </table:table-cell>
              <table:table-cell office:value-type="float" office:value="-1314">
                <text:p>-13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6602">
                <text:p>-16602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7238">
                <text:p>-17238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7378">
                <text:p>-17378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6986">
                <text:p>-16986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6043">
                <text:p>-16043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4551">
                <text:p>-1455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2529">
                <text:p>-12529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0014">
                <text:p>-10014</text:p>
              </table:table-cell>
              <table:table-cell office:value-type="float" office:value="-1814">
                <text:p>-18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7061">
                <text:p>-7061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742">
                <text:p>-3742</text:p>
              </table:table-cell>
              <table:table-cell office:value-type="float" office:value="-1939">
                <text:p>-19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40">
                <text:p>-140</text:p>
              </table:table-cell>
              <table:table-cell office:value-type="float" office:value="-2001">
                <text:p>-20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49">
                <text:p>3649</text:p>
              </table:table-cell>
              <table:table-cell office:value-type="float" office:value="-2064">
                <text:p>-20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520">
                <text:p>7520</text:p>
              </table:table-cell>
              <table:table-cell office:value-type="float" office:value="-2126">
                <text:p>-21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365">
                <text:p>11365</text:p>
              </table:table-cell>
              <table:table-cell office:value-type="float" office:value="-2189">
                <text:p>-21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72">
                <text:p>15072</text:p>
              </table:table-cell>
              <table:table-cell office:value-type="float" office:value="-2251">
                <text:p>-22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533">
                <text:p>18533</text:p>
              </table:table-cell>
              <table:table-cell office:value-type="float" office:value="-2314">
                <text:p>-23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645">
                <text:p>21645</text:p>
              </table:table-cell>
              <table:table-cell office:value-type="float" office:value="-2376">
                <text:p>-23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312">
                <text:p>24312</text:p>
              </table:table-cell>
              <table:table-cell office:value-type="float" office:value="-2439">
                <text:p>-24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6454">
                <text:p>26454</text:p>
              </table:table-cell>
              <table:table-cell office:value-type="float" office:value="-2501">
                <text:p>-25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000">
                <text:p>28000</text:p>
              </table:table-cell>
              <table:table-cell office:value-type="float" office:value="-2564">
                <text:p>-25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8901">
                <text:p>28901</text:p>
              </table:table-cell>
              <table:table-cell office:value-type="float" office:value="-2626">
                <text:p>-26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124">
                <text:p>29124</text:p>
              </table:table-cell>
              <table:table-cell office:value-type="float" office:value="-2688">
                <text:p>-26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8655">
                <text:p>28655</text:p>
              </table:table-cell>
              <table:table-cell office:value-type="float" office:value="-2751">
                <text:p>-27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501">
                <text:p>27501</text:p>
              </table:table-cell>
              <table:table-cell office:value-type="float" office:value="-2813">
                <text:p>-28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691">
                <text:p>25691</text:p>
              </table:table-cell>
              <table:table-cell office:value-type="float" office:value="-2876">
                <text:p>-28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271">
                <text:p>23271</text:p>
              </table:table-cell>
              <table:table-cell office:value-type="float" office:value="-2938">
                <text:p>-29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304">
                <text:p>20304</text:p>
              </table:table-cell>
              <table:table-cell office:value-type="float" office:value="-3001">
                <text:p>-30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871">
                <text:p>16871</text:p>
              </table:table-cell>
              <table:table-cell office:value-type="float" office:value="-3063">
                <text:p>-30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066">
                <text:p>13066</text:p>
              </table:table-cell>
              <table:table-cell office:value-type="float" office:value="-3126">
                <text:p>-31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993">
                <text:p>8993</text:p>
              </table:table-cell>
              <table:table-cell office:value-type="float" office:value="-3188">
                <text:p>-31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762">
                <text:p>4762</text:p>
              </table:table-cell>
              <table:table-cell office:value-type="float" office:value="-3251">
                <text:p>-32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8">
                <text:p>488</text:p>
              </table:table-cell>
              <table:table-cell office:value-type="float" office:value="-3313">
                <text:p>-33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3713">
                <text:p>-3713</text:p>
              </table:table-cell>
              <table:table-cell office:value-type="float" office:value="-3376">
                <text:p>-33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730">
                <text:p>-7730</text:p>
              </table:table-cell>
              <table:table-cell office:value-type="float" office:value="-3438">
                <text:p>-34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1459">
                <text:p>-11459</text:p>
              </table:table-cell>
              <table:table-cell office:value-type="float" office:value="-3501">
                <text:p>-35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4804">
                <text:p>-14804</text:p>
              </table:table-cell>
              <table:table-cell office:value-type="float" office:value="-3563">
                <text:p>-35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7683">
                <text:p>-17683</text:p>
              </table:table-cell>
              <table:table-cell office:value-type="float" office:value="-3625">
                <text:p>-36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0031">
                <text:p>-20031</text:p>
              </table:table-cell>
              <table:table-cell office:value-type="float" office:value="-3688">
                <text:p>-36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1798">
                <text:p>-21798</text:p>
              </table:table-cell>
              <table:table-cell office:value-type="float" office:value="-3750">
                <text:p>-37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2954">
                <text:p>-22954</text:p>
              </table:table-cell>
              <table:table-cell office:value-type="float" office:value="-3813">
                <text:p>-38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3487">
                <text:p>-23487</text:p>
              </table:table-cell>
              <table:table-cell office:value-type="float" office:value="-3875">
                <text:p>-38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3405">
                <text:p>-23405</text:p>
              </table:table-cell>
              <table:table-cell office:value-type="float" office:value="-3938">
                <text:p>-39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2736">
                <text:p>-22736</text:p>
              </table:table-cell>
              <table:table-cell office:value-type="float" office:value="-4000">
                <text:p>-4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1523">
                <text:p>-21523</text:p>
              </table:table-cell>
              <table:table-cell office:value-type="float" office:value="-4063">
                <text:p>-40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9828">
                <text:p>-19828</text:p>
              </table:table-cell>
              <table:table-cell office:value-type="float" office:value="-4125">
                <text:p>-41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7724">
                <text:p>-17724</text:p>
              </table:table-cell>
              <table:table-cell office:value-type="float" office:value="-4188">
                <text:p>-41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5297">
                <text:p>-15297</text:p>
              </table:table-cell>
              <table:table-cell office:value-type="float" office:value="-4250">
                <text:p>-42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2639">
                <text:p>-12639</text:p>
              </table:table-cell>
              <table:table-cell office:value-type="float" office:value="-4313">
                <text:p>-43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9848">
                <text:p>-9848</text:p>
              </table:table-cell>
              <table:table-cell office:value-type="float" office:value="-4375">
                <text:p>-43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7024">
                <text:p>-7024</text:p>
              </table:table-cell>
              <table:table-cell office:value-type="float" office:value="-4437">
                <text:p>-44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262">
                <text:p>-4262</text:p>
              </table:table-cell>
              <table:table-cell office:value-type="float" office:value="-4500">
                <text:p>-45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656">
                <text:p>-1656</text:p>
              </table:table-cell>
              <table:table-cell office:value-type="float" office:value="-4562">
                <text:p>-45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14">
                <text:p>714</text:p>
              </table:table-cell>
              <table:table-cell office:value-type="float" office:value="-4625">
                <text:p>-46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73">
                <text:p>2773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66">
                <text:p>4466</text:p>
              </table:table-cell>
              <table:table-cell office:value-type="float" office:value="-4750">
                <text:p>-475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748">
                <text:p>5748</text:p>
              </table:table-cell>
              <table:table-cell office:value-type="float" office:value="-4812">
                <text:p>-48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593">
                <text:p>6593</text:p>
              </table:table-cell>
              <table:table-cell office:value-type="float" office:value="-4875">
                <text:p>-48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993">
                <text:p>6993</text:p>
              </table:table-cell>
              <table:table-cell office:value-type="float" office:value="-4937">
                <text:p>-49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956">
                <text:p>6956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508">
                <text:p>6508</text:p>
              </table:table-cell>
              <table:table-cell office:value-type="float" office:value="-5062">
                <text:p>-50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691">
                <text:p>5691</text:p>
              </table:table-cell>
              <table:table-cell office:value-type="float" office:value="-5125">
                <text:p>-51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559">
                <text:p>4559</text:p>
              </table:table-cell>
              <table:table-cell office:value-type="float" office:value="-5187">
                <text:p>-518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181">
                <text:p>3181</text:p>
              </table:table-cell>
              <table:table-cell office:value-type="float" office:value="-5250">
                <text:p>-525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34">
                <text:p>1634</text:p>
              </table:table-cell>
              <table:table-cell office:value-type="float" office:value="-5312">
                <text:p>-53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635">
                <text:p>-1635</text:p>
              </table:table-cell>
              <table:table-cell office:value-type="float" office:value="10947">
                <text:p>109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3182">
                <text:p>-3182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4560">
                <text:p>-4560</text:p>
              </table:table-cell>
              <table:table-cell office:value-type="float" office:value="10822">
                <text:p>108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5692">
                <text:p>-5692</text:p>
              </table:table-cell>
              <table:table-cell office:value-type="float" office:value="10760">
                <text:p>1076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6509">
                <text:p>-6509</text:p>
              </table:table-cell>
              <table:table-cell office:value-type="float" office:value="10697">
                <text:p>106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6957">
                <text:p>-6957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6994">
                <text:p>-6994</text:p>
              </table:table-cell>
              <table:table-cell office:value-type="float" office:value="10572">
                <text:p>105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6594">
                <text:p>-6594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5749">
                <text:p>-5749</text:p>
              </table:table-cell>
              <table:table-cell office:value-type="float" office:value="10447">
                <text:p>104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467">
                <text:p>-4467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774">
                <text:p>-2774</text:p>
              </table:table-cell>
              <table:table-cell office:value-type="float" office:value="10322">
                <text:p>103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715">
                <text:p>-715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55">
                <text:p>1655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261">
                <text:p>4261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023">
                <text:p>7023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847">
                <text:p>9847</text:p>
              </table:table-cell>
              <table:table-cell office:value-type="float" office:value="10010">
                <text:p>100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638">
                <text:p>12638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296">
                <text:p>15296</text:p>
              </table:table-cell>
              <table:table-cell office:value-type="float" office:value="9885">
                <text:p>98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23">
                <text:p>17723</text:p>
              </table:table-cell>
              <table:table-cell office:value-type="float" office:value="9823">
                <text:p>98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827">
                <text:p>19827</text:p>
              </table:table-cell>
              <table:table-cell office:value-type="float" office:value="9760">
                <text:p>976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522">
                <text:p>21522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735">
                <text:p>22735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3404">
                <text:p>23404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486">
                <text:p>23486</text:p>
              </table:table-cell>
              <table:table-cell office:value-type="float" office:value="9510">
                <text:p>95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953">
                <text:p>22953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797">
                <text:p>21797</text:p>
              </table:table-cell>
              <table:table-cell office:value-type="float" office:value="9385">
                <text:p>93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030">
                <text:p>20030</text:p>
              </table:table-cell>
              <table:table-cell office:value-type="float" office:value="9323">
                <text:p>93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682">
                <text:p>17682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803">
                <text:p>14803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458">
                <text:p>11458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729">
                <text:p>7729</text:p>
              </table:table-cell>
              <table:table-cell office:value-type="float" office:value="9073">
                <text:p>907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712">
                <text:p>3712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489">
                <text:p>-489</text:p>
              </table:table-cell>
              <table:table-cell office:value-type="float" office:value="-4159">
                <text:p>-41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4763">
                <text:p>-4763</text:p>
              </table:table-cell>
              <table:table-cell office:value-type="float" office:value="-4221">
                <text:p>-42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8994">
                <text:p>-8994</text:p>
              </table:table-cell>
              <table:table-cell office:value-type="float" office:value="-4284">
                <text:p>-42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3067">
                <text:p>-13067</text:p>
              </table:table-cell>
              <table:table-cell office:value-type="float" office:value="-4346">
                <text:p>-43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6872">
                <text:p>-16872</text:p>
              </table:table-cell>
              <table:table-cell office:value-type="float" office:value="-4409">
                <text:p>-44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0305">
                <text:p>-20305</text:p>
              </table:table-cell>
              <table:table-cell office:value-type="float" office:value="-4471">
                <text:p>-44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3272">
                <text:p>-23272</text:p>
              </table:table-cell>
              <table:table-cell office:value-type="float" office:value="-4534">
                <text:p>-45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5692">
                <text:p>-25692</text:p>
              </table:table-cell>
              <table:table-cell office:value-type="float" office:value="-4596">
                <text:p>-45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7502">
                <text:p>-27502</text:p>
              </table:table-cell>
              <table:table-cell office:value-type="float" office:value="-4659">
                <text:p>-46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8656">
                <text:p>-28656</text:p>
              </table:table-cell>
              <table:table-cell office:value-type="float" office:value="-4721">
                <text:p>-47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9125">
                <text:p>-29125</text:p>
              </table:table-cell>
              <table:table-cell office:value-type="float" office:value="-4784">
                <text:p>-47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8902">
                <text:p>-28902</text:p>
              </table:table-cell>
              <table:table-cell office:value-type="float" office:value="-4846">
                <text:p>-48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8001">
                <text:p>-28001</text:p>
              </table:table-cell>
              <table:table-cell office:value-type="float" office:value="-4909">
                <text:p>-49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6455">
                <text:p>-26455</text:p>
              </table:table-cell>
              <table:table-cell office:value-type="float" office:value="-4971">
                <text:p>-497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4313">
                <text:p>-24313</text:p>
              </table:table-cell>
              <table:table-cell office:value-type="float" office:value="-5033">
                <text:p>-50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1646">
                <text:p>-21646</text:p>
              </table:table-cell>
              <table:table-cell office:value-type="float" office:value="-5096">
                <text:p>-50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8534">
                <text:p>-18534</text:p>
              </table:table-cell>
              <table:table-cell office:value-type="float" office:value="-5158">
                <text:p>-51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5073">
                <text:p>-15073</text:p>
              </table:table-cell>
              <table:table-cell office:value-type="float" office:value="-5221">
                <text:p>-52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1366">
                <text:p>-11366</text:p>
              </table:table-cell>
              <table:table-cell office:value-type="float" office:value="-5283">
                <text:p>-528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7521">
                <text:p>-7521</text:p>
              </table:table-cell>
              <table:table-cell office:value-type="float" office:value="-5346">
                <text:p>-53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3650">
                <text:p>-3650</text:p>
              </table:table-cell>
              <table:table-cell office:value-type="float" office:value="-5408">
                <text:p>-54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9">
                <text:p>139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741">
                <text:p>3741</text:p>
              </table:table-cell>
              <table:table-cell office:value-type="float" office:value="-5533">
                <text:p>-55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060">
                <text:p>7060</text:p>
              </table:table-cell>
              <table:table-cell office:value-type="float" office:value="-5596">
                <text:p>-55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013">
                <text:p>10013</text:p>
              </table:table-cell>
              <table:table-cell office:value-type="float" office:value="-5658">
                <text:p>-56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528">
                <text:p>12528</text:p>
              </table:table-cell>
              <table:table-cell office:value-type="float" office:value="-5721">
                <text:p>-57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550">
                <text:p>14550</text:p>
              </table:table-cell>
              <table:table-cell office:value-type="float" office:value="-5783">
                <text:p>-57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042">
                <text:p>16042</text:p>
              </table:table-cell>
              <table:table-cell office:value-type="float" office:value="-5845">
                <text:p>-58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985">
                <text:p>16985</text:p>
              </table:table-cell>
              <table:table-cell office:value-type="float" office:value="-5908">
                <text:p>-59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377">
                <text:p>17377</text:p>
              </table:table-cell>
              <table:table-cell office:value-type="float" office:value="-5970">
                <text:p>-597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237">
                <text:p>17237</text:p>
              </table:table-cell>
              <table:table-cell office:value-type="float" office:value="-6033">
                <text:p>-60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01">
                <text:p>16601</text:p>
              </table:table-cell>
              <table:table-cell office:value-type="float" office:value="-6095">
                <text:p>-60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518">
                <text:p>15518</text:p>
              </table:table-cell>
              <table:table-cell office:value-type="float" office:value="-6158">
                <text:p>-61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054">
                <text:p>14054</text:p>
              </table:table-cell>
              <table:table-cell office:value-type="float" office:value="-6220">
                <text:p>-622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285">
                <text:p>12285</text:p>
              </table:table-cell>
              <table:table-cell office:value-type="float" office:value="-6283">
                <text:p>-62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296">
                <text:p>10296</text:p>
              </table:table-cell>
              <table:table-cell office:value-type="float" office:value="-6345">
                <text:p>-63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177">
                <text:p>8177</text:p>
              </table:table-cell>
              <table:table-cell office:value-type="float" office:value="-6408">
                <text:p>-64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019">
                <text:p>6019</text:p>
              </table:table-cell>
              <table:table-cell office:value-type="float" office:value="-6470">
                <text:p>-647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914">
                <text:p>3914</text:p>
              </table:table-cell>
              <table:table-cell office:value-type="float" office:value="-6533">
                <text:p>-65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47">
                <text:p>1947</text:p>
              </table:table-cell>
              <table:table-cell office:value-type="float" office:value="-6595">
                <text:p>-65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7">
                <text:p>197</text:p>
              </table:table-cell>
              <table:table-cell office:value-type="float" office:value="-6658">
                <text:p>-665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268">
                <text:p>-1268</text:p>
              </table:table-cell>
              <table:table-cell office:value-type="float" office:value="-6720">
                <text:p>-67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2392">
                <text:p>-2392</text:p>
              </table:table-cell>
              <table:table-cell office:value-type="float" office:value="-6782">
                <text:p>-67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3135">
                <text:p>-3135</text:p>
              </table:table-cell>
              <table:table-cell office:value-type="float" office:value="-6845">
                <text:p>-68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473">
                <text:p>-3473</text:p>
              </table:table-cell>
              <table:table-cell office:value-type="float" office:value="-6907">
                <text:p>-69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3398">
                <text:p>-3398</text:p>
              </table:table-cell>
              <table:table-cell office:value-type="float" office:value="-6970">
                <text:p>-697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2919">
                <text:p>-2919</text:p>
              </table:table-cell>
              <table:table-cell office:value-type="float" office:value="-7032">
                <text:p>-70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2064">
                <text:p>-2064</text:p>
              </table:table-cell>
              <table:table-cell office:value-type="float" office:value="-7095">
                <text:p>-70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874">
                <text:p>-874</text:p>
              </table:table-cell>
              <table:table-cell office:value-type="float" office:value="-7157">
                <text:p>-715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95">
                <text:p>595</text:p>
              </table:table-cell>
              <table:table-cell office:value-type="float" office:value="-7220">
                <text:p>-72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73">
                <text:p>2273</text:p>
              </table:table-cell>
              <table:table-cell office:value-type="float" office:value="-7282">
                <text:p>-72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082">
                <text:p>4082</text:p>
              </table:table-cell>
              <table:table-cell office:value-type="float" office:value="-7345">
                <text:p>-73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939">
                <text:p>5939</text:p>
              </table:table-cell>
              <table:table-cell office:value-type="float" office:value="-7407">
                <text:p>-74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754">
                <text:p>7754</text:p>
              </table:table-cell>
              <table:table-cell office:value-type="float" office:value="-7470">
                <text:p>-747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439">
                <text:p>9439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908">
                <text:p>10908</text:p>
              </table:table-cell>
              <table:table-cell office:value-type="float" office:value="-7594">
                <text:p>-759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081">
                <text:p>12081</text:p>
              </table:table-cell>
              <table:table-cell office:value-type="float" office:value="-7657">
                <text:p>-76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888">
                <text:p>12888</text:p>
              </table:table-cell>
              <table:table-cell office:value-type="float" office:value="-7719">
                <text:p>-77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271">
                <text:p>13271</text:p>
              </table:table-cell>
              <table:table-cell office:value-type="float" office:value="-7782">
                <text:p>-77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185">
                <text:p>13185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602">
                <text:p>12602</text:p>
              </table:table-cell>
              <table:table-cell office:value-type="float" office:value="-7907">
                <text:p>-79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512">
                <text:p>11512</text:p>
              </table:table-cell>
              <table:table-cell office:value-type="float" office:value="-7969">
                <text:p>-79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921">
                <text:p>9921</text:p>
              </table:table-cell>
              <table:table-cell office:value-type="float" office:value="-8032">
                <text:p>-80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854">
                <text:p>7854</text:p>
              </table:table-cell>
              <table:table-cell office:value-type="float" office:value="-8094">
                <text:p>-80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356">
                <text:p>5356</text:p>
              </table:table-cell>
              <table:table-cell office:value-type="float" office:value="-8157">
                <text:p>-81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484">
                <text:p>2484</text:p>
              </table:table-cell>
              <table:table-cell office:value-type="float" office:value="-8219">
                <text:p>-82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686">
                <text:p>-686</text:p>
              </table:table-cell>
              <table:table-cell office:value-type="float" office:value="-8282">
                <text:p>-82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4069">
                <text:p>-4069</text:p>
              </table:table-cell>
              <table:table-cell office:value-type="float" office:value="-8344">
                <text:p>-83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7568">
                <text:p>-7568</text:p>
              </table:table-cell>
              <table:table-cell office:value-type="float" office:value="-8407">
                <text:p>-84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1081">
                <text:p>-11081</text:p>
              </table:table-cell>
              <table:table-cell office:value-type="float" office:value="-8469">
                <text:p>-84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4501">
                <text:p>-14501</text:p>
              </table:table-cell>
              <table:table-cell office:value-type="float" office:value="-8531">
                <text:p>-85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7722">
                <text:p>-17722</text:p>
              </table:table-cell>
              <table:table-cell office:value-type="float" office:value="-8594">
                <text:p>-85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20641">
                <text:p>-20641</text:p>
              </table:table-cell>
              <table:table-cell office:value-type="float" office:value="-8656">
                <text:p>-86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23163">
                <text:p>-23163</text:p>
              </table:table-cell>
              <table:table-cell office:value-type="float" office:value="-8719">
                <text:p>-87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25202">
                <text:p>-25202</text:p>
              </table:table-cell>
              <table:table-cell office:value-type="float" office:value="-8781">
                <text:p>-878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6686">
                <text:p>-26686</text:p>
              </table:table-cell>
              <table:table-cell office:value-type="float" office:value="-8844">
                <text:p>-88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7558">
                <text:p>-27558</text:p>
              </table:table-cell>
              <table:table-cell office:value-type="float" office:value="-8906">
                <text:p>-89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27778">
                <text:p>-27778</text:p>
              </table:table-cell>
              <table:table-cell office:value-type="float" office:value="-8969">
                <text:p>-896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7326">
                <text:p>-27326</text:p>
              </table:table-cell>
              <table:table-cell office:value-type="float" office:value="-9031">
                <text:p>-90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6202">
                <text:p>-26202</text:p>
              </table:table-cell>
              <table:table-cell office:value-type="float" office:value="-9094">
                <text:p>-909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4424">
                <text:p>-24424</text:p>
              </table:table-cell>
              <table:table-cell office:value-type="float" office:value="-9156">
                <text:p>-91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22033">
                <text:p>-22033</text:p>
              </table:table-cell>
              <table:table-cell office:value-type="float" office:value="-9219">
                <text:p>-92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9084">
                <text:p>-19084</text:p>
              </table:table-cell>
              <table:table-cell office:value-type="float" office:value="-9281">
                <text:p>-92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5654">
                <text:p>-15654</text:p>
              </table:table-cell>
              <table:table-cell office:value-type="float" office:value="-9343">
                <text:p>-93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1829">
                <text:p>-11829</text:p>
              </table:table-cell>
              <table:table-cell office:value-type="float" office:value="-9406">
                <text:p>-940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7711">
                <text:p>-7711</text:p>
              </table:table-cell>
              <table:table-cell office:value-type="float" office:value="-9468">
                <text:p>-94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3409">
                <text:p>-3409</text:p>
              </table:table-cell>
              <table:table-cell office:value-type="float" office:value="-9531">
                <text:p>-95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62">
                <text:p>962</text:p>
              </table:table-cell>
              <table:table-cell office:value-type="float" office:value="-9593">
                <text:p>-95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286">
                <text:p>5286</text:p>
              </table:table-cell>
              <table:table-cell office:value-type="float" office:value="-9656">
                <text:p>-96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48">
                <text:p>9448</text:p>
              </table:table-cell>
              <table:table-cell office:value-type="float" office:value="-9718">
                <text:p>-97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338">
                <text:p>13338</text:p>
              </table:table-cell>
              <table:table-cell office:value-type="float" office:value="-9781">
                <text:p>-97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856">
                <text:p>16856</text:p>
              </table:table-cell>
              <table:table-cell office:value-type="float" office:value="-9843">
                <text:p>-98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913">
                <text:p>19913</text:p>
              </table:table-cell>
              <table:table-cell office:value-type="float" office:value="-9906">
                <text:p>-99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433">
                <text:p>22433</text:p>
              </table:table-cell>
              <table:table-cell office:value-type="float" office:value="-9968">
                <text:p>-996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359">
                <text:p>24359</text:p>
              </table:table-cell>
              <table:table-cell office:value-type="float" office:value="-10031">
                <text:p>-100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652">
                <text:p>25652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290">
                <text:p>26290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272">
                <text:p>26272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619">
                <text:p>25619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4368">
                <text:p>24368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2574">
                <text:p>22574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307">
                <text:p>20307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650">
                <text:p>17650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697">
                <text:p>14697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547">
                <text:p>11547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304">
                <text:p>8304</text:p>
              </table:table-cell>
              <table:table-cell office:value-type="float" office:value="5666">
                <text:p>56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071">
                <text:p>5071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47">
                <text:p>1947</text:p>
              </table:table-cell>
              <table:table-cell office:value-type="float" office:value="5541">
                <text:p>55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974">
                <text:p>-974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3609">
                <text:p>-3609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5888">
                <text:p>-5888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7755">
                <text:p>-775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9168">
                <text:p>-9168</text:p>
              </table:table-cell>
              <table:table-cell office:value-type="float" office:value="5229">
                <text:p>522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0107">
                <text:p>-10107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566">
                <text:p>-10566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0558">
                <text:p>-10558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113">
                <text:p>-10113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9277">
                <text:p>-9277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8109">
                <text:p>-8109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6680">
                <text:p>-668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5069">
                <text:p>-5069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3362">
                <text:p>-3362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646">
                <text:p>-1646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8">
                <text:p>-8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70">
                <text:p>1470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12">
                <text:p>2712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652">
                <text:p>3652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38">
                <text:p>4238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431">
                <text:p>4431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08">
                <text:p>4208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565">
                <text:p>3565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12">
                <text:p>2512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77">
                <text:p>107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693">
                <text:p>-693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740">
                <text:p>-274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4992">
                <text:p>-4992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7366">
                <text:p>-7366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9774">
                <text:p>-9774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2122">
                <text:p>-12122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4315">
                <text:p>-1431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6260">
                <text:p>-1626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7873">
                <text:p>-17873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9076">
                <text:p>-19076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9802">
                <text:p>-19802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20001">
                <text:p>-20001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9637">
                <text:p>-19637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8693">
                <text:p>-18693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7171">
                <text:p>-1717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5091">
                <text:p>-15091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2492">
                <text:p>-12492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9430">
                <text:p>-943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5979">
                <text:p>-5979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2224">
                <text:p>-2224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36">
                <text:p>1736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795">
                <text:p>5795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841">
                <text:p>9841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762">
                <text:p>13762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447">
                <text:p>17447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790">
                <text:p>20790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694">
                <text:p>23694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6075">
                <text:p>26075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864">
                <text:p>27864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006">
                <text:p>29006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467">
                <text:p>2946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33">
                <text:p>29233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8309">
                <text:p>28309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6721">
                <text:p>26721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513">
                <text:p>24513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749">
                <text:p>21749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506">
                <text:p>18506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878">
                <text:p>14878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965">
                <text:p>10965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878">
                <text:p>687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30">
                <text:p>273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366">
                <text:p>-136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5298">
                <text:p>-529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8965">
                <text:p>-8965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2271">
                <text:p>-12271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5138">
                <text:p>-1513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7498">
                <text:p>-1749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9304">
                <text:p>-1930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20525">
                <text:p>-2052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21151">
                <text:p>-21151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21188">
                <text:p>-2118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20664">
                <text:p>-2066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9623">
                <text:p>-1962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8123">
                <text:p>-1812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6236">
                <text:p>-1623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4047">
                <text:p>-1404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645">
                <text:p>-116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9126">
                <text:p>-912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6586">
                <text:p>-658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4118">
                <text:p>-411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809">
                <text:p>-18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60">
                <text:p>2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22">
                <text:p>20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422">
                <text:p>342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422">
                <text:p>442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150">
                <text:p>5150</text:p>
              </table:table-cell>
              <table:table-cell office:value-type="float" office:value="-13312">
                <text:p>-133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885">
                <text:p>4885</text:p>
              </table:table-cell>
              <table:table-cell office:value-type="float" office:value="-13375">
                <text:p>-1337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233">
                <text:p>4233</text:p>
              </table:table-cell>
              <table:table-cell office:value-type="float" office:value="-13437">
                <text:p>-134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240">
                <text:p>3240</text:p>
              </table:table-cell>
              <table:table-cell office:value-type="float" office:value="-13500">
                <text:p>-135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62">
                <text:p>1962</text:p>
              </table:table-cell>
              <table:table-cell office:value-type="float" office:value="-13562">
                <text:p>-1356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70">
                <text:p>470</text:p>
              </table:table-cell>
              <table:table-cell office:value-type="float" office:value="-13625">
                <text:p>-136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158">
                <text:p>-1158</text:p>
              </table:table-cell>
              <table:table-cell office:value-type="float" office:value="-13687">
                <text:p>-1368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2837">
                <text:p>-2837</text:p>
              </table:table-cell>
              <table:table-cell office:value-type="float" office:value="-13750">
                <text:p>-1375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4482">
                <text:p>-4482</text:p>
              </table:table-cell>
              <table:table-cell office:value-type="float" office:value="-13812">
                <text:p>-138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6004">
                <text:p>-6004</text:p>
              </table:table-cell>
              <table:table-cell office:value-type="float" office:value="-13875">
                <text:p>-138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7321">
                <text:p>-7321</text:p>
              </table:table-cell>
              <table:table-cell office:value-type="float" office:value="-13937">
                <text:p>-1393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8358">
                <text:p>-8358</text:p>
              </table:table-cell>
              <table:table-cell office:value-type="float" office:value="-14000">
                <text:p>-140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9049">
                <text:p>-9049</text:p>
              </table:table-cell>
              <table:table-cell office:value-type="float" office:value="-14062">
                <text:p>-1406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9339">
                <text:p>-9339</text:p>
              </table:table-cell>
              <table:table-cell office:value-type="float" office:value="-14125">
                <text:p>-141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9191">
                <text:p>-9191</text:p>
              </table:table-cell>
              <table:table-cell office:value-type="float" office:value="-14187">
                <text:p>-1418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8581">
                <text:p>-8581</text:p>
              </table:table-cell>
              <table:table-cell office:value-type="float" office:value="-14249">
                <text:p>-1424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503">
                <text:p>-7503</text:p>
              </table:table-cell>
              <table:table-cell office:value-type="float" office:value="-14312">
                <text:p>-1431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5971">
                <text:p>-5971</text:p>
              </table:table-cell>
              <table:table-cell office:value-type="float" office:value="-14374">
                <text:p>-1437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4012">
                <text:p>-4012</text:p>
              </table:table-cell>
              <table:table-cell office:value-type="float" office:value="-14437">
                <text:p>-1443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675">
                <text:p>-1675</text:p>
              </table:table-cell>
              <table:table-cell office:value-type="float" office:value="-14499">
                <text:p>-1449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79">
                <text:p>979</text:p>
              </table:table-cell>
              <table:table-cell office:value-type="float" office:value="-14562">
                <text:p>-1456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875">
                <text:p>3875</text:p>
              </table:table-cell>
              <table:table-cell office:value-type="float" office:value="-14624">
                <text:p>-1462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26">
                <text:p>6926</text:p>
              </table:table-cell>
              <table:table-cell office:value-type="float" office:value="-14687">
                <text:p>-1468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037">
                <text:p>10037</text:p>
              </table:table-cell>
              <table:table-cell office:value-type="float" office:value="-14749">
                <text:p>-14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00" chart:maximum="1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95cm" svg:y="0.316cm" chart:style-name="ch2">
          <text:p>FFT Result</text:p>
        </chart:title>
        <chart:legend chart:legend-position="end" svg:x="13.83cm" svg:y="4.198cm" style:legend-expansion="high" chart:style-name="ch3"/>
        <chart:plot-area chart:style-name="ch4" table:cell-range-address="log.D1049:log.D2073" chart:data-source-has-labels="row" svg:x="0.32cm" svg:y="1.301cm" svg:width="13.19cm" svg:height="7.519cm">
          <chartooo:coordinate-region svg:x="1.524cm" svg:y="1.301cm" svg:width="11.283cm" svg:height="6.2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og.D1050:log.D2073" chart:label-cell-address="log.D1049:log.D1049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mpl</text:p>
                <draw:g>
                  <svg:desc>log.D1049:log.D10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85856.293578">
                <text:p>1785856.293578</text:p>
                <draw:g>
                  <svg:desc>log.D1050:log.D20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261.223114">
                <text:p>143261.223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080.241927">
                <text:p>156080.24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040.669644">
                <text:p>188040.669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069.204271">
                <text:p>286069.204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7760.952024">
                <text:p>2137760.952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640.743761">
                <text:p>252640.743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489.059488">
                <text:p>136489.059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98749.328779">
                <text:p>2698749.328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805.582671">
                <text:p>218805.582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5355.522253">
                <text:p>995355.522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958.849494">
                <text:p>289958.849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752.330562">
                <text:p>134752.330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348.320598">
                <text:p>121348.320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2999.943584">
                <text:p>172999.943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6195.282137">
                <text:p>586195.282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3611.452094">
                <text:p>1563611.452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30199.766266">
                <text:p>6830199.766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417.365298">
                <text:p>101417.365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783.071204">
                <text:p>131783.071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4693.901764">
                <text:p>364693.901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9513.024661">
                <text:p>319513.024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868.986466">
                <text:p>110868.986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594.069459">
                <text:p>80594.069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7395.126159">
                <text:p>977395.126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931.17345">
                <text:p>222931.17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9440.817029">
                <text:p>319440.817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028.070923">
                <text:p>91028.070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392">
                <text:p>59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983.727413">
                <text:p>61983.727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42628.079201">
                <text:p>8442628.079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116.502289">
                <text:p>310116.502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3318.872628">
                <text:p>663318.872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116.934031">
                <text:p>39116.934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54.660004">
                <text:p>34154.66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424.113378">
                <text:p>58424.113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2399.071517">
                <text:p>292399.0715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160.469864">
                <text:p>39160.4698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298.662041">
                <text:p>12298.662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5675.754975">
                <text:p>545675.754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7303.721186">
                <text:p>267303.721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91.072636">
                <text:p>10291.072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40.813524">
                <text:p>9440.8135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95.889273">
                <text:p>18495.889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6909.985269">
                <text:p>236909.985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885.583928">
                <text:p>20885.5839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3695.562138">
                <text:p>453695.562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26.989789">
                <text:p>20026.989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819.764502">
                <text:p>34819.764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105.798512">
                <text:p>202105.798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919.343585">
                <text:p>49919.343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451.131091">
                <text:p>26451.131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550.051149">
                <text:p>26550.051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273.344415">
                <text:p>42273.344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0097.198846">
                <text:p>350097.198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919.373892">
                <text:p>76919.3738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181.512664">
                <text:p>34181.512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792.945205">
                <text:p>29792.945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582.470153">
                <text:p>41582.470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029.079265">
                <text:p>129029.079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471.73106">
                <text:p>99471.731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291.740641">
                <text:p>37291.740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4895.471016">
                <text:p>364895.471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707.222178">
                <text:p>36707.2221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495.742277">
                <text:p>93495.7422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7382.071817">
                <text:p>117382.0718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782.131314">
                <text:p>36782.131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384.049165">
                <text:p>25384.049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276.124204">
                <text:p>28276.124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822.807442">
                <text:p>61822.8074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758.119014">
                <text:p>272758.119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830.591575">
                <text:p>31830.5915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73.24695">
                <text:p>19273.24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37.081317">
                <text:p>18637.081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307.820683">
                <text:p>34307.8206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4423.159909">
                <text:p>134423.159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493.06382">
                <text:p>22493.06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09.314847">
                <text:p>12309.314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3931.962356">
                <text:p>273931.962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941.789481">
                <text:p>11941.789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4223.121704">
                <text:p>134223.1217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01.527729">
                <text:p>10201.5277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57.258486">
                <text:p>4857.2584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14.374416">
                <text:p>3114.374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470.52089">
                <text:p>127470.520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359.623582">
                <text:p>250359.623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719.045819">
                <text:p>8719.045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359.982396">
                <text:p>16359.9823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6125.844014">
                <text:p>116125.8440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98.170983">
                <text:p>21698.170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68.014758">
                <text:p>12468.0147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927.905801">
                <text:p>13927.9058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3721.152152">
                <text:p>223721.152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857.502329">
                <text:p>100857.5023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780.409075">
                <text:p>38780.409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883.391177">
                <text:p>17883.391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740.12951">
                <text:p>16740.129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83.410699">
                <text:p>24883.410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254.726617">
                <text:p>83254.7266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293.731498">
                <text:p>54293.7314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8614.163411">
                <text:p>228614.1634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595.228444">
                <text:p>17595.228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356.405203">
                <text:p>23356.4052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805.143366">
                <text:p>63805.1433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692.008269">
                <text:p>68692.0082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153.498224">
                <text:p>23153.4982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391.998048">
                <text:p>16391.9980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971.655489">
                <text:p>18971.6554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7030.868879">
                <text:p>227030.8688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163.214083">
                <text:p>79163.2140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387.87694">
                <text:p>21387.876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604.178182">
                <text:p>13604.1781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633.051603">
                <text:p>13633.0516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652.740334">
                <text:p>27652.7403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137.8185">
                <text:p>86137.81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111.833566">
                <text:p>17111.8335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3353.912639">
                <text:p>183353.9126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37.748061">
                <text:p>12137.7480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207.092812">
                <text:p>89207.0928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888.362453">
                <text:p>9888.3624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85.44737">
                <text:p>2985.447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575.276727">
                <text:p>83575.2767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2659.066145">
                <text:p>82659.0661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182.24879">
                <text:p>11182.24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69.200827">
                <text:p>6869.2008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2881.194495">
                <text:p>162881.1944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988.575916">
                <text:p>14988.5759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345.855567">
                <text:p>74345.8555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170.475006">
                <text:p>23170.4750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448.668045">
                <text:p>11448.6680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448.668045">
                <text:p>11448.6680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617.562147">
                <text:p>17617.562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3803.089079">
                <text:p>63803.0890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9350.610994">
                <text:p>179350.6109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83.268458">
                <text:p>14883.2684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30.592849">
                <text:p>12330.5928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632.435566">
                <text:p>17632.4355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130.833281">
                <text:p>51130.8332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715.616233">
                <text:p>46715.6162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841.609424">
                <text:p>16841.6094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083.633891">
                <text:p>12083.6338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9494.369054">
                <text:p>159494.3690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596.282369">
                <text:p>37596.2823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955.767674">
                <text:p>55955.7676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82.793974">
                <text:p>16582.793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028.817525">
                <text:p>11028.8175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05.768988">
                <text:p>11505.768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597.324082">
                <text:p>24597.324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809.275239">
                <text:p>62809.2752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602.321841">
                <text:p>137602.3218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93.534849">
                <text:p>12593.5348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719.317023">
                <text:p>66719.317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42.634656">
                <text:p>5442.6346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5145.695129">
                <text:p>135145.6951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7789.264047">
                <text:p>67789.2640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38.172324">
                <text:p>3238.1723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5577.98655">
                <text:p>65577.986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21.395982">
                <text:p>5221.3959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9049.394326">
                <text:p>129049.3943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91.072636">
                <text:p>10291.0726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721.127789">
                <text:p>60721.1277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848">
                <text:p>14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47.965927">
                <text:p>7747.9659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083.578715">
                <text:p>13083.578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390.303923">
                <text:p>111390.3039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772.547386">
                <text:p>24772.5473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275.630359">
                <text:p>11275.6303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41.464366">
                <text:p>9741.4643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974.880321">
                <text:p>13974.8803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595.229097">
                <text:p>43595.2290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104.734686">
                <text:p>34104.7346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45.467172">
                <text:p>12645.4671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8087.010427">
                <text:p>128087.0104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280">
                <text:p>332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745.10124">
                <text:p>42745.101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974.880321">
                <text:p>13974.8803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303.80124">
                <text:p>10303.801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091.143237">
                <text:p>23091.1432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3587.35614">
                <text:p>103587.356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499.512951">
                <text:p>12499.5129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40.773439">
                <text:p>7240.7734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869.200827">
                <text:p>6869.2008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957.124312">
                <text:p>53957.1243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158.934436">
                <text:p>9158.9344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68.541408">
                <text:p>5068.5414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1547.869115">
                <text:p>111547.8691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730.44152">
                <text:p>55730.44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034.6416">
                <text:p>55034.64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137.502986">
                <text:p>108137.5029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2.232032">
                <text:p>2172.2320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27.416263">
                <text:p>3727.4162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186.26245">
                <text:p>7186.262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1974.935498">
                <text:p>51974.9354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440.813524">
                <text:p>9440.8135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45.536318">
                <text:p>5145.5363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970.89474">
                <text:p>5970.894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2242.438782">
                <text:p>102242.4387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363.571907">
                <text:p>46363.5719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978.419063">
                <text:p>17978.4190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5.768988">
                <text:p>11505.7689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347.458164">
                <text:p>39347.4581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292.084893">
                <text:p>26292.0848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9746.098245">
                <text:p>109746.0982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21.378292">
                <text:p>8521.3782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75.630359">
                <text:p>11275.6303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261.363246">
                <text:p>31261.3632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655.968624">
                <text:p>33655.9686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10.449682">
                <text:p>11310.4496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14.067631">
                <text:p>8014.0676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158.934436">
                <text:p>9158.9344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028.963619">
                <text:p>114028.9636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217.265944">
                <text:p>40217.2659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076.253518">
                <text:p>11076.2535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12.931323">
                <text:p>7112.9313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262.669596">
                <text:p>14262.6695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781.710552">
                <text:p>44781.7105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5622.082805">
                <text:p>95622.0828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49.756475">
                <text:p>6249.7564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287.295545">
                <text:p>47287.2955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45.536318">
                <text:p>5145.5363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14.374416">
                <text:p>3114.3744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892.795324">
                <text:p>44892.7953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5668.563192">
                <text:p>45668.5631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259.601577">
                <text:p>91259.6015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183.331684">
                <text:p>42183.3316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660.396679">
                <text:p>9660.3966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091.460707">
                <text:p>36091.4607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3378.36617">
                <text:p>103378.366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75.108023">
                <text:p>8475.1080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59.589407">
                <text:p>7559.5894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291.072636">
                <text:p>10291.0726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964.031771">
                <text:p>29964.0317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572.043813">
                <text:p>27572.0438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41.464366">
                <text:p>9741.4643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59.589407">
                <text:p>7559.5894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4898.340217">
                <text:p>94898.3402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164.337482">
                <text:p>22164.3374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378.316315">
                <text:p>33378.3163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98.218457">
                <text:p>10098.2184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63.9529">
                <text:p>6963.95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741.68837">
                <text:p>14741.688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167.187583">
                <text:p>38167.1875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4208.047121">
                <text:p>84208.0471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36.357191">
                <text:p>4636.3571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97.695668">
                <text:p>7997.6956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610.82936">
                <text:p>41610.829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38.172324">
                <text:p>3238.1723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788.189366">
                <text:p>84788.1893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726.6991">
                <text:p>42726.6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14.374416">
                <text:p>3114.3744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648.611598">
                <text:p>41648.6115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92.084506">
                <text:p>3692.0845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762.072086">
                <text:p>82762.0720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20.38672">
                <text:p>3620.386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415.341612">
                <text:p>6415.3416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033.074796">
                <text:p>39033.0747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21.378292">
                <text:p>8521.3782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2905.635886">
                <text:p>72905.6358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415.968811">
                <text:p>16415.9688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86.519538">
                <text:p>6186.5195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764.028298">
                <text:p>8764.0282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827.009557">
                <text:p>28827.0095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742.25389">
                <text:p>22742.253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719.045819">
                <text:p>8719.0458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344.425946">
                <text:p>85344.4259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271.613144">
                <text:p>8271.6131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164.337482">
                <text:p>22164.3374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827.009557">
                <text:p>28827.0095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399.070592">
                <text:p>9399.0705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276.887247">
                <text:p>7276.8872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705.97033">
                <text:p>15705.970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620.744828">
                <text:p>70620.7448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21.378292">
                <text:p>8521.3782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45.536318">
                <text:p>5145.5363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058.204679">
                <text:p>9058.2046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080.254584">
                <text:p>37080.2545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34.600413">
                <text:p>3434.6004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479.659266">
                <text:p>77479.6592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14.374416">
                <text:p>3114.3744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780.409075">
                <text:p>38780.4090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85.44737">
                <text:p>2985.447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076.704058">
                <text:p>39076.7040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6399.596229">
                <text:p>76399.5962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920.845061">
                <text:p>36920.8450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92.084506">
                <text:p>3692.0845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36.357191">
                <text:p>4636.3571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416.229704">
                <text:p>73416.2297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468.512247">
                <text:p>33468.5122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810.235907">
                <text:p>12810.2359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415.341612">
                <text:p>6415.3416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334.756145">
                <text:p>8334.7561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271.488394">
                <text:p>28271.4883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496.379151">
                <text:p>19496.3791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214.24113">
                <text:p>80214.241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49.756475">
                <text:p>6249.7564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271.613144">
                <text:p>8271.6131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811.309476">
                <text:p>22811.3094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708.973593">
                <text:p>24708.9735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276.887247">
                <text:p>7276.8872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4635.009305">
                <text:p>84635.0093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051.39065">
                <text:p>30051.390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21.395982">
                <text:p>5221.3959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05.361679">
                <text:p>10505.3616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546.74637">
                <text:p>33546.746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734.308576">
                <text:p>6734.3085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2270.028753">
                <text:p>72270.0287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34.600413">
                <text:p>3434.6004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887.511365">
                <text:p>35887.5113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74.529918">
                <text:p>4374.529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1.03008">
                <text:p>2111.030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422.243971">
                <text:p>34422.2439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27.416263">
                <text:p>3727.4162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361.375539">
                <text:p>35361.3755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79.467218">
                <text:p>4579.4672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064.788468">
                <text:p>71064.7884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56.799219">
                <text:p>6556.7992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2527.114597">
                <text:p>32527.1145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52.79201">
                <text:p>10252.792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57.258486">
                <text:p>4857.2584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832.093973">
                <text:p>7832.0939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571.251565">
                <text:p>28571.2515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1335.5149">
                <text:p>81335.51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837.698177">
                <text:p>5837.6981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401.256718">
                <text:p>23401.2567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021.952684">
                <text:p>22021.9526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014.067631">
                <text:p>8014.0676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5505.679998">
                <text:p>75505.6799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654.722201">
                <text:p>17654.7222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019.826794">
                <text:p>27019.8267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952.760351">
                <text:p>11952.7603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805.215143">
                <text:p>30805.2151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7779.59575">
                <text:p>67779.595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27.875967">
                <text:p>4127.8759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99.27583">
                <text:p>3899.275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30.932001">
                <text:p>6830.932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764.837568">
                <text:p>33764.8375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57.258486">
                <text:p>4857.2584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9294.239645">
                <text:p>69294.2396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5298.306362">
                <text:p>35298.3063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10.697991">
                <text:p>2610.697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4307.820683">
                <text:p>34307.8206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85.44737">
                <text:p>2985.447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8571.691885">
                <text:p>68571.6918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442.634656">
                <text:p>5442.6346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056.270525">
                <text:p>32056.2705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04.390537">
                <text:p>4404.3905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22.060161">
                <text:p>4222.0601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830.932001">
                <text:p>6830.9320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850.505339">
                <text:p>60850.5053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738.401654">
                <text:p>13738.4016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454.832527">
                <text:p>7454.8325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102.097502">
                <text:p>24102.0975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354.683568">
                <text:p>19354.6835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559.589407">
                <text:p>7559.5894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2498.187564">
                <text:p>72498.1875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888.255512">
                <text:p>6888.2555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129.898693">
                <text:p>19129.8986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602.652215">
                <text:p>24602.6522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397.424367">
                <text:p>8397.4243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053.489955">
                <text:p>13053.4899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764.284247">
                <text:p>60764.2842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47.965927">
                <text:p>7747.9659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04.390537">
                <text:p>4404.3905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74.529918">
                <text:p>4374.5299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271.613144">
                <text:p>8271.6131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990.782673">
                <text:p>31990.7826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992.806354">
                <text:p>5992.8063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7510.262805">
                <text:p>67510.2628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10.697991">
                <text:p>2610.6979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900.432092">
                <text:p>33900.4320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96.309376">
                <text:p>2896.3093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792">
                <text:p>337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7126.695256">
                <text:p>67126.6952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344.464064">
                <text:p>4344.4640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292.55072">
                <text:p>32292.550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92.084506">
                <text:p>3692.0845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27.416263">
                <text:p>3727.4162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5267.449774">
                <text:p>65267.4497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188.490883">
                <text:p>29188.4908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908.81623">
                <text:p>11908.816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68.541408">
                <text:p>5068.5414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213.075973">
                <text:p>25213.0759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794.848734">
                <text:p>16794.8487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709.251174">
                <text:p>71709.2511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240.773439">
                <text:p>7240.7734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492.796002">
                <text:p>20492.7960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493.06382">
                <text:p>22493.063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997.695668">
                <text:p>7997.6956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476.344648">
                <text:p>6476.3446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6714.619207">
                <text:p>76714.6192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323.728003">
                <text:p>27323.7280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945.307108">
                <text:p>30945.3071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476.344648">
                <text:p>6476.3446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079.744309">
                <text:p>66079.7443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78.39961">
                <text:p>3278.399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975.344001">
                <text:p>32975.3440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98.847834">
                <text:p>3998.8478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24.077344">
                <text:p>724.0773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620.38672">
                <text:p>3620.386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2975.344001">
                <text:p>32975.3440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96.309376">
                <text:p>2896.3093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6065.858051">
                <text:p>66065.8580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333.090241">
                <text:p>6333.0902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0548.856607">
                <text:p>30548.8566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619.606645">
                <text:p>9619.6066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44.464064">
                <text:p>4344.4640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825.086766">
                <text:p>26825.0867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6815.358464">
                <text:p>76815.3584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276.887247">
                <text:p>7276.8872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992.173153">
                <text:p>21992.1731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492.796002">
                <text:p>20492.7960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837.698177">
                <text:p>5837.6981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1725.699718">
                <text:p>71725.6997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111.833566">
                <text:p>17111.8335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712.393276">
                <text:p>25712.3932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832.093973">
                <text:p>7832.0939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068.541408">
                <text:p>5068.5414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221.395982">
                <text:p>5221.39598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697.827491">
                <text:p>11697.8274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907.111663">
                <text:p>29907.1116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369.78923">
                <text:p>65369.789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22.060161">
                <text:p>4222.06016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20.38672">
                <text:p>3620.386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2056.270525">
                <text:p>32056.2705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344.464064">
                <text:p>4344.4640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7195.001719">
                <text:p>67195.0017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3807.511591">
                <text:p>33807.5115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3687.109938">
                <text:p>33687.1099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10.697991">
                <text:p>2610.6979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7062.228296">
                <text:p>67062.2282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1599.153406">
                <text:p>31599.1534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798.55166">
                <text:p>7798.551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22.060161">
                <text:p>4222.0601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344.464064">
                <text:p>4344.4640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623.913434">
                <text:p>60623.9134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776.511024">
                <text:p>13776.5110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476.344648">
                <text:p>6476.3446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4501.219561">
                <text:p>24501.2195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623.698326">
                <text:p>19623.6983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2597.555882">
                <text:p>72597.555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611.427199">
                <text:p>7611.4271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354.683568">
                <text:p>19354.6835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004.268436">
                <text:p>25004.2684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948.377444">
                <text:p>7948.3774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442.634656">
                <text:p>5442.6346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738.401654">
                <text:p>13738.4016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1569.99581">
                <text:p>61569.995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857.258486">
                <text:p>4857.2584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404.390537">
                <text:p>4404.3905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207.984405">
                <text:p>8207.9844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2288.491572">
                <text:p>32288.4915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37.698177">
                <text:p>5837.6981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14.374416">
                <text:p>3114.3744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711.086733">
                <text:p>68711.0867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96.309376">
                <text:p>2896.3093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4338.370841">
                <text:p>34338.3708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85.44737">
                <text:p>2985.447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4623.467648">
                <text:p>34623.4676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9424.632401">
                <text:p>69424.6324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374.529918">
                <text:p>4374.5299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3378.316315">
                <text:p>33378.3163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727.416263">
                <text:p>3727.4162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692.084506">
                <text:p>3692.0845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7878.147765">
                <text:p>67878.1477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805.215143">
                <text:p>30805.2151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30.592849">
                <text:p>12330.5928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857.258486">
                <text:p>4857.2584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515.471107">
                <text:p>26515.4711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007.557525">
                <text:p>18007.5575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5505.679998">
                <text:p>75505.6799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14.067631">
                <text:p>8014.0676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607.370594">
                <text:p>21607.3705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3905.520701">
                <text:p>23905.5207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033.604486">
                <text:p>81033.6044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8985.712342">
                <text:p>28985.7123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334.756145">
                <text:p>8334.7561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345.436933">
                <text:p>5345.4369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2527.114597">
                <text:p>32527.1145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963.9529">
                <text:p>6963.95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1272.901106">
                <text:p>71272.9011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727.416263">
                <text:p>3727.4162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830.19834">
                <text:p>4830.198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5387.312529">
                <text:p>35387.3125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899.27583">
                <text:p>3899.275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24.077344">
                <text:p>724.0773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4422.243971">
                <text:p>34422.24397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434.600413">
                <text:p>3434.6004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887.511365">
                <text:p>35887.5113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2452.975094">
                <text:p>72452.9750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734.308576">
                <text:p>6734.3085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3054.745378">
                <text:p>33054.7453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505.361679">
                <text:p>10505.3616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221.395982">
                <text:p>5221.3959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9545.549919">
                <text:p>29545.5499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5203.015158">
                <text:p>85203.01515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240.773439">
                <text:p>7240.7734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475.108023">
                <text:p>8475.1080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4581.332755">
                <text:p>24581.3327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3317.089355">
                <text:p>23317.0893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582.683962">
                <text:p>8582.6839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556.799219">
                <text:p>6556.7992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0424.754">
                <text:p>80424.7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246.024836">
                <text:p>19246.0248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690.279887">
                <text:p>28690.2798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764.028298">
                <text:p>8764.0282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514.408763">
                <text:p>5514.4087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249.756475">
                <text:p>6249.7564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810.235907">
                <text:p>12810.2359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722.109543">
                <text:p>33722.1095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3703.106909">
                <text:p>73703.1069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899.27583">
                <text:p>3899.2758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112.931323">
                <text:p>7112.9313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952.781979">
                <text:p>36952.7819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96.309376">
                <text:p>2896.3093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6658.215789">
                <text:p>76658.2157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8413.650907">
                <text:p>38413.6509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985.44737">
                <text:p>2985.447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8403.413182">
                <text:p>38403.4131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38.172324">
                <text:p>3238.1723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7479.659266">
                <text:p>77479.6592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34.600413">
                <text:p>3434.6004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6592.780053">
                <text:p>36592.7800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058.204679">
                <text:p>9058.2046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095.43081">
                <text:p>8095.430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681.966243">
                <text:p>70681.9662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190.86162">
                <text:p>16190.8616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276.887247">
                <text:p>7276.8872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165.296424">
                <text:p>6165.2964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158.934436">
                <text:p>9158.9344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401.005053">
                <text:p>28401.0050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2736.489791">
                <text:p>22736.4897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749.059835">
                <text:p>8749.0598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5628.077638">
                <text:p>85628.0776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481.406362">
                <text:p>22481.4063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536.676049">
                <text:p>29536.6760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781.746265">
                <text:p>9781.7462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869.200827">
                <text:p>6869.2008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2.931323">
                <text:p>7112.9313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904.997957">
                <text:p>15904.9979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3351.929763">
                <text:p>73351.92976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808.781073">
                <text:p>8808.7810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9126.985061">
                <text:p>39126.9850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415.341612">
                <text:p>6415.3416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998.847834">
                <text:p>3998.8478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2762.072086">
                <text:p>82762.0720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27.875967">
                <text:p>4127.8759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468.839386">
                <text:p>41468.8393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2002.72753">
                <text:p>42002.727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098.34311">
                <text:p>85098.343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46.042253">
                <text:p>1846.0422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126.063366">
                <text:p>41126.06336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964.850783">
                <text:p>7964.8507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636.357191">
                <text:p>4636.3571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271.362632">
                <text:p>5271.3626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4492.41121">
                <text:p>84492.411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8167.187583">
                <text:p>38167.1875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222.854397">
                <text:p>15222.8543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276.887247">
                <text:p>7276.8872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848.51664">
                <text:p>9848.516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2947.508312">
                <text:p>32947.5083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2672.987981">
                <text:p>22672.9879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5249.890793">
                <text:p>95249.8907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815.340812">
                <text:p>7815.3408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7309.333203">
                <text:p>27309.3332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0394.003619">
                <text:p>30394.0036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291.072636">
                <text:p>10291.0726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59.589407">
                <text:p>7559.5894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3663.248029">
                <text:p>103663.2480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6796.382431">
                <text:p>36796.3824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367.209846">
                <text:p>10367.2098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186.26245">
                <text:p>7186.262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1727.214717">
                <text:p>41727.2147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1279.706923">
                <text:p>91279.7069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556.799219">
                <text:p>6556.7992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498.913921">
                <text:p>45498.9139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256.282127">
                <text:p>45256.2821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24.077344">
                <text:p>724.0773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111.03008">
                <text:p>2111.030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7287.295545">
                <text:p>47287.2955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888.255512">
                <text:p>6888.2555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6326.782485">
                <text:p>96326.78248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272.459701">
                <text:p>44272.4597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262.669596">
                <text:p>14262.6695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384.169012">
                <text:p>7384.1690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800.651832">
                <text:p>10800.6518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781.444519">
                <text:p>39781.4445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4454.619688">
                <text:p>114454.6196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085.230389">
                <text:p>10085.2303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310.449682">
                <text:p>11310.4496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3378.316315">
                <text:p>33378.3163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698.548106">
                <text:p>31698.5481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310.449682">
                <text:p>11310.44968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956.34211">
                <text:p>8956.342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9769.982053">
                <text:p>109769.9820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237.190093">
                <text:p>26237.1900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622.978384">
                <text:p>39622.9783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941.789481">
                <text:p>11941.78948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397.424367">
                <text:p>8397.4243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8159.767399">
                <text:p>18159.7673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6422.901934">
                <text:p>46422.90193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2668.448123">
                <text:p>102668.4481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675.663263">
                <text:p>6675.6632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655.224841">
                <text:p>5655.2248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162.90982">
                <text:p>10162.909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1810.757184">
                <text:p>51810.7571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186.26245">
                <text:p>7186.262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579.467218">
                <text:p>4579.4672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96.309376">
                <text:p>2896.3093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8545.20754">
                <text:p>108545.207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4678.627635">
                <text:p>54678.6276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44.866804">
                <text:p>1144.8668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127.875967">
                <text:p>4127.8759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5250.944607">
                <text:p>55250.9446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720.406762">
                <text:p>4720.4067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1634.78741">
                <text:p>111634.787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404.390537">
                <text:p>4404.3905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2936.937577">
                <text:p>52936.9375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786.021906">
                <text:p>13786.0219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384.169012">
                <text:p>7384.1690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697.047746">
                <text:p>7697.0477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213.105092">
                <text:p>12213.1050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4087.220042">
                <text:p>104087.2200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3091.143237">
                <text:p>23091.1432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993.106203">
                <text:p>10993.1062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399.070592">
                <text:p>9399.0705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351.326526">
                <text:p>13351.3265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2177.116829">
                <text:p>42177.1168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722.109543">
                <text:p>33722.1095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321.842515">
                <text:p>13321.8425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8513.019916">
                <text:p>128513.0199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840.894673">
                <text:p>12840.8946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4039.337244">
                <text:p>34039.3372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3879.923427">
                <text:p>43879.92342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427.138871">
                <text:p>14427.13887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252.79201">
                <text:p>10252.792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957.278494">
                <text:p>10957.2784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4936.029516">
                <text:p>24936.0295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1838.896704">
                <text:p>111838.8967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633.051603">
                <text:p>13633.0516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222.854397">
                <text:p>15222.8543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0567.674018">
                <text:p>60567.67401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800.651832">
                <text:p>10800.6518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724.334022">
                <text:p>5724.3340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9496.531537">
                <text:p>129496.5315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228.748831">
                <text:p>6228.7488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5577.98655">
                <text:p>65577.986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042.615195">
                <text:p>5042.6151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89.733609">
                <text:p>2289.7336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7789.264047">
                <text:p>67789.26404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5588.195356">
                <text:p>135588.1953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757.204381">
                <text:p>2757.2043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344.464064">
                <text:p>4344.46406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158.934436">
                <text:p>9158.9344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6174.885871">
                <text:p>66174.8858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815.340812">
                <text:p>7815.3408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255.751934">
                <text:p>8255.7519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8027.451415">
                <text:p>138027.4514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2363.197352">
                <text:p>62363.1973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5134.976427">
                <text:p>25134.9764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86.617304">
                <text:p>11686.6173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764.183573">
                <text:p>10764.1835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003.583599">
                <text:p>16003.5835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955.767674">
                <text:p>55955.7676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8043.35716">
                <text:p>38043.357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9961.288117">
                <text:p>159961.2881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922.295771">
                <text:p>12922.29577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019.668622">
                <text:p>17019.6686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6128.33021">
                <text:p>46128.330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1424.786553">
                <text:p>51424.78655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861.389868">
                <text:p>17861.3898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891.830592">
                <text:p>12891.8305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274.428304">
                <text:p>15274.4283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9492.332984">
                <text:p>179492.3329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3803.089079">
                <text:p>63803.0890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36.648913">
                <text:p>18036.6489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908.81623">
                <text:p>11908.816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952.760351">
                <text:p>11952.7603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894.55235">
                <text:p>23894.552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4690.604925">
                <text:p>74690.6049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067.073505">
                <text:p>15067.0735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3177.05878">
                <text:p>163177.058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798.55166">
                <text:p>7798.551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675.396353">
                <text:p>11675.3963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2659.066145">
                <text:p>82659.06614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230.211265">
                <text:p>9230.21126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636.357191">
                <text:p>4636.3571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19.086162">
                <text:p>1619.0861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3575.276727">
                <text:p>83575.27672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24.077344">
                <text:p>724.0773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172.232032">
                <text:p>2172.2320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04.390537">
                <text:p>4404.3905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413.005471">
                <text:p>9413.00547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8695.780283">
                <text:p>88695.7802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2593.534849">
                <text:p>12593.5348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330.724384">
                <text:p>7330.72438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3821.548247">
                <text:p>183821.54824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794.848734">
                <text:p>16794.8487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5687.754644">
                <text:p>85687.7546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8178.612031">
                <text:p>28178.61203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786.021906">
                <text:p>13786.0219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786.021906">
                <text:p>13786.0219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1295.753567">
                <text:p>21295.7535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9279.029661">
                <text:p>79279.02966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28134.928216">
                <text:p>228134.9282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974.563024">
                <text:p>19974.5630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794.848734">
                <text:p>16794.8487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317.089355">
                <text:p>23317.0893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8602.268417">
                <text:p>68602.2684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4410.332587">
                <text:p>64410.3325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4280.894876">
                <text:p>24280.8948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101.933598">
                <text:p>18101.9335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29093.540372">
                <text:p>229093.54037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4435.978691">
                <text:p>54435.9786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3254.726617">
                <text:p>83254.72661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211.121986">
                <text:p>17211.1219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881.627049">
                <text:p>18881.6270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9126.985061">
                <text:p>39126.98506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0857.502329">
                <text:p>100857.5023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24223.851577">
                <text:p>224223.8515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235.073305">
                <text:p>14235.0733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952.689296">
                <text:p>12952.6892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2667.206268">
                <text:p>22667.2062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5790.132913">
                <text:p>115790.1329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677.373414">
                <text:p>16677.3734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230.211265">
                <text:p>9230.21126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186.519538">
                <text:p>6186.51953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0359.623582">
                <text:p>250359.6235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7001.80383">
                <text:p>127001.803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610.697991">
                <text:p>2610.6979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222.060161">
                <text:p>4222.06016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64.949346">
                <text:p>9564.94934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3199.72997">
                <text:p>133199.729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383.627901">
                <text:p>12383.6279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74286.767541">
                <text:p>274286.76754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675.396353">
                <text:p>11675.39635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1830.66174">
                <text:p>21830.661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3968.985067">
                <text:p>133968.9850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4816">
                <text:p>348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749.269426">
                <text:p>18749.2694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429.033944">
                <text:p>19429.0339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1328.375892">
                <text:p>31328.37589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73160.99704">
                <text:p>273160.9970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2281.175069">
                <text:p>62281.17506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8786.058848">
                <text:p>28786.0588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5435.632329">
                <text:p>25435.6323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6927.944541">
                <text:p>36927.94454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6782.026014">
                <text:p>116782.0260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4213.565053">
                <text:p>94213.56505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7379.506685">
                <text:p>37379.50668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65397.652187">
                <text:p>365397.65218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8015.784511">
                <text:p>38015.7845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9734.91906">
                <text:p>99734.919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9131.637642">
                <text:p>129131.63764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2545.320777">
                <text:p>42545.32077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0445.708795">
                <text:p>30445.7087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4532.492757">
                <text:p>34532.4927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6875.056657">
                <text:p>76875.05665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0589.920403">
                <text:p>350589.9204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2876.752116">
                <text:p>42876.7521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6878.780925">
                <text:p>26878.7809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6584.586211">
                <text:p>26584.5862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0397.551687">
                <text:p>50397.55168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1778.024254">
                <text:p>201778.0242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5164.374699">
                <text:p>35164.3746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131.433729">
                <text:p>20131.4337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4712.500994">
                <text:p>454712.5009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387.87694">
                <text:p>21387.876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6192.431377">
                <text:p>236192.43137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743.588814">
                <text:p>17743.5888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688.928127">
                <text:p>8688.9281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186.519538">
                <text:p>6186.5195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781.746265">
                <text:p>9781.74626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66791.797415">
                <text:p>266791.7974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46183.064402">
                <text:p>546183.0644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330.592849">
                <text:p>12330.59284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76.724906">
                <text:p>19776.7249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160.469864">
                <text:p>39160.4698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1483.178355">
                <text:p>291483.1783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8935.625898">
                <text:p>58935.6258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4547.671875">
                <text:p>34547.6718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8753.360835">
                <text:p>38753.3608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3820.785068">
                <text:p>663820.7850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09488.648089">
                <text:p>309488.6480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336148.971014">
                <text:p>8336148.97101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2560.450126">
                <text:p>62560.45012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9763.801753">
                <text:p>59763.8017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1292.629451">
                <text:p>91292.62945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19333.706332">
                <text:p>319333.7063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23650.836439">
                <text:p>223650.83643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78418.603781">
                <text:p>978418.60378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1091.813644">
                <text:p>81091.81364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1940.811789">
                <text:p>111940.81178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19635.658186">
                <text:p>319635.65818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64806.377488">
                <text:p>364806.3774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32453.7172">
                <text:p>132453.717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2053.814823">
                <text:p>102053.81482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591096.988869">
                <text:p>6591096.9888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64113.743342">
                <text:p>1564113.7433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85464.780017">
                <text:p>585464.7800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2619.188366">
                <text:p>172619.18836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21679.468769">
                <text:p>121679.46876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35254.275496">
                <text:p>135254.27549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90901.170627">
                <text:p>290901.17062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95035.084471">
                <text:p>995035.08447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8679.149953">
                <text:p>218679.1499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699772.941398">
                <text:p>2699772.94139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7216.955221">
                <text:p>137216.95522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3659.702752">
                <text:p>253659.70275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36616.243091">
                <text:p>2136616.2430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85714.809417">
                <text:p>285714.80941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87535.333162">
                <text:p>187535.3331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5918.081466">
                <text:p>155918.0814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3602.081322">
                <text:p>143602.0813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31cm" svg:y="0.316cm" chart:style-name="ch2">
          <text:p>IFFT Result</text:p>
        </chart:title>
        <chart:legend chart:legend-position="end" svg:x="13.111cm" svg:y="3.946cm" style:legend-expansion="high" chart:style-name="ch3"/>
        <chart:plot-area chart:style-name="ch4" table:cell-range-address="log.B2076:log.C3100" chart:data-source-has-labels="row" svg:x="0.32cm" svg:y="1.301cm" svg:width="12.471cm" svg:height="7.519cm">
          <chartooo:coordinate-region svg:x="1.651cm" svg:y="1.503cm" svg:width="11.14cm" svg:height="7.1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g.B2077:log.B3100" chart:label-cell-address="log.B2076:log.B2076" chart:class="chart:line">
            <chart:data-point chart:repeated="1024"/>
          </chart:series>
          <chart:series chart:style-name="ch8" chart:values-cell-range-address="log.C2077:log.C3100" chart:label-cell-address="log.C2076:log.C2076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part</text:p>
                <draw:g>
                  <svg:desc>log.B2076:log.B2076</svg:desc>
                </draw:g>
              </table:table-cell>
              <table:table-cell office:value-type="string">
                <text:p> imag part</text:p>
                <draw:g>
                  <svg:desc>log.C2076:log.C20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34">
                <text:p>12734</text:p>
                <draw:g>
                  <svg:desc>log.B2077:log.B3100</svg:desc>
                </draw:g>
              </table:table-cell>
              <table:table-cell office:value-type="float" office:value="-378">
                <text:p>-378</text:p>
                <draw:g>
                  <svg:desc>log.C2077:log.C3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72">
                <text:p>16072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92">
                <text:p>18692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68">
                <text:p>21068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70">
                <text:p>22970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98">
                <text:p>24398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34">
                <text:p>25234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14">
                <text:p>25514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14">
                <text:p>25114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70">
                <text:p>24070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374">
                <text:p>22374</text:p>
              </table:table-cell>
              <table:table-cell office:value-type="float" office:value="-658">
                <text:p>-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2">
                <text:p>20112</text:p>
              </table:table-cell>
              <table:table-cell office:value-type="float" office:value="-734">
                <text:p>-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86">
                <text:p>17286</text:p>
              </table:table-cell>
              <table:table-cell office:value-type="float" office:value="-776">
                <text:p>-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56">
                <text:p>13956</text:p>
              </table:table-cell>
              <table:table-cell office:value-type="float" office:value="-852">
                <text:p>-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10">
                <text:p>10210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68">
                <text:p>6168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2">
                <text:p>1902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38">
                <text:p>-2438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754">
                <text:p>-6754</text:p>
              </table:table-cell>
              <table:table-cell office:value-type="float" office:value="-1128">
                <text:p>-1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942">
                <text:p>-10942</text:p>
              </table:table-cell>
              <table:table-cell office:value-type="float" office:value="-1202">
                <text:p>-12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904">
                <text:p>-14904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474">
                <text:p>-18474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1602">
                <text:p>-21602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192">
                <text:p>-24192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6204">
                <text:p>-26204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7564">
                <text:p>-27564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256">
                <text:p>-28256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260">
                <text:p>-28260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598">
                <text:p>-27598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296">
                <text:p>-26296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392">
                <text:p>-24392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1990">
                <text:p>-21990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128">
                <text:p>-19128</text:p>
              </table:table-cell>
              <table:table-cell office:value-type="float" office:value="-1992">
                <text:p>-1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902">
                <text:p>-15902</text:p>
              </table:table-cell>
              <table:table-cell office:value-type="float" office:value="-2082">
                <text:p>-2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2450">
                <text:p>-12450</text:p>
              </table:table-cell>
              <table:table-cell office:value-type="float" office:value="-2114">
                <text:p>-2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848">
                <text:p>-8848</text:p>
              </table:table-cell>
              <table:table-cell office:value-type="float" office:value="-2202">
                <text:p>-2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206">
                <text:p>-5206</text:p>
              </table:table-cell>
              <table:table-cell office:value-type="float" office:value="-2256">
                <text:p>-2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16">
                <text:p>-1616</text:p>
              </table:table-cell>
              <table:table-cell office:value-type="float" office:value="-2334">
                <text:p>-2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2">
                <text:p>1782</text:p>
              </table:table-cell>
              <table:table-cell office:value-type="float" office:value="-2380">
                <text:p>-2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10">
                <text:p>4910</text:p>
              </table:table-cell>
              <table:table-cell office:value-type="float" office:value="-2424">
                <text:p>-2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20">
                <text:p>7720</text:p>
              </table:table-cell>
              <table:table-cell office:value-type="float" office:value="-2510">
                <text:p>-25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90">
                <text:p>10090</text:p>
              </table:table-cell>
              <table:table-cell office:value-type="float" office:value="-2548">
                <text:p>-25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00">
                <text:p>12000</text:p>
              </table:table-cell>
              <table:table-cell office:value-type="float" office:value="-2634">
                <text:p>-2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20">
                <text:p>13420</text:p>
              </table:table-cell>
              <table:table-cell office:value-type="float" office:value="-2708">
                <text:p>-2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290">
                <text:p>14290</text:p>
              </table:table-cell>
              <table:table-cell office:value-type="float" office:value="-2754">
                <text:p>-27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38">
                <text:p>14638</text:p>
              </table:table-cell>
              <table:table-cell office:value-type="float" office:value="-2810">
                <text:p>-28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524">
                <text:p>14524</text:p>
              </table:table-cell>
              <table:table-cell office:value-type="float" office:value="-2882">
                <text:p>-2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38">
                <text:p>13938</text:p>
              </table:table-cell>
              <table:table-cell office:value-type="float" office:value="-2934">
                <text:p>-2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98">
                <text:p>12898</text:p>
              </table:table-cell>
              <table:table-cell office:value-type="float" office:value="-2990">
                <text:p>-29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46">
                <text:p>11546</text:p>
              </table:table-cell>
              <table:table-cell office:value-type="float" office:value="-3074">
                <text:p>-30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08">
                <text:p>9908</text:p>
              </table:table-cell>
              <table:table-cell office:value-type="float" office:value="-3124">
                <text:p>-3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78">
                <text:p>8078</text:p>
              </table:table-cell>
              <table:table-cell office:value-type="float" office:value="-3196">
                <text:p>-3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52">
                <text:p>6152</text:p>
              </table:table-cell>
              <table:table-cell office:value-type="float" office:value="-3248">
                <text:p>-3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14">
                <text:p>4214</text:p>
              </table:table-cell>
              <table:table-cell office:value-type="float" office:value="-3338">
                <text:p>-33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46">
                <text:p>2346</text:p>
              </table:table-cell>
              <table:table-cell office:value-type="float" office:value="-3352">
                <text:p>-33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8">
                <text:p>648</text:p>
              </table:table-cell>
              <table:table-cell office:value-type="float" office:value="-3444">
                <text:p>-3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16">
                <text:p>-816</text:p>
              </table:table-cell>
              <table:table-cell office:value-type="float" office:value="-3502">
                <text:p>-3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76">
                <text:p>-1976</text:p>
              </table:table-cell>
              <table:table-cell office:value-type="float" office:value="-3556">
                <text:p>-3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792">
                <text:p>-2792</text:p>
              </table:table-cell>
              <table:table-cell office:value-type="float" office:value="-3630">
                <text:p>-36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234">
                <text:p>-3234</text:p>
              </table:table-cell>
              <table:table-cell office:value-type="float" office:value="-3706">
                <text:p>-37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262">
                <text:p>-3262</text:p>
              </table:table-cell>
              <table:table-cell office:value-type="float" office:value="-3750">
                <text:p>-37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872">
                <text:p>-2872</text:p>
              </table:table-cell>
              <table:table-cell office:value-type="float" office:value="-3836">
                <text:p>-3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090">
                <text:p>-2090</text:p>
              </table:table-cell>
              <table:table-cell office:value-type="float" office:value="-3876">
                <text:p>-3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58">
                <text:p>-958</text:p>
              </table:table-cell>
              <table:table-cell office:value-type="float" office:value="-3934">
                <text:p>-3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0">
                <text:p>510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40">
                <text:p>2240</text:p>
              </table:table-cell>
              <table:table-cell office:value-type="float" office:value="-4070">
                <text:p>-40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62">
                <text:p>4162</text:p>
              </table:table-cell>
              <table:table-cell office:value-type="float" office:value="-4112">
                <text:p>-4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90">
                <text:p>6190</text:p>
              </table:table-cell>
              <table:table-cell office:value-type="float" office:value="-4194">
                <text:p>-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30">
                <text:p>8230</text:p>
              </table:table-cell>
              <table:table-cell office:value-type="float" office:value="-4260">
                <text:p>-42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88">
                <text:p>10188</text:p>
              </table:table-cell>
              <table:table-cell office:value-type="float" office:value="-4332">
                <text:p>-43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22">
                <text:p>12022</text:p>
              </table:table-cell>
              <table:table-cell office:value-type="float" office:value="-4392">
                <text:p>-4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78">
                <text:p>13578</text:p>
              </table:table-cell>
              <table:table-cell office:value-type="float" office:value="-4458">
                <text:p>-4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14">
                <text:p>14814</text:p>
              </table:table-cell>
              <table:table-cell office:value-type="float" office:value="-4520">
                <text:p>-45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46">
                <text:p>15646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24">
                <text:p>16024</text:p>
              </table:table-cell>
              <table:table-cell office:value-type="float" office:value="-4636">
                <text:p>-46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92">
                <text:p>15892</text:p>
              </table:table-cell>
              <table:table-cell office:value-type="float" office:value="-4696">
                <text:p>-4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38">
                <text:p>15238</text:p>
              </table:table-cell>
              <table:table-cell office:value-type="float" office:value="-4740">
                <text:p>-47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68">
                <text:p>14068</text:p>
              </table:table-cell>
              <table:table-cell office:value-type="float" office:value="-4814">
                <text:p>-48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52">
                <text:p>12352</text:p>
              </table:table-cell>
              <table:table-cell office:value-type="float" office:value="-4870">
                <text:p>-48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10">
                <text:p>10110</text:p>
              </table:table-cell>
              <table:table-cell office:value-type="float" office:value="-4926">
                <text:p>-4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32">
                <text:p>7432</text:p>
              </table:table-cell>
              <table:table-cell office:value-type="float" office:value="-5026">
                <text:p>-50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74">
                <text:p>4374</text:p>
              </table:table-cell>
              <table:table-cell office:value-type="float" office:value="-5072">
                <text:p>-5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2">
                <text:p>1002</text:p>
              </table:table-cell>
              <table:table-cell office:value-type="float" office:value="-5130">
                <text:p>-51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624">
                <text:p>-2624</text:p>
              </table:table-cell>
              <table:table-cell office:value-type="float" office:value="-5190">
                <text:p>-51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56">
                <text:p>-6356</text:p>
              </table:table-cell>
              <table:table-cell office:value-type="float" office:value="-5266">
                <text:p>-52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112">
                <text:p>-10112</text:p>
              </table:table-cell>
              <table:table-cell office:value-type="float" office:value="-5306">
                <text:p>-5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3764">
                <text:p>-13764</text:p>
              </table:table-cell>
              <table:table-cell office:value-type="float" office:value="-5392">
                <text:p>-5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7254">
                <text:p>-17254</text:p>
              </table:table-cell>
              <table:table-cell office:value-type="float" office:value="-5430">
                <text:p>-54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0442">
                <text:p>-20442</text:p>
              </table:table-cell>
              <table:table-cell office:value-type="float" office:value="-5490">
                <text:p>-54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3216">
                <text:p>-23216</text:p>
              </table:table-cell>
              <table:table-cell office:value-type="float" office:value="-5566">
                <text:p>-5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5510">
                <text:p>-25510</text:p>
              </table:table-cell>
              <table:table-cell office:value-type="float" office:value="-5644">
                <text:p>-5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7212">
                <text:p>-27212</text:p>
              </table:table-cell>
              <table:table-cell office:value-type="float" office:value="-5688">
                <text:p>-56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8336">
                <text:p>-28336</text:p>
              </table:table-cell>
              <table:table-cell office:value-type="float" office:value="-5762">
                <text:p>-57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8774">
                <text:p>-28774</text:p>
              </table:table-cell>
              <table:table-cell office:value-type="float" office:value="-5824">
                <text:p>-5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8562">
                <text:p>-28562</text:p>
              </table:table-cell>
              <table:table-cell office:value-type="float" office:value="-5872">
                <text:p>-5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7612">
                <text:p>-27612</text:p>
              </table:table-cell>
              <table:table-cell office:value-type="float" office:value="-5948">
                <text:p>-5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6034">
                <text:p>-26034</text:p>
              </table:table-cell>
              <table:table-cell office:value-type="float" office:value="-5994">
                <text:p>-59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808">
                <text:p>-23808</text:p>
              </table:table-cell>
              <table:table-cell office:value-type="float" office:value="-6074">
                <text:p>-60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1020">
                <text:p>-21020</text:p>
              </table:table-cell>
              <table:table-cell office:value-type="float" office:value="-6120">
                <text:p>-61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7718">
                <text:p>-17718</text:p>
              </table:table-cell>
              <table:table-cell office:value-type="float" office:value="-6174">
                <text:p>-6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4022">
                <text:p>-14022</text:p>
              </table:table-cell>
              <table:table-cell office:value-type="float" office:value="-6254">
                <text:p>-62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990">
                <text:p>-9990</text:p>
              </table:table-cell>
              <table:table-cell office:value-type="float" office:value="-6312">
                <text:p>-63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764">
                <text:p>-5764</text:p>
              </table:table-cell>
              <table:table-cell office:value-type="float" office:value="-6388">
                <text:p>-63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60">
                <text:p>-1460</text:p>
              </table:table-cell>
              <table:table-cell office:value-type="float" office:value="-6442">
                <text:p>-6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52">
                <text:p>2852</text:p>
              </table:table-cell>
              <table:table-cell office:value-type="float" office:value="-6518">
                <text:p>-65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78">
                <text:p>6978</text:p>
              </table:table-cell>
              <table:table-cell office:value-type="float" office:value="-6570">
                <text:p>-65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90">
                <text:p>10890</text:p>
              </table:table-cell>
              <table:table-cell office:value-type="float" office:value="-6626">
                <text:p>-6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34">
                <text:p>14434</text:p>
              </table:table-cell>
              <table:table-cell office:value-type="float" office:value="-6670">
                <text:p>-66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554">
                <text:p>17554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52">
                <text:p>20152</text:p>
              </table:table-cell>
              <table:table-cell office:value-type="float" office:value="-6804">
                <text:p>-6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72">
                <text:p>22172</text:p>
              </table:table-cell>
              <table:table-cell office:value-type="float" office:value="-6886">
                <text:p>-6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92">
                <text:p>23592</text:p>
              </table:table-cell>
              <table:table-cell office:value-type="float" office:value="-6932">
                <text:p>-69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376">
                <text:p>24376</text:p>
              </table:table-cell>
              <table:table-cell office:value-type="float" office:value="-6994">
                <text:p>-69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542">
                <text:p>24542</text:p>
              </table:table-cell>
              <table:table-cell office:value-type="float" office:value="-7070">
                <text:p>-70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58">
                <text:p>24058</text:p>
              </table:table-cell>
              <table:table-cell office:value-type="float" office:value="-7110">
                <text:p>-71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22">
                <text:p>23022</text:p>
              </table:table-cell>
              <table:table-cell office:value-type="float" office:value="-7194">
                <text:p>-71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74">
                <text:p>21474</text:p>
              </table:table-cell>
              <table:table-cell office:value-type="float" office:value="-7274">
                <text:p>-72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440">
                <text:p>19440</text:p>
              </table:table-cell>
              <table:table-cell office:value-type="float" office:value="-7324">
                <text:p>-7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40">
                <text:p>17040</text:p>
              </table:table-cell>
              <table:table-cell office:value-type="float" office:value="-7374">
                <text:p>-73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60">
                <text:p>14360</text:p>
              </table:table-cell>
              <table:table-cell office:value-type="float" office:value="-7424">
                <text:p>-7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70">
                <text:p>11470</text:p>
              </table:table-cell>
              <table:table-cell office:value-type="float" office:value="-7510">
                <text:p>-75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26">
                <text:p>8526</text:p>
              </table:table-cell>
              <table:table-cell office:value-type="float" office:value="-7580">
                <text:p>-75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80">
                <text:p>5580</text:p>
              </table:table-cell>
              <table:table-cell office:value-type="float" office:value="-7632">
                <text:p>-76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44">
                <text:p>2744</text:p>
              </table:table-cell>
              <table:table-cell office:value-type="float" office:value="-7674">
                <text:p>-76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-7730">
                <text:p>-77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280">
                <text:p>-2280</text:p>
              </table:table-cell>
              <table:table-cell office:value-type="float" office:value="-7808">
                <text:p>-78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294">
                <text:p>-4294</text:p>
              </table:table-cell>
              <table:table-cell office:value-type="float" office:value="-7872">
                <text:p>-78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916">
                <text:p>-5916</text:p>
              </table:table-cell>
              <table:table-cell office:value-type="float" office:value="-7920">
                <text:p>-79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130">
                <text:p>-7130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868">
                <text:p>-7868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156">
                <text:p>-8156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972">
                <text:p>-797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426">
                <text:p>-7426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516">
                <text:p>-6516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96">
                <text:p>-5296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836">
                <text:p>-3836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254">
                <text:p>-2254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14">
                <text:p>-614</text:p>
              </table:table-cell>
              <table:table-cell office:value-type="float" office:value="7816">
                <text:p>7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44">
                <text:p>104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42">
                <text:p>2542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62">
                <text:p>3862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34">
                <text:p>4934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56">
                <text:p>5656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88">
                <text:p>5988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22">
                <text:p>5922</text:p>
              </table:table-cell>
              <table:table-cell office:value-type="float" office:value="7376">
                <text:p>7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38">
                <text:p>5438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94">
                <text:p>4494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50">
                <text:p>315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0">
                <text:p>1420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50">
                <text:p>-650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988">
                <text:p>-2988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544">
                <text:p>-5544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212">
                <text:p>-8212</text:p>
              </table:table-cell>
              <table:table-cell office:value-type="float" office:value="6878">
                <text:p>68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880">
                <text:p>-1088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3476">
                <text:p>-13476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5912">
                <text:p>-15912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8086">
                <text:p>-1808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9898">
                <text:p>-19898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1250">
                <text:p>-21250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2106">
                <text:p>-22106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2416">
                <text:p>-22416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2136">
                <text:p>-22136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1258">
                <text:p>-21258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756">
                <text:p>-19756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7658">
                <text:p>-17658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054">
                <text:p>-15054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928">
                <text:p>-11928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396">
                <text:p>-8396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554">
                <text:p>-4554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54">
                <text:p>-454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34">
                <text:p>3734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52">
                <text:p>7952</text:p>
              </table:table-cell>
              <table:table-cell office:value-type="float" office:value="5698">
                <text:p>56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030">
                <text:p>12030</text:p>
              </table:table-cell>
              <table:table-cell office:value-type="float" office:value="5634">
                <text:p>56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918">
                <text:p>15918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52">
                <text:p>19452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594">
                <text:p>22594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176">
                <text:p>25176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200">
                <text:p>27200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572">
                <text:p>28572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66">
                <text:p>29266</text:p>
              </table:table-cell>
              <table:table-cell office:value-type="float" office:value="5182">
                <text:p>51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288">
                <text:p>29288</text:p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600">
                <text:p>2860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242">
                <text:p>2724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262">
                <text:p>25262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722">
                <text:p>22722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98">
                <text:p>19698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300">
                <text:p>16300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82">
                <text:p>12582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78">
                <text:p>8678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96">
                <text:p>4696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4">
                <text:p>774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024">
                <text:p>-3024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562">
                <text:p>-6562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9782">
                <text:p>-9782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2582">
                <text:p>-12582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4900">
                <text:p>-14900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694">
                <text:p>-16694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7926">
                <text:p>-17926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8588">
                <text:p>-18588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8688">
                <text:p>-18688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8258">
                <text:p>-18258</text:p>
              </table:table-cell>
              <table:table-cell office:value-type="float" office:value="-9216">
                <text:p>-9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7354">
                <text:p>-17354</text:p>
              </table:table-cell>
              <table:table-cell office:value-type="float" office:value="-9280">
                <text:p>-92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6014">
                <text:p>-16014</text:p>
              </table:table-cell>
              <table:table-cell office:value-type="float" office:value="-9354">
                <text:p>-93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4316">
                <text:p>-14316</text:p>
              </table:table-cell>
              <table:table-cell office:value-type="float" office:value="-9408">
                <text:p>-94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332">
                <text:p>-12332</text:p>
              </table:table-cell>
              <table:table-cell office:value-type="float" office:value="-9470">
                <text:p>-94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160">
                <text:p>-10160</text:p>
              </table:table-cell>
              <table:table-cell office:value-type="float" office:value="-9520">
                <text:p>-95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900">
                <text:p>-7900</text:p>
              </table:table-cell>
              <table:table-cell office:value-type="float" office:value="-9586">
                <text:p>-95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626">
                <text:p>-5626</text:p>
              </table:table-cell>
              <table:table-cell office:value-type="float" office:value="-9656">
                <text:p>-96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442">
                <text:p>-3442</text:p>
              </table:table-cell>
              <table:table-cell office:value-type="float" office:value="-9702">
                <text:p>-97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420">
                <text:p>-1420</text:p>
              </table:table-cell>
              <table:table-cell office:value-type="float" office:value="-9776">
                <text:p>-97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0">
                <text:p>330</text:p>
              </table:table-cell>
              <table:table-cell office:value-type="float" office:value="-9844">
                <text:p>-98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96">
                <text:p>1796</text:p>
              </table:table-cell>
              <table:table-cell office:value-type="float" office:value="-9914">
                <text:p>-99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78">
                <text:p>2878</text:p>
              </table:table-cell>
              <table:table-cell office:value-type="float" office:value="-9986">
                <text:p>-99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88">
                <text:p>3588</text:p>
              </table:table-cell>
              <table:table-cell office:value-type="float" office:value="-10022">
                <text:p>-100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66">
                <text:p>3866</text:p>
              </table:table-cell>
              <table:table-cell office:value-type="float" office:value="-10086">
                <text:p>-100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22">
                <text:p>3722</text:p>
              </table:table-cell>
              <table:table-cell office:value-type="float" office:value="-10146">
                <text:p>-101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20">
                <text:p>3220</text:p>
              </table:table-cell>
              <table:table-cell office:value-type="float" office:value="-10226">
                <text:p>-10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88">
                <text:p>2288</text:p>
              </table:table-cell>
              <table:table-cell office:value-type="float" office:value="-10274">
                <text:p>-102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88">
                <text:p>1088</text:p>
              </table:table-cell>
              <table:table-cell office:value-type="float" office:value="-10348">
                <text:p>-10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82">
                <text:p>-382</text:p>
              </table:table-cell>
              <table:table-cell office:value-type="float" office:value="-10404">
                <text:p>-104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018">
                <text:p>-2018</text:p>
              </table:table-cell>
              <table:table-cell office:value-type="float" office:value="-10472">
                <text:p>-104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800">
                <text:p>-3800</text:p>
              </table:table-cell>
              <table:table-cell office:value-type="float" office:value="-10534">
                <text:p>-105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558">
                <text:p>-5558</text:p>
              </table:table-cell>
              <table:table-cell office:value-type="float" office:value="-10610">
                <text:p>-106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286">
                <text:p>-7286</text:p>
              </table:table-cell>
              <table:table-cell office:value-type="float" office:value="-10666">
                <text:p>-106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826">
                <text:p>-8826</text:p>
              </table:table-cell>
              <table:table-cell office:value-type="float" office:value="-10714">
                <text:p>-10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0134">
                <text:p>-10134</text:p>
              </table:table-cell>
              <table:table-cell office:value-type="float" office:value="-10764">
                <text:p>-10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1154">
                <text:p>-11154</text:p>
              </table:table-cell>
              <table:table-cell office:value-type="float" office:value="-10842">
                <text:p>-108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752">
                <text:p>-11752</text:p>
              </table:table-cell>
              <table:table-cell office:value-type="float" office:value="-10912">
                <text:p>-109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1954">
                <text:p>-11954</text:p>
              </table:table-cell>
              <table:table-cell office:value-type="float" office:value="-10968">
                <text:p>-109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1644">
                <text:p>-11644</text:p>
              </table:table-cell>
              <table:table-cell office:value-type="float" office:value="-11038">
                <text:p>-110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874">
                <text:p>-10874</text:p>
              </table:table-cell>
              <table:table-cell office:value-type="float" office:value="-11086">
                <text:p>-110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9604">
                <text:p>-9604</text:p>
              </table:table-cell>
              <table:table-cell office:value-type="float" office:value="-11150">
                <text:p>-111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870">
                <text:p>-7870</text:p>
              </table:table-cell>
              <table:table-cell office:value-type="float" office:value="-11212">
                <text:p>-112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674">
                <text:p>-5674</text:p>
              </table:table-cell>
              <table:table-cell office:value-type="float" office:value="-11290">
                <text:p>-112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098">
                <text:p>-3098</text:p>
              </table:table-cell>
              <table:table-cell office:value-type="float" office:value="-11322">
                <text:p>-113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90">
                <text:p>-190</text:p>
              </table:table-cell>
              <table:table-cell office:value-type="float" office:value="-11394">
                <text:p>-113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68">
                <text:p>2968</text:p>
              </table:table-cell>
              <table:table-cell office:value-type="float" office:value="-11482">
                <text:p>-114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94">
                <text:p>6294</text:p>
              </table:table-cell>
              <table:table-cell office:value-type="float" office:value="-11546">
                <text:p>-115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692">
                <text:p>9692</text:p>
              </table:table-cell>
              <table:table-cell office:value-type="float" office:value="-11600">
                <text:p>-116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050">
                <text:p>13050</text:p>
              </table:table-cell>
              <table:table-cell office:value-type="float" office:value="-11670">
                <text:p>-116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240">
                <text:p>16240</text:p>
              </table:table-cell>
              <table:table-cell office:value-type="float" office:value="-11728">
                <text:p>-117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190">
                <text:p>19190</text:p>
              </table:table-cell>
              <table:table-cell office:value-type="float" office:value="-11798">
                <text:p>-117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830">
                <text:p>21830</text:p>
              </table:table-cell>
              <table:table-cell office:value-type="float" office:value="-11830">
                <text:p>-118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960">
                <text:p>23960</text:p>
              </table:table-cell>
              <table:table-cell office:value-type="float" office:value="-11914">
                <text:p>-119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608">
                <text:p>25608</text:p>
              </table:table-cell>
              <table:table-cell office:value-type="float" office:value="-11970">
                <text:p>-119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672">
                <text:p>26672</text:p>
              </table:table-cell>
              <table:table-cell office:value-type="float" office:value="-12026">
                <text:p>-120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130">
                <text:p>27130</text:p>
              </table:table-cell>
              <table:table-cell office:value-type="float" office:value="-12090">
                <text:p>-120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888">
                <text:p>26888</text:p>
              </table:table-cell>
              <table:table-cell office:value-type="float" office:value="-12162">
                <text:p>-121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022">
                <text:p>26022</text:p>
              </table:table-cell>
              <table:table-cell office:value-type="float" office:value="-12222">
                <text:p>-122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492">
                <text:p>24492</text:p>
              </table:table-cell>
              <table:table-cell office:value-type="float" office:value="-12278">
                <text:p>-122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300">
                <text:p>22300</text:p>
              </table:table-cell>
              <table:table-cell office:value-type="float" office:value="-12334">
                <text:p>-123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552">
                <text:p>19552</text:p>
              </table:table-cell>
              <table:table-cell office:value-type="float" office:value="-12400">
                <text:p>-124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310">
                <text:p>16310</text:p>
              </table:table-cell>
              <table:table-cell office:value-type="float" office:value="-12478">
                <text:p>-124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24">
                <text:p>12624</text:p>
              </table:table-cell>
              <table:table-cell office:value-type="float" office:value="-12540">
                <text:p>-125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628">
                <text:p>8628</text:p>
              </table:table-cell>
              <table:table-cell office:value-type="float" office:value="-12604">
                <text:p>-126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66">
                <text:p>4366</text:p>
              </table:table-cell>
              <table:table-cell office:value-type="float" office:value="-12662">
                <text:p>-126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">
                <text:p>-4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364">
                <text:p>-4364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8618">
                <text:p>-8618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2644">
                <text:p>-12644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6302">
                <text:p>-16302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9570">
                <text:p>-19570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2292">
                <text:p>-2229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4460">
                <text:p>-24460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6014">
                <text:p>-2601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6898">
                <text:p>-26898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7114">
                <text:p>-27114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6688">
                <text:p>-26688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5596">
                <text:p>-2559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3950">
                <text:p>-2395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1794">
                <text:p>-21794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9188">
                <text:p>-19188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6268">
                <text:p>-16268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3044">
                <text:p>-13044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702">
                <text:p>-9702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306">
                <text:p>-630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972">
                <text:p>-2972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88">
                <text:p>3088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66">
                <text:p>5666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86">
                <text:p>7886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16">
                <text:p>9616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880">
                <text:p>1088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644">
                <text:p>11644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946">
                <text:p>11946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754">
                <text:p>11754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130">
                <text:p>1113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40">
                <text:p>1014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06">
                <text:p>8806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66">
                <text:p>726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574">
                <text:p>5574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4">
                <text:p>378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28">
                <text:p>2028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0">
                <text:p>38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098">
                <text:p>-109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314">
                <text:p>-2314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220">
                <text:p>-322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732">
                <text:p>-373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874">
                <text:p>-387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602">
                <text:p>-360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886">
                <text:p>-288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786">
                <text:p>-17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36">
                <text:p>-33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38">
                <text:p>143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38">
                <text:p>343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32">
                <text:p>563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898">
                <text:p>789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54">
                <text:p>1015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16">
                <text:p>1231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308">
                <text:p>1430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006">
                <text:p>1600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372">
                <text:p>1737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266">
                <text:p>1826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690">
                <text:p>186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590">
                <text:p>185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14">
                <text:p>179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86">
                <text:p>1668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876">
                <text:p>1487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582">
                <text:p>12582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98">
                <text:p>9798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64">
                <text:p>6564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08">
                <text:p>3008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72">
                <text:p>-772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712">
                <text:p>-471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686">
                <text:p>-8686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2586">
                <text:p>-12586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6306">
                <text:p>-16306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9718">
                <text:p>-19718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2740">
                <text:p>-22740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5268">
                <text:p>-25268</text:p>
              </table:table-cell>
              <table:table-cell office:value-type="float" office:value="-898">
                <text:p>-8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7240">
                <text:p>-27240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8618">
                <text:p>-28618</text:p>
              </table:table-cell>
              <table:table-cell office:value-type="float" office:value="-1016">
                <text:p>-10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9268">
                <text:p>-29268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9260">
                <text:p>-29260</text:p>
              </table:table-cell>
              <table:table-cell office:value-type="float" office:value="-1142">
                <text:p>-11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8572">
                <text:p>-28572</text:p>
              </table:table-cell>
              <table:table-cell office:value-type="float" office:value="-1206">
                <text:p>-12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7206">
                <text:p>-27206</text:p>
              </table:table-cell>
              <table:table-cell office:value-type="float" office:value="-1262">
                <text:p>-12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5184">
                <text:p>-25184</text:p>
              </table:table-cell>
              <table:table-cell office:value-type="float" office:value="-1338">
                <text:p>-13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2588">
                <text:p>-22588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9466">
                <text:p>-19466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5912">
                <text:p>-15912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2064">
                <text:p>-12064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7962">
                <text:p>-7962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744">
                <text:p>-3744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8">
                <text:p>448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26">
                <text:p>4526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400">
                <text:p>8400</text:p>
              </table:table-cell>
              <table:table-cell office:value-type="float" office:value="-1898">
                <text:p>-18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922">
                <text:p>11922</text:p>
              </table:table-cell>
              <table:table-cell office:value-type="float" office:value="-1968">
                <text:p>-19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46">
                <text:p>15046</text:p>
              </table:table-cell>
              <table:table-cell office:value-type="float" office:value="-2034">
                <text:p>-20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666">
                <text:p>17666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754">
                <text:p>19754</text:p>
              </table:table-cell>
              <table:table-cell office:value-type="float" office:value="-2148">
                <text:p>-21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232">
                <text:p>21232</text:p>
              </table:table-cell>
              <table:table-cell office:value-type="float" office:value="-2206">
                <text:p>-22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142">
                <text:p>22142</text:p>
              </table:table-cell>
              <table:table-cell office:value-type="float" office:value="-2266">
                <text:p>-22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426">
                <text:p>22426</text:p>
              </table:table-cell>
              <table:table-cell office:value-type="float" office:value="-2328">
                <text:p>-23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102">
                <text:p>22102</text:p>
              </table:table-cell>
              <table:table-cell office:value-type="float" office:value="-2390">
                <text:p>-23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254">
                <text:p>21254</text:p>
              </table:table-cell>
              <table:table-cell office:value-type="float" office:value="-2464">
                <text:p>-24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78">
                <text:p>19878</text:p>
              </table:table-cell>
              <table:table-cell office:value-type="float" office:value="-2486">
                <text:p>-24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64">
                <text:p>18064</text:p>
              </table:table-cell>
              <table:table-cell office:value-type="float" office:value="-2578">
                <text:p>-25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912">
                <text:p>15912</text:p>
              </table:table-cell>
              <table:table-cell office:value-type="float" office:value="-2666">
                <text:p>-26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506">
                <text:p>13506</text:p>
              </table:table-cell>
              <table:table-cell office:value-type="float" office:value="-2708">
                <text:p>-27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882">
                <text:p>10882</text:p>
              </table:table-cell>
              <table:table-cell office:value-type="float" office:value="-2740">
                <text:p>-274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212">
                <text:p>8212</text:p>
              </table:table-cell>
              <table:table-cell office:value-type="float" office:value="-2830">
                <text:p>-28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58">
                <text:p>5558</text:p>
              </table:table-cell>
              <table:table-cell office:value-type="float" office:value="-2896">
                <text:p>-28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18">
                <text:p>3018</text:p>
              </table:table-cell>
              <table:table-cell office:value-type="float" office:value="-2968">
                <text:p>-29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56">
                <text:p>656</text:p>
              </table:table-cell>
              <table:table-cell office:value-type="float" office:value="-3006">
                <text:p>-30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452">
                <text:p>-1452</text:p>
              </table:table-cell>
              <table:table-cell office:value-type="float" office:value="-3068">
                <text:p>-30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162">
                <text:p>-3162</text:p>
              </table:table-cell>
              <table:table-cell office:value-type="float" office:value="-3152">
                <text:p>-31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502">
                <text:p>-4502</text:p>
              </table:table-cell>
              <table:table-cell office:value-type="float" office:value="-3192">
                <text:p>-31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5438">
                <text:p>-5438</text:p>
              </table:table-cell>
              <table:table-cell office:value-type="float" office:value="-3276">
                <text:p>-32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5926">
                <text:p>-5926</text:p>
              </table:table-cell>
              <table:table-cell office:value-type="float" office:value="-3318">
                <text:p>-33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024">
                <text:p>-6024</text:p>
              </table:table-cell>
              <table:table-cell office:value-type="float" office:value="-3408">
                <text:p>-34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640">
                <text:p>-5640</text:p>
              </table:table-cell>
              <table:table-cell office:value-type="float" office:value="-3450">
                <text:p>-345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4926">
                <text:p>-4926</text:p>
              </table:table-cell>
              <table:table-cell office:value-type="float" office:value="-3516">
                <text:p>-35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882">
                <text:p>-3882</text:p>
              </table:table-cell>
              <table:table-cell office:value-type="float" office:value="-3590">
                <text:p>-359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566">
                <text:p>-2566</text:p>
              </table:table-cell>
              <table:table-cell office:value-type="float" office:value="-3616">
                <text:p>-36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38">
                <text:p>-1038</text:p>
              </table:table-cell>
              <table:table-cell office:value-type="float" office:value="-3716">
                <text:p>-37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94">
                <text:p>594</text:p>
              </table:table-cell>
              <table:table-cell office:value-type="float" office:value="-3796">
                <text:p>-37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28">
                <text:p>2228</text:p>
              </table:table-cell>
              <table:table-cell office:value-type="float" office:value="-3826">
                <text:p>-38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40">
                <text:p>3840</text:p>
              </table:table-cell>
              <table:table-cell office:value-type="float" office:value="-3890">
                <text:p>-389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76">
                <text:p>5276</text:p>
              </table:table-cell>
              <table:table-cell office:value-type="float" office:value="-3936">
                <text:p>-39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504">
                <text:p>6504</text:p>
              </table:table-cell>
              <table:table-cell office:value-type="float" office:value="-4030">
                <text:p>-403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426">
                <text:p>7426</text:p>
              </table:table-cell>
              <table:table-cell office:value-type="float" office:value="-4102">
                <text:p>-41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78">
                <text:p>7978</text:p>
              </table:table-cell>
              <table:table-cell office:value-type="float" office:value="-4134">
                <text:p>-41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28">
                <text:p>8128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878">
                <text:p>7878</text:p>
              </table:table-cell>
              <table:table-cell office:value-type="float" office:value="-4256">
                <text:p>-42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04">
                <text:p>7104</text:p>
              </table:table-cell>
              <table:table-cell office:value-type="float" office:value="12056">
                <text:p>120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24">
                <text:p>5924</text:p>
              </table:table-cell>
              <table:table-cell office:value-type="float" office:value="11998">
                <text:p>119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16">
                <text:p>4316</text:p>
              </table:table-cell>
              <table:table-cell office:value-type="float" office:value="11918">
                <text:p>119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88">
                <text:p>2288</text:p>
              </table:table-cell>
              <table:table-cell office:value-type="float" office:value="11872">
                <text:p>118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96">
                <text:p>-96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738">
                <text:p>-2738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5568">
                <text:p>-5568</text:p>
              </table:table-cell>
              <table:table-cell office:value-type="float" office:value="11680">
                <text:p>116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8520">
                <text:p>-8520</text:p>
              </table:table-cell>
              <table:table-cell office:value-type="float" office:value="11620">
                <text:p>116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1488">
                <text:p>-11488</text:p>
              </table:table-cell>
              <table:table-cell office:value-type="float" office:value="11554">
                <text:p>115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4358">
                <text:p>-14358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7044">
                <text:p>-17044</text:p>
              </table:table-cell>
              <table:table-cell office:value-type="float" office:value="11422">
                <text:p>114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9442">
                <text:p>-19442</text:p>
              </table:table-cell>
              <table:table-cell office:value-type="float" office:value="11364">
                <text:p>113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1476">
                <text:p>-21476</text:p>
              </table:table-cell>
              <table:table-cell office:value-type="float" office:value="11310">
                <text:p>113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3028">
                <text:p>-23028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4090">
                <text:p>-24090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4550">
                <text:p>-24550</text:p>
              </table:table-cell>
              <table:table-cell office:value-type="float" office:value="11120">
                <text:p>111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4384">
                <text:p>-24384</text:p>
              </table:table-cell>
              <table:table-cell office:value-type="float" office:value="-2042">
                <text:p>-20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3594">
                <text:p>-23594</text:p>
              </table:table-cell>
              <table:table-cell office:value-type="float" office:value="-2104">
                <text:p>-21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2160">
                <text:p>-22160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0144">
                <text:p>-20144</text:p>
              </table:table-cell>
              <table:table-cell office:value-type="float" office:value="-2246">
                <text:p>-22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7552">
                <text:p>-17552</text:p>
              </table:table-cell>
              <table:table-cell office:value-type="float" office:value="-2298">
                <text:p>-22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4434">
                <text:p>-14434</text:p>
              </table:table-cell>
              <table:table-cell office:value-type="float" office:value="-2362">
                <text:p>-23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0888">
                <text:p>-10888</text:p>
              </table:table-cell>
              <table:table-cell office:value-type="float" office:value="-2434">
                <text:p>-24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6972">
                <text:p>-6972</text:p>
              </table:table-cell>
              <table:table-cell office:value-type="float" office:value="-2502">
                <text:p>-25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838">
                <text:p>-2838</text:p>
              </table:table-cell>
              <table:table-cell office:value-type="float" office:value="-2550">
                <text:p>-25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46">
                <text:p>1446</text:p>
              </table:table-cell>
              <table:table-cell office:value-type="float" office:value="-2610">
                <text:p>-26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770">
                <text:p>5770</text:p>
              </table:table-cell>
              <table:table-cell office:value-type="float" office:value="-2678">
                <text:p>-26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90">
                <text:p>9990</text:p>
              </table:table-cell>
              <table:table-cell office:value-type="float" office:value="-2746">
                <text:p>-27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008">
                <text:p>14008</text:p>
              </table:table-cell>
              <table:table-cell office:value-type="float" office:value="-2798">
                <text:p>-27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728">
                <text:p>17728</text:p>
              </table:table-cell>
              <table:table-cell office:value-type="float" office:value="-2868">
                <text:p>-28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024">
                <text:p>21024</text:p>
              </table:table-cell>
              <table:table-cell office:value-type="float" office:value="-2914">
                <text:p>-29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788">
                <text:p>23788</text:p>
              </table:table-cell>
              <table:table-cell office:value-type="float" office:value="-3004">
                <text:p>-30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040">
                <text:p>26040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634">
                <text:p>27634</text:p>
              </table:table-cell>
              <table:table-cell office:value-type="float" office:value="-3108">
                <text:p>-31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538">
                <text:p>28538</text:p>
              </table:table-cell>
              <table:table-cell office:value-type="float" office:value="-3180">
                <text:p>-31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786">
                <text:p>28786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340">
                <text:p>28340</text:p>
              </table:table-cell>
              <table:table-cell office:value-type="float" office:value="-3304">
                <text:p>-33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228">
                <text:p>27228</text:p>
              </table:table-cell>
              <table:table-cell office:value-type="float" office:value="-3360">
                <text:p>-33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514">
                <text:p>25514</text:p>
              </table:table-cell>
              <table:table-cell office:value-type="float" office:value="-3448">
                <text:p>-34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216">
                <text:p>23216</text:p>
              </table:table-cell>
              <table:table-cell office:value-type="float" office:value="-3476">
                <text:p>-34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436">
                <text:p>20436</text:p>
              </table:table-cell>
              <table:table-cell office:value-type="float" office:value="-3566">
                <text:p>-35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260">
                <text:p>17260</text:p>
              </table:table-cell>
              <table:table-cell office:value-type="float" office:value="-3612">
                <text:p>-36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784">
                <text:p>13784</text:p>
              </table:table-cell>
              <table:table-cell office:value-type="float" office:value="-3652">
                <text:p>-36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12">
                <text:p>10112</text:p>
              </table:table-cell>
              <table:table-cell office:value-type="float" office:value="-3730">
                <text:p>-373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350">
                <text:p>6350</text:p>
              </table:table-cell>
              <table:table-cell office:value-type="float" office:value="-3782">
                <text:p>-37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16">
                <text:p>2616</text:p>
              </table:table-cell>
              <table:table-cell office:value-type="float" office:value="-3856">
                <text:p>-38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000">
                <text:p>-1000</text:p>
              </table:table-cell>
              <table:table-cell office:value-type="float" office:value="-3938">
                <text:p>-39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372">
                <text:p>-4372</text:p>
              </table:table-cell>
              <table:table-cell office:value-type="float" office:value="-3976">
                <text:p>-39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7420">
                <text:p>-7420</text:p>
              </table:table-cell>
              <table:table-cell office:value-type="float" office:value="-4050">
                <text:p>-405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0130">
                <text:p>-10130</text:p>
              </table:table-cell>
              <table:table-cell office:value-type="float" office:value="-4090">
                <text:p>-40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2336">
                <text:p>-12336</text:p>
              </table:table-cell>
              <table:table-cell office:value-type="float" office:value="-4166">
                <text:p>-41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4084">
                <text:p>-14084</text:p>
              </table:table-cell>
              <table:table-cell office:value-type="float" office:value="-4254">
                <text:p>-42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5234">
                <text:p>-15234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5900">
                <text:p>-15900</text:p>
              </table:table-cell>
              <table:table-cell office:value-type="float" office:value="-4356">
                <text:p>-43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6018">
                <text:p>-16018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5650">
                <text:p>-15650</text:p>
              </table:table-cell>
              <table:table-cell office:value-type="float" office:value="-4492">
                <text:p>-44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4800">
                <text:p>-14800</text:p>
              </table:table-cell>
              <table:table-cell office:value-type="float" office:value="-4558">
                <text:p>-45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3576">
                <text:p>-13576</text:p>
              </table:table-cell>
              <table:table-cell office:value-type="float" office:value="-4632">
                <text:p>-46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2004">
                <text:p>-12004</text:p>
              </table:table-cell>
              <table:table-cell office:value-type="float" office:value="-4692">
                <text:p>-46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0200">
                <text:p>-10200</text:p>
              </table:table-cell>
              <table:table-cell office:value-type="float" office:value="-4748">
                <text:p>-47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8232">
                <text:p>-8232</text:p>
              </table:table-cell>
              <table:table-cell office:value-type="float" office:value="-4794">
                <text:p>-47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6184">
                <text:p>-6184</text:p>
              </table:table-cell>
              <table:table-cell office:value-type="float" office:value="-4838">
                <text:p>-48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4170">
                <text:p>-4170</text:p>
              </table:table-cell>
              <table:table-cell office:value-type="float" office:value="-4932">
                <text:p>-49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246">
                <text:p>-2246</text:p>
              </table:table-cell>
              <table:table-cell office:value-type="float" office:value="-4994">
                <text:p>-49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14">
                <text:p>-514</text:p>
              </table:table-cell>
              <table:table-cell office:value-type="float" office:value="-5046">
                <text:p>-50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46">
                <text:p>946</text:p>
              </table:table-cell>
              <table:table-cell office:value-type="float" office:value="-5110">
                <text:p>-51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86">
                <text:p>2086</text:p>
              </table:table-cell>
              <table:table-cell office:value-type="float" office:value="-5170">
                <text:p>-51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72">
                <text:p>2872</text:p>
              </table:table-cell>
              <table:table-cell office:value-type="float" office:value="-5248">
                <text:p>-52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76">
                <text:p>3276</text:p>
              </table:table-cell>
              <table:table-cell office:value-type="float" office:value="-5302">
                <text:p>-53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42">
                <text:p>3242</text:p>
              </table:table-cell>
              <table:table-cell office:value-type="float" office:value="-5372">
                <text:p>-53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98">
                <text:p>2798</text:p>
              </table:table-cell>
              <table:table-cell office:value-type="float" office:value="-5420">
                <text:p>-54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84">
                <text:p>1984</text:p>
              </table:table-cell>
              <table:table-cell office:value-type="float" office:value="-5492">
                <text:p>-54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26">
                <text:p>826</text:p>
              </table:table-cell>
              <table:table-cell office:value-type="float" office:value="-5554">
                <text:p>-55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648">
                <text:p>-648</text:p>
              </table:table-cell>
              <table:table-cell office:value-type="float" office:value="-5614">
                <text:p>-56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364">
                <text:p>-2364</text:p>
              </table:table-cell>
              <table:table-cell office:value-type="float" office:value="-5674">
                <text:p>-56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206">
                <text:p>-4206</text:p>
              </table:table-cell>
              <table:table-cell office:value-type="float" office:value="-5738">
                <text:p>-57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6158">
                <text:p>-6158</text:p>
              </table:table-cell>
              <table:table-cell office:value-type="float" office:value="-5798">
                <text:p>-57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8076">
                <text:p>-8076</text:p>
              </table:table-cell>
              <table:table-cell office:value-type="float" office:value="-5852">
                <text:p>-58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9906">
                <text:p>-9906</text:p>
              </table:table-cell>
              <table:table-cell office:value-type="float" office:value="-5916">
                <text:p>-59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1556">
                <text:p>-11556</text:p>
              </table:table-cell>
              <table:table-cell office:value-type="float" office:value="-5964">
                <text:p>-59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2914">
                <text:p>-12914</text:p>
              </table:table-cell>
              <table:table-cell office:value-type="float" office:value="-6046">
                <text:p>-6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3916">
                <text:p>-13916</text:p>
              </table:table-cell>
              <table:table-cell office:value-type="float" office:value="-6096">
                <text:p>-60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4516">
                <text:p>-14516</text:p>
              </table:table-cell>
              <table:table-cell office:value-type="float" office:value="-6156">
                <text:p>-61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4654">
                <text:p>-14654</text:p>
              </table:table-cell>
              <table:table-cell office:value-type="float" office:value="-6226">
                <text:p>-62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4290">
                <text:p>-14290</text:p>
              </table:table-cell>
              <table:table-cell office:value-type="float" office:value="-6302">
                <text:p>-63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3404">
                <text:p>-13404</text:p>
              </table:table-cell>
              <table:table-cell office:value-type="float" office:value="-6368">
                <text:p>-6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2020">
                <text:p>-12020</text:p>
              </table:table-cell>
              <table:table-cell office:value-type="float" office:value="-6412">
                <text:p>-64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0080">
                <text:p>-10080</text:p>
              </table:table-cell>
              <table:table-cell office:value-type="float" office:value="-6484">
                <text:p>-64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7706">
                <text:p>-7706</text:p>
              </table:table-cell>
              <table:table-cell office:value-type="float" office:value="-6554">
                <text:p>-65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904">
                <text:p>-4904</text:p>
              </table:table-cell>
              <table:table-cell office:value-type="float" office:value="-6618">
                <text:p>-66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790">
                <text:p>-1790</text:p>
              </table:table-cell>
              <table:table-cell office:value-type="float" office:value="-6656">
                <text:p>-66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14">
                <text:p>1614</text:p>
              </table:table-cell>
              <table:table-cell office:value-type="float" office:value="-6736">
                <text:p>-67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86">
                <text:p>5186</text:p>
              </table:table-cell>
              <table:table-cell office:value-type="float" office:value="-6792">
                <text:p>-67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840">
                <text:p>8840</text:p>
              </table:table-cell>
              <table:table-cell office:value-type="float" office:value="-6848">
                <text:p>-68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458">
                <text:p>12458</text:p>
              </table:table-cell>
              <table:table-cell office:value-type="float" office:value="-6922">
                <text:p>-69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920">
                <text:p>15920</text:p>
              </table:table-cell>
              <table:table-cell office:value-type="float" office:value="-6980">
                <text:p>-69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124">
                <text:p>19124</text:p>
              </table:table-cell>
              <table:table-cell office:value-type="float" office:value="-7034">
                <text:p>-70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982">
                <text:p>21982</text:p>
              </table:table-cell>
              <table:table-cell office:value-type="float" office:value="-7116">
                <text:p>-71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416">
                <text:p>24416</text:p>
              </table:table-cell>
              <table:table-cell office:value-type="float" office:value="-7170">
                <text:p>-71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292">
                <text:p>26292</text:p>
              </table:table-cell>
              <table:table-cell office:value-type="float" office:value="-7254">
                <text:p>-72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610">
                <text:p>27610</text:p>
              </table:table-cell>
              <table:table-cell office:value-type="float" office:value="-7288">
                <text:p>-72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262">
                <text:p>28262</text:p>
              </table:table-cell>
              <table:table-cell office:value-type="float" office:value="-7346">
                <text:p>-73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258">
                <text:p>28258</text:p>
              </table:table-cell>
              <table:table-cell office:value-type="float" office:value="-7424">
                <text:p>-74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580">
                <text:p>27580</text:p>
              </table:table-cell>
              <table:table-cell office:value-type="float" office:value="-7484">
                <text:p>-74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214">
                <text:p>26214</text:p>
              </table:table-cell>
              <table:table-cell office:value-type="float" office:value="-7522">
                <text:p>-75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196">
                <text:p>24196</text:p>
              </table:table-cell>
              <table:table-cell office:value-type="float" office:value="-7610">
                <text:p>-76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592">
                <text:p>21592</text:p>
              </table:table-cell>
              <table:table-cell office:value-type="float" office:value="-7672">
                <text:p>-76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468">
                <text:p>18468</text:p>
              </table:table-cell>
              <table:table-cell office:value-type="float" office:value="-7708">
                <text:p>-77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866">
                <text:p>14866</text:p>
              </table:table-cell>
              <table:table-cell office:value-type="float" office:value="-7796">
                <text:p>-77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946">
                <text:p>10946</text:p>
              </table:table-cell>
              <table:table-cell office:value-type="float" office:value="-7860">
                <text:p>-78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54">
                <text:p>6754</text:p>
              </table:table-cell>
              <table:table-cell office:value-type="float" office:value="-7916">
                <text:p>-79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40">
                <text:p>2440</text:p>
              </table:table-cell>
              <table:table-cell office:value-type="float" office:value="-7968">
                <text:p>-79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914">
                <text:p>-1914</text:p>
              </table:table-cell>
              <table:table-cell office:value-type="float" office:value="-8046">
                <text:p>-80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6160">
                <text:p>-6160</text:p>
              </table:table-cell>
              <table:table-cell office:value-type="float" office:value="-8114">
                <text:p>-81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0218">
                <text:p>-10218</text:p>
              </table:table-cell>
              <table:table-cell office:value-type="float" office:value="-8182">
                <text:p>-81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3948">
                <text:p>-13948</text:p>
              </table:table-cell>
              <table:table-cell office:value-type="float" office:value="-8244">
                <text:p>-82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7274">
                <text:p>-17274</text:p>
              </table:table-cell>
              <table:table-cell office:value-type="float" office:value="-8306">
                <text:p>-83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0092">
                <text:p>-20092</text:p>
              </table:table-cell>
              <table:table-cell office:value-type="float" office:value="-8378">
                <text:p>-83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2378">
                <text:p>-22378</text:p>
              </table:table-cell>
              <table:table-cell office:value-type="float" office:value="-8418">
                <text:p>-84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4050">
                <text:p>-24050</text:p>
              </table:table-cell>
              <table:table-cell office:value-type="float" office:value="-8476">
                <text:p>-84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5102">
                <text:p>-25102</text:p>
              </table:table-cell>
              <table:table-cell office:value-type="float" office:value="-8562">
                <text:p>-85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5496">
                <text:p>-25496</text:p>
              </table:table-cell>
              <table:table-cell office:value-type="float" office:value="-8610">
                <text:p>-86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5254">
                <text:p>-25254</text:p>
              </table:table-cell>
              <table:table-cell office:value-type="float" office:value="-8662">
                <text:p>-86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4404">
                <text:p>-24404</text:p>
              </table:table-cell>
              <table:table-cell office:value-type="float" office:value="-8746">
                <text:p>-87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2986">
                <text:p>-22986</text:p>
              </table:table-cell>
              <table:table-cell office:value-type="float" office:value="-8774">
                <text:p>-87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1066">
                <text:p>-21066</text:p>
              </table:table-cell>
              <table:table-cell office:value-type="float" office:value="-8874">
                <text:p>-88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8718">
                <text:p>-18718</text:p>
              </table:table-cell>
              <table:table-cell office:value-type="float" office:value="-8904">
                <text:p>-89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6046">
                <text:p>-16046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3102">
                <text:p>-13102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0036">
                <text:p>-10036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6928">
                <text:p>-6928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868">
                <text:p>-3868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982">
                <text:p>-982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70">
                <text:p>1670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014">
                <text:p>4014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58">
                <text:p>5958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498">
                <text:p>7498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590">
                <text:p>8590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206">
                <text:p>9206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336">
                <text:p>9336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046">
                <text:p>9046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84">
                <text:p>8384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294">
                <text:p>729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00">
                <text:p>6000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90">
                <text:p>4490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50">
                <text:p>2850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46">
                <text:p>1146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70">
                <text:p>-470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964">
                <text:p>-1964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3234">
                <text:p>-3234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234">
                <text:p>-4234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884">
                <text:p>-4884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5160">
                <text:p>-5160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5028">
                <text:p>-5028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432">
                <text:p>-4432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3428">
                <text:p>-3428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018">
                <text:p>-2018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292">
                <text:p>-292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04">
                <text:p>180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26">
                <text:p>4126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72">
                <text:p>6572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110">
                <text:p>9110</text:p>
              </table:table-cell>
              <table:table-cell office:value-type="float" office:value="5302">
                <text:p>53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642">
                <text:p>11642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060">
                <text:p>14060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234">
                <text:p>16234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120">
                <text:p>18120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18">
                <text:p>19618</text:p>
              </table:table-cell>
              <table:table-cell office:value-type="float" office:value="4972">
                <text:p>49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654">
                <text:p>20654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192">
                <text:p>21192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146">
                <text:p>21146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512">
                <text:p>20512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308">
                <text:p>19308</text:p>
              </table:table-cell>
              <table:table-cell office:value-type="float" office:value="4644">
                <text:p>46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510">
                <text:p>17510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138">
                <text:p>1513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264">
                <text:p>12264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954">
                <text:p>8954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302">
                <text:p>5302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70">
                <text:p>1370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732">
                <text:p>-2732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6874">
                <text:p>-6874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0972">
                <text:p>-10972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4878">
                <text:p>-14878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8514">
                <text:p>-18514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1756">
                <text:p>-2175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4508">
                <text:p>-24508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6736">
                <text:p>-26736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8300">
                <text:p>-2830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9218">
                <text:p>-2921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9442">
                <text:p>-29442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9000">
                <text:p>-290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7870">
                <text:p>-2787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6082">
                <text:p>-26082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3674">
                <text:p>-23674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0800">
                <text:p>-20800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7450">
                <text:p>-17450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3766">
                <text:p>-13766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9834">
                <text:p>-983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5800">
                <text:p>-580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726">
                <text:p>-1726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218">
                <text:p>2218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78">
                <text:p>5978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430">
                <text:p>943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496">
                <text:p>12496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084">
                <text:p>15084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162">
                <text:p>17162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688">
                <text:p>1868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648">
                <text:p>19648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006">
                <text:p>20006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804">
                <text:p>19804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062">
                <text:p>19062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870">
                <text:p>17870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260">
                <text:p>16260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304">
                <text:p>1430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120">
                <text:p>12120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760">
                <text:p>9760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54">
                <text:p>7354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990">
                <text:p>4990</text:p>
              </table:table-cell>
              <table:table-cell office:value-type="float" office:value="-11254">
                <text:p>-112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36">
                <text:p>2736</text:p>
              </table:table-cell>
              <table:table-cell office:value-type="float" office:value="-11326">
                <text:p>-113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0">
                <text:p>690</text:p>
              </table:table-cell>
              <table:table-cell office:value-type="float" office:value="-11380">
                <text:p>-113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076">
                <text:p>-1076</text:p>
              </table:table-cell>
              <table:table-cell office:value-type="float" office:value="-11444">
                <text:p>-114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2528">
                <text:p>-2528</text:p>
              </table:table-cell>
              <table:table-cell office:value-type="float" office:value="-11506">
                <text:p>-115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570">
                <text:p>-3570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198">
                <text:p>-4198</text:p>
              </table:table-cell>
              <table:table-cell office:value-type="float" office:value="-11628">
                <text:p>-116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448">
                <text:p>-4448</text:p>
              </table:table-cell>
              <table:table-cell office:value-type="float" office:value="-11732">
                <text:p>-117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226">
                <text:p>-4226</text:p>
              </table:table-cell>
              <table:table-cell office:value-type="float" office:value="-11750">
                <text:p>-117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664">
                <text:p>-3664</text:p>
              </table:table-cell>
              <table:table-cell office:value-type="float" office:value="-11814">
                <text:p>-118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2716">
                <text:p>-2716</text:p>
              </table:table-cell>
              <table:table-cell office:value-type="float" office:value="-11900">
                <text:p>-119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474">
                <text:p>-1474</text:p>
              </table:table-cell>
              <table:table-cell office:value-type="float" office:value="-11958">
                <text:p>-119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">
                <text:p>6</text:p>
              </table:table-cell>
              <table:table-cell office:value-type="float" office:value="-12018">
                <text:p>-120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58">
                <text:p>1658</text:p>
              </table:table-cell>
              <table:table-cell office:value-type="float" office:value="-12080">
                <text:p>-120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372">
                <text:p>3372</text:p>
              </table:table-cell>
              <table:table-cell office:value-type="float" office:value="-12120">
                <text:p>-121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64">
                <text:p>5064</text:p>
              </table:table-cell>
              <table:table-cell office:value-type="float" office:value="-12198">
                <text:p>-121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76">
                <text:p>6676</text:p>
              </table:table-cell>
              <table:table-cell office:value-type="float" office:value="-12266">
                <text:p>-122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122">
                <text:p>8122</text:p>
              </table:table-cell>
              <table:table-cell office:value-type="float" office:value="-12326">
                <text:p>-123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270">
                <text:p>9270</text:p>
              </table:table-cell>
              <table:table-cell office:value-type="float" office:value="-12386">
                <text:p>-123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106">
                <text:p>10106</text:p>
              </table:table-cell>
              <table:table-cell office:value-type="float" office:value="-12470">
                <text:p>-1247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550">
                <text:p>10550</text:p>
              </table:table-cell>
              <table:table-cell office:value-type="float" office:value="-12508">
                <text:p>-125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560">
                <text:p>10560</text:p>
              </table:table-cell>
              <table:table-cell office:value-type="float" office:value="-12576">
                <text:p>-125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120">
                <text:p>10120</text:p>
              </table:table-cell>
              <table:table-cell office:value-type="float" office:value="-12630">
                <text:p>-1263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160">
                <text:p>9160</text:p>
              </table:table-cell>
              <table:table-cell office:value-type="float" office:value="-12700">
                <text:p>-127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752">
                <text:p>7752</text:p>
              </table:table-cell>
              <table:table-cell office:value-type="float" office:value="-12758">
                <text:p>-127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86">
                <text:p>5886</text:p>
              </table:table-cell>
              <table:table-cell office:value-type="float" office:value="-12814">
                <text:p>-128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606">
                <text:p>3606</text:p>
              </table:table-cell>
              <table:table-cell office:value-type="float" office:value="-12882">
                <text:p>-128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62">
                <text:p>962</text:p>
              </table:table-cell>
              <table:table-cell office:value-type="float" office:value="-12962">
                <text:p>-129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962">
                <text:p>-1962</text:p>
              </table:table-cell>
              <table:table-cell office:value-type="float" office:value="-13014">
                <text:p>-130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5080">
                <text:p>-5080</text:p>
              </table:table-cell>
              <table:table-cell office:value-type="float" office:value="-13096">
                <text:p>-130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8296">
                <text:p>-8296</text:p>
              </table:table-cell>
              <table:table-cell office:value-type="float" office:value="-13146">
                <text:p>-131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1548">
                <text:p>-11548</text:p>
              </table:table-cell>
              <table:table-cell office:value-type="float" office:value="-13196">
                <text:p>-131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4682">
                <text:p>-14682</text:p>
              </table:table-cell>
              <table:table-cell office:value-type="float" office:value="-13254">
                <text:p>-132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7650">
                <text:p>-17650</text:p>
              </table:table-cell>
              <table:table-cell office:value-type="float" office:value="-13320">
                <text:p>-133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20308">
                <text:p>-20308</text:p>
              </table:table-cell>
              <table:table-cell office:value-type="float" office:value="-13396">
                <text:p>-133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22564">
                <text:p>-22564</text:p>
              </table:table-cell>
              <table:table-cell office:value-type="float" office:value="-13462">
                <text:p>-134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24374">
                <text:p>-24374</text:p>
              </table:table-cell>
              <table:table-cell office:value-type="float" office:value="-13510">
                <text:p>-135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25632">
                <text:p>-25632</text:p>
              </table:table-cell>
              <table:table-cell office:value-type="float" office:value="-13580">
                <text:p>-135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26274">
                <text:p>-26274</text:p>
              </table:table-cell>
              <table:table-cell office:value-type="float" office:value="-13640">
                <text:p>-1364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26300">
                <text:p>-26300</text:p>
              </table:table-cell>
              <table:table-cell office:value-type="float" office:value="-13688">
                <text:p>-136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25650">
                <text:p>-2565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24356">
                <text:p>-2435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22436">
                <text:p>-22436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9912">
                <text:p>-19912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6850">
                <text:p>-1685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3336">
                <text:p>-13336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9444">
                <text:p>-944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5284">
                <text:p>-5284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970">
                <text:p>-970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394">
                <text:p>3394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692">
                <text:p>769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814">
                <text:p>11814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650">
                <text:p>15650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086">
                <text:p>19086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040">
                <text:p>2204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4428">
                <text:p>24428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214">
                <text:p>26214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314">
                <text:p>27314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766">
                <text:p>2776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550">
                <text:p>2755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676">
                <text:p>26676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202">
                <text:p>25202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156">
                <text:p>2315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648">
                <text:p>20648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732">
                <text:p>1773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504">
                <text:p>1450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080">
                <text:p>1108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560">
                <text:p>756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74">
                <text:p>407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4">
                <text:p>67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2466">
                <text:p>-246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5350">
                <text:p>-535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7864">
                <text:p>-786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9912">
                <text:p>-991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1494">
                <text:p>-114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2608">
                <text:p>-1260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3190">
                <text:p>-1319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3262">
                <text:p>-1326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2880">
                <text:p>-128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2092">
                <text:p>-1209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0906">
                <text:p>-109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9446">
                <text:p>-94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7750">
                <text:p>-775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5936">
                <text:p>-593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4106">
                <text:p>-410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2282">
                <text:p>-2282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600">
                <text:p>-600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70">
                <text:p>870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64">
                <text:p>2064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28">
                <text:p>2928</text:p>
              </table:table-cell>
              <table:table-cell office:value-type="float" office:value="-442">
                <text:p>-4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396">
                <text:p>3396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78">
                <text:p>3478</text:p>
              </table:table-cell>
              <table:table-cell office:value-type="float" office:value="-566">
                <text:p>-5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136">
                <text:p>3136</text:p>
              </table:table-cell>
              <table:table-cell office:value-type="float" office:value="-638">
                <text:p>-6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96">
                <text:p>2396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66">
                <text:p>1266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202">
                <text:p>-202</text:p>
              </table:table-cell>
              <table:table-cell office:value-type="float" office:value="-822">
                <text:p>-8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950">
                <text:p>-1950</text:p>
              </table:table-cell>
              <table:table-cell office:value-type="float" office:value="-866">
                <text:p>-8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918">
                <text:p>-3918</text:p>
              </table:table-cell>
              <table:table-cell office:value-type="float" office:value="-938">
                <text:p>-93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6020">
                <text:p>-6020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8174">
                <text:p>-8174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0282">
                <text:p>-10282</text:p>
              </table:table-cell>
              <table:table-cell office:value-type="float" office:value="-1118">
                <text:p>-11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2292">
                <text:p>-12292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4066">
                <text:p>-14066</text:p>
              </table:table-cell>
              <table:table-cell office:value-type="float" office:value="-1238">
                <text:p>-12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5508">
                <text:p>-15508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6614">
                <text:p>-16614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7234">
                <text:p>-17234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7386">
                <text:p>-17386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7000">
                <text:p>-17000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6034">
                <text:p>-16034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4530">
                <text:p>-14530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2524">
                <text:p>-12524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0004">
                <text:p>-10004</text:p>
              </table:table-cell>
              <table:table-cell office:value-type="float" office:value="-1830">
                <text:p>-183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7054">
                <text:p>-7054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754">
                <text:p>-3754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34">
                <text:p>-134</text:p>
              </table:table-cell>
              <table:table-cell office:value-type="float" office:value="-1994">
                <text:p>-19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44">
                <text:p>3644</text:p>
              </table:table-cell>
              <table:table-cell office:value-type="float" office:value="-2052">
                <text:p>-20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532">
                <text:p>7532</text:p>
              </table:table-cell>
              <table:table-cell office:value-type="float" office:value="-2134">
                <text:p>-21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364">
                <text:p>11364</text:p>
              </table:table-cell>
              <table:table-cell office:value-type="float" office:value="-2192">
                <text:p>-21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76">
                <text:p>15076</text:p>
              </table:table-cell>
              <table:table-cell office:value-type="float" office:value="-2250">
                <text:p>-225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534">
                <text:p>18534</text:p>
              </table:table-cell>
              <table:table-cell office:value-type="float" office:value="-2320">
                <text:p>-23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642">
                <text:p>21642</text:p>
              </table:table-cell>
              <table:table-cell office:value-type="float" office:value="-2366">
                <text:p>-23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308">
                <text:p>24308</text:p>
              </table:table-cell>
              <table:table-cell office:value-type="float" office:value="-2416">
                <text:p>-24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6450">
                <text:p>26450</text:p>
              </table:table-cell>
              <table:table-cell office:value-type="float" office:value="-2512">
                <text:p>-25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004">
                <text:p>28004</text:p>
              </table:table-cell>
              <table:table-cell office:value-type="float" office:value="-2554">
                <text:p>-25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8910">
                <text:p>28910</text:p>
              </table:table-cell>
              <table:table-cell office:value-type="float" office:value="-2622">
                <text:p>-26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124">
                <text:p>29124</text:p>
              </table:table-cell>
              <table:table-cell office:value-type="float" office:value="-2698">
                <text:p>-269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8658">
                <text:p>28658</text:p>
              </table:table-cell>
              <table:table-cell office:value-type="float" office:value="-2750">
                <text:p>-275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494">
                <text:p>27494</text:p>
              </table:table-cell>
              <table:table-cell office:value-type="float" office:value="-2826">
                <text:p>-28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684">
                <text:p>25684</text:p>
              </table:table-cell>
              <table:table-cell office:value-type="float" office:value="-2894">
                <text:p>-289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268">
                <text:p>23268</text:p>
              </table:table-cell>
              <table:table-cell office:value-type="float" office:value="-2930">
                <text:p>-293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308">
                <text:p>20308</text:p>
              </table:table-cell>
              <table:table-cell office:value-type="float" office:value="-2996">
                <text:p>-29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874">
                <text:p>16874</text:p>
              </table:table-cell>
              <table:table-cell office:value-type="float" office:value="-3044">
                <text:p>-30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074">
                <text:p>13074</text:p>
              </table:table-cell>
              <table:table-cell office:value-type="float" office:value="-3116">
                <text:p>-31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964">
                <text:p>8964</text:p>
              </table:table-cell>
              <table:table-cell office:value-type="float" office:value="-3182">
                <text:p>-31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758">
                <text:p>4758</text:p>
              </table:table-cell>
              <table:table-cell office:value-type="float" office:value="-3262">
                <text:p>-32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94">
                <text:p>494</text:p>
              </table:table-cell>
              <table:table-cell office:value-type="float" office:value="-3294">
                <text:p>-32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3714">
                <text:p>-3714</text:p>
              </table:table-cell>
              <table:table-cell office:value-type="float" office:value="-3370">
                <text:p>-337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742">
                <text:p>-7742</text:p>
              </table:table-cell>
              <table:table-cell office:value-type="float" office:value="-3448">
                <text:p>-34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1454">
                <text:p>-11454</text:p>
              </table:table-cell>
              <table:table-cell office:value-type="float" office:value="-3498">
                <text:p>-34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4804">
                <text:p>-14804</text:p>
              </table:table-cell>
              <table:table-cell office:value-type="float" office:value="-3564">
                <text:p>-35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7686">
                <text:p>-17686</text:p>
              </table:table-cell>
              <table:table-cell office:value-type="float" office:value="-3612">
                <text:p>-3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0024">
                <text:p>-20024</text:p>
              </table:table-cell>
              <table:table-cell office:value-type="float" office:value="-3686">
                <text:p>-36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1798">
                <text:p>-21798</text:p>
              </table:table-cell>
              <table:table-cell office:value-type="float" office:value="-3750">
                <text:p>-37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2948">
                <text:p>-22948</text:p>
              </table:table-cell>
              <table:table-cell office:value-type="float" office:value="-3806">
                <text:p>-38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3482">
                <text:p>-23482</text:p>
              </table:table-cell>
              <table:table-cell office:value-type="float" office:value="-3872">
                <text:p>-38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3406">
                <text:p>-23406</text:p>
              </table:table-cell>
              <table:table-cell office:value-type="float" office:value="-3942">
                <text:p>-39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2738">
                <text:p>-22738</text:p>
              </table:table-cell>
              <table:table-cell office:value-type="float" office:value="-4010">
                <text:p>-40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1534">
                <text:p>-21534</text:p>
              </table:table-cell>
              <table:table-cell office:value-type="float" office:value="-4062">
                <text:p>-40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9824">
                <text:p>-19824</text:p>
              </table:table-cell>
              <table:table-cell office:value-type="float" office:value="-4122">
                <text:p>-41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7730">
                <text:p>-17730</text:p>
              </table:table-cell>
              <table:table-cell office:value-type="float" office:value="-4174">
                <text:p>-41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5304">
                <text:p>-15304</text:p>
              </table:table-cell>
              <table:table-cell office:value-type="float" office:value="-4260">
                <text:p>-426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2630">
                <text:p>-12630</text:p>
              </table:table-cell>
              <table:table-cell office:value-type="float" office:value="-4318">
                <text:p>-43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9840">
                <text:p>-9840</text:p>
              </table:table-cell>
              <table:table-cell office:value-type="float" office:value="-4364">
                <text:p>-43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7026">
                <text:p>-7026</text:p>
              </table:table-cell>
              <table:table-cell office:value-type="float" office:value="-4442">
                <text:p>-44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274">
                <text:p>-4274</text:p>
              </table:table-cell>
              <table:table-cell office:value-type="float" office:value="-4498">
                <text:p>-44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660">
                <text:p>-1660</text:p>
              </table:table-cell>
              <table:table-cell office:value-type="float" office:value="-4582">
                <text:p>-45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28">
                <text:p>728</text:p>
              </table:table-cell>
              <table:table-cell office:value-type="float" office:value="-4630">
                <text:p>-463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80">
                <text:p>2780</text:p>
              </table:table-cell>
              <table:table-cell office:value-type="float" office:value="-4686">
                <text:p>-46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70">
                <text:p>4470</text:p>
              </table:table-cell>
              <table:table-cell office:value-type="float" office:value="-4734">
                <text:p>-47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744">
                <text:p>5744</text:p>
              </table:table-cell>
              <table:table-cell office:value-type="float" office:value="-4826">
                <text:p>-48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602">
                <text:p>6602</text:p>
              </table:table-cell>
              <table:table-cell office:value-type="float" office:value="-4878">
                <text:p>-48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992">
                <text:p>6992</text:p>
              </table:table-cell>
              <table:table-cell office:value-type="float" office:value="-4934">
                <text:p>-493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944">
                <text:p>6944</text:p>
              </table:table-cell>
              <table:table-cell office:value-type="float" office:value="-5002">
                <text:p>-50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512">
                <text:p>6512</text:p>
              </table:table-cell>
              <table:table-cell office:value-type="float" office:value="-5036">
                <text:p>-50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682">
                <text:p>5682</text:p>
              </table:table-cell>
              <table:table-cell office:value-type="float" office:value="-5114">
                <text:p>-51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564">
                <text:p>4564</text:p>
              </table:table-cell>
              <table:table-cell office:value-type="float" office:value="-5208">
                <text:p>-52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188">
                <text:p>3188</text:p>
              </table:table-cell>
              <table:table-cell office:value-type="float" office:value="-5244">
                <text:p>-52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18">
                <text:p>1618</text:p>
              </table:table-cell>
              <table:table-cell office:value-type="float" office:value="-5294">
                <text:p>-52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10998">
                <text:p>109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648">
                <text:p>-1648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3170">
                <text:p>-3170</text:p>
              </table:table-cell>
              <table:table-cell office:value-type="float" office:value="10878">
                <text:p>108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4556">
                <text:p>-4556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5682">
                <text:p>-5682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6514">
                <text:p>-6514</text:p>
              </table:table-cell>
              <table:table-cell office:value-type="float" office:value="10726">
                <text:p>1072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6980">
                <text:p>-6980</text:p>
              </table:table-cell>
              <table:table-cell office:value-type="float" office:value="10630">
                <text:p>1063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6992">
                <text:p>-6992</text:p>
              </table:table-cell>
              <table:table-cell office:value-type="float" office:value="10560">
                <text:p>1056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6582">
                <text:p>-6582</text:p>
              </table:table-cell>
              <table:table-cell office:value-type="float" office:value="10522">
                <text:p>105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5746">
                <text:p>-5746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462">
                <text:p>-4462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772">
                <text:p>-2772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708">
                <text:p>-708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78">
                <text:p>1678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278">
                <text:p>4278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024">
                <text:p>7024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836">
                <text:p>9836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628">
                <text:p>12628</text:p>
              </table:table-cell>
              <table:table-cell office:value-type="float" office:value="9970">
                <text:p>997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298">
                <text:p>15298</text:p>
              </table:table-cell>
              <table:table-cell office:value-type="float" office:value="9884">
                <text:p>98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26">
                <text:p>17726</text:p>
              </table:table-cell>
              <table:table-cell office:value-type="float" office:value="9818">
                <text:p>98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828">
                <text:p>19828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514">
                <text:p>21514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744">
                <text:p>22744</text:p>
              </table:table-cell>
              <table:table-cell office:value-type="float" office:value="9646">
                <text:p>96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3402">
                <text:p>23402</text:p>
              </table:table-cell>
              <table:table-cell office:value-type="float" office:value="9576">
                <text:p>95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486">
                <text:p>23486</text:p>
              </table:table-cell>
              <table:table-cell office:value-type="float" office:value="9506">
                <text:p>950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948">
                <text:p>22948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804">
                <text:p>21804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032">
                <text:p>20032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662">
                <text:p>17662</text:p>
              </table:table-cell>
              <table:table-cell office:value-type="float" office:value="9264">
                <text:p>926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810">
                <text:p>14810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454">
                <text:p>11454</text:p>
              </table:table-cell>
              <table:table-cell office:value-type="float" office:value="9138">
                <text:p>91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724">
                <text:p>7724</text:p>
              </table:table-cell>
              <table:table-cell office:value-type="float" office:value="9078">
                <text:p>907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714">
                <text:p>3714</text:p>
              </table:table-cell>
              <table:table-cell office:value-type="float" office:value="-4084">
                <text:p>-40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478">
                <text:p>-478</text:p>
              </table:table-cell>
              <table:table-cell office:value-type="float" office:value="-4154">
                <text:p>-415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4766">
                <text:p>-4766</text:p>
              </table:table-cell>
              <table:table-cell office:value-type="float" office:value="-4196">
                <text:p>-41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9012">
                <text:p>-9012</text:p>
              </table:table-cell>
              <table:table-cell office:value-type="float" office:value="-4304">
                <text:p>-43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3068">
                <text:p>-13068</text:p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6872">
                <text:p>-16872</text:p>
              </table:table-cell>
              <table:table-cell office:value-type="float" office:value="-4432">
                <text:p>-44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0298">
                <text:p>-20298</text:p>
              </table:table-cell>
              <table:table-cell office:value-type="float" office:value="-4464">
                <text:p>-44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3298">
                <text:p>-23298</text:p>
              </table:table-cell>
              <table:table-cell office:value-type="float" office:value="-4518">
                <text:p>-45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5684">
                <text:p>-25684</text:p>
              </table:table-cell>
              <table:table-cell office:value-type="float" office:value="-4600">
                <text:p>-46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7516">
                <text:p>-27516</text:p>
              </table:table-cell>
              <table:table-cell office:value-type="float" office:value="-4642">
                <text:p>-46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8654">
                <text:p>-28654</text:p>
              </table:table-cell>
              <table:table-cell office:value-type="float" office:value="-4712">
                <text:p>-47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9118">
                <text:p>-29118</text:p>
              </table:table-cell>
              <table:table-cell office:value-type="float" office:value="-4788">
                <text:p>-47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8898">
                <text:p>-28898</text:p>
              </table:table-cell>
              <table:table-cell office:value-type="float" office:value="-4858">
                <text:p>-48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7998">
                <text:p>-27998</text:p>
              </table:table-cell>
              <table:table-cell office:value-type="float" office:value="-4914">
                <text:p>-49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6460">
                <text:p>-26460</text:p>
              </table:table-cell>
              <table:table-cell office:value-type="float" office:value="-4972">
                <text:p>-49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4306">
                <text:p>-24306</text:p>
              </table:table-cell>
              <table:table-cell office:value-type="float" office:value="-5016">
                <text:p>-50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1642">
                <text:p>-21642</text:p>
              </table:table-cell>
              <table:table-cell office:value-type="float" office:value="-5084">
                <text:p>-50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8532">
                <text:p>-18532</text:p>
              </table:table-cell>
              <table:table-cell office:value-type="float" office:value="-5178">
                <text:p>-51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5066">
                <text:p>-15066</text:p>
              </table:table-cell>
              <table:table-cell office:value-type="float" office:value="-5218">
                <text:p>-52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1366">
                <text:p>-11366</text:p>
              </table:table-cell>
              <table:table-cell office:value-type="float" office:value="-5280">
                <text:p>-528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7512">
                <text:p>-7512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3664">
                <text:p>-3664</text:p>
              </table:table-cell>
              <table:table-cell office:value-type="float" office:value="-5410">
                <text:p>-54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2">
                <text:p>142</text:p>
              </table:table-cell>
              <table:table-cell office:value-type="float" office:value="-5482">
                <text:p>-54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732">
                <text:p>3732</text:p>
              </table:table-cell>
              <table:table-cell office:value-type="float" office:value="-5516">
                <text:p>-55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054">
                <text:p>7054</text:p>
              </table:table-cell>
              <table:table-cell office:value-type="float" office:value="-5594">
                <text:p>-55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026">
                <text:p>10026</text:p>
              </table:table-cell>
              <table:table-cell office:value-type="float" office:value="-5658">
                <text:p>-56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522">
                <text:p>12522</text:p>
              </table:table-cell>
              <table:table-cell office:value-type="float" office:value="-5704">
                <text:p>-57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538">
                <text:p>14538</text:p>
              </table:table-cell>
              <table:table-cell office:value-type="float" office:value="-5768">
                <text:p>-57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046">
                <text:p>16046</text:p>
              </table:table-cell>
              <table:table-cell office:value-type="float" office:value="-5854">
                <text:p>-585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992">
                <text:p>16992</text:p>
              </table:table-cell>
              <table:table-cell office:value-type="float" office:value="-5904">
                <text:p>-59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378">
                <text:p>17378</text:p>
              </table:table-cell>
              <table:table-cell office:value-type="float" office:value="-5994">
                <text:p>-599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234">
                <text:p>17234</text:p>
              </table:table-cell>
              <table:table-cell office:value-type="float" office:value="-6054">
                <text:p>-605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596">
                <text:p>16596</text:p>
              </table:table-cell>
              <table:table-cell office:value-type="float" office:value="-6098">
                <text:p>-60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532">
                <text:p>15532</text:p>
              </table:table-cell>
              <table:table-cell office:value-type="float" office:value="-6142">
                <text:p>-61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060">
                <text:p>14060</text:p>
              </table:table-cell>
              <table:table-cell office:value-type="float" office:value="-6208">
                <text:p>-62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284">
                <text:p>12284</text:p>
              </table:table-cell>
              <table:table-cell office:value-type="float" office:value="-6260">
                <text:p>-626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298">
                <text:p>10298</text:p>
              </table:table-cell>
              <table:table-cell office:value-type="float" office:value="-6340">
                <text:p>-634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178">
                <text:p>8178</text:p>
              </table:table-cell>
              <table:table-cell office:value-type="float" office:value="-6408">
                <text:p>-64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014">
                <text:p>6014</text:p>
              </table:table-cell>
              <table:table-cell office:value-type="float" office:value="-6480">
                <text:p>-648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926">
                <text:p>3926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36">
                <text:p>1936</text:p>
              </table:table-cell>
              <table:table-cell office:value-type="float" office:value="-6588">
                <text:p>-658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8">
                <text:p>188</text:p>
              </table:table-cell>
              <table:table-cell office:value-type="float" office:value="-6650">
                <text:p>-665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268">
                <text:p>-1268</text:p>
              </table:table-cell>
              <table:table-cell office:value-type="float" office:value="-6714">
                <text:p>-67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2382">
                <text:p>-2382</text:p>
              </table:table-cell>
              <table:table-cell office:value-type="float" office:value="-6780">
                <text:p>-67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3120">
                <text:p>-3120</text:p>
              </table:table-cell>
              <table:table-cell office:value-type="float" office:value="-6830">
                <text:p>-683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464">
                <text:p>-3464</text:p>
              </table:table-cell>
              <table:table-cell office:value-type="float" office:value="-6894">
                <text:p>-689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3420">
                <text:p>-3420</text:p>
              </table:table-cell>
              <table:table-cell office:value-type="float" office:value="-6970">
                <text:p>-697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2914">
                <text:p>-2914</text:p>
              </table:table-cell>
              <table:table-cell office:value-type="float" office:value="-7042">
                <text:p>-70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2068">
                <text:p>-2068</text:p>
              </table:table-cell>
              <table:table-cell office:value-type="float" office:value="-7106">
                <text:p>-710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876">
                <text:p>-876</text:p>
              </table:table-cell>
              <table:table-cell office:value-type="float" office:value="-7170">
                <text:p>-717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02">
                <text:p>602</text:p>
              </table:table-cell>
              <table:table-cell office:value-type="float" office:value="-7216">
                <text:p>-72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84">
                <text:p>2284</text:p>
              </table:table-cell>
              <table:table-cell office:value-type="float" office:value="-7282">
                <text:p>-72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084">
                <text:p>4084</text:p>
              </table:table-cell>
              <table:table-cell office:value-type="float" office:value="-7330">
                <text:p>-733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938">
                <text:p>5938</text:p>
              </table:table-cell>
              <table:table-cell office:value-type="float" office:value="-7418">
                <text:p>-74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752">
                <text:p>7752</text:p>
              </table:table-cell>
              <table:table-cell office:value-type="float" office:value="-7476">
                <text:p>-74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428">
                <text:p>9428</text:p>
              </table:table-cell>
              <table:table-cell office:value-type="float" office:value="-7542">
                <text:p>-75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914">
                <text:p>10914</text:p>
              </table:table-cell>
              <table:table-cell office:value-type="float" office:value="-7598">
                <text:p>-75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096">
                <text:p>12096</text:p>
              </table:table-cell>
              <table:table-cell office:value-type="float" office:value="-7634">
                <text:p>-76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886">
                <text:p>12886</text:p>
              </table:table-cell>
              <table:table-cell office:value-type="float" office:value="-7732">
                <text:p>-77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270">
                <text:p>13270</text:p>
              </table:table-cell>
              <table:table-cell office:value-type="float" office:value="-7762">
                <text:p>-77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174">
                <text:p>13174</text:p>
              </table:table-cell>
              <table:table-cell office:value-type="float" office:value="-7828">
                <text:p>-78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590">
                <text:p>12590</text:p>
              </table:table-cell>
              <table:table-cell office:value-type="float" office:value="-7900">
                <text:p>-79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512">
                <text:p>11512</text:p>
              </table:table-cell>
              <table:table-cell office:value-type="float" office:value="-7974">
                <text:p>-79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922">
                <text:p>9922</text:p>
              </table:table-cell>
              <table:table-cell office:value-type="float" office:value="-8030">
                <text:p>-803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862">
                <text:p>7862</text:p>
              </table:table-cell>
              <table:table-cell office:value-type="float" office:value="-8112">
                <text:p>-81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370">
                <text:p>5370</text:p>
              </table:table-cell>
              <table:table-cell office:value-type="float" office:value="-8170">
                <text:p>-817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486">
                <text:p>2486</text:p>
              </table:table-cell>
              <table:table-cell office:value-type="float" office:value="-8208">
                <text:p>-820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710">
                <text:p>-710</text:p>
              </table:table-cell>
              <table:table-cell office:value-type="float" office:value="-8282">
                <text:p>-82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4080">
                <text:p>-4080</text:p>
              </table:table-cell>
              <table:table-cell office:value-type="float" office:value="-8338">
                <text:p>-83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7580">
                <text:p>-7580</text:p>
              </table:table-cell>
              <table:table-cell office:value-type="float" office:value="-8406">
                <text:p>-84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1086">
                <text:p>-11086</text:p>
              </table:table-cell>
              <table:table-cell office:value-type="float" office:value="-8468">
                <text:p>-84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4502">
                <text:p>-14502</text:p>
              </table:table-cell>
              <table:table-cell office:value-type="float" office:value="-8500">
                <text:p>-85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7724">
                <text:p>-17724</text:p>
              </table:table-cell>
              <table:table-cell office:value-type="float" office:value="-8590">
                <text:p>-859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20650">
                <text:p>-20650</text:p>
              </table:table-cell>
              <table:table-cell office:value-type="float" office:value="-8660">
                <text:p>-866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23182">
                <text:p>-23182</text:p>
              </table:table-cell>
              <table:table-cell office:value-type="float" office:value="-8740">
                <text:p>-874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25208">
                <text:p>-25208</text:p>
              </table:table-cell>
              <table:table-cell office:value-type="float" office:value="-8782">
                <text:p>-878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6696">
                <text:p>-26696</text:p>
              </table:table-cell>
              <table:table-cell office:value-type="float" office:value="-8840">
                <text:p>-884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7566">
                <text:p>-27566</text:p>
              </table:table-cell>
              <table:table-cell office:value-type="float" office:value="-8916">
                <text:p>-89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27774">
                <text:p>-27774</text:p>
              </table:table-cell>
              <table:table-cell office:value-type="float" office:value="-8968">
                <text:p>-89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7322">
                <text:p>-27322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6206">
                <text:p>-26206</text:p>
              </table:table-cell>
              <table:table-cell office:value-type="float" office:value="-9074">
                <text:p>-90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4436">
                <text:p>-24436</text:p>
              </table:table-cell>
              <table:table-cell office:value-type="float" office:value="-9164">
                <text:p>-91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22020">
                <text:p>-22020</text:p>
              </table:table-cell>
              <table:table-cell office:value-type="float" office:value="-9230">
                <text:p>-923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9082">
                <text:p>-19082</text:p>
              </table:table-cell>
              <table:table-cell office:value-type="float" office:value="-9280">
                <text:p>-92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5662">
                <text:p>-15662</text:p>
              </table:table-cell>
              <table:table-cell office:value-type="float" office:value="-9342">
                <text:p>-93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1826">
                <text:p>-11826</text:p>
              </table:table-cell>
              <table:table-cell office:value-type="float" office:value="-9408">
                <text:p>-94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7694">
                <text:p>-7694</text:p>
              </table:table-cell>
              <table:table-cell office:value-type="float" office:value="-9464">
                <text:p>-94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3414">
                <text:p>-3414</text:p>
              </table:table-cell>
              <table:table-cell office:value-type="float" office:value="-9556">
                <text:p>-95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56">
                <text:p>956</text:p>
              </table:table-cell>
              <table:table-cell office:value-type="float" office:value="-9582">
                <text:p>-95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276">
                <text:p>5276</text:p>
              </table:table-cell>
              <table:table-cell office:value-type="float" office:value="-9646">
                <text:p>-96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56">
                <text:p>9456</text:p>
              </table:table-cell>
              <table:table-cell office:value-type="float" office:value="-9712">
                <text:p>-97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340">
                <text:p>13340</text:p>
              </table:table-cell>
              <table:table-cell office:value-type="float" office:value="-9758">
                <text:p>-975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874">
                <text:p>16874</text:p>
              </table:table-cell>
              <table:table-cell office:value-type="float" office:value="-9826">
                <text:p>-98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902">
                <text:p>19902</text:p>
              </table:table-cell>
              <table:table-cell office:value-type="float" office:value="-9910">
                <text:p>-99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440">
                <text:p>22440</text:p>
              </table:table-cell>
              <table:table-cell office:value-type="float" office:value="-9982">
                <text:p>-99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362">
                <text:p>24362</text:p>
              </table:table-cell>
              <table:table-cell office:value-type="float" office:value="-10036">
                <text:p>-100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660">
                <text:p>2566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292">
                <text:p>26292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284">
                <text:p>26284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620">
                <text:p>25620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4364">
                <text:p>24364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2570">
                <text:p>22570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292">
                <text:p>20292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644">
                <text:p>17644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696">
                <text:p>14696</text:p>
              </table:table-cell>
              <table:table-cell office:value-type="float" office:value="5786">
                <text:p>57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542">
                <text:p>11542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300">
                <text:p>8300</text:p>
              </table:table-cell>
              <table:table-cell office:value-type="float" office:value="5666">
                <text:p>56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074">
                <text:p>5074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56">
                <text:p>1956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976">
                <text:p>-976</text:p>
              </table:table-cell>
              <table:table-cell office:value-type="float" office:value="5478">
                <text:p>54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3610">
                <text:p>-3610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5882">
                <text:p>-5882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7760">
                <text:p>-776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9178">
                <text:p>-9178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0104">
                <text:p>-10104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556">
                <text:p>-10556</text:p>
              </table:table-cell>
              <table:table-cell office:value-type="float" office:value="5114">
                <text:p>51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0560">
                <text:p>-10560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114">
                <text:p>-10114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9284">
                <text:p>-9284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8120">
                <text:p>-8120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6670">
                <text:p>-6670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5074">
                <text:p>-5074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3366">
                <text:p>-3366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646">
                <text:p>-1646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6">
                <text:p>-16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80">
                <text:p>1480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32">
                <text:p>2732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644">
                <text:p>3644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56">
                <text:p>4256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430">
                <text:p>4430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02">
                <text:p>4202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574">
                <text:p>3574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16">
                <text:p>2516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84">
                <text:p>10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702">
                <text:p>-702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736">
                <text:p>-273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5000">
                <text:p>-500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7376">
                <text:p>-7376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9772">
                <text:p>-9772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2120">
                <text:p>-1212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4314">
                <text:p>-14314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6280">
                <text:p>-1628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7880">
                <text:p>-17880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9068">
                <text:p>-19068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9800">
                <text:p>-1980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9994">
                <text:p>-19994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9616">
                <text:p>-19616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8700">
                <text:p>-1870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7166">
                <text:p>-17166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5092">
                <text:p>-15092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2490">
                <text:p>-12490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9422">
                <text:p>-942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5980">
                <text:p>-5980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2224">
                <text:p>-2224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36">
                <text:p>1736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796">
                <text:p>5796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840">
                <text:p>984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756">
                <text:p>13756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442">
                <text:p>17442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774">
                <text:p>2077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686">
                <text:p>23686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6070">
                <text:p>26070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862">
                <text:p>2786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004">
                <text:p>29004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472">
                <text:p>29472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34">
                <text:p>2923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8302">
                <text:p>28302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6724">
                <text:p>26724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506">
                <text:p>24506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736">
                <text:p>2173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524">
                <text:p>18524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886">
                <text:p>1488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950">
                <text:p>1095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876">
                <text:p>687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42">
                <text:p>2742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372">
                <text:p>-137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5314">
                <text:p>-5314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8980">
                <text:p>-8980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2272">
                <text:p>-12272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5134">
                <text:p>-15134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7494">
                <text:p>-1749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9312">
                <text:p>-1931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20516">
                <text:p>-2051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21160">
                <text:p>-2116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21166">
                <text:p>-2116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20660">
                <text:p>-2066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9642">
                <text:p>-1964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8138">
                <text:p>-1813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6234">
                <text:p>-1623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4044">
                <text:p>-1404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650">
                <text:p>-1165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9136">
                <text:p>-913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6600">
                <text:p>-66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4122">
                <text:p>-41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812">
                <text:p>-181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68">
                <text:p>2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26">
                <text:p>20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430">
                <text:p>343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426">
                <text:p>442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6">
                <text:p>499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142">
                <text:p>5142</text:p>
              </table:table-cell>
              <table:table-cell office:value-type="float" office:value="-13306">
                <text:p>-1330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896">
                <text:p>4896</text:p>
              </table:table-cell>
              <table:table-cell office:value-type="float" office:value="-13382">
                <text:p>-1338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228">
                <text:p>4228</text:p>
              </table:table-cell>
              <table:table-cell office:value-type="float" office:value="-13424">
                <text:p>-134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240">
                <text:p>3240</text:p>
              </table:table-cell>
              <table:table-cell office:value-type="float" office:value="-13472">
                <text:p>-1347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50">
                <text:p>1950</text:p>
              </table:table-cell>
              <table:table-cell office:value-type="float" office:value="-13548">
                <text:p>-1354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66">
                <text:p>466</text:p>
              </table:table-cell>
              <table:table-cell office:value-type="float" office:value="-13620">
                <text:p>-1362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178">
                <text:p>-1178</text:p>
              </table:table-cell>
              <table:table-cell office:value-type="float" office:value="-13680">
                <text:p>-1368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2840">
                <text:p>-2840</text:p>
              </table:table-cell>
              <table:table-cell office:value-type="float" office:value="-13740">
                <text:p>-1374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4486">
                <text:p>-4486</text:p>
              </table:table-cell>
              <table:table-cell office:value-type="float" office:value="-13794">
                <text:p>-1379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6020">
                <text:p>-6020</text:p>
              </table:table-cell>
              <table:table-cell office:value-type="float" office:value="-13886">
                <text:p>-138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7322">
                <text:p>-7322</text:p>
              </table:table-cell>
              <table:table-cell office:value-type="float" office:value="-13910">
                <text:p>-1391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8352">
                <text:p>-8352</text:p>
              </table:table-cell>
              <table:table-cell office:value-type="float" office:value="-13972">
                <text:p>-1397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9066">
                <text:p>-9066</text:p>
              </table:table-cell>
              <table:table-cell office:value-type="float" office:value="-14054">
                <text:p>-1405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9364">
                <text:p>-9364</text:p>
              </table:table-cell>
              <table:table-cell office:value-type="float" office:value="-14102">
                <text:p>-1410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9210">
                <text:p>-9210</text:p>
              </table:table-cell>
              <table:table-cell office:value-type="float" office:value="-14170">
                <text:p>-1417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8594">
                <text:p>-8594</text:p>
              </table:table-cell>
              <table:table-cell office:value-type="float" office:value="-14224">
                <text:p>-1422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502">
                <text:p>-7502</text:p>
              </table:table-cell>
              <table:table-cell office:value-type="float" office:value="-14318">
                <text:p>-1431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5992">
                <text:p>-5992</text:p>
              </table:table-cell>
              <table:table-cell office:value-type="float" office:value="-14354">
                <text:p>-1435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4010">
                <text:p>-4010</text:p>
              </table:table-cell>
              <table:table-cell office:value-type="float" office:value="-14446">
                <text:p>-1444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712">
                <text:p>-1712</text:p>
              </table:table-cell>
              <table:table-cell office:value-type="float" office:value="-14458">
                <text:p>-1445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86">
                <text:p>986</text:p>
              </table:table-cell>
              <table:table-cell office:value-type="float" office:value="-14558">
                <text:p>-145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862">
                <text:p>3862</text:p>
              </table:table-cell>
              <table:table-cell office:value-type="float" office:value="-14562">
                <text:p>-145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18">
                <text:p>6918</text:p>
              </table:table-cell>
              <table:table-cell office:value-type="float" office:value="-14688">
                <text:p>-1468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962">
                <text:p>9962</text:p>
              </table:table-cell>
              <table:table-cell office:value-type="float" office:value="-14682">
                <text:p>-146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95cm" svg:y="0.316cm" chart:style-name="ch2">
          <text:p>FFT Result</text:p>
        </chart:title>
        <chart:legend chart:legend-position="end" svg:x="13.111cm" svg:y="3.946cm" style:legend-expansion="high" chart:style-name="ch3"/>
        <chart:plot-area chart:style-name="ch4" table:cell-range-address="log.B1049:log.C2073" chart:data-source-has-labels="row" svg:x="0.32cm" svg:y="1.301cm" svg:width="12.471cm" svg:height="7.519cm">
          <chartooo:coordinate-region svg:x="2.222cm" svg:y="1.503cm" svg:width="10.569cm" svg:height="7.1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g.B1050:log.B2073" chart:label-cell-address="log.B1049:log.B1049" chart:class="chart:line">
            <chart:data-point chart:repeated="1024"/>
          </chart:series>
          <chart:series chart:style-name="ch8" chart:values-cell-range-address="log.C1050:log.C2073" chart:label-cell-address="log.C1049:log.C1049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part</text:p>
                <draw:g>
                  <svg:desc>log.B1049:log.B1049</svg:desc>
                </draw:g>
              </table:table-cell>
              <table:table-cell office:value-type="string">
                <text:p> imag part</text:p>
                <draw:g>
                  <svg:desc>log.C1049:log.C10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24">
                <text:p>-1024</text:p>
                <draw:g>
                  <svg:desc>log.B1050:log.B2073</svg:desc>
                </draw:g>
              </table:table-cell>
              <table:table-cell office:value-type="float" office:value="-1785856">
                <text:p>-1785856</text:p>
                <draw:g>
                  <svg:desc>log.C1050:log.C20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552">
                <text:p>-23552</text:p>
              </table:table-cell>
              <table:table-cell office:value-type="float" office:value="-141312">
                <text:p>-141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9664">
                <text:p>-49664</text:p>
              </table:table-cell>
              <table:table-cell office:value-type="float" office:value="-147968">
                <text:p>-147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3184">
                <text:p>-93184</text:p>
              </table:table-cell>
              <table:table-cell office:value-type="float" office:value="-163328">
                <text:p>-163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8144">
                <text:p>-198144</text:p>
              </table:table-cell>
              <table:table-cell office:value-type="float" office:value="-206336">
                <text:p>-206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27680">
                <text:p>-1927680</text:p>
              </table:table-cell>
              <table:table-cell office:value-type="float" office:value="-924160">
                <text:p>-9241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1392">
                <text:p>251392</text:p>
              </table:table-cell>
              <table:table-cell office:value-type="float" office:value="-25088">
                <text:p>-25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768">
                <text:p>96768</text:p>
              </table:table-cell>
              <table:table-cell office:value-type="float" office:value="-96256">
                <text:p>-96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97728">
                <text:p>2697728</text:p>
              </table:table-cell>
              <table:table-cell office:value-type="float" office:value="-74240">
                <text:p>-742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4272">
                <text:p>-54272</text:p>
              </table:table-cell>
              <table:table-cell office:value-type="float" office:value="-211968">
                <text:p>-211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23104">
                <text:p>-623104</text:p>
              </table:table-cell>
              <table:table-cell office:value-type="float" office:value="-776192">
                <text:p>-776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752">
                <text:p>266752</text:p>
              </table:table-cell>
              <table:table-cell office:value-type="float" office:value="113664">
                <text:p>113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096">
                <text:p>132096</text:p>
              </table:table-cell>
              <table:table-cell office:value-type="float" office:value="-26624">
                <text:p>-26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944">
                <text:p>82944</text:p>
              </table:table-cell>
              <table:table-cell office:value-type="float" office:value="-88576">
                <text:p>-88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424">
                <text:p>39424</text:p>
              </table:table-cell>
              <table:table-cell office:value-type="float" office:value="-168448">
                <text:p>-168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3120">
                <text:p>-133120</text:p>
              </table:table-cell>
              <table:table-cell office:value-type="float" office:value="-570880">
                <text:p>-570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3952">
                <text:p>1533952</text:p>
              </table:table-cell>
              <table:table-cell office:value-type="float" office:value="303104">
                <text:p>303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30080">
                <text:p>6830080</text:p>
              </table:table-cell>
              <table:table-cell office:value-type="float" office:value="40448">
                <text:p>40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280">
                <text:p>97280</text:p>
              </table:table-cell>
              <table:table-cell office:value-type="float" office:value="-28672">
                <text:p>-28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016">
                <text:p>86016</text:p>
              </table:table-cell>
              <table:table-cell office:value-type="float" office:value="-99840">
                <text:p>-998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872">
                <text:p>79872</text:p>
              </table:table-cell>
              <table:table-cell office:value-type="float" office:value="-355840">
                <text:p>-3558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288">
                <text:p>76288</text:p>
              </table:table-cell>
              <table:table-cell office:value-type="float" office:value="310272">
                <text:p>310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264">
                <text:p>75264</text:p>
              </table:table-cell>
              <table:table-cell office:value-type="float" office:value="81408">
                <text:p>81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336">
                <text:p>78336</text:p>
              </table:table-cell>
              <table:table-cell office:value-type="float" office:value="18944">
                <text:p>18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6896">
                <text:p>976896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264">
                <text:p>139264</text:p>
              </table:table-cell>
              <table:table-cell office:value-type="float" office:value="-174080">
                <text:p>-1740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7072">
                <text:p>-67072</text:p>
              </table:table-cell>
              <table:table-cell office:value-type="float" office:value="312320">
                <text:p>3123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040">
                <text:p>23040</text:p>
              </table:table-cell>
              <table:table-cell office:value-type="float" office:value="88064">
                <text:p>88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008">
                <text:p>43008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440">
                <text:p>6144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4176">
                <text:p>114176</text:p>
              </table:table-cell>
              <table:table-cell office:value-type="float" office:value="-8441856">
                <text:p>-84418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0464">
                <text:p>-190464</text:p>
              </table:table-cell>
              <table:table-cell office:value-type="float" office:value="244736">
                <text:p>24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240">
                <text:p>650240</text:p>
              </table:table-cell>
              <table:table-cell office:value-type="float" office:value="131072">
                <text:p>131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28">
                <text:p>9728</text:p>
              </table:table-cell>
              <table:table-cell office:value-type="float" office:value="37888">
                <text:p>37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112">
                <text:p>26112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368">
                <text:p>5836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61632">
                <text:p>-261632</text:p>
              </table:table-cell>
              <table:table-cell office:value-type="float" office:value="130560">
                <text:p>1305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6112">
                <text:p>-26112</text:p>
              </table:table-cell>
              <table:table-cell office:value-type="float" office:value="29184">
                <text:p>29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680">
                <text:p>-7680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2">
                <text:p>512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0672">
                <text:p>540672</text:p>
              </table:table-cell>
              <table:table-cell office:value-type="float" office:value="73728">
                <text:p>73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67264">
                <text:p>-26726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240">
                <text:p>-1024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144">
                <text:p>-6144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168">
                <text:p>-7168</text:p>
              </table:table-cell>
              <table:table-cell office:value-type="float" office:value="-6144">
                <text:p>-6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824">
                <text:p>-13824</text:p>
              </table:table-cell>
              <table:table-cell office:value-type="float" office:value="-12288">
                <text:p>-12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15552">
                <text:p>-215552</text:p>
              </table:table-cell>
              <table:table-cell office:value-type="float" office:value="-98304">
                <text:p>-98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80">
                <text:p>20480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0560">
                <text:p>450560</text:p>
              </table:table-cell>
              <table:table-cell office:value-type="float" office:value="53248">
                <text:p>53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6">
                <text:p>1536</text:p>
              </table:table-cell>
              <table:table-cell office:value-type="float" office:value="-19968">
                <text:p>-19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240">
                <text:p>-10240</text:p>
              </table:table-cell>
              <table:table-cell office:value-type="float" office:value="-33280">
                <text:p>-332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536">
                <text:p>-129536</text:p>
              </table:table-cell>
              <table:table-cell office:value-type="float" office:value="-155136">
                <text:p>-155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592">
                <text:p>46592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00">
                <text:p>25600</text:p>
              </table:table-cell>
              <table:table-cell office:value-type="float" office:value="-6656">
                <text:p>-6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896">
                <text:p>16896</text:p>
              </table:table-cell>
              <table:table-cell office:value-type="float" office:value="-20480">
                <text:p>-204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92">
                <text:p>8192</text:p>
              </table:table-cell>
              <table:table-cell office:value-type="float" office:value="-41472">
                <text:p>-414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6896">
                <text:p>336896</text:p>
              </table:table-cell>
              <table:table-cell office:value-type="float" office:value="-95232">
                <text:p>-95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688">
                <text:p>50688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768">
                <text:p>32768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160">
                <text:p>28160</text:p>
              </table:table-cell>
              <table:table-cell office:value-type="float" office:value="-9728">
                <text:p>-97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600">
                <text:p>25600</text:p>
              </table:table-cell>
              <table:table-cell office:value-type="float" office:value="-32768">
                <text:p>-32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600">
                <text:p>25600</text:p>
              </table:table-cell>
              <table:table-cell office:value-type="float" office:value="-126464">
                <text:p>-126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088">
                <text:p>25088</text:p>
              </table:table-cell>
              <table:table-cell office:value-type="float" office:value="96256">
                <text:p>96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112">
                <text:p>26112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7888">
                <text:p>357888</text:p>
              </table:table-cell>
              <table:table-cell office:value-type="float" office:value="71168">
                <text:p>711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92">
                <text:p>33792</text:p>
              </table:table-cell>
              <table:table-cell office:value-type="float" office:value="-14336">
                <text:p>-143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832">
                <text:p>56832</text:p>
              </table:table-cell>
              <table:table-cell office:value-type="float" office:value="-74240">
                <text:p>-742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528">
                <text:p>-22528</text:p>
              </table:table-cell>
              <table:table-cell office:value-type="float" office:value="115200">
                <text:p>1152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40">
                <text:p>10240</text:p>
              </table:table-cell>
              <table:table-cell office:value-type="float" office:value="35328">
                <text:p>35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944">
                <text:p>18944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160">
                <text:p>2816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296">
                <text:p>55296</text:p>
              </table:table-cell>
              <table:table-cell office:value-type="float" office:value="-27648">
                <text:p>-276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4528">
                <text:p>214528</text:p>
              </table:table-cell>
              <table:table-cell office:value-type="float" office:value="168448">
                <text:p>1684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144">
                <text:p>-6144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32">
                <text:p>5632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48">
                <text:p>14848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304">
                <text:p>343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19296">
                <text:p>-119296</text:p>
              </table:table-cell>
              <table:table-cell office:value-type="float" office:value="61952">
                <text:p>619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848">
                <text:p>-14848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584">
                <text:p>-3584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3680">
                <text:p>263680</text:p>
              </table:table-cell>
              <table:table-cell office:value-type="float" office:value="74240">
                <text:p>74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40">
                <text:p>1024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34144">
                <text:p>-13414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28">
                <text:p>-9728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608">
                <text:p>-460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072">
                <text:p>-307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608">
                <text:p>-4608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6736">
                <text:p>-116736</text:p>
              </table:table-cell>
              <table:table-cell office:value-type="float" office:value="-51200">
                <text:p>-512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2176">
                <text:p>242176</text:p>
              </table:table-cell>
              <table:table-cell office:value-type="float" office:value="63488">
                <text:p>634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48">
                <text:p>2048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12">
                <text:p>-512</text:p>
              </table:table-cell>
              <table:table-cell office:value-type="float" office:value="-8704">
                <text:p>-87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632">
                <text:p>-5632</text:p>
              </table:table-cell>
              <table:table-cell office:value-type="float" office:value="-15360">
                <text:p>-153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6288">
                <text:p>-76288</text:p>
              </table:table-cell>
              <table:table-cell office:value-type="float" office:value="-87552">
                <text:p>-875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480">
                <text:p>20480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776">
                <text:p>11776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192">
                <text:p>8192</text:p>
              </table:table-cell>
              <table:table-cell office:value-type="float" office:value="-11264">
                <text:p>-1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9648">
                <text:p>219648</text:p>
              </table:table-cell>
              <table:table-cell office:value-type="float" office:value="42496">
                <text:p>42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6624">
                <text:p>-26624</text:p>
              </table:table-cell>
              <table:table-cell office:value-type="float" office:value="-97280">
                <text:p>-972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12">
                <text:p>26112</text:p>
              </table:table-cell>
              <table:table-cell office:value-type="float" office:value="28672">
                <text:p>28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408">
                <text:p>1740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360">
                <text:p>15360</text:p>
              </table:table-cell>
              <table:table-cell office:value-type="float" office:value="-6656">
                <text:p>-6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848">
                <text:p>14848</text:p>
              </table:table-cell>
              <table:table-cell office:value-type="float" office:value="-19968">
                <text:p>-199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848">
                <text:p>14848</text:p>
              </table:table-cell>
              <table:table-cell office:value-type="float" office:value="-81920">
                <text:p>-819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48">
                <text:p>14848</text:p>
              </table:table-cell>
              <table:table-cell office:value-type="float" office:value="52224">
                <text:p>52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016">
                <text:p>214016</text:p>
              </table:table-cell>
              <table:table-cell office:value-type="float" office:value="80384">
                <text:p>803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408">
                <text:p>1740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992">
                <text:p>20992</text:p>
              </table:table-cell>
              <table:table-cell office:value-type="float" office:value="-10240">
                <text:p>-102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376">
                <text:p>37376</text:p>
              </table:table-cell>
              <table:table-cell office:value-type="float" office:value="-51712">
                <text:p>-517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288">
                <text:p>-12288</text:p>
              </table:table-cell>
              <table:table-cell office:value-type="float" office:value="67584">
                <text:p>67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68">
                <text:p>7168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00">
                <text:p>1280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944">
                <text:p>189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720">
                <text:p>222720</text:p>
              </table:table-cell>
              <table:table-cell office:value-type="float" office:value="44032">
                <text:p>440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6592">
                <text:p>-46592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096">
                <text:p>-4096</text:p>
              </table:table-cell>
              <table:table-cell office:value-type="float" office:value="20992">
                <text:p>209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8">
                <text:p>4608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64">
                <text:p>11264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648">
                <text:p>2764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5776">
                <text:p>-75776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752">
                <text:p>-1075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424">
                <text:p>167424</text:p>
              </table:table-cell>
              <table:table-cell office:value-type="float" office:value="74752">
                <text:p>747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60">
                <text:p>2560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2">
                <text:p>10752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9088">
                <text:p>-8908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216">
                <text:p>-9216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096">
                <text:p>-409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560">
                <text:p>-256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24">
                <text:p>-102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312">
                <text:p>77312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24">
                <text:p>-1024</text:p>
              </table:table-cell>
              <table:table-cell office:value-type="float" office:value="-4608">
                <text:p>-4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584">
                <text:p>-3584</text:p>
              </table:table-cell>
              <table:table-cell office:value-type="float" office:value="-8704">
                <text:p>-8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5296">
                <text:p>-55296</text:p>
              </table:table-cell>
              <table:table-cell office:value-type="float" office:value="-61440">
                <text:p>-614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52">
                <text:p>1075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44">
                <text:p>6144</text:p>
              </table:table-cell>
              <table:table-cell office:value-type="float" office:value="-3072">
                <text:p>-3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064">
                <text:p>152064</text:p>
              </table:table-cell>
              <table:table-cell office:value-type="float" office:value="58368">
                <text:p>583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48">
                <text:p>2048</text:p>
              </table:table-cell>
              <table:table-cell office:value-type="float" office:value="-14848">
                <text:p>-148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1504">
                <text:p>-21504</text:p>
              </table:table-cell>
              <table:table-cell office:value-type="float" office:value="-71168">
                <text:p>-711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64">
                <text:p>112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240">
                <text:p>10240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40">
                <text:p>10240</text:p>
              </table:table-cell>
              <table:table-cell office:value-type="float" office:value="-14336">
                <text:p>-143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40">
                <text:p>10240</text:p>
              </table:table-cell>
              <table:table-cell office:value-type="float" office:value="-62976">
                <text:p>-629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992">
                <text:p>148992</text:p>
              </table:table-cell>
              <table:table-cell office:value-type="float" office:value="99840">
                <text:p>998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64">
                <text:p>11264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288">
                <text:p>1228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872">
                <text:p>15872</text:p>
              </table:table-cell>
              <table:table-cell office:value-type="float" office:value="-7680">
                <text:p>-76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184">
                <text:p>29184</text:p>
              </table:table-cell>
              <table:table-cell office:value-type="float" office:value="-41984">
                <text:p>-419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680">
                <text:p>-7680</text:p>
              </table:table-cell>
              <table:table-cell office:value-type="float" office:value="46080">
                <text:p>460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32">
                <text:p>5632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728">
                <text:p>9728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5408">
                <text:p>145408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768">
                <text:p>32768</text:p>
              </table:table-cell>
              <table:table-cell office:value-type="float" office:value="-18432">
                <text:p>-184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1744">
                <text:p>-31744</text:p>
              </table:table-cell>
              <table:table-cell office:value-type="float" office:value="46080">
                <text:p>460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60">
                <text:p>-2560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96">
                <text:p>4096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28">
                <text:p>9728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576">
                <text:p>24576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4784">
                <text:p>-54784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4176">
                <text:p>114176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024">
                <text:p>-1024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72">
                <text:p>3072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64">
                <text:p>11264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6560">
                <text:p>-6656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704">
                <text:p>-870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096">
                <text:p>-4096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024">
                <text:p>-102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736">
                <text:p>116736</text:p>
              </table:table-cell>
              <table:table-cell office:value-type="float" office:value="68096">
                <text:p>68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62976">
                <text:p>-62976</text:p>
              </table:table-cell>
              <table:table-cell office:value-type="float" office:value="-25088">
                <text:p>-250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072">
                <text:p>-307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536">
                <text:p>-1536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536">
                <text:p>-153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048">
                <text:p>-2048</text:p>
              </table:table-cell>
              <table:table-cell office:value-type="float" office:value="-4608">
                <text:p>-4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4544">
                <text:p>-44544</text:p>
              </table:table-cell>
              <table:table-cell office:value-type="float" office:value="-48128">
                <text:p>-481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20">
                <text:p>51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640">
                <text:p>112640</text:p>
              </table:table-cell>
              <table:table-cell office:value-type="float" office:value="62976">
                <text:p>629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60">
                <text:p>2560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4">
                <text:p>1024</text:p>
              </table:table-cell>
              <table:table-cell office:value-type="float" office:value="-10240">
                <text:p>-102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432">
                <text:p>-18432</text:p>
              </table:table-cell>
              <table:table-cell office:value-type="float" office:value="-57856">
                <text:p>-57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752">
                <text:p>1075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80">
                <text:p>768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68">
                <text:p>7168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656">
                <text:p>6656</text:p>
              </table:table-cell>
              <table:table-cell office:value-type="float" office:value="-11264">
                <text:p>-112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0592">
                <text:p>11059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80">
                <text:p>7680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04">
                <text:p>8704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28">
                <text:p>972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288">
                <text:p>12288</text:p>
              </table:table-cell>
              <table:table-cell office:value-type="float" office:value="-6656">
                <text:p>-66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064">
                <text:p>24064</text:p>
              </table:table-cell>
              <table:table-cell office:value-type="float" office:value="-36352">
                <text:p>-363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608">
                <text:p>-4608</text:p>
              </table:table-cell>
              <table:table-cell office:value-type="float" office:value="33792">
                <text:p>337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608">
                <text:p>4608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6496">
                <text:p>106496</text:p>
              </table:table-cell>
              <table:table-cell office:value-type="float" office:value="71168">
                <text:p>711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672">
                <text:p>28672</text:p>
              </table:table-cell>
              <table:table-cell office:value-type="float" office:value="-16896">
                <text:p>-168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4064">
                <text:p>-24064</text:p>
              </table:table-cell>
              <table:table-cell office:value-type="float" office:value="35328">
                <text:p>353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048">
                <text:p>-2048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84">
                <text:p>358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216">
                <text:p>921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040">
                <text:p>2304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176">
                <text:p>50176</text:p>
              </table:table-cell>
              <table:table-cell office:value-type="float" office:value="90624">
                <text:p>906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168">
                <text:p>-7168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024">
                <text:p>-1024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72">
                <text:p>3072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288">
                <text:p>1228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3760">
                <text:p>-5376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192">
                <text:p>-819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584">
                <text:p>-358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552">
                <text:p>87552</text:p>
              </table:table-cell>
              <table:table-cell office:value-type="float" office:value="69120">
                <text:p>691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60">
                <text:p>256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2224">
                <text:p>-52224</text:p>
              </table:table-cell>
              <table:table-cell office:value-type="float" office:value="-19456">
                <text:p>-194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096">
                <text:p>-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048">
                <text:p>-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536">
                <text:p>-153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536">
                <text:p>-153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8400">
                <text:p>-38400</text:p>
              </table:table-cell>
              <table:table-cell office:value-type="float" office:value="-39424">
                <text:p>-394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016">
                <text:p>86016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36">
                <text:p>1536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24">
                <text:p>1024</text:p>
              </table:table-cell>
              <table:table-cell office:value-type="float" office:value="-3584">
                <text:p>-35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2">
                <text:p>512</text:p>
              </table:table-cell>
              <table:table-cell office:value-type="float" office:value="-7168">
                <text:p>-71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6896">
                <text:p>-16896</text:p>
              </table:table-cell>
              <table:table-cell office:value-type="float" office:value="-49152">
                <text:p>-491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68">
                <text:p>7168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20">
                <text:p>512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120">
                <text:p>5120</text:p>
              </table:table-cell>
              <table:table-cell office:value-type="float" office:value="-3072">
                <text:p>-3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992">
                <text:p>84992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20">
                <text:p>5120</text:p>
              </table:table-cell>
              <table:table-cell office:value-type="float" office:value="-46080">
                <text:p>-460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44">
                <text:p>6144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656">
                <text:p>665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680">
                <text:p>7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728">
                <text:p>9728</text:p>
              </table:table-cell>
              <table:table-cell office:value-type="float" office:value="-6144">
                <text:p>-61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992">
                <text:p>20992</text:p>
              </table:table-cell>
              <table:table-cell office:value-type="float" office:value="-33280">
                <text:p>-332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072">
                <text:p>-3072</text:p>
              </table:table-cell>
              <table:table-cell office:value-type="float" office:value="26112">
                <text:p>26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872">
                <text:p>79872</text:p>
              </table:table-cell>
              <table:table-cell office:value-type="float" office:value="75264">
                <text:p>752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168">
                <text:p>716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64">
                <text:p>1126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624">
                <text:p>26624</text:p>
              </table:table-cell>
              <table:table-cell office:value-type="float" office:value="-16384">
                <text:p>-163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8432">
                <text:p>-18432</text:p>
              </table:table-cell>
              <table:table-cell office:value-type="float" office:value="28160">
                <text:p>281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024">
                <text:p>-1024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84">
                <text:p>3584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192">
                <text:p>819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4720">
                <text:p>94720</text:p>
              </table:table-cell>
              <table:table-cell office:value-type="float" office:value="63488">
                <text:p>634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4304">
                <text:p>-34304</text:p>
              </table:table-cell>
              <table:table-cell office:value-type="float" office:value="20992">
                <text:p>209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6144">
                <text:p>-6144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12">
                <text:p>-512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84">
                <text:p>3584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312">
                <text:p>1331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4544">
                <text:p>-4454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680">
                <text:p>-768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536">
                <text:p>65536</text:p>
              </table:table-cell>
              <table:table-cell office:value-type="float" office:value="69632">
                <text:p>696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84">
                <text:p>358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4544">
                <text:p>-44544</text:p>
              </table:table-cell>
              <table:table-cell office:value-type="float" office:value="-15872">
                <text:p>-158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120">
                <text:p>-51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072">
                <text:p>-307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536">
                <text:p>-153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24">
                <text:p>-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744">
                <text:p>31744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2">
                <text:p>51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5360">
                <text:p>-15360</text:p>
              </table:table-cell>
              <table:table-cell office:value-type="float" office:value="-43008">
                <text:p>-430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08">
                <text:p>460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96">
                <text:p>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048">
                <text:p>66048</text:p>
              </table:table-cell>
              <table:table-cell office:value-type="float" office:value="62976">
                <text:p>629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96">
                <text:p>4096</text:p>
              </table:table-cell>
              <table:table-cell office:value-type="float" office:value="-7168">
                <text:p>-71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96">
                <text:p>4096</text:p>
              </table:table-cell>
              <table:table-cell office:value-type="float" office:value="-41984">
                <text:p>-419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120">
                <text:p>5120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32">
                <text:p>5632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44">
                <text:p>614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92">
                <text:p>8192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944">
                <text:p>18944</text:p>
              </table:table-cell>
              <table:table-cell office:value-type="float" office:value="-30720">
                <text:p>-307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344">
                <text:p>57344</text:p>
              </table:table-cell>
              <table:table-cell office:value-type="float" office:value="86016">
                <text:p>860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84">
                <text:p>3584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656">
                <text:p>6656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240">
                <text:p>1024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088">
                <text:p>25088</text:p>
              </table:table-cell>
              <table:table-cell office:value-type="float" office:value="-16384">
                <text:p>-163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4336">
                <text:p>-14336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12">
                <text:p>-512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84">
                <text:p>3584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024">
                <text:p>65024</text:p>
              </table:table-cell>
              <table:table-cell office:value-type="float" office:value="69120">
                <text:p>691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016">
                <text:p>22016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8160">
                <text:p>-28160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5120">
                <text:p>-5120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96">
                <text:p>4096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824">
                <text:p>1382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7888">
                <text:p>-3788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592">
                <text:p>46592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560">
                <text:p>-256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2">
                <text:p>51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20">
                <text:p>512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9424">
                <text:p>-39424</text:p>
              </table:table-cell>
              <table:table-cell office:value-type="float" office:value="-13312">
                <text:p>-133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144">
                <text:p>-61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072">
                <text:p>-307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536">
                <text:p>-153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1200">
                <text:p>51200</text:p>
              </table:table-cell>
              <table:table-cell office:value-type="float" office:value="67584">
                <text:p>675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0720">
                <text:p>-30720</text:p>
              </table:table-cell>
              <table:table-cell office:value-type="float" office:value="-29696">
                <text:p>-296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536">
                <text:p>-1536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24">
                <text:p>-10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512">
                <text:p>-512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12">
                <text:p>-512</text:p>
              </table:table-cell>
              <table:table-cell office:value-type="float" office:value="-3072">
                <text:p>-30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4848">
                <text:p>-14848</text:p>
              </table:table-cell>
              <table:table-cell office:value-type="float" office:value="-38912">
                <text:p>-389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72">
                <text:p>307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200">
                <text:p>51200</text:p>
              </table:table-cell>
              <table:table-cell office:value-type="float" office:value="65024">
                <text:p>650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60">
                <text:p>2560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2">
                <text:p>3072</text:p>
              </table:table-cell>
              <table:table-cell office:value-type="float" office:value="-5632">
                <text:p>-56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2">
                <text:p>3072</text:p>
              </table:table-cell>
              <table:table-cell office:value-type="float" office:value="-38912">
                <text:p>-389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84">
                <text:p>358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96">
                <text:p>409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632">
                <text:p>563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168">
                <text:p>7168</text:p>
              </table:table-cell>
              <table:table-cell office:value-type="float" office:value="-4608">
                <text:p>-46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488">
                <text:p>63488</text:p>
              </table:table-cell>
              <table:table-cell office:value-type="float" office:value="35840">
                <text:p>358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024">
                <text:p>-1024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72">
                <text:p>3072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632">
                <text:p>5632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704">
                <text:p>870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064">
                <text:p>24064</text:p>
              </table:table-cell>
              <table:table-cell office:value-type="float" office:value="-15872">
                <text:p>-158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1776">
                <text:p>-11776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512">
                <text:p>-512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104">
                <text:p>47104</text:p>
              </table:table-cell>
              <table:table-cell office:value-type="float" office:value="71168">
                <text:p>711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680">
                <text:p>768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016">
                <text:p>22016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4064">
                <text:p>-24064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608">
                <text:p>-4608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08">
                <text:p>4608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848">
                <text:p>1484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192">
                <text:p>8192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7168">
                <text:p>-716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560">
                <text:p>-256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2">
                <text:p>51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144">
                <text:p>6144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5328">
                <text:p>-35328</text:p>
              </table:table-cell>
              <table:table-cell office:value-type="float" office:value="-11264">
                <text:p>-112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144">
                <text:p>-61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072">
                <text:p>-307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888">
                <text:p>37888</text:p>
              </table:table-cell>
              <table:table-cell office:value-type="float" office:value="67584">
                <text:p>675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2">
                <text:p>51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8672">
                <text:p>-28672</text:p>
              </table:table-cell>
              <table:table-cell office:value-type="float" office:value="-26112">
                <text:p>-261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560">
                <text:p>-256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536">
                <text:p>-153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024">
                <text:p>-102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512">
                <text:p>-512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4336">
                <text:p>-14336</text:p>
              </table:table-cell>
              <table:table-cell office:value-type="float" office:value="-36352">
                <text:p>-363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400">
                <text:p>38400</text:p>
              </table:table-cell>
              <table:table-cell office:value-type="float" office:value="66048">
                <text:p>660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36">
                <text:p>1536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36">
                <text:p>153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48">
                <text:p>2048</text:p>
              </table:table-cell>
              <table:table-cell office:value-type="float" office:value="-4608">
                <text:p>-46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8">
                <text:p>2048</text:p>
              </table:table-cell>
              <table:table-cell office:value-type="float" office:value="-36864">
                <text:p>-368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60">
                <text:p>256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72">
                <text:p>307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08">
                <text:p>460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960">
                <text:p>40960</text:p>
              </table:table-cell>
              <table:table-cell office:value-type="float" office:value="60928">
                <text:p>609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384">
                <text:p>16384</text:p>
              </table:table-cell>
              <table:table-cell office:value-type="float" office:value="-29184">
                <text:p>-291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512">
                <text:p>-512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2">
                <text:p>3072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120">
                <text:p>512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192">
                <text:p>8192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040">
                <text:p>23040</text:p>
              </table:table-cell>
              <table:table-cell office:value-type="float" office:value="-16384">
                <text:p>-163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9728">
                <text:p>-9728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768">
                <text:p>32768</text:p>
              </table:table-cell>
              <table:table-cell office:value-type="float" office:value="73216">
                <text:p>732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84">
                <text:p>358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80">
                <text:p>768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528">
                <text:p>22528</text:p>
              </table:table-cell>
              <table:table-cell office:value-type="float" office:value="-3584">
                <text:p>-35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0480">
                <text:p>-20480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4096">
                <text:p>-4096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2">
                <text:p>512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08">
                <text:p>4608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592">
                <text:p>46592</text:p>
              </table:table-cell>
              <table:table-cell office:value-type="float" office:value="70656">
                <text:p>706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9696">
                <text:p>-2969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656">
                <text:p>-665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560">
                <text:p>-256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24">
                <text:p>102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168">
                <text:p>7168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2256">
                <text:p>-32256</text:p>
              </table:table-cell>
              <table:table-cell office:value-type="float" office:value="-9216">
                <text:p>-92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656">
                <text:p>-66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600">
                <text:p>25600</text:p>
              </table:table-cell>
              <table:table-cell office:value-type="float" office:value="67584">
                <text:p>675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536">
                <text:p>-153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36">
                <text:p>153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6624">
                <text:p>-26624</text:p>
              </table:table-cell>
              <table:table-cell office:value-type="float" office:value="-24064">
                <text:p>-240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4096">
                <text:p>-4096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048">
                <text:p>-204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24">
                <text:p>-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024">
                <text:p>-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312">
                <text:p>13312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12">
                <text:p>51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24">
                <text:p>1024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24">
                <text:p>1024</text:p>
              </table:table-cell>
              <table:table-cell office:value-type="float" office:value="-3584">
                <text:p>-35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36">
                <text:p>1536</text:p>
              </table:table-cell>
              <table:table-cell office:value-type="float" office:value="-35328">
                <text:p>-353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60">
                <text:p>256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672">
                <text:p>28672</text:p>
              </table:table-cell>
              <table:table-cell office:value-type="float" office:value="65024">
                <text:p>650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20">
                <text:p>5120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360">
                <text:p>15360</text:p>
              </table:table-cell>
              <table:table-cell office:value-type="float" office:value="-28672">
                <text:p>-286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512">
                <text:p>-51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60">
                <text:p>256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608">
                <text:p>460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680">
                <text:p>768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040">
                <text:p>23040</text:p>
              </table:table-cell>
              <table:table-cell office:value-type="float" office:value="-16896">
                <text:p>-168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360">
                <text:p>15360</text:p>
              </table:table-cell>
              <table:table-cell office:value-type="float" office:value="79872">
                <text:p>798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84">
                <text:p>358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168">
                <text:p>716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040">
                <text:p>23040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7920">
                <text:p>-1792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584">
                <text:p>-3584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2">
                <text:p>512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624">
                <text:p>26624</text:p>
              </table:table-cell>
              <table:table-cell office:value-type="float" office:value="70656">
                <text:p>706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896">
                <text:p>1689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6624">
                <text:p>-2662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6656">
                <text:p>-665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048">
                <text:p>-204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24">
                <text:p>1024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04">
                <text:p>8704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9696">
                <text:p>-29696</text:p>
              </table:table-cell>
              <table:table-cell office:value-type="float" office:value="-8192">
                <text:p>-81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800">
                <text:p>12800</text:p>
              </table:table-cell>
              <table:table-cell office:value-type="float" office:value="66560">
                <text:p>665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584">
                <text:p>-358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536">
                <text:p>-1536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36">
                <text:p>153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5600">
                <text:p>-25600</text:p>
              </table:table-cell>
              <table:table-cell office:value-type="float" office:value="-22016">
                <text:p>-220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4608">
                <text:p>-4608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072">
                <text:p>-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536">
                <text:p>-153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408">
                <text:p>17408</text:p>
              </table:table-cell>
              <table:table-cell office:value-type="float" office:value="67072">
                <text:p>670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4336">
                <text:p>-14336</text:p>
              </table:table-cell>
              <table:table-cell office:value-type="float" office:value="-32256">
                <text:p>-322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024">
                <text:p>-1024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12">
                <text:p>-51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2">
                <text:p>512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2">
                <text:p>512</text:p>
              </table:table-cell>
              <table:table-cell office:value-type="float" office:value="-34304">
                <text:p>-343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36">
                <text:p>153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432">
                <text:p>18432</text:p>
              </table:table-cell>
              <table:table-cell office:value-type="float" office:value="66048">
                <text:p>660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60">
                <text:p>256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96">
                <text:p>4096</text:p>
              </table:table-cell>
              <table:table-cell office:value-type="float" office:value="-3584">
                <text:p>-35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336">
                <text:p>14336</text:p>
              </table:table-cell>
              <table:table-cell office:value-type="float" office:value="-28672">
                <text:p>-286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60">
                <text:p>256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96">
                <text:p>409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656">
                <text:p>6656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888">
                <text:p>37888</text:p>
              </table:table-cell>
              <table:table-cell office:value-type="float" office:value="47616">
                <text:p>476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6144">
                <text:p>-6144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12">
                <text:p>512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72">
                <text:p>307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168">
                <text:p>716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552">
                <text:p>23552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5360">
                <text:p>-15360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584">
                <text:p>-3584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824">
                <text:p>13824</text:p>
              </table:table-cell>
              <table:table-cell office:value-type="float" office:value="71168">
                <text:p>711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08">
                <text:p>460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432">
                <text:p>1843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4064">
                <text:p>-2406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6656">
                <text:p>-665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048">
                <text:p>-204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24">
                <text:p>1024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728">
                <text:p>972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6896">
                <text:p>-16896</text:p>
              </table:table-cell>
              <table:table-cell office:value-type="float" office:value="58368">
                <text:p>583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7680">
                <text:p>-768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3584">
                <text:p>-358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536">
                <text:p>-153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72">
                <text:p>3072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4576">
                <text:p>-24576</text:p>
              </table:table-cell>
              <table:table-cell office:value-type="float" office:value="-20480">
                <text:p>-204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5632">
                <text:p>-563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072">
                <text:p>-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680">
                <text:p>7680</text:p>
              </table:table-cell>
              <table:table-cell office:value-type="float" office:value="67072">
                <text:p>670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512">
                <text:p>-512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4336">
                <text:p>-14336</text:p>
              </table:table-cell>
              <table:table-cell office:value-type="float" office:value="-30720">
                <text:p>-3072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048">
                <text:p>-204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024">
                <text:p>-10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12">
                <text:p>-51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-33792">
                <text:p>-337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704">
                <text:p>8704</text:p>
              </table:table-cell>
              <table:table-cell office:value-type="float" office:value="66560">
                <text:p>6656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36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48">
                <text:p>2048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72">
                <text:p>3072</text:p>
              </table:table-cell>
              <table:table-cell office:value-type="float" office:value="-3072">
                <text:p>-30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824">
                <text:p>13824</text:p>
              </table:table-cell>
              <table:table-cell office:value-type="float" office:value="-29184">
                <text:p>-291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48">
                <text:p>2048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84">
                <text:p>35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800">
                <text:p>128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040">
                <text:p>23040</text:p>
              </table:table-cell>
              <table:table-cell office:value-type="float" office:value="-17920">
                <text:p>-1792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120">
                <text:p>-512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12">
                <text:p>512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84">
                <text:p>358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68">
                <text:p>71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576">
                <text:p>24576</text:p>
              </table:table-cell>
              <table:table-cell office:value-type="float" office:value="-5632">
                <text:p>-56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3312">
                <text:p>-1331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48">
                <text:p>2048</text:p>
              </table:table-cell>
              <table:table-cell office:value-type="float" office:value="71680">
                <text:p>716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24">
                <text:p>1024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20">
                <text:p>512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968">
                <text:p>1996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2016">
                <text:p>-2201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6144">
                <text:p>-614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2048">
                <text:p>-204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48">
                <text:p>2048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848">
                <text:p>14848</text:p>
              </table:table-cell>
              <table:table-cell office:value-type="float" office:value="75264">
                <text:p>752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6624">
                <text:p>-26624</text:p>
              </table:table-cell>
              <table:table-cell office:value-type="float" office:value="-6144">
                <text:p>-61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7168">
                <text:p>-71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3584">
                <text:p>-358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024">
                <text:p>-102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84">
                <text:p>358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4064">
                <text:p>-24064</text:p>
              </table:table-cell>
              <table:table-cell office:value-type="float" office:value="-19456">
                <text:p>-194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6144">
                <text:p>-614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048">
                <text:p>-2048</text:p>
              </table:table-cell>
              <table:table-cell office:value-type="float" office:value="66048">
                <text:p>660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560">
                <text:p>-256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024">
                <text:p>-102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4336">
                <text:p>-14336</text:p>
              </table:table-cell>
              <table:table-cell office:value-type="float" office:value="-29696">
                <text:p>-296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3072">
                <text:p>-3072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048">
                <text:p>-2048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536">
                <text:p>-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512">
                <text:p>-51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4">
                <text:p>102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36">
                <text:p>1536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60">
                <text:p>2560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336">
                <text:p>14336</text:p>
              </table:table-cell>
              <table:table-cell office:value-type="float" office:value="-29696">
                <text:p>-296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36">
                <text:p>1536</text:p>
              </table:table-cell>
              <table:table-cell office:value-type="float" office:value="66048">
                <text:p>660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44">
                <text:p>6144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552">
                <text:p>23552</text:p>
              </table:table-cell>
              <table:table-cell office:value-type="float" office:value="-19456">
                <text:p>-194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4096">
                <text:p>-4096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24">
                <text:p>102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168">
                <text:p>71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112">
                <text:p>26112</text:p>
              </table:table-cell>
              <table:table-cell office:value-type="float" office:value="-6144">
                <text:p>-61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5360">
                <text:p>-15360</text:p>
              </table:table-cell>
              <table:table-cell office:value-type="float" office:value="75264">
                <text:p>752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2560">
                <text:p>-256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36">
                <text:p>153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632">
                <text:p>563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504">
                <text:p>2150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9968">
                <text:p>-1996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5632">
                <text:p>-563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536">
                <text:p>-1536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2560">
                <text:p>-2560</text:p>
              </table:table-cell>
              <table:table-cell office:value-type="float" office:value="71680">
                <text:p>716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312">
                <text:p>13312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25088">
                <text:p>-25088</text:p>
              </table:table-cell>
              <table:table-cell office:value-type="float" office:value="-5632">
                <text:p>-56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7680">
                <text:p>-768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3584">
                <text:p>-358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024">
                <text:p>-102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608">
                <text:p>4608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23552">
                <text:p>-23552</text:p>
              </table:table-cell>
              <table:table-cell office:value-type="float" office:value="-18432">
                <text:p>-184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3312">
                <text:p>-13312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096">
                <text:p>-409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2560">
                <text:p>-256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512">
                <text:p>-512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4336">
                <text:p>-14336</text:p>
              </table:table-cell>
              <table:table-cell office:value-type="float" office:value="-28672">
                <text:p>-286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3072">
                <text:p>-3072</text:p>
              </table:table-cell>
              <table:table-cell office:value-type="float" office:value="-3072">
                <text:p>-30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2048">
                <text:p>-2048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536">
                <text:p>-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9216">
                <text:p>-9216</text:p>
              </table:table-cell>
              <table:table-cell office:value-type="float" office:value="66560">
                <text:p>665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024">
                <text:p>-1024</text:p>
              </table:table-cell>
              <table:table-cell office:value-type="float" office:value="-33792">
                <text:p>-337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512">
                <text:p>-51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12">
                <text:p>51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36">
                <text:p>153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824">
                <text:p>13824</text:p>
              </table:table-cell>
              <table:table-cell office:value-type="float" office:value="-30720">
                <text:p>-307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12">
                <text:p>512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8192">
                <text:p>-8192</text:p>
              </table:table-cell>
              <table:table-cell office:value-type="float" office:value="66560">
                <text:p>665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60">
                <text:p>2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120">
                <text:p>512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064">
                <text:p>24064</text:p>
              </table:table-cell>
              <table:table-cell office:value-type="float" office:value="-20480">
                <text:p>-204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3072">
                <text:p>-3072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168">
                <text:p>71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384">
                <text:p>16384</text:p>
              </table:table-cell>
              <table:table-cell office:value-type="float" office:value="58368">
                <text:p>583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0240">
                <text:p>-10240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048">
                <text:p>-2048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36">
                <text:p>153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632">
                <text:p>563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4064">
                <text:p>2406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8944">
                <text:p>-1894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5632">
                <text:p>-563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4336">
                <text:p>-14336</text:p>
              </table:table-cell>
              <table:table-cell office:value-type="float" office:value="71168">
                <text:p>711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60">
                <text:p>2560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360">
                <text:p>15360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24576">
                <text:p>-24576</text:p>
              </table:table-cell>
              <table:table-cell office:value-type="float" office:value="-4608">
                <text:p>-46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7680">
                <text:p>-768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3584">
                <text:p>-358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512">
                <text:p>-512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144">
                <text:p>6144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38400">
                <text:p>-38400</text:p>
              </table:table-cell>
              <table:table-cell office:value-type="float" office:value="48128">
                <text:p>481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7168">
                <text:p>-7168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608">
                <text:p>-460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2560">
                <text:p>-256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512">
                <text:p>-51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4848">
                <text:p>-14848</text:p>
              </table:table-cell>
              <table:table-cell office:value-type="float" office:value="-28672">
                <text:p>-286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608">
                <text:p>-4608</text:p>
              </table:table-cell>
              <table:table-cell office:value-type="float" office:value="-3584">
                <text:p>-35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3072">
                <text:p>-307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8944">
                <text:p>-18944</text:p>
              </table:table-cell>
              <table:table-cell office:value-type="float" office:value="66048">
                <text:p>660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2048">
                <text:p>-204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536">
                <text:p>-1536</text:p>
              </table:table-cell>
              <table:table-cell office:value-type="float" office:value="-34304">
                <text:p>-343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536">
                <text:p>-1536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512">
                <text:p>-51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12">
                <text:p>51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824">
                <text:p>13824</text:p>
              </table:table-cell>
              <table:table-cell office:value-type="float" office:value="-31744">
                <text:p>-317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7920">
                <text:p>-17920</text:p>
              </table:table-cell>
              <table:table-cell office:value-type="float" office:value="67072">
                <text:p>670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96">
                <text:p>4096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088">
                <text:p>25088</text:p>
              </table:table-cell>
              <table:table-cell office:value-type="float" office:value="-22016">
                <text:p>-220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2560">
                <text:p>-256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24">
                <text:p>102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72">
                <text:p>307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3312">
                <text:p>-13312</text:p>
              </table:table-cell>
              <table:table-cell office:value-type="float" office:value="66560">
                <text:p>6656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9696">
                <text:p>29696</text:p>
              </table:table-cell>
              <table:table-cell office:value-type="float" office:value="-8192">
                <text:p>-81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9216">
                <text:p>-9216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536">
                <text:p>-153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36">
                <text:p>153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4">
                <text:p>614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112">
                <text:p>2611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7408">
                <text:p>-1740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26624">
                <text:p>-26624</text:p>
              </table:table-cell>
              <table:table-cell office:value-type="float" office:value="70656">
                <text:p>706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024">
                <text:p>-1024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584">
                <text:p>3584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408">
                <text:p>17408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23552">
                <text:p>-23552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7680">
                <text:p>-768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4096">
                <text:p>-409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512">
                <text:p>-512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6384">
                <text:p>-16384</text:p>
              </table:table-cell>
              <table:table-cell office:value-type="float" office:value="79360">
                <text:p>7936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23552">
                <text:p>-23552</text:p>
              </table:table-cell>
              <table:table-cell office:value-type="float" office:value="-16896">
                <text:p>-168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8192">
                <text:p>-8192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5120">
                <text:p>-512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072">
                <text:p>-307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5360">
                <text:p>-15360</text:p>
              </table:table-cell>
              <table:table-cell office:value-type="float" office:value="-28672">
                <text:p>-2867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5632">
                <text:p>-5632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29184">
                <text:p>-29184</text:p>
              </table:table-cell>
              <table:table-cell office:value-type="float" office:value="65024">
                <text:p>650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584">
                <text:p>-358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2560">
                <text:p>-256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2048">
                <text:p>-2048</text:p>
              </table:table-cell>
              <table:table-cell office:value-type="float" office:value="-35328">
                <text:p>-353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536">
                <text:p>-1536</text:p>
              </table:table-cell>
              <table:table-cell office:value-type="float" office:value="-3584">
                <text:p>-35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024">
                <text:p>-1024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024">
                <text:p>-10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512">
                <text:p>-51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3312">
                <text:p>-13312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36">
                <text:p>153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072">
                <text:p>3072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6624">
                <text:p>26624</text:p>
              </table:table-cell>
              <table:table-cell office:value-type="float" office:value="-24064">
                <text:p>-240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2048">
                <text:p>-204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24">
                <text:p>102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26112">
                <text:p>-26112</text:p>
              </table:table-cell>
              <table:table-cell office:value-type="float" office:value="67584">
                <text:p>6758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656">
                <text:p>66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1744">
                <text:p>31744</text:p>
              </table:table-cell>
              <table:table-cell office:value-type="float" office:value="-9216">
                <text:p>-92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7680">
                <text:p>-7680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024">
                <text:p>-102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48">
                <text:p>204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656">
                <text:p>665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9184">
                <text:p>2918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47616">
                <text:p>-47616</text:p>
              </table:table-cell>
              <table:table-cell office:value-type="float" office:value="70656">
                <text:p>706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5120">
                <text:p>-512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024">
                <text:p>-1024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584">
                <text:p>3584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968">
                <text:p>19968</text:p>
              </table:table-cell>
              <table:table-cell office:value-type="float" office:value="14336">
                <text:p>143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23040">
                <text:p>-23040</text:p>
              </table:table-cell>
              <table:table-cell office:value-type="float" office:value="-3584">
                <text:p>-35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8192">
                <text:p>-8192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4096">
                <text:p>-409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3280">
                <text:p>-33280</text:p>
              </table:table-cell>
              <table:table-cell office:value-type="float" office:value="73216">
                <text:p>732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216">
                <text:p>9216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23552">
                <text:p>-23552</text:p>
              </table:table-cell>
              <table:table-cell office:value-type="float" office:value="-16384">
                <text:p>-163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8704">
                <text:p>-870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5120">
                <text:p>-512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584">
                <text:p>-3584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12">
                <text:p>512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6896">
                <text:p>-16896</text:p>
              </table:table-cell>
              <table:table-cell office:value-type="float" office:value="-29184">
                <text:p>-291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41472">
                <text:p>-41472</text:p>
              </table:table-cell>
              <table:table-cell office:value-type="float" office:value="60928">
                <text:p>609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4608">
                <text:p>-4608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584">
                <text:p>-358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584">
                <text:p>-3584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2560">
                <text:p>-2560</text:p>
              </table:table-cell>
              <table:table-cell office:value-type="float" office:value="-36864">
                <text:p>-368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2560">
                <text:p>-2560</text:p>
              </table:table-cell>
              <table:table-cell office:value-type="float" office:value="-4608">
                <text:p>-46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2048">
                <text:p>-204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536">
                <text:p>-1536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8912">
                <text:p>-38912</text:p>
              </table:table-cell>
              <table:table-cell office:value-type="float" office:value="66048">
                <text:p>6604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824">
                <text:p>13824</text:p>
              </table:table-cell>
              <table:table-cell office:value-type="float" office:value="-35840">
                <text:p>-358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24">
                <text:p>102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560">
                <text:p>256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8160">
                <text:p>28160</text:p>
              </table:table-cell>
              <table:table-cell office:value-type="float" office:value="-26112">
                <text:p>-261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024">
                <text:p>-102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37888">
                <text:p>-37888</text:p>
              </table:table-cell>
              <table:table-cell office:value-type="float" office:value="67584">
                <text:p>675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072">
                <text:p>307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144">
                <text:p>61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816">
                <text:p>34816</text:p>
              </table:table-cell>
              <table:table-cell office:value-type="float" office:value="-11264">
                <text:p>-112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6656">
                <text:p>-6656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024">
                <text:p>-102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48">
                <text:p>204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656">
                <text:p>665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8704">
                <text:p>-8704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5360">
                <text:p>-1536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4608">
                <text:p>-4608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512">
                <text:p>-512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552">
                <text:p>23552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2528">
                <text:p>-22528</text:p>
              </table:table-cell>
              <table:table-cell office:value-type="float" office:value="-3072">
                <text:p>-30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8192">
                <text:p>-819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47616">
                <text:p>-47616</text:p>
              </table:table-cell>
              <table:table-cell office:value-type="float" office:value="71168">
                <text:p>7116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264">
                <text:p>11264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24576">
                <text:p>-24576</text:p>
              </table:table-cell>
              <table:table-cell office:value-type="float" office:value="-16384">
                <text:p>-1638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9728">
                <text:p>-9728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6144">
                <text:p>-614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3584">
                <text:p>-3584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24">
                <text:p>1024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64000">
                <text:p>-64000</text:p>
              </table:table-cell>
              <table:table-cell office:value-type="float" office:value="35840">
                <text:p>358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7168">
                <text:p>-7168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5632">
                <text:p>-563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4608">
                <text:p>-460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3584">
                <text:p>-358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4096">
                <text:p>-4096</text:p>
              </table:table-cell>
              <table:table-cell office:value-type="float" office:value="-38912">
                <text:p>-389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3072">
                <text:p>-3072</text:p>
              </table:table-cell>
              <table:table-cell office:value-type="float" office:value="-5632">
                <text:p>-56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3072">
                <text:p>-3072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51200">
                <text:p>-51200</text:p>
              </table:table-cell>
              <table:table-cell office:value-type="float" office:value="65024">
                <text:p>650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3584">
                <text:p>-358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36">
                <text:p>14336</text:p>
              </table:table-cell>
              <table:table-cell office:value-type="float" office:value="-38912">
                <text:p>-389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-3072">
                <text:p>-307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24">
                <text:p>10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0208">
                <text:p>30208</text:p>
              </table:table-cell>
              <table:table-cell office:value-type="float" office:value="-29184">
                <text:p>-291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51712">
                <text:p>-51712</text:p>
              </table:table-cell>
              <table:table-cell office:value-type="float" office:value="67584">
                <text:p>675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24">
                <text:p>102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632">
                <text:p>56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912">
                <text:p>38912</text:p>
              </table:table-cell>
              <table:table-cell office:value-type="float" office:value="-13312">
                <text:p>-133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5632">
                <text:p>-5632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512">
                <text:p>-51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560">
                <text:p>256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47104">
                <text:p>-47104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7888">
                <text:p>3788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4336">
                <text:p>-1433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4608">
                <text:p>-4608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512">
                <text:p>-512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608">
                <text:p>460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7648">
                <text:p>27648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2528">
                <text:p>-22528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65536">
                <text:p>-65536</text:p>
              </table:table-cell>
              <table:table-cell office:value-type="float" office:value="69120">
                <text:p>691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4096">
                <text:p>-409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824">
                <text:p>13824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5600">
                <text:p>-25600</text:p>
              </table:table-cell>
              <table:table-cell office:value-type="float" office:value="-16384">
                <text:p>-1638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0240">
                <text:p>-1024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6656">
                <text:p>-6656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4096">
                <text:p>-4096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57856">
                <text:p>-57856</text:p>
              </table:table-cell>
              <table:table-cell office:value-type="float" office:value="86016">
                <text:p>860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9456">
                <text:p>-19456</text:p>
              </table:table-cell>
              <table:table-cell office:value-type="float" office:value="-31232">
                <text:p>-312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8704">
                <text:p>-8704</text:p>
              </table:table-cell>
              <table:table-cell office:value-type="float" office:value="-5632">
                <text:p>-56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7168">
                <text:p>-716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5632">
                <text:p>-5632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5120">
                <text:p>-5120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4608">
                <text:p>-4608</text:p>
              </table:table-cell>
              <table:table-cell office:value-type="float" office:value="-41472">
                <text:p>-414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4096">
                <text:p>-4096</text:p>
              </table:table-cell>
              <table:table-cell office:value-type="float" office:value="-7680">
                <text:p>-768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66560">
                <text:p>-66560</text:p>
              </table:table-cell>
              <table:table-cell office:value-type="float" office:value="62464">
                <text:p>624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4096">
                <text:p>-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5120">
                <text:p>-512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848">
                <text:p>14848</text:p>
              </table:table-cell>
              <table:table-cell office:value-type="float" office:value="-43008">
                <text:p>-430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024">
                <text:p>-1024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512">
                <text:p>-512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512">
                <text:p>-51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32256">
                <text:p>-32256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48">
                <text:p>204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120">
                <text:p>5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4544">
                <text:p>44544</text:p>
              </table:table-cell>
              <table:table-cell office:value-type="float" office:value="-15872">
                <text:p>-1587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4608">
                <text:p>-460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66560">
                <text:p>-66560</text:p>
              </table:table-cell>
              <table:table-cell office:value-type="float" office:value="69632">
                <text:p>696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680">
                <text:p>768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032">
                <text:p>4403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3312">
                <text:p>-1331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4096">
                <text:p>-4096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632">
                <text:p>5632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3792">
                <text:p>33792</text:p>
              </table:table-cell>
              <table:table-cell office:value-type="float" office:value="20992">
                <text:p>209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95232">
                <text:p>-95232</text:p>
              </table:table-cell>
              <table:table-cell office:value-type="float" office:value="63488">
                <text:p>634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9216">
                <text:p>-921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4096">
                <text:p>-4096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24">
                <text:p>1024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920">
                <text:p>17920</text:p>
              </table:table-cell>
              <table:table-cell office:value-type="float" office:value="28160">
                <text:p>2816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7136">
                <text:p>-27136</text:p>
              </table:table-cell>
              <table:table-cell office:value-type="float" office:value="-16384">
                <text:p>-163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1264">
                <text:p>-1126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7680">
                <text:p>-768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80384">
                <text:p>-80384</text:p>
              </table:table-cell>
              <table:table-cell office:value-type="float" office:value="74752">
                <text:p>7475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60">
                <text:p>2560</text:p>
              </table:table-cell>
              <table:table-cell office:value-type="float" office:value="26112">
                <text:p>261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1504">
                <text:p>-21504</text:p>
              </table:table-cell>
              <table:table-cell office:value-type="float" office:value="-33280">
                <text:p>-3328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0240">
                <text:p>-10240</text:p>
              </table:table-cell>
              <table:table-cell office:value-type="float" office:value="-6144">
                <text:p>-614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8192">
                <text:p>-8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6656">
                <text:p>-665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6656">
                <text:p>-6656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5632">
                <text:p>-5632</text:p>
              </table:table-cell>
              <table:table-cell office:value-type="float" office:value="-46080">
                <text:p>-460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85504">
                <text:p>-85504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5632">
                <text:p>-5632</text:p>
              </table:table-cell>
              <table:table-cell office:value-type="float" office:value="-3584">
                <text:p>-35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5632">
                <text:p>-56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7680">
                <text:p>-768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384">
                <text:p>16384</text:p>
              </table:table-cell>
              <table:table-cell office:value-type="float" office:value="-49152">
                <text:p>-491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512">
                <text:p>-512</text:p>
              </table:table-cell>
              <table:table-cell office:value-type="float" office:value="-7168">
                <text:p>-71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048">
                <text:p>-2048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048">
                <text:p>-204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86528">
                <text:p>-86528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7888">
                <text:p>37888</text:p>
              </table:table-cell>
              <table:table-cell office:value-type="float" office:value="-39424">
                <text:p>-394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24">
                <text:p>102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24">
                <text:p>102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36">
                <text:p>153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96">
                <text:p>409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1712">
                <text:p>51712</text:p>
              </table:table-cell>
              <table:table-cell office:value-type="float" office:value="-19456">
                <text:p>-194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3072">
                <text:p>-3072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88064">
                <text:p>-88064</text:p>
              </table:table-cell>
              <table:table-cell office:value-type="float" office:value="68608">
                <text:p>686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560">
                <text:p>256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680">
                <text:p>768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2736">
                <text:p>5273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2800">
                <text:p>-1280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4096">
                <text:p>-4096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12">
                <text:p>512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656">
                <text:p>6656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51200">
                <text:p>-51200</text:p>
              </table:table-cell>
              <table:table-cell office:value-type="float" office:value="90624">
                <text:p>906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23040">
                <text:p>-2304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9728">
                <text:p>-972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4608">
                <text:p>-4608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24">
                <text:p>1024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3040">
                <text:p>23040</text:p>
              </table:table-cell>
              <table:table-cell office:value-type="float" office:value="35328">
                <text:p>353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29184">
                <text:p>-29184</text:p>
              </table:table-cell>
              <table:table-cell office:value-type="float" office:value="-16896">
                <text:p>-168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3312">
                <text:p>-1331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07008">
                <text:p>-107008</text:p>
              </table:table-cell>
              <table:table-cell office:value-type="float" office:value="71168">
                <text:p>7116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5120">
                <text:p>-5120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096">
                <text:p>4096</text:p>
              </table:table-cell>
              <table:table-cell office:value-type="float" office:value="33792">
                <text:p>337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24576">
                <text:p>-24576</text:p>
              </table:table-cell>
              <table:table-cell office:value-type="float" office:value="-36352">
                <text:p>-3635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2800">
                <text:p>-12800</text:p>
              </table:table-cell>
              <table:table-cell office:value-type="float" office:value="-6656">
                <text:p>-66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0240">
                <text:p>-1024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8704">
                <text:p>-8704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8192">
                <text:p>-8192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11104">
                <text:p>-111104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7680">
                <text:p>-7680</text:p>
              </table:table-cell>
              <table:table-cell office:value-type="float" office:value="-11264">
                <text:p>-112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7680">
                <text:p>-7680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8192">
                <text:p>-819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1264">
                <text:p>-1126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920">
                <text:p>17920</text:p>
              </table:table-cell>
              <table:table-cell office:value-type="float" office:value="-57856">
                <text:p>-578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024">
                <text:p>-1024</text:p>
              </table:table-cell>
              <table:table-cell office:value-type="float" office:value="-10752">
                <text:p>-1075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2560">
                <text:p>-2560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13152">
                <text:p>-113152</text:p>
              </table:table-cell>
              <table:table-cell office:value-type="float" office:value="62976">
                <text:p>629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6144">
                <text:p>-614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4544">
                <text:p>44544</text:p>
              </table:table-cell>
              <table:table-cell office:value-type="float" office:value="-48128">
                <text:p>-481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48">
                <text:p>2048</text:p>
              </table:table-cell>
              <table:table-cell office:value-type="float" office:value="-4608">
                <text:p>-46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24">
                <text:p>102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24">
                <text:p>10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560">
                <text:p>256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2976">
                <text:p>62976</text:p>
              </table:table-cell>
              <table:table-cell office:value-type="float" office:value="-25088">
                <text:p>-250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17248">
                <text:p>-117248</text:p>
              </table:table-cell>
              <table:table-cell office:value-type="float" office:value="68096">
                <text:p>680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24">
                <text:p>102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192">
                <text:p>819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6048">
                <text:p>6604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2288">
                <text:p>-1228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4096">
                <text:p>-409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24">
                <text:p>1024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14688">
                <text:p>-114688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4272">
                <text:p>54272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25088">
                <text:p>-25088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0240">
                <text:p>-10240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4608">
                <text:p>-4608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48">
                <text:p>2048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1744">
                <text:p>31744</text:p>
              </table:table-cell>
              <table:table-cell office:value-type="float" office:value="46080">
                <text:p>4608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33280">
                <text:p>-33280</text:p>
              </table:table-cell>
              <table:table-cell office:value-type="float" office:value="-18432">
                <text:p>-184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45920">
                <text:p>-145920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0752">
                <text:p>-10752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6144">
                <text:p>-6144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168">
                <text:p>7168</text:p>
              </table:table-cell>
              <table:table-cell office:value-type="float" office:value="45568">
                <text:p>455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9696">
                <text:p>-29696</text:p>
              </table:table-cell>
              <table:table-cell office:value-type="float" office:value="-41984">
                <text:p>-4198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5872">
                <text:p>-15872</text:p>
              </table:table-cell>
              <table:table-cell office:value-type="float" office:value="-8192">
                <text:p>-81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2800">
                <text:p>-1280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1776">
                <text:p>-11776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49504">
                <text:p>-149504</text:p>
              </table:table-cell>
              <table:table-cell office:value-type="float" office:value="99328">
                <text:p>993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0240">
                <text:p>-10240</text:p>
              </table:table-cell>
              <table:table-cell office:value-type="float" office:value="-62976">
                <text:p>-629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0240">
                <text:p>-10240</text:p>
              </table:table-cell>
              <table:table-cell office:value-type="float" office:value="-14848">
                <text:p>-148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0752">
                <text:p>-10752</text:p>
              </table:table-cell>
              <table:table-cell office:value-type="float" office:value="-5120">
                <text:p>-512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1776">
                <text:p>-1177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6896">
                <text:p>-16896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992">
                <text:p>20992</text:p>
              </table:table-cell>
              <table:table-cell office:value-type="float" office:value="-71680">
                <text:p>-7168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2560">
                <text:p>-2560</text:p>
              </table:table-cell>
              <table:table-cell office:value-type="float" office:value="-14848">
                <text:p>-1484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52576">
                <text:p>-152576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7168">
                <text:p>-7168</text:p>
              </table:table-cell>
              <table:table-cell office:value-type="float" office:value="-3072">
                <text:p>-307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1264">
                <text:p>-1126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5296">
                <text:p>55296</text:p>
              </table:table-cell>
              <table:table-cell office:value-type="float" office:value="-61440">
                <text:p>-6144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072">
                <text:p>3072</text:p>
              </table:table-cell>
              <table:table-cell office:value-type="float" office:value="-8704">
                <text:p>-87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12">
                <text:p>512</text:p>
              </table:table-cell>
              <table:table-cell office:value-type="float" office:value="-4608">
                <text:p>-46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512">
                <text:p>-512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77312">
                <text:p>-77312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36">
                <text:p>153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84">
                <text:p>358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704">
                <text:p>870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8576">
                <text:p>8857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1264">
                <text:p>-11264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3072">
                <text:p>-3072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67936">
                <text:p>-167936</text:p>
              </table:table-cell>
              <table:table-cell office:value-type="float" office:value="74752">
                <text:p>747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240">
                <text:p>10240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5264">
                <text:p>75264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28160">
                <text:p>-2816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1776">
                <text:p>-11776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5120">
                <text:p>-512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584">
                <text:p>3584</text:p>
              </table:table-cell>
              <table:table-cell office:value-type="float" office:value="20992">
                <text:p>209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6080">
                <text:p>46080</text:p>
              </table:table-cell>
              <table:table-cell office:value-type="float" office:value="64512">
                <text:p>645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223744">
                <text:p>-223744</text:p>
              </table:table-cell>
              <table:table-cell office:value-type="float" office:value="44544">
                <text:p>445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9968">
                <text:p>-199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3312">
                <text:p>-1331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7680">
                <text:p>-7680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776">
                <text:p>11776</text:p>
              </table:table-cell>
              <table:table-cell office:value-type="float" office:value="67584">
                <text:p>675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38400">
                <text:p>-38400</text:p>
              </table:table-cell>
              <table:table-cell office:value-type="float" office:value="-51712">
                <text:p>-517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22016">
                <text:p>-22016</text:p>
              </table:table-cell>
              <table:table-cell office:value-type="float" office:value="-10240">
                <text:p>-1024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7920">
                <text:p>-1792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214528">
                <text:p>-214528</text:p>
              </table:table-cell>
              <table:table-cell office:value-type="float" office:value="80384">
                <text:p>8038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5360">
                <text:p>-15360</text:p>
              </table:table-cell>
              <table:table-cell office:value-type="float" office:value="52224">
                <text:p>522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4848">
                <text:p>-14848</text:p>
              </table:table-cell>
              <table:table-cell office:value-type="float" office:value="-81920">
                <text:p>-8192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5360">
                <text:p>-15360</text:p>
              </table:table-cell>
              <table:table-cell office:value-type="float" office:value="-20480">
                <text:p>-2048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5872">
                <text:p>-15872</text:p>
              </table:table-cell>
              <table:table-cell office:value-type="float" office:value="-6656">
                <text:p>-665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8432">
                <text:p>-1843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26624">
                <text:p>-26624</text:p>
              </table:table-cell>
              <table:table-cell office:value-type="float" office:value="28672">
                <text:p>2867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6624">
                <text:p>26624</text:p>
              </table:table-cell>
              <table:table-cell office:value-type="float" office:value="-97280">
                <text:p>-9728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220160">
                <text:p>-220160</text:p>
              </table:table-cell>
              <table:table-cell office:value-type="float" office:value="42496">
                <text:p>424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8704">
                <text:p>-8704</text:p>
              </table:table-cell>
              <table:table-cell office:value-type="float" office:value="-11264">
                <text:p>-112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2288">
                <text:p>-12288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21504">
                <text:p>-21504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5776">
                <text:p>75776</text:p>
              </table:table-cell>
              <table:table-cell office:value-type="float" office:value="-87552">
                <text:p>-875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120">
                <text:p>5120</text:p>
              </table:table-cell>
              <table:table-cell office:value-type="float" office:value="-15872">
                <text:p>-1587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512">
                <text:p>-512</text:p>
              </table:table-cell>
              <table:table-cell office:value-type="float" office:value="-9216">
                <text:p>-92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560">
                <text:p>-2560</text:p>
              </table:table-cell>
              <table:table-cell office:value-type="float" office:value="-5632">
                <text:p>-56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242176">
                <text:p>-242176</text:p>
              </table:table-cell>
              <table:table-cell office:value-type="float" office:value="63488">
                <text:p>6348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6224">
                <text:p>116224</text:p>
              </table:table-cell>
              <table:table-cell office:value-type="float" office:value="-51200">
                <text:p>-512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096">
                <text:p>4096</text:p>
              </table:table-cell>
              <table:table-cell office:value-type="float" office:value="-3072">
                <text:p>-307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560">
                <text:p>256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096">
                <text:p>409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216">
                <text:p>921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3120">
                <text:p>13312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0752">
                <text:p>-10752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264192">
                <text:p>-264192</text:p>
              </table:table-cell>
              <table:table-cell office:value-type="float" office:value="73728">
                <text:p>737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072">
                <text:p>3072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3824">
                <text:p>13824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8784">
                <text:p>118784</text:p>
              </table:table-cell>
              <table:table-cell office:value-type="float" office:value="61952">
                <text:p>619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34816">
                <text:p>-3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5360">
                <text:p>-1536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6144">
                <text:p>-6144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144">
                <text:p>6144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215040">
                <text:p>-215040</text:p>
              </table:table-cell>
              <table:table-cell office:value-type="float" office:value="168448">
                <text:p>16844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55808">
                <text:p>-55808</text:p>
              </table:table-cell>
              <table:table-cell office:value-type="float" office:value="-27648">
                <text:p>-276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28672">
                <text:p>-28672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9456">
                <text:p>-19456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0752">
                <text:p>-10752</text:p>
              </table:table-cell>
              <table:table-cell office:value-type="float" office:value="35328">
                <text:p>3532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2016">
                <text:p>22016</text:p>
              </table:table-cell>
              <table:table-cell office:value-type="float" office:value="114688">
                <text:p>1146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57344">
                <text:p>-57344</text:p>
              </table:table-cell>
              <table:table-cell office:value-type="float" office:value="-74752">
                <text:p>-747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34304">
                <text:p>-34304</text:p>
              </table:table-cell>
              <table:table-cell office:value-type="float" office:value="-14848">
                <text:p>-148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358400">
                <text:p>-358400</text:p>
              </table:table-cell>
              <table:table-cell office:value-type="float" office:value="71168">
                <text:p>711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27136">
                <text:p>-27136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26112">
                <text:p>-26112</text:p>
              </table:table-cell>
              <table:table-cell office:value-type="float" office:value="96256">
                <text:p>962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26112">
                <text:p>-26112</text:p>
              </table:table-cell>
              <table:table-cell office:value-type="float" office:value="-126464">
                <text:p>-1264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27136">
                <text:p>-27136</text:p>
              </table:table-cell>
              <table:table-cell office:value-type="float" office:value="-32768">
                <text:p>-327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28672">
                <text:p>-28672</text:p>
              </table:table-cell>
              <table:table-cell office:value-type="float" office:value="-10240">
                <text:p>-1024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33280">
                <text:p>-33280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51200">
                <text:p>-51200</text:p>
              </table:table-cell>
              <table:table-cell office:value-type="float" office:value="57344">
                <text:p>573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337408">
                <text:p>-337408</text:p>
              </table:table-cell>
              <table:table-cell office:value-type="float" office:value="-95232">
                <text:p>-9523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8704">
                <text:p>-8704</text:p>
              </table:table-cell>
              <table:table-cell office:value-type="float" office:value="-41984">
                <text:p>-419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7408">
                <text:p>-17408</text:p>
              </table:table-cell>
              <table:table-cell office:value-type="float" office:value="-20480">
                <text:p>-2048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25600">
                <text:p>-25600</text:p>
              </table:table-cell>
              <table:table-cell office:value-type="float" office:value="-7168">
                <text:p>-71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47104">
                <text:p>-47104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9024">
                <text:p>129024</text:p>
              </table:table-cell>
              <table:table-cell office:value-type="float" office:value="-155136">
                <text:p>-1551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28">
                <text:p>9728</text:p>
              </table:table-cell>
              <table:table-cell office:value-type="float" office:value="-33792">
                <text:p>-337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2560">
                <text:p>-2560</text:p>
              </table:table-cell>
              <table:table-cell office:value-type="float" office:value="-19968">
                <text:p>-1996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451584">
                <text:p>-451584</text:p>
              </table:table-cell>
              <table:table-cell office:value-type="float" office:value="53248">
                <text:p>532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20992">
                <text:p>-20992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4528">
                <text:p>214528</text:p>
              </table:table-cell>
              <table:table-cell office:value-type="float" office:value="-98816">
                <text:p>-988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800">
                <text:p>12800</text:p>
              </table:table-cell>
              <table:table-cell office:value-type="float" office:value="-12288">
                <text:p>-122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144">
                <text:p>6144</text:p>
              </table:table-cell>
              <table:table-cell office:value-type="float" office:value="-6144">
                <text:p>-61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632">
                <text:p>5632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728">
                <text:p>972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66752">
                <text:p>26675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541184">
                <text:p>-541184</text:p>
              </table:table-cell>
              <table:table-cell office:value-type="float" office:value="73728">
                <text:p>737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024">
                <text:p>-1024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168">
                <text:p>7168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6112">
                <text:p>26112</text:p>
              </table:table-cell>
              <table:table-cell office:value-type="float" office:value="29184">
                <text:p>291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60608">
                <text:p>260608</text:p>
              </table:table-cell>
              <table:table-cell office:value-type="float" office:value="130560">
                <text:p>13056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58880">
                <text:p>-5888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26624">
                <text:p>-26624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0240">
                <text:p>-10240</text:p>
              </table:table-cell>
              <table:table-cell office:value-type="float" office:value="37376">
                <text:p>373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650752">
                <text:p>-650752</text:p>
              </table:table-cell>
              <table:table-cell office:value-type="float" office:value="131072">
                <text:p>1310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89440">
                <text:p>189440</text:p>
              </table:table-cell>
              <table:table-cell office:value-type="float" office:value="244736">
                <text:p>2447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14688">
                <text:p>-114688</text:p>
              </table:table-cell>
              <table:table-cell office:value-type="float" office:value="8335360">
                <text:p>833536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61952">
                <text:p>-61952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43520">
                <text:p>-43520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24064">
                <text:p>-24064</text:p>
              </table:table-cell>
              <table:table-cell office:value-type="float" office:value="88064">
                <text:p>8806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6560">
                <text:p>66560</text:p>
              </table:table-cell>
              <table:table-cell office:value-type="float" office:value="312320">
                <text:p>31232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39776">
                <text:p>-139776</text:p>
              </table:table-cell>
              <table:table-cell office:value-type="float" office:value="-174592">
                <text:p>-17459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977920">
                <text:p>-977920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78848">
                <text:p>-78848</text:p>
              </table:table-cell>
              <table:table-cell office:value-type="float" office:value="18944">
                <text:p>1894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76288">
                <text:p>-76288</text:p>
              </table:table-cell>
              <table:table-cell office:value-type="float" office:value="81920">
                <text:p>8192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76800">
                <text:p>-76800</text:p>
              </table:table-cell>
              <table:table-cell office:value-type="float" office:value="310272">
                <text:p>31027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80384">
                <text:p>-80384</text:p>
              </table:table-cell>
              <table:table-cell office:value-type="float" office:value="-355840">
                <text:p>-35584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87040">
                <text:p>-87040</text:p>
              </table:table-cell>
              <table:table-cell office:value-type="float" office:value="-99840">
                <text:p>-9984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97792">
                <text:p>-97792</text:p>
              </table:table-cell>
              <table:table-cell office:value-type="float" office:value="-29184">
                <text:p>-2918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590976">
                <text:p>659097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534464">
                <text:p>-1534464</text:p>
              </table:table-cell>
              <table:table-cell office:value-type="float" office:value="303104">
                <text:p>3031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32096">
                <text:p>132096</text:p>
              </table:table-cell>
              <table:table-cell office:value-type="float" office:value="-570368">
                <text:p>-57036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39936">
                <text:p>-39936</text:p>
              </table:table-cell>
              <table:table-cell office:value-type="float" office:value="-167936">
                <text:p>-16793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83968">
                <text:p>-83968</text:p>
              </table:table-cell>
              <table:table-cell office:value-type="float" office:value="-88064">
                <text:p>-8806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32608">
                <text:p>-132608</text:p>
              </table:table-cell>
              <table:table-cell office:value-type="float" office:value="-26624">
                <text:p>-266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267776">
                <text:p>-267776</text:p>
              </table:table-cell>
              <table:table-cell office:value-type="float" office:value="113664">
                <text:p>1136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22592">
                <text:p>622592</text:p>
              </table:table-cell>
              <table:table-cell office:value-type="float" office:value="-776192">
                <text:p>-7761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3760">
                <text:p>53760</text:p>
              </table:table-cell>
              <table:table-cell office:value-type="float" office:value="-211968">
                <text:p>-21196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2698752">
                <text:p>-2698752</text:p>
              </table:table-cell>
              <table:table-cell office:value-type="float" office:value="-74240">
                <text:p>-7424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97792">
                <text:p>-97792</text:p>
              </table:table-cell>
              <table:table-cell office:value-type="float" office:value="-96256">
                <text:p>-9625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252416">
                <text:p>-252416</text:p>
              </table:table-cell>
              <table:table-cell office:value-type="float" office:value="-25088">
                <text:p>-2508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926656">
                <text:p>1926656</text:p>
              </table:table-cell>
              <table:table-cell office:value-type="float" office:value="-923648">
                <text:p>-92364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97632">
                <text:p>197632</text:p>
              </table:table-cell>
              <table:table-cell office:value-type="float" office:value="-206336">
                <text:p>-20633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2160">
                <text:p>92160</text:p>
              </table:table-cell>
              <table:table-cell office:value-type="float" office:value="-163328">
                <text:p>-16332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9152">
                <text:p>49152</text:p>
              </table:table-cell>
              <table:table-cell office:value-type="float" office:value="-147968">
                <text:p>-14796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528">
                <text:p>22528</text:p>
              </table:table-cell>
              <table:table-cell office:value-type="float" office:value="-141824">
                <text:p>-1418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